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DejaVu Sans" style:font-name-complex="Lohit Hindi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 office:value-type="string">
            <text:p>Interest Rate</text:p>
          </table:table-cell>
          <table:table-cell office:value-type="string">
            <text:p>Loan Amount</text:p>
          </table:table-cell>
          <table:table-cell table:style-name="Default" office:value-type="float" office:value="0">
            <text:p>0</text:p>
          </table:table-cell>
          <table:table-cell office:value-type="float" office:value="0.045">
            <text:p>0.045</text:p>
          </table:table-cell>
          <table:table-cell table:formula="of:=POWER((1+[.A2]/100);[.C2])" office:value-type="float" office:value="7618413.85161042">
            <text:p>7618413.85161042</text:p>
          </table:table-cell>
          <table:table-cell table:formula="of:=POWER(1.045;360)" office:value-type="float" office:value="7618413.85161042">
            <text:p>7618413.85161042</text:p>
          </table:table-cell>
          <table:table-cell/>
          <table:table-cell office:value-type="float" office:value="506.69">
            <text:p>506.69</text:p>
          </table:table-cell>
          <table:table-cell table:formula="of:=ROUND([.H1]/2;2)" office:value-type="float" office:value="253.35">
            <text:p>253.35</text:p>
          </table:table-cell>
          <table:table-cell table:formula="of:=ROUND([.I1]/2;2)" office:value-type="float" office:value="126.68">
            <text:p>126.68</text:p>
          </table:table-cell>
          <table:table-cell/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100000">
            <text:p>100000</text:p>
          </table:table-cell>
          <table:table-cell table:style-name="Default" office:value-type="float" office:value="360">
            <text:p>360</text:p>
          </table:table-cell>
          <table:table-cell table:formula="of:=PMT([.A2]/100;[.C2];[.B2];[.C1])" office:value-type="currency" office:currency="USD" office:value="-4500.00059067421">
            <text:p>-$4,500.00</text:p>
          </table:table-cell>
          <table:table-cell table:formula="of:=([.A2]/100+(([.A2]/100)/([.E1]-1)))*[.B2]" office:value-type="float" office:value="4500.00059067421">
            <text:p>4500.000590674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float" office:value="12">
            <text:p>12</text:p>
          </table:table-cell>
          <table:table-cell/>
          <table:table-cell office:value-type="string">
            <text:p>not sure why the payment function is off</text:p>
          </table:table-cell>
          <table:table-cell table:number-columns-repeated="3"/>
          <table:table-cell office:value-type="string">
            <text:p>additional payment to principal per period:</text:p>
          </table:table-cell>
          <table:table-cell/>
          <table:table-cell office:value-type="float" office:value="20">
            <text:p>2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formula="of:=PMT(0.0045;360;100000;0)" office:value-type="currency" office:currency="USD" office:value="-561.530791869617">
            <text:p>-$561.5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string">
            <text:p>months</text:p>
          </table:table-cell>
          <table:table-cell office:value-type="string">
            <text:p>twice a month</text:p>
          </table:table-cell>
          <table:table-cell table:style-name="Default" office:value-type="string">
            <text:p>four times a month</text:p>
          </table:table-cell>
          <table:table-cell office:value-type="string">
            <text:p>Payment #</text:p>
          </table:table-cell>
          <table:table-cell/>
          <table:table-cell office:value-type="string">
            <text:p>portion towards is halved and quartered for the 2x and 4x payments</text:p>
          </table:table-cell>
          <table:table-cell table:number-columns-repeated="5"/>
        </table:table-row>
        <table:table-row table:style-name="ro1">
          <table:table-cell table:formula="of:=[.B2]" office:value-type="float" office:value="100000">
            <text:p>100000</text:p>
          </table:table-cell>
          <table:table-cell table:formula="of:=[.B2]" office:value-type="float" office:value="100000">
            <text:p>100000</text:p>
          </table:table-cell>
          <table:table-cell table:style-name="Default" table:formula="of:=[.B2]" office:value-type="float" office:value="100000">
            <text:p>100000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OUND([.A7]-([.$H$1]-[.A7]*([.$A$2]/100)/[.$C$3])-[.K3];2)" office:value-type="float" office:value="99848.31">
            <text:p>99848.31</text:p>
          </table:table-cell>
          <table:table-cell table:formula="of:=ROUND([.B7]-([.$I$1]-[.B7]*([.$A$2]/(2*100))/[.$C$3])-[.K3]/2;2)" office:value-type="float" office:value="99924.15">
            <text:p>99924.15</text:p>
          </table:table-cell>
          <table:table-cell table:formula="of:=ROUND([.C7]-([.$J$1]-[.C7]*([.$A$2]/(4*100))/[.$C$3])-[.K3]/4;2)" office:value-type="float" office:value="99962.07">
            <text:p>99962.07</text:p>
          </table:table-cell>
          <table:table-cell table:formula="of:=[.D7]+1" office:value-type="float" office:value="1">
            <text:p>1</text:p>
          </table:table-cell>
          <table:table-cell table:formula="of:=[.A7]*[.A2]/[.C3]/100" office:value-type="float" office:value="375">
            <text:p>375</text:p>
          </table:table-cell>
          <table:table-cell table:number-columns-repeated="6"/>
        </table:table-row>
        <table:table-row table:style-name="ro1">
          <table:table-cell table:formula="of:=ROUND([.A8]-([.$H$1]-[.A8]*([.$A$2]/100)/[.$C$3]);2)" office:value-type="float" office:value="99716.05">
            <text:p>99716.05</text:p>
          </table:table-cell>
          <table:table-cell table:formula="of:=ROUND([.B8]-([.$I$1]-[.B8]*([.$A$2]/(2*100))/[.$C$3]);2)" office:value-type="float" office:value="99858.16">
            <text:p>99858.16</text:p>
          </table:table-cell>
          <table:table-cell table:formula="of:=ROUND([.C8]-([.$J$1]-[.C8]*([.$A$2]/(4*100))/[.$C$3]);2)" office:value-type="float" office:value="99929.1">
            <text:p>99929.1</text:p>
          </table:table-cell>
          <table:table-cell table:formula="of:=[.D8]+1" office:value-type="float" office:value="2">
            <text:p>2</text:p>
          </table:table-cell>
          <table:table-cell table:number-columns-repeated="7"/>
        </table:table-row>
        <table:table-row table:style-name="ro1">
          <table:table-cell table:formula="of:=ROUND([.A9]-([.$H$1]-[.A9]*([.$A$2]/100)/[.$C$3]);2)" office:value-type="float" office:value="99583.3">
            <text:p>99583.3</text:p>
          </table:table-cell>
          <table:table-cell table:formula="of:=ROUND([.B9]-([.$I$1]-[.B9]*([.$A$2]/(2*100))/[.$C$3]);2)" office:value-type="float" office:value="99792.04">
            <text:p>99792.04</text:p>
          </table:table-cell>
          <table:table-cell table:formula="of:=ROUND([.C9]-([.$J$1]-[.C9]*([.$A$2]/(4*100))/[.$C$3]);2)" office:value-type="float" office:value="99896.1">
            <text:p>99896.1</text:p>
          </table:table-cell>
          <table:table-cell table:formula="of:=[.D9]+1" office:value-type="float" office:value="3">
            <text:p>3</text:p>
          </table:table-cell>
          <table:table-cell/>
          <table:table-cell office:value-type="string">
            <text:p>for payment ~358 the following amounts are what is owed on the monthly, 2x, 4x payments</text:p>
          </table:table-cell>
          <table:table-cell table:number-columns-repeated="5"/>
        </table:table-row>
        <table:table-row table:style-name="ro1">
          <table:table-cell table:formula="of:=ROUND([.A10]-([.$H$1]-[.A10]*([.$A$2]/100)/[.$C$3]);2)" office:value-type="float" office:value="99450.05">
            <text:p>99450.05</text:p>
          </table:table-cell>
          <table:table-cell table:formula="of:=ROUND([.B10]-([.$I$1]-[.B10]*([.$A$2]/(2*100))/[.$C$3]);2)" office:value-type="float" office:value="99725.8">
            <text:p>99725.8</text:p>
          </table:table-cell>
          <table:table-cell table:formula="of:=ROUND([.C10]-([.$J$1]-[.C10]*([.$A$2]/(4*100))/[.$C$3]);2)" office:value-type="float" office:value="99863.07">
            <text:p>99863.07</text:p>
          </table:table-cell>
          <table:table-cell table:formula="of:=[.D10]+1" office:value-type="float" office:value="4">
            <text:p>4</text:p>
          </table:table-cell>
          <table:table-cell/>
          <table:table-cell office:value-type="float" office:value="1003.91">
            <text:p>1003.91</text:p>
          </table:table-cell>
          <table:table-cell office:value-type="float" office:value="828.02">
            <text:p>828.02</text:p>
          </table:table-cell>
          <table:table-cell office:value-type="float" office:value="728.94">
            <text:p>728.94</text:p>
          </table:table-cell>
          <table:table-cell table:number-columns-repeated="3"/>
        </table:table-row>
        <table:table-row table:style-name="ro1">
          <table:table-cell table:formula="of:=ROUND([.A11]-([.$H$1]-[.A11]*([.$A$2]/100)/[.$C$3]);2)" office:value-type="float" office:value="99316.3">
            <text:p>99316.3</text:p>
          </table:table-cell>
          <table:table-cell table:formula="of:=ROUND([.B11]-([.$I$1]-[.B11]*([.$A$2]/(2*100))/[.$C$3]);2)" office:value-type="float" office:value="99659.44">
            <text:p>99659.44</text:p>
          </table:table-cell>
          <table:table-cell table:formula="of:=ROUND([.C11]-([.$J$1]-[.C11]*([.$A$2]/(4*100))/[.$C$3]);2)" office:value-type="float" office:value="99830.01">
            <text:p>99830.01</text:p>
          </table:table-cell>
          <table:table-cell table:formula="of:=[.D11]+1" office:value-type="float" office:value="5">
            <text:p>5</text:p>
          </table:table-cell>
          <table:table-cell table:number-columns-repeated="2"/>
          <table:table-cell table:formula="of:=[.F11]-[.G11]" office:value-type="float" office:value="175.89">
            <text:p>175.89</text:p>
          </table:table-cell>
          <table:table-cell table:formula="of:=[.F11]-[.H11]" office:value-type="float" office:value="274.97">
            <text:p>274.97</text:p>
          </table:table-cell>
          <table:table-cell office:value-type="string">
            <text:p>&lt;--difference</text:p>
          </table:table-cell>
          <table:table-cell table:number-columns-repeated="2"/>
        </table:table-row>
        <table:table-row table:style-name="ro1">
          <table:table-cell table:formula="of:=ROUND([.A12]-([.$H$1]-[.A12]*([.$A$2]/100)/[.$C$3]);2)" office:value-type="float" office:value="99182.05">
            <text:p>99182.05</text:p>
          </table:table-cell>
          <table:table-cell table:formula="of:=ROUND([.B12]-([.$I$1]-[.B12]*([.$A$2]/(2*100))/[.$C$3]);2)" office:value-type="float" office:value="99592.95">
            <text:p>99592.95</text:p>
          </table:table-cell>
          <table:table-cell table:formula="of:=ROUND([.C12]-([.$J$1]-[.C12]*([.$A$2]/(4*100))/[.$C$3]);2)" office:value-type="float" office:value="99796.92">
            <text:p>99796.92</text:p>
          </table:table-cell>
          <table:table-cell table:formula="of:=[.D12]+1" office:value-type="float" office:value="6">
            <text:p>6</text:p>
          </table:table-cell>
          <table:table-cell table:number-columns-repeated="7"/>
        </table:table-row>
        <table:table-row table:style-name="ro1">
          <table:table-cell table:formula="of:=ROUND([.A13]-([.$H$1]-[.A13]*([.$A$2]/100)/[.$C$3]);2)" office:value-type="float" office:value="99047.29">
            <text:p>99047.29</text:p>
          </table:table-cell>
          <table:table-cell table:formula="of:=ROUND([.B13]-([.$I$1]-[.B13]*([.$A$2]/(2*100))/[.$C$3]);2)" office:value-type="float" office:value="99526.34">
            <text:p>99526.34</text:p>
          </table:table-cell>
          <table:table-cell table:formula="of:=ROUND([.C13]-([.$J$1]-[.C13]*([.$A$2]/(4*100))/[.$C$3]);2)" office:value-type="float" office:value="99763.8">
            <text:p>99763.8</text:p>
          </table:table-cell>
          <table:table-cell table:formula="of:=[.D13]+1" office:value-type="float" office:value="7">
            <text:p>7</text:p>
          </table:table-cell>
          <table:table-cell table:number-columns-repeated="7"/>
        </table:table-row>
        <table:table-row table:style-name="ro1">
          <table:table-cell table:formula="of:=ROUND([.A14]-([.$H$1]-[.A14]*([.$A$2]/100)/[.$C$3]);2)" office:value-type="float" office:value="98912.03">
            <text:p>98912.03</text:p>
          </table:table-cell>
          <table:table-cell table:formula="of:=ROUND([.B14]-([.$I$1]-[.B14]*([.$A$2]/(2*100))/[.$C$3]);2)" office:value-type="float" office:value="99459.6">
            <text:p>99459.6</text:p>
          </table:table-cell>
          <table:table-cell table:formula="of:=ROUND([.C14]-([.$J$1]-[.C14]*([.$A$2]/(4*100))/[.$C$3]);2)" office:value-type="float" office:value="99730.65">
            <text:p>99730.65</text:p>
          </table:table-cell>
          <table:table-cell table:formula="of:=[.D14]+1" office:value-type="float" office:value="8">
            <text:p>8</text:p>
          </table:table-cell>
          <table:table-cell table:number-columns-repeated="7"/>
        </table:table-row>
        <table:table-row table:style-name="ro1">
          <table:table-cell table:formula="of:=ROUND([.A15]-([.$H$1]-[.A15]*([.$A$2]/100)/[.$C$3]);2)" office:value-type="float" office:value="98776.26">
            <text:p>98776.26</text:p>
          </table:table-cell>
          <table:table-cell table:formula="of:=ROUND([.B15]-([.$I$1]-[.B15]*([.$A$2]/(2*100))/[.$C$3]);2)" office:value-type="float" office:value="99392.74">
            <text:p>99392.74</text:p>
          </table:table-cell>
          <table:table-cell table:formula="of:=ROUND([.C15]-([.$J$1]-[.C15]*([.$A$2]/(4*100))/[.$C$3]);2)" office:value-type="float" office:value="99697.47">
            <text:p>99697.47</text:p>
          </table:table-cell>
          <table:table-cell table:formula="of:=[.D15]+1" office:value-type="float" office:value="9">
            <text:p>9</text:p>
          </table:table-cell>
          <table:table-cell table:number-columns-repeated="7"/>
        </table:table-row>
        <table:table-row table:style-name="ro1">
          <table:table-cell table:formula="of:=ROUND([.A16]-([.$H$1]-[.A16]*([.$A$2]/100)/[.$C$3]);2)" office:value-type="float" office:value="98639.98">
            <text:p>98639.98</text:p>
          </table:table-cell>
          <table:table-cell table:formula="of:=ROUND([.B16]-([.$I$1]-[.B16]*([.$A$2]/(2*100))/[.$C$3]);2)" office:value-type="float" office:value="99325.75">
            <text:p>99325.75</text:p>
          </table:table-cell>
          <table:table-cell table:formula="of:=ROUND([.C16]-([.$J$1]-[.C16]*([.$A$2]/(4*100))/[.$C$3]);2)" office:value-type="float" office:value="99664.26">
            <text:p>99664.26</text:p>
          </table:table-cell>
          <table:table-cell table:formula="of:=[.D16]+1" office:value-type="float" office:value="10">
            <text:p>10</text:p>
          </table:table-cell>
          <table:table-cell table:number-columns-repeated="7"/>
        </table:table-row>
        <table:table-row table:style-name="ro1">
          <table:table-cell table:formula="of:=ROUND([.A17]-([.$H$1]-[.A17]*([.$A$2]/100)/[.$C$3]);2)" office:value-type="float" office:value="98503.19">
            <text:p>98503.19</text:p>
          </table:table-cell>
          <table:table-cell table:formula="of:=ROUND([.B17]-([.$I$1]-[.B17]*([.$A$2]/(2*100))/[.$C$3]);2)" office:value-type="float" office:value="99258.64">
            <text:p>99258.64</text:p>
          </table:table-cell>
          <table:table-cell table:formula="of:=ROUND([.C17]-([.$J$1]-[.C17]*([.$A$2]/(4*100))/[.$C$3]);2)" office:value-type="float" office:value="99631.02">
            <text:p>99631.02</text:p>
          </table:table-cell>
          <table:table-cell table:formula="of:=[.D17]+1" office:value-type="float" office:value="11">
            <text:p>11</text:p>
          </table:table-cell>
          <table:table-cell table:number-columns-repeated="7"/>
        </table:table-row>
        <table:table-row table:style-name="ro1">
          <table:table-cell table:formula="of:=ROUND([.A18]-([.$H$1]-[.A18]*([.$A$2]/100)/[.$C$3]);2)" office:value-type="float" office:value="98365.89">
            <text:p>98365.89</text:p>
          </table:table-cell>
          <table:table-cell table:formula="of:=ROUND([.B18]-([.$I$1]-[.B18]*([.$A$2]/(2*100))/[.$C$3]);2)" office:value-type="float" office:value="99191.4">
            <text:p>99191.4</text:p>
          </table:table-cell>
          <table:table-cell table:formula="of:=ROUND([.C18]-([.$J$1]-[.C18]*([.$A$2]/(4*100))/[.$C$3]);2)" office:value-type="float" office:value="99597.74">
            <text:p>99597.74</text:p>
          </table:table-cell>
          <table:table-cell table:formula="of:=[.D18]+1" office:value-type="float" office:value="12">
            <text:p>12</text:p>
          </table:table-cell>
          <table:table-cell table:number-columns-repeated="7"/>
        </table:table-row>
        <table:table-row table:style-name="ro1">
          <table:table-cell table:formula="of:=ROUND([.A19]-([.$H$1]-[.A19]*([.$A$2]/100)/[.$C$3]);2)" office:value-type="float" office:value="98228.07">
            <text:p>98228.07</text:p>
          </table:table-cell>
          <table:table-cell table:formula="of:=ROUND([.B19]-([.$I$1]-[.B19]*([.$A$2]/(2*100))/[.$C$3]);2)" office:value-type="float" office:value="99124.03">
            <text:p>99124.03</text:p>
          </table:table-cell>
          <table:table-cell table:formula="of:=ROUND([.C19]-([.$J$1]-[.C19]*([.$A$2]/(4*100))/[.$C$3]);2)" office:value-type="float" office:value="99564.43">
            <text:p>99564.43</text:p>
          </table:table-cell>
          <table:table-cell table:formula="of:=[.D19]+1" office:value-type="float" office:value="13">
            <text:p>13</text:p>
          </table:table-cell>
          <table:table-cell table:number-columns-repeated="7"/>
        </table:table-row>
        <table:table-row table:style-name="ro1">
          <table:table-cell table:formula="of:=ROUND([.A20]-([.$H$1]-[.A20]*([.$A$2]/100)/[.$C$3]);2)" office:value-type="float" office:value="98089.74">
            <text:p>98089.74</text:p>
          </table:table-cell>
          <table:table-cell table:formula="of:=ROUND([.B20]-([.$I$1]-[.B20]*([.$A$2]/(2*100))/[.$C$3]);2)" office:value-type="float" office:value="99056.54">
            <text:p>99056.54</text:p>
          </table:table-cell>
          <table:table-cell table:formula="of:=ROUND([.C20]-([.$J$1]-[.C20]*([.$A$2]/(4*100))/[.$C$3]);2)" office:value-type="float" office:value="99531.09">
            <text:p>99531.09</text:p>
          </table:table-cell>
          <table:table-cell table:formula="of:=[.D20]+1" office:value-type="float" office:value="14">
            <text:p>14</text:p>
          </table:table-cell>
          <table:table-cell table:number-columns-repeated="7"/>
        </table:table-row>
        <table:table-row table:style-name="ro1">
          <table:table-cell table:formula="of:=ROUND([.A21]-([.$H$1]-[.A21]*([.$A$2]/100)/[.$C$3]);2)" office:value-type="float" office:value="97950.89">
            <text:p>97950.89</text:p>
          </table:table-cell>
          <table:table-cell table:formula="of:=ROUND([.B21]-([.$I$1]-[.B21]*([.$A$2]/(2*100))/[.$C$3]);2)" office:value-type="float" office:value="98988.92">
            <text:p>98988.92</text:p>
          </table:table-cell>
          <table:table-cell table:formula="of:=ROUND([.C21]-([.$J$1]-[.C21]*([.$A$2]/(4*100))/[.$C$3]);2)" office:value-type="float" office:value="99497.72">
            <text:p>99497.72</text:p>
          </table:table-cell>
          <table:table-cell table:formula="of:=[.D21]+1" office:value-type="float" office:value="15">
            <text:p>15</text:p>
          </table:table-cell>
          <table:table-cell table:number-columns-repeated="7"/>
        </table:table-row>
        <table:table-row table:style-name="ro1">
          <table:table-cell table:formula="of:=ROUND([.A22]-([.$H$1]-[.A22]*([.$A$2]/100)/[.$C$3]);2)" office:value-type="float" office:value="97811.52">
            <text:p>97811.52</text:p>
          </table:table-cell>
          <table:table-cell table:formula="of:=ROUND([.B22]-([.$I$1]-[.B22]*([.$A$2]/(2*100))/[.$C$3]);2)" office:value-type="float" office:value="98921.17">
            <text:p>98921.17</text:p>
          </table:table-cell>
          <table:table-cell table:formula="of:=ROUND([.C22]-([.$J$1]-[.C22]*([.$A$2]/(4*100))/[.$C$3]);2)" office:value-type="float" office:value="99464.32">
            <text:p>99464.32</text:p>
          </table:table-cell>
          <table:table-cell table:formula="of:=[.D22]+1" office:value-type="float" office:value="16">
            <text:p>16</text:p>
          </table:table-cell>
          <table:table-cell table:number-columns-repeated="7"/>
        </table:table-row>
        <table:table-row table:style-name="ro1">
          <table:table-cell table:formula="of:=ROUND([.A23]-([.$H$1]-[.A23]*([.$A$2]/100)/[.$C$3]);2)" office:value-type="float" office:value="97671.62">
            <text:p>97671.62</text:p>
          </table:table-cell>
          <table:table-cell table:formula="of:=ROUND([.B23]-([.$I$1]-[.B23]*([.$A$2]/(2*100))/[.$C$3]);2)" office:value-type="float" office:value="98853.3">
            <text:p>98853.3</text:p>
          </table:table-cell>
          <table:table-cell table:formula="of:=ROUND([.C23]-([.$J$1]-[.C23]*([.$A$2]/(4*100))/[.$C$3]);2)" office:value-type="float" office:value="99430.89">
            <text:p>99430.89</text:p>
          </table:table-cell>
          <table:table-cell table:formula="of:=[.D23]+1" office:value-type="float" office:value="17">
            <text:p>17</text:p>
          </table:table-cell>
          <table:table-cell table:number-columns-repeated="7"/>
        </table:table-row>
        <table:table-row table:style-name="ro1">
          <table:table-cell table:formula="of:=ROUND([.A24]-([.$H$1]-[.A24]*([.$A$2]/100)/[.$C$3]);2)" office:value-type="float" office:value="97531.2">
            <text:p>97531.2</text:p>
          </table:table-cell>
          <table:table-cell table:formula="of:=ROUND([.B24]-([.$I$1]-[.B24]*([.$A$2]/(2*100))/[.$C$3]);2)" office:value-type="float" office:value="98785.3">
            <text:p>98785.3</text:p>
          </table:table-cell>
          <table:table-cell table:formula="of:=ROUND([.C24]-([.$J$1]-[.C24]*([.$A$2]/(4*100))/[.$C$3]);2)" office:value-type="float" office:value="99397.43">
            <text:p>99397.43</text:p>
          </table:table-cell>
          <table:table-cell table:formula="of:=[.D24]+1" office:value-type="float" office:value="18">
            <text:p>18</text:p>
          </table:table-cell>
          <table:table-cell table:number-columns-repeated="7"/>
        </table:table-row>
        <table:table-row table:style-name="ro1">
          <table:table-cell table:formula="of:=ROUND([.A25]-([.$H$1]-[.A25]*([.$A$2]/100)/[.$C$3]);2)" office:value-type="float" office:value="97390.25">
            <text:p>97390.25</text:p>
          </table:table-cell>
          <table:table-cell table:formula="of:=ROUND([.B25]-([.$I$1]-[.B25]*([.$A$2]/(2*100))/[.$C$3]);2)" office:value-type="float" office:value="98717.17">
            <text:p>98717.17</text:p>
          </table:table-cell>
          <table:table-cell table:formula="of:=ROUND([.C25]-([.$J$1]-[.C25]*([.$A$2]/(4*100))/[.$C$3]);2)" office:value-type="float" office:value="99363.94">
            <text:p>99363.94</text:p>
          </table:table-cell>
          <table:table-cell table:formula="of:=[.D25]+1" office:value-type="float" office:value="19">
            <text:p>19</text:p>
          </table:table-cell>
          <table:table-cell table:number-columns-repeated="7"/>
        </table:table-row>
        <table:table-row table:style-name="ro1">
          <table:table-cell table:formula="of:=ROUND([.A26]-([.$H$1]-[.A26]*([.$A$2]/100)/[.$C$3]);2)" office:value-type="float" office:value="97248.77">
            <text:p>97248.77</text:p>
          </table:table-cell>
          <table:table-cell table:formula="of:=ROUND([.B26]-([.$I$1]-[.B26]*([.$A$2]/(2*100))/[.$C$3]);2)" office:value-type="float" office:value="98648.91">
            <text:p>98648.91</text:p>
          </table:table-cell>
          <table:table-cell table:formula="of:=ROUND([.C26]-([.$J$1]-[.C26]*([.$A$2]/(4*100))/[.$C$3]);2)" office:value-type="float" office:value="99330.41">
            <text:p>99330.41</text:p>
          </table:table-cell>
          <table:table-cell table:formula="of:=[.D26]+1" office:value-type="float" office:value="20">
            <text:p>20</text:p>
          </table:table-cell>
          <table:table-cell table:number-columns-repeated="7"/>
        </table:table-row>
        <table:table-row table:style-name="ro1">
          <table:table-cell table:formula="of:=ROUND([.A27]-([.$H$1]-[.A27]*([.$A$2]/100)/[.$C$3]);2)" office:value-type="float" office:value="97106.76">
            <text:p>97106.76</text:p>
          </table:table-cell>
          <table:table-cell table:formula="of:=ROUND([.B27]-([.$I$1]-[.B27]*([.$A$2]/(2*100))/[.$C$3]);2)" office:value-type="float" office:value="98580.53">
            <text:p>98580.53</text:p>
          </table:table-cell>
          <table:table-cell table:formula="of:=ROUND([.C27]-([.$J$1]-[.C27]*([.$A$2]/(4*100))/[.$C$3]);2)" office:value-type="float" office:value="99296.85">
            <text:p>99296.85</text:p>
          </table:table-cell>
          <table:table-cell table:formula="of:=[.D27]+1" office:value-type="float" office:value="21">
            <text:p>21</text:p>
          </table:table-cell>
          <table:table-cell table:number-columns-repeated="7"/>
        </table:table-row>
        <table:table-row table:style-name="ro1">
          <table:table-cell table:formula="of:=ROUND([.A28]-([.$H$1]-[.A28]*([.$A$2]/100)/[.$C$3]);2)" office:value-type="float" office:value="96964.22">
            <text:p>96964.22</text:p>
          </table:table-cell>
          <table:table-cell table:formula="of:=ROUND([.B28]-([.$I$1]-[.B28]*([.$A$2]/(2*100))/[.$C$3]);2)" office:value-type="float" office:value="98512.02">
            <text:p>98512.02</text:p>
          </table:table-cell>
          <table:table-cell table:formula="of:=ROUND([.C28]-([.$J$1]-[.C28]*([.$A$2]/(4*100))/[.$C$3]);2)" office:value-type="float" office:value="99263.26">
            <text:p>99263.26</text:p>
          </table:table-cell>
          <table:table-cell table:formula="of:=[.D28]+1" office:value-type="float" office:value="22">
            <text:p>22</text:p>
          </table:table-cell>
          <table:table-cell table:number-columns-repeated="7"/>
        </table:table-row>
        <table:table-row table:style-name="ro1">
          <table:table-cell table:formula="of:=ROUND([.A29]-([.$H$1]-[.A29]*([.$A$2]/100)/[.$C$3]);2)" office:value-type="float" office:value="96821.15">
            <text:p>96821.15</text:p>
          </table:table-cell>
          <table:table-cell table:formula="of:=ROUND([.B29]-([.$I$1]-[.B29]*([.$A$2]/(2*100))/[.$C$3]);2)" office:value-type="float" office:value="98443.38">
            <text:p>98443.38</text:p>
          </table:table-cell>
          <table:table-cell table:formula="of:=ROUND([.C29]-([.$J$1]-[.C29]*([.$A$2]/(4*100))/[.$C$3]);2)" office:value-type="float" office:value="99229.64">
            <text:p>99229.64</text:p>
          </table:table-cell>
          <table:table-cell table:formula="of:=[.D29]+1" office:value-type="float" office:value="23">
            <text:p>23</text:p>
          </table:table-cell>
          <table:table-cell table:number-columns-repeated="7"/>
        </table:table-row>
        <table:table-row table:style-name="ro1">
          <table:table-cell table:formula="of:=ROUND([.A30]-([.$H$1]-[.A30]*([.$A$2]/100)/[.$C$3]);2)" office:value-type="float" office:value="96677.54">
            <text:p>96677.54</text:p>
          </table:table-cell>
          <table:table-cell table:formula="of:=ROUND([.B30]-([.$I$1]-[.B30]*([.$A$2]/(2*100))/[.$C$3]);2)" office:value-type="float" office:value="98374.61">
            <text:p>98374.61</text:p>
          </table:table-cell>
          <table:table-cell table:formula="of:=ROUND([.C30]-([.$J$1]-[.C30]*([.$A$2]/(4*100))/[.$C$3]);2)" office:value-type="float" office:value="99195.99">
            <text:p>99195.99</text:p>
          </table:table-cell>
          <table:table-cell table:formula="of:=[.D30]+1" office:value-type="float" office:value="24">
            <text:p>24</text:p>
          </table:table-cell>
          <table:table-cell table:number-columns-repeated="7"/>
        </table:table-row>
        <table:table-row table:style-name="ro1">
          <table:table-cell table:formula="of:=ROUND([.A31]-([.$H$1]-[.A31]*([.$A$2]/100)/[.$C$3]);2)" office:value-type="float" office:value="96533.39">
            <text:p>96533.39</text:p>
          </table:table-cell>
          <table:table-cell table:formula="of:=ROUND([.B31]-([.$I$1]-[.B31]*([.$A$2]/(2*100))/[.$C$3]);2)" office:value-type="float" office:value="98305.71">
            <text:p>98305.71</text:p>
          </table:table-cell>
          <table:table-cell table:formula="of:=ROUND([.C31]-([.$J$1]-[.C31]*([.$A$2]/(4*100))/[.$C$3]);2)" office:value-type="float" office:value="99162.31">
            <text:p>99162.31</text:p>
          </table:table-cell>
          <table:table-cell table:formula="of:=[.D31]+1" office:value-type="float" office:value="25">
            <text:p>25</text:p>
          </table:table-cell>
          <table:table-cell table:number-columns-repeated="7"/>
        </table:table-row>
        <table:table-row table:style-name="ro1">
          <table:table-cell table:formula="of:=ROUND([.A32]-([.$H$1]-[.A32]*([.$A$2]/100)/[.$C$3]);2)" office:value-type="float" office:value="96388.7">
            <text:p>96388.7</text:p>
          </table:table-cell>
          <table:table-cell table:formula="of:=ROUND([.B32]-([.$I$1]-[.B32]*([.$A$2]/(2*100))/[.$C$3]);2)" office:value-type="float" office:value="98236.68">
            <text:p>98236.68</text:p>
          </table:table-cell>
          <table:table-cell table:formula="of:=ROUND([.C32]-([.$J$1]-[.C32]*([.$A$2]/(4*100))/[.$C$3]);2)" office:value-type="float" office:value="99128.59">
            <text:p>99128.59</text:p>
          </table:table-cell>
          <table:table-cell table:formula="of:=[.D32]+1" office:value-type="float" office:value="26">
            <text:p>26</text:p>
          </table:table-cell>
          <table:table-cell table:number-columns-repeated="7"/>
        </table:table-row>
        <table:table-row table:style-name="ro1">
          <table:table-cell table:formula="of:=ROUND([.A33]-([.$H$1]-[.A33]*([.$A$2]/100)/[.$C$3]);2)" office:value-type="float" office:value="96243.47">
            <text:p>96243.47</text:p>
          </table:table-cell>
          <table:table-cell table:formula="of:=ROUND([.B33]-([.$I$1]-[.B33]*([.$A$2]/(2*100))/[.$C$3]);2)" office:value-type="float" office:value="98167.52">
            <text:p>98167.52</text:p>
          </table:table-cell>
          <table:table-cell table:formula="of:=ROUND([.C33]-([.$J$1]-[.C33]*([.$A$2]/(4*100))/[.$C$3]);2)" office:value-type="float" office:value="99094.84">
            <text:p>99094.84</text:p>
          </table:table-cell>
          <table:table-cell table:formula="of:=[.D33]+1" office:value-type="float" office:value="27">
            <text:p>27</text:p>
          </table:table-cell>
          <table:table-cell table:number-columns-repeated="7"/>
        </table:table-row>
        <table:table-row table:style-name="ro1">
          <table:table-cell table:formula="of:=ROUND([.A34]-([.$H$1]-[.A34]*([.$A$2]/100)/[.$C$3]);2)" office:value-type="float" office:value="96097.69">
            <text:p>96097.69</text:p>
          </table:table-cell>
          <table:table-cell table:formula="of:=ROUND([.B34]-([.$I$1]-[.B34]*([.$A$2]/(2*100))/[.$C$3]);2)" office:value-type="float" office:value="98098.23">
            <text:p>98098.23</text:p>
          </table:table-cell>
          <table:table-cell table:formula="of:=ROUND([.C34]-([.$J$1]-[.C34]*([.$A$2]/(4*100))/[.$C$3]);2)" office:value-type="float" office:value="99061.06">
            <text:p>99061.06</text:p>
          </table:table-cell>
          <table:table-cell table:formula="of:=[.D34]+1" office:value-type="float" office:value="28">
            <text:p>28</text:p>
          </table:table-cell>
          <table:table-cell table:number-columns-repeated="7"/>
        </table:table-row>
        <table:table-row table:style-name="ro1">
          <table:table-cell table:formula="of:=ROUND([.A35]-([.$H$1]-[.A35]*([.$A$2]/100)/[.$C$3]);2)" office:value-type="float" office:value="95951.37">
            <text:p>95951.37</text:p>
          </table:table-cell>
          <table:table-cell table:formula="of:=ROUND([.B35]-([.$I$1]-[.B35]*([.$A$2]/(2*100))/[.$C$3]);2)" office:value-type="float" office:value="98028.81">
            <text:p>98028.81</text:p>
          </table:table-cell>
          <table:table-cell table:formula="of:=ROUND([.C35]-([.$J$1]-[.C35]*([.$A$2]/(4*100))/[.$C$3]);2)" office:value-type="float" office:value="99027.25">
            <text:p>99027.25</text:p>
          </table:table-cell>
          <table:table-cell table:formula="of:=[.D35]+1" office:value-type="float" office:value="29">
            <text:p>29</text:p>
          </table:table-cell>
          <table:table-cell table:number-columns-repeated="7"/>
        </table:table-row>
        <table:table-row table:style-name="ro1">
          <table:table-cell table:formula="of:=ROUND([.A36]-([.$H$1]-[.A36]*([.$A$2]/100)/[.$C$3]);2)" office:value-type="float" office:value="95804.5">
            <text:p>95804.5</text:p>
          </table:table-cell>
          <table:table-cell table:formula="of:=ROUND([.B36]-([.$I$1]-[.B36]*([.$A$2]/(2*100))/[.$C$3]);2)" office:value-type="float" office:value="97959.26">
            <text:p>97959.26</text:p>
          </table:table-cell>
          <table:table-cell table:formula="of:=ROUND([.C36]-([.$J$1]-[.C36]*([.$A$2]/(4*100))/[.$C$3]);2)" office:value-type="float" office:value="98993.41">
            <text:p>98993.41</text:p>
          </table:table-cell>
          <table:table-cell table:formula="of:=[.D36]+1" office:value-type="float" office:value="30">
            <text:p>30</text:p>
          </table:table-cell>
          <table:table-cell table:number-columns-repeated="7"/>
        </table:table-row>
        <table:table-row table:style-name="ro1">
          <table:table-cell table:formula="of:=ROUND([.A37]-([.$H$1]-[.A37]*([.$A$2]/100)/[.$C$3]);2)" office:value-type="float" office:value="95657.08">
            <text:p>95657.08</text:p>
          </table:table-cell>
          <table:table-cell table:formula="of:=ROUND([.B37]-([.$I$1]-[.B37]*([.$A$2]/(2*100))/[.$C$3]);2)" office:value-type="float" office:value="97889.58">
            <text:p>97889.58</text:p>
          </table:table-cell>
          <table:table-cell table:formula="of:=ROUND([.C37]-([.$J$1]-[.C37]*([.$A$2]/(4*100))/[.$C$3]);2)" office:value-type="float" office:value="98959.54">
            <text:p>98959.54</text:p>
          </table:table-cell>
          <table:table-cell table:formula="of:=[.D37]+1" office:value-type="float" office:value="31">
            <text:p>31</text:p>
          </table:table-cell>
          <table:table-cell table:number-columns-repeated="7"/>
        </table:table-row>
        <table:table-row table:style-name="ro1">
          <table:table-cell table:formula="of:=ROUND([.A38]-([.$H$1]-[.A38]*([.$A$2]/100)/[.$C$3]);2)" office:value-type="float" office:value="95509.1">
            <text:p>95509.1</text:p>
          </table:table-cell>
          <table:table-cell table:formula="of:=ROUND([.B38]-([.$I$1]-[.B38]*([.$A$2]/(2*100))/[.$C$3]);2)" office:value-type="float" office:value="97819.77">
            <text:p>97819.77</text:p>
          </table:table-cell>
          <table:table-cell table:formula="of:=ROUND([.C38]-([.$J$1]-[.C38]*([.$A$2]/(4*100))/[.$C$3]);2)" office:value-type="float" office:value="98925.63">
            <text:p>98925.63</text:p>
          </table:table-cell>
          <table:table-cell table:formula="of:=[.D38]+1" office:value-type="float" office:value="32">
            <text:p>32</text:p>
          </table:table-cell>
          <table:table-cell table:number-columns-repeated="7"/>
        </table:table-row>
        <table:table-row table:style-name="ro1">
          <table:table-cell table:formula="of:=ROUND([.A39]-([.$H$1]-[.A39]*([.$A$2]/100)/[.$C$3]);2)" office:value-type="float" office:value="95360.57">
            <text:p>95360.57</text:p>
          </table:table-cell>
          <table:table-cell table:formula="of:=ROUND([.B39]-([.$I$1]-[.B39]*([.$A$2]/(2*100))/[.$C$3]);2)" office:value-type="float" office:value="97749.83">
            <text:p>97749.83</text:p>
          </table:table-cell>
          <table:table-cell table:formula="of:=ROUND([.C39]-([.$J$1]-[.C39]*([.$A$2]/(4*100))/[.$C$3]);2)" office:value-type="float" office:value="98891.69">
            <text:p>98891.69</text:p>
          </table:table-cell>
          <table:table-cell table:formula="of:=[.D39]+1" office:value-type="float" office:value="33">
            <text:p>33</text:p>
          </table:table-cell>
          <table:table-cell table:number-columns-repeated="7"/>
        </table:table-row>
        <table:table-row table:style-name="ro1">
          <table:table-cell table:formula="of:=ROUND([.A40]-([.$H$1]-[.A40]*([.$A$2]/100)/[.$C$3]);2)" office:value-type="float" office:value="95211.48">
            <text:p>95211.48</text:p>
          </table:table-cell>
          <table:table-cell table:formula="of:=ROUND([.B40]-([.$I$1]-[.B40]*([.$A$2]/(2*100))/[.$C$3]);2)" office:value-type="float" office:value="97679.76">
            <text:p>97679.76</text:p>
          </table:table-cell>
          <table:table-cell table:formula="of:=ROUND([.C40]-([.$J$1]-[.C40]*([.$A$2]/(4*100))/[.$C$3]);2)" office:value-type="float" office:value="98857.72">
            <text:p>98857.72</text:p>
          </table:table-cell>
          <table:table-cell table:formula="of:=[.D40]+1" office:value-type="float" office:value="34">
            <text:p>34</text:p>
          </table:table-cell>
          <table:table-cell table:number-columns-repeated="7"/>
        </table:table-row>
        <table:table-row table:style-name="ro1">
          <table:table-cell table:formula="of:=ROUND([.A41]-([.$H$1]-[.A41]*([.$A$2]/100)/[.$C$3]);2)" office:value-type="float" office:value="95061.83">
            <text:p>95061.83</text:p>
          </table:table-cell>
          <table:table-cell table:formula="of:=ROUND([.B41]-([.$I$1]-[.B41]*([.$A$2]/(2*100))/[.$C$3]);2)" office:value-type="float" office:value="97609.56">
            <text:p>97609.56</text:p>
          </table:table-cell>
          <table:table-cell table:formula="of:=ROUND([.C41]-([.$J$1]-[.C41]*([.$A$2]/(4*100))/[.$C$3]);2)" office:value-type="float" office:value="98823.72">
            <text:p>98823.72</text:p>
          </table:table-cell>
          <table:table-cell table:formula="of:=[.D41]+1" office:value-type="float" office:value="35">
            <text:p>35</text:p>
          </table:table-cell>
          <table:table-cell table:number-columns-repeated="7"/>
        </table:table-row>
        <table:table-row table:style-name="ro1">
          <table:table-cell table:formula="of:=ROUND([.A42]-([.$H$1]-[.A42]*([.$A$2]/100)/[.$C$3]);2)" office:value-type="float" office:value="94911.62">
            <text:p>94911.62</text:p>
          </table:table-cell>
          <table:table-cell table:formula="of:=ROUND([.B42]-([.$I$1]-[.B42]*([.$A$2]/(2*100))/[.$C$3]);2)" office:value-type="float" office:value="97539.23">
            <text:p>97539.23</text:p>
          </table:table-cell>
          <table:table-cell table:formula="of:=ROUND([.C42]-([.$J$1]-[.C42]*([.$A$2]/(4*100))/[.$C$3]);2)" office:value-type="float" office:value="98789.69">
            <text:p>98789.69</text:p>
          </table:table-cell>
          <table:table-cell table:formula="of:=[.D42]+1" office:value-type="float" office:value="36">
            <text:p>36</text:p>
          </table:table-cell>
          <table:table-cell table:number-columns-repeated="7"/>
        </table:table-row>
        <table:table-row table:style-name="ro1">
          <table:table-cell table:formula="of:=ROUND([.A43]-([.$H$1]-[.A43]*([.$A$2]/100)/[.$C$3]);2)" office:value-type="float" office:value="94760.85">
            <text:p>94760.85</text:p>
          </table:table-cell>
          <table:table-cell table:formula="of:=ROUND([.B43]-([.$I$1]-[.B43]*([.$A$2]/(2*100))/[.$C$3]);2)" office:value-type="float" office:value="97468.77">
            <text:p>97468.77</text:p>
          </table:table-cell>
          <table:table-cell table:formula="of:=ROUND([.C43]-([.$J$1]-[.C43]*([.$A$2]/(4*100))/[.$C$3]);2)" office:value-type="float" office:value="98755.63">
            <text:p>98755.63</text:p>
          </table:table-cell>
          <table:table-cell table:formula="of:=[.D43]+1" office:value-type="float" office:value="37">
            <text:p>37</text:p>
          </table:table-cell>
          <table:table-cell table:number-columns-repeated="7"/>
        </table:table-row>
        <table:table-row table:style-name="ro1">
          <table:table-cell table:formula="of:=ROUND([.A44]-([.$H$1]-[.A44]*([.$A$2]/100)/[.$C$3]);2)" office:value-type="float" office:value="94609.51">
            <text:p>94609.51</text:p>
          </table:table-cell>
          <table:table-cell table:formula="of:=ROUND([.B44]-([.$I$1]-[.B44]*([.$A$2]/(2*100))/[.$C$3]);2)" office:value-type="float" office:value="97398.17">
            <text:p>97398.17</text:p>
          </table:table-cell>
          <table:table-cell table:formula="of:=ROUND([.C44]-([.$J$1]-[.C44]*([.$A$2]/(4*100))/[.$C$3]);2)" office:value-type="float" office:value="98721.53">
            <text:p>98721.53</text:p>
          </table:table-cell>
          <table:table-cell table:formula="of:=[.D44]+1" office:value-type="float" office:value="38">
            <text:p>38</text:p>
          </table:table-cell>
          <table:table-cell table:number-columns-repeated="7"/>
        </table:table-row>
        <table:table-row table:style-name="ro1">
          <table:table-cell table:formula="of:=ROUND([.A45]-([.$H$1]-[.A45]*([.$A$2]/100)/[.$C$3]);2)" office:value-type="float" office:value="94457.61">
            <text:p>94457.61</text:p>
          </table:table-cell>
          <table:table-cell table:formula="of:=ROUND([.B45]-([.$I$1]-[.B45]*([.$A$2]/(2*100))/[.$C$3]);2)" office:value-type="float" office:value="97327.44">
            <text:p>97327.44</text:p>
          </table:table-cell>
          <table:table-cell table:formula="of:=ROUND([.C45]-([.$J$1]-[.C45]*([.$A$2]/(4*100))/[.$C$3]);2)" office:value-type="float" office:value="98687.4">
            <text:p>98687.4</text:p>
          </table:table-cell>
          <table:table-cell table:formula="of:=[.D45]+1" office:value-type="float" office:value="39">
            <text:p>39</text:p>
          </table:table-cell>
          <table:table-cell table:number-columns-repeated="7"/>
        </table:table-row>
        <table:table-row table:style-name="ro1">
          <table:table-cell table:formula="of:=ROUND([.A46]-([.$H$1]-[.A46]*([.$A$2]/100)/[.$C$3]);2)" office:value-type="float" office:value="94305.14">
            <text:p>94305.14</text:p>
          </table:table-cell>
          <table:table-cell table:formula="of:=ROUND([.B46]-([.$I$1]-[.B46]*([.$A$2]/(2*100))/[.$C$3]);2)" office:value-type="float" office:value="97256.58">
            <text:p>97256.58</text:p>
          </table:table-cell>
          <table:table-cell table:formula="of:=ROUND([.C46]-([.$J$1]-[.C46]*([.$A$2]/(4*100))/[.$C$3]);2)" office:value-type="float" office:value="98653.24">
            <text:p>98653.24</text:p>
          </table:table-cell>
          <table:table-cell table:formula="of:=[.D46]+1" office:value-type="float" office:value="40">
            <text:p>40</text:p>
          </table:table-cell>
          <table:table-cell table:number-columns-repeated="7"/>
        </table:table-row>
        <table:table-row table:style-name="ro1">
          <table:table-cell table:formula="of:=ROUND([.A47]-([.$H$1]-[.A47]*([.$A$2]/100)/[.$C$3]);2)" office:value-type="float" office:value="94152.09">
            <text:p>94152.09</text:p>
          </table:table-cell>
          <table:table-cell table:formula="of:=ROUND([.B47]-([.$I$1]-[.B47]*([.$A$2]/(2*100))/[.$C$3]);2)" office:value-type="float" office:value="97185.59">
            <text:p>97185.59</text:p>
          </table:table-cell>
          <table:table-cell table:formula="of:=ROUND([.C47]-([.$J$1]-[.C47]*([.$A$2]/(4*100))/[.$C$3]);2)" office:value-type="float" office:value="98619.05">
            <text:p>98619.05</text:p>
          </table:table-cell>
          <table:table-cell table:formula="of:=[.D47]+1" office:value-type="float" office:value="41">
            <text:p>41</text:p>
          </table:table-cell>
          <table:table-cell table:number-columns-repeated="7"/>
        </table:table-row>
        <table:table-row table:style-name="ro1">
          <table:table-cell table:formula="of:=ROUND([.A48]-([.$H$1]-[.A48]*([.$A$2]/100)/[.$C$3]);2)" office:value-type="float" office:value="93998.47">
            <text:p>93998.47</text:p>
          </table:table-cell>
          <table:table-cell table:formula="of:=ROUND([.B48]-([.$I$1]-[.B48]*([.$A$2]/(2*100))/[.$C$3]);2)" office:value-type="float" office:value="97114.46">
            <text:p>97114.46</text:p>
          </table:table-cell>
          <table:table-cell table:formula="of:=ROUND([.C48]-([.$J$1]-[.C48]*([.$A$2]/(4*100))/[.$C$3]);2)" office:value-type="float" office:value="98584.83">
            <text:p>98584.83</text:p>
          </table:table-cell>
          <table:table-cell table:formula="of:=[.D48]+1" office:value-type="float" office:value="42">
            <text:p>42</text:p>
          </table:table-cell>
          <table:table-cell table:number-columns-repeated="7"/>
        </table:table-row>
        <table:table-row table:style-name="ro1">
          <table:table-cell table:formula="of:=ROUND([.A49]-([.$H$1]-[.A49]*([.$A$2]/100)/[.$C$3]);2)" office:value-type="float" office:value="93844.27">
            <text:p>93844.27</text:p>
          </table:table-cell>
          <table:table-cell table:formula="of:=ROUND([.B49]-([.$I$1]-[.B49]*([.$A$2]/(2*100))/[.$C$3]);2)" office:value-type="float" office:value="97043.2">
            <text:p>97043.2</text:p>
          </table:table-cell>
          <table:table-cell table:formula="of:=ROUND([.C49]-([.$J$1]-[.C49]*([.$A$2]/(4*100))/[.$C$3]);2)" office:value-type="float" office:value="98550.57">
            <text:p>98550.57</text:p>
          </table:table-cell>
          <table:table-cell table:formula="of:=[.D49]+1" office:value-type="float" office:value="43">
            <text:p>43</text:p>
          </table:table-cell>
          <table:table-cell table:number-columns-repeated="7"/>
        </table:table-row>
        <table:table-row table:style-name="ro1">
          <table:table-cell table:formula="of:=ROUND([.A50]-([.$H$1]-[.A50]*([.$A$2]/100)/[.$C$3]);2)" office:value-type="float" office:value="93689.5">
            <text:p>93689.5</text:p>
          </table:table-cell>
          <table:table-cell table:formula="of:=ROUND([.B50]-([.$I$1]-[.B50]*([.$A$2]/(2*100))/[.$C$3]);2)" office:value-type="float" office:value="96971.81">
            <text:p>96971.81</text:p>
          </table:table-cell>
          <table:table-cell table:formula="of:=ROUND([.C50]-([.$J$1]-[.C50]*([.$A$2]/(4*100))/[.$C$3]);2)" office:value-type="float" office:value="98516.28">
            <text:p>98516.28</text:p>
          </table:table-cell>
          <table:table-cell table:formula="of:=[.D50]+1" office:value-type="float" office:value="44">
            <text:p>44</text:p>
          </table:table-cell>
          <table:table-cell table:number-columns-repeated="7"/>
        </table:table-row>
        <table:table-row table:style-name="ro1">
          <table:table-cell table:formula="of:=ROUND([.A51]-([.$H$1]-[.A51]*([.$A$2]/100)/[.$C$3]);2)" office:value-type="float" office:value="93534.15">
            <text:p>93534.15</text:p>
          </table:table-cell>
          <table:table-cell table:formula="of:=ROUND([.B51]-([.$I$1]-[.B51]*([.$A$2]/(2*100))/[.$C$3]);2)" office:value-type="float" office:value="96900.28">
            <text:p>96900.28</text:p>
          </table:table-cell>
          <table:table-cell table:formula="of:=ROUND([.C51]-([.$J$1]-[.C51]*([.$A$2]/(4*100))/[.$C$3]);2)" office:value-type="float" office:value="98481.96">
            <text:p>98481.96</text:p>
          </table:table-cell>
          <table:table-cell table:formula="of:=[.D51]+1" office:value-type="float" office:value="45">
            <text:p>45</text:p>
          </table:table-cell>
          <table:table-cell table:number-columns-repeated="7"/>
        </table:table-row>
        <table:table-row table:style-name="ro1">
          <table:table-cell table:formula="of:=ROUND([.A52]-([.$H$1]-[.A52]*([.$A$2]/100)/[.$C$3]);2)" office:value-type="float" office:value="93378.21">
            <text:p>93378.21</text:p>
          </table:table-cell>
          <table:table-cell table:formula="of:=ROUND([.B52]-([.$I$1]-[.B52]*([.$A$2]/(2*100))/[.$C$3]);2)" office:value-type="float" office:value="96828.62">
            <text:p>96828.62</text:p>
          </table:table-cell>
          <table:table-cell table:formula="of:=ROUND([.C52]-([.$J$1]-[.C52]*([.$A$2]/(4*100))/[.$C$3]);2)" office:value-type="float" office:value="98447.61">
            <text:p>98447.61</text:p>
          </table:table-cell>
          <table:table-cell table:formula="of:=[.D52]+1" office:value-type="float" office:value="46">
            <text:p>46</text:p>
          </table:table-cell>
          <table:table-cell table:number-columns-repeated="7"/>
        </table:table-row>
        <table:table-row table:style-name="ro1">
          <table:table-cell table:formula="of:=ROUND([.A53]-([.$H$1]-[.A53]*([.$A$2]/100)/[.$C$3]);2)" office:value-type="float" office:value="93221.69">
            <text:p>93221.69</text:p>
          </table:table-cell>
          <table:table-cell table:formula="of:=ROUND([.B53]-([.$I$1]-[.B53]*([.$A$2]/(2*100))/[.$C$3]);2)" office:value-type="float" office:value="96756.82">
            <text:p>96756.82</text:p>
          </table:table-cell>
          <table:table-cell table:formula="of:=ROUND([.C53]-([.$J$1]-[.C53]*([.$A$2]/(4*100))/[.$C$3]);2)" office:value-type="float" office:value="98413.22">
            <text:p>98413.22</text:p>
          </table:table-cell>
          <table:table-cell table:formula="of:=[.D53]+1" office:value-type="float" office:value="47">
            <text:p>47</text:p>
          </table:table-cell>
          <table:table-cell table:number-columns-repeated="7"/>
        </table:table-row>
        <table:table-row table:style-name="ro1">
          <table:table-cell table:formula="of:=ROUND([.A54]-([.$H$1]-[.A54]*([.$A$2]/100)/[.$C$3]);2)" office:value-type="float" office:value="93064.58">
            <text:p>93064.58</text:p>
          </table:table-cell>
          <table:table-cell table:formula="of:=ROUND([.B54]-([.$I$1]-[.B54]*([.$A$2]/(2*100))/[.$C$3]);2)" office:value-type="float" office:value="96684.89">
            <text:p>96684.89</text:p>
          </table:table-cell>
          <table:table-cell table:formula="of:=ROUND([.C54]-([.$J$1]-[.C54]*([.$A$2]/(4*100))/[.$C$3]);2)" office:value-type="float" office:value="98378.8">
            <text:p>98378.8</text:p>
          </table:table-cell>
          <table:table-cell table:formula="of:=[.D54]+1" office:value-type="float" office:value="48">
            <text:p>48</text:p>
          </table:table-cell>
          <table:table-cell table:number-columns-repeated="7"/>
        </table:table-row>
        <table:table-row table:style-name="ro1">
          <table:table-cell table:formula="of:=ROUND([.A55]-([.$H$1]-[.A55]*([.$A$2]/100)/[.$C$3]);2)" office:value-type="float" office:value="92906.88">
            <text:p>92906.88</text:p>
          </table:table-cell>
          <table:table-cell table:formula="of:=ROUND([.B55]-([.$I$1]-[.B55]*([.$A$2]/(2*100))/[.$C$3]);2)" office:value-type="float" office:value="96612.82">
            <text:p>96612.82</text:p>
          </table:table-cell>
          <table:table-cell table:formula="of:=ROUND([.C55]-([.$J$1]-[.C55]*([.$A$2]/(4*100))/[.$C$3]);2)" office:value-type="float" office:value="98344.35">
            <text:p>98344.35</text:p>
          </table:table-cell>
          <table:table-cell table:formula="of:=[.D55]+1" office:value-type="float" office:value="49">
            <text:p>49</text:p>
          </table:table-cell>
          <table:table-cell table:number-columns-repeated="7"/>
        </table:table-row>
        <table:table-row table:style-name="ro1">
          <table:table-cell table:formula="of:=ROUND([.A56]-([.$H$1]-[.A56]*([.$A$2]/100)/[.$C$3]);2)" office:value-type="float" office:value="92748.59">
            <text:p>92748.59</text:p>
          </table:table-cell>
          <table:table-cell table:formula="of:=ROUND([.B56]-([.$I$1]-[.B56]*([.$A$2]/(2*100))/[.$C$3]);2)" office:value-type="float" office:value="96540.62">
            <text:p>96540.62</text:p>
          </table:table-cell>
          <table:table-cell table:formula="of:=ROUND([.C56]-([.$J$1]-[.C56]*([.$A$2]/(4*100))/[.$C$3]);2)" office:value-type="float" office:value="98309.87">
            <text:p>98309.87</text:p>
          </table:table-cell>
          <table:table-cell table:formula="of:=[.D56]+1" office:value-type="float" office:value="50">
            <text:p>50</text:p>
          </table:table-cell>
          <table:table-cell table:number-columns-repeated="7"/>
        </table:table-row>
        <table:table-row table:style-name="ro1">
          <table:table-cell table:formula="of:=ROUND([.A57]-([.$H$1]-[.A57]*([.$A$2]/100)/[.$C$3]);2)" office:value-type="float" office:value="92589.71">
            <text:p>92589.71</text:p>
          </table:table-cell>
          <table:table-cell table:formula="of:=ROUND([.B57]-([.$I$1]-[.B57]*([.$A$2]/(2*100))/[.$C$3]);2)" office:value-type="float" office:value="96468.28">
            <text:p>96468.28</text:p>
          </table:table-cell>
          <table:table-cell table:formula="of:=ROUND([.C57]-([.$J$1]-[.C57]*([.$A$2]/(4*100))/[.$C$3]);2)" office:value-type="float" office:value="98275.36">
            <text:p>98275.36</text:p>
          </table:table-cell>
          <table:table-cell table:formula="of:=[.D57]+1" office:value-type="float" office:value="51">
            <text:p>51</text:p>
          </table:table-cell>
          <table:table-cell table:number-columns-repeated="7"/>
        </table:table-row>
        <table:table-row table:style-name="ro1">
          <table:table-cell table:formula="of:=ROUND([.A58]-([.$H$1]-[.A58]*([.$A$2]/100)/[.$C$3]);2)" office:value-type="float" office:value="92430.23">
            <text:p>92430.23</text:p>
          </table:table-cell>
          <table:table-cell table:formula="of:=ROUND([.B58]-([.$I$1]-[.B58]*([.$A$2]/(2*100))/[.$C$3]);2)" office:value-type="float" office:value="96395.81">
            <text:p>96395.81</text:p>
          </table:table-cell>
          <table:table-cell table:formula="of:=ROUND([.C58]-([.$J$1]-[.C58]*([.$A$2]/(4*100))/[.$C$3]);2)" office:value-type="float" office:value="98240.81">
            <text:p>98240.81</text:p>
          </table:table-cell>
          <table:table-cell table:formula="of:=[.D58]+1" office:value-type="float" office:value="52">
            <text:p>52</text:p>
          </table:table-cell>
          <table:table-cell table:number-columns-repeated="7"/>
        </table:table-row>
        <table:table-row table:style-name="ro1">
          <table:table-cell table:formula="of:=ROUND([.A59]-([.$H$1]-[.A59]*([.$A$2]/100)/[.$C$3]);2)" office:value-type="float" office:value="92270.15">
            <text:p>92270.15</text:p>
          </table:table-cell>
          <table:table-cell table:formula="of:=ROUND([.B59]-([.$I$1]-[.B59]*([.$A$2]/(2*100))/[.$C$3]);2)" office:value-type="float" office:value="96323.2">
            <text:p>96323.2</text:p>
          </table:table-cell>
          <table:table-cell table:formula="of:=ROUND([.C59]-([.$J$1]-[.C59]*([.$A$2]/(4*100))/[.$C$3]);2)" office:value-type="float" office:value="98206.23">
            <text:p>98206.23</text:p>
          </table:table-cell>
          <table:table-cell table:formula="of:=[.D59]+1" office:value-type="float" office:value="53">
            <text:p>53</text:p>
          </table:table-cell>
          <table:table-cell table:number-columns-repeated="7"/>
        </table:table-row>
        <table:table-row table:style-name="ro1">
          <table:table-cell table:formula="of:=ROUND([.A60]-([.$H$1]-[.A60]*([.$A$2]/100)/[.$C$3]);2)" office:value-type="float" office:value="92109.47">
            <text:p>92109.47</text:p>
          </table:table-cell>
          <table:table-cell table:formula="of:=ROUND([.B60]-([.$I$1]-[.B60]*([.$A$2]/(2*100))/[.$C$3]);2)" office:value-type="float" office:value="96250.46">
            <text:p>96250.46</text:p>
          </table:table-cell>
          <table:table-cell table:formula="of:=ROUND([.C60]-([.$J$1]-[.C60]*([.$A$2]/(4*100))/[.$C$3]);2)" office:value-type="float" office:value="98171.62">
            <text:p>98171.62</text:p>
          </table:table-cell>
          <table:table-cell table:formula="of:=[.D60]+1" office:value-type="float" office:value="54">
            <text:p>54</text:p>
          </table:table-cell>
          <table:table-cell table:number-columns-repeated="7"/>
        </table:table-row>
        <table:table-row table:style-name="ro1">
          <table:table-cell table:formula="of:=ROUND([.A61]-([.$H$1]-[.A61]*([.$A$2]/100)/[.$C$3]);2)" office:value-type="float" office:value="91948.19">
            <text:p>91948.19</text:p>
          </table:table-cell>
          <table:table-cell table:formula="of:=ROUND([.B61]-([.$I$1]-[.B61]*([.$A$2]/(2*100))/[.$C$3]);2)" office:value-type="float" office:value="96177.58">
            <text:p>96177.58</text:p>
          </table:table-cell>
          <table:table-cell table:formula="of:=ROUND([.C61]-([.$J$1]-[.C61]*([.$A$2]/(4*100))/[.$C$3]);2)" office:value-type="float" office:value="98136.98">
            <text:p>98136.98</text:p>
          </table:table-cell>
          <table:table-cell table:formula="of:=[.D61]+1" office:value-type="float" office:value="55">
            <text:p>55</text:p>
          </table:table-cell>
          <table:table-cell table:number-columns-repeated="7"/>
        </table:table-row>
        <table:table-row table:style-name="ro1">
          <table:table-cell table:formula="of:=ROUND([.A62]-([.$H$1]-[.A62]*([.$A$2]/100)/[.$C$3]);2)" office:value-type="float" office:value="91786.31">
            <text:p>91786.31</text:p>
          </table:table-cell>
          <table:table-cell table:formula="of:=ROUND([.B62]-([.$I$1]-[.B62]*([.$A$2]/(2*100))/[.$C$3]);2)" office:value-type="float" office:value="96104.56">
            <text:p>96104.56</text:p>
          </table:table-cell>
          <table:table-cell table:formula="of:=ROUND([.C62]-([.$J$1]-[.C62]*([.$A$2]/(4*100))/[.$C$3]);2)" office:value-type="float" office:value="98102.3">
            <text:p>98102.3</text:p>
          </table:table-cell>
          <table:table-cell table:formula="of:=[.D62]+1" office:value-type="float" office:value="56">
            <text:p>56</text:p>
          </table:table-cell>
          <table:table-cell table:number-columns-repeated="7"/>
        </table:table-row>
        <table:table-row table:style-name="ro1">
          <table:table-cell table:formula="of:=ROUND([.A63]-([.$H$1]-[.A63]*([.$A$2]/100)/[.$C$3]);2)" office:value-type="float" office:value="91623.82">
            <text:p>91623.82</text:p>
          </table:table-cell>
          <table:table-cell table:formula="of:=ROUND([.B63]-([.$I$1]-[.B63]*([.$A$2]/(2*100))/[.$C$3]);2)" office:value-type="float" office:value="96031.41">
            <text:p>96031.41</text:p>
          </table:table-cell>
          <table:table-cell table:formula="of:=ROUND([.C63]-([.$J$1]-[.C63]*([.$A$2]/(4*100))/[.$C$3]);2)" office:value-type="float" office:value="98067.59">
            <text:p>98067.59</text:p>
          </table:table-cell>
          <table:table-cell table:formula="of:=[.D63]+1" office:value-type="float" office:value="57">
            <text:p>57</text:p>
          </table:table-cell>
          <table:table-cell table:number-columns-repeated="7"/>
        </table:table-row>
        <table:table-row table:style-name="ro1">
          <table:table-cell table:formula="of:=ROUND([.A64]-([.$H$1]-[.A64]*([.$A$2]/100)/[.$C$3]);2)" office:value-type="float" office:value="91460.72">
            <text:p>91460.72</text:p>
          </table:table-cell>
          <table:table-cell table:formula="of:=ROUND([.B64]-([.$I$1]-[.B64]*([.$A$2]/(2*100))/[.$C$3]);2)" office:value-type="float" office:value="95958.12">
            <text:p>95958.12</text:p>
          </table:table-cell>
          <table:table-cell table:formula="of:=ROUND([.C64]-([.$J$1]-[.C64]*([.$A$2]/(4*100))/[.$C$3]);2)" office:value-type="float" office:value="98032.85">
            <text:p>98032.85</text:p>
          </table:table-cell>
          <table:table-cell table:formula="of:=[.D64]+1" office:value-type="float" office:value="58">
            <text:p>58</text:p>
          </table:table-cell>
          <table:table-cell table:number-columns-repeated="7"/>
        </table:table-row>
        <table:table-row table:style-name="ro1">
          <table:table-cell table:formula="of:=ROUND([.A65]-([.$H$1]-[.A65]*([.$A$2]/100)/[.$C$3]);2)" office:value-type="float" office:value="91297.01">
            <text:p>91297.01</text:p>
          </table:table-cell>
          <table:table-cell table:formula="of:=ROUND([.B65]-([.$I$1]-[.B65]*([.$A$2]/(2*100))/[.$C$3]);2)" office:value-type="float" office:value="95884.69">
            <text:p>95884.69</text:p>
          </table:table-cell>
          <table:table-cell table:formula="of:=ROUND([.C65]-([.$J$1]-[.C65]*([.$A$2]/(4*100))/[.$C$3]);2)" office:value-type="float" office:value="97998.08">
            <text:p>97998.08</text:p>
          </table:table-cell>
          <table:table-cell table:formula="of:=[.D65]+1" office:value-type="float" office:value="59">
            <text:p>59</text:p>
          </table:table-cell>
          <table:table-cell table:number-columns-repeated="7"/>
        </table:table-row>
        <table:table-row table:style-name="ro1">
          <table:table-cell table:formula="of:=ROUND([.A66]-([.$H$1]-[.A66]*([.$A$2]/100)/[.$C$3]);2)" office:value-type="float" office:value="91132.68">
            <text:p>91132.68</text:p>
          </table:table-cell>
          <table:table-cell table:formula="of:=ROUND([.B66]-([.$I$1]-[.B66]*([.$A$2]/(2*100))/[.$C$3]);2)" office:value-type="float" office:value="95811.12">
            <text:p>95811.12</text:p>
          </table:table-cell>
          <table:table-cell table:formula="of:=ROUND([.C66]-([.$J$1]-[.C66]*([.$A$2]/(4*100))/[.$C$3]);2)" office:value-type="float" office:value="97963.27">
            <text:p>97963.27</text:p>
          </table:table-cell>
          <table:table-cell table:formula="of:=[.D66]+1" office:value-type="float" office:value="60">
            <text:p>60</text:p>
          </table:table-cell>
          <table:table-cell table:number-columns-repeated="7"/>
        </table:table-row>
        <table:table-row table:style-name="ro1">
          <table:table-cell table:formula="of:=ROUND([.A67]-([.$H$1]-[.A67]*([.$A$2]/100)/[.$C$3]);2)" office:value-type="float" office:value="90967.74">
            <text:p>90967.74</text:p>
          </table:table-cell>
          <table:table-cell table:formula="of:=ROUND([.B67]-([.$I$1]-[.B67]*([.$A$2]/(2*100))/[.$C$3]);2)" office:value-type="float" office:value="95737.42">
            <text:p>95737.42</text:p>
          </table:table-cell>
          <table:table-cell table:formula="of:=ROUND([.C67]-([.$J$1]-[.C67]*([.$A$2]/(4*100))/[.$C$3]);2)" office:value-type="float" office:value="97928.43">
            <text:p>97928.43</text:p>
          </table:table-cell>
          <table:table-cell table:formula="of:=[.D67]+1" office:value-type="float" office:value="61">
            <text:p>61</text:p>
          </table:table-cell>
          <table:table-cell table:number-columns-repeated="7"/>
        </table:table-row>
        <table:table-row table:style-name="ro1">
          <table:table-cell table:formula="of:=ROUND([.A68]-([.$H$1]-[.A68]*([.$A$2]/100)/[.$C$3]);2)" office:value-type="float" office:value="90802.18">
            <text:p>90802.18</text:p>
          </table:table-cell>
          <table:table-cell table:formula="of:=ROUND([.B68]-([.$I$1]-[.B68]*([.$A$2]/(2*100))/[.$C$3]);2)" office:value-type="float" office:value="95663.58">
            <text:p>95663.58</text:p>
          </table:table-cell>
          <table:table-cell table:formula="of:=ROUND([.C68]-([.$J$1]-[.C68]*([.$A$2]/(4*100))/[.$C$3]);2)" office:value-type="float" office:value="97893.56">
            <text:p>97893.56</text:p>
          </table:table-cell>
          <table:table-cell table:formula="of:=[.D68]+1" office:value-type="float" office:value="62">
            <text:p>62</text:p>
          </table:table-cell>
          <table:table-cell table:number-columns-repeated="7"/>
        </table:table-row>
        <table:table-row table:style-name="ro1">
          <table:table-cell table:formula="of:=ROUND([.A69]-([.$H$1]-[.A69]*([.$A$2]/100)/[.$C$3]);2)" office:value-type="float" office:value="90636">
            <text:p>90636</text:p>
          </table:table-cell>
          <table:table-cell table:formula="of:=ROUND([.B69]-([.$I$1]-[.B69]*([.$A$2]/(2*100))/[.$C$3]);2)" office:value-type="float" office:value="95589.6">
            <text:p>95589.6</text:p>
          </table:table-cell>
          <table:table-cell table:formula="of:=ROUND([.C69]-([.$J$1]-[.C69]*([.$A$2]/(4*100))/[.$C$3]);2)" office:value-type="float" office:value="97858.66">
            <text:p>97858.66</text:p>
          </table:table-cell>
          <table:table-cell table:formula="of:=[.D69]+1" office:value-type="float" office:value="63">
            <text:p>63</text:p>
          </table:table-cell>
          <table:table-cell table:number-columns-repeated="7"/>
        </table:table-row>
        <table:table-row table:style-name="ro1">
          <table:table-cell table:formula="of:=ROUND([.A70]-([.$H$1]-[.A70]*([.$A$2]/100)/[.$C$3]);2)" office:value-type="float" office:value="90469.2">
            <text:p>90469.2</text:p>
          </table:table-cell>
          <table:table-cell table:formula="of:=ROUND([.B70]-([.$I$1]-[.B70]*([.$A$2]/(2*100))/[.$C$3]);2)" office:value-type="float" office:value="95515.48">
            <text:p>95515.48</text:p>
          </table:table-cell>
          <table:table-cell table:formula="of:=ROUND([.C70]-([.$J$1]-[.C70]*([.$A$2]/(4*100))/[.$C$3]);2)" office:value-type="float" office:value="97823.72">
            <text:p>97823.72</text:p>
          </table:table-cell>
          <table:table-cell table:formula="of:=[.D70]+1" office:value-type="float" office:value="64">
            <text:p>64</text:p>
          </table:table-cell>
          <table:table-cell table:number-columns-repeated="7"/>
        </table:table-row>
        <table:table-row table:style-name="ro1">
          <table:table-cell table:formula="of:=ROUND([.A71]-([.$H$1]-[.A71]*([.$A$2]/100)/[.$C$3]);2)" office:value-type="float" office:value="90301.77">
            <text:p>90301.77</text:p>
          </table:table-cell>
          <table:table-cell table:formula="of:=ROUND([.B71]-([.$I$1]-[.B71]*([.$A$2]/(2*100))/[.$C$3]);2)" office:value-type="float" office:value="95441.22">
            <text:p>95441.22</text:p>
          </table:table-cell>
          <table:table-cell table:formula="of:=ROUND([.C71]-([.$J$1]-[.C71]*([.$A$2]/(4*100))/[.$C$3]);2)" office:value-type="float" office:value="97788.75">
            <text:p>97788.75</text:p>
          </table:table-cell>
          <table:table-cell table:formula="of:=[.D71]+1" office:value-type="float" office:value="65">
            <text:p>65</text:p>
          </table:table-cell>
          <table:table-cell table:number-columns-repeated="7"/>
        </table:table-row>
        <table:table-row table:style-name="ro1">
          <table:table-cell table:formula="of:=ROUND([.A72]-([.$H$1]-[.A72]*([.$A$2]/100)/[.$C$3]);2)" office:value-type="float" office:value="90133.71">
            <text:p>90133.71</text:p>
          </table:table-cell>
          <table:table-cell table:formula="of:=ROUND([.B72]-([.$I$1]-[.B72]*([.$A$2]/(2*100))/[.$C$3]);2)" office:value-type="float" office:value="95366.82">
            <text:p>95366.82</text:p>
          </table:table-cell>
          <table:table-cell table:formula="of:=ROUND([.C72]-([.$J$1]-[.C72]*([.$A$2]/(4*100))/[.$C$3]);2)" office:value-type="float" office:value="97753.75">
            <text:p>97753.75</text:p>
          </table:table-cell>
          <table:table-cell table:formula="of:=[.D72]+1" office:value-type="float" office:value="66">
            <text:p>66</text:p>
          </table:table-cell>
          <table:table-cell table:number-columns-repeated="7"/>
        </table:table-row>
        <table:table-row table:style-name="ro1">
          <table:table-cell table:formula="of:=ROUND([.A73]-([.$H$1]-[.A73]*([.$A$2]/100)/[.$C$3]);2)" office:value-type="float" office:value="89965.02">
            <text:p>89965.02</text:p>
          </table:table-cell>
          <table:table-cell table:formula="of:=ROUND([.B73]-([.$I$1]-[.B73]*([.$A$2]/(2*100))/[.$C$3]);2)" office:value-type="float" office:value="95292.28">
            <text:p>95292.28</text:p>
          </table:table-cell>
          <table:table-cell table:formula="of:=ROUND([.C73]-([.$J$1]-[.C73]*([.$A$2]/(4*100))/[.$C$3]);2)" office:value-type="float" office:value="97718.71">
            <text:p>97718.71</text:p>
          </table:table-cell>
          <table:table-cell table:formula="of:=[.D73]+1" office:value-type="float" office:value="67">
            <text:p>67</text:p>
          </table:table-cell>
          <table:table-cell table:number-columns-repeated="7"/>
        </table:table-row>
        <table:table-row table:style-name="ro1">
          <table:table-cell table:formula="of:=ROUND([.A74]-([.$H$1]-[.A74]*([.$A$2]/100)/[.$C$3]);2)" office:value-type="float" office:value="89795.7">
            <text:p>89795.7</text:p>
          </table:table-cell>
          <table:table-cell table:formula="of:=ROUND([.B74]-([.$I$1]-[.B74]*([.$A$2]/(2*100))/[.$C$3]);2)" office:value-type="float" office:value="95217.6">
            <text:p>95217.6</text:p>
          </table:table-cell>
          <table:table-cell table:formula="of:=ROUND([.C74]-([.$J$1]-[.C74]*([.$A$2]/(4*100))/[.$C$3]);2)" office:value-type="float" office:value="97683.64">
            <text:p>97683.64</text:p>
          </table:table-cell>
          <table:table-cell table:formula="of:=[.D74]+1" office:value-type="float" office:value="68">
            <text:p>68</text:p>
          </table:table-cell>
          <table:table-cell table:number-columns-repeated="7"/>
        </table:table-row>
        <table:table-row table:style-name="ro1">
          <table:table-cell table:formula="of:=ROUND([.A75]-([.$H$1]-[.A75]*([.$A$2]/100)/[.$C$3]);2)" office:value-type="float" office:value="89625.74">
            <text:p>89625.74</text:p>
          </table:table-cell>
          <table:table-cell table:formula="of:=ROUND([.B75]-([.$I$1]-[.B75]*([.$A$2]/(2*100))/[.$C$3]);2)" office:value-type="float" office:value="95142.78">
            <text:p>95142.78</text:p>
          </table:table-cell>
          <table:table-cell table:formula="of:=ROUND([.C75]-([.$J$1]-[.C75]*([.$A$2]/(4*100))/[.$C$3]);2)" office:value-type="float" office:value="97648.54">
            <text:p>97648.54</text:p>
          </table:table-cell>
          <table:table-cell table:formula="of:=[.D75]+1" office:value-type="float" office:value="69">
            <text:p>69</text:p>
          </table:table-cell>
          <table:table-cell table:number-columns-repeated="7"/>
        </table:table-row>
        <table:table-row table:style-name="ro1">
          <table:table-cell table:formula="of:=ROUND([.A76]-([.$H$1]-[.A76]*([.$A$2]/100)/[.$C$3]);2)" office:value-type="float" office:value="89455.15">
            <text:p>89455.15</text:p>
          </table:table-cell>
          <table:table-cell table:formula="of:=ROUND([.B76]-([.$I$1]-[.B76]*([.$A$2]/(2*100))/[.$C$3]);2)" office:value-type="float" office:value="95067.82">
            <text:p>95067.82</text:p>
          </table:table-cell>
          <table:table-cell table:formula="of:=ROUND([.C76]-([.$J$1]-[.C76]*([.$A$2]/(4*100))/[.$C$3]);2)" office:value-type="float" office:value="97613.41">
            <text:p>97613.41</text:p>
          </table:table-cell>
          <table:table-cell table:formula="of:=[.D76]+1" office:value-type="float" office:value="70">
            <text:p>70</text:p>
          </table:table-cell>
          <table:table-cell table:number-columns-repeated="7"/>
        </table:table-row>
        <table:table-row table:style-name="ro1">
          <table:table-cell table:formula="of:=ROUND([.A77]-([.$H$1]-[.A77]*([.$A$2]/100)/[.$C$3]);2)" office:value-type="float" office:value="89283.92">
            <text:p>89283.92</text:p>
          </table:table-cell>
          <table:table-cell table:formula="of:=ROUND([.B77]-([.$I$1]-[.B77]*([.$A$2]/(2*100))/[.$C$3]);2)" office:value-type="float" office:value="94992.72">
            <text:p>94992.72</text:p>
          </table:table-cell>
          <table:table-cell table:formula="of:=ROUND([.C77]-([.$J$1]-[.C77]*([.$A$2]/(4*100))/[.$C$3]);2)" office:value-type="float" office:value="97578.24">
            <text:p>97578.24</text:p>
          </table:table-cell>
          <table:table-cell table:formula="of:=[.D77]+1" office:value-type="float" office:value="71">
            <text:p>71</text:p>
          </table:table-cell>
          <table:table-cell table:number-columns-repeated="7"/>
        </table:table-row>
        <table:table-row table:style-name="ro1">
          <table:table-cell table:formula="of:=ROUND([.A78]-([.$H$1]-[.A78]*([.$A$2]/100)/[.$C$3]);2)" office:value-type="float" office:value="89112.04">
            <text:p>89112.04</text:p>
          </table:table-cell>
          <table:table-cell table:formula="of:=ROUND([.B78]-([.$I$1]-[.B78]*([.$A$2]/(2*100))/[.$C$3]);2)" office:value-type="float" office:value="94917.48">
            <text:p>94917.48</text:p>
          </table:table-cell>
          <table:table-cell table:formula="of:=ROUND([.C78]-([.$J$1]-[.C78]*([.$A$2]/(4*100))/[.$C$3]);2)" office:value-type="float" office:value="97543.04">
            <text:p>97543.04</text:p>
          </table:table-cell>
          <table:table-cell table:formula="of:=[.D78]+1" office:value-type="float" office:value="72">
            <text:p>72</text:p>
          </table:table-cell>
          <table:table-cell table:number-columns-repeated="7"/>
        </table:table-row>
        <table:table-row table:style-name="ro1">
          <table:table-cell table:formula="of:=ROUND([.A79]-([.$H$1]-[.A79]*([.$A$2]/100)/[.$C$3]);2)" office:value-type="float" office:value="88939.52">
            <text:p>88939.52</text:p>
          </table:table-cell>
          <table:table-cell table:formula="of:=ROUND([.B79]-([.$I$1]-[.B79]*([.$A$2]/(2*100))/[.$C$3]);2)" office:value-type="float" office:value="94842.1">
            <text:p>94842.1</text:p>
          </table:table-cell>
          <table:table-cell table:formula="of:=ROUND([.C79]-([.$J$1]-[.C79]*([.$A$2]/(4*100))/[.$C$3]);2)" office:value-type="float" office:value="97507.81">
            <text:p>97507.81</text:p>
          </table:table-cell>
          <table:table-cell table:formula="of:=[.D79]+1" office:value-type="float" office:value="73">
            <text:p>73</text:p>
          </table:table-cell>
          <table:table-cell table:number-columns-repeated="7"/>
        </table:table-row>
        <table:table-row table:style-name="ro1">
          <table:table-cell table:formula="of:=ROUND([.A80]-([.$H$1]-[.A80]*([.$A$2]/100)/[.$C$3]);2)" office:value-type="float" office:value="88766.35">
            <text:p>88766.35</text:p>
          </table:table-cell>
          <table:table-cell table:formula="of:=ROUND([.B80]-([.$I$1]-[.B80]*([.$A$2]/(2*100))/[.$C$3]);2)" office:value-type="float" office:value="94766.58">
            <text:p>94766.58</text:p>
          </table:table-cell>
          <table:table-cell table:formula="of:=ROUND([.C80]-([.$J$1]-[.C80]*([.$A$2]/(4*100))/[.$C$3]);2)" office:value-type="float" office:value="97472.54">
            <text:p>97472.54</text:p>
          </table:table-cell>
          <table:table-cell table:formula="of:=[.D80]+1" office:value-type="float" office:value="74">
            <text:p>74</text:p>
          </table:table-cell>
          <table:table-cell table:number-columns-repeated="7"/>
        </table:table-row>
        <table:table-row table:style-name="ro1">
          <table:table-cell table:formula="of:=ROUND([.A81]-([.$H$1]-[.A81]*([.$A$2]/100)/[.$C$3]);2)" office:value-type="float" office:value="88592.53">
            <text:p>88592.53</text:p>
          </table:table-cell>
          <table:table-cell table:formula="of:=ROUND([.B81]-([.$I$1]-[.B81]*([.$A$2]/(2*100))/[.$C$3]);2)" office:value-type="float" office:value="94690.92">
            <text:p>94690.92</text:p>
          </table:table-cell>
          <table:table-cell table:formula="of:=ROUND([.C81]-([.$J$1]-[.C81]*([.$A$2]/(4*100))/[.$C$3]);2)" office:value-type="float" office:value="97437.24">
            <text:p>97437.24</text:p>
          </table:table-cell>
          <table:table-cell table:formula="of:=[.D81]+1" office:value-type="float" office:value="75">
            <text:p>75</text:p>
          </table:table-cell>
          <table:table-cell table:number-columns-repeated="7"/>
        </table:table-row>
        <table:table-row table:style-name="ro1">
          <table:table-cell table:formula="of:=ROUND([.A82]-([.$H$1]-[.A82]*([.$A$2]/100)/[.$C$3]);2)" office:value-type="float" office:value="88418.06">
            <text:p>88418.06</text:p>
          </table:table-cell>
          <table:table-cell table:formula="of:=ROUND([.B82]-([.$I$1]-[.B82]*([.$A$2]/(2*100))/[.$C$3]);2)" office:value-type="float" office:value="94615.12">
            <text:p>94615.12</text:p>
          </table:table-cell>
          <table:table-cell table:formula="of:=ROUND([.C82]-([.$J$1]-[.C82]*([.$A$2]/(4*100))/[.$C$3]);2)" office:value-type="float" office:value="97401.91">
            <text:p>97401.91</text:p>
          </table:table-cell>
          <table:table-cell table:formula="of:=[.D82]+1" office:value-type="float" office:value="76">
            <text:p>76</text:p>
          </table:table-cell>
          <table:table-cell table:number-columns-repeated="7"/>
        </table:table-row>
        <table:table-row table:style-name="ro1">
          <table:table-cell table:formula="of:=ROUND([.A83]-([.$H$1]-[.A83]*([.$A$2]/100)/[.$C$3]);2)" office:value-type="float" office:value="88242.94">
            <text:p>88242.94</text:p>
          </table:table-cell>
          <table:table-cell table:formula="of:=ROUND([.B83]-([.$I$1]-[.B83]*([.$A$2]/(2*100))/[.$C$3]);2)" office:value-type="float" office:value="94539.17">
            <text:p>94539.17</text:p>
          </table:table-cell>
          <table:table-cell table:formula="of:=ROUND([.C83]-([.$J$1]-[.C83]*([.$A$2]/(4*100))/[.$C$3]);2)" office:value-type="float" office:value="97366.54">
            <text:p>97366.54</text:p>
          </table:table-cell>
          <table:table-cell table:formula="of:=[.D83]+1" office:value-type="float" office:value="77">
            <text:p>77</text:p>
          </table:table-cell>
          <table:table-cell table:number-columns-repeated="7"/>
        </table:table-row>
        <table:table-row table:style-name="ro1">
          <table:table-cell table:formula="of:=ROUND([.A84]-([.$H$1]-[.A84]*([.$A$2]/100)/[.$C$3]);2)" office:value-type="float" office:value="88067.16">
            <text:p>88067.16</text:p>
          </table:table-cell>
          <table:table-cell table:formula="of:=ROUND([.B84]-([.$I$1]-[.B84]*([.$A$2]/(2*100))/[.$C$3]);2)" office:value-type="float" office:value="94463.08">
            <text:p>94463.08</text:p>
          </table:table-cell>
          <table:table-cell table:formula="of:=ROUND([.C84]-([.$J$1]-[.C84]*([.$A$2]/(4*100))/[.$C$3]);2)" office:value-type="float" office:value="97331.14">
            <text:p>97331.14</text:p>
          </table:table-cell>
          <table:table-cell table:formula="of:=[.D84]+1" office:value-type="float" office:value="78">
            <text:p>78</text:p>
          </table:table-cell>
          <table:table-cell table:number-columns-repeated="7"/>
        </table:table-row>
        <table:table-row table:style-name="ro1">
          <table:table-cell table:formula="of:=ROUND([.A85]-([.$H$1]-[.A85]*([.$A$2]/100)/[.$C$3]);2)" office:value-type="float" office:value="87890.72">
            <text:p>87890.72</text:p>
          </table:table-cell>
          <table:table-cell table:formula="of:=ROUND([.B85]-([.$I$1]-[.B85]*([.$A$2]/(2*100))/[.$C$3]);2)" office:value-type="float" office:value="94386.85">
            <text:p>94386.85</text:p>
          </table:table-cell>
          <table:table-cell table:formula="of:=ROUND([.C85]-([.$J$1]-[.C85]*([.$A$2]/(4*100))/[.$C$3]);2)" office:value-type="float" office:value="97295.71">
            <text:p>97295.71</text:p>
          </table:table-cell>
          <table:table-cell table:formula="of:=[.D85]+1" office:value-type="float" office:value="79">
            <text:p>79</text:p>
          </table:table-cell>
          <table:table-cell table:number-columns-repeated="7"/>
        </table:table-row>
        <table:table-row table:style-name="ro1">
          <table:table-cell table:formula="of:=ROUND([.A86]-([.$H$1]-[.A86]*([.$A$2]/100)/[.$C$3]);2)" office:value-type="float" office:value="87713.62">
            <text:p>87713.62</text:p>
          </table:table-cell>
          <table:table-cell table:formula="of:=ROUND([.B86]-([.$I$1]-[.B86]*([.$A$2]/(2*100))/[.$C$3]);2)" office:value-type="float" office:value="94310.48">
            <text:p>94310.48</text:p>
          </table:table-cell>
          <table:table-cell table:formula="of:=ROUND([.C86]-([.$J$1]-[.C86]*([.$A$2]/(4*100))/[.$C$3]);2)" office:value-type="float" office:value="97260.24">
            <text:p>97260.24</text:p>
          </table:table-cell>
          <table:table-cell table:formula="of:=[.D86]+1" office:value-type="float" office:value="80">
            <text:p>80</text:p>
          </table:table-cell>
          <table:table-cell table:number-columns-repeated="7"/>
        </table:table-row>
        <table:table-row table:style-name="ro1">
          <table:table-cell table:formula="of:=ROUND([.A87]-([.$H$1]-[.A87]*([.$A$2]/100)/[.$C$3]);2)" office:value-type="float" office:value="87535.86">
            <text:p>87535.86</text:p>
          </table:table-cell>
          <table:table-cell table:formula="of:=ROUND([.B87]-([.$I$1]-[.B87]*([.$A$2]/(2*100))/[.$C$3]);2)" office:value-type="float" office:value="94233.96">
            <text:p>94233.96</text:p>
          </table:table-cell>
          <table:table-cell table:formula="of:=ROUND([.C87]-([.$J$1]-[.C87]*([.$A$2]/(4*100))/[.$C$3]);2)" office:value-type="float" office:value="97224.74">
            <text:p>97224.74</text:p>
          </table:table-cell>
          <table:table-cell table:formula="of:=[.D87]+1" office:value-type="float" office:value="81">
            <text:p>81</text:p>
          </table:table-cell>
          <table:table-cell table:number-columns-repeated="7"/>
        </table:table-row>
        <table:table-row table:style-name="ro1">
          <table:table-cell table:formula="of:=ROUND([.A88]-([.$H$1]-[.A88]*([.$A$2]/100)/[.$C$3]);2)" office:value-type="float" office:value="87357.43">
            <text:p>87357.43</text:p>
          </table:table-cell>
          <table:table-cell table:formula="of:=ROUND([.B88]-([.$I$1]-[.B88]*([.$A$2]/(2*100))/[.$C$3]);2)" office:value-type="float" office:value="94157.3">
            <text:p>94157.3</text:p>
          </table:table-cell>
          <table:table-cell table:formula="of:=ROUND([.C88]-([.$J$1]-[.C88]*([.$A$2]/(4*100))/[.$C$3]);2)" office:value-type="float" office:value="97189.21">
            <text:p>97189.21</text:p>
          </table:table-cell>
          <table:table-cell table:formula="of:=[.D88]+1" office:value-type="float" office:value="82">
            <text:p>82</text:p>
          </table:table-cell>
          <table:table-cell table:number-columns-repeated="7"/>
        </table:table-row>
        <table:table-row table:style-name="ro1">
          <table:table-cell table:formula="of:=ROUND([.A89]-([.$H$1]-[.A89]*([.$A$2]/100)/[.$C$3]);2)" office:value-type="float" office:value="87178.33">
            <text:p>87178.33</text:p>
          </table:table-cell>
          <table:table-cell table:formula="of:=ROUND([.B89]-([.$I$1]-[.B89]*([.$A$2]/(2*100))/[.$C$3]);2)" office:value-type="float" office:value="94080.49">
            <text:p>94080.49</text:p>
          </table:table-cell>
          <table:table-cell table:formula="of:=ROUND([.C89]-([.$J$1]-[.C89]*([.$A$2]/(4*100))/[.$C$3]);2)" office:value-type="float" office:value="97153.64">
            <text:p>97153.64</text:p>
          </table:table-cell>
          <table:table-cell table:formula="of:=[.D89]+1" office:value-type="float" office:value="83">
            <text:p>83</text:p>
          </table:table-cell>
          <table:table-cell table:number-columns-repeated="7"/>
        </table:table-row>
        <table:table-row table:style-name="ro1">
          <table:table-cell table:formula="of:=ROUND([.A90]-([.$H$1]-[.A90]*([.$A$2]/100)/[.$C$3]);2)" office:value-type="float" office:value="86998.56">
            <text:p>86998.56</text:p>
          </table:table-cell>
          <table:table-cell table:formula="of:=ROUND([.B90]-([.$I$1]-[.B90]*([.$A$2]/(2*100))/[.$C$3]);2)" office:value-type="float" office:value="94003.54">
            <text:p>94003.54</text:p>
          </table:table-cell>
          <table:table-cell table:formula="of:=ROUND([.C90]-([.$J$1]-[.C90]*([.$A$2]/(4*100))/[.$C$3]);2)" office:value-type="float" office:value="97118.04">
            <text:p>97118.04</text:p>
          </table:table-cell>
          <table:table-cell table:formula="of:=[.D90]+1" office:value-type="float" office:value="84">
            <text:p>84</text:p>
          </table:table-cell>
          <table:table-cell table:number-columns-repeated="7"/>
        </table:table-row>
        <table:table-row table:style-name="ro1">
          <table:table-cell table:formula="of:=ROUND([.A91]-([.$H$1]-[.A91]*([.$A$2]/100)/[.$C$3]);2)" office:value-type="float" office:value="86818.11">
            <text:p>86818.11</text:p>
          </table:table-cell>
          <table:table-cell table:formula="of:=ROUND([.B91]-([.$I$1]-[.B91]*([.$A$2]/(2*100))/[.$C$3]);2)" office:value-type="float" office:value="93926.45">
            <text:p>93926.45</text:p>
          </table:table-cell>
          <table:table-cell table:formula="of:=ROUND([.C91]-([.$J$1]-[.C91]*([.$A$2]/(4*100))/[.$C$3]);2)" office:value-type="float" office:value="97082.41">
            <text:p>97082.41</text:p>
          </table:table-cell>
          <table:table-cell table:formula="of:=[.D91]+1" office:value-type="float" office:value="85">
            <text:p>85</text:p>
          </table:table-cell>
          <table:table-cell table:number-columns-repeated="7"/>
        </table:table-row>
        <table:table-row table:style-name="ro1">
          <table:table-cell table:formula="of:=ROUND([.A92]-([.$H$1]-[.A92]*([.$A$2]/100)/[.$C$3]);2)" office:value-type="float" office:value="86636.99">
            <text:p>86636.99</text:p>
          </table:table-cell>
          <table:table-cell table:formula="of:=ROUND([.B92]-([.$I$1]-[.B92]*([.$A$2]/(2*100))/[.$C$3]);2)" office:value-type="float" office:value="93849.21">
            <text:p>93849.21</text:p>
          </table:table-cell>
          <table:table-cell table:formula="of:=ROUND([.C92]-([.$J$1]-[.C92]*([.$A$2]/(4*100))/[.$C$3]);2)" office:value-type="float" office:value="97046.74">
            <text:p>97046.74</text:p>
          </table:table-cell>
          <table:table-cell table:formula="of:=[.D92]+1" office:value-type="float" office:value="86">
            <text:p>86</text:p>
          </table:table-cell>
          <table:table-cell table:number-columns-repeated="7"/>
        </table:table-row>
        <table:table-row table:style-name="ro1">
          <table:table-cell table:formula="of:=ROUND([.A93]-([.$H$1]-[.A93]*([.$A$2]/100)/[.$C$3]);2)" office:value-type="float" office:value="86455.19">
            <text:p>86455.19</text:p>
          </table:table-cell>
          <table:table-cell table:formula="of:=ROUND([.B93]-([.$I$1]-[.B93]*([.$A$2]/(2*100))/[.$C$3]);2)" office:value-type="float" office:value="93771.83">
            <text:p>93771.83</text:p>
          </table:table-cell>
          <table:table-cell table:formula="of:=ROUND([.C93]-([.$J$1]-[.C93]*([.$A$2]/(4*100))/[.$C$3]);2)" office:value-type="float" office:value="97011.04">
            <text:p>97011.04</text:p>
          </table:table-cell>
          <table:table-cell table:formula="of:=[.D93]+1" office:value-type="float" office:value="87">
            <text:p>87</text:p>
          </table:table-cell>
          <table:table-cell table:number-columns-repeated="7"/>
        </table:table-row>
        <table:table-row table:style-name="ro1">
          <table:table-cell table:formula="of:=ROUND([.A94]-([.$H$1]-[.A94]*([.$A$2]/100)/[.$C$3]);2)" office:value-type="float" office:value="86272.71">
            <text:p>86272.71</text:p>
          </table:table-cell>
          <table:table-cell table:formula="of:=ROUND([.B94]-([.$I$1]-[.B94]*([.$A$2]/(2*100))/[.$C$3]);2)" office:value-type="float" office:value="93694.3">
            <text:p>93694.3</text:p>
          </table:table-cell>
          <table:table-cell table:formula="of:=ROUND([.C94]-([.$J$1]-[.C94]*([.$A$2]/(4*100))/[.$C$3]);2)" office:value-type="float" office:value="96975.31">
            <text:p>96975.31</text:p>
          </table:table-cell>
          <table:table-cell table:formula="of:=[.D94]+1" office:value-type="float" office:value="88">
            <text:p>88</text:p>
          </table:table-cell>
          <table:table-cell table:number-columns-repeated="7"/>
        </table:table-row>
        <table:table-row table:style-name="ro1">
          <table:table-cell table:formula="of:=ROUND([.A95]-([.$H$1]-[.A95]*([.$A$2]/100)/[.$C$3]);2)" office:value-type="float" office:value="86089.54">
            <text:p>86089.54</text:p>
          </table:table-cell>
          <table:table-cell table:formula="of:=ROUND([.B95]-([.$I$1]-[.B95]*([.$A$2]/(2*100))/[.$C$3]);2)" office:value-type="float" office:value="93616.63">
            <text:p>93616.63</text:p>
          </table:table-cell>
          <table:table-cell table:formula="of:=ROUND([.C95]-([.$J$1]-[.C95]*([.$A$2]/(4*100))/[.$C$3]);2)" office:value-type="float" office:value="96939.54">
            <text:p>96939.54</text:p>
          </table:table-cell>
          <table:table-cell table:formula="of:=[.D95]+1" office:value-type="float" office:value="89">
            <text:p>89</text:p>
          </table:table-cell>
          <table:table-cell table:number-columns-repeated="7"/>
        </table:table-row>
        <table:table-row table:style-name="ro1">
          <table:table-cell table:formula="of:=ROUND([.A96]-([.$H$1]-[.A96]*([.$A$2]/100)/[.$C$3]);2)" office:value-type="float" office:value="85905.69">
            <text:p>85905.69</text:p>
          </table:table-cell>
          <table:table-cell table:formula="of:=ROUND([.B96]-([.$I$1]-[.B96]*([.$A$2]/(2*100))/[.$C$3]);2)" office:value-type="float" office:value="93538.81">
            <text:p>93538.81</text:p>
          </table:table-cell>
          <table:table-cell table:formula="of:=ROUND([.C96]-([.$J$1]-[.C96]*([.$A$2]/(4*100))/[.$C$3]);2)" office:value-type="float" office:value="96903.74">
            <text:p>96903.74</text:p>
          </table:table-cell>
          <table:table-cell table:formula="of:=[.D96]+1" office:value-type="float" office:value="90">
            <text:p>90</text:p>
          </table:table-cell>
          <table:table-cell table:number-columns-repeated="7"/>
        </table:table-row>
        <table:table-row table:style-name="ro1">
          <table:table-cell table:formula="of:=ROUND([.A97]-([.$H$1]-[.A97]*([.$A$2]/100)/[.$C$3]);2)" office:value-type="float" office:value="85721.15">
            <text:p>85721.15</text:p>
          </table:table-cell>
          <table:table-cell table:formula="of:=ROUND([.B97]-([.$I$1]-[.B97]*([.$A$2]/(2*100))/[.$C$3]);2)" office:value-type="float" office:value="93460.85">
            <text:p>93460.85</text:p>
          </table:table-cell>
          <table:table-cell table:formula="of:=ROUND([.C97]-([.$J$1]-[.C97]*([.$A$2]/(4*100))/[.$C$3]);2)" office:value-type="float" office:value="96867.91">
            <text:p>96867.91</text:p>
          </table:table-cell>
          <table:table-cell table:formula="of:=[.D97]+1" office:value-type="float" office:value="91">
            <text:p>91</text:p>
          </table:table-cell>
          <table:table-cell table:number-columns-repeated="7"/>
        </table:table-row>
        <table:table-row table:style-name="ro1">
          <table:table-cell table:formula="of:=ROUND([.A98]-([.$H$1]-[.A98]*([.$A$2]/100)/[.$C$3]);2)" office:value-type="float" office:value="85535.91">
            <text:p>85535.91</text:p>
          </table:table-cell>
          <table:table-cell table:formula="of:=ROUND([.B98]-([.$I$1]-[.B98]*([.$A$2]/(2*100))/[.$C$3]);2)" office:value-type="float" office:value="93382.74">
            <text:p>93382.74</text:p>
          </table:table-cell>
          <table:table-cell table:formula="of:=ROUND([.C98]-([.$J$1]-[.C98]*([.$A$2]/(4*100))/[.$C$3]);2)" office:value-type="float" office:value="96832.04">
            <text:p>96832.04</text:p>
          </table:table-cell>
          <table:table-cell table:formula="of:=[.D98]+1" office:value-type="float" office:value="92">
            <text:p>92</text:p>
          </table:table-cell>
          <table:table-cell table:number-columns-repeated="7"/>
        </table:table-row>
        <table:table-row table:style-name="ro1">
          <table:table-cell table:formula="of:=ROUND([.A99]-([.$H$1]-[.A99]*([.$A$2]/100)/[.$C$3]);2)" office:value-type="float" office:value="85349.98">
            <text:p>85349.98</text:p>
          </table:table-cell>
          <table:table-cell table:formula="of:=ROUND([.B99]-([.$I$1]-[.B99]*([.$A$2]/(2*100))/[.$C$3]);2)" office:value-type="float" office:value="93304.48">
            <text:p>93304.48</text:p>
          </table:table-cell>
          <table:table-cell table:formula="of:=ROUND([.C99]-([.$J$1]-[.C99]*([.$A$2]/(4*100))/[.$C$3]);2)" office:value-type="float" office:value="96796.14">
            <text:p>96796.14</text:p>
          </table:table-cell>
          <table:table-cell table:formula="of:=[.D99]+1" office:value-type="float" office:value="93">
            <text:p>93</text:p>
          </table:table-cell>
          <table:table-cell table:number-columns-repeated="7"/>
        </table:table-row>
        <table:table-row table:style-name="ro1">
          <table:table-cell table:formula="of:=ROUND([.A100]-([.$H$1]-[.A100]*([.$A$2]/100)/[.$C$3]);2)" office:value-type="float" office:value="85163.35">
            <text:p>85163.35</text:p>
          </table:table-cell>
          <table:table-cell table:formula="of:=ROUND([.B100]-([.$I$1]-[.B100]*([.$A$2]/(2*100))/[.$C$3]);2)" office:value-type="float" office:value="93226.08">
            <text:p>93226.08</text:p>
          </table:table-cell>
          <table:table-cell table:formula="of:=ROUND([.C100]-([.$J$1]-[.C100]*([.$A$2]/(4*100))/[.$C$3]);2)" office:value-type="float" office:value="96760.21">
            <text:p>96760.21</text:p>
          </table:table-cell>
          <table:table-cell table:formula="of:=[.D100]+1" office:value-type="float" office:value="94">
            <text:p>94</text:p>
          </table:table-cell>
          <table:table-cell table:number-columns-repeated="7"/>
        </table:table-row>
        <table:table-row table:style-name="ro1">
          <table:table-cell table:formula="of:=ROUND([.A101]-([.$H$1]-[.A101]*([.$A$2]/100)/[.$C$3]);2)" office:value-type="float" office:value="84976.02">
            <text:p>84976.02</text:p>
          </table:table-cell>
          <table:table-cell table:formula="of:=ROUND([.B101]-([.$I$1]-[.B101]*([.$A$2]/(2*100))/[.$C$3]);2)" office:value-type="float" office:value="93147.53">
            <text:p>93147.53</text:p>
          </table:table-cell>
          <table:table-cell table:formula="of:=ROUND([.C101]-([.$J$1]-[.C101]*([.$A$2]/(4*100))/[.$C$3]);2)" office:value-type="float" office:value="96724.24">
            <text:p>96724.24</text:p>
          </table:table-cell>
          <table:table-cell table:formula="of:=[.D101]+1" office:value-type="float" office:value="95">
            <text:p>95</text:p>
          </table:table-cell>
          <table:table-cell table:number-columns-repeated="7"/>
        </table:table-row>
        <table:table-row table:style-name="ro1">
          <table:table-cell table:formula="of:=ROUND([.A102]-([.$H$1]-[.A102]*([.$A$2]/100)/[.$C$3]);2)" office:value-type="float" office:value="84787.99">
            <text:p>84787.99</text:p>
          </table:table-cell>
          <table:table-cell table:formula="of:=ROUND([.B102]-([.$I$1]-[.B102]*([.$A$2]/(2*100))/[.$C$3]);2)" office:value-type="float" office:value="93068.83">
            <text:p>93068.83</text:p>
          </table:table-cell>
          <table:table-cell table:formula="of:=ROUND([.C102]-([.$J$1]-[.C102]*([.$A$2]/(4*100))/[.$C$3]);2)" office:value-type="float" office:value="96688.24">
            <text:p>96688.24</text:p>
          </table:table-cell>
          <table:table-cell table:formula="of:=[.D102]+1" office:value-type="float" office:value="96">
            <text:p>96</text:p>
          </table:table-cell>
          <table:table-cell table:number-columns-repeated="7"/>
        </table:table-row>
        <table:table-row table:style-name="ro1">
          <table:table-cell table:formula="of:=ROUND([.A103]-([.$H$1]-[.A103]*([.$A$2]/100)/[.$C$3]);2)" office:value-type="float" office:value="84599.25">
            <text:p>84599.25</text:p>
          </table:table-cell>
          <table:table-cell table:formula="of:=ROUND([.B103]-([.$I$1]-[.B103]*([.$A$2]/(2*100))/[.$C$3]);2)" office:value-type="float" office:value="92989.98">
            <text:p>92989.98</text:p>
          </table:table-cell>
          <table:table-cell table:formula="of:=ROUND([.C103]-([.$J$1]-[.C103]*([.$A$2]/(4*100))/[.$C$3]);2)" office:value-type="float" office:value="96652.21">
            <text:p>96652.21</text:p>
          </table:table-cell>
          <table:table-cell table:formula="of:=[.D103]+1" office:value-type="float" office:value="97">
            <text:p>97</text:p>
          </table:table-cell>
          <table:table-cell table:number-columns-repeated="7"/>
        </table:table-row>
        <table:table-row table:style-name="ro1">
          <table:table-cell table:formula="of:=ROUND([.A104]-([.$H$1]-[.A104]*([.$A$2]/100)/[.$C$3]);2)" office:value-type="float" office:value="84409.81">
            <text:p>84409.81</text:p>
          </table:table-cell>
          <table:table-cell table:formula="of:=ROUND([.B104]-([.$I$1]-[.B104]*([.$A$2]/(2*100))/[.$C$3]);2)" office:value-type="float" office:value="92910.99">
            <text:p>92910.99</text:p>
          </table:table-cell>
          <table:table-cell table:formula="of:=ROUND([.C104]-([.$J$1]-[.C104]*([.$A$2]/(4*100))/[.$C$3]);2)" office:value-type="float" office:value="96616.14">
            <text:p>96616.14</text:p>
          </table:table-cell>
          <table:table-cell table:formula="of:=[.D104]+1" office:value-type="float" office:value="98">
            <text:p>98</text:p>
          </table:table-cell>
          <table:table-cell table:number-columns-repeated="7"/>
        </table:table-row>
        <table:table-row table:style-name="ro1">
          <table:table-cell table:formula="of:=ROUND([.A105]-([.$H$1]-[.A105]*([.$A$2]/100)/[.$C$3]);2)" office:value-type="float" office:value="84219.66">
            <text:p>84219.66</text:p>
          </table:table-cell>
          <table:table-cell table:formula="of:=ROUND([.B105]-([.$I$1]-[.B105]*([.$A$2]/(2*100))/[.$C$3]);2)" office:value-type="float" office:value="92831.85">
            <text:p>92831.85</text:p>
          </table:table-cell>
          <table:table-cell table:formula="of:=ROUND([.C105]-([.$J$1]-[.C105]*([.$A$2]/(4*100))/[.$C$3]);2)" office:value-type="float" office:value="96580.04">
            <text:p>96580.04</text:p>
          </table:table-cell>
          <table:table-cell table:formula="of:=[.D105]+1" office:value-type="float" office:value="99">
            <text:p>99</text:p>
          </table:table-cell>
          <table:table-cell table:number-columns-repeated="7"/>
        </table:table-row>
        <table:table-row table:style-name="ro1">
          <table:table-cell table:formula="of:=ROUND([.A106]-([.$H$1]-[.A106]*([.$A$2]/100)/[.$C$3]);2)" office:value-type="float" office:value="84028.79">
            <text:p>84028.79</text:p>
          </table:table-cell>
          <table:table-cell table:formula="of:=ROUND([.B106]-([.$I$1]-[.B106]*([.$A$2]/(2*100))/[.$C$3]);2)" office:value-type="float" office:value="92752.56">
            <text:p>92752.56</text:p>
          </table:table-cell>
          <table:table-cell table:formula="of:=ROUND([.C106]-([.$J$1]-[.C106]*([.$A$2]/(4*100))/[.$C$3]);2)" office:value-type="float" office:value="96543.9">
            <text:p>96543.9</text:p>
          </table:table-cell>
          <table:table-cell table:formula="of:=[.D106]+1" office:value-type="float" office:value="100">
            <text:p>100</text:p>
          </table:table-cell>
          <table:table-cell table:number-columns-repeated="7"/>
        </table:table-row>
        <table:table-row table:style-name="ro1">
          <table:table-cell table:formula="of:=ROUND([.A107]-([.$H$1]-[.A107]*([.$A$2]/100)/[.$C$3]);2)" office:value-type="float" office:value="83837.21">
            <text:p>83837.21</text:p>
          </table:table-cell>
          <table:table-cell table:formula="of:=ROUND([.B107]-([.$I$1]-[.B107]*([.$A$2]/(2*100))/[.$C$3]);2)" office:value-type="float" office:value="92673.12">
            <text:p>92673.12</text:p>
          </table:table-cell>
          <table:table-cell table:formula="of:=ROUND([.C107]-([.$J$1]-[.C107]*([.$A$2]/(4*100))/[.$C$3]);2)" office:value-type="float" office:value="96507.73">
            <text:p>96507.73</text:p>
          </table:table-cell>
          <table:table-cell table:formula="of:=[.D107]+1" office:value-type="float" office:value="101">
            <text:p>101</text:p>
          </table:table-cell>
          <table:table-cell table:number-columns-repeated="7"/>
        </table:table-row>
        <table:table-row table:style-name="ro1">
          <table:table-cell table:formula="of:=ROUND([.A108]-([.$H$1]-[.A108]*([.$A$2]/100)/[.$C$3]);2)" office:value-type="float" office:value="83644.91">
            <text:p>83644.91</text:p>
          </table:table-cell>
          <table:table-cell table:formula="of:=ROUND([.B108]-([.$I$1]-[.B108]*([.$A$2]/(2*100))/[.$C$3]);2)" office:value-type="float" office:value="92593.53">
            <text:p>92593.53</text:p>
          </table:table-cell>
          <table:table-cell table:formula="of:=ROUND([.C108]-([.$J$1]-[.C108]*([.$A$2]/(4*100))/[.$C$3]);2)" office:value-type="float" office:value="96471.53">
            <text:p>96471.53</text:p>
          </table:table-cell>
          <table:table-cell table:formula="of:=[.D108]+1" office:value-type="float" office:value="102">
            <text:p>102</text:p>
          </table:table-cell>
          <table:table-cell table:number-columns-repeated="7"/>
        </table:table-row>
        <table:table-row table:style-name="ro1">
          <table:table-cell table:formula="of:=ROUND([.A109]-([.$H$1]-[.A109]*([.$A$2]/100)/[.$C$3]);2)" office:value-type="float" office:value="83451.89">
            <text:p>83451.89</text:p>
          </table:table-cell>
          <table:table-cell table:formula="of:=ROUND([.B109]-([.$I$1]-[.B109]*([.$A$2]/(2*100))/[.$C$3]);2)" office:value-type="float" office:value="92513.79">
            <text:p>92513.79</text:p>
          </table:table-cell>
          <table:table-cell table:formula="of:=ROUND([.C109]-([.$J$1]-[.C109]*([.$A$2]/(4*100))/[.$C$3]);2)" office:value-type="float" office:value="96435.29">
            <text:p>96435.29</text:p>
          </table:table-cell>
          <table:table-cell table:formula="of:=[.D109]+1" office:value-type="float" office:value="103">
            <text:p>103</text:p>
          </table:table-cell>
          <table:table-cell table:number-columns-repeated="7"/>
        </table:table-row>
        <table:table-row table:style-name="ro1">
          <table:table-cell table:formula="of:=ROUND([.A110]-([.$H$1]-[.A110]*([.$A$2]/100)/[.$C$3]);2)" office:value-type="float" office:value="83258.14">
            <text:p>83258.14</text:p>
          </table:table-cell>
          <table:table-cell table:formula="of:=ROUND([.B110]-([.$I$1]-[.B110]*([.$A$2]/(2*100))/[.$C$3]);2)" office:value-type="float" office:value="92433.9">
            <text:p>92433.9</text:p>
          </table:table-cell>
          <table:table-cell table:formula="of:=ROUND([.C110]-([.$J$1]-[.C110]*([.$A$2]/(4*100))/[.$C$3]);2)" office:value-type="float" office:value="96399.02">
            <text:p>96399.02</text:p>
          </table:table-cell>
          <table:table-cell table:formula="of:=[.D110]+1" office:value-type="float" office:value="104">
            <text:p>104</text:p>
          </table:table-cell>
          <table:table-cell table:number-columns-repeated="7"/>
        </table:table-row>
        <table:table-row table:style-name="ro1">
          <table:table-cell table:formula="of:=ROUND([.A111]-([.$H$1]-[.A111]*([.$A$2]/100)/[.$C$3]);2)" office:value-type="float" office:value="83063.67">
            <text:p>83063.67</text:p>
          </table:table-cell>
          <table:table-cell table:formula="of:=ROUND([.B111]-([.$I$1]-[.B111]*([.$A$2]/(2*100))/[.$C$3]);2)" office:value-type="float" office:value="92353.86">
            <text:p>92353.86</text:p>
          </table:table-cell>
          <table:table-cell table:formula="of:=ROUND([.C111]-([.$J$1]-[.C111]*([.$A$2]/(4*100))/[.$C$3]);2)" office:value-type="float" office:value="96362.71">
            <text:p>96362.71</text:p>
          </table:table-cell>
          <table:table-cell table:formula="of:=[.D111]+1" office:value-type="float" office:value="105">
            <text:p>105</text:p>
          </table:table-cell>
          <table:table-cell table:number-columns-repeated="7"/>
        </table:table-row>
        <table:table-row table:style-name="ro1">
          <table:table-cell table:formula="of:=ROUND([.A112]-([.$H$1]-[.A112]*([.$A$2]/100)/[.$C$3]);2)" office:value-type="float" office:value="82868.47">
            <text:p>82868.47</text:p>
          </table:table-cell>
          <table:table-cell table:formula="of:=ROUND([.B112]-([.$I$1]-[.B112]*([.$A$2]/(2*100))/[.$C$3]);2)" office:value-type="float" office:value="92273.67">
            <text:p>92273.67</text:p>
          </table:table-cell>
          <table:table-cell table:formula="of:=ROUND([.C112]-([.$J$1]-[.C112]*([.$A$2]/(4*100))/[.$C$3]);2)" office:value-type="float" office:value="96326.37">
            <text:p>96326.37</text:p>
          </table:table-cell>
          <table:table-cell table:formula="of:=[.D112]+1" office:value-type="float" office:value="106">
            <text:p>106</text:p>
          </table:table-cell>
          <table:table-cell table:number-columns-repeated="7"/>
        </table:table-row>
        <table:table-row table:style-name="ro1">
          <table:table-cell table:formula="of:=ROUND([.A113]-([.$H$1]-[.A113]*([.$A$2]/100)/[.$C$3]);2)" office:value-type="float" office:value="82672.54">
            <text:p>82672.54</text:p>
          </table:table-cell>
          <table:table-cell table:formula="of:=ROUND([.B113]-([.$I$1]-[.B113]*([.$A$2]/(2*100))/[.$C$3]);2)" office:value-type="float" office:value="92193.33">
            <text:p>92193.33</text:p>
          </table:table-cell>
          <table:table-cell table:formula="of:=ROUND([.C113]-([.$J$1]-[.C113]*([.$A$2]/(4*100))/[.$C$3]);2)" office:value-type="float" office:value="96290">
            <text:p>96290</text:p>
          </table:table-cell>
          <table:table-cell table:formula="of:=[.D113]+1" office:value-type="float" office:value="107">
            <text:p>107</text:p>
          </table:table-cell>
          <table:table-cell table:number-columns-repeated="7"/>
        </table:table-row>
        <table:table-row table:style-name="ro1">
          <table:table-cell table:formula="of:=ROUND([.A114]-([.$H$1]-[.A114]*([.$A$2]/100)/[.$C$3]);2)" office:value-type="float" office:value="82475.87">
            <text:p>82475.87</text:p>
          </table:table-cell>
          <table:table-cell table:formula="of:=ROUND([.B114]-([.$I$1]-[.B114]*([.$A$2]/(2*100))/[.$C$3]);2)" office:value-type="float" office:value="92112.84">
            <text:p>92112.84</text:p>
          </table:table-cell>
          <table:table-cell table:formula="of:=ROUND([.C114]-([.$J$1]-[.C114]*([.$A$2]/(4*100))/[.$C$3]);2)" office:value-type="float" office:value="96253.59">
            <text:p>96253.59</text:p>
          </table:table-cell>
          <table:table-cell table:formula="of:=[.D114]+1" office:value-type="float" office:value="108">
            <text:p>108</text:p>
          </table:table-cell>
          <table:table-cell table:number-columns-repeated="7"/>
        </table:table-row>
        <table:table-row table:style-name="ro1">
          <table:table-cell table:formula="of:=ROUND([.A115]-([.$H$1]-[.A115]*([.$A$2]/100)/[.$C$3]);2)" office:value-type="float" office:value="82278.46">
            <text:p>82278.46</text:p>
          </table:table-cell>
          <table:table-cell table:formula="of:=ROUND([.B115]-([.$I$1]-[.B115]*([.$A$2]/(2*100))/[.$C$3]);2)" office:value-type="float" office:value="92032.2">
            <text:p>92032.2</text:p>
          </table:table-cell>
          <table:table-cell table:formula="of:=ROUND([.C115]-([.$J$1]-[.C115]*([.$A$2]/(4*100))/[.$C$3]);2)" office:value-type="float" office:value="96217.15">
            <text:p>96217.15</text:p>
          </table:table-cell>
          <table:table-cell table:formula="of:=[.D115]+1" office:value-type="float" office:value="109">
            <text:p>109</text:p>
          </table:table-cell>
          <table:table-cell table:number-columns-repeated="7"/>
        </table:table-row>
        <table:table-row table:style-name="ro1">
          <table:table-cell table:formula="of:=ROUND([.A116]-([.$H$1]-[.A116]*([.$A$2]/100)/[.$C$3]);2)" office:value-type="float" office:value="82080.31">
            <text:p>82080.31</text:p>
          </table:table-cell>
          <table:table-cell table:formula="of:=ROUND([.B116]-([.$I$1]-[.B116]*([.$A$2]/(2*100))/[.$C$3]);2)" office:value-type="float" office:value="91951.41">
            <text:p>91951.41</text:p>
          </table:table-cell>
          <table:table-cell table:formula="of:=ROUND([.C116]-([.$J$1]-[.C116]*([.$A$2]/(4*100))/[.$C$3]);2)" office:value-type="float" office:value="96180.67">
            <text:p>96180.67</text:p>
          </table:table-cell>
          <table:table-cell table:formula="of:=[.D116]+1" office:value-type="float" office:value="110">
            <text:p>110</text:p>
          </table:table-cell>
          <table:table-cell table:number-columns-repeated="7"/>
        </table:table-row>
        <table:table-row table:style-name="ro1">
          <table:table-cell table:formula="of:=ROUND([.A117]-([.$H$1]-[.A117]*([.$A$2]/100)/[.$C$3]);2)" office:value-type="float" office:value="81881.42">
            <text:p>81881.42</text:p>
          </table:table-cell>
          <table:table-cell table:formula="of:=ROUND([.B117]-([.$I$1]-[.B117]*([.$A$2]/(2*100))/[.$C$3]);2)" office:value-type="float" office:value="91870.47">
            <text:p>91870.47</text:p>
          </table:table-cell>
          <table:table-cell table:formula="of:=ROUND([.C117]-([.$J$1]-[.C117]*([.$A$2]/(4*100))/[.$C$3]);2)" office:value-type="float" office:value="96144.16">
            <text:p>96144.16</text:p>
          </table:table-cell>
          <table:table-cell table:formula="of:=[.D117]+1" office:value-type="float" office:value="111">
            <text:p>111</text:p>
          </table:table-cell>
          <table:table-cell table:number-columns-repeated="7"/>
        </table:table-row>
        <table:table-row table:style-name="ro1">
          <table:table-cell table:formula="of:=ROUND([.A118]-([.$H$1]-[.A118]*([.$A$2]/100)/[.$C$3]);2)" office:value-type="float" office:value="81681.79">
            <text:p>81681.79</text:p>
          </table:table-cell>
          <table:table-cell table:formula="of:=ROUND([.B118]-([.$I$1]-[.B118]*([.$A$2]/(2*100))/[.$C$3]);2)" office:value-type="float" office:value="91789.38">
            <text:p>91789.38</text:p>
          </table:table-cell>
          <table:table-cell table:formula="of:=ROUND([.C118]-([.$J$1]-[.C118]*([.$A$2]/(4*100))/[.$C$3]);2)" office:value-type="float" office:value="96107.62">
            <text:p>96107.62</text:p>
          </table:table-cell>
          <table:table-cell table:formula="of:=[.D118]+1" office:value-type="float" office:value="112">
            <text:p>112</text:p>
          </table:table-cell>
          <table:table-cell table:number-columns-repeated="7"/>
        </table:table-row>
        <table:table-row table:style-name="ro1">
          <table:table-cell table:formula="of:=ROUND([.A119]-([.$H$1]-[.A119]*([.$A$2]/100)/[.$C$3]);2)" office:value-type="float" office:value="81481.41">
            <text:p>81481.41</text:p>
          </table:table-cell>
          <table:table-cell table:formula="of:=ROUND([.B119]-([.$I$1]-[.B119]*([.$A$2]/(2*100))/[.$C$3]);2)" office:value-type="float" office:value="91708.14">
            <text:p>91708.14</text:p>
          </table:table-cell>
          <table:table-cell table:formula="of:=ROUND([.C119]-([.$J$1]-[.C119]*([.$A$2]/(4*100))/[.$C$3]);2)" office:value-type="float" office:value="96071.04">
            <text:p>96071.04</text:p>
          </table:table-cell>
          <table:table-cell table:formula="of:=[.D119]+1" office:value-type="float" office:value="113">
            <text:p>113</text:p>
          </table:table-cell>
          <table:table-cell table:number-columns-repeated="7"/>
        </table:table-row>
        <table:table-row table:style-name="ro1">
          <table:table-cell table:formula="of:=ROUND([.A120]-([.$H$1]-[.A120]*([.$A$2]/100)/[.$C$3]);2)" office:value-type="float" office:value="81280.28">
            <text:p>81280.28</text:p>
          </table:table-cell>
          <table:table-cell table:formula="of:=ROUND([.B120]-([.$I$1]-[.B120]*([.$A$2]/(2*100))/[.$C$3]);2)" office:value-type="float" office:value="91626.74">
            <text:p>91626.74</text:p>
          </table:table-cell>
          <table:table-cell table:formula="of:=ROUND([.C120]-([.$J$1]-[.C120]*([.$A$2]/(4*100))/[.$C$3]);2)" office:value-type="float" office:value="96034.43">
            <text:p>96034.43</text:p>
          </table:table-cell>
          <table:table-cell table:formula="of:=[.D120]+1" office:value-type="float" office:value="114">
            <text:p>114</text:p>
          </table:table-cell>
          <table:table-cell table:number-columns-repeated="7"/>
        </table:table-row>
        <table:table-row table:style-name="ro1">
          <table:table-cell table:formula="of:=ROUND([.A121]-([.$H$1]-[.A121]*([.$A$2]/100)/[.$C$3]);2)" office:value-type="float" office:value="81078.39">
            <text:p>81078.39</text:p>
          </table:table-cell>
          <table:table-cell table:formula="of:=ROUND([.B121]-([.$I$1]-[.B121]*([.$A$2]/(2*100))/[.$C$3]);2)" office:value-type="float" office:value="91545.19">
            <text:p>91545.19</text:p>
          </table:table-cell>
          <table:table-cell table:formula="of:=ROUND([.C121]-([.$J$1]-[.C121]*([.$A$2]/(4*100))/[.$C$3]);2)" office:value-type="float" office:value="95997.78">
            <text:p>95997.78</text:p>
          </table:table-cell>
          <table:table-cell table:formula="of:=[.D121]+1" office:value-type="float" office:value="115">
            <text:p>115</text:p>
          </table:table-cell>
          <table:table-cell table:number-columns-repeated="7"/>
        </table:table-row>
        <table:table-row table:style-name="ro1">
          <table:table-cell table:formula="of:=ROUND([.A122]-([.$H$1]-[.A122]*([.$A$2]/100)/[.$C$3]);2)" office:value-type="float" office:value="80875.74">
            <text:p>80875.74</text:p>
          </table:table-cell>
          <table:table-cell table:formula="of:=ROUND([.B122]-([.$I$1]-[.B122]*([.$A$2]/(2*100))/[.$C$3]);2)" office:value-type="float" office:value="91463.49">
            <text:p>91463.49</text:p>
          </table:table-cell>
          <table:table-cell table:formula="of:=ROUND([.C122]-([.$J$1]-[.C122]*([.$A$2]/(4*100))/[.$C$3]);2)" office:value-type="float" office:value="95961.1">
            <text:p>95961.1</text:p>
          </table:table-cell>
          <table:table-cell table:formula="of:=[.D122]+1" office:value-type="float" office:value="116">
            <text:p>116</text:p>
          </table:table-cell>
          <table:table-cell table:number-columns-repeated="7"/>
        </table:table-row>
        <table:table-row table:style-name="ro1">
          <table:table-cell table:formula="of:=ROUND([.A123]-([.$H$1]-[.A123]*([.$A$2]/100)/[.$C$3]);2)" office:value-type="float" office:value="80672.33">
            <text:p>80672.33</text:p>
          </table:table-cell>
          <table:table-cell table:formula="of:=ROUND([.B123]-([.$I$1]-[.B123]*([.$A$2]/(2*100))/[.$C$3]);2)" office:value-type="float" office:value="91381.63">
            <text:p>91381.63</text:p>
          </table:table-cell>
          <table:table-cell table:formula="of:=ROUND([.C123]-([.$J$1]-[.C123]*([.$A$2]/(4*100))/[.$C$3]);2)" office:value-type="float" office:value="95924.38">
            <text:p>95924.38</text:p>
          </table:table-cell>
          <table:table-cell table:formula="of:=[.D123]+1" office:value-type="float" office:value="117">
            <text:p>117</text:p>
          </table:table-cell>
          <table:table-cell table:number-columns-repeated="7"/>
        </table:table-row>
        <table:table-row table:style-name="ro1">
          <table:table-cell table:formula="of:=ROUND([.A124]-([.$H$1]-[.A124]*([.$A$2]/100)/[.$C$3]);2)" office:value-type="float" office:value="80468.16">
            <text:p>80468.16</text:p>
          </table:table-cell>
          <table:table-cell table:formula="of:=ROUND([.B124]-([.$I$1]-[.B124]*([.$A$2]/(2*100))/[.$C$3]);2)" office:value-type="float" office:value="91299.62">
            <text:p>91299.62</text:p>
          </table:table-cell>
          <table:table-cell table:formula="of:=ROUND([.C124]-([.$J$1]-[.C124]*([.$A$2]/(4*100))/[.$C$3]);2)" office:value-type="float" office:value="95887.63">
            <text:p>95887.63</text:p>
          </table:table-cell>
          <table:table-cell table:formula="of:=[.D124]+1" office:value-type="float" office:value="118">
            <text:p>118</text:p>
          </table:table-cell>
          <table:table-cell table:number-columns-repeated="7"/>
        </table:table-row>
        <table:table-row table:style-name="ro1">
          <table:table-cell table:formula="of:=ROUND([.A125]-([.$H$1]-[.A125]*([.$A$2]/100)/[.$C$3]);2)" office:value-type="float" office:value="80263.23">
            <text:p>80263.23</text:p>
          </table:table-cell>
          <table:table-cell table:formula="of:=ROUND([.B125]-([.$I$1]-[.B125]*([.$A$2]/(2*100))/[.$C$3]);2)" office:value-type="float" office:value="91217.46">
            <text:p>91217.46</text:p>
          </table:table-cell>
          <table:table-cell table:formula="of:=ROUND([.C125]-([.$J$1]-[.C125]*([.$A$2]/(4*100))/[.$C$3]);2)" office:value-type="float" office:value="95850.84">
            <text:p>95850.84</text:p>
          </table:table-cell>
          <table:table-cell table:formula="of:=[.D125]+1" office:value-type="float" office:value="119">
            <text:p>119</text:p>
          </table:table-cell>
          <table:table-cell table:number-columns-repeated="7"/>
        </table:table-row>
        <table:table-row table:style-name="ro1">
          <table:table-cell table:formula="of:=ROUND([.A126]-([.$H$1]-[.A126]*([.$A$2]/100)/[.$C$3]);2)" office:value-type="float" office:value="80057.53">
            <text:p>80057.53</text:p>
          </table:table-cell>
          <table:table-cell table:formula="of:=ROUND([.B126]-([.$I$1]-[.B126]*([.$A$2]/(2*100))/[.$C$3]);2)" office:value-type="float" office:value="91135.14">
            <text:p>91135.14</text:p>
          </table:table-cell>
          <table:table-cell table:formula="of:=ROUND([.C126]-([.$J$1]-[.C126]*([.$A$2]/(4*100))/[.$C$3]);2)" office:value-type="float" office:value="95814.02">
            <text:p>95814.02</text:p>
          </table:table-cell>
          <table:table-cell table:formula="of:=[.D126]+1" office:value-type="float" office:value="120">
            <text:p>120</text:p>
          </table:table-cell>
          <table:table-cell table:number-columns-repeated="7"/>
        </table:table-row>
        <table:table-row table:style-name="ro1">
          <table:table-cell table:formula="of:=ROUND([.A127]-([.$H$1]-[.A127]*([.$A$2]/100)/[.$C$3]);2)" office:value-type="float" office:value="79851.06">
            <text:p>79851.06</text:p>
          </table:table-cell>
          <table:table-cell table:formula="of:=ROUND([.B127]-([.$I$1]-[.B127]*([.$A$2]/(2*100))/[.$C$3]);2)" office:value-type="float" office:value="91052.67">
            <text:p>91052.67</text:p>
          </table:table-cell>
          <table:table-cell table:formula="of:=ROUND([.C127]-([.$J$1]-[.C127]*([.$A$2]/(4*100))/[.$C$3]);2)" office:value-type="float" office:value="95777.17">
            <text:p>95777.17</text:p>
          </table:table-cell>
          <table:table-cell table:formula="of:=[.D127]+1" office:value-type="float" office:value="121">
            <text:p>121</text:p>
          </table:table-cell>
          <table:table-cell table:number-columns-repeated="7"/>
        </table:table-row>
        <table:table-row table:style-name="ro1">
          <table:table-cell table:formula="of:=ROUND([.A128]-([.$H$1]-[.A128]*([.$A$2]/100)/[.$C$3]);2)" office:value-type="float" office:value="79643.81">
            <text:p>79643.81</text:p>
          </table:table-cell>
          <table:table-cell table:formula="of:=ROUND([.B128]-([.$I$1]-[.B128]*([.$A$2]/(2*100))/[.$C$3]);2)" office:value-type="float" office:value="90970.04">
            <text:p>90970.04</text:p>
          </table:table-cell>
          <table:table-cell table:formula="of:=ROUND([.C128]-([.$J$1]-[.C128]*([.$A$2]/(4*100))/[.$C$3]);2)" office:value-type="float" office:value="95740.28">
            <text:p>95740.28</text:p>
          </table:table-cell>
          <table:table-cell table:formula="of:=[.D128]+1" office:value-type="float" office:value="122">
            <text:p>122</text:p>
          </table:table-cell>
          <table:table-cell table:number-columns-repeated="7"/>
        </table:table-row>
        <table:table-row table:style-name="ro1">
          <table:table-cell table:formula="of:=ROUND([.A129]-([.$H$1]-[.A129]*([.$A$2]/100)/[.$C$3]);2)" office:value-type="float" office:value="79435.78">
            <text:p>79435.78</text:p>
          </table:table-cell>
          <table:table-cell table:formula="of:=ROUND([.B129]-([.$I$1]-[.B129]*([.$A$2]/(2*100))/[.$C$3]);2)" office:value-type="float" office:value="90887.26">
            <text:p>90887.26</text:p>
          </table:table-cell>
          <table:table-cell table:formula="of:=ROUND([.C129]-([.$J$1]-[.C129]*([.$A$2]/(4*100))/[.$C$3]);2)" office:value-type="float" office:value="95703.36">
            <text:p>95703.36</text:p>
          </table:table-cell>
          <table:table-cell table:formula="of:=[.D129]+1" office:value-type="float" office:value="123">
            <text:p>123</text:p>
          </table:table-cell>
          <table:table-cell table:number-columns-repeated="7"/>
        </table:table-row>
        <table:table-row table:style-name="ro1">
          <table:table-cell table:formula="of:=ROUND([.A130]-([.$H$1]-[.A130]*([.$A$2]/100)/[.$C$3]);2)" office:value-type="float" office:value="79226.97">
            <text:p>79226.97</text:p>
          </table:table-cell>
          <table:table-cell table:formula="of:=ROUND([.B130]-([.$I$1]-[.B130]*([.$A$2]/(2*100))/[.$C$3]);2)" office:value-type="float" office:value="90804.32">
            <text:p>90804.32</text:p>
          </table:table-cell>
          <table:table-cell table:formula="of:=ROUND([.C130]-([.$J$1]-[.C130]*([.$A$2]/(4*100))/[.$C$3]);2)" office:value-type="float" office:value="95666.4">
            <text:p>95666.4</text:p>
          </table:table-cell>
          <table:table-cell table:formula="of:=[.D130]+1" office:value-type="float" office:value="124">
            <text:p>124</text:p>
          </table:table-cell>
          <table:table-cell table:number-columns-repeated="7"/>
        </table:table-row>
        <table:table-row table:style-name="ro1">
          <table:table-cell table:formula="of:=ROUND([.A131]-([.$H$1]-[.A131]*([.$A$2]/100)/[.$C$3]);2)" office:value-type="float" office:value="79017.38">
            <text:p>79017.38</text:p>
          </table:table-cell>
          <table:table-cell table:formula="of:=ROUND([.B131]-([.$I$1]-[.B131]*([.$A$2]/(2*100))/[.$C$3]);2)" office:value-type="float" office:value="90721.23">
            <text:p>90721.23</text:p>
          </table:table-cell>
          <table:table-cell table:formula="of:=ROUND([.C131]-([.$J$1]-[.C131]*([.$A$2]/(4*100))/[.$C$3]);2)" office:value-type="float" office:value="95629.41">
            <text:p>95629.41</text:p>
          </table:table-cell>
          <table:table-cell table:formula="of:=[.D131]+1" office:value-type="float" office:value="125">
            <text:p>125</text:p>
          </table:table-cell>
          <table:table-cell table:number-columns-repeated="7"/>
        </table:table-row>
        <table:table-row table:style-name="ro1">
          <table:table-cell table:formula="of:=ROUND([.A132]-([.$H$1]-[.A132]*([.$A$2]/100)/[.$C$3]);2)" office:value-type="float" office:value="78807.01">
            <text:p>78807.01</text:p>
          </table:table-cell>
          <table:table-cell table:formula="of:=ROUND([.B132]-([.$I$1]-[.B132]*([.$A$2]/(2*100))/[.$C$3]);2)" office:value-type="float" office:value="90637.98">
            <text:p>90637.98</text:p>
          </table:table-cell>
          <table:table-cell table:formula="of:=ROUND([.C132]-([.$J$1]-[.C132]*([.$A$2]/(4*100))/[.$C$3]);2)" office:value-type="float" office:value="95592.38">
            <text:p>95592.38</text:p>
          </table:table-cell>
          <table:table-cell table:formula="of:=[.D132]+1" office:value-type="float" office:value="126">
            <text:p>126</text:p>
          </table:table-cell>
          <table:table-cell table:number-columns-repeated="7"/>
        </table:table-row>
        <table:table-row table:style-name="ro1">
          <table:table-cell table:formula="of:=ROUND([.A133]-([.$H$1]-[.A133]*([.$A$2]/100)/[.$C$3]);2)" office:value-type="float" office:value="78595.85">
            <text:p>78595.85</text:p>
          </table:table-cell>
          <table:table-cell table:formula="of:=ROUND([.B133]-([.$I$1]-[.B133]*([.$A$2]/(2*100))/[.$C$3]);2)" office:value-type="float" office:value="90554.58">
            <text:p>90554.58</text:p>
          </table:table-cell>
          <table:table-cell table:formula="of:=ROUND([.C133]-([.$J$1]-[.C133]*([.$A$2]/(4*100))/[.$C$3]);2)" office:value-type="float" office:value="95555.32">
            <text:p>95555.32</text:p>
          </table:table-cell>
          <table:table-cell table:formula="of:=[.D133]+1" office:value-type="float" office:value="127">
            <text:p>127</text:p>
          </table:table-cell>
          <table:table-cell table:number-columns-repeated="7"/>
        </table:table-row>
        <table:table-row table:style-name="ro1">
          <table:table-cell table:formula="of:=ROUND([.A134]-([.$H$1]-[.A134]*([.$A$2]/100)/[.$C$3]);2)" office:value-type="float" office:value="78383.89">
            <text:p>78383.89</text:p>
          </table:table-cell>
          <table:table-cell table:formula="of:=ROUND([.B134]-([.$I$1]-[.B134]*([.$A$2]/(2*100))/[.$C$3]);2)" office:value-type="float" office:value="90471.02">
            <text:p>90471.02</text:p>
          </table:table-cell>
          <table:table-cell table:formula="of:=ROUND([.C134]-([.$J$1]-[.C134]*([.$A$2]/(4*100))/[.$C$3]);2)" office:value-type="float" office:value="95518.22">
            <text:p>95518.22</text:p>
          </table:table-cell>
          <table:table-cell table:formula="of:=[.D134]+1" office:value-type="float" office:value="128">
            <text:p>128</text:p>
          </table:table-cell>
          <table:table-cell table:number-columns-repeated="7"/>
        </table:table-row>
        <table:table-row table:style-name="ro1">
          <table:table-cell table:formula="of:=ROUND([.A135]-([.$H$1]-[.A135]*([.$A$2]/100)/[.$C$3]);2)" office:value-type="float" office:value="78171.14">
            <text:p>78171.14</text:p>
          </table:table-cell>
          <table:table-cell table:formula="of:=ROUND([.B135]-([.$I$1]-[.B135]*([.$A$2]/(2*100))/[.$C$3]);2)" office:value-type="float" office:value="90387.3">
            <text:p>90387.3</text:p>
          </table:table-cell>
          <table:table-cell table:formula="of:=ROUND([.C135]-([.$J$1]-[.C135]*([.$A$2]/(4*100))/[.$C$3]);2)" office:value-type="float" office:value="95481.09">
            <text:p>95481.09</text:p>
          </table:table-cell>
          <table:table-cell table:formula="of:=[.D135]+1" office:value-type="float" office:value="129">
            <text:p>129</text:p>
          </table:table-cell>
          <table:table-cell table:number-columns-repeated="7"/>
        </table:table-row>
        <table:table-row table:style-name="ro1">
          <table:table-cell table:formula="of:=ROUND([.A136]-([.$H$1]-[.A136]*([.$A$2]/100)/[.$C$3]);2)" office:value-type="float" office:value="77957.59">
            <text:p>77957.59</text:p>
          </table:table-cell>
          <table:table-cell table:formula="of:=ROUND([.B136]-([.$I$1]-[.B136]*([.$A$2]/(2*100))/[.$C$3]);2)" office:value-type="float" office:value="90303.43">
            <text:p>90303.43</text:p>
          </table:table-cell>
          <table:table-cell table:formula="of:=ROUND([.C136]-([.$J$1]-[.C136]*([.$A$2]/(4*100))/[.$C$3]);2)" office:value-type="float" office:value="95443.92">
            <text:p>95443.92</text:p>
          </table:table-cell>
          <table:table-cell table:formula="of:=[.D136]+1" office:value-type="float" office:value="130">
            <text:p>130</text:p>
          </table:table-cell>
          <table:table-cell table:number-columns-repeated="7"/>
        </table:table-row>
        <table:table-row table:style-name="ro1">
          <table:table-cell table:formula="of:=ROUND([.A137]-([.$H$1]-[.A137]*([.$A$2]/100)/[.$C$3]);2)" office:value-type="float" office:value="77743.24">
            <text:p>77743.24</text:p>
          </table:table-cell>
          <table:table-cell table:formula="of:=ROUND([.B137]-([.$I$1]-[.B137]*([.$A$2]/(2*100))/[.$C$3]);2)" office:value-type="float" office:value="90219.4">
            <text:p>90219.4</text:p>
          </table:table-cell>
          <table:table-cell table:formula="of:=ROUND([.C137]-([.$J$1]-[.C137]*([.$A$2]/(4*100))/[.$C$3]);2)" office:value-type="float" office:value="95406.72">
            <text:p>95406.72</text:p>
          </table:table-cell>
          <table:table-cell table:formula="of:=[.D137]+1" office:value-type="float" office:value="131">
            <text:p>131</text:p>
          </table:table-cell>
          <table:table-cell table:number-columns-repeated="7"/>
        </table:table-row>
        <table:table-row table:style-name="ro1">
          <table:table-cell table:formula="of:=ROUND([.A138]-([.$H$1]-[.A138]*([.$A$2]/100)/[.$C$3]);2)" office:value-type="float" office:value="77528.09">
            <text:p>77528.09</text:p>
          </table:table-cell>
          <table:table-cell table:formula="of:=ROUND([.B138]-([.$I$1]-[.B138]*([.$A$2]/(2*100))/[.$C$3]);2)" office:value-type="float" office:value="90135.21">
            <text:p>90135.21</text:p>
          </table:table-cell>
          <table:table-cell table:formula="of:=ROUND([.C138]-([.$J$1]-[.C138]*([.$A$2]/(4*100))/[.$C$3]);2)" office:value-type="float" office:value="95369.48">
            <text:p>95369.48</text:p>
          </table:table-cell>
          <table:table-cell table:formula="of:=[.D138]+1" office:value-type="float" office:value="132">
            <text:p>132</text:p>
          </table:table-cell>
          <table:table-cell table:number-columns-repeated="7"/>
        </table:table-row>
        <table:table-row table:style-name="ro1">
          <table:table-cell table:formula="of:=ROUND([.A139]-([.$H$1]-[.A139]*([.$A$2]/100)/[.$C$3]);2)" office:value-type="float" office:value="77312.13">
            <text:p>77312.13</text:p>
          </table:table-cell>
          <table:table-cell table:formula="of:=ROUND([.B139]-([.$I$1]-[.B139]*([.$A$2]/(2*100))/[.$C$3]);2)" office:value-type="float" office:value="90050.86">
            <text:p>90050.86</text:p>
          </table:table-cell>
          <table:table-cell table:formula="of:=ROUND([.C139]-([.$J$1]-[.C139]*([.$A$2]/(4*100))/[.$C$3]);2)" office:value-type="float" office:value="95332.21">
            <text:p>95332.21</text:p>
          </table:table-cell>
          <table:table-cell table:formula="of:=[.D139]+1" office:value-type="float" office:value="133">
            <text:p>133</text:p>
          </table:table-cell>
          <table:table-cell table:number-columns-repeated="7"/>
        </table:table-row>
        <table:table-row table:style-name="ro1">
          <table:table-cell table:formula="of:=ROUND([.A140]-([.$H$1]-[.A140]*([.$A$2]/100)/[.$C$3]);2)" office:value-type="float" office:value="77095.36">
            <text:p>77095.36</text:p>
          </table:table-cell>
          <table:table-cell table:formula="of:=ROUND([.B140]-([.$I$1]-[.B140]*([.$A$2]/(2*100))/[.$C$3]);2)" office:value-type="float" office:value="89966.36">
            <text:p>89966.36</text:p>
          </table:table-cell>
          <table:table-cell table:formula="of:=ROUND([.C140]-([.$J$1]-[.C140]*([.$A$2]/(4*100))/[.$C$3]);2)" office:value-type="float" office:value="95294.9">
            <text:p>95294.9</text:p>
          </table:table-cell>
          <table:table-cell table:formula="of:=[.D140]+1" office:value-type="float" office:value="134">
            <text:p>134</text:p>
          </table:table-cell>
          <table:table-cell table:number-columns-repeated="7"/>
        </table:table-row>
        <table:table-row table:style-name="ro1">
          <table:table-cell table:formula="of:=ROUND([.A141]-([.$H$1]-[.A141]*([.$A$2]/100)/[.$C$3]);2)" office:value-type="float" office:value="76877.78">
            <text:p>76877.78</text:p>
          </table:table-cell>
          <table:table-cell table:formula="of:=ROUND([.B141]-([.$I$1]-[.B141]*([.$A$2]/(2*100))/[.$C$3]);2)" office:value-type="float" office:value="89881.7">
            <text:p>89881.7</text:p>
          </table:table-cell>
          <table:table-cell table:formula="of:=ROUND([.C141]-([.$J$1]-[.C141]*([.$A$2]/(4*100))/[.$C$3]);2)" office:value-type="float" office:value="95257.56">
            <text:p>95257.56</text:p>
          </table:table-cell>
          <table:table-cell table:formula="of:=[.D141]+1" office:value-type="float" office:value="135">
            <text:p>135</text:p>
          </table:table-cell>
          <table:table-cell table:number-columns-repeated="7"/>
        </table:table-row>
        <table:table-row table:style-name="ro1">
          <table:table-cell table:formula="of:=ROUND([.A142]-([.$H$1]-[.A142]*([.$A$2]/100)/[.$C$3]);2)" office:value-type="float" office:value="76659.38">
            <text:p>76659.38</text:p>
          </table:table-cell>
          <table:table-cell table:formula="of:=ROUND([.B142]-([.$I$1]-[.B142]*([.$A$2]/(2*100))/[.$C$3]);2)" office:value-type="float" office:value="89796.88">
            <text:p>89796.88</text:p>
          </table:table-cell>
          <table:table-cell table:formula="of:=ROUND([.C142]-([.$J$1]-[.C142]*([.$A$2]/(4*100))/[.$C$3]);2)" office:value-type="float" office:value="95220.18">
            <text:p>95220.18</text:p>
          </table:table-cell>
          <table:table-cell table:formula="of:=[.D142]+1" office:value-type="float" office:value="136">
            <text:p>136</text:p>
          </table:table-cell>
          <table:table-cell table:number-columns-repeated="7"/>
        </table:table-row>
        <table:table-row table:style-name="ro1">
          <table:table-cell table:formula="of:=ROUND([.A143]-([.$H$1]-[.A143]*([.$A$2]/100)/[.$C$3]);2)" office:value-type="float" office:value="76440.16">
            <text:p>76440.16</text:p>
          </table:table-cell>
          <table:table-cell table:formula="of:=ROUND([.B143]-([.$I$1]-[.B143]*([.$A$2]/(2*100))/[.$C$3]);2)" office:value-type="float" office:value="89711.9">
            <text:p>89711.9</text:p>
          </table:table-cell>
          <table:table-cell table:formula="of:=ROUND([.C143]-([.$J$1]-[.C143]*([.$A$2]/(4*100))/[.$C$3]);2)" office:value-type="float" office:value="95182.77">
            <text:p>95182.77</text:p>
          </table:table-cell>
          <table:table-cell table:formula="of:=[.D143]+1" office:value-type="float" office:value="137">
            <text:p>137</text:p>
          </table:table-cell>
          <table:table-cell table:number-columns-repeated="7"/>
        </table:table-row>
        <table:table-row table:style-name="ro1">
          <table:table-cell table:formula="of:=ROUND([.A144]-([.$H$1]-[.A144]*([.$A$2]/100)/[.$C$3]);2)" office:value-type="float" office:value="76220.12">
            <text:p>76220.12</text:p>
          </table:table-cell>
          <table:table-cell table:formula="of:=ROUND([.B144]-([.$I$1]-[.B144]*([.$A$2]/(2*100))/[.$C$3]);2)" office:value-type="float" office:value="89626.76">
            <text:p>89626.76</text:p>
          </table:table-cell>
          <table:table-cell table:formula="of:=ROUND([.C144]-([.$J$1]-[.C144]*([.$A$2]/(4*100))/[.$C$3]);2)" office:value-type="float" office:value="95145.32">
            <text:p>95145.32</text:p>
          </table:table-cell>
          <table:table-cell table:formula="of:=[.D144]+1" office:value-type="float" office:value="138">
            <text:p>138</text:p>
          </table:table-cell>
          <table:table-cell table:number-columns-repeated="7"/>
        </table:table-row>
        <table:table-row table:style-name="ro1">
          <table:table-cell table:formula="of:=ROUND([.A145]-([.$H$1]-[.A145]*([.$A$2]/100)/[.$C$3]);2)" office:value-type="float" office:value="75999.26">
            <text:p>75999.26</text:p>
          </table:table-cell>
          <table:table-cell table:formula="of:=ROUND([.B145]-([.$I$1]-[.B145]*([.$A$2]/(2*100))/[.$C$3]);2)" office:value-type="float" office:value="89541.46">
            <text:p>89541.46</text:p>
          </table:table-cell>
          <table:table-cell table:formula="of:=ROUND([.C145]-([.$J$1]-[.C145]*([.$A$2]/(4*100))/[.$C$3]);2)" office:value-type="float" office:value="95107.84">
            <text:p>95107.84</text:p>
          </table:table-cell>
          <table:table-cell table:formula="of:=[.D145]+1" office:value-type="float" office:value="139">
            <text:p>139</text:p>
          </table:table-cell>
          <table:table-cell table:number-columns-repeated="7"/>
        </table:table-row>
        <table:table-row table:style-name="ro1">
          <table:table-cell table:formula="of:=ROUND([.A146]-([.$H$1]-[.A146]*([.$A$2]/100)/[.$C$3]);2)" office:value-type="float" office:value="75777.57">
            <text:p>75777.57</text:p>
          </table:table-cell>
          <table:table-cell table:formula="of:=ROUND([.B146]-([.$I$1]-[.B146]*([.$A$2]/(2*100))/[.$C$3]);2)" office:value-type="float" office:value="89456">
            <text:p>89456</text:p>
          </table:table-cell>
          <table:table-cell table:formula="of:=ROUND([.C146]-([.$J$1]-[.C146]*([.$A$2]/(4*100))/[.$C$3]);2)" office:value-type="float" office:value="95070.32">
            <text:p>95070.32</text:p>
          </table:table-cell>
          <table:table-cell table:formula="of:=[.D146]+1" office:value-type="float" office:value="140">
            <text:p>140</text:p>
          </table:table-cell>
          <table:table-cell table:number-columns-repeated="7"/>
        </table:table-row>
        <table:table-row table:style-name="ro1">
          <table:table-cell table:formula="of:=ROUND([.A147]-([.$H$1]-[.A147]*([.$A$2]/100)/[.$C$3]);2)" office:value-type="float" office:value="75555.05">
            <text:p>75555.05</text:p>
          </table:table-cell>
          <table:table-cell table:formula="of:=ROUND([.B147]-([.$I$1]-[.B147]*([.$A$2]/(2*100))/[.$C$3]);2)" office:value-type="float" office:value="89370.38">
            <text:p>89370.38</text:p>
          </table:table-cell>
          <table:table-cell table:formula="of:=ROUND([.C147]-([.$J$1]-[.C147]*([.$A$2]/(4*100))/[.$C$3]);2)" office:value-type="float" office:value="95032.77">
            <text:p>95032.77</text:p>
          </table:table-cell>
          <table:table-cell table:formula="of:=[.D147]+1" office:value-type="float" office:value="141">
            <text:p>141</text:p>
          </table:table-cell>
          <table:table-cell table:number-columns-repeated="7"/>
        </table:table-row>
        <table:table-row table:style-name="ro1">
          <table:table-cell table:formula="of:=ROUND([.A148]-([.$H$1]-[.A148]*([.$A$2]/100)/[.$C$3]);2)" office:value-type="float" office:value="75331.69">
            <text:p>75331.69</text:p>
          </table:table-cell>
          <table:table-cell table:formula="of:=ROUND([.B148]-([.$I$1]-[.B148]*([.$A$2]/(2*100))/[.$C$3]);2)" office:value-type="float" office:value="89284.6">
            <text:p>89284.6</text:p>
          </table:table-cell>
          <table:table-cell table:formula="of:=ROUND([.C148]-([.$J$1]-[.C148]*([.$A$2]/(4*100))/[.$C$3]);2)" office:value-type="float" office:value="94995.18">
            <text:p>94995.18</text:p>
          </table:table-cell>
          <table:table-cell table:formula="of:=[.D148]+1" office:value-type="float" office:value="142">
            <text:p>142</text:p>
          </table:table-cell>
          <table:table-cell table:number-columns-repeated="7"/>
        </table:table-row>
        <table:table-row table:style-name="ro1">
          <table:table-cell table:formula="of:=ROUND([.A149]-([.$H$1]-[.A149]*([.$A$2]/100)/[.$C$3]);2)" office:value-type="float" office:value="75107.49">
            <text:p>75107.49</text:p>
          </table:table-cell>
          <table:table-cell table:formula="of:=ROUND([.B149]-([.$I$1]-[.B149]*([.$A$2]/(2*100))/[.$C$3]);2)" office:value-type="float" office:value="89198.66">
            <text:p>89198.66</text:p>
          </table:table-cell>
          <table:table-cell table:formula="of:=ROUND([.C149]-([.$J$1]-[.C149]*([.$A$2]/(4*100))/[.$C$3]);2)" office:value-type="float" office:value="94957.56">
            <text:p>94957.56</text:p>
          </table:table-cell>
          <table:table-cell table:formula="of:=[.D149]+1" office:value-type="float" office:value="143">
            <text:p>143</text:p>
          </table:table-cell>
          <table:table-cell table:number-columns-repeated="7"/>
        </table:table-row>
        <table:table-row table:style-name="ro1">
          <table:table-cell table:formula="of:=ROUND([.A150]-([.$H$1]-[.A150]*([.$A$2]/100)/[.$C$3]);2)" office:value-type="float" office:value="74882.45">
            <text:p>74882.45</text:p>
          </table:table-cell>
          <table:table-cell table:formula="of:=ROUND([.B150]-([.$I$1]-[.B150]*([.$A$2]/(2*100))/[.$C$3]);2)" office:value-type="float" office:value="89112.56">
            <text:p>89112.56</text:p>
          </table:table-cell>
          <table:table-cell table:formula="of:=ROUND([.C150]-([.$J$1]-[.C150]*([.$A$2]/(4*100))/[.$C$3]);2)" office:value-type="float" office:value="94919.9">
            <text:p>94919.9</text:p>
          </table:table-cell>
          <table:table-cell table:formula="of:=[.D150]+1" office:value-type="float" office:value="144">
            <text:p>144</text:p>
          </table:table-cell>
          <table:table-cell table:number-columns-repeated="7"/>
        </table:table-row>
        <table:table-row table:style-name="ro1">
          <table:table-cell table:formula="of:=ROUND([.A151]-([.$H$1]-[.A151]*([.$A$2]/100)/[.$C$3]);2)" office:value-type="float" office:value="74656.57">
            <text:p>74656.57</text:p>
          </table:table-cell>
          <table:table-cell table:formula="of:=ROUND([.B151]-([.$I$1]-[.B151]*([.$A$2]/(2*100))/[.$C$3]);2)" office:value-type="float" office:value="89026.3">
            <text:p>89026.3</text:p>
          </table:table-cell>
          <table:table-cell table:formula="of:=ROUND([.C151]-([.$J$1]-[.C151]*([.$A$2]/(4*100))/[.$C$3]);2)" office:value-type="float" office:value="94882.21">
            <text:p>94882.21</text:p>
          </table:table-cell>
          <table:table-cell table:formula="of:=[.D151]+1" office:value-type="float" office:value="145">
            <text:p>145</text:p>
          </table:table-cell>
          <table:table-cell table:number-columns-repeated="7"/>
        </table:table-row>
        <table:table-row table:style-name="ro1">
          <table:table-cell table:formula="of:=ROUND([.A152]-([.$H$1]-[.A152]*([.$A$2]/100)/[.$C$3]);2)" office:value-type="float" office:value="74429.84">
            <text:p>74429.84</text:p>
          </table:table-cell>
          <table:table-cell table:formula="of:=ROUND([.B152]-([.$I$1]-[.B152]*([.$A$2]/(2*100))/[.$C$3]);2)" office:value-type="float" office:value="88939.87">
            <text:p>88939.87</text:p>
          </table:table-cell>
          <table:table-cell table:formula="of:=ROUND([.C152]-([.$J$1]-[.C152]*([.$A$2]/(4*100))/[.$C$3]);2)" office:value-type="float" office:value="94844.48">
            <text:p>94844.48</text:p>
          </table:table-cell>
          <table:table-cell table:formula="of:=[.D152]+1" office:value-type="float" office:value="146">
            <text:p>146</text:p>
          </table:table-cell>
          <table:table-cell table:number-columns-repeated="7"/>
        </table:table-row>
        <table:table-row table:style-name="ro1">
          <table:table-cell table:formula="of:=ROUND([.A153]-([.$H$1]-[.A153]*([.$A$2]/100)/[.$C$3]);2)" office:value-type="float" office:value="74202.26">
            <text:p>74202.26</text:p>
          </table:table-cell>
          <table:table-cell table:formula="of:=ROUND([.B153]-([.$I$1]-[.B153]*([.$A$2]/(2*100))/[.$C$3]);2)" office:value-type="float" office:value="88853.28">
            <text:p>88853.28</text:p>
          </table:table-cell>
          <table:table-cell table:formula="of:=ROUND([.C153]-([.$J$1]-[.C153]*([.$A$2]/(4*100))/[.$C$3]);2)" office:value-type="float" office:value="94806.72">
            <text:p>94806.72</text:p>
          </table:table-cell>
          <table:table-cell table:formula="of:=[.D153]+1" office:value-type="float" office:value="147">
            <text:p>147</text:p>
          </table:table-cell>
          <table:table-cell table:number-columns-repeated="7"/>
        </table:table-row>
        <table:table-row table:style-name="ro1">
          <table:table-cell table:formula="of:=ROUND([.A154]-([.$H$1]-[.A154]*([.$A$2]/100)/[.$C$3]);2)" office:value-type="float" office:value="73973.83">
            <text:p>73973.83</text:p>
          </table:table-cell>
          <table:table-cell table:formula="of:=ROUND([.B154]-([.$I$1]-[.B154]*([.$A$2]/(2*100))/[.$C$3]);2)" office:value-type="float" office:value="88766.53">
            <text:p>88766.53</text:p>
          </table:table-cell>
          <table:table-cell table:formula="of:=ROUND([.C154]-([.$J$1]-[.C154]*([.$A$2]/(4*100))/[.$C$3]);2)" office:value-type="float" office:value="94768.92">
            <text:p>94768.92</text:p>
          </table:table-cell>
          <table:table-cell table:formula="of:=[.D154]+1" office:value-type="float" office:value="148">
            <text:p>148</text:p>
          </table:table-cell>
          <table:table-cell table:number-columns-repeated="7"/>
        </table:table-row>
        <table:table-row table:style-name="ro1">
          <table:table-cell table:formula="of:=ROUND([.A155]-([.$H$1]-[.A155]*([.$A$2]/100)/[.$C$3]);2)" office:value-type="float" office:value="73744.54">
            <text:p>73744.54</text:p>
          </table:table-cell>
          <table:table-cell table:formula="of:=ROUND([.B155]-([.$I$1]-[.B155]*([.$A$2]/(2*100))/[.$C$3]);2)" office:value-type="float" office:value="88679.62">
            <text:p>88679.62</text:p>
          </table:table-cell>
          <table:table-cell table:formula="of:=ROUND([.C155]-([.$J$1]-[.C155]*([.$A$2]/(4*100))/[.$C$3]);2)" office:value-type="float" office:value="94731.09">
            <text:p>94731.09</text:p>
          </table:table-cell>
          <table:table-cell table:formula="of:=[.D155]+1" office:value-type="float" office:value="149">
            <text:p>149</text:p>
          </table:table-cell>
          <table:table-cell table:number-columns-repeated="7"/>
        </table:table-row>
        <table:table-row table:style-name="ro1">
          <table:table-cell table:formula="of:=ROUND([.A156]-([.$H$1]-[.A156]*([.$A$2]/100)/[.$C$3]);2)" office:value-type="float" office:value="73514.39">
            <text:p>73514.39</text:p>
          </table:table-cell>
          <table:table-cell table:formula="of:=ROUND([.B156]-([.$I$1]-[.B156]*([.$A$2]/(2*100))/[.$C$3]);2)" office:value-type="float" office:value="88592.54">
            <text:p>88592.54</text:p>
          </table:table-cell>
          <table:table-cell table:formula="of:=ROUND([.C156]-([.$J$1]-[.C156]*([.$A$2]/(4*100))/[.$C$3]);2)" office:value-type="float" office:value="94693.22">
            <text:p>94693.22</text:p>
          </table:table-cell>
          <table:table-cell table:formula="of:=[.D156]+1" office:value-type="float" office:value="150">
            <text:p>150</text:p>
          </table:table-cell>
          <table:table-cell table:number-columns-repeated="7"/>
        </table:table-row>
        <table:table-row table:style-name="ro1">
          <table:table-cell table:formula="of:=ROUND([.A157]-([.$H$1]-[.A157]*([.$A$2]/100)/[.$C$3]);2)" office:value-type="float" office:value="73283.38">
            <text:p>73283.38</text:p>
          </table:table-cell>
          <table:table-cell table:formula="of:=ROUND([.B157]-([.$I$1]-[.B157]*([.$A$2]/(2*100))/[.$C$3]);2)" office:value-type="float" office:value="88505.3">
            <text:p>88505.3</text:p>
          </table:table-cell>
          <table:table-cell table:formula="of:=ROUND([.C157]-([.$J$1]-[.C157]*([.$A$2]/(4*100))/[.$C$3]);2)" office:value-type="float" office:value="94655.31">
            <text:p>94655.31</text:p>
          </table:table-cell>
          <table:table-cell table:formula="of:=[.D157]+1" office:value-type="float" office:value="151">
            <text:p>151</text:p>
          </table:table-cell>
          <table:table-cell table:number-columns-repeated="7"/>
        </table:table-row>
        <table:table-row table:style-name="ro1">
          <table:table-cell table:formula="of:=ROUND([.A158]-([.$H$1]-[.A158]*([.$A$2]/100)/[.$C$3]);2)" office:value-type="float" office:value="73051.5">
            <text:p>73051.5</text:p>
          </table:table-cell>
          <table:table-cell table:formula="of:=ROUND([.B158]-([.$I$1]-[.B158]*([.$A$2]/(2*100))/[.$C$3]);2)" office:value-type="float" office:value="88417.9">
            <text:p>88417.9</text:p>
          </table:table-cell>
          <table:table-cell table:formula="of:=ROUND([.C158]-([.$J$1]-[.C158]*([.$A$2]/(4*100))/[.$C$3]);2)" office:value-type="float" office:value="94617.37">
            <text:p>94617.37</text:p>
          </table:table-cell>
          <table:table-cell table:formula="of:=[.D158]+1" office:value-type="float" office:value="152">
            <text:p>152</text:p>
          </table:table-cell>
          <table:table-cell table:number-columns-repeated="7"/>
        </table:table-row>
        <table:table-row table:style-name="ro1">
          <table:table-cell table:formula="of:=ROUND([.A159]-([.$H$1]-[.A159]*([.$A$2]/100)/[.$C$3]);2)" office:value-type="float" office:value="72818.75">
            <text:p>72818.75</text:p>
          </table:table-cell>
          <table:table-cell table:formula="of:=ROUND([.B159]-([.$I$1]-[.B159]*([.$A$2]/(2*100))/[.$C$3]);2)" office:value-type="float" office:value="88330.33">
            <text:p>88330.33</text:p>
          </table:table-cell>
          <table:table-cell table:formula="of:=ROUND([.C159]-([.$J$1]-[.C159]*([.$A$2]/(4*100))/[.$C$3]);2)" office:value-type="float" office:value="94579.39">
            <text:p>94579.39</text:p>
          </table:table-cell>
          <table:table-cell table:formula="of:=[.D159]+1" office:value-type="float" office:value="153">
            <text:p>153</text:p>
          </table:table-cell>
          <table:table-cell table:number-columns-repeated="7"/>
        </table:table-row>
        <table:table-row table:style-name="ro1">
          <table:table-cell table:formula="of:=ROUND([.A160]-([.$H$1]-[.A160]*([.$A$2]/100)/[.$C$3]);2)" office:value-type="float" office:value="72585.13">
            <text:p>72585.13</text:p>
          </table:table-cell>
          <table:table-cell table:formula="of:=ROUND([.B160]-([.$I$1]-[.B160]*([.$A$2]/(2*100))/[.$C$3]);2)" office:value-type="float" office:value="88242.6">
            <text:p>88242.6</text:p>
          </table:table-cell>
          <table:table-cell table:formula="of:=ROUND([.C160]-([.$J$1]-[.C160]*([.$A$2]/(4*100))/[.$C$3]);2)" office:value-type="float" office:value="94541.38">
            <text:p>94541.38</text:p>
          </table:table-cell>
          <table:table-cell table:formula="of:=[.D160]+1" office:value-type="float" office:value="154">
            <text:p>154</text:p>
          </table:table-cell>
          <table:table-cell table:number-columns-repeated="7"/>
        </table:table-row>
        <table:table-row table:style-name="ro1">
          <table:table-cell table:formula="of:=ROUND([.A161]-([.$H$1]-[.A161]*([.$A$2]/100)/[.$C$3]);2)" office:value-type="float" office:value="72350.63">
            <text:p>72350.63</text:p>
          </table:table-cell>
          <table:table-cell table:formula="of:=ROUND([.B161]-([.$I$1]-[.B161]*([.$A$2]/(2*100))/[.$C$3]);2)" office:value-type="float" office:value="88154.7">
            <text:p>88154.7</text:p>
          </table:table-cell>
          <table:table-cell table:formula="of:=ROUND([.C161]-([.$J$1]-[.C161]*([.$A$2]/(4*100))/[.$C$3]);2)" office:value-type="float" office:value="94503.33">
            <text:p>94503.33</text:p>
          </table:table-cell>
          <table:table-cell table:formula="of:=[.D161]+1" office:value-type="float" office:value="155">
            <text:p>155</text:p>
          </table:table-cell>
          <table:table-cell table:number-columns-repeated="7"/>
        </table:table-row>
        <table:table-row table:style-name="ro1">
          <table:table-cell table:formula="of:=ROUND([.A162]-([.$H$1]-[.A162]*([.$A$2]/100)/[.$C$3]);2)" office:value-type="float" office:value="72115.25">
            <text:p>72115.25</text:p>
          </table:table-cell>
          <table:table-cell table:formula="of:=ROUND([.B162]-([.$I$1]-[.B162]*([.$A$2]/(2*100))/[.$C$3]);2)" office:value-type="float" office:value="88066.64">
            <text:p>88066.64</text:p>
          </table:table-cell>
          <table:table-cell table:formula="of:=ROUND([.C162]-([.$J$1]-[.C162]*([.$A$2]/(4*100))/[.$C$3]);2)" office:value-type="float" office:value="94465.25">
            <text:p>94465.25</text:p>
          </table:table-cell>
          <table:table-cell table:formula="of:=[.D162]+1" office:value-type="float" office:value="156">
            <text:p>156</text:p>
          </table:table-cell>
          <table:table-cell table:number-columns-repeated="7"/>
        </table:table-row>
        <table:table-row table:style-name="ro1">
          <table:table-cell table:formula="of:=ROUND([.A163]-([.$H$1]-[.A163]*([.$A$2]/100)/[.$C$3]);2)" office:value-type="float" office:value="71878.99">
            <text:p>71878.99</text:p>
          </table:table-cell>
          <table:table-cell table:formula="of:=ROUND([.B163]-([.$I$1]-[.B163]*([.$A$2]/(2*100))/[.$C$3]);2)" office:value-type="float" office:value="87978.41">
            <text:p>87978.41</text:p>
          </table:table-cell>
          <table:table-cell table:formula="of:=ROUND([.C163]-([.$J$1]-[.C163]*([.$A$2]/(4*100))/[.$C$3]);2)" office:value-type="float" office:value="94427.13">
            <text:p>94427.13</text:p>
          </table:table-cell>
          <table:table-cell table:formula="of:=[.D163]+1" office:value-type="float" office:value="157">
            <text:p>157</text:p>
          </table:table-cell>
          <table:table-cell table:number-columns-repeated="7"/>
        </table:table-row>
        <table:table-row table:style-name="ro1">
          <table:table-cell table:formula="of:=ROUND([.A164]-([.$H$1]-[.A164]*([.$A$2]/100)/[.$C$3]);2)" office:value-type="float" office:value="71641.85">
            <text:p>71641.85</text:p>
          </table:table-cell>
          <table:table-cell table:formula="of:=ROUND([.B164]-([.$I$1]-[.B164]*([.$A$2]/(2*100))/[.$C$3]);2)" office:value-type="float" office:value="87890.02">
            <text:p>87890.02</text:p>
          </table:table-cell>
          <table:table-cell table:formula="of:=ROUND([.C164]-([.$J$1]-[.C164]*([.$A$2]/(4*100))/[.$C$3]);2)" office:value-type="float" office:value="94388.98">
            <text:p>94388.98</text:p>
          </table:table-cell>
          <table:table-cell table:formula="of:=[.D164]+1" office:value-type="float" office:value="158">
            <text:p>158</text:p>
          </table:table-cell>
          <table:table-cell table:number-columns-repeated="7"/>
        </table:table-row>
        <table:table-row table:style-name="ro1">
          <table:table-cell table:formula="of:=ROUND([.A165]-([.$H$1]-[.A165]*([.$A$2]/100)/[.$C$3]);2)" office:value-type="float" office:value="71403.82">
            <text:p>71403.82</text:p>
          </table:table-cell>
          <table:table-cell table:formula="of:=ROUND([.B165]-([.$I$1]-[.B165]*([.$A$2]/(2*100))/[.$C$3]);2)" office:value-type="float" office:value="87801.46">
            <text:p>87801.46</text:p>
          </table:table-cell>
          <table:table-cell table:formula="of:=ROUND([.C165]-([.$J$1]-[.C165]*([.$A$2]/(4*100))/[.$C$3]);2)" office:value-type="float" office:value="94350.79">
            <text:p>94350.79</text:p>
          </table:table-cell>
          <table:table-cell table:formula="of:=[.D165]+1" office:value-type="float" office:value="159">
            <text:p>159</text:p>
          </table:table-cell>
          <table:table-cell table:number-columns-repeated="7"/>
        </table:table-row>
        <table:table-row table:style-name="ro1">
          <table:table-cell table:formula="of:=ROUND([.A166]-([.$H$1]-[.A166]*([.$A$2]/100)/[.$C$3]);2)" office:value-type="float" office:value="71164.89">
            <text:p>71164.89</text:p>
          </table:table-cell>
          <table:table-cell table:formula="of:=ROUND([.B166]-([.$I$1]-[.B166]*([.$A$2]/(2*100))/[.$C$3]);2)" office:value-type="float" office:value="87712.74">
            <text:p>87712.74</text:p>
          </table:table-cell>
          <table:table-cell table:formula="of:=ROUND([.C166]-([.$J$1]-[.C166]*([.$A$2]/(4*100))/[.$C$3]);2)" office:value-type="float" office:value="94312.56">
            <text:p>94312.56</text:p>
          </table:table-cell>
          <table:table-cell table:formula="of:=[.D166]+1" office:value-type="float" office:value="160">
            <text:p>160</text:p>
          </table:table-cell>
          <table:table-cell table:number-columns-repeated="7"/>
        </table:table-row>
        <table:table-row table:style-name="ro1">
          <table:table-cell table:formula="of:=ROUND([.A167]-([.$H$1]-[.A167]*([.$A$2]/100)/[.$C$3]);2)" office:value-type="float" office:value="70925.07">
            <text:p>70925.07</text:p>
          </table:table-cell>
          <table:table-cell table:formula="of:=ROUND([.B167]-([.$I$1]-[.B167]*([.$A$2]/(2*100))/[.$C$3]);2)" office:value-type="float" office:value="87623.85">
            <text:p>87623.85</text:p>
          </table:table-cell>
          <table:table-cell table:formula="of:=ROUND([.C167]-([.$J$1]-[.C167]*([.$A$2]/(4*100))/[.$C$3]);2)" office:value-type="float" office:value="94274.3">
            <text:p>94274.3</text:p>
          </table:table-cell>
          <table:table-cell table:formula="of:=[.D167]+1" office:value-type="float" office:value="161">
            <text:p>161</text:p>
          </table:table-cell>
          <table:table-cell table:number-columns-repeated="7"/>
        </table:table-row>
        <table:table-row table:style-name="ro1">
          <table:table-cell table:formula="of:=ROUND([.A168]-([.$H$1]-[.A168]*([.$A$2]/100)/[.$C$3]);2)" office:value-type="float" office:value="70684.35">
            <text:p>70684.35</text:p>
          </table:table-cell>
          <table:table-cell table:formula="of:=ROUND([.B168]-([.$I$1]-[.B168]*([.$A$2]/(2*100))/[.$C$3]);2)" office:value-type="float" office:value="87534.79">
            <text:p>87534.79</text:p>
          </table:table-cell>
          <table:table-cell table:formula="of:=ROUND([.C168]-([.$J$1]-[.C168]*([.$A$2]/(4*100))/[.$C$3]);2)" office:value-type="float" office:value="94236">
            <text:p>94236</text:p>
          </table:table-cell>
          <table:table-cell table:formula="of:=[.D168]+1" office:value-type="float" office:value="162">
            <text:p>162</text:p>
          </table:table-cell>
          <table:table-cell table:number-columns-repeated="7"/>
        </table:table-row>
        <table:table-row table:style-name="ro1">
          <table:table-cell table:formula="of:=ROUND([.A169]-([.$H$1]-[.A169]*([.$A$2]/100)/[.$C$3]);2)" office:value-type="float" office:value="70442.73">
            <text:p>70442.73</text:p>
          </table:table-cell>
          <table:table-cell table:formula="of:=ROUND([.B169]-([.$I$1]-[.B169]*([.$A$2]/(2*100))/[.$C$3]);2)" office:value-type="float" office:value="87445.57">
            <text:p>87445.57</text:p>
          </table:table-cell>
          <table:table-cell table:formula="of:=ROUND([.C169]-([.$J$1]-[.C169]*([.$A$2]/(4*100))/[.$C$3]);2)" office:value-type="float" office:value="94197.67">
            <text:p>94197.67</text:p>
          </table:table-cell>
          <table:table-cell table:formula="of:=[.D169]+1" office:value-type="float" office:value="163">
            <text:p>163</text:p>
          </table:table-cell>
          <table:table-cell table:number-columns-repeated="7"/>
        </table:table-row>
        <table:table-row table:style-name="ro1">
          <table:table-cell table:formula="of:=ROUND([.A170]-([.$H$1]-[.A170]*([.$A$2]/100)/[.$C$3]);2)" office:value-type="float" office:value="70200.2">
            <text:p>70200.2</text:p>
          </table:table-cell>
          <table:table-cell table:formula="of:=ROUND([.B170]-([.$I$1]-[.B170]*([.$A$2]/(2*100))/[.$C$3]);2)" office:value-type="float" office:value="87356.18">
            <text:p>87356.18</text:p>
          </table:table-cell>
          <table:table-cell table:formula="of:=ROUND([.C170]-([.$J$1]-[.C170]*([.$A$2]/(4*100))/[.$C$3]);2)" office:value-type="float" office:value="94159.3">
            <text:p>94159.3</text:p>
          </table:table-cell>
          <table:table-cell table:formula="of:=[.D170]+1" office:value-type="float" office:value="164">
            <text:p>164</text:p>
          </table:table-cell>
          <table:table-cell table:number-columns-repeated="7"/>
        </table:table-row>
        <table:table-row table:style-name="ro1">
          <table:table-cell table:formula="of:=ROUND([.A171]-([.$H$1]-[.A171]*([.$A$2]/100)/[.$C$3]);2)" office:value-type="float" office:value="69956.76">
            <text:p>69956.76</text:p>
          </table:table-cell>
          <table:table-cell table:formula="of:=ROUND([.B171]-([.$I$1]-[.B171]*([.$A$2]/(2*100))/[.$C$3]);2)" office:value-type="float" office:value="87266.62">
            <text:p>87266.62</text:p>
          </table:table-cell>
          <table:table-cell table:formula="of:=ROUND([.C171]-([.$J$1]-[.C171]*([.$A$2]/(4*100))/[.$C$3]);2)" office:value-type="float" office:value="94120.89">
            <text:p>94120.89</text:p>
          </table:table-cell>
          <table:table-cell table:formula="of:=[.D171]+1" office:value-type="float" office:value="165">
            <text:p>165</text:p>
          </table:table-cell>
          <table:table-cell table:number-columns-repeated="7"/>
        </table:table-row>
        <table:table-row table:style-name="ro1">
          <table:table-cell table:formula="of:=ROUND([.A172]-([.$H$1]-[.A172]*([.$A$2]/100)/[.$C$3]);2)" office:value-type="float" office:value="69712.41">
            <text:p>69712.41</text:p>
          </table:table-cell>
          <table:table-cell table:formula="of:=ROUND([.B172]-([.$I$1]-[.B172]*([.$A$2]/(2*100))/[.$C$3]);2)" office:value-type="float" office:value="87176.89">
            <text:p>87176.89</text:p>
          </table:table-cell>
          <table:table-cell table:formula="of:=ROUND([.C172]-([.$J$1]-[.C172]*([.$A$2]/(4*100))/[.$C$3]);2)" office:value-type="float" office:value="94082.45">
            <text:p>94082.45</text:p>
          </table:table-cell>
          <table:table-cell table:formula="of:=[.D172]+1" office:value-type="float" office:value="166">
            <text:p>166</text:p>
          </table:table-cell>
          <table:table-cell table:number-columns-repeated="7"/>
        </table:table-row>
        <table:table-row table:style-name="ro1">
          <table:table-cell table:formula="of:=ROUND([.A173]-([.$H$1]-[.A173]*([.$A$2]/100)/[.$C$3]);2)" office:value-type="float" office:value="69467.14">
            <text:p>69467.14</text:p>
          </table:table-cell>
          <table:table-cell table:formula="of:=ROUND([.B173]-([.$I$1]-[.B173]*([.$A$2]/(2*100))/[.$C$3]);2)" office:value-type="float" office:value="87087">
            <text:p>87087</text:p>
          </table:table-cell>
          <table:table-cell table:formula="of:=ROUND([.C173]-([.$J$1]-[.C173]*([.$A$2]/(4*100))/[.$C$3]);2)" office:value-type="float" office:value="94043.97">
            <text:p>94043.97</text:p>
          </table:table-cell>
          <table:table-cell table:formula="of:=[.D173]+1" office:value-type="float" office:value="167">
            <text:p>167</text:p>
          </table:table-cell>
          <table:table-cell table:number-columns-repeated="7"/>
        </table:table-row>
        <table:table-row table:style-name="ro1">
          <table:table-cell table:formula="of:=ROUND([.A174]-([.$H$1]-[.A174]*([.$A$2]/100)/[.$C$3]);2)" office:value-type="float" office:value="69220.95">
            <text:p>69220.95</text:p>
          </table:table-cell>
          <table:table-cell table:formula="of:=ROUND([.B174]-([.$I$1]-[.B174]*([.$A$2]/(2*100))/[.$C$3]);2)" office:value-type="float" office:value="86996.94">
            <text:p>86996.94</text:p>
          </table:table-cell>
          <table:table-cell table:formula="of:=ROUND([.C174]-([.$J$1]-[.C174]*([.$A$2]/(4*100))/[.$C$3]);2)" office:value-type="float" office:value="94005.46">
            <text:p>94005.46</text:p>
          </table:table-cell>
          <table:table-cell table:formula="of:=[.D174]+1" office:value-type="float" office:value="168">
            <text:p>168</text:p>
          </table:table-cell>
          <table:table-cell table:number-columns-repeated="7"/>
        </table:table-row>
        <table:table-row table:style-name="ro1">
          <table:table-cell table:formula="of:=ROUND([.A175]-([.$H$1]-[.A175]*([.$A$2]/100)/[.$C$3]);2)" office:value-type="float" office:value="68973.84">
            <text:p>68973.84</text:p>
          </table:table-cell>
          <table:table-cell table:formula="of:=ROUND([.B175]-([.$I$1]-[.B175]*([.$A$2]/(2*100))/[.$C$3]);2)" office:value-type="float" office:value="86906.71">
            <text:p>86906.71</text:p>
          </table:table-cell>
          <table:table-cell table:formula="of:=ROUND([.C175]-([.$J$1]-[.C175]*([.$A$2]/(4*100))/[.$C$3]);2)" office:value-type="float" office:value="93966.91">
            <text:p>93966.91</text:p>
          </table:table-cell>
          <table:table-cell table:formula="of:=[.D175]+1" office:value-type="float" office:value="169">
            <text:p>169</text:p>
          </table:table-cell>
          <table:table-cell table:number-columns-repeated="7"/>
        </table:table-row>
        <table:table-row table:style-name="ro1">
          <table:table-cell table:formula="of:=ROUND([.A176]-([.$H$1]-[.A176]*([.$A$2]/100)/[.$C$3]);2)" office:value-type="float" office:value="68725.8">
            <text:p>68725.8</text:p>
          </table:table-cell>
          <table:table-cell table:formula="of:=ROUND([.B176]-([.$I$1]-[.B176]*([.$A$2]/(2*100))/[.$C$3]);2)" office:value-type="float" office:value="86816.31">
            <text:p>86816.31</text:p>
          </table:table-cell>
          <table:table-cell table:formula="of:=ROUND([.C176]-([.$J$1]-[.C176]*([.$A$2]/(4*100))/[.$C$3]);2)" office:value-type="float" office:value="93928.32">
            <text:p>93928.32</text:p>
          </table:table-cell>
          <table:table-cell table:formula="of:=[.D176]+1" office:value-type="float" office:value="170">
            <text:p>170</text:p>
          </table:table-cell>
          <table:table-cell table:number-columns-repeated="7"/>
        </table:table-row>
        <table:table-row table:style-name="ro1">
          <table:table-cell table:formula="of:=ROUND([.A177]-([.$H$1]-[.A177]*([.$A$2]/100)/[.$C$3]);2)" office:value-type="float" office:value="68476.83">
            <text:p>68476.83</text:p>
          </table:table-cell>
          <table:table-cell table:formula="of:=ROUND([.B177]-([.$I$1]-[.B177]*([.$A$2]/(2*100))/[.$C$3]);2)" office:value-type="float" office:value="86725.74">
            <text:p>86725.74</text:p>
          </table:table-cell>
          <table:table-cell table:formula="of:=ROUND([.C177]-([.$J$1]-[.C177]*([.$A$2]/(4*100))/[.$C$3]);2)" office:value-type="float" office:value="93889.7">
            <text:p>93889.7</text:p>
          </table:table-cell>
          <table:table-cell table:formula="of:=[.D177]+1" office:value-type="float" office:value="171">
            <text:p>171</text:p>
          </table:table-cell>
          <table:table-cell table:number-columns-repeated="7"/>
        </table:table-row>
        <table:table-row table:style-name="ro1">
          <table:table-cell table:formula="of:=ROUND([.A178]-([.$H$1]-[.A178]*([.$A$2]/100)/[.$C$3]);2)" office:value-type="float" office:value="68226.93">
            <text:p>68226.93</text:p>
          </table:table-cell>
          <table:table-cell table:formula="of:=ROUND([.B178]-([.$I$1]-[.B178]*([.$A$2]/(2*100))/[.$C$3]);2)" office:value-type="float" office:value="86635">
            <text:p>86635</text:p>
          </table:table-cell>
          <table:table-cell table:formula="of:=ROUND([.C178]-([.$J$1]-[.C178]*([.$A$2]/(4*100))/[.$C$3]);2)" office:value-type="float" office:value="93851.04">
            <text:p>93851.04</text:p>
          </table:table-cell>
          <table:table-cell table:formula="of:=[.D178]+1" office:value-type="float" office:value="172">
            <text:p>172</text:p>
          </table:table-cell>
          <table:table-cell table:number-columns-repeated="7"/>
        </table:table-row>
        <table:table-row table:style-name="ro1">
          <table:table-cell table:formula="of:=ROUND([.A179]-([.$H$1]-[.A179]*([.$A$2]/100)/[.$C$3]);2)" office:value-type="float" office:value="67976.09">
            <text:p>67976.09</text:p>
          </table:table-cell>
          <table:table-cell table:formula="of:=ROUND([.B179]-([.$I$1]-[.B179]*([.$A$2]/(2*100))/[.$C$3]);2)" office:value-type="float" office:value="86544.09">
            <text:p>86544.09</text:p>
          </table:table-cell>
          <table:table-cell table:formula="of:=ROUND([.C179]-([.$J$1]-[.C179]*([.$A$2]/(4*100))/[.$C$3]);2)" office:value-type="float" office:value="93812.35">
            <text:p>93812.35</text:p>
          </table:table-cell>
          <table:table-cell table:formula="of:=[.D179]+1" office:value-type="float" office:value="173">
            <text:p>173</text:p>
          </table:table-cell>
          <table:table-cell table:number-columns-repeated="7"/>
        </table:table-row>
        <table:table-row table:style-name="ro1">
          <table:table-cell table:formula="of:=ROUND([.A180]-([.$H$1]-[.A180]*([.$A$2]/100)/[.$C$3]);2)" office:value-type="float" office:value="67724.31">
            <text:p>67724.31</text:p>
          </table:table-cell>
          <table:table-cell table:formula="of:=ROUND([.B180]-([.$I$1]-[.B180]*([.$A$2]/(2*100))/[.$C$3]);2)" office:value-type="float" office:value="86453.01">
            <text:p>86453.01</text:p>
          </table:table-cell>
          <table:table-cell table:formula="of:=ROUND([.C180]-([.$J$1]-[.C180]*([.$A$2]/(4*100))/[.$C$3]);2)" office:value-type="float" office:value="93773.62">
            <text:p>93773.62</text:p>
          </table:table-cell>
          <table:table-cell table:formula="of:=[.D180]+1" office:value-type="float" office:value="174">
            <text:p>174</text:p>
          </table:table-cell>
          <table:table-cell table:number-columns-repeated="7"/>
        </table:table-row>
        <table:table-row table:style-name="ro1">
          <table:table-cell table:formula="of:=ROUND([.A181]-([.$H$1]-[.A181]*([.$A$2]/100)/[.$C$3]);2)" office:value-type="float" office:value="67471.59">
            <text:p>67471.59</text:p>
          </table:table-cell>
          <table:table-cell table:formula="of:=ROUND([.B181]-([.$I$1]-[.B181]*([.$A$2]/(2*100))/[.$C$3]);2)" office:value-type="float" office:value="86361.76">
            <text:p>86361.76</text:p>
          </table:table-cell>
          <table:table-cell table:formula="of:=ROUND([.C181]-([.$J$1]-[.C181]*([.$A$2]/(4*100))/[.$C$3]);2)" office:value-type="float" office:value="93734.85">
            <text:p>93734.85</text:p>
          </table:table-cell>
          <table:table-cell table:formula="of:=[.D181]+1" office:value-type="float" office:value="175">
            <text:p>175</text:p>
          </table:table-cell>
          <table:table-cell table:number-columns-repeated="7"/>
        </table:table-row>
        <table:table-row table:style-name="ro1">
          <table:table-cell table:formula="of:=ROUND([.A182]-([.$H$1]-[.A182]*([.$A$2]/100)/[.$C$3]);2)" office:value-type="float" office:value="67217.92">
            <text:p>67217.92</text:p>
          </table:table-cell>
          <table:table-cell table:formula="of:=ROUND([.B182]-([.$I$1]-[.B182]*([.$A$2]/(2*100))/[.$C$3]);2)" office:value-type="float" office:value="86270.34">
            <text:p>86270.34</text:p>
          </table:table-cell>
          <table:table-cell table:formula="of:=ROUND([.C182]-([.$J$1]-[.C182]*([.$A$2]/(4*100))/[.$C$3]);2)" office:value-type="float" office:value="93696.05">
            <text:p>93696.05</text:p>
          </table:table-cell>
          <table:table-cell table:formula="of:=[.D182]+1" office:value-type="float" office:value="176">
            <text:p>176</text:p>
          </table:table-cell>
          <table:table-cell table:number-columns-repeated="7"/>
        </table:table-row>
        <table:table-row table:style-name="ro1">
          <table:table-cell table:formula="of:=ROUND([.A183]-([.$H$1]-[.A183]*([.$A$2]/100)/[.$C$3]);2)" office:value-type="float" office:value="66963.3">
            <text:p>66963.3</text:p>
          </table:table-cell>
          <table:table-cell table:formula="of:=ROUND([.B183]-([.$I$1]-[.B183]*([.$A$2]/(2*100))/[.$C$3]);2)" office:value-type="float" office:value="86178.75">
            <text:p>86178.75</text:p>
          </table:table-cell>
          <table:table-cell table:formula="of:=ROUND([.C183]-([.$J$1]-[.C183]*([.$A$2]/(4*100))/[.$C$3]);2)" office:value-type="float" office:value="93657.21">
            <text:p>93657.21</text:p>
          </table:table-cell>
          <table:table-cell table:formula="of:=[.D183]+1" office:value-type="float" office:value="177">
            <text:p>177</text:p>
          </table:table-cell>
          <table:table-cell table:number-columns-repeated="7"/>
        </table:table-row>
        <table:table-row table:style-name="ro1">
          <table:table-cell table:formula="of:=ROUND([.A184]-([.$H$1]-[.A184]*([.$A$2]/100)/[.$C$3]);2)" office:value-type="float" office:value="66707.72">
            <text:p>66707.72</text:p>
          </table:table-cell>
          <table:table-cell table:formula="of:=ROUND([.B184]-([.$I$1]-[.B184]*([.$A$2]/(2*100))/[.$C$3]);2)" office:value-type="float" office:value="86086.99">
            <text:p>86086.99</text:p>
          </table:table-cell>
          <table:table-cell table:formula="of:=ROUND([.C184]-([.$J$1]-[.C184]*([.$A$2]/(4*100))/[.$C$3]);2)" office:value-type="float" office:value="93618.33">
            <text:p>93618.33</text:p>
          </table:table-cell>
          <table:table-cell table:formula="of:=[.D184]+1" office:value-type="float" office:value="178">
            <text:p>178</text:p>
          </table:table-cell>
          <table:table-cell table:number-columns-repeated="7"/>
        </table:table-row>
        <table:table-row table:style-name="ro1">
          <table:table-cell table:formula="of:=ROUND([.A185]-([.$H$1]-[.A185]*([.$A$2]/100)/[.$C$3]);2)" office:value-type="float" office:value="66451.18">
            <text:p>66451.18</text:p>
          </table:table-cell>
          <table:table-cell table:formula="of:=ROUND([.B185]-([.$I$1]-[.B185]*([.$A$2]/(2*100))/[.$C$3]);2)" office:value-type="float" office:value="85995.05">
            <text:p>85995.05</text:p>
          </table:table-cell>
          <table:table-cell table:formula="of:=ROUND([.C185]-([.$J$1]-[.C185]*([.$A$2]/(4*100))/[.$C$3]);2)" office:value-type="float" office:value="93579.42">
            <text:p>93579.42</text:p>
          </table:table-cell>
          <table:table-cell table:formula="of:=[.D185]+1" office:value-type="float" office:value="179">
            <text:p>179</text:p>
          </table:table-cell>
          <table:table-cell table:number-columns-repeated="7"/>
        </table:table-row>
        <table:table-row table:style-name="ro1">
          <table:table-cell table:formula="of:=ROUND([.A186]-([.$H$1]-[.A186]*([.$A$2]/100)/[.$C$3]);2)" office:value-type="float" office:value="66193.68">
            <text:p>66193.68</text:p>
          </table:table-cell>
          <table:table-cell table:formula="of:=ROUND([.B186]-([.$I$1]-[.B186]*([.$A$2]/(2*100))/[.$C$3]);2)" office:value-type="float" office:value="85902.94">
            <text:p>85902.94</text:p>
          </table:table-cell>
          <table:table-cell table:formula="of:=ROUND([.C186]-([.$J$1]-[.C186]*([.$A$2]/(4*100))/[.$C$3]);2)" office:value-type="float" office:value="93540.47">
            <text:p>93540.47</text:p>
          </table:table-cell>
          <table:table-cell table:formula="of:=[.D186]+1" office:value-type="float" office:value="180">
            <text:p>180</text:p>
          </table:table-cell>
          <table:table-cell table:number-columns-repeated="7"/>
        </table:table-row>
        <table:table-row table:style-name="ro1">
          <table:table-cell table:formula="of:=ROUND([.A187]-([.$H$1]-[.A187]*([.$A$2]/100)/[.$C$3]);2)" office:value-type="float" office:value="65935.22">
            <text:p>65935.22</text:p>
          </table:table-cell>
          <table:table-cell table:formula="of:=ROUND([.B187]-([.$I$1]-[.B187]*([.$A$2]/(2*100))/[.$C$3]);2)" office:value-type="float" office:value="85810.66">
            <text:p>85810.66</text:p>
          </table:table-cell>
          <table:table-cell table:formula="of:=ROUND([.C187]-([.$J$1]-[.C187]*([.$A$2]/(4*100))/[.$C$3]);2)" office:value-type="float" office:value="93501.48">
            <text:p>93501.48</text:p>
          </table:table-cell>
          <table:table-cell table:formula="of:=[.D187]+1" office:value-type="float" office:value="181">
            <text:p>181</text:p>
          </table:table-cell>
          <table:table-cell table:number-columns-repeated="7"/>
        </table:table-row>
        <table:table-row table:style-name="ro1">
          <table:table-cell table:formula="of:=ROUND([.A188]-([.$H$1]-[.A188]*([.$A$2]/100)/[.$C$3]);2)" office:value-type="float" office:value="65675.79">
            <text:p>65675.79</text:p>
          </table:table-cell>
          <table:table-cell table:formula="of:=ROUND([.B188]-([.$I$1]-[.B188]*([.$A$2]/(2*100))/[.$C$3]);2)" office:value-type="float" office:value="85718.2">
            <text:p>85718.2</text:p>
          </table:table-cell>
          <table:table-cell table:formula="of:=ROUND([.C188]-([.$J$1]-[.C188]*([.$A$2]/(4*100))/[.$C$3]);2)" office:value-type="float" office:value="93462.46">
            <text:p>93462.46</text:p>
          </table:table-cell>
          <table:table-cell table:formula="of:=[.D188]+1" office:value-type="float" office:value="182">
            <text:p>182</text:p>
          </table:table-cell>
          <table:table-cell table:number-columns-repeated="7"/>
        </table:table-row>
        <table:table-row table:style-name="ro1">
          <table:table-cell table:formula="of:=ROUND([.A189]-([.$H$1]-[.A189]*([.$A$2]/100)/[.$C$3]);2)" office:value-type="float" office:value="65415.38">
            <text:p>65415.38</text:p>
          </table:table-cell>
          <table:table-cell table:formula="of:=ROUND([.B189]-([.$I$1]-[.B189]*([.$A$2]/(2*100))/[.$C$3]);2)" office:value-type="float" office:value="85625.57">
            <text:p>85625.57</text:p>
          </table:table-cell>
          <table:table-cell table:formula="of:=ROUND([.C189]-([.$J$1]-[.C189]*([.$A$2]/(4*100))/[.$C$3]);2)" office:value-type="float" office:value="93423.4">
            <text:p>93423.4</text:p>
          </table:table-cell>
          <table:table-cell table:formula="of:=[.D189]+1" office:value-type="float" office:value="183">
            <text:p>183</text:p>
          </table:table-cell>
          <table:table-cell table:number-columns-repeated="7"/>
        </table:table-row>
        <table:table-row table:style-name="ro1">
          <table:table-cell table:formula="of:=ROUND([.A190]-([.$H$1]-[.A190]*([.$A$2]/100)/[.$C$3]);2)" office:value-type="float" office:value="65154">
            <text:p>65154</text:p>
          </table:table-cell>
          <table:table-cell table:formula="of:=ROUND([.B190]-([.$I$1]-[.B190]*([.$A$2]/(2*100))/[.$C$3]);2)" office:value-type="float" office:value="85532.77">
            <text:p>85532.77</text:p>
          </table:table-cell>
          <table:table-cell table:formula="of:=ROUND([.C190]-([.$J$1]-[.C190]*([.$A$2]/(4*100))/[.$C$3]);2)" office:value-type="float" office:value="93384.3">
            <text:p>93384.3</text:p>
          </table:table-cell>
          <table:table-cell table:formula="of:=[.D190]+1" office:value-type="float" office:value="184">
            <text:p>184</text:p>
          </table:table-cell>
          <table:table-cell table:number-columns-repeated="7"/>
        </table:table-row>
        <table:table-row table:style-name="ro1">
          <table:table-cell table:formula="of:=ROUND([.A191]-([.$H$1]-[.A191]*([.$A$2]/100)/[.$C$3]);2)" office:value-type="float" office:value="64891.64">
            <text:p>64891.64</text:p>
          </table:table-cell>
          <table:table-cell table:formula="of:=ROUND([.B191]-([.$I$1]-[.B191]*([.$A$2]/(2*100))/[.$C$3]);2)" office:value-type="float" office:value="85439.79">
            <text:p>85439.79</text:p>
          </table:table-cell>
          <table:table-cell table:formula="of:=ROUND([.C191]-([.$J$1]-[.C191]*([.$A$2]/(4*100))/[.$C$3]);2)" office:value-type="float" office:value="93345.17">
            <text:p>93345.17</text:p>
          </table:table-cell>
          <table:table-cell table:formula="of:=[.D191]+1" office:value-type="float" office:value="185">
            <text:p>185</text:p>
          </table:table-cell>
          <table:table-cell table:number-columns-repeated="7"/>
        </table:table-row>
        <table:table-row table:style-name="ro1">
          <table:table-cell table:formula="of:=ROUND([.A192]-([.$H$1]-[.A192]*([.$A$2]/100)/[.$C$3]);2)" office:value-type="float" office:value="64628.29">
            <text:p>64628.29</text:p>
          </table:table-cell>
          <table:table-cell table:formula="of:=ROUND([.B192]-([.$I$1]-[.B192]*([.$A$2]/(2*100))/[.$C$3]);2)" office:value-type="float" office:value="85346.64">
            <text:p>85346.64</text:p>
          </table:table-cell>
          <table:table-cell table:formula="of:=ROUND([.C192]-([.$J$1]-[.C192]*([.$A$2]/(4*100))/[.$C$3]);2)" office:value-type="float" office:value="93306">
            <text:p>93306</text:p>
          </table:table-cell>
          <table:table-cell table:formula="of:=[.D192]+1" office:value-type="float" office:value="186">
            <text:p>186</text:p>
          </table:table-cell>
          <table:table-cell table:number-columns-repeated="7"/>
        </table:table-row>
        <table:table-row table:style-name="ro1">
          <table:table-cell table:formula="of:=ROUND([.A193]-([.$H$1]-[.A193]*([.$A$2]/100)/[.$C$3]);2)" office:value-type="float" office:value="64363.96">
            <text:p>64363.96</text:p>
          </table:table-cell>
          <table:table-cell table:formula="of:=ROUND([.B193]-([.$I$1]-[.B193]*([.$A$2]/(2*100))/[.$C$3]);2)" office:value-type="float" office:value="85253.31">
            <text:p>85253.31</text:p>
          </table:table-cell>
          <table:table-cell table:formula="of:=ROUND([.C193]-([.$J$1]-[.C193]*([.$A$2]/(4*100))/[.$C$3]);2)" office:value-type="float" office:value="93266.79">
            <text:p>93266.79</text:p>
          </table:table-cell>
          <table:table-cell table:formula="of:=[.D193]+1" office:value-type="float" office:value="187">
            <text:p>187</text:p>
          </table:table-cell>
          <table:table-cell table:number-columns-repeated="7"/>
        </table:table-row>
        <table:table-row table:style-name="ro1">
          <table:table-cell table:formula="of:=ROUND([.A194]-([.$H$1]-[.A194]*([.$A$2]/100)/[.$C$3]);2)" office:value-type="float" office:value="64098.63">
            <text:p>64098.63</text:p>
          </table:table-cell>
          <table:table-cell table:formula="of:=ROUND([.B194]-([.$I$1]-[.B194]*([.$A$2]/(2*100))/[.$C$3]);2)" office:value-type="float" office:value="85159.81">
            <text:p>85159.81</text:p>
          </table:table-cell>
          <table:table-cell table:formula="of:=ROUND([.C194]-([.$J$1]-[.C194]*([.$A$2]/(4*100))/[.$C$3]);2)" office:value-type="float" office:value="93227.55">
            <text:p>93227.55</text:p>
          </table:table-cell>
          <table:table-cell table:formula="of:=[.D194]+1" office:value-type="float" office:value="188">
            <text:p>188</text:p>
          </table:table-cell>
          <table:table-cell table:number-columns-repeated="7"/>
        </table:table-row>
        <table:table-row table:style-name="ro1">
          <table:table-cell table:formula="of:=ROUND([.A195]-([.$H$1]-[.A195]*([.$A$2]/100)/[.$C$3]);2)" office:value-type="float" office:value="63832.31">
            <text:p>63832.31</text:p>
          </table:table-cell>
          <table:table-cell table:formula="of:=ROUND([.B195]-([.$I$1]-[.B195]*([.$A$2]/(2*100))/[.$C$3]);2)" office:value-type="float" office:value="85066.13">
            <text:p>85066.13</text:p>
          </table:table-cell>
          <table:table-cell table:formula="of:=ROUND([.C195]-([.$J$1]-[.C195]*([.$A$2]/(4*100))/[.$C$3]);2)" office:value-type="float" office:value="93188.27">
            <text:p>93188.27</text:p>
          </table:table-cell>
          <table:table-cell table:formula="of:=[.D195]+1" office:value-type="float" office:value="189">
            <text:p>189</text:p>
          </table:table-cell>
          <table:table-cell table:number-columns-repeated="7"/>
        </table:table-row>
        <table:table-row table:style-name="ro1">
          <table:table-cell table:formula="of:=ROUND([.A196]-([.$H$1]-[.A196]*([.$A$2]/100)/[.$C$3]);2)" office:value-type="float" office:value="63564.99">
            <text:p>63564.99</text:p>
          </table:table-cell>
          <table:table-cell table:formula="of:=ROUND([.B196]-([.$I$1]-[.B196]*([.$A$2]/(2*100))/[.$C$3]);2)" office:value-type="float" office:value="84972.28">
            <text:p>84972.28</text:p>
          </table:table-cell>
          <table:table-cell table:formula="of:=ROUND([.C196]-([.$J$1]-[.C196]*([.$A$2]/(4*100))/[.$C$3]);2)" office:value-type="float" office:value="93148.95">
            <text:p>93148.95</text:p>
          </table:table-cell>
          <table:table-cell table:formula="of:=[.D196]+1" office:value-type="float" office:value="190">
            <text:p>190</text:p>
          </table:table-cell>
          <table:table-cell table:number-columns-repeated="7"/>
        </table:table-row>
        <table:table-row table:style-name="ro1">
          <table:table-cell table:formula="of:=ROUND([.A197]-([.$H$1]-[.A197]*([.$A$2]/100)/[.$C$3]);2)" office:value-type="float" office:value="63296.67">
            <text:p>63296.67</text:p>
          </table:table-cell>
          <table:table-cell table:formula="of:=ROUND([.B197]-([.$I$1]-[.B197]*([.$A$2]/(2*100))/[.$C$3]);2)" office:value-type="float" office:value="84878.25">
            <text:p>84878.25</text:p>
          </table:table-cell>
          <table:table-cell table:formula="of:=ROUND([.C197]-([.$J$1]-[.C197]*([.$A$2]/(4*100))/[.$C$3]);2)" office:value-type="float" office:value="93109.6">
            <text:p>93109.6</text:p>
          </table:table-cell>
          <table:table-cell table:formula="of:=[.D197]+1" office:value-type="float" office:value="191">
            <text:p>191</text:p>
          </table:table-cell>
          <table:table-cell table:number-columns-repeated="7"/>
        </table:table-row>
        <table:table-row table:style-name="ro1">
          <table:table-cell table:formula="of:=ROUND([.A198]-([.$H$1]-[.A198]*([.$A$2]/100)/[.$C$3]);2)" office:value-type="float" office:value="63027.34">
            <text:p>63027.34</text:p>
          </table:table-cell>
          <table:table-cell table:formula="of:=ROUND([.B198]-([.$I$1]-[.B198]*([.$A$2]/(2*100))/[.$C$3]);2)" office:value-type="float" office:value="84784.05">
            <text:p>84784.05</text:p>
          </table:table-cell>
          <table:table-cell table:formula="of:=ROUND([.C198]-([.$J$1]-[.C198]*([.$A$2]/(4*100))/[.$C$3]);2)" office:value-type="float" office:value="93070.21">
            <text:p>93070.21</text:p>
          </table:table-cell>
          <table:table-cell table:formula="of:=[.D198]+1" office:value-type="float" office:value="192">
            <text:p>192</text:p>
          </table:table-cell>
          <table:table-cell table:number-columns-repeated="7"/>
        </table:table-row>
        <table:table-row table:style-name="ro1">
          <table:table-cell table:formula="of:=ROUND([.A199]-([.$H$1]-[.A199]*([.$A$2]/100)/[.$C$3]);2)" office:value-type="float" office:value="62757">
            <text:p>62757</text:p>
          </table:table-cell>
          <table:table-cell table:formula="of:=ROUND([.B199]-([.$I$1]-[.B199]*([.$A$2]/(2*100))/[.$C$3]);2)" office:value-type="float" office:value="84689.67">
            <text:p>84689.67</text:p>
          </table:table-cell>
          <table:table-cell table:formula="of:=ROUND([.C199]-([.$J$1]-[.C199]*([.$A$2]/(4*100))/[.$C$3]);2)" office:value-type="float" office:value="93030.78">
            <text:p>93030.78</text:p>
          </table:table-cell>
          <table:table-cell table:formula="of:=[.D199]+1" office:value-type="float" office:value="193">
            <text:p>193</text:p>
          </table:table-cell>
          <table:table-cell table:number-columns-repeated="7"/>
        </table:table-row>
        <table:table-row table:style-name="ro1">
          <table:table-cell table:formula="of:=ROUND([.A200]-([.$H$1]-[.A200]*([.$A$2]/100)/[.$C$3]);2)" office:value-type="float" office:value="62485.65">
            <text:p>62485.65</text:p>
          </table:table-cell>
          <table:table-cell table:formula="of:=ROUND([.B200]-([.$I$1]-[.B200]*([.$A$2]/(2*100))/[.$C$3]);2)" office:value-type="float" office:value="84595.11">
            <text:p>84595.11</text:p>
          </table:table-cell>
          <table:table-cell table:formula="of:=ROUND([.C200]-([.$J$1]-[.C200]*([.$A$2]/(4*100))/[.$C$3]);2)" office:value-type="float" office:value="92991.32">
            <text:p>92991.32</text:p>
          </table:table-cell>
          <table:table-cell table:formula="of:=[.D200]+1" office:value-type="float" office:value="194">
            <text:p>194</text:p>
          </table:table-cell>
          <table:table-cell table:number-columns-repeated="7"/>
        </table:table-row>
        <table:table-row table:style-name="ro1">
          <table:table-cell table:formula="of:=ROUND([.A201]-([.$H$1]-[.A201]*([.$A$2]/100)/[.$C$3]);2)" office:value-type="float" office:value="62213.28">
            <text:p>62213.28</text:p>
          </table:table-cell>
          <table:table-cell table:formula="of:=ROUND([.B201]-([.$I$1]-[.B201]*([.$A$2]/(2*100))/[.$C$3]);2)" office:value-type="float" office:value="84500.38">
            <text:p>84500.38</text:p>
          </table:table-cell>
          <table:table-cell table:formula="of:=ROUND([.C201]-([.$J$1]-[.C201]*([.$A$2]/(4*100))/[.$C$3]);2)" office:value-type="float" office:value="92951.82">
            <text:p>92951.82</text:p>
          </table:table-cell>
          <table:table-cell table:formula="of:=[.D201]+1" office:value-type="float" office:value="195">
            <text:p>195</text:p>
          </table:table-cell>
          <table:table-cell table:number-columns-repeated="7"/>
        </table:table-row>
        <table:table-row table:style-name="ro1">
          <table:table-cell table:formula="of:=ROUND([.A202]-([.$H$1]-[.A202]*([.$A$2]/100)/[.$C$3]);2)" office:value-type="float" office:value="61939.89">
            <text:p>61939.89</text:p>
          </table:table-cell>
          <table:table-cell table:formula="of:=ROUND([.B202]-([.$I$1]-[.B202]*([.$A$2]/(2*100))/[.$C$3]);2)" office:value-type="float" office:value="84405.47">
            <text:p>84405.47</text:p>
          </table:table-cell>
          <table:table-cell table:formula="of:=ROUND([.C202]-([.$J$1]-[.C202]*([.$A$2]/(4*100))/[.$C$3]);2)" office:value-type="float" office:value="92912.28">
            <text:p>92912.28</text:p>
          </table:table-cell>
          <table:table-cell table:formula="of:=[.D202]+1" office:value-type="float" office:value="196">
            <text:p>196</text:p>
          </table:table-cell>
          <table:table-cell table:number-columns-repeated="7"/>
        </table:table-row>
        <table:table-row table:style-name="ro1">
          <table:table-cell table:formula="of:=ROUND([.A203]-([.$H$1]-[.A203]*([.$A$2]/100)/[.$C$3]);2)" office:value-type="float" office:value="61665.47">
            <text:p>61665.47</text:p>
          </table:table-cell>
          <table:table-cell table:formula="of:=ROUND([.B203]-([.$I$1]-[.B203]*([.$A$2]/(2*100))/[.$C$3]);2)" office:value-type="float" office:value="84310.38">
            <text:p>84310.38</text:p>
          </table:table-cell>
          <table:table-cell table:formula="of:=ROUND([.C203]-([.$J$1]-[.C203]*([.$A$2]/(4*100))/[.$C$3]);2)" office:value-type="float" office:value="92872.71">
            <text:p>92872.71</text:p>
          </table:table-cell>
          <table:table-cell table:formula="of:=[.D203]+1" office:value-type="float" office:value="197">
            <text:p>197</text:p>
          </table:table-cell>
          <table:table-cell table:number-columns-repeated="7"/>
        </table:table-row>
        <table:table-row table:style-name="ro1">
          <table:table-cell table:formula="of:=ROUND([.A204]-([.$H$1]-[.A204]*([.$A$2]/100)/[.$C$3]);2)" office:value-type="float" office:value="61390.03">
            <text:p>61390.03</text:p>
          </table:table-cell>
          <table:table-cell table:formula="of:=ROUND([.B204]-([.$I$1]-[.B204]*([.$A$2]/(2*100))/[.$C$3]);2)" office:value-type="float" office:value="84215.11">
            <text:p>84215.11</text:p>
          </table:table-cell>
          <table:table-cell table:formula="of:=ROUND([.C204]-([.$J$1]-[.C204]*([.$A$2]/(4*100))/[.$C$3]);2)" office:value-type="float" office:value="92833.1">
            <text:p>92833.1</text:p>
          </table:table-cell>
          <table:table-cell table:formula="of:=[.D204]+1" office:value-type="float" office:value="198">
            <text:p>198</text:p>
          </table:table-cell>
          <table:table-cell table:number-columns-repeated="7"/>
        </table:table-row>
        <table:table-row table:style-name="ro1">
          <table:table-cell table:formula="of:=ROUND([.A205]-([.$H$1]-[.A205]*([.$A$2]/100)/[.$C$3]);2)" office:value-type="float" office:value="61113.55">
            <text:p>61113.55</text:p>
          </table:table-cell>
          <table:table-cell table:formula="of:=ROUND([.B205]-([.$I$1]-[.B205]*([.$A$2]/(2*100))/[.$C$3]);2)" office:value-type="float" office:value="84119.66">
            <text:p>84119.66</text:p>
          </table:table-cell>
          <table:table-cell table:formula="of:=ROUND([.C205]-([.$J$1]-[.C205]*([.$A$2]/(4*100))/[.$C$3]);2)" office:value-type="float" office:value="92793.45">
            <text:p>92793.45</text:p>
          </table:table-cell>
          <table:table-cell table:formula="of:=[.D205]+1" office:value-type="float" office:value="199">
            <text:p>199</text:p>
          </table:table-cell>
          <table:table-cell table:number-columns-repeated="7"/>
        </table:table-row>
        <table:table-row table:style-name="ro1">
          <table:table-cell table:formula="of:=ROUND([.A206]-([.$H$1]-[.A206]*([.$A$2]/100)/[.$C$3]);2)" office:value-type="float" office:value="60836.04">
            <text:p>60836.04</text:p>
          </table:table-cell>
          <table:table-cell table:formula="of:=ROUND([.B206]-([.$I$1]-[.B206]*([.$A$2]/(2*100))/[.$C$3]);2)" office:value-type="float" office:value="84024.03">
            <text:p>84024.03</text:p>
          </table:table-cell>
          <table:table-cell table:formula="of:=ROUND([.C206]-([.$J$1]-[.C206]*([.$A$2]/(4*100))/[.$C$3]);2)" office:value-type="float" office:value="92753.76">
            <text:p>92753.76</text:p>
          </table:table-cell>
          <table:table-cell table:formula="of:=[.D206]+1" office:value-type="float" office:value="200">
            <text:p>200</text:p>
          </table:table-cell>
          <table:table-cell table:number-columns-repeated="7"/>
        </table:table-row>
        <table:table-row table:style-name="ro1">
          <table:table-cell table:formula="of:=ROUND([.A207]-([.$H$1]-[.A207]*([.$A$2]/100)/[.$C$3]);2)" office:value-type="float" office:value="60557.49">
            <text:p>60557.49</text:p>
          </table:table-cell>
          <table:table-cell table:formula="of:=ROUND([.B207]-([.$I$1]-[.B207]*([.$A$2]/(2*100))/[.$C$3]);2)" office:value-type="float" office:value="83928.23">
            <text:p>83928.23</text:p>
          </table:table-cell>
          <table:table-cell table:formula="of:=ROUND([.C207]-([.$J$1]-[.C207]*([.$A$2]/(4*100))/[.$C$3]);2)" office:value-type="float" office:value="92714.04">
            <text:p>92714.04</text:p>
          </table:table-cell>
          <table:table-cell table:formula="of:=[.D207]+1" office:value-type="float" office:value="201">
            <text:p>201</text:p>
          </table:table-cell>
          <table:table-cell table:number-columns-repeated="7"/>
        </table:table-row>
        <table:table-row table:style-name="ro1">
          <table:table-cell table:formula="of:=ROUND([.A208]-([.$H$1]-[.A208]*([.$A$2]/100)/[.$C$3]);2)" office:value-type="float" office:value="60277.89">
            <text:p>60277.89</text:p>
          </table:table-cell>
          <table:table-cell table:formula="of:=ROUND([.B208]-([.$I$1]-[.B208]*([.$A$2]/(2*100))/[.$C$3]);2)" office:value-type="float" office:value="83832.25">
            <text:p>83832.25</text:p>
          </table:table-cell>
          <table:table-cell table:formula="of:=ROUND([.C208]-([.$J$1]-[.C208]*([.$A$2]/(4*100))/[.$C$3]);2)" office:value-type="float" office:value="92674.28">
            <text:p>92674.28</text:p>
          </table:table-cell>
          <table:table-cell table:formula="of:=[.D208]+1" office:value-type="float" office:value="202">
            <text:p>202</text:p>
          </table:table-cell>
          <table:table-cell table:number-columns-repeated="7"/>
        </table:table-row>
        <table:table-row table:style-name="ro1">
          <table:table-cell table:formula="of:=ROUND([.A209]-([.$H$1]-[.A209]*([.$A$2]/100)/[.$C$3]);2)" office:value-type="float" office:value="59997.24">
            <text:p>59997.24</text:p>
          </table:table-cell>
          <table:table-cell table:formula="of:=ROUND([.B209]-([.$I$1]-[.B209]*([.$A$2]/(2*100))/[.$C$3]);2)" office:value-type="float" office:value="83736.09">
            <text:p>83736.09</text:p>
          </table:table-cell>
          <table:table-cell table:formula="of:=ROUND([.C209]-([.$J$1]-[.C209]*([.$A$2]/(4*100))/[.$C$3]);2)" office:value-type="float" office:value="92634.48">
            <text:p>92634.48</text:p>
          </table:table-cell>
          <table:table-cell table:formula="of:=[.D209]+1" office:value-type="float" office:value="203">
            <text:p>203</text:p>
          </table:table-cell>
          <table:table-cell table:number-columns-repeated="7"/>
        </table:table-row>
        <table:table-row table:style-name="ro1">
          <table:table-cell table:formula="of:=ROUND([.A210]-([.$H$1]-[.A210]*([.$A$2]/100)/[.$C$3]);2)" office:value-type="float" office:value="59715.54">
            <text:p>59715.54</text:p>
          </table:table-cell>
          <table:table-cell table:formula="of:=ROUND([.B210]-([.$I$1]-[.B210]*([.$A$2]/(2*100))/[.$C$3]);2)" office:value-type="float" office:value="83639.75">
            <text:p>83639.75</text:p>
          </table:table-cell>
          <table:table-cell table:formula="of:=ROUND([.C210]-([.$J$1]-[.C210]*([.$A$2]/(4*100))/[.$C$3]);2)" office:value-type="float" office:value="92594.64">
            <text:p>92594.64</text:p>
          </table:table-cell>
          <table:table-cell table:formula="of:=[.D210]+1" office:value-type="float" office:value="204">
            <text:p>204</text:p>
          </table:table-cell>
          <table:table-cell table:number-columns-repeated="7"/>
        </table:table-row>
        <table:table-row table:style-name="ro1">
          <table:table-cell table:formula="of:=ROUND([.A211]-([.$H$1]-[.A211]*([.$A$2]/100)/[.$C$3]);2)" office:value-type="float" office:value="59432.78">
            <text:p>59432.78</text:p>
          </table:table-cell>
          <table:table-cell table:formula="of:=ROUND([.B211]-([.$I$1]-[.B211]*([.$A$2]/(2*100))/[.$C$3]);2)" office:value-type="float" office:value="83543.22">
            <text:p>83543.22</text:p>
          </table:table-cell>
          <table:table-cell table:formula="of:=ROUND([.C211]-([.$J$1]-[.C211]*([.$A$2]/(4*100))/[.$C$3]);2)" office:value-type="float" office:value="92554.77">
            <text:p>92554.77</text:p>
          </table:table-cell>
          <table:table-cell table:formula="of:=[.D211]+1" office:value-type="float" office:value="205">
            <text:p>205</text:p>
          </table:table-cell>
          <table:table-cell table:number-columns-repeated="7"/>
        </table:table-row>
        <table:table-row table:style-name="ro1">
          <table:table-cell table:formula="of:=ROUND([.A212]-([.$H$1]-[.A212]*([.$A$2]/100)/[.$C$3]);2)" office:value-type="float" office:value="59148.96">
            <text:p>59148.96</text:p>
          </table:table-cell>
          <table:table-cell table:formula="of:=ROUND([.B212]-([.$I$1]-[.B212]*([.$A$2]/(2*100))/[.$C$3]);2)" office:value-type="float" office:value="83446.51">
            <text:p>83446.51</text:p>
          </table:table-cell>
          <table:table-cell table:formula="of:=ROUND([.C212]-([.$J$1]-[.C212]*([.$A$2]/(4*100))/[.$C$3]);2)" office:value-type="float" office:value="92514.86">
            <text:p>92514.86</text:p>
          </table:table-cell>
          <table:table-cell table:formula="of:=[.D212]+1" office:value-type="float" office:value="206">
            <text:p>206</text:p>
          </table:table-cell>
          <table:table-cell table:number-columns-repeated="7"/>
        </table:table-row>
        <table:table-row table:style-name="ro1">
          <table:table-cell table:formula="of:=ROUND([.A213]-([.$H$1]-[.A213]*([.$A$2]/100)/[.$C$3]);2)" office:value-type="float" office:value="58864.08">
            <text:p>58864.08</text:p>
          </table:table-cell>
          <table:table-cell table:formula="of:=ROUND([.B213]-([.$I$1]-[.B213]*([.$A$2]/(2*100))/[.$C$3]);2)" office:value-type="float" office:value="83349.62">
            <text:p>83349.62</text:p>
          </table:table-cell>
          <table:table-cell table:formula="of:=ROUND([.C213]-([.$J$1]-[.C213]*([.$A$2]/(4*100))/[.$C$3]);2)" office:value-type="float" office:value="92474.91">
            <text:p>92474.91</text:p>
          </table:table-cell>
          <table:table-cell table:formula="of:=[.D213]+1" office:value-type="float" office:value="207">
            <text:p>207</text:p>
          </table:table-cell>
          <table:table-cell table:number-columns-repeated="7"/>
        </table:table-row>
        <table:table-row table:style-name="ro1">
          <table:table-cell table:formula="of:=ROUND([.A214]-([.$H$1]-[.A214]*([.$A$2]/100)/[.$C$3]);2)" office:value-type="float" office:value="58578.13">
            <text:p>58578.13</text:p>
          </table:table-cell>
          <table:table-cell table:formula="of:=ROUND([.B214]-([.$I$1]-[.B214]*([.$A$2]/(2*100))/[.$C$3]);2)" office:value-type="float" office:value="83252.55">
            <text:p>83252.55</text:p>
          </table:table-cell>
          <table:table-cell table:formula="of:=ROUND([.C214]-([.$J$1]-[.C214]*([.$A$2]/(4*100))/[.$C$3]);2)" office:value-type="float" office:value="92434.93">
            <text:p>92434.93</text:p>
          </table:table-cell>
          <table:table-cell table:formula="of:=[.D214]+1" office:value-type="float" office:value="208">
            <text:p>208</text:p>
          </table:table-cell>
          <table:table-cell table:number-columns-repeated="7"/>
        </table:table-row>
        <table:table-row table:style-name="ro1">
          <table:table-cell table:formula="of:=ROUND([.A215]-([.$H$1]-[.A215]*([.$A$2]/100)/[.$C$3]);2)" office:value-type="float" office:value="58291.11">
            <text:p>58291.11</text:p>
          </table:table-cell>
          <table:table-cell table:formula="of:=ROUND([.B215]-([.$I$1]-[.B215]*([.$A$2]/(2*100))/[.$C$3]);2)" office:value-type="float" office:value="83155.3">
            <text:p>83155.3</text:p>
          </table:table-cell>
          <table:table-cell table:formula="of:=ROUND([.C215]-([.$J$1]-[.C215]*([.$A$2]/(4*100))/[.$C$3]);2)" office:value-type="float" office:value="92394.91">
            <text:p>92394.91</text:p>
          </table:table-cell>
          <table:table-cell table:formula="of:=[.D215]+1" office:value-type="float" office:value="209">
            <text:p>209</text:p>
          </table:table-cell>
          <table:table-cell table:number-columns-repeated="7"/>
        </table:table-row>
        <table:table-row table:style-name="ro1">
          <table:table-cell table:formula="of:=ROUND([.A216]-([.$H$1]-[.A216]*([.$A$2]/100)/[.$C$3]);2)" office:value-type="float" office:value="58003.01">
            <text:p>58003.01</text:p>
          </table:table-cell>
          <table:table-cell table:formula="of:=ROUND([.B216]-([.$I$1]-[.B216]*([.$A$2]/(2*100))/[.$C$3]);2)" office:value-type="float" office:value="83057.87">
            <text:p>83057.87</text:p>
          </table:table-cell>
          <table:table-cell table:formula="of:=ROUND([.C216]-([.$J$1]-[.C216]*([.$A$2]/(4*100))/[.$C$3]);2)" office:value-type="float" office:value="92354.85">
            <text:p>92354.85</text:p>
          </table:table-cell>
          <table:table-cell table:formula="of:=[.D216]+1" office:value-type="float" office:value="210">
            <text:p>210</text:p>
          </table:table-cell>
          <table:table-cell table:number-columns-repeated="7"/>
        </table:table-row>
        <table:table-row table:style-name="ro1">
          <table:table-cell table:formula="of:=ROUND([.A217]-([.$H$1]-[.A217]*([.$A$2]/100)/[.$C$3]);2)" office:value-type="float" office:value="57713.83">
            <text:p>57713.83</text:p>
          </table:table-cell>
          <table:table-cell table:formula="of:=ROUND([.B217]-([.$I$1]-[.B217]*([.$A$2]/(2*100))/[.$C$3]);2)" office:value-type="float" office:value="82960.25">
            <text:p>82960.25</text:p>
          </table:table-cell>
          <table:table-cell table:formula="of:=ROUND([.C217]-([.$J$1]-[.C217]*([.$A$2]/(4*100))/[.$C$3]);2)" office:value-type="float" office:value="92314.75">
            <text:p>92314.75</text:p>
          </table:table-cell>
          <table:table-cell table:formula="of:=[.D217]+1" office:value-type="float" office:value="211">
            <text:p>211</text:p>
          </table:table-cell>
          <table:table-cell table:number-columns-repeated="7"/>
        </table:table-row>
        <table:table-row table:style-name="ro1">
          <table:table-cell table:formula="of:=ROUND([.A218]-([.$H$1]-[.A218]*([.$A$2]/100)/[.$C$3]);2)" office:value-type="float" office:value="57423.57">
            <text:p>57423.57</text:p>
          </table:table-cell>
          <table:table-cell table:formula="of:=ROUND([.B218]-([.$I$1]-[.B218]*([.$A$2]/(2*100))/[.$C$3]);2)" office:value-type="float" office:value="82862.45">
            <text:p>82862.45</text:p>
          </table:table-cell>
          <table:table-cell table:formula="of:=ROUND([.C218]-([.$J$1]-[.C218]*([.$A$2]/(4*100))/[.$C$3]);2)" office:value-type="float" office:value="92274.62">
            <text:p>92274.62</text:p>
          </table:table-cell>
          <table:table-cell table:formula="of:=[.D218]+1" office:value-type="float" office:value="212">
            <text:p>212</text:p>
          </table:table-cell>
          <table:table-cell table:number-columns-repeated="7"/>
        </table:table-row>
        <table:table-row table:style-name="ro1">
          <table:table-cell table:formula="of:=ROUND([.A219]-([.$H$1]-[.A219]*([.$A$2]/100)/[.$C$3]);2)" office:value-type="float" office:value="57132.22">
            <text:p>57132.22</text:p>
          </table:table-cell>
          <table:table-cell table:formula="of:=ROUND([.B219]-([.$I$1]-[.B219]*([.$A$2]/(2*100))/[.$C$3]);2)" office:value-type="float" office:value="82764.47">
            <text:p>82764.47</text:p>
          </table:table-cell>
          <table:table-cell table:formula="of:=ROUND([.C219]-([.$J$1]-[.C219]*([.$A$2]/(4*100))/[.$C$3]);2)" office:value-type="float" office:value="92234.45">
            <text:p>92234.45</text:p>
          </table:table-cell>
          <table:table-cell table:formula="of:=[.D219]+1" office:value-type="float" office:value="213">
            <text:p>213</text:p>
          </table:table-cell>
          <table:table-cell table:number-columns-repeated="7"/>
        </table:table-row>
        <table:table-row table:style-name="ro1">
          <table:table-cell table:formula="of:=ROUND([.A220]-([.$H$1]-[.A220]*([.$A$2]/100)/[.$C$3]);2)" office:value-type="float" office:value="56839.78">
            <text:p>56839.78</text:p>
          </table:table-cell>
          <table:table-cell table:formula="of:=ROUND([.B220]-([.$I$1]-[.B220]*([.$A$2]/(2*100))/[.$C$3]);2)" office:value-type="float" office:value="82666.3">
            <text:p>82666.3</text:p>
          </table:table-cell>
          <table:table-cell table:formula="of:=ROUND([.C220]-([.$J$1]-[.C220]*([.$A$2]/(4*100))/[.$C$3]);2)" office:value-type="float" office:value="92194.24">
            <text:p>92194.24</text:p>
          </table:table-cell>
          <table:table-cell table:formula="of:=[.D220]+1" office:value-type="float" office:value="214">
            <text:p>214</text:p>
          </table:table-cell>
          <table:table-cell table:number-columns-repeated="7"/>
        </table:table-row>
        <table:table-row table:style-name="ro1">
          <table:table-cell table:formula="of:=ROUND([.A221]-([.$H$1]-[.A221]*([.$A$2]/100)/[.$C$3]);2)" office:value-type="float" office:value="56546.24">
            <text:p>56546.24</text:p>
          </table:table-cell>
          <table:table-cell table:formula="of:=ROUND([.B221]-([.$I$1]-[.B221]*([.$A$2]/(2*100))/[.$C$3]);2)" office:value-type="float" office:value="82567.95">
            <text:p>82567.95</text:p>
          </table:table-cell>
          <table:table-cell table:formula="of:=ROUND([.C221]-([.$J$1]-[.C221]*([.$A$2]/(4*100))/[.$C$3]);2)" office:value-type="float" office:value="92153.99">
            <text:p>92153.99</text:p>
          </table:table-cell>
          <table:table-cell table:formula="of:=[.D221]+1" office:value-type="float" office:value="215">
            <text:p>215</text:p>
          </table:table-cell>
          <table:table-cell table:number-columns-repeated="7"/>
        </table:table-row>
        <table:table-row table:style-name="ro1">
          <table:table-cell table:formula="of:=ROUND([.A222]-([.$H$1]-[.A222]*([.$A$2]/100)/[.$C$3]);2)" office:value-type="float" office:value="56251.6">
            <text:p>56251.6</text:p>
          </table:table-cell>
          <table:table-cell table:formula="of:=ROUND([.B222]-([.$I$1]-[.B222]*([.$A$2]/(2*100))/[.$C$3]);2)" office:value-type="float" office:value="82469.41">
            <text:p>82469.41</text:p>
          </table:table-cell>
          <table:table-cell table:formula="of:=ROUND([.C222]-([.$J$1]-[.C222]*([.$A$2]/(4*100))/[.$C$3]);2)" office:value-type="float" office:value="92113.7">
            <text:p>92113.7</text:p>
          </table:table-cell>
          <table:table-cell table:formula="of:=[.D222]+1" office:value-type="float" office:value="216">
            <text:p>216</text:p>
          </table:table-cell>
          <table:table-cell table:number-columns-repeated="7"/>
        </table:table-row>
        <table:table-row table:style-name="ro1">
          <table:table-cell table:formula="of:=ROUND([.A223]-([.$H$1]-[.A223]*([.$A$2]/100)/[.$C$3]);2)" office:value-type="float" office:value="55955.85">
            <text:p>55955.85</text:p>
          </table:table-cell>
          <table:table-cell table:formula="of:=ROUND([.B223]-([.$I$1]-[.B223]*([.$A$2]/(2*100))/[.$C$3]);2)" office:value-type="float" office:value="82370.69">
            <text:p>82370.69</text:p>
          </table:table-cell>
          <table:table-cell table:formula="of:=ROUND([.C223]-([.$J$1]-[.C223]*([.$A$2]/(4*100))/[.$C$3]);2)" office:value-type="float" office:value="92073.38">
            <text:p>92073.38</text:p>
          </table:table-cell>
          <table:table-cell table:formula="of:=[.D223]+1" office:value-type="float" office:value="217">
            <text:p>217</text:p>
          </table:table-cell>
          <table:table-cell table:number-columns-repeated="7"/>
        </table:table-row>
        <table:table-row table:style-name="ro1">
          <table:table-cell table:formula="of:=ROUND([.A224]-([.$H$1]-[.A224]*([.$A$2]/100)/[.$C$3]);2)" office:value-type="float" office:value="55658.99">
            <text:p>55658.99</text:p>
          </table:table-cell>
          <table:table-cell table:formula="of:=ROUND([.B224]-([.$I$1]-[.B224]*([.$A$2]/(2*100))/[.$C$3]);2)" office:value-type="float" office:value="82271.79">
            <text:p>82271.79</text:p>
          </table:table-cell>
          <table:table-cell table:formula="of:=ROUND([.C224]-([.$J$1]-[.C224]*([.$A$2]/(4*100))/[.$C$3]);2)" office:value-type="float" office:value="92033.02">
            <text:p>92033.02</text:p>
          </table:table-cell>
          <table:table-cell table:formula="of:=[.D224]+1" office:value-type="float" office:value="218">
            <text:p>218</text:p>
          </table:table-cell>
          <table:table-cell table:number-columns-repeated="7"/>
        </table:table-row>
        <table:table-row table:style-name="ro1">
          <table:table-cell table:formula="of:=ROUND([.A225]-([.$H$1]-[.A225]*([.$A$2]/100)/[.$C$3]);2)" office:value-type="float" office:value="55361.02">
            <text:p>55361.02</text:p>
          </table:table-cell>
          <table:table-cell table:formula="of:=ROUND([.B225]-([.$I$1]-[.B225]*([.$A$2]/(2*100))/[.$C$3]);2)" office:value-type="float" office:value="82172.7">
            <text:p>82172.7</text:p>
          </table:table-cell>
          <table:table-cell table:formula="of:=ROUND([.C225]-([.$J$1]-[.C225]*([.$A$2]/(4*100))/[.$C$3]);2)" office:value-type="float" office:value="91992.62">
            <text:p>91992.62</text:p>
          </table:table-cell>
          <table:table-cell table:formula="of:=[.D225]+1" office:value-type="float" office:value="219">
            <text:p>219</text:p>
          </table:table-cell>
          <table:table-cell table:number-columns-repeated="7"/>
        </table:table-row>
        <table:table-row table:style-name="ro1">
          <table:table-cell table:formula="of:=ROUND([.A226]-([.$H$1]-[.A226]*([.$A$2]/100)/[.$C$3]);2)" office:value-type="float" office:value="55061.93">
            <text:p>55061.93</text:p>
          </table:table-cell>
          <table:table-cell table:formula="of:=ROUND([.B226]-([.$I$1]-[.B226]*([.$A$2]/(2*100))/[.$C$3]);2)" office:value-type="float" office:value="82073.42">
            <text:p>82073.42</text:p>
          </table:table-cell>
          <table:table-cell table:formula="of:=ROUND([.C226]-([.$J$1]-[.C226]*([.$A$2]/(4*100))/[.$C$3]);2)" office:value-type="float" office:value="91952.18">
            <text:p>91952.18</text:p>
          </table:table-cell>
          <table:table-cell table:formula="of:=[.D226]+1" office:value-type="float" office:value="220">
            <text:p>220</text:p>
          </table:table-cell>
          <table:table-cell table:number-columns-repeated="7"/>
        </table:table-row>
        <table:table-row table:style-name="ro1">
          <table:table-cell table:formula="of:=ROUND([.A227]-([.$H$1]-[.A227]*([.$A$2]/100)/[.$C$3]);2)" office:value-type="float" office:value="54761.72">
            <text:p>54761.72</text:p>
          </table:table-cell>
          <table:table-cell table:formula="of:=ROUND([.B227]-([.$I$1]-[.B227]*([.$A$2]/(2*100))/[.$C$3]);2)" office:value-type="float" office:value="81973.96">
            <text:p>81973.96</text:p>
          </table:table-cell>
          <table:table-cell table:formula="of:=ROUND([.C227]-([.$J$1]-[.C227]*([.$A$2]/(4*100))/[.$C$3]);2)" office:value-type="float" office:value="91911.71">
            <text:p>91911.71</text:p>
          </table:table-cell>
          <table:table-cell table:formula="of:=[.D227]+1" office:value-type="float" office:value="221">
            <text:p>221</text:p>
          </table:table-cell>
          <table:table-cell table:number-columns-repeated="7"/>
        </table:table-row>
        <table:table-row table:style-name="ro1">
          <table:table-cell table:formula="of:=ROUND([.A228]-([.$H$1]-[.A228]*([.$A$2]/100)/[.$C$3]);2)" office:value-type="float" office:value="54460.39">
            <text:p>54460.39</text:p>
          </table:table-cell>
          <table:table-cell table:formula="of:=ROUND([.B228]-([.$I$1]-[.B228]*([.$A$2]/(2*100))/[.$C$3]);2)" office:value-type="float" office:value="81874.31">
            <text:p>81874.31</text:p>
          </table:table-cell>
          <table:table-cell table:formula="of:=ROUND([.C228]-([.$J$1]-[.C228]*([.$A$2]/(4*100))/[.$C$3]);2)" office:value-type="float" office:value="91871.2">
            <text:p>91871.2</text:p>
          </table:table-cell>
          <table:table-cell table:formula="of:=[.D228]+1" office:value-type="float" office:value="222">
            <text:p>222</text:p>
          </table:table-cell>
          <table:table-cell table:number-columns-repeated="7"/>
        </table:table-row>
        <table:table-row table:style-name="ro1">
          <table:table-cell table:formula="of:=ROUND([.A229]-([.$H$1]-[.A229]*([.$A$2]/100)/[.$C$3]);2)" office:value-type="float" office:value="54157.93">
            <text:p>54157.93</text:p>
          </table:table-cell>
          <table:table-cell table:formula="of:=ROUND([.B229]-([.$I$1]-[.B229]*([.$A$2]/(2*100))/[.$C$3]);2)" office:value-type="float" office:value="81774.47">
            <text:p>81774.47</text:p>
          </table:table-cell>
          <table:table-cell table:formula="of:=ROUND([.C229]-([.$J$1]-[.C229]*([.$A$2]/(4*100))/[.$C$3]);2)" office:value-type="float" office:value="91830.65">
            <text:p>91830.65</text:p>
          </table:table-cell>
          <table:table-cell table:formula="of:=[.D229]+1" office:value-type="float" office:value="223">
            <text:p>223</text:p>
          </table:table-cell>
          <table:table-cell table:number-columns-repeated="7"/>
        </table:table-row>
        <table:table-row table:style-name="ro1">
          <table:table-cell table:formula="of:=ROUND([.A230]-([.$H$1]-[.A230]*([.$A$2]/100)/[.$C$3]);2)" office:value-type="float" office:value="53854.33">
            <text:p>53854.33</text:p>
          </table:table-cell>
          <table:table-cell table:formula="of:=ROUND([.B230]-([.$I$1]-[.B230]*([.$A$2]/(2*100))/[.$C$3]);2)" office:value-type="float" office:value="81674.45">
            <text:p>81674.45</text:p>
          </table:table-cell>
          <table:table-cell table:formula="of:=ROUND([.C230]-([.$J$1]-[.C230]*([.$A$2]/(4*100))/[.$C$3]);2)" office:value-type="float" office:value="91790.06">
            <text:p>91790.06</text:p>
          </table:table-cell>
          <table:table-cell table:formula="of:=[.D230]+1" office:value-type="float" office:value="224">
            <text:p>224</text:p>
          </table:table-cell>
          <table:table-cell table:number-columns-repeated="7"/>
        </table:table-row>
        <table:table-row table:style-name="ro1">
          <table:table-cell table:formula="of:=ROUND([.A231]-([.$H$1]-[.A231]*([.$A$2]/100)/[.$C$3]);2)" office:value-type="float" office:value="53549.59">
            <text:p>53549.59</text:p>
          </table:table-cell>
          <table:table-cell table:formula="of:=ROUND([.B231]-([.$I$1]-[.B231]*([.$A$2]/(2*100))/[.$C$3]);2)" office:value-type="float" office:value="81574.24">
            <text:p>81574.24</text:p>
          </table:table-cell>
          <table:table-cell table:formula="of:=ROUND([.C231]-([.$J$1]-[.C231]*([.$A$2]/(4*100))/[.$C$3]);2)" office:value-type="float" office:value="91749.43">
            <text:p>91749.43</text:p>
          </table:table-cell>
          <table:table-cell table:formula="of:=[.D231]+1" office:value-type="float" office:value="225">
            <text:p>225</text:p>
          </table:table-cell>
          <table:table-cell table:number-columns-repeated="7"/>
        </table:table-row>
        <table:table-row table:style-name="ro1">
          <table:table-cell table:formula="of:=ROUND([.A232]-([.$H$1]-[.A232]*([.$A$2]/100)/[.$C$3]);2)" office:value-type="float" office:value="53243.71">
            <text:p>53243.71</text:p>
          </table:table-cell>
          <table:table-cell table:formula="of:=ROUND([.B232]-([.$I$1]-[.B232]*([.$A$2]/(2*100))/[.$C$3]);2)" office:value-type="float" office:value="81473.84">
            <text:p>81473.84</text:p>
          </table:table-cell>
          <table:table-cell table:formula="of:=ROUND([.C232]-([.$J$1]-[.C232]*([.$A$2]/(4*100))/[.$C$3]);2)" office:value-type="float" office:value="91708.77">
            <text:p>91708.77</text:p>
          </table:table-cell>
          <table:table-cell table:formula="of:=[.D232]+1" office:value-type="float" office:value="226">
            <text:p>226</text:p>
          </table:table-cell>
          <table:table-cell table:number-columns-repeated="7"/>
        </table:table-row>
        <table:table-row table:style-name="ro1">
          <table:table-cell table:formula="of:=ROUND([.A233]-([.$H$1]-[.A233]*([.$A$2]/100)/[.$C$3]);2)" office:value-type="float" office:value="52936.68">
            <text:p>52936.68</text:p>
          </table:table-cell>
          <table:table-cell table:formula="of:=ROUND([.B233]-([.$I$1]-[.B233]*([.$A$2]/(2*100))/[.$C$3]);2)" office:value-type="float" office:value="81373.25">
            <text:p>81373.25</text:p>
          </table:table-cell>
          <table:table-cell table:formula="of:=ROUND([.C233]-([.$J$1]-[.C233]*([.$A$2]/(4*100))/[.$C$3]);2)" office:value-type="float" office:value="91668.07">
            <text:p>91668.07</text:p>
          </table:table-cell>
          <table:table-cell table:formula="of:=[.D233]+1" office:value-type="float" office:value="227">
            <text:p>227</text:p>
          </table:table-cell>
          <table:table-cell table:number-columns-repeated="7"/>
        </table:table-row>
        <table:table-row table:style-name="ro1">
          <table:table-cell table:formula="of:=ROUND([.A234]-([.$H$1]-[.A234]*([.$A$2]/100)/[.$C$3]);2)" office:value-type="float" office:value="52628.5">
            <text:p>52628.5</text:p>
          </table:table-cell>
          <table:table-cell table:formula="of:=ROUND([.B234]-([.$I$1]-[.B234]*([.$A$2]/(2*100))/[.$C$3]);2)" office:value-type="float" office:value="81272.47">
            <text:p>81272.47</text:p>
          </table:table-cell>
          <table:table-cell table:formula="of:=ROUND([.C234]-([.$J$1]-[.C234]*([.$A$2]/(4*100))/[.$C$3]);2)" office:value-type="float" office:value="91627.33">
            <text:p>91627.33</text:p>
          </table:table-cell>
          <table:table-cell table:formula="of:=[.D234]+1" office:value-type="float" office:value="228">
            <text:p>228</text:p>
          </table:table-cell>
          <table:table-cell table:number-columns-repeated="7"/>
        </table:table-row>
        <table:table-row table:style-name="ro1">
          <table:table-cell table:formula="of:=ROUND([.A235]-([.$H$1]-[.A235]*([.$A$2]/100)/[.$C$3]);2)" office:value-type="float" office:value="52319.17">
            <text:p>52319.17</text:p>
          </table:table-cell>
          <table:table-cell table:formula="of:=ROUND([.B235]-([.$I$1]-[.B235]*([.$A$2]/(2*100))/[.$C$3]);2)" office:value-type="float" office:value="81171.51">
            <text:p>81171.51</text:p>
          </table:table-cell>
          <table:table-cell table:formula="of:=ROUND([.C235]-([.$J$1]-[.C235]*([.$A$2]/(4*100))/[.$C$3]);2)" office:value-type="float" office:value="91586.55">
            <text:p>91586.55</text:p>
          </table:table-cell>
          <table:table-cell table:formula="of:=[.D235]+1" office:value-type="float" office:value="229">
            <text:p>229</text:p>
          </table:table-cell>
          <table:table-cell table:number-columns-repeated="7"/>
        </table:table-row>
        <table:table-row table:style-name="ro1">
          <table:table-cell table:formula="of:=ROUND([.A236]-([.$H$1]-[.A236]*([.$A$2]/100)/[.$C$3]);2)" office:value-type="float" office:value="52008.68">
            <text:p>52008.68</text:p>
          </table:table-cell>
          <table:table-cell table:formula="of:=ROUND([.B236]-([.$I$1]-[.B236]*([.$A$2]/(2*100))/[.$C$3]);2)" office:value-type="float" office:value="81070.36">
            <text:p>81070.36</text:p>
          </table:table-cell>
          <table:table-cell table:formula="of:=ROUND([.C236]-([.$J$1]-[.C236]*([.$A$2]/(4*100))/[.$C$3]);2)" office:value-type="float" office:value="91545.73">
            <text:p>91545.73</text:p>
          </table:table-cell>
          <table:table-cell table:formula="of:=[.D236]+1" office:value-type="float" office:value="230">
            <text:p>230</text:p>
          </table:table-cell>
          <table:table-cell table:number-columns-repeated="7"/>
        </table:table-row>
        <table:table-row table:style-name="ro1">
          <table:table-cell table:formula="of:=ROUND([.A237]-([.$H$1]-[.A237]*([.$A$2]/100)/[.$C$3]);2)" office:value-type="float" office:value="51697.02">
            <text:p>51697.02</text:p>
          </table:table-cell>
          <table:table-cell table:formula="of:=ROUND([.B237]-([.$I$1]-[.B237]*([.$A$2]/(2*100))/[.$C$3]);2)" office:value-type="float" office:value="80969.02">
            <text:p>80969.02</text:p>
          </table:table-cell>
          <table:table-cell table:formula="of:=ROUND([.C237]-([.$J$1]-[.C237]*([.$A$2]/(4*100))/[.$C$3]);2)" office:value-type="float" office:value="91504.87">
            <text:p>91504.87</text:p>
          </table:table-cell>
          <table:table-cell table:formula="of:=[.D237]+1" office:value-type="float" office:value="231">
            <text:p>231</text:p>
          </table:table-cell>
          <table:table-cell table:number-columns-repeated="7"/>
        </table:table-row>
        <table:table-row table:style-name="ro1">
          <table:table-cell table:formula="of:=ROUND([.A238]-([.$H$1]-[.A238]*([.$A$2]/100)/[.$C$3]);2)" office:value-type="float" office:value="51384.19">
            <text:p>51384.19</text:p>
          </table:table-cell>
          <table:table-cell table:formula="of:=ROUND([.B238]-([.$I$1]-[.B238]*([.$A$2]/(2*100))/[.$C$3]);2)" office:value-type="float" office:value="80867.49">
            <text:p>80867.49</text:p>
          </table:table-cell>
          <table:table-cell table:formula="of:=ROUND([.C238]-([.$J$1]-[.C238]*([.$A$2]/(4*100))/[.$C$3]);2)" office:value-type="float" office:value="91463.98">
            <text:p>91463.98</text:p>
          </table:table-cell>
          <table:table-cell table:formula="of:=[.D238]+1" office:value-type="float" office:value="232">
            <text:p>232</text:p>
          </table:table-cell>
          <table:table-cell table:number-columns-repeated="7"/>
        </table:table-row>
        <table:table-row table:style-name="ro1">
          <table:table-cell table:formula="of:=ROUND([.A239]-([.$H$1]-[.A239]*([.$A$2]/100)/[.$C$3]);2)" office:value-type="float" office:value="51070.19">
            <text:p>51070.19</text:p>
          </table:table-cell>
          <table:table-cell table:formula="of:=ROUND([.B239]-([.$I$1]-[.B239]*([.$A$2]/(2*100))/[.$C$3]);2)" office:value-type="float" office:value="80765.77">
            <text:p>80765.77</text:p>
          </table:table-cell>
          <table:table-cell table:formula="of:=ROUND([.C239]-([.$J$1]-[.C239]*([.$A$2]/(4*100))/[.$C$3]);2)" office:value-type="float" office:value="91423.05">
            <text:p>91423.05</text:p>
          </table:table-cell>
          <table:table-cell table:formula="of:=[.D239]+1" office:value-type="float" office:value="233">
            <text:p>233</text:p>
          </table:table-cell>
          <table:table-cell table:number-columns-repeated="7"/>
        </table:table-row>
        <table:table-row table:style-name="ro1">
          <table:table-cell table:formula="of:=ROUND([.A240]-([.$H$1]-[.A240]*([.$A$2]/100)/[.$C$3]);2)" office:value-type="float" office:value="50755.01">
            <text:p>50755.01</text:p>
          </table:table-cell>
          <table:table-cell table:formula="of:=ROUND([.B240]-([.$I$1]-[.B240]*([.$A$2]/(2*100))/[.$C$3]);2)" office:value-type="float" office:value="80663.86">
            <text:p>80663.86</text:p>
          </table:table-cell>
          <table:table-cell table:formula="of:=ROUND([.C240]-([.$J$1]-[.C240]*([.$A$2]/(4*100))/[.$C$3]);2)" office:value-type="float" office:value="91382.08">
            <text:p>91382.08</text:p>
          </table:table-cell>
          <table:table-cell table:formula="of:=[.D240]+1" office:value-type="float" office:value="234">
            <text:p>234</text:p>
          </table:table-cell>
          <table:table-cell table:number-columns-repeated="7"/>
        </table:table-row>
        <table:table-row table:style-name="ro1">
          <table:table-cell table:formula="of:=ROUND([.A241]-([.$H$1]-[.A241]*([.$A$2]/100)/[.$C$3]);2)" office:value-type="float" office:value="50438.65">
            <text:p>50438.65</text:p>
          </table:table-cell>
          <table:table-cell table:formula="of:=ROUND([.B241]-([.$I$1]-[.B241]*([.$A$2]/(2*100))/[.$C$3]);2)" office:value-type="float" office:value="80561.75">
            <text:p>80561.75</text:p>
          </table:table-cell>
          <table:table-cell table:formula="of:=ROUND([.C241]-([.$J$1]-[.C241]*([.$A$2]/(4*100))/[.$C$3]);2)" office:value-type="float" office:value="91341.07">
            <text:p>91341.07</text:p>
          </table:table-cell>
          <table:table-cell table:formula="of:=[.D241]+1" office:value-type="float" office:value="235">
            <text:p>235</text:p>
          </table:table-cell>
          <table:table-cell table:number-columns-repeated="7"/>
        </table:table-row>
        <table:table-row table:style-name="ro1">
          <table:table-cell table:formula="of:=ROUND([.A242]-([.$H$1]-[.A242]*([.$A$2]/100)/[.$C$3]);2)" office:value-type="float" office:value="50121.1">
            <text:p>50121.1</text:p>
          </table:table-cell>
          <table:table-cell table:formula="of:=ROUND([.B242]-([.$I$1]-[.B242]*([.$A$2]/(2*100))/[.$C$3]);2)" office:value-type="float" office:value="80459.45">
            <text:p>80459.45</text:p>
          </table:table-cell>
          <table:table-cell table:formula="of:=ROUND([.C242]-([.$J$1]-[.C242]*([.$A$2]/(4*100))/[.$C$3]);2)" office:value-type="float" office:value="91300.02">
            <text:p>91300.02</text:p>
          </table:table-cell>
          <table:table-cell table:formula="of:=[.D242]+1" office:value-type="float" office:value="236">
            <text:p>236</text:p>
          </table:table-cell>
          <table:table-cell table:number-columns-repeated="7"/>
        </table:table-row>
        <table:table-row table:style-name="ro1">
          <table:table-cell table:formula="of:=ROUND([.A243]-([.$H$1]-[.A243]*([.$A$2]/100)/[.$C$3]);2)" office:value-type="float" office:value="49802.36">
            <text:p>49802.36</text:p>
          </table:table-cell>
          <table:table-cell table:formula="of:=ROUND([.B243]-([.$I$1]-[.B243]*([.$A$2]/(2*100))/[.$C$3]);2)" office:value-type="float" office:value="80356.96">
            <text:p>80356.96</text:p>
          </table:table-cell>
          <table:table-cell table:formula="of:=ROUND([.C243]-([.$J$1]-[.C243]*([.$A$2]/(4*100))/[.$C$3]);2)" office:value-type="float" office:value="91258.93">
            <text:p>91258.93</text:p>
          </table:table-cell>
          <table:table-cell table:formula="of:=[.D243]+1" office:value-type="float" office:value="237">
            <text:p>237</text:p>
          </table:table-cell>
          <table:table-cell table:number-columns-repeated="7"/>
        </table:table-row>
        <table:table-row table:style-name="ro1">
          <table:table-cell table:formula="of:=ROUND([.A244]-([.$H$1]-[.A244]*([.$A$2]/100)/[.$C$3]);2)" office:value-type="float" office:value="49482.43">
            <text:p>49482.43</text:p>
          </table:table-cell>
          <table:table-cell table:formula="of:=ROUND([.B244]-([.$I$1]-[.B244]*([.$A$2]/(2*100))/[.$C$3]);2)" office:value-type="float" office:value="80254.28">
            <text:p>80254.28</text:p>
          </table:table-cell>
          <table:table-cell table:formula="of:=ROUND([.C244]-([.$J$1]-[.C244]*([.$A$2]/(4*100))/[.$C$3]);2)" office:value-type="float" office:value="91217.81">
            <text:p>91217.81</text:p>
          </table:table-cell>
          <table:table-cell table:formula="of:=[.D244]+1" office:value-type="float" office:value="238">
            <text:p>238</text:p>
          </table:table-cell>
          <table:table-cell table:number-columns-repeated="7"/>
        </table:table-row>
        <table:table-row table:style-name="ro1">
          <table:table-cell table:formula="of:=ROUND([.A245]-([.$H$1]-[.A245]*([.$A$2]/100)/[.$C$3]);2)" office:value-type="float" office:value="49161.3">
            <text:p>49161.3</text:p>
          </table:table-cell>
          <table:table-cell table:formula="of:=ROUND([.B245]-([.$I$1]-[.B245]*([.$A$2]/(2*100))/[.$C$3]);2)" office:value-type="float" office:value="80151.41">
            <text:p>80151.41</text:p>
          </table:table-cell>
          <table:table-cell table:formula="of:=ROUND([.C245]-([.$J$1]-[.C245]*([.$A$2]/(4*100))/[.$C$3]);2)" office:value-type="float" office:value="91176.65">
            <text:p>91176.65</text:p>
          </table:table-cell>
          <table:table-cell table:formula="of:=[.D245]+1" office:value-type="float" office:value="239">
            <text:p>239</text:p>
          </table:table-cell>
          <table:table-cell table:number-columns-repeated="7"/>
        </table:table-row>
        <table:table-row table:style-name="ro1">
          <table:table-cell table:formula="of:=ROUND([.A246]-([.$H$1]-[.A246]*([.$A$2]/100)/[.$C$3]);2)" office:value-type="float" office:value="48838.96">
            <text:p>48838.96</text:p>
          </table:table-cell>
          <table:table-cell table:formula="of:=ROUND([.B246]-([.$I$1]-[.B246]*([.$A$2]/(2*100))/[.$C$3]);2)" office:value-type="float" office:value="80048.34">
            <text:p>80048.34</text:p>
          </table:table-cell>
          <table:table-cell table:formula="of:=ROUND([.C246]-([.$J$1]-[.C246]*([.$A$2]/(4*100))/[.$C$3]);2)" office:value-type="float" office:value="91135.45">
            <text:p>91135.45</text:p>
          </table:table-cell>
          <table:table-cell table:formula="of:=[.D246]+1" office:value-type="float" office:value="240">
            <text:p>240</text:p>
          </table:table-cell>
          <table:table-cell table:number-columns-repeated="7"/>
        </table:table-row>
        <table:table-row table:style-name="ro1">
          <table:table-cell table:formula="of:=ROUND([.A247]-([.$H$1]-[.A247]*([.$A$2]/100)/[.$C$3]);2)" office:value-type="float" office:value="48515.42">
            <text:p>48515.42</text:p>
          </table:table-cell>
          <table:table-cell table:formula="of:=ROUND([.B247]-([.$I$1]-[.B247]*([.$A$2]/(2*100))/[.$C$3]);2)" office:value-type="float" office:value="79945.08">
            <text:p>79945.08</text:p>
          </table:table-cell>
          <table:table-cell table:formula="of:=ROUND([.C247]-([.$J$1]-[.C247]*([.$A$2]/(4*100))/[.$C$3]);2)" office:value-type="float" office:value="91094.21">
            <text:p>91094.21</text:p>
          </table:table-cell>
          <table:table-cell table:formula="of:=[.D247]+1" office:value-type="float" office:value="241">
            <text:p>241</text:p>
          </table:table-cell>
          <table:table-cell table:number-columns-repeated="7"/>
        </table:table-row>
        <table:table-row table:style-name="ro1">
          <table:table-cell table:formula="of:=ROUND([.A248]-([.$H$1]-[.A248]*([.$A$2]/100)/[.$C$3]);2)" office:value-type="float" office:value="48190.66">
            <text:p>48190.66</text:p>
          </table:table-cell>
          <table:table-cell table:formula="of:=ROUND([.B248]-([.$I$1]-[.B248]*([.$A$2]/(2*100))/[.$C$3]);2)" office:value-type="float" office:value="79841.63">
            <text:p>79841.63</text:p>
          </table:table-cell>
          <table:table-cell table:formula="of:=ROUND([.C248]-([.$J$1]-[.C248]*([.$A$2]/(4*100))/[.$C$3]);2)" office:value-type="float" office:value="91052.93">
            <text:p>91052.93</text:p>
          </table:table-cell>
          <table:table-cell table:formula="of:=[.D248]+1" office:value-type="float" office:value="242">
            <text:p>242</text:p>
          </table:table-cell>
          <table:table-cell table:number-columns-repeated="7"/>
        </table:table-row>
        <table:table-row table:style-name="ro1">
          <table:table-cell table:formula="of:=ROUND([.A249]-([.$H$1]-[.A249]*([.$A$2]/100)/[.$C$3]);2)" office:value-type="float" office:value="47864.68">
            <text:p>47864.68</text:p>
          </table:table-cell>
          <table:table-cell table:formula="of:=ROUND([.B249]-([.$I$1]-[.B249]*([.$A$2]/(2*100))/[.$C$3]);2)" office:value-type="float" office:value="79737.98">
            <text:p>79737.98</text:p>
          </table:table-cell>
          <table:table-cell table:formula="of:=ROUND([.C249]-([.$J$1]-[.C249]*([.$A$2]/(4*100))/[.$C$3]);2)" office:value-type="float" office:value="91011.61">
            <text:p>91011.61</text:p>
          </table:table-cell>
          <table:table-cell table:formula="of:=[.D249]+1" office:value-type="float" office:value="243">
            <text:p>243</text:p>
          </table:table-cell>
          <table:table-cell table:number-columns-repeated="7"/>
        </table:table-row>
        <table:table-row table:style-name="ro1">
          <table:table-cell table:formula="of:=ROUND([.A250]-([.$H$1]-[.A250]*([.$A$2]/100)/[.$C$3]);2)" office:value-type="float" office:value="47537.48">
            <text:p>47537.48</text:p>
          </table:table-cell>
          <table:table-cell table:formula="of:=ROUND([.B250]-([.$I$1]-[.B250]*([.$A$2]/(2*100))/[.$C$3]);2)" office:value-type="float" office:value="79634.14">
            <text:p>79634.14</text:p>
          </table:table-cell>
          <table:table-cell table:formula="of:=ROUND([.C250]-([.$J$1]-[.C250]*([.$A$2]/(4*100))/[.$C$3]);2)" office:value-type="float" office:value="90970.25">
            <text:p>90970.25</text:p>
          </table:table-cell>
          <table:table-cell table:formula="of:=[.D250]+1" office:value-type="float" office:value="244">
            <text:p>244</text:p>
          </table:table-cell>
          <table:table-cell table:number-columns-repeated="7"/>
        </table:table-row>
        <table:table-row table:style-name="ro1">
          <table:table-cell table:formula="of:=ROUND([.A251]-([.$H$1]-[.A251]*([.$A$2]/100)/[.$C$3]);2)" office:value-type="float" office:value="47209.06">
            <text:p>47209.06</text:p>
          </table:table-cell>
          <table:table-cell table:formula="of:=ROUND([.B251]-([.$I$1]-[.B251]*([.$A$2]/(2*100))/[.$C$3]);2)" office:value-type="float" office:value="79530.1">
            <text:p>79530.1</text:p>
          </table:table-cell>
          <table:table-cell table:formula="of:=ROUND([.C251]-([.$J$1]-[.C251]*([.$A$2]/(4*100))/[.$C$3]);2)" office:value-type="float" office:value="90928.85">
            <text:p>90928.85</text:p>
          </table:table-cell>
          <table:table-cell table:formula="of:=[.D251]+1" office:value-type="float" office:value="245">
            <text:p>245</text:p>
          </table:table-cell>
          <table:table-cell table:number-columns-repeated="7"/>
        </table:table-row>
        <table:table-row table:style-name="ro1">
          <table:table-cell table:formula="of:=ROUND([.A252]-([.$H$1]-[.A252]*([.$A$2]/100)/[.$C$3]);2)" office:value-type="float" office:value="46879.4">
            <text:p>46879.4</text:p>
          </table:table-cell>
          <table:table-cell table:formula="of:=ROUND([.B252]-([.$I$1]-[.B252]*([.$A$2]/(2*100))/[.$C$3]);2)" office:value-type="float" office:value="79425.87">
            <text:p>79425.87</text:p>
          </table:table-cell>
          <table:table-cell table:formula="of:=ROUND([.C252]-([.$J$1]-[.C252]*([.$A$2]/(4*100))/[.$C$3]);2)" office:value-type="float" office:value="90887.42">
            <text:p>90887.42</text:p>
          </table:table-cell>
          <table:table-cell table:formula="of:=[.D252]+1" office:value-type="float" office:value="246">
            <text:p>246</text:p>
          </table:table-cell>
          <table:table-cell table:number-columns-repeated="7"/>
        </table:table-row>
        <table:table-row table:style-name="ro1">
          <table:table-cell table:formula="of:=ROUND([.A253]-([.$H$1]-[.A253]*([.$A$2]/100)/[.$C$3]);2)" office:value-type="float" office:value="46548.51">
            <text:p>46548.51</text:p>
          </table:table-cell>
          <table:table-cell table:formula="of:=ROUND([.B253]-([.$I$1]-[.B253]*([.$A$2]/(2*100))/[.$C$3]);2)" office:value-type="float" office:value="79321.44">
            <text:p>79321.44</text:p>
          </table:table-cell>
          <table:table-cell table:formula="of:=ROUND([.C253]-([.$J$1]-[.C253]*([.$A$2]/(4*100))/[.$C$3]);2)" office:value-type="float" office:value="90845.95">
            <text:p>90845.95</text:p>
          </table:table-cell>
          <table:table-cell table:formula="of:=[.D253]+1" office:value-type="float" office:value="247">
            <text:p>247</text:p>
          </table:table-cell>
          <table:table-cell table:number-columns-repeated="7"/>
        </table:table-row>
        <table:table-row table:style-name="ro1">
          <table:table-cell table:formula="of:=ROUND([.A254]-([.$H$1]-[.A254]*([.$A$2]/100)/[.$C$3]);2)" office:value-type="float" office:value="46216.38">
            <text:p>46216.38</text:p>
          </table:table-cell>
          <table:table-cell table:formula="of:=ROUND([.B254]-([.$I$1]-[.B254]*([.$A$2]/(2*100))/[.$C$3]);2)" office:value-type="float" office:value="79216.82">
            <text:p>79216.82</text:p>
          </table:table-cell>
          <table:table-cell table:formula="of:=ROUND([.C254]-([.$J$1]-[.C254]*([.$A$2]/(4*100))/[.$C$3]);2)" office:value-type="float" office:value="90804.44">
            <text:p>90804.44</text:p>
          </table:table-cell>
          <table:table-cell table:formula="of:=[.D254]+1" office:value-type="float" office:value="248">
            <text:p>248</text:p>
          </table:table-cell>
          <table:table-cell table:number-columns-repeated="7"/>
        </table:table-row>
        <table:table-row table:style-name="ro1">
          <table:table-cell table:formula="of:=ROUND([.A255]-([.$H$1]-[.A255]*([.$A$2]/100)/[.$C$3]);2)" office:value-type="float" office:value="45883">
            <text:p>45883</text:p>
          </table:table-cell>
          <table:table-cell table:formula="of:=ROUND([.B255]-([.$I$1]-[.B255]*([.$A$2]/(2*100))/[.$C$3]);2)" office:value-type="float" office:value="79112">
            <text:p>79112</text:p>
          </table:table-cell>
          <table:table-cell table:formula="of:=ROUND([.C255]-([.$J$1]-[.C255]*([.$A$2]/(4*100))/[.$C$3]);2)" office:value-type="float" office:value="90762.89">
            <text:p>90762.89</text:p>
          </table:table-cell>
          <table:table-cell table:formula="of:=[.D255]+1" office:value-type="float" office:value="249">
            <text:p>249</text:p>
          </table:table-cell>
          <table:table-cell table:number-columns-repeated="7"/>
        </table:table-row>
        <table:table-row table:style-name="ro1">
          <table:table-cell table:formula="of:=ROUND([.A256]-([.$H$1]-[.A256]*([.$A$2]/100)/[.$C$3]);2)" office:value-type="float" office:value="45548.37">
            <text:p>45548.37</text:p>
          </table:table-cell>
          <table:table-cell table:formula="of:=ROUND([.B256]-([.$I$1]-[.B256]*([.$A$2]/(2*100))/[.$C$3]);2)" office:value-type="float" office:value="79006.99">
            <text:p>79006.99</text:p>
          </table:table-cell>
          <table:table-cell table:formula="of:=ROUND([.C256]-([.$J$1]-[.C256]*([.$A$2]/(4*100))/[.$C$3]);2)" office:value-type="float" office:value="90721.3">
            <text:p>90721.3</text:p>
          </table:table-cell>
          <table:table-cell table:formula="of:=[.D256]+1" office:value-type="float" office:value="250">
            <text:p>250</text:p>
          </table:table-cell>
          <table:table-cell table:number-columns-repeated="7"/>
        </table:table-row>
        <table:table-row table:style-name="ro1">
          <table:table-cell table:formula="of:=ROUND([.A257]-([.$H$1]-[.A257]*([.$A$2]/100)/[.$C$3]);2)" office:value-type="float" office:value="45212.49">
            <text:p>45212.49</text:p>
          </table:table-cell>
          <table:table-cell table:formula="of:=ROUND([.B257]-([.$I$1]-[.B257]*([.$A$2]/(2*100))/[.$C$3]);2)" office:value-type="float" office:value="78901.78">
            <text:p>78901.78</text:p>
          </table:table-cell>
          <table:table-cell table:formula="of:=ROUND([.C257]-([.$J$1]-[.C257]*([.$A$2]/(4*100))/[.$C$3]);2)" office:value-type="float" office:value="90679.67">
            <text:p>90679.67</text:p>
          </table:table-cell>
          <table:table-cell table:formula="of:=[.D257]+1" office:value-type="float" office:value="251">
            <text:p>251</text:p>
          </table:table-cell>
          <table:table-cell table:number-columns-repeated="7"/>
        </table:table-row>
        <table:table-row table:style-name="ro1">
          <table:table-cell table:formula="of:=ROUND([.A258]-([.$H$1]-[.A258]*([.$A$2]/100)/[.$C$3]);2)" office:value-type="float" office:value="44875.35">
            <text:p>44875.35</text:p>
          </table:table-cell>
          <table:table-cell table:formula="of:=ROUND([.B258]-([.$I$1]-[.B258]*([.$A$2]/(2*100))/[.$C$3]);2)" office:value-type="float" office:value="78796.37">
            <text:p>78796.37</text:p>
          </table:table-cell>
          <table:table-cell table:formula="of:=ROUND([.C258]-([.$J$1]-[.C258]*([.$A$2]/(4*100))/[.$C$3]);2)" office:value-type="float" office:value="90638">
            <text:p>90638</text:p>
          </table:table-cell>
          <table:table-cell table:formula="of:=[.D258]+1" office:value-type="float" office:value="252">
            <text:p>252</text:p>
          </table:table-cell>
          <table:table-cell table:number-columns-repeated="7"/>
        </table:table-row>
        <table:table-row table:style-name="ro1">
          <table:table-cell table:formula="of:=ROUND([.A259]-([.$H$1]-[.A259]*([.$A$2]/100)/[.$C$3]);2)" office:value-type="float" office:value="44536.94">
            <text:p>44536.94</text:p>
          </table:table-cell>
          <table:table-cell table:formula="of:=ROUND([.B259]-([.$I$1]-[.B259]*([.$A$2]/(2*100))/[.$C$3]);2)" office:value-type="float" office:value="78690.76">
            <text:p>78690.76</text:p>
          </table:table-cell>
          <table:table-cell table:formula="of:=ROUND([.C259]-([.$J$1]-[.C259]*([.$A$2]/(4*100))/[.$C$3]);2)" office:value-type="float" office:value="90596.29">
            <text:p>90596.29</text:p>
          </table:table-cell>
          <table:table-cell table:formula="of:=[.D259]+1" office:value-type="float" office:value="253">
            <text:p>253</text:p>
          </table:table-cell>
          <table:table-cell table:number-columns-repeated="7"/>
        </table:table-row>
        <table:table-row table:style-name="ro1">
          <table:table-cell table:formula="of:=ROUND([.A260]-([.$H$1]-[.A260]*([.$A$2]/100)/[.$C$3]);2)" office:value-type="float" office:value="44197.26">
            <text:p>44197.26</text:p>
          </table:table-cell>
          <table:table-cell table:formula="of:=ROUND([.B260]-([.$I$1]-[.B260]*([.$A$2]/(2*100))/[.$C$3]);2)" office:value-type="float" office:value="78584.96">
            <text:p>78584.96</text:p>
          </table:table-cell>
          <table:table-cell table:formula="of:=ROUND([.C260]-([.$J$1]-[.C260]*([.$A$2]/(4*100))/[.$C$3]);2)" office:value-type="float" office:value="90554.54">
            <text:p>90554.54</text:p>
          </table:table-cell>
          <table:table-cell table:formula="of:=[.D260]+1" office:value-type="float" office:value="254">
            <text:p>254</text:p>
          </table:table-cell>
          <table:table-cell table:number-columns-repeated="7"/>
        </table:table-row>
        <table:table-row table:style-name="ro1">
          <table:table-cell table:formula="of:=ROUND([.A261]-([.$H$1]-[.A261]*([.$A$2]/100)/[.$C$3]);2)" office:value-type="float" office:value="43856.31">
            <text:p>43856.31</text:p>
          </table:table-cell>
          <table:table-cell table:formula="of:=ROUND([.B261]-([.$I$1]-[.B261]*([.$A$2]/(2*100))/[.$C$3]);2)" office:value-type="float" office:value="78478.96">
            <text:p>78478.96</text:p>
          </table:table-cell>
          <table:table-cell table:formula="of:=ROUND([.C261]-([.$J$1]-[.C261]*([.$A$2]/(4*100))/[.$C$3]);2)" office:value-type="float" office:value="90512.75">
            <text:p>90512.75</text:p>
          </table:table-cell>
          <table:table-cell table:formula="of:=[.D261]+1" office:value-type="float" office:value="255">
            <text:p>255</text:p>
          </table:table-cell>
          <table:table-cell table:number-columns-repeated="7"/>
        </table:table-row>
        <table:table-row table:style-name="ro1">
          <table:table-cell table:formula="of:=ROUND([.A262]-([.$H$1]-[.A262]*([.$A$2]/100)/[.$C$3]);2)" office:value-type="float" office:value="43514.08">
            <text:p>43514.08</text:p>
          </table:table-cell>
          <table:table-cell table:formula="of:=ROUND([.B262]-([.$I$1]-[.B262]*([.$A$2]/(2*100))/[.$C$3]);2)" office:value-type="float" office:value="78372.76">
            <text:p>78372.76</text:p>
          </table:table-cell>
          <table:table-cell table:formula="of:=ROUND([.C262]-([.$J$1]-[.C262]*([.$A$2]/(4*100))/[.$C$3]);2)" office:value-type="float" office:value="90470.93">
            <text:p>90470.93</text:p>
          </table:table-cell>
          <table:table-cell table:formula="of:=[.D262]+1" office:value-type="float" office:value="256">
            <text:p>256</text:p>
          </table:table-cell>
          <table:table-cell table:number-columns-repeated="7"/>
        </table:table-row>
        <table:table-row table:style-name="ro1">
          <table:table-cell table:formula="of:=ROUND([.A263]-([.$H$1]-[.A263]*([.$A$2]/100)/[.$C$3]);2)" office:value-type="float" office:value="43170.57">
            <text:p>43170.57</text:p>
          </table:table-cell>
          <table:table-cell table:formula="of:=ROUND([.B263]-([.$I$1]-[.B263]*([.$A$2]/(2*100))/[.$C$3]);2)" office:value-type="float" office:value="78266.36">
            <text:p>78266.36</text:p>
          </table:table-cell>
          <table:table-cell table:formula="of:=ROUND([.C263]-([.$J$1]-[.C263]*([.$A$2]/(4*100))/[.$C$3]);2)" office:value-type="float" office:value="90429.07">
            <text:p>90429.07</text:p>
          </table:table-cell>
          <table:table-cell table:formula="of:=[.D263]+1" office:value-type="float" office:value="257">
            <text:p>257</text:p>
          </table:table-cell>
          <table:table-cell table:number-columns-repeated="7"/>
        </table:table-row>
        <table:table-row table:style-name="ro1">
          <table:table-cell table:formula="of:=ROUND([.A264]-([.$H$1]-[.A264]*([.$A$2]/100)/[.$C$3]);2)" office:value-type="float" office:value="42825.77">
            <text:p>42825.77</text:p>
          </table:table-cell>
          <table:table-cell table:formula="of:=ROUND([.B264]-([.$I$1]-[.B264]*([.$A$2]/(2*100))/[.$C$3]);2)" office:value-type="float" office:value="78159.76">
            <text:p>78159.76</text:p>
          </table:table-cell>
          <table:table-cell table:formula="of:=ROUND([.C264]-([.$J$1]-[.C264]*([.$A$2]/(4*100))/[.$C$3]);2)" office:value-type="float" office:value="90387.17">
            <text:p>90387.17</text:p>
          </table:table-cell>
          <table:table-cell table:formula="of:=[.D264]+1" office:value-type="float" office:value="258">
            <text:p>258</text:p>
          </table:table-cell>
          <table:table-cell table:number-columns-repeated="7"/>
        </table:table-row>
        <table:table-row table:style-name="ro1">
          <table:table-cell table:formula="of:=ROUND([.A265]-([.$H$1]-[.A265]*([.$A$2]/100)/[.$C$3]);2)" office:value-type="float" office:value="42479.68">
            <text:p>42479.68</text:p>
          </table:table-cell>
          <table:table-cell table:formula="of:=ROUND([.B265]-([.$I$1]-[.B265]*([.$A$2]/(2*100))/[.$C$3]);2)" office:value-type="float" office:value="78052.96">
            <text:p>78052.96</text:p>
          </table:table-cell>
          <table:table-cell table:formula="of:=ROUND([.C265]-([.$J$1]-[.C265]*([.$A$2]/(4*100))/[.$C$3]);2)" office:value-type="float" office:value="90345.23">
            <text:p>90345.23</text:p>
          </table:table-cell>
          <table:table-cell table:formula="of:=[.D265]+1" office:value-type="float" office:value="259">
            <text:p>259</text:p>
          </table:table-cell>
          <table:table-cell table:number-columns-repeated="7"/>
        </table:table-row>
        <table:table-row table:style-name="ro1">
          <table:table-cell table:formula="of:=ROUND([.A266]-([.$H$1]-[.A266]*([.$A$2]/100)/[.$C$3]);2)" office:value-type="float" office:value="42132.29">
            <text:p>42132.29</text:p>
          </table:table-cell>
          <table:table-cell table:formula="of:=ROUND([.B266]-([.$I$1]-[.B266]*([.$A$2]/(2*100))/[.$C$3]);2)" office:value-type="float" office:value="77945.96">
            <text:p>77945.96</text:p>
          </table:table-cell>
          <table:table-cell table:formula="of:=ROUND([.C266]-([.$J$1]-[.C266]*([.$A$2]/(4*100))/[.$C$3]);2)" office:value-type="float" office:value="90303.25">
            <text:p>90303.25</text:p>
          </table:table-cell>
          <table:table-cell table:formula="of:=[.D266]+1" office:value-type="float" office:value="260">
            <text:p>260</text:p>
          </table:table-cell>
          <table:table-cell table:number-columns-repeated="7"/>
        </table:table-row>
        <table:table-row table:style-name="ro1">
          <table:table-cell table:formula="of:=ROUND([.A267]-([.$H$1]-[.A267]*([.$A$2]/100)/[.$C$3]);2)" office:value-type="float" office:value="41783.6">
            <text:p>41783.6</text:p>
          </table:table-cell>
          <table:table-cell table:formula="of:=ROUND([.B267]-([.$I$1]-[.B267]*([.$A$2]/(2*100))/[.$C$3]);2)" office:value-type="float" office:value="77838.76">
            <text:p>77838.76</text:p>
          </table:table-cell>
          <table:table-cell table:formula="of:=ROUND([.C267]-([.$J$1]-[.C267]*([.$A$2]/(4*100))/[.$C$3]);2)" office:value-type="float" office:value="90261.23">
            <text:p>90261.23</text:p>
          </table:table-cell>
          <table:table-cell table:formula="of:=[.D267]+1" office:value-type="float" office:value="261">
            <text:p>261</text:p>
          </table:table-cell>
          <table:table-cell table:number-columns-repeated="7"/>
        </table:table-row>
        <table:table-row table:style-name="ro1">
          <table:table-cell table:formula="of:=ROUND([.A268]-([.$H$1]-[.A268]*([.$A$2]/100)/[.$C$3]);2)" office:value-type="float" office:value="41433.6">
            <text:p>41433.6</text:p>
          </table:table-cell>
          <table:table-cell table:formula="of:=ROUND([.B268]-([.$I$1]-[.B268]*([.$A$2]/(2*100))/[.$C$3]);2)" office:value-type="float" office:value="77731.36">
            <text:p>77731.36</text:p>
          </table:table-cell>
          <table:table-cell table:formula="of:=ROUND([.C268]-([.$J$1]-[.C268]*([.$A$2]/(4*100))/[.$C$3]);2)" office:value-type="float" office:value="90219.17">
            <text:p>90219.17</text:p>
          </table:table-cell>
          <table:table-cell table:formula="of:=[.D268]+1" office:value-type="float" office:value="262">
            <text:p>262</text:p>
          </table:table-cell>
          <table:table-cell table:number-columns-repeated="7"/>
        </table:table-row>
        <table:table-row table:style-name="ro1">
          <table:table-cell table:formula="of:=ROUND([.A269]-([.$H$1]-[.A269]*([.$A$2]/100)/[.$C$3]);2)" office:value-type="float" office:value="41082.29">
            <text:p>41082.29</text:p>
          </table:table-cell>
          <table:table-cell table:formula="of:=ROUND([.B269]-([.$I$1]-[.B269]*([.$A$2]/(2*100))/[.$C$3]);2)" office:value-type="float" office:value="77623.76">
            <text:p>77623.76</text:p>
          </table:table-cell>
          <table:table-cell table:formula="of:=ROUND([.C269]-([.$J$1]-[.C269]*([.$A$2]/(4*100))/[.$C$3]);2)" office:value-type="float" office:value="90177.07">
            <text:p>90177.07</text:p>
          </table:table-cell>
          <table:table-cell table:formula="of:=[.D269]+1" office:value-type="float" office:value="263">
            <text:p>263</text:p>
          </table:table-cell>
          <table:table-cell table:number-columns-repeated="7"/>
        </table:table-row>
        <table:table-row table:style-name="ro1">
          <table:table-cell table:formula="of:=ROUND([.A270]-([.$H$1]-[.A270]*([.$A$2]/100)/[.$C$3]);2)" office:value-type="float" office:value="40729.66">
            <text:p>40729.66</text:p>
          </table:table-cell>
          <table:table-cell table:formula="of:=ROUND([.B270]-([.$I$1]-[.B270]*([.$A$2]/(2*100))/[.$C$3]);2)" office:value-type="float" office:value="77515.95">
            <text:p>77515.95</text:p>
          </table:table-cell>
          <table:table-cell table:formula="of:=ROUND([.C270]-([.$J$1]-[.C270]*([.$A$2]/(4*100))/[.$C$3]);2)" office:value-type="float" office:value="90134.93">
            <text:p>90134.93</text:p>
          </table:table-cell>
          <table:table-cell table:formula="of:=[.D270]+1" office:value-type="float" office:value="264">
            <text:p>264</text:p>
          </table:table-cell>
          <table:table-cell table:number-columns-repeated="7"/>
        </table:table-row>
        <table:table-row table:style-name="ro1">
          <table:table-cell table:formula="of:=ROUND([.A271]-([.$H$1]-[.A271]*([.$A$2]/100)/[.$C$3]);2)" office:value-type="float" office:value="40375.71">
            <text:p>40375.71</text:p>
          </table:table-cell>
          <table:table-cell table:formula="of:=ROUND([.B271]-([.$I$1]-[.B271]*([.$A$2]/(2*100))/[.$C$3]);2)" office:value-type="float" office:value="77407.94">
            <text:p>77407.94</text:p>
          </table:table-cell>
          <table:table-cell table:formula="of:=ROUND([.C271]-([.$J$1]-[.C271]*([.$A$2]/(4*100))/[.$C$3]);2)" office:value-type="float" office:value="90092.75">
            <text:p>90092.75</text:p>
          </table:table-cell>
          <table:table-cell table:formula="of:=[.D271]+1" office:value-type="float" office:value="265">
            <text:p>265</text:p>
          </table:table-cell>
          <table:table-cell table:number-columns-repeated="7"/>
        </table:table-row>
        <table:table-row table:style-name="ro1">
          <table:table-cell table:formula="of:=ROUND([.A272]-([.$H$1]-[.A272]*([.$A$2]/100)/[.$C$3]);2)" office:value-type="float" office:value="40020.43">
            <text:p>40020.43</text:p>
          </table:table-cell>
          <table:table-cell table:formula="of:=ROUND([.B272]-([.$I$1]-[.B272]*([.$A$2]/(2*100))/[.$C$3]);2)" office:value-type="float" office:value="77299.73">
            <text:p>77299.73</text:p>
          </table:table-cell>
          <table:table-cell table:formula="of:=ROUND([.C272]-([.$J$1]-[.C272]*([.$A$2]/(4*100))/[.$C$3]);2)" office:value-type="float" office:value="90050.53">
            <text:p>90050.53</text:p>
          </table:table-cell>
          <table:table-cell table:formula="of:=[.D272]+1" office:value-type="float" office:value="266">
            <text:p>266</text:p>
          </table:table-cell>
          <table:table-cell table:number-columns-repeated="7"/>
        </table:table-row>
        <table:table-row table:style-name="ro1">
          <table:table-cell table:formula="of:=ROUND([.A273]-([.$H$1]-[.A273]*([.$A$2]/100)/[.$C$3]);2)" office:value-type="float" office:value="39663.82">
            <text:p>39663.82</text:p>
          </table:table-cell>
          <table:table-cell table:formula="of:=ROUND([.B273]-([.$I$1]-[.B273]*([.$A$2]/(2*100))/[.$C$3]);2)" office:value-type="float" office:value="77191.32">
            <text:p>77191.32</text:p>
          </table:table-cell>
          <table:table-cell table:formula="of:=ROUND([.C273]-([.$J$1]-[.C273]*([.$A$2]/(4*100))/[.$C$3]);2)" office:value-type="float" office:value="90008.27">
            <text:p>90008.27</text:p>
          </table:table-cell>
          <table:table-cell table:formula="of:=[.D273]+1" office:value-type="float" office:value="267">
            <text:p>267</text:p>
          </table:table-cell>
          <table:table-cell table:number-columns-repeated="7"/>
        </table:table-row>
        <table:table-row table:style-name="ro1">
          <table:table-cell table:formula="of:=ROUND([.A274]-([.$H$1]-[.A274]*([.$A$2]/100)/[.$C$3]);2)" office:value-type="float" office:value="39305.87">
            <text:p>39305.87</text:p>
          </table:table-cell>
          <table:table-cell table:formula="of:=ROUND([.B274]-([.$I$1]-[.B274]*([.$A$2]/(2*100))/[.$C$3]);2)" office:value-type="float" office:value="77082.7">
            <text:p>77082.7</text:p>
          </table:table-cell>
          <table:table-cell table:formula="of:=ROUND([.C274]-([.$J$1]-[.C274]*([.$A$2]/(4*100))/[.$C$3]);2)" office:value-type="float" office:value="89965.97">
            <text:p>89965.97</text:p>
          </table:table-cell>
          <table:table-cell table:formula="of:=[.D274]+1" office:value-type="float" office:value="268">
            <text:p>268</text:p>
          </table:table-cell>
          <table:table-cell table:number-columns-repeated="7"/>
        </table:table-row>
        <table:table-row table:style-name="ro1">
          <table:table-cell table:formula="of:=ROUND([.A275]-([.$H$1]-[.A275]*([.$A$2]/100)/[.$C$3]);2)" office:value-type="float" office:value="38946.58">
            <text:p>38946.58</text:p>
          </table:table-cell>
          <table:table-cell table:formula="of:=ROUND([.B275]-([.$I$1]-[.B275]*([.$A$2]/(2*100))/[.$C$3]);2)" office:value-type="float" office:value="76973.88">
            <text:p>76973.88</text:p>
          </table:table-cell>
          <table:table-cell table:formula="of:=ROUND([.C275]-([.$J$1]-[.C275]*([.$A$2]/(4*100))/[.$C$3]);2)" office:value-type="float" office:value="89923.63">
            <text:p>89923.63</text:p>
          </table:table-cell>
          <table:table-cell table:formula="of:=[.D275]+1" office:value-type="float" office:value="269">
            <text:p>269</text:p>
          </table:table-cell>
          <table:table-cell table:number-columns-repeated="7"/>
        </table:table-row>
        <table:table-row table:style-name="ro1">
          <table:table-cell table:formula="of:=ROUND([.A276]-([.$H$1]-[.A276]*([.$A$2]/100)/[.$C$3]);2)" office:value-type="float" office:value="38585.94">
            <text:p>38585.94</text:p>
          </table:table-cell>
          <table:table-cell table:formula="of:=ROUND([.B276]-([.$I$1]-[.B276]*([.$A$2]/(2*100))/[.$C$3]);2)" office:value-type="float" office:value="76864.86">
            <text:p>76864.86</text:p>
          </table:table-cell>
          <table:table-cell table:formula="of:=ROUND([.C276]-([.$J$1]-[.C276]*([.$A$2]/(4*100))/[.$C$3]);2)" office:value-type="float" office:value="89881.25">
            <text:p>89881.25</text:p>
          </table:table-cell>
          <table:table-cell table:formula="of:=[.D276]+1" office:value-type="float" office:value="270">
            <text:p>270</text:p>
          </table:table-cell>
          <table:table-cell table:number-columns-repeated="7"/>
        </table:table-row>
        <table:table-row table:style-name="ro1">
          <table:table-cell table:formula="of:=ROUND([.A277]-([.$H$1]-[.A277]*([.$A$2]/100)/[.$C$3]);2)" office:value-type="float" office:value="38223.95">
            <text:p>38223.95</text:p>
          </table:table-cell>
          <table:table-cell table:formula="of:=ROUND([.B277]-([.$I$1]-[.B277]*([.$A$2]/(2*100))/[.$C$3]);2)" office:value-type="float" office:value="76755.63">
            <text:p>76755.63</text:p>
          </table:table-cell>
          <table:table-cell table:formula="of:=ROUND([.C277]-([.$J$1]-[.C277]*([.$A$2]/(4*100))/[.$C$3]);2)" office:value-type="float" office:value="89838.83">
            <text:p>89838.83</text:p>
          </table:table-cell>
          <table:table-cell table:formula="of:=[.D277]+1" office:value-type="float" office:value="271">
            <text:p>271</text:p>
          </table:table-cell>
          <table:table-cell table:number-columns-repeated="7"/>
        </table:table-row>
        <table:table-row table:style-name="ro1">
          <table:table-cell table:formula="of:=ROUND([.A278]-([.$H$1]-[.A278]*([.$A$2]/100)/[.$C$3]);2)" office:value-type="float" office:value="37860.6">
            <text:p>37860.6</text:p>
          </table:table-cell>
          <table:table-cell table:formula="of:=ROUND([.B278]-([.$I$1]-[.B278]*([.$A$2]/(2*100))/[.$C$3]);2)" office:value-type="float" office:value="76646.2">
            <text:p>76646.2</text:p>
          </table:table-cell>
          <table:table-cell table:formula="of:=ROUND([.C278]-([.$J$1]-[.C278]*([.$A$2]/(4*100))/[.$C$3]);2)" office:value-type="float" office:value="89796.37">
            <text:p>89796.37</text:p>
          </table:table-cell>
          <table:table-cell table:formula="of:=[.D278]+1" office:value-type="float" office:value="272">
            <text:p>272</text:p>
          </table:table-cell>
          <table:table-cell table:number-columns-repeated="7"/>
        </table:table-row>
        <table:table-row table:style-name="ro1">
          <table:table-cell table:formula="of:=ROUND([.A279]-([.$H$1]-[.A279]*([.$A$2]/100)/[.$C$3]);2)" office:value-type="float" office:value="37495.89">
            <text:p>37495.89</text:p>
          </table:table-cell>
          <table:table-cell table:formula="of:=ROUND([.B279]-([.$I$1]-[.B279]*([.$A$2]/(2*100))/[.$C$3]);2)" office:value-type="float" office:value="76536.56">
            <text:p>76536.56</text:p>
          </table:table-cell>
          <table:table-cell table:formula="of:=ROUND([.C279]-([.$J$1]-[.C279]*([.$A$2]/(4*100))/[.$C$3]);2)" office:value-type="float" office:value="89753.87">
            <text:p>89753.87</text:p>
          </table:table-cell>
          <table:table-cell table:formula="of:=[.D279]+1" office:value-type="float" office:value="273">
            <text:p>273</text:p>
          </table:table-cell>
          <table:table-cell table:number-columns-repeated="7"/>
        </table:table-row>
        <table:table-row table:style-name="ro1">
          <table:table-cell table:formula="of:=ROUND([.A280]-([.$H$1]-[.A280]*([.$A$2]/100)/[.$C$3]);2)" office:value-type="float" office:value="37129.81">
            <text:p>37129.81</text:p>
          </table:table-cell>
          <table:table-cell table:formula="of:=ROUND([.B280]-([.$I$1]-[.B280]*([.$A$2]/(2*100))/[.$C$3]);2)" office:value-type="float" office:value="76426.72">
            <text:p>76426.72</text:p>
          </table:table-cell>
          <table:table-cell table:formula="of:=ROUND([.C280]-([.$J$1]-[.C280]*([.$A$2]/(4*100))/[.$C$3]);2)" office:value-type="float" office:value="89711.33">
            <text:p>89711.33</text:p>
          </table:table-cell>
          <table:table-cell table:formula="of:=[.D280]+1" office:value-type="float" office:value="274">
            <text:p>274</text:p>
          </table:table-cell>
          <table:table-cell table:number-columns-repeated="7"/>
        </table:table-row>
        <table:table-row table:style-name="ro1">
          <table:table-cell table:formula="of:=ROUND([.A281]-([.$H$1]-[.A281]*([.$A$2]/100)/[.$C$3]);2)" office:value-type="float" office:value="36762.36">
            <text:p>36762.36</text:p>
          </table:table-cell>
          <table:table-cell table:formula="of:=ROUND([.B281]-([.$I$1]-[.B281]*([.$A$2]/(2*100))/[.$C$3]);2)" office:value-type="float" office:value="76316.67">
            <text:p>76316.67</text:p>
          </table:table-cell>
          <table:table-cell table:formula="of:=ROUND([.C281]-([.$J$1]-[.C281]*([.$A$2]/(4*100))/[.$C$3]);2)" office:value-type="float" office:value="89668.75">
            <text:p>89668.75</text:p>
          </table:table-cell>
          <table:table-cell table:formula="of:=[.D281]+1" office:value-type="float" office:value="275">
            <text:p>275</text:p>
          </table:table-cell>
          <table:table-cell table:number-columns-repeated="7"/>
        </table:table-row>
        <table:table-row table:style-name="ro1">
          <table:table-cell table:formula="of:=ROUND([.A282]-([.$H$1]-[.A282]*([.$A$2]/100)/[.$C$3]);2)" office:value-type="float" office:value="36393.53">
            <text:p>36393.53</text:p>
          </table:table-cell>
          <table:table-cell table:formula="of:=ROUND([.B282]-([.$I$1]-[.B282]*([.$A$2]/(2*100))/[.$C$3]);2)" office:value-type="float" office:value="76206.41">
            <text:p>76206.41</text:p>
          </table:table-cell>
          <table:table-cell table:formula="of:=ROUND([.C282]-([.$J$1]-[.C282]*([.$A$2]/(4*100))/[.$C$3]);2)" office:value-type="float" office:value="89626.13">
            <text:p>89626.13</text:p>
          </table:table-cell>
          <table:table-cell table:formula="of:=[.D282]+1" office:value-type="float" office:value="276">
            <text:p>276</text:p>
          </table:table-cell>
          <table:table-cell table:number-columns-repeated="7"/>
        </table:table-row>
        <table:table-row table:style-name="ro1">
          <table:table-cell table:formula="of:=ROUND([.A283]-([.$H$1]-[.A283]*([.$A$2]/100)/[.$C$3]);2)" office:value-type="float" office:value="36023.32">
            <text:p>36023.32</text:p>
          </table:table-cell>
          <table:table-cell table:formula="of:=ROUND([.B283]-([.$I$1]-[.B283]*([.$A$2]/(2*100))/[.$C$3]);2)" office:value-type="float" office:value="76095.95">
            <text:p>76095.95</text:p>
          </table:table-cell>
          <table:table-cell table:formula="of:=ROUND([.C283]-([.$J$1]-[.C283]*([.$A$2]/(4*100))/[.$C$3]);2)" office:value-type="float" office:value="89583.47">
            <text:p>89583.47</text:p>
          </table:table-cell>
          <table:table-cell table:formula="of:=[.D283]+1" office:value-type="float" office:value="277">
            <text:p>277</text:p>
          </table:table-cell>
          <table:table-cell table:number-columns-repeated="7"/>
        </table:table-row>
        <table:table-row table:style-name="ro1">
          <table:table-cell table:formula="of:=ROUND([.A284]-([.$H$1]-[.A284]*([.$A$2]/100)/[.$C$3]);2)" office:value-type="float" office:value="35651.72">
            <text:p>35651.72</text:p>
          </table:table-cell>
          <table:table-cell table:formula="of:=ROUND([.B284]-([.$I$1]-[.B284]*([.$A$2]/(2*100))/[.$C$3]);2)" office:value-type="float" office:value="75985.28">
            <text:p>75985.28</text:p>
          </table:table-cell>
          <table:table-cell table:formula="of:=ROUND([.C284]-([.$J$1]-[.C284]*([.$A$2]/(4*100))/[.$C$3]);2)" office:value-type="float" office:value="89540.77">
            <text:p>89540.77</text:p>
          </table:table-cell>
          <table:table-cell table:formula="of:=[.D284]+1" office:value-type="float" office:value="278">
            <text:p>278</text:p>
          </table:table-cell>
          <table:table-cell table:number-columns-repeated="7"/>
        </table:table-row>
        <table:table-row table:style-name="ro1">
          <table:table-cell table:formula="of:=ROUND([.A285]-([.$H$1]-[.A285]*([.$A$2]/100)/[.$C$3]);2)" office:value-type="float" office:value="35278.72">
            <text:p>35278.72</text:p>
          </table:table-cell>
          <table:table-cell table:formula="of:=ROUND([.B285]-([.$I$1]-[.B285]*([.$A$2]/(2*100))/[.$C$3]);2)" office:value-type="float" office:value="75874.4">
            <text:p>75874.4</text:p>
          </table:table-cell>
          <table:table-cell table:formula="of:=ROUND([.C285]-([.$J$1]-[.C285]*([.$A$2]/(4*100))/[.$C$3]);2)" office:value-type="float" office:value="89498.03">
            <text:p>89498.03</text:p>
          </table:table-cell>
          <table:table-cell table:formula="of:=[.D285]+1" office:value-type="float" office:value="279">
            <text:p>279</text:p>
          </table:table-cell>
          <table:table-cell table:number-columns-repeated="7"/>
        </table:table-row>
        <table:table-row table:style-name="ro1">
          <table:table-cell table:formula="of:=ROUND([.A286]-([.$H$1]-[.A286]*([.$A$2]/100)/[.$C$3]);2)" office:value-type="float" office:value="34904.33">
            <text:p>34904.33</text:p>
          </table:table-cell>
          <table:table-cell table:formula="of:=ROUND([.B286]-([.$I$1]-[.B286]*([.$A$2]/(2*100))/[.$C$3]);2)" office:value-type="float" office:value="75763.31">
            <text:p>75763.31</text:p>
          </table:table-cell>
          <table:table-cell table:formula="of:=ROUND([.C286]-([.$J$1]-[.C286]*([.$A$2]/(4*100))/[.$C$3]);2)" office:value-type="float" office:value="89455.25">
            <text:p>89455.25</text:p>
          </table:table-cell>
          <table:table-cell table:formula="of:=[.D286]+1" office:value-type="float" office:value="280">
            <text:p>280</text:p>
          </table:table-cell>
          <table:table-cell table:number-columns-repeated="7"/>
        </table:table-row>
        <table:table-row table:style-name="ro1">
          <table:table-cell table:formula="of:=ROUND([.A287]-([.$H$1]-[.A287]*([.$A$2]/100)/[.$C$3]);2)" office:value-type="float" office:value="34528.53">
            <text:p>34528.53</text:p>
          </table:table-cell>
          <table:table-cell table:formula="of:=ROUND([.B287]-([.$I$1]-[.B287]*([.$A$2]/(2*100))/[.$C$3]);2)" office:value-type="float" office:value="75652.02">
            <text:p>75652.02</text:p>
          </table:table-cell>
          <table:table-cell table:formula="of:=ROUND([.C287]-([.$J$1]-[.C287]*([.$A$2]/(4*100))/[.$C$3]);2)" office:value-type="float" office:value="89412.43">
            <text:p>89412.43</text:p>
          </table:table-cell>
          <table:table-cell table:formula="of:=[.D287]+1" office:value-type="float" office:value="281">
            <text:p>281</text:p>
          </table:table-cell>
          <table:table-cell table:number-columns-repeated="7"/>
        </table:table-row>
        <table:table-row table:style-name="ro1">
          <table:table-cell table:formula="of:=ROUND([.A288]-([.$H$1]-[.A288]*([.$A$2]/100)/[.$C$3]);2)" office:value-type="float" office:value="34151.32">
            <text:p>34151.32</text:p>
          </table:table-cell>
          <table:table-cell table:formula="of:=ROUND([.B288]-([.$I$1]-[.B288]*([.$A$2]/(2*100))/[.$C$3]);2)" office:value-type="float" office:value="75540.52">
            <text:p>75540.52</text:p>
          </table:table-cell>
          <table:table-cell table:formula="of:=ROUND([.C288]-([.$J$1]-[.C288]*([.$A$2]/(4*100))/[.$C$3]);2)" office:value-type="float" office:value="89369.57">
            <text:p>89369.57</text:p>
          </table:table-cell>
          <table:table-cell table:formula="of:=[.D288]+1" office:value-type="float" office:value="282">
            <text:p>282</text:p>
          </table:table-cell>
          <table:table-cell table:number-columns-repeated="7"/>
        </table:table-row>
        <table:table-row table:style-name="ro1">
          <table:table-cell table:formula="of:=ROUND([.A289]-([.$H$1]-[.A289]*([.$A$2]/100)/[.$C$3]);2)" office:value-type="float" office:value="33772.7">
            <text:p>33772.7</text:p>
          </table:table-cell>
          <table:table-cell table:formula="of:=ROUND([.B289]-([.$I$1]-[.B289]*([.$A$2]/(2*100))/[.$C$3]);2)" office:value-type="float" office:value="75428.81">
            <text:p>75428.81</text:p>
          </table:table-cell>
          <table:table-cell table:formula="of:=ROUND([.C289]-([.$J$1]-[.C289]*([.$A$2]/(4*100))/[.$C$3]);2)" office:value-type="float" office:value="89326.67">
            <text:p>89326.67</text:p>
          </table:table-cell>
          <table:table-cell table:formula="of:=[.D289]+1" office:value-type="float" office:value="283">
            <text:p>283</text:p>
          </table:table-cell>
          <table:table-cell table:number-columns-repeated="7"/>
        </table:table-row>
        <table:table-row table:style-name="ro1">
          <table:table-cell table:formula="of:=ROUND([.A290]-([.$H$1]-[.A290]*([.$A$2]/100)/[.$C$3]);2)" office:value-type="float" office:value="33392.66">
            <text:p>33392.66</text:p>
          </table:table-cell>
          <table:table-cell table:formula="of:=ROUND([.B290]-([.$I$1]-[.B290]*([.$A$2]/(2*100))/[.$C$3]);2)" office:value-type="float" office:value="75316.89">
            <text:p>75316.89</text:p>
          </table:table-cell>
          <table:table-cell table:formula="of:=ROUND([.C290]-([.$J$1]-[.C290]*([.$A$2]/(4*100))/[.$C$3]);2)" office:value-type="float" office:value="89283.73">
            <text:p>89283.73</text:p>
          </table:table-cell>
          <table:table-cell table:formula="of:=[.D290]+1" office:value-type="float" office:value="284">
            <text:p>284</text:p>
          </table:table-cell>
          <table:table-cell table:number-columns-repeated="7"/>
        </table:table-row>
        <table:table-row table:style-name="ro1">
          <table:table-cell table:formula="of:=ROUND([.A291]-([.$H$1]-[.A291]*([.$A$2]/100)/[.$C$3]);2)" office:value-type="float" office:value="33011.19">
            <text:p>33011.19</text:p>
          </table:table-cell>
          <table:table-cell table:formula="of:=ROUND([.B291]-([.$I$1]-[.B291]*([.$A$2]/(2*100))/[.$C$3]);2)" office:value-type="float" office:value="75204.76">
            <text:p>75204.76</text:p>
          </table:table-cell>
          <table:table-cell table:formula="of:=ROUND([.C291]-([.$J$1]-[.C291]*([.$A$2]/(4*100))/[.$C$3]);2)" office:value-type="float" office:value="89240.75">
            <text:p>89240.75</text:p>
          </table:table-cell>
          <table:table-cell table:formula="of:=[.D291]+1" office:value-type="float" office:value="285">
            <text:p>285</text:p>
          </table:table-cell>
          <table:table-cell table:number-columns-repeated="7"/>
        </table:table-row>
        <table:table-row table:style-name="ro1">
          <table:table-cell table:formula="of:=ROUND([.A292]-([.$H$1]-[.A292]*([.$A$2]/100)/[.$C$3]);2)" office:value-type="float" office:value="32628.29">
            <text:p>32628.29</text:p>
          </table:table-cell>
          <table:table-cell table:formula="of:=ROUND([.B292]-([.$I$1]-[.B292]*([.$A$2]/(2*100))/[.$C$3]);2)" office:value-type="float" office:value="75092.42">
            <text:p>75092.42</text:p>
          </table:table-cell>
          <table:table-cell table:formula="of:=ROUND([.C292]-([.$J$1]-[.C292]*([.$A$2]/(4*100))/[.$C$3]);2)" office:value-type="float" office:value="89197.73">
            <text:p>89197.73</text:p>
          </table:table-cell>
          <table:table-cell table:formula="of:=[.D292]+1" office:value-type="float" office:value="286">
            <text:p>286</text:p>
          </table:table-cell>
          <table:table-cell table:number-columns-repeated="7"/>
        </table:table-row>
        <table:table-row table:style-name="ro1">
          <table:table-cell table:formula="of:=ROUND([.A293]-([.$H$1]-[.A293]*([.$A$2]/100)/[.$C$3]);2)" office:value-type="float" office:value="32243.96">
            <text:p>32243.96</text:p>
          </table:table-cell>
          <table:table-cell table:formula="of:=ROUND([.B293]-([.$I$1]-[.B293]*([.$A$2]/(2*100))/[.$C$3]);2)" office:value-type="float" office:value="74979.87">
            <text:p>74979.87</text:p>
          </table:table-cell>
          <table:table-cell table:formula="of:=ROUND([.C293]-([.$J$1]-[.C293]*([.$A$2]/(4*100))/[.$C$3]);2)" office:value-type="float" office:value="89154.67">
            <text:p>89154.67</text:p>
          </table:table-cell>
          <table:table-cell table:formula="of:=[.D293]+1" office:value-type="float" office:value="287">
            <text:p>287</text:p>
          </table:table-cell>
          <table:table-cell table:number-columns-repeated="7"/>
        </table:table-row>
        <table:table-row table:style-name="ro1">
          <table:table-cell table:formula="of:=ROUND([.A294]-([.$H$1]-[.A294]*([.$A$2]/100)/[.$C$3]);2)" office:value-type="float" office:value="31858.18">
            <text:p>31858.18</text:p>
          </table:table-cell>
          <table:table-cell table:formula="of:=ROUND([.B294]-([.$I$1]-[.B294]*([.$A$2]/(2*100))/[.$C$3]);2)" office:value-type="float" office:value="74867.11">
            <text:p>74867.11</text:p>
          </table:table-cell>
          <table:table-cell table:formula="of:=ROUND([.C294]-([.$J$1]-[.C294]*([.$A$2]/(4*100))/[.$C$3]);2)" office:value-type="float" office:value="89111.57">
            <text:p>89111.57</text:p>
          </table:table-cell>
          <table:table-cell table:formula="of:=[.D294]+1" office:value-type="float" office:value="288">
            <text:p>288</text:p>
          </table:table-cell>
          <table:table-cell table:number-columns-repeated="7"/>
        </table:table-row>
        <table:table-row table:style-name="ro1">
          <table:table-cell table:formula="of:=ROUND([.A295]-([.$H$1]-[.A295]*([.$A$2]/100)/[.$C$3]);2)" office:value-type="float" office:value="31470.96">
            <text:p>31470.96</text:p>
          </table:table-cell>
          <table:table-cell table:formula="of:=ROUND([.B295]-([.$I$1]-[.B295]*([.$A$2]/(2*100))/[.$C$3]);2)" office:value-type="float" office:value="74754.14">
            <text:p>74754.14</text:p>
          </table:table-cell>
          <table:table-cell table:formula="of:=ROUND([.C295]-([.$J$1]-[.C295]*([.$A$2]/(4*100))/[.$C$3]);2)" office:value-type="float" office:value="89068.43">
            <text:p>89068.43</text:p>
          </table:table-cell>
          <table:table-cell table:formula="of:=[.D295]+1" office:value-type="float" office:value="289">
            <text:p>289</text:p>
          </table:table-cell>
          <table:table-cell table:number-columns-repeated="7"/>
        </table:table-row>
        <table:table-row table:style-name="ro1">
          <table:table-cell table:formula="of:=ROUND([.A296]-([.$H$1]-[.A296]*([.$A$2]/100)/[.$C$3]);2)" office:value-type="float" office:value="31082.29">
            <text:p>31082.29</text:p>
          </table:table-cell>
          <table:table-cell table:formula="of:=ROUND([.B296]-([.$I$1]-[.B296]*([.$A$2]/(2*100))/[.$C$3]);2)" office:value-type="float" office:value="74640.95">
            <text:p>74640.95</text:p>
          </table:table-cell>
          <table:table-cell table:formula="of:=ROUND([.C296]-([.$J$1]-[.C296]*([.$A$2]/(4*100))/[.$C$3]);2)" office:value-type="float" office:value="89025.25">
            <text:p>89025.25</text:p>
          </table:table-cell>
          <table:table-cell table:formula="of:=[.D296]+1" office:value-type="float" office:value="290">
            <text:p>290</text:p>
          </table:table-cell>
          <table:table-cell table:number-columns-repeated="7"/>
        </table:table-row>
        <table:table-row table:style-name="ro1">
          <table:table-cell table:formula="of:=ROUND([.A297]-([.$H$1]-[.A297]*([.$A$2]/100)/[.$C$3]);2)" office:value-type="float" office:value="30692.16">
            <text:p>30692.16</text:p>
          </table:table-cell>
          <table:table-cell table:formula="of:=ROUND([.B297]-([.$I$1]-[.B297]*([.$A$2]/(2*100))/[.$C$3]);2)" office:value-type="float" office:value="74527.55">
            <text:p>74527.55</text:p>
          </table:table-cell>
          <table:table-cell table:formula="of:=ROUND([.C297]-([.$J$1]-[.C297]*([.$A$2]/(4*100))/[.$C$3]);2)" office:value-type="float" office:value="88982.03">
            <text:p>88982.03</text:p>
          </table:table-cell>
          <table:table-cell table:formula="of:=[.D297]+1" office:value-type="float" office:value="291">
            <text:p>291</text:p>
          </table:table-cell>
          <table:table-cell table:number-columns-repeated="7"/>
        </table:table-row>
        <table:table-row table:style-name="ro1">
          <table:table-cell table:formula="of:=ROUND([.A298]-([.$H$1]-[.A298]*([.$A$2]/100)/[.$C$3]);2)" office:value-type="float" office:value="30300.57">
            <text:p>30300.57</text:p>
          </table:table-cell>
          <table:table-cell table:formula="of:=ROUND([.B298]-([.$I$1]-[.B298]*([.$A$2]/(2*100))/[.$C$3]);2)" office:value-type="float" office:value="74413.94">
            <text:p>74413.94</text:p>
          </table:table-cell>
          <table:table-cell table:formula="of:=ROUND([.C298]-([.$J$1]-[.C298]*([.$A$2]/(4*100))/[.$C$3]);2)" office:value-type="float" office:value="88938.77">
            <text:p>88938.77</text:p>
          </table:table-cell>
          <table:table-cell table:formula="of:=[.D298]+1" office:value-type="float" office:value="292">
            <text:p>292</text:p>
          </table:table-cell>
          <table:table-cell table:number-columns-repeated="7"/>
        </table:table-row>
        <table:table-row table:style-name="ro1">
          <table:table-cell table:formula="of:=ROUND([.A299]-([.$H$1]-[.A299]*([.$A$2]/100)/[.$C$3]);2)" office:value-type="float" office:value="29907.51">
            <text:p>29907.51</text:p>
          </table:table-cell>
          <table:table-cell table:formula="of:=ROUND([.B299]-([.$I$1]-[.B299]*([.$A$2]/(2*100))/[.$C$3]);2)" office:value-type="float" office:value="74300.12">
            <text:p>74300.12</text:p>
          </table:table-cell>
          <table:table-cell table:formula="of:=ROUND([.C299]-([.$J$1]-[.C299]*([.$A$2]/(4*100))/[.$C$3]);2)" office:value-type="float" office:value="88895.47">
            <text:p>88895.47</text:p>
          </table:table-cell>
          <table:table-cell table:formula="of:=[.D299]+1" office:value-type="float" office:value="293">
            <text:p>293</text:p>
          </table:table-cell>
          <table:table-cell table:number-columns-repeated="7"/>
        </table:table-row>
        <table:table-row table:style-name="ro1">
          <table:table-cell table:formula="of:=ROUND([.A300]-([.$H$1]-[.A300]*([.$A$2]/100)/[.$C$3]);2)" office:value-type="float" office:value="29512.97">
            <text:p>29512.97</text:p>
          </table:table-cell>
          <table:table-cell table:formula="of:=ROUND([.B300]-([.$I$1]-[.B300]*([.$A$2]/(2*100))/[.$C$3]);2)" office:value-type="float" office:value="74186.08">
            <text:p>74186.08</text:p>
          </table:table-cell>
          <table:table-cell table:formula="of:=ROUND([.C300]-([.$J$1]-[.C300]*([.$A$2]/(4*100))/[.$C$3]);2)" office:value-type="float" office:value="88852.13">
            <text:p>88852.13</text:p>
          </table:table-cell>
          <table:table-cell table:formula="of:=[.D300]+1" office:value-type="float" office:value="294">
            <text:p>294</text:p>
          </table:table-cell>
          <table:table-cell table:number-columns-repeated="7"/>
        </table:table-row>
        <table:table-row table:style-name="ro1">
          <table:table-cell table:formula="of:=ROUND([.A301]-([.$H$1]-[.A301]*([.$A$2]/100)/[.$C$3]);2)" office:value-type="float" office:value="29116.95">
            <text:p>29116.95</text:p>
          </table:table-cell>
          <table:table-cell table:formula="of:=ROUND([.B301]-([.$I$1]-[.B301]*([.$A$2]/(2*100))/[.$C$3]);2)" office:value-type="float" office:value="74071.83">
            <text:p>74071.83</text:p>
          </table:table-cell>
          <table:table-cell table:formula="of:=ROUND([.C301]-([.$J$1]-[.C301]*([.$A$2]/(4*100))/[.$C$3]);2)" office:value-type="float" office:value="88808.75">
            <text:p>88808.75</text:p>
          </table:table-cell>
          <table:table-cell table:formula="of:=[.D301]+1" office:value-type="float" office:value="295">
            <text:p>295</text:p>
          </table:table-cell>
          <table:table-cell table:number-columns-repeated="7"/>
        </table:table-row>
        <table:table-row table:style-name="ro1">
          <table:table-cell table:formula="of:=ROUND([.A302]-([.$H$1]-[.A302]*([.$A$2]/100)/[.$C$3]);2)" office:value-type="float" office:value="28719.45">
            <text:p>28719.45</text:p>
          </table:table-cell>
          <table:table-cell table:formula="of:=ROUND([.B302]-([.$I$1]-[.B302]*([.$A$2]/(2*100))/[.$C$3]);2)" office:value-type="float" office:value="73957.36">
            <text:p>73957.36</text:p>
          </table:table-cell>
          <table:table-cell table:formula="of:=ROUND([.C302]-([.$J$1]-[.C302]*([.$A$2]/(4*100))/[.$C$3]);2)" office:value-type="float" office:value="88765.33">
            <text:p>88765.33</text:p>
          </table:table-cell>
          <table:table-cell table:formula="of:=[.D302]+1" office:value-type="float" office:value="296">
            <text:p>296</text:p>
          </table:table-cell>
          <table:table-cell table:number-columns-repeated="7"/>
        </table:table-row>
        <table:table-row table:style-name="ro1">
          <table:table-cell table:formula="of:=ROUND([.A303]-([.$H$1]-[.A303]*([.$A$2]/100)/[.$C$3]);2)" office:value-type="float" office:value="28320.46">
            <text:p>28320.46</text:p>
          </table:table-cell>
          <table:table-cell table:formula="of:=ROUND([.B303]-([.$I$1]-[.B303]*([.$A$2]/(2*100))/[.$C$3]);2)" office:value-type="float" office:value="73842.68">
            <text:p>73842.68</text:p>
          </table:table-cell>
          <table:table-cell table:formula="of:=ROUND([.C303]-([.$J$1]-[.C303]*([.$A$2]/(4*100))/[.$C$3]);2)" office:value-type="float" office:value="88721.87">
            <text:p>88721.87</text:p>
          </table:table-cell>
          <table:table-cell table:formula="of:=[.D303]+1" office:value-type="float" office:value="297">
            <text:p>297</text:p>
          </table:table-cell>
          <table:table-cell table:number-columns-repeated="7"/>
        </table:table-row>
        <table:table-row table:style-name="ro1">
          <table:table-cell table:formula="of:=ROUND([.A304]-([.$H$1]-[.A304]*([.$A$2]/100)/[.$C$3]);2)" office:value-type="float" office:value="27919.97">
            <text:p>27919.97</text:p>
          </table:table-cell>
          <table:table-cell table:formula="of:=ROUND([.B304]-([.$I$1]-[.B304]*([.$A$2]/(2*100))/[.$C$3]);2)" office:value-type="float" office:value="73727.79">
            <text:p>73727.79</text:p>
          </table:table-cell>
          <table:table-cell table:formula="of:=ROUND([.C304]-([.$J$1]-[.C304]*([.$A$2]/(4*100))/[.$C$3]);2)" office:value-type="float" office:value="88678.37">
            <text:p>88678.37</text:p>
          </table:table-cell>
          <table:table-cell table:formula="of:=[.D304]+1" office:value-type="float" office:value="298">
            <text:p>298</text:p>
          </table:table-cell>
          <table:table-cell table:number-columns-repeated="7"/>
        </table:table-row>
        <table:table-row table:style-name="ro1">
          <table:table-cell table:formula="of:=ROUND([.A305]-([.$H$1]-[.A305]*([.$A$2]/100)/[.$C$3]);2)" office:value-type="float" office:value="27517.98">
            <text:p>27517.98</text:p>
          </table:table-cell>
          <table:table-cell table:formula="of:=ROUND([.B305]-([.$I$1]-[.B305]*([.$A$2]/(2*100))/[.$C$3]);2)" office:value-type="float" office:value="73612.68">
            <text:p>73612.68</text:p>
          </table:table-cell>
          <table:table-cell table:formula="of:=ROUND([.C305]-([.$J$1]-[.C305]*([.$A$2]/(4*100))/[.$C$3]);2)" office:value-type="float" office:value="88634.83">
            <text:p>88634.83</text:p>
          </table:table-cell>
          <table:table-cell table:formula="of:=[.D305]+1" office:value-type="float" office:value="299">
            <text:p>299</text:p>
          </table:table-cell>
          <table:table-cell table:number-columns-repeated="7"/>
        </table:table-row>
        <table:table-row table:style-name="ro1">
          <table:table-cell table:formula="of:=ROUND([.A306]-([.$H$1]-[.A306]*([.$A$2]/100)/[.$C$3]);2)" office:value-type="float" office:value="27114.48">
            <text:p>27114.48</text:p>
          </table:table-cell>
          <table:table-cell table:formula="of:=ROUND([.B306]-([.$I$1]-[.B306]*([.$A$2]/(2*100))/[.$C$3]);2)" office:value-type="float" office:value="73497.35">
            <text:p>73497.35</text:p>
          </table:table-cell>
          <table:table-cell table:formula="of:=ROUND([.C306]-([.$J$1]-[.C306]*([.$A$2]/(4*100))/[.$C$3]);2)" office:value-type="float" office:value="88591.25">
            <text:p>88591.25</text:p>
          </table:table-cell>
          <table:table-cell table:formula="of:=[.D306]+1" office:value-type="float" office:value="300">
            <text:p>300</text:p>
          </table:table-cell>
          <table:table-cell table:number-columns-repeated="7"/>
        </table:table-row>
        <table:table-row table:style-name="ro1">
          <table:table-cell table:formula="of:=ROUND([.A307]-([.$H$1]-[.A307]*([.$A$2]/100)/[.$C$3]);2)" office:value-type="float" office:value="26709.47">
            <text:p>26709.47</text:p>
          </table:table-cell>
          <table:table-cell table:formula="of:=ROUND([.B307]-([.$I$1]-[.B307]*([.$A$2]/(2*100))/[.$C$3]);2)" office:value-type="float" office:value="73381.81">
            <text:p>73381.81</text:p>
          </table:table-cell>
          <table:table-cell table:formula="of:=ROUND([.C307]-([.$J$1]-[.C307]*([.$A$2]/(4*100))/[.$C$3]);2)" office:value-type="float" office:value="88547.62">
            <text:p>88547.62</text:p>
          </table:table-cell>
          <table:table-cell table:formula="of:=[.D307]+1" office:value-type="float" office:value="301">
            <text:p>301</text:p>
          </table:table-cell>
          <table:table-cell table:number-columns-repeated="7"/>
        </table:table-row>
        <table:table-row table:style-name="ro1">
          <table:table-cell table:formula="of:=ROUND([.A308]-([.$H$1]-[.A308]*([.$A$2]/100)/[.$C$3]);2)" office:value-type="float" office:value="26302.94">
            <text:p>26302.94</text:p>
          </table:table-cell>
          <table:table-cell table:formula="of:=ROUND([.B308]-([.$I$1]-[.B308]*([.$A$2]/(2*100))/[.$C$3]);2)" office:value-type="float" office:value="73266.05">
            <text:p>73266.05</text:p>
          </table:table-cell>
          <table:table-cell table:formula="of:=ROUND([.C308]-([.$J$1]-[.C308]*([.$A$2]/(4*100))/[.$C$3]);2)" office:value-type="float" office:value="88503.95">
            <text:p>88503.95</text:p>
          </table:table-cell>
          <table:table-cell table:formula="of:=[.D308]+1" office:value-type="float" office:value="302">
            <text:p>302</text:p>
          </table:table-cell>
          <table:table-cell table:number-columns-repeated="7"/>
        </table:table-row>
        <table:table-row table:style-name="ro1">
          <table:table-cell table:formula="of:=ROUND([.A309]-([.$H$1]-[.A309]*([.$A$2]/100)/[.$C$3]);2)" office:value-type="float" office:value="25894.89">
            <text:p>25894.89</text:p>
          </table:table-cell>
          <table:table-cell table:formula="of:=ROUND([.B309]-([.$I$1]-[.B309]*([.$A$2]/(2*100))/[.$C$3]);2)" office:value-type="float" office:value="73150.07">
            <text:p>73150.07</text:p>
          </table:table-cell>
          <table:table-cell table:formula="of:=ROUND([.C309]-([.$J$1]-[.C309]*([.$A$2]/(4*100))/[.$C$3]);2)" office:value-type="float" office:value="88460.24">
            <text:p>88460.24</text:p>
          </table:table-cell>
          <table:table-cell table:formula="of:=[.D309]+1" office:value-type="float" office:value="303">
            <text:p>303</text:p>
          </table:table-cell>
          <table:table-cell table:number-columns-repeated="7"/>
        </table:table-row>
        <table:table-row table:style-name="ro1">
          <table:table-cell table:formula="of:=ROUND([.A310]-([.$H$1]-[.A310]*([.$A$2]/100)/[.$C$3]);2)" office:value-type="float" office:value="25485.31">
            <text:p>25485.31</text:p>
          </table:table-cell>
          <table:table-cell table:formula="of:=ROUND([.B310]-([.$I$1]-[.B310]*([.$A$2]/(2*100))/[.$C$3]);2)" office:value-type="float" office:value="73033.88">
            <text:p>73033.88</text:p>
          </table:table-cell>
          <table:table-cell table:formula="of:=ROUND([.C310]-([.$J$1]-[.C310]*([.$A$2]/(4*100))/[.$C$3]);2)" office:value-type="float" office:value="88416.49">
            <text:p>88416.49</text:p>
          </table:table-cell>
          <table:table-cell table:formula="of:=[.D310]+1" office:value-type="float" office:value="304">
            <text:p>304</text:p>
          </table:table-cell>
          <table:table-cell table:number-columns-repeated="7"/>
        </table:table-row>
        <table:table-row table:style-name="ro1">
          <table:table-cell table:formula="of:=ROUND([.A311]-([.$H$1]-[.A311]*([.$A$2]/100)/[.$C$3]);2)" office:value-type="float" office:value="25074.19">
            <text:p>25074.19</text:p>
          </table:table-cell>
          <table:table-cell table:formula="of:=ROUND([.B311]-([.$I$1]-[.B311]*([.$A$2]/(2*100))/[.$C$3]);2)" office:value-type="float" office:value="72917.47">
            <text:p>72917.47</text:p>
          </table:table-cell>
          <table:table-cell table:formula="of:=ROUND([.C311]-([.$J$1]-[.C311]*([.$A$2]/(4*100))/[.$C$3]);2)" office:value-type="float" office:value="88372.7">
            <text:p>88372.7</text:p>
          </table:table-cell>
          <table:table-cell table:formula="of:=[.D311]+1" office:value-type="float" office:value="305">
            <text:p>305</text:p>
          </table:table-cell>
          <table:table-cell table:number-columns-repeated="7"/>
        </table:table-row>
        <table:table-row table:style-name="ro1">
          <table:table-cell table:formula="of:=ROUND([.A312]-([.$H$1]-[.A312]*([.$A$2]/100)/[.$C$3]);2)" office:value-type="float" office:value="24661.53">
            <text:p>24661.53</text:p>
          </table:table-cell>
          <table:table-cell table:formula="of:=ROUND([.B312]-([.$I$1]-[.B312]*([.$A$2]/(2*100))/[.$C$3]);2)" office:value-type="float" office:value="72800.84">
            <text:p>72800.84</text:p>
          </table:table-cell>
          <table:table-cell table:formula="of:=ROUND([.C312]-([.$J$1]-[.C312]*([.$A$2]/(4*100))/[.$C$3]);2)" office:value-type="float" office:value="88328.87">
            <text:p>88328.87</text:p>
          </table:table-cell>
          <table:table-cell table:formula="of:=[.D312]+1" office:value-type="float" office:value="306">
            <text:p>306</text:p>
          </table:table-cell>
          <table:table-cell table:number-columns-repeated="7"/>
        </table:table-row>
        <table:table-row table:style-name="ro1">
          <table:table-cell table:formula="of:=ROUND([.A313]-([.$H$1]-[.A313]*([.$A$2]/100)/[.$C$3]);2)" office:value-type="float" office:value="24247.32">
            <text:p>24247.32</text:p>
          </table:table-cell>
          <table:table-cell table:formula="of:=ROUND([.B313]-([.$I$1]-[.B313]*([.$A$2]/(2*100))/[.$C$3]);2)" office:value-type="float" office:value="72683.99">
            <text:p>72683.99</text:p>
          </table:table-cell>
          <table:table-cell table:formula="of:=ROUND([.C313]-([.$J$1]-[.C313]*([.$A$2]/(4*100))/[.$C$3]);2)" office:value-type="float" office:value="88285">
            <text:p>88285</text:p>
          </table:table-cell>
          <table:table-cell table:formula="of:=[.D313]+1" office:value-type="float" office:value="307">
            <text:p>307</text:p>
          </table:table-cell>
          <table:table-cell table:number-columns-repeated="7"/>
        </table:table-row>
        <table:table-row table:style-name="ro1">
          <table:table-cell table:formula="of:=ROUND([.A314]-([.$H$1]-[.A314]*([.$A$2]/100)/[.$C$3]);2)" office:value-type="float" office:value="23831.56">
            <text:p>23831.56</text:p>
          </table:table-cell>
          <table:table-cell table:formula="of:=ROUND([.B314]-([.$I$1]-[.B314]*([.$A$2]/(2*100))/[.$C$3]);2)" office:value-type="float" office:value="72566.92">
            <text:p>72566.92</text:p>
          </table:table-cell>
          <table:table-cell table:formula="of:=ROUND([.C314]-([.$J$1]-[.C314]*([.$A$2]/(4*100))/[.$C$3]);2)" office:value-type="float" office:value="88241.09">
            <text:p>88241.09</text:p>
          </table:table-cell>
          <table:table-cell table:formula="of:=[.D314]+1" office:value-type="float" office:value="308">
            <text:p>308</text:p>
          </table:table-cell>
          <table:table-cell table:number-columns-repeated="7"/>
        </table:table-row>
        <table:table-row table:style-name="ro1">
          <table:table-cell table:formula="of:=ROUND([.A315]-([.$H$1]-[.A315]*([.$A$2]/100)/[.$C$3]);2)" office:value-type="float" office:value="23414.24">
            <text:p>23414.24</text:p>
          </table:table-cell>
          <table:table-cell table:formula="of:=ROUND([.B315]-([.$I$1]-[.B315]*([.$A$2]/(2*100))/[.$C$3]);2)" office:value-type="float" office:value="72449.63">
            <text:p>72449.63</text:p>
          </table:table-cell>
          <table:table-cell table:formula="of:=ROUND([.C315]-([.$J$1]-[.C315]*([.$A$2]/(4*100))/[.$C$3]);2)" office:value-type="float" office:value="88197.14">
            <text:p>88197.14</text:p>
          </table:table-cell>
          <table:table-cell table:formula="of:=[.D315]+1" office:value-type="float" office:value="309">
            <text:p>309</text:p>
          </table:table-cell>
          <table:table-cell table:number-columns-repeated="7"/>
        </table:table-row>
        <table:table-row table:style-name="ro1">
          <table:table-cell table:formula="of:=ROUND([.A316]-([.$H$1]-[.A316]*([.$A$2]/100)/[.$C$3]);2)" office:value-type="float" office:value="22995.35">
            <text:p>22995.35</text:p>
          </table:table-cell>
          <table:table-cell table:formula="of:=ROUND([.B316]-([.$I$1]-[.B316]*([.$A$2]/(2*100))/[.$C$3]);2)" office:value-type="float" office:value="72332.12">
            <text:p>72332.12</text:p>
          </table:table-cell>
          <table:table-cell table:formula="of:=ROUND([.C316]-([.$J$1]-[.C316]*([.$A$2]/(4*100))/[.$C$3]);2)" office:value-type="float" office:value="88153.14">
            <text:p>88153.14</text:p>
          </table:table-cell>
          <table:table-cell table:formula="of:=[.D316]+1" office:value-type="float" office:value="310">
            <text:p>310</text:p>
          </table:table-cell>
          <table:table-cell table:number-columns-repeated="7"/>
        </table:table-row>
        <table:table-row table:style-name="ro1">
          <table:table-cell table:formula="of:=ROUND([.A317]-([.$H$1]-[.A317]*([.$A$2]/100)/[.$C$3]);2)" office:value-type="float" office:value="22574.89">
            <text:p>22574.89</text:p>
          </table:table-cell>
          <table:table-cell table:formula="of:=ROUND([.B317]-([.$I$1]-[.B317]*([.$A$2]/(2*100))/[.$C$3]);2)" office:value-type="float" office:value="72214.39">
            <text:p>72214.39</text:p>
          </table:table-cell>
          <table:table-cell table:formula="of:=ROUND([.C317]-([.$J$1]-[.C317]*([.$A$2]/(4*100))/[.$C$3]);2)" office:value-type="float" office:value="88109.1">
            <text:p>88109.1</text:p>
          </table:table-cell>
          <table:table-cell table:formula="of:=[.D317]+1" office:value-type="float" office:value="311">
            <text:p>311</text:p>
          </table:table-cell>
          <table:table-cell table:number-columns-repeated="7"/>
        </table:table-row>
        <table:table-row table:style-name="ro1">
          <table:table-cell table:formula="of:=ROUND([.A318]-([.$H$1]-[.A318]*([.$A$2]/100)/[.$C$3]);2)" office:value-type="float" office:value="22152.86">
            <text:p>22152.86</text:p>
          </table:table-cell>
          <table:table-cell table:formula="of:=ROUND([.B318]-([.$I$1]-[.B318]*([.$A$2]/(2*100))/[.$C$3]);2)" office:value-type="float" office:value="72096.44">
            <text:p>72096.44</text:p>
          </table:table-cell>
          <table:table-cell table:formula="of:=ROUND([.C318]-([.$J$1]-[.C318]*([.$A$2]/(4*100))/[.$C$3]);2)" office:value-type="float" office:value="88065.02">
            <text:p>88065.02</text:p>
          </table:table-cell>
          <table:table-cell table:formula="of:=[.D318]+1" office:value-type="float" office:value="312">
            <text:p>312</text:p>
          </table:table-cell>
          <table:table-cell table:number-columns-repeated="7"/>
        </table:table-row>
        <table:table-row table:style-name="ro1">
          <table:table-cell table:formula="of:=ROUND([.A319]-([.$H$1]-[.A319]*([.$A$2]/100)/[.$C$3]);2)" office:value-type="float" office:value="21729.24">
            <text:p>21729.24</text:p>
          </table:table-cell>
          <table:table-cell table:formula="of:=ROUND([.B319]-([.$I$1]-[.B319]*([.$A$2]/(2*100))/[.$C$3]);2)" office:value-type="float" office:value="71978.27">
            <text:p>71978.27</text:p>
          </table:table-cell>
          <table:table-cell table:formula="of:=ROUND([.C319]-([.$J$1]-[.C319]*([.$A$2]/(4*100))/[.$C$3]);2)" office:value-type="float" office:value="88020.9">
            <text:p>88020.9</text:p>
          </table:table-cell>
          <table:table-cell table:formula="of:=[.D319]+1" office:value-type="float" office:value="313">
            <text:p>313</text:p>
          </table:table-cell>
          <table:table-cell table:number-columns-repeated="7"/>
        </table:table-row>
        <table:table-row table:style-name="ro1">
          <table:table-cell table:formula="of:=ROUND([.A320]-([.$H$1]-[.A320]*([.$A$2]/100)/[.$C$3]);2)" office:value-type="float" office:value="21304.03">
            <text:p>21304.03</text:p>
          </table:table-cell>
          <table:table-cell table:formula="of:=ROUND([.B320]-([.$I$1]-[.B320]*([.$A$2]/(2*100))/[.$C$3]);2)" office:value-type="float" office:value="71859.88">
            <text:p>71859.88</text:p>
          </table:table-cell>
          <table:table-cell table:formula="of:=ROUND([.C320]-([.$J$1]-[.C320]*([.$A$2]/(4*100))/[.$C$3]);2)" office:value-type="float" office:value="87976.74">
            <text:p>87976.74</text:p>
          </table:table-cell>
          <table:table-cell table:formula="of:=[.D320]+1" office:value-type="float" office:value="314">
            <text:p>314</text:p>
          </table:table-cell>
          <table:table-cell table:number-columns-repeated="7"/>
        </table:table-row>
        <table:table-row table:style-name="ro1">
          <table:table-cell table:formula="of:=ROUND([.A321]-([.$H$1]-[.A321]*([.$A$2]/100)/[.$C$3]);2)" office:value-type="float" office:value="20877.23">
            <text:p>20877.23</text:p>
          </table:table-cell>
          <table:table-cell table:formula="of:=ROUND([.B321]-([.$I$1]-[.B321]*([.$A$2]/(2*100))/[.$C$3]);2)" office:value-type="float" office:value="71741.27">
            <text:p>71741.27</text:p>
          </table:table-cell>
          <table:table-cell table:formula="of:=ROUND([.C321]-([.$J$1]-[.C321]*([.$A$2]/(4*100))/[.$C$3]);2)" office:value-type="float" office:value="87932.54">
            <text:p>87932.54</text:p>
          </table:table-cell>
          <table:table-cell table:formula="of:=[.D321]+1" office:value-type="float" office:value="315">
            <text:p>315</text:p>
          </table:table-cell>
          <table:table-cell table:number-columns-repeated="7"/>
        </table:table-row>
        <table:table-row table:style-name="ro1">
          <table:table-cell table:formula="of:=ROUND([.A322]-([.$H$1]-[.A322]*([.$A$2]/100)/[.$C$3]);2)" office:value-type="float" office:value="20448.83">
            <text:p>20448.83</text:p>
          </table:table-cell>
          <table:table-cell table:formula="of:=ROUND([.B322]-([.$I$1]-[.B322]*([.$A$2]/(2*100))/[.$C$3]);2)" office:value-type="float" office:value="71622.43">
            <text:p>71622.43</text:p>
          </table:table-cell>
          <table:table-cell table:formula="of:=ROUND([.C322]-([.$J$1]-[.C322]*([.$A$2]/(4*100))/[.$C$3]);2)" office:value-type="float" office:value="87888.3">
            <text:p>87888.3</text:p>
          </table:table-cell>
          <table:table-cell table:formula="of:=[.D322]+1" office:value-type="float" office:value="316">
            <text:p>316</text:p>
          </table:table-cell>
          <table:table-cell table:number-columns-repeated="7"/>
        </table:table-row>
        <table:table-row table:style-name="ro1">
          <table:table-cell table:formula="of:=ROUND([.A323]-([.$H$1]-[.A323]*([.$A$2]/100)/[.$C$3]);2)" office:value-type="float" office:value="20018.82">
            <text:p>20018.82</text:p>
          </table:table-cell>
          <table:table-cell table:formula="of:=ROUND([.B323]-([.$I$1]-[.B323]*([.$A$2]/(2*100))/[.$C$3]);2)" office:value-type="float" office:value="71503.37">
            <text:p>71503.37</text:p>
          </table:table-cell>
          <table:table-cell table:formula="of:=ROUND([.C323]-([.$J$1]-[.C323]*([.$A$2]/(4*100))/[.$C$3]);2)" office:value-type="float" office:value="87844.02">
            <text:p>87844.02</text:p>
          </table:table-cell>
          <table:table-cell table:formula="of:=[.D323]+1" office:value-type="float" office:value="317">
            <text:p>317</text:p>
          </table:table-cell>
          <table:table-cell table:number-columns-repeated="7"/>
        </table:table-row>
        <table:table-row table:style-name="ro1">
          <table:table-cell table:formula="of:=ROUND([.A324]-([.$H$1]-[.A324]*([.$A$2]/100)/[.$C$3]);2)" office:value-type="float" office:value="19587.2">
            <text:p>19587.2</text:p>
          </table:table-cell>
          <table:table-cell table:formula="of:=ROUND([.B324]-([.$I$1]-[.B324]*([.$A$2]/(2*100))/[.$C$3]);2)" office:value-type="float" office:value="71384.09">
            <text:p>71384.09</text:p>
          </table:table-cell>
          <table:table-cell table:formula="of:=ROUND([.C324]-([.$J$1]-[.C324]*([.$A$2]/(4*100))/[.$C$3]);2)" office:value-type="float" office:value="87799.69">
            <text:p>87799.69</text:p>
          </table:table-cell>
          <table:table-cell table:formula="of:=[.D324]+1" office:value-type="float" office:value="318">
            <text:p>318</text:p>
          </table:table-cell>
          <table:table-cell table:number-columns-repeated="7"/>
        </table:table-row>
        <table:table-row table:style-name="ro1">
          <table:table-cell table:formula="of:=ROUND([.A325]-([.$H$1]-[.A325]*([.$A$2]/100)/[.$C$3]);2)" office:value-type="float" office:value="19153.96">
            <text:p>19153.96</text:p>
          </table:table-cell>
          <table:table-cell table:formula="of:=ROUND([.B325]-([.$I$1]-[.B325]*([.$A$2]/(2*100))/[.$C$3]);2)" office:value-type="float" office:value="71264.59">
            <text:p>71264.59</text:p>
          </table:table-cell>
          <table:table-cell table:formula="of:=ROUND([.C325]-([.$J$1]-[.C325]*([.$A$2]/(4*100))/[.$C$3]);2)" office:value-type="float" office:value="87755.32">
            <text:p>87755.32</text:p>
          </table:table-cell>
          <table:table-cell table:formula="of:=[.D325]+1" office:value-type="float" office:value="319">
            <text:p>319</text:p>
          </table:table-cell>
          <table:table-cell table:number-columns-repeated="7"/>
        </table:table-row>
        <table:table-row table:style-name="ro1">
          <table:table-cell table:formula="of:=ROUND([.A326]-([.$H$1]-[.A326]*([.$A$2]/100)/[.$C$3]);2)" office:value-type="float" office:value="18719.1">
            <text:p>18719.1</text:p>
          </table:table-cell>
          <table:table-cell table:formula="of:=ROUND([.B326]-([.$I$1]-[.B326]*([.$A$2]/(2*100))/[.$C$3]);2)" office:value-type="float" office:value="71144.86">
            <text:p>71144.86</text:p>
          </table:table-cell>
          <table:table-cell table:formula="of:=ROUND([.C326]-([.$J$1]-[.C326]*([.$A$2]/(4*100))/[.$C$3]);2)" office:value-type="float" office:value="87710.91">
            <text:p>87710.91</text:p>
          </table:table-cell>
          <table:table-cell table:formula="of:=[.D326]+1" office:value-type="float" office:value="320">
            <text:p>320</text:p>
          </table:table-cell>
          <table:table-cell table:number-columns-repeated="7"/>
        </table:table-row>
        <table:table-row table:style-name="ro1">
          <table:table-cell table:formula="of:=ROUND([.A327]-([.$H$1]-[.A327]*([.$A$2]/100)/[.$C$3]);2)" office:value-type="float" office:value="18282.61">
            <text:p>18282.61</text:p>
          </table:table-cell>
          <table:table-cell table:formula="of:=ROUND([.B327]-([.$I$1]-[.B327]*([.$A$2]/(2*100))/[.$C$3]);2)" office:value-type="float" office:value="71024.91">
            <text:p>71024.91</text:p>
          </table:table-cell>
          <table:table-cell table:formula="of:=ROUND([.C327]-([.$J$1]-[.C327]*([.$A$2]/(4*100))/[.$C$3]);2)" office:value-type="float" office:value="87666.46">
            <text:p>87666.46</text:p>
          </table:table-cell>
          <table:table-cell table:formula="of:=[.D327]+1" office:value-type="float" office:value="321">
            <text:p>321</text:p>
          </table:table-cell>
          <table:table-cell table:number-columns-repeated="7"/>
        </table:table-row>
        <table:table-row table:style-name="ro1">
          <table:table-cell table:formula="of:=ROUND([.A328]-([.$H$1]-[.A328]*([.$A$2]/100)/[.$C$3]);2)" office:value-type="float" office:value="17844.48">
            <text:p>17844.48</text:p>
          </table:table-cell>
          <table:table-cell table:formula="of:=ROUND([.B328]-([.$I$1]-[.B328]*([.$A$2]/(2*100))/[.$C$3]);2)" office:value-type="float" office:value="70904.73">
            <text:p>70904.73</text:p>
          </table:table-cell>
          <table:table-cell table:formula="of:=ROUND([.C328]-([.$J$1]-[.C328]*([.$A$2]/(4*100))/[.$C$3]);2)" office:value-type="float" office:value="87621.97">
            <text:p>87621.97</text:p>
          </table:table-cell>
          <table:table-cell table:formula="of:=[.D328]+1" office:value-type="float" office:value="322">
            <text:p>322</text:p>
          </table:table-cell>
          <table:table-cell table:number-columns-repeated="7"/>
        </table:table-row>
        <table:table-row table:style-name="ro1">
          <table:table-cell table:formula="of:=ROUND([.A329]-([.$H$1]-[.A329]*([.$A$2]/100)/[.$C$3]);2)" office:value-type="float" office:value="17404.71">
            <text:p>17404.71</text:p>
          </table:table-cell>
          <table:table-cell table:formula="of:=ROUND([.B329]-([.$I$1]-[.B329]*([.$A$2]/(2*100))/[.$C$3]);2)" office:value-type="float" office:value="70784.33">
            <text:p>70784.33</text:p>
          </table:table-cell>
          <table:table-cell table:formula="of:=ROUND([.C329]-([.$J$1]-[.C329]*([.$A$2]/(4*100))/[.$C$3]);2)" office:value-type="float" office:value="87577.44">
            <text:p>87577.44</text:p>
          </table:table-cell>
          <table:table-cell table:formula="of:=[.D329]+1" office:value-type="float" office:value="323">
            <text:p>323</text:p>
          </table:table-cell>
          <table:table-cell table:number-columns-repeated="7"/>
        </table:table-row>
        <table:table-row table:style-name="ro1">
          <table:table-cell table:formula="of:=ROUND([.A330]-([.$H$1]-[.A330]*([.$A$2]/100)/[.$C$3]);2)" office:value-type="float" office:value="16963.29">
            <text:p>16963.29</text:p>
          </table:table-cell>
          <table:table-cell table:formula="of:=ROUND([.B330]-([.$I$1]-[.B330]*([.$A$2]/(2*100))/[.$C$3]);2)" office:value-type="float" office:value="70663.7">
            <text:p>70663.7</text:p>
          </table:table-cell>
          <table:table-cell table:formula="of:=ROUND([.C330]-([.$J$1]-[.C330]*([.$A$2]/(4*100))/[.$C$3]);2)" office:value-type="float" office:value="87532.86">
            <text:p>87532.86</text:p>
          </table:table-cell>
          <table:table-cell table:formula="of:=[.D330]+1" office:value-type="float" office:value="324">
            <text:p>324</text:p>
          </table:table-cell>
          <table:table-cell table:number-columns-repeated="7"/>
        </table:table-row>
        <table:table-row table:style-name="ro1">
          <table:table-cell table:formula="of:=ROUND([.A331]-([.$H$1]-[.A331]*([.$A$2]/100)/[.$C$3]);2)" office:value-type="float" office:value="16520.21">
            <text:p>16520.21</text:p>
          </table:table-cell>
          <table:table-cell table:formula="of:=ROUND([.B331]-([.$I$1]-[.B331]*([.$A$2]/(2*100))/[.$C$3]);2)" office:value-type="float" office:value="70542.84">
            <text:p>70542.84</text:p>
          </table:table-cell>
          <table:table-cell table:formula="of:=ROUND([.C331]-([.$J$1]-[.C331]*([.$A$2]/(4*100))/[.$C$3]);2)" office:value-type="float" office:value="87488.24">
            <text:p>87488.24</text:p>
          </table:table-cell>
          <table:table-cell table:formula="of:=[.D331]+1" office:value-type="float" office:value="325">
            <text:p>325</text:p>
          </table:table-cell>
          <table:table-cell table:number-columns-repeated="7"/>
        </table:table-row>
        <table:table-row table:style-name="ro1">
          <table:table-cell table:formula="of:=ROUND([.A332]-([.$H$1]-[.A332]*([.$A$2]/100)/[.$C$3]);2)" office:value-type="float" office:value="16075.47">
            <text:p>16075.47</text:p>
          </table:table-cell>
          <table:table-cell table:formula="of:=ROUND([.B332]-([.$I$1]-[.B332]*([.$A$2]/(2*100))/[.$C$3]);2)" office:value-type="float" office:value="70421.76">
            <text:p>70421.76</text:p>
          </table:table-cell>
          <table:table-cell table:formula="of:=ROUND([.C332]-([.$J$1]-[.C332]*([.$A$2]/(4*100))/[.$C$3]);2)" office:value-type="float" office:value="87443.58">
            <text:p>87443.58</text:p>
          </table:table-cell>
          <table:table-cell table:formula="of:=[.D332]+1" office:value-type="float" office:value="326">
            <text:p>326</text:p>
          </table:table-cell>
          <table:table-cell table:number-columns-repeated="7"/>
        </table:table-row>
        <table:table-row table:style-name="ro1">
          <table:table-cell table:formula="of:=ROUND([.A333]-([.$H$1]-[.A333]*([.$A$2]/100)/[.$C$3]);2)" office:value-type="float" office:value="15629.06">
            <text:p>15629.06</text:p>
          </table:table-cell>
          <table:table-cell table:formula="of:=ROUND([.B333]-([.$I$1]-[.B333]*([.$A$2]/(2*100))/[.$C$3]);2)" office:value-type="float" office:value="70300.45">
            <text:p>70300.45</text:p>
          </table:table-cell>
          <table:table-cell table:formula="of:=ROUND([.C333]-([.$J$1]-[.C333]*([.$A$2]/(4*100))/[.$C$3]);2)" office:value-type="float" office:value="87398.88">
            <text:p>87398.88</text:p>
          </table:table-cell>
          <table:table-cell table:formula="of:=[.D333]+1" office:value-type="float" office:value="327">
            <text:p>327</text:p>
          </table:table-cell>
          <table:table-cell table:number-columns-repeated="7"/>
        </table:table-row>
        <table:table-row table:style-name="ro1">
          <table:table-cell table:formula="of:=ROUND([.A334]-([.$H$1]-[.A334]*([.$A$2]/100)/[.$C$3]);2)" office:value-type="float" office:value="15180.98">
            <text:p>15180.98</text:p>
          </table:table-cell>
          <table:table-cell table:formula="of:=ROUND([.B334]-([.$I$1]-[.B334]*([.$A$2]/(2*100))/[.$C$3]);2)" office:value-type="float" office:value="70178.91">
            <text:p>70178.91</text:p>
          </table:table-cell>
          <table:table-cell table:formula="of:=ROUND([.C334]-([.$J$1]-[.C334]*([.$A$2]/(4*100))/[.$C$3]);2)" office:value-type="float" office:value="87354.14">
            <text:p>87354.14</text:p>
          </table:table-cell>
          <table:table-cell table:formula="of:=[.D334]+1" office:value-type="float" office:value="328">
            <text:p>328</text:p>
          </table:table-cell>
          <table:table-cell table:number-columns-repeated="7"/>
        </table:table-row>
        <table:table-row table:style-name="ro1">
          <table:table-cell table:formula="of:=ROUND([.A335]-([.$H$1]-[.A335]*([.$A$2]/100)/[.$C$3]);2)" office:value-type="float" office:value="14731.22">
            <text:p>14731.22</text:p>
          </table:table-cell>
          <table:table-cell table:formula="of:=ROUND([.B335]-([.$I$1]-[.B335]*([.$A$2]/(2*100))/[.$C$3]);2)" office:value-type="float" office:value="70057.15">
            <text:p>70057.15</text:p>
          </table:table-cell>
          <table:table-cell table:formula="of:=ROUND([.C335]-([.$J$1]-[.C335]*([.$A$2]/(4*100))/[.$C$3]);2)" office:value-type="float" office:value="87309.35">
            <text:p>87309.35</text:p>
          </table:table-cell>
          <table:table-cell table:formula="of:=[.D335]+1" office:value-type="float" office:value="329">
            <text:p>329</text:p>
          </table:table-cell>
          <table:table-cell table:number-columns-repeated="7"/>
        </table:table-row>
        <table:table-row table:style-name="ro1">
          <table:table-cell table:formula="of:=ROUND([.A336]-([.$H$1]-[.A336]*([.$A$2]/100)/[.$C$3]);2)" office:value-type="float" office:value="14279.77">
            <text:p>14279.77</text:p>
          </table:table-cell>
          <table:table-cell table:formula="of:=ROUND([.B336]-([.$I$1]-[.B336]*([.$A$2]/(2*100))/[.$C$3]);2)" office:value-type="float" office:value="69935.16">
            <text:p>69935.16</text:p>
          </table:table-cell>
          <table:table-cell table:formula="of:=ROUND([.C336]-([.$J$1]-[.C336]*([.$A$2]/(4*100))/[.$C$3]);2)" office:value-type="float" office:value="87264.52">
            <text:p>87264.52</text:p>
          </table:table-cell>
          <table:table-cell table:formula="of:=[.D336]+1" office:value-type="float" office:value="330">
            <text:p>330</text:p>
          </table:table-cell>
          <table:table-cell table:number-columns-repeated="7"/>
        </table:table-row>
        <table:table-row table:style-name="ro1">
          <table:table-cell table:formula="of:=ROUND([.A337]-([.$H$1]-[.A337]*([.$A$2]/100)/[.$C$3]);2)" office:value-type="float" office:value="13826.63">
            <text:p>13826.63</text:p>
          </table:table-cell>
          <table:table-cell table:formula="of:=ROUND([.B337]-([.$I$1]-[.B337]*([.$A$2]/(2*100))/[.$C$3]);2)" office:value-type="float" office:value="69812.94">
            <text:p>69812.94</text:p>
          </table:table-cell>
          <table:table-cell table:formula="of:=ROUND([.C337]-([.$J$1]-[.C337]*([.$A$2]/(4*100))/[.$C$3]);2)" office:value-type="float" office:value="87219.65">
            <text:p>87219.65</text:p>
          </table:table-cell>
          <table:table-cell table:formula="of:=[.D337]+1" office:value-type="float" office:value="331">
            <text:p>331</text:p>
          </table:table-cell>
          <table:table-cell table:number-columns-repeated="7"/>
        </table:table-row>
        <table:table-row table:style-name="ro1">
          <table:table-cell table:formula="of:=ROUND([.A338]-([.$H$1]-[.A338]*([.$A$2]/100)/[.$C$3]);2)" office:value-type="float" office:value="13371.79">
            <text:p>13371.79</text:p>
          </table:table-cell>
          <table:table-cell table:formula="of:=ROUND([.B338]-([.$I$1]-[.B338]*([.$A$2]/(2*100))/[.$C$3]);2)" office:value-type="float" office:value="69690.49">
            <text:p>69690.49</text:p>
          </table:table-cell>
          <table:table-cell table:formula="of:=ROUND([.C338]-([.$J$1]-[.C338]*([.$A$2]/(4*100))/[.$C$3]);2)" office:value-type="float" office:value="87174.74">
            <text:p>87174.74</text:p>
          </table:table-cell>
          <table:table-cell table:formula="of:=[.D338]+1" office:value-type="float" office:value="332">
            <text:p>332</text:p>
          </table:table-cell>
          <table:table-cell table:number-columns-repeated="7"/>
        </table:table-row>
        <table:table-row table:style-name="ro1">
          <table:table-cell table:formula="of:=ROUND([.A339]-([.$H$1]-[.A339]*([.$A$2]/100)/[.$C$3]);2)" office:value-type="float" office:value="12915.24">
            <text:p>12915.24</text:p>
          </table:table-cell>
          <table:table-cell table:formula="of:=ROUND([.B339]-([.$I$1]-[.B339]*([.$A$2]/(2*100))/[.$C$3]);2)" office:value-type="float" office:value="69567.81">
            <text:p>69567.81</text:p>
          </table:table-cell>
          <table:table-cell table:formula="of:=ROUND([.C339]-([.$J$1]-[.C339]*([.$A$2]/(4*100))/[.$C$3]);2)" office:value-type="float" office:value="87129.79">
            <text:p>87129.79</text:p>
          </table:table-cell>
          <table:table-cell table:formula="of:=[.D339]+1" office:value-type="float" office:value="333">
            <text:p>333</text:p>
          </table:table-cell>
          <table:table-cell table:number-columns-repeated="7"/>
        </table:table-row>
        <table:table-row table:style-name="ro1">
          <table:table-cell table:formula="of:=ROUND([.A340]-([.$H$1]-[.A340]*([.$A$2]/100)/[.$C$3]);2)" office:value-type="float" office:value="12456.98">
            <text:p>12456.98</text:p>
          </table:table-cell>
          <table:table-cell table:formula="of:=ROUND([.B340]-([.$I$1]-[.B340]*([.$A$2]/(2*100))/[.$C$3]);2)" office:value-type="float" office:value="69444.9">
            <text:p>69444.9</text:p>
          </table:table-cell>
          <table:table-cell table:formula="of:=ROUND([.C340]-([.$J$1]-[.C340]*([.$A$2]/(4*100))/[.$C$3]);2)" office:value-type="float" office:value="87084.79">
            <text:p>87084.79</text:p>
          </table:table-cell>
          <table:table-cell table:formula="of:=[.D340]+1" office:value-type="float" office:value="334">
            <text:p>334</text:p>
          </table:table-cell>
          <table:table-cell table:number-columns-repeated="7"/>
        </table:table-row>
        <table:table-row table:style-name="ro1">
          <table:table-cell table:formula="of:=ROUND([.A341]-([.$H$1]-[.A341]*([.$A$2]/100)/[.$C$3]);2)" office:value-type="float" office:value="11997">
            <text:p>11997</text:p>
          </table:table-cell>
          <table:table-cell table:formula="of:=ROUND([.B341]-([.$I$1]-[.B341]*([.$A$2]/(2*100))/[.$C$3]);2)" office:value-type="float" office:value="69321.76">
            <text:p>69321.76</text:p>
          </table:table-cell>
          <table:table-cell table:formula="of:=ROUND([.C341]-([.$J$1]-[.C341]*([.$A$2]/(4*100))/[.$C$3]);2)" office:value-type="float" office:value="87039.75">
            <text:p>87039.75</text:p>
          </table:table-cell>
          <table:table-cell table:formula="of:=[.D341]+1" office:value-type="float" office:value="335">
            <text:p>335</text:p>
          </table:table-cell>
          <table:table-cell table:number-columns-repeated="7"/>
        </table:table-row>
        <table:table-row table:style-name="ro1">
          <table:table-cell table:formula="of:=ROUND([.A342]-([.$H$1]-[.A342]*([.$A$2]/100)/[.$C$3]);2)" office:value-type="float" office:value="11535.3">
            <text:p>11535.3</text:p>
          </table:table-cell>
          <table:table-cell table:formula="of:=ROUND([.B342]-([.$I$1]-[.B342]*([.$A$2]/(2*100))/[.$C$3]);2)" office:value-type="float" office:value="69198.39">
            <text:p>69198.39</text:p>
          </table:table-cell>
          <table:table-cell table:formula="of:=ROUND([.C342]-([.$J$1]-[.C342]*([.$A$2]/(4*100))/[.$C$3]);2)" office:value-type="float" office:value="86994.67">
            <text:p>86994.67</text:p>
          </table:table-cell>
          <table:table-cell table:formula="of:=[.D342]+1" office:value-type="float" office:value="336">
            <text:p>336</text:p>
          </table:table-cell>
          <table:table-cell table:number-columns-repeated="7"/>
        </table:table-row>
        <table:table-row table:style-name="ro1">
          <table:table-cell table:formula="of:=ROUND([.A343]-([.$H$1]-[.A343]*([.$A$2]/100)/[.$C$3]);2)" office:value-type="float" office:value="11071.87">
            <text:p>11071.87</text:p>
          </table:table-cell>
          <table:table-cell table:formula="of:=ROUND([.B343]-([.$I$1]-[.B343]*([.$A$2]/(2*100))/[.$C$3]);2)" office:value-type="float" office:value="69074.79">
            <text:p>69074.79</text:p>
          </table:table-cell>
          <table:table-cell table:formula="of:=ROUND([.C343]-([.$J$1]-[.C343]*([.$A$2]/(4*100))/[.$C$3]);2)" office:value-type="float" office:value="86949.55">
            <text:p>86949.55</text:p>
          </table:table-cell>
          <table:table-cell table:formula="of:=[.D343]+1" office:value-type="float" office:value="337">
            <text:p>337</text:p>
          </table:table-cell>
          <table:table-cell table:number-columns-repeated="7"/>
        </table:table-row>
        <table:table-row table:style-name="ro1">
          <table:table-cell table:formula="of:=ROUND([.A344]-([.$H$1]-[.A344]*([.$A$2]/100)/[.$C$3]);2)" office:value-type="float" office:value="10606.7">
            <text:p>10606.7</text:p>
          </table:table-cell>
          <table:table-cell table:formula="of:=ROUND([.B344]-([.$I$1]-[.B344]*([.$A$2]/(2*100))/[.$C$3]);2)" office:value-type="float" office:value="68950.96">
            <text:p>68950.96</text:p>
          </table:table-cell>
          <table:table-cell table:formula="of:=ROUND([.C344]-([.$J$1]-[.C344]*([.$A$2]/(4*100))/[.$C$3]);2)" office:value-type="float" office:value="86904.39">
            <text:p>86904.39</text:p>
          </table:table-cell>
          <table:table-cell table:formula="of:=[.D344]+1" office:value-type="float" office:value="338">
            <text:p>338</text:p>
          </table:table-cell>
          <table:table-cell table:number-columns-repeated="7"/>
        </table:table-row>
        <table:table-row table:style-name="ro1">
          <table:table-cell table:formula="of:=ROUND([.A345]-([.$H$1]-[.A345]*([.$A$2]/100)/[.$C$3]);2)" office:value-type="float" office:value="10139.79">
            <text:p>10139.79</text:p>
          </table:table-cell>
          <table:table-cell table:formula="of:=ROUND([.B345]-([.$I$1]-[.B345]*([.$A$2]/(2*100))/[.$C$3]);2)" office:value-type="float" office:value="68826.89">
            <text:p>68826.89</text:p>
          </table:table-cell>
          <table:table-cell table:formula="of:=ROUND([.C345]-([.$J$1]-[.C345]*([.$A$2]/(4*100))/[.$C$3]);2)" office:value-type="float" office:value="86859.18">
            <text:p>86859.18</text:p>
          </table:table-cell>
          <table:table-cell table:formula="of:=[.D345]+1" office:value-type="float" office:value="339">
            <text:p>339</text:p>
          </table:table-cell>
          <table:table-cell table:number-columns-repeated="7"/>
        </table:table-row>
        <table:table-row table:style-name="ro1">
          <table:table-cell table:formula="of:=ROUND([.A346]-([.$H$1]-[.A346]*([.$A$2]/100)/[.$C$3]);2)" office:value-type="float" office:value="9671.12">
            <text:p>9671.12</text:p>
          </table:table-cell>
          <table:table-cell table:formula="of:=ROUND([.B346]-([.$I$1]-[.B346]*([.$A$2]/(2*100))/[.$C$3]);2)" office:value-type="float" office:value="68702.59">
            <text:p>68702.59</text:p>
          </table:table-cell>
          <table:table-cell table:formula="of:=ROUND([.C346]-([.$J$1]-[.C346]*([.$A$2]/(4*100))/[.$C$3]);2)" office:value-type="float" office:value="86813.93">
            <text:p>86813.93</text:p>
          </table:table-cell>
          <table:table-cell table:formula="of:=[.D346]+1" office:value-type="float" office:value="340">
            <text:p>340</text:p>
          </table:table-cell>
          <table:table-cell table:number-columns-repeated="7"/>
        </table:table-row>
        <table:table-row table:style-name="ro1">
          <table:table-cell table:formula="of:=ROUND([.A347]-([.$H$1]-[.A347]*([.$A$2]/100)/[.$C$3]);2)" office:value-type="float" office:value="9200.7">
            <text:p>9200.7</text:p>
          </table:table-cell>
          <table:table-cell table:formula="of:=ROUND([.B347]-([.$I$1]-[.B347]*([.$A$2]/(2*100))/[.$C$3]);2)" office:value-type="float" office:value="68578.06">
            <text:p>68578.06</text:p>
          </table:table-cell>
          <table:table-cell table:formula="of:=ROUND([.C347]-([.$J$1]-[.C347]*([.$A$2]/(4*100))/[.$C$3]);2)" office:value-type="float" office:value="86768.64">
            <text:p>86768.64</text:p>
          </table:table-cell>
          <table:table-cell table:formula="of:=[.D347]+1" office:value-type="float" office:value="341">
            <text:p>341</text:p>
          </table:table-cell>
          <table:table-cell table:number-columns-repeated="7"/>
        </table:table-row>
        <table:table-row table:style-name="ro1">
          <table:table-cell table:formula="of:=ROUND([.A348]-([.$H$1]-[.A348]*([.$A$2]/100)/[.$C$3]);2)" office:value-type="float" office:value="8728.51">
            <text:p>8728.51</text:p>
          </table:table-cell>
          <table:table-cell table:formula="of:=ROUND([.B348]-([.$I$1]-[.B348]*([.$A$2]/(2*100))/[.$C$3]);2)" office:value-type="float" office:value="68453.29">
            <text:p>68453.29</text:p>
          </table:table-cell>
          <table:table-cell table:formula="of:=ROUND([.C348]-([.$J$1]-[.C348]*([.$A$2]/(4*100))/[.$C$3]);2)" office:value-type="float" office:value="86723.31">
            <text:p>86723.31</text:p>
          </table:table-cell>
          <table:table-cell table:formula="of:=[.D348]+1" office:value-type="float" office:value="342">
            <text:p>342</text:p>
          </table:table-cell>
          <table:table-cell table:number-columns-repeated="7"/>
        </table:table-row>
        <table:table-row table:style-name="ro1">
          <table:table-cell table:formula="of:=ROUND([.A349]-([.$H$1]-[.A349]*([.$A$2]/100)/[.$C$3]);2)" office:value-type="float" office:value="8254.55">
            <text:p>8254.55</text:p>
          </table:table-cell>
          <table:table-cell table:formula="of:=ROUND([.B349]-([.$I$1]-[.B349]*([.$A$2]/(2*100))/[.$C$3]);2)" office:value-type="float" office:value="68328.29">
            <text:p>68328.29</text:p>
          </table:table-cell>
          <table:table-cell table:formula="of:=ROUND([.C349]-([.$J$1]-[.C349]*([.$A$2]/(4*100))/[.$C$3]);2)" office:value-type="float" office:value="86677.93">
            <text:p>86677.93</text:p>
          </table:table-cell>
          <table:table-cell table:formula="of:=[.D349]+1" office:value-type="float" office:value="343">
            <text:p>343</text:p>
          </table:table-cell>
          <table:table-cell table:number-columns-repeated="7"/>
        </table:table-row>
        <table:table-row table:style-name="ro1">
          <table:table-cell table:formula="of:=ROUND([.A350]-([.$H$1]-[.A350]*([.$A$2]/100)/[.$C$3]);2)" office:value-type="float" office:value="7778.81">
            <text:p>7778.81</text:p>
          </table:table-cell>
          <table:table-cell table:formula="of:=ROUND([.B350]-([.$I$1]-[.B350]*([.$A$2]/(2*100))/[.$C$3]);2)" office:value-type="float" office:value="68203.06">
            <text:p>68203.06</text:p>
          </table:table-cell>
          <table:table-cell table:formula="of:=ROUND([.C350]-([.$J$1]-[.C350]*([.$A$2]/(4*100))/[.$C$3]);2)" office:value-type="float" office:value="86632.51">
            <text:p>86632.51</text:p>
          </table:table-cell>
          <table:table-cell table:formula="of:=[.D350]+1" office:value-type="float" office:value="344">
            <text:p>344</text:p>
          </table:table-cell>
          <table:table-cell table:number-columns-repeated="7"/>
        </table:table-row>
        <table:table-row table:style-name="ro1">
          <table:table-cell table:formula="of:=ROUND([.A351]-([.$H$1]-[.A351]*([.$A$2]/100)/[.$C$3]);2)" office:value-type="float" office:value="7301.29">
            <text:p>7301.29</text:p>
          </table:table-cell>
          <table:table-cell table:formula="of:=ROUND([.B351]-([.$I$1]-[.B351]*([.$A$2]/(2*100))/[.$C$3]);2)" office:value-type="float" office:value="68077.59">
            <text:p>68077.59</text:p>
          </table:table-cell>
          <table:table-cell table:formula="of:=ROUND([.C351]-([.$J$1]-[.C351]*([.$A$2]/(4*100))/[.$C$3]);2)" office:value-type="float" office:value="86587.05">
            <text:p>86587.05</text:p>
          </table:table-cell>
          <table:table-cell table:formula="of:=[.D351]+1" office:value-type="float" office:value="345">
            <text:p>345</text:p>
          </table:table-cell>
          <table:table-cell table:number-columns-repeated="7"/>
        </table:table-row>
        <table:table-row table:style-name="ro1">
          <table:table-cell table:formula="of:=ROUND([.A352]-([.$H$1]-[.A352]*([.$A$2]/100)/[.$C$3]);2)" office:value-type="float" office:value="6821.98">
            <text:p>6821.98</text:p>
          </table:table-cell>
          <table:table-cell table:formula="of:=ROUND([.B352]-([.$I$1]-[.B352]*([.$A$2]/(2*100))/[.$C$3]);2)" office:value-type="float" office:value="67951.89">
            <text:p>67951.89</text:p>
          </table:table-cell>
          <table:table-cell table:formula="of:=ROUND([.C352]-([.$J$1]-[.C352]*([.$A$2]/(4*100))/[.$C$3]);2)" office:value-type="float" office:value="86541.55">
            <text:p>86541.55</text:p>
          </table:table-cell>
          <table:table-cell table:formula="of:=[.D352]+1" office:value-type="float" office:value="346">
            <text:p>346</text:p>
          </table:table-cell>
          <table:table-cell table:number-columns-repeated="7"/>
        </table:table-row>
        <table:table-row table:style-name="ro1">
          <table:table-cell table:formula="of:=ROUND([.A353]-([.$H$1]-[.A353]*([.$A$2]/100)/[.$C$3]);2)" office:value-type="float" office:value="6340.87">
            <text:p>6340.87</text:p>
          </table:table-cell>
          <table:table-cell table:formula="of:=ROUND([.B353]-([.$I$1]-[.B353]*([.$A$2]/(2*100))/[.$C$3]);2)" office:value-type="float" office:value="67825.95">
            <text:p>67825.95</text:p>
          </table:table-cell>
          <table:table-cell table:formula="of:=ROUND([.C353]-([.$J$1]-[.C353]*([.$A$2]/(4*100))/[.$C$3]);2)" office:value-type="float" office:value="86496">
            <text:p>86496</text:p>
          </table:table-cell>
          <table:table-cell table:formula="of:=[.D353]+1" office:value-type="float" office:value="347">
            <text:p>347</text:p>
          </table:table-cell>
          <table:table-cell table:number-columns-repeated="7"/>
        </table:table-row>
        <table:table-row table:style-name="ro1">
          <table:table-cell table:formula="of:=ROUND([.A354]-([.$H$1]-[.A354]*([.$A$2]/100)/[.$C$3]);2)" office:value-type="float" office:value="5857.96">
            <text:p>5857.96</text:p>
          </table:table-cell>
          <table:table-cell table:formula="of:=ROUND([.B354]-([.$I$1]-[.B354]*([.$A$2]/(2*100))/[.$C$3]);2)" office:value-type="float" office:value="67699.77">
            <text:p>67699.77</text:p>
          </table:table-cell>
          <table:table-cell table:formula="of:=ROUND([.C354]-([.$J$1]-[.C354]*([.$A$2]/(4*100))/[.$C$3]);2)" office:value-type="float" office:value="86450.41">
            <text:p>86450.41</text:p>
          </table:table-cell>
          <table:table-cell table:formula="of:=[.D354]+1" office:value-type="float" office:value="348">
            <text:p>348</text:p>
          </table:table-cell>
          <table:table-cell table:number-columns-repeated="7"/>
        </table:table-row>
        <table:table-row table:style-name="ro1">
          <table:table-cell table:formula="of:=ROUND([.A355]-([.$H$1]-[.A355]*([.$A$2]/100)/[.$C$3]);2)" office:value-type="float" office:value="5373.24">
            <text:p>5373.24</text:p>
          </table:table-cell>
          <table:table-cell table:formula="of:=ROUND([.B355]-([.$I$1]-[.B355]*([.$A$2]/(2*100))/[.$C$3]);2)" office:value-type="float" office:value="67573.36">
            <text:p>67573.36</text:p>
          </table:table-cell>
          <table:table-cell table:formula="of:=ROUND([.C355]-([.$J$1]-[.C355]*([.$A$2]/(4*100))/[.$C$3]);2)" office:value-type="float" office:value="86404.78">
            <text:p>86404.78</text:p>
          </table:table-cell>
          <table:table-cell table:formula="of:=[.D355]+1" office:value-type="float" office:value="349">
            <text:p>349</text:p>
          </table:table-cell>
          <table:table-cell table:number-columns-repeated="7"/>
        </table:table-row>
        <table:table-row table:style-name="ro1">
          <table:table-cell table:formula="of:=ROUND([.A356]-([.$H$1]-[.A356]*([.$A$2]/100)/[.$C$3]);2)" office:value-type="float" office:value="4886.7">
            <text:p>4886.7</text:p>
          </table:table-cell>
          <table:table-cell table:formula="of:=ROUND([.B356]-([.$I$1]-[.B356]*([.$A$2]/(2*100))/[.$C$3]);2)" office:value-type="float" office:value="67446.71">
            <text:p>67446.71</text:p>
          </table:table-cell>
          <table:table-cell table:formula="of:=ROUND([.C356]-([.$J$1]-[.C356]*([.$A$2]/(4*100))/[.$C$3]);2)" office:value-type="float" office:value="86359.1">
            <text:p>86359.1</text:p>
          </table:table-cell>
          <table:table-cell table:formula="of:=[.D356]+1" office:value-type="float" office:value="350">
            <text:p>350</text:p>
          </table:table-cell>
          <table:table-cell table:number-columns-repeated="7"/>
        </table:table-row>
        <table:table-row table:style-name="ro1">
          <table:table-cell table:formula="of:=ROUND([.A357]-([.$H$1]-[.A357]*([.$A$2]/100)/[.$C$3]);2)" office:value-type="float" office:value="4398.34">
            <text:p>4398.34</text:p>
          </table:table-cell>
          <table:table-cell table:formula="of:=ROUND([.B357]-([.$I$1]-[.B357]*([.$A$2]/(2*100))/[.$C$3]);2)" office:value-type="float" office:value="67319.82">
            <text:p>67319.82</text:p>
          </table:table-cell>
          <table:table-cell table:formula="of:=ROUND([.C357]-([.$J$1]-[.C357]*([.$A$2]/(4*100))/[.$C$3]);2)" office:value-type="float" office:value="86313.38">
            <text:p>86313.38</text:p>
          </table:table-cell>
          <table:table-cell table:formula="of:=[.D357]+1" office:value-type="float" office:value="351">
            <text:p>351</text:p>
          </table:table-cell>
          <table:table-cell table:number-columns-repeated="7"/>
        </table:table-row>
        <table:table-row table:style-name="ro1">
          <table:table-cell table:formula="of:=ROUND([.A358]-([.$H$1]-[.A358]*([.$A$2]/100)/[.$C$3]);2)" office:value-type="float" office:value="3908.14">
            <text:p>3908.14</text:p>
          </table:table-cell>
          <table:table-cell table:formula="of:=ROUND([.B358]-([.$I$1]-[.B358]*([.$A$2]/(2*100))/[.$C$3]);2)" office:value-type="float" office:value="67192.69">
            <text:p>67192.69</text:p>
          </table:table-cell>
          <table:table-cell table:formula="of:=ROUND([.C358]-([.$J$1]-[.C358]*([.$A$2]/(4*100))/[.$C$3]);2)" office:value-type="float" office:value="86267.62">
            <text:p>86267.62</text:p>
          </table:table-cell>
          <table:table-cell table:formula="of:=[.D358]+1" office:value-type="float" office:value="352">
            <text:p>352</text:p>
          </table:table-cell>
          <table:table-cell table:number-columns-repeated="7"/>
        </table:table-row>
        <table:table-row table:style-name="ro1">
          <table:table-cell table:formula="of:=ROUND([.A359]-([.$H$1]-[.A359]*([.$A$2]/100)/[.$C$3]);2)" office:value-type="float" office:value="3416.11">
            <text:p>3416.11</text:p>
          </table:table-cell>
          <table:table-cell table:formula="of:=ROUND([.B359]-([.$I$1]-[.B359]*([.$A$2]/(2*100))/[.$C$3]);2)" office:value-type="float" office:value="67065.33">
            <text:p>67065.33</text:p>
          </table:table-cell>
          <table:table-cell table:formula="of:=ROUND([.C359]-([.$J$1]-[.C359]*([.$A$2]/(4*100))/[.$C$3]);2)" office:value-type="float" office:value="86221.82">
            <text:p>86221.82</text:p>
          </table:table-cell>
          <table:table-cell table:formula="of:=[.D359]+1" office:value-type="float" office:value="353">
            <text:p>353</text:p>
          </table:table-cell>
          <table:table-cell table:number-columns-repeated="7"/>
        </table:table-row>
        <table:table-row table:style-name="ro1">
          <table:table-cell table:formula="of:=ROUND([.A360]-([.$H$1]-[.A360]*([.$A$2]/100)/[.$C$3]);2)" office:value-type="float" office:value="2922.23">
            <text:p>2922.23</text:p>
          </table:table-cell>
          <table:table-cell table:formula="of:=ROUND([.B360]-([.$I$1]-[.B360]*([.$A$2]/(2*100))/[.$C$3]);2)" office:value-type="float" office:value="66937.73">
            <text:p>66937.73</text:p>
          </table:table-cell>
          <table:table-cell table:formula="of:=ROUND([.C360]-([.$J$1]-[.C360]*([.$A$2]/(4*100))/[.$C$3]);2)" office:value-type="float" office:value="86175.97">
            <text:p>86175.97</text:p>
          </table:table-cell>
          <table:table-cell table:formula="of:=[.D360]+1" office:value-type="float" office:value="354">
            <text:p>354</text:p>
          </table:table-cell>
          <table:table-cell table:number-columns-repeated="7"/>
        </table:table-row>
        <table:table-row table:style-name="ro1">
          <table:table-cell table:formula="of:=ROUND([.A361]-([.$H$1]-[.A361]*([.$A$2]/100)/[.$C$3]);2)" office:value-type="float" office:value="2426.5">
            <text:p>2426.5</text:p>
          </table:table-cell>
          <table:table-cell table:formula="of:=ROUND([.B361]-([.$I$1]-[.B361]*([.$A$2]/(2*100))/[.$C$3]);2)" office:value-type="float" office:value="66809.89">
            <text:p>66809.89</text:p>
          </table:table-cell>
          <table:table-cell table:formula="of:=ROUND([.C361]-([.$J$1]-[.C361]*([.$A$2]/(4*100))/[.$C$3]);2)" office:value-type="float" office:value="86130.08">
            <text:p>86130.08</text:p>
          </table:table-cell>
          <table:table-cell table:formula="of:=[.D361]+1" office:value-type="float" office:value="355">
            <text:p>355</text:p>
          </table:table-cell>
          <table:table-cell table:number-columns-repeated="7"/>
        </table:table-row>
        <table:table-row table:style-name="ro1">
          <table:table-cell table:formula="of:=ROUND([.A362]-([.$H$1]-[.A362]*([.$A$2]/100)/[.$C$3]);2)" office:value-type="float" office:value="1928.91">
            <text:p>1928.91</text:p>
          </table:table-cell>
          <table:table-cell table:formula="of:=ROUND([.B362]-([.$I$1]-[.B362]*([.$A$2]/(2*100))/[.$C$3]);2)" office:value-type="float" office:value="66681.81">
            <text:p>66681.81</text:p>
          </table:table-cell>
          <table:table-cell table:formula="of:=ROUND([.C362]-([.$J$1]-[.C362]*([.$A$2]/(4*100))/[.$C$3]);2)" office:value-type="float" office:value="86084.15">
            <text:p>86084.15</text:p>
          </table:table-cell>
          <table:table-cell table:formula="of:=[.D362]+1" office:value-type="float" office:value="356">
            <text:p>356</text:p>
          </table:table-cell>
          <table:table-cell table:number-columns-repeated="7"/>
        </table:table-row>
        <table:table-row table:style-name="ro1">
          <table:table-cell table:formula="of:=ROUND([.A363]-([.$H$1]-[.A363]*([.$A$2]/100)/[.$C$3]);2)" office:value-type="float" office:value="1429.45">
            <text:p>1429.45</text:p>
          </table:table-cell>
          <table:table-cell table:formula="of:=ROUND([.B363]-([.$I$1]-[.B363]*([.$A$2]/(2*100))/[.$C$3]);2)" office:value-type="float" office:value="66553.49">
            <text:p>66553.49</text:p>
          </table:table-cell>
          <table:table-cell table:formula="of:=ROUND([.C363]-([.$J$1]-[.C363]*([.$A$2]/(4*100))/[.$C$3]);2)" office:value-type="float" office:value="86038.17">
            <text:p>86038.17</text:p>
          </table:table-cell>
          <table:table-cell table:formula="of:=[.D363]+1" office:value-type="float" office:value="357">
            <text:p>357</text:p>
          </table:table-cell>
          <table:table-cell table:number-columns-repeated="7"/>
        </table:table-row>
        <table:table-row table:style-name="ro1">
          <table:table-cell table:formula="of:=ROUND([.A364]-([.$H$1]-[.A364]*([.$A$2]/100)/[.$C$3]);2)" office:value-type="float" office:value="928.12">
            <text:p>928.12</text:p>
          </table:table-cell>
          <table:table-cell table:formula="of:=ROUND([.B364]-([.$I$1]-[.B364]*([.$A$2]/(2*100))/[.$C$3]);2)" office:value-type="float" office:value="66424.93">
            <text:p>66424.93</text:p>
          </table:table-cell>
          <table:table-cell table:formula="of:=ROUND([.C364]-([.$J$1]-[.C364]*([.$A$2]/(4*100))/[.$C$3]);2)" office:value-type="float" office:value="85992.15">
            <text:p>85992.15</text:p>
          </table:table-cell>
          <table:table-cell table:formula="of:=[.D364]+1" office:value-type="float" office:value="358">
            <text:p>358</text:p>
          </table:table-cell>
          <table:table-cell table:number-columns-repeated="7"/>
        </table:table-row>
        <table:table-row table:style-name="ro1">
          <table:table-cell table:formula="of:=ROUND([.A365]-([.$H$1]-[.A365]*([.$A$2]/100)/[.$C$3]);2)" office:value-type="float" office:value="424.91">
            <text:p>424.91</text:p>
          </table:table-cell>
          <table:table-cell table:formula="of:=ROUND([.B365]-([.$I$1]-[.B365]*([.$A$2]/(2*100))/[.$C$3]);2)" office:value-type="float" office:value="66296.13">
            <text:p>66296.13</text:p>
          </table:table-cell>
          <table:table-cell table:formula="of:=ROUND([.C365]-([.$J$1]-[.C365]*([.$A$2]/(4*100))/[.$C$3]);2)" office:value-type="float" office:value="85946.09">
            <text:p>85946.09</text:p>
          </table:table-cell>
          <table:table-cell table:formula="of:=[.D365]+1" office:value-type="float" office:value="359">
            <text:p>359</text:p>
          </table:table-cell>
          <table:table-cell table:number-columns-repeated="7"/>
        </table:table-row>
        <table:table-row table:style-name="ro1">
          <table:table-cell table:formula="of:=ROUND([.A366]-([.$H$1]-[.A366]*([.$A$2]/100)/[.$C$3]);2)" office:value-type="float" office:value="-80.19">
            <text:p>-80.19</text:p>
          </table:table-cell>
          <table:table-cell table:formula="of:=ROUND([.B366]-([.$I$1]-[.B366]*([.$A$2]/(2*100))/[.$C$3]);2)" office:value-type="float" office:value="66167.09">
            <text:p>66167.09</text:p>
          </table:table-cell>
          <table:table-cell table:formula="of:=ROUND([.C366]-([.$J$1]-[.C366]*([.$A$2]/(4*100))/[.$C$3]);2)" office:value-type="float" office:value="85899.98">
            <text:p>85899.98</text:p>
          </table:table-cell>
          <table:table-cell table:formula="of:=[.D366]+1" office:value-type="float" office:value="360">
            <text:p>360</text:p>
          </table:table-cell>
          <table:table-cell table:number-columns-repeated="7"/>
        </table:table-row>
        <table:table-row table:style-name="ro1">
          <table:table-cell table:formula="of:=ROUND([.A367]-([.$H$1]-[.A367]*([.$A$2]/100)/[.$C$3]);2)" office:value-type="float" office:value="-587.18">
            <text:p>-587.18</text:p>
          </table:table-cell>
          <table:table-cell table:formula="of:=ROUND([.B367]-([.$I$1]-[.B367]*([.$A$2]/(2*100))/[.$C$3]);2)" office:value-type="float" office:value="66037.8">
            <text:p>66037.8</text:p>
          </table:table-cell>
          <table:table-cell table:formula="of:=ROUND([.C367]-([.$J$1]-[.C367]*([.$A$2]/(4*100))/[.$C$3]);2)" office:value-type="float" office:value="85853.83">
            <text:p>85853.83</text:p>
          </table:table-cell>
          <table:table-cell table:formula="of:=[.D367]+1" office:value-type="float" office:value="361">
            <text:p>361</text:p>
          </table:table-cell>
          <table:table-cell table:number-columns-repeated="7"/>
        </table:table-row>
        <table:table-row table:style-name="ro1">
          <table:table-cell table:formula="of:=ROUND([.A368]-([.$H$1]-[.A368]*([.$A$2]/100)/[.$C$3]);2)" office:value-type="float" office:value="-1096.07">
            <text:p>-1096.07</text:p>
          </table:table-cell>
          <table:table-cell table:formula="of:=ROUND([.B368]-([.$I$1]-[.B368]*([.$A$2]/(2*100))/[.$C$3]);2)" office:value-type="float" office:value="65908.27">
            <text:p>65908.27</text:p>
          </table:table-cell>
          <table:table-cell table:formula="of:=ROUND([.C368]-([.$J$1]-[.C368]*([.$A$2]/(4*100))/[.$C$3]);2)" office:value-type="float" office:value="85807.64">
            <text:p>85807.64</text:p>
          </table:table-cell>
          <table:table-cell table:formula="of:=[.D368]+1" office:value-type="float" office:value="362">
            <text:p>362</text:p>
          </table:table-cell>
          <table:table-cell table:number-columns-repeated="7"/>
        </table:table-row>
        <table:table-row table:style-name="ro1">
          <table:table-cell table:formula="of:=ROUND([.A369]-([.$H$1]-[.A369]*([.$A$2]/100)/[.$C$3]);2)" office:value-type="float" office:value="-1606.87">
            <text:p>-1606.87</text:p>
          </table:table-cell>
          <table:table-cell table:formula="of:=ROUND([.B369]-([.$I$1]-[.B369]*([.$A$2]/(2*100))/[.$C$3]);2)" office:value-type="float" office:value="65778.5">
            <text:p>65778.5</text:p>
          </table:table-cell>
          <table:table-cell table:formula="of:=ROUND([.C369]-([.$J$1]-[.C369]*([.$A$2]/(4*100))/[.$C$3]);2)" office:value-type="float" office:value="85761.4">
            <text:p>85761.4</text:p>
          </table:table-cell>
          <table:table-cell table:formula="of:=[.D369]+1" office:value-type="float" office:value="363">
            <text:p>363</text:p>
          </table:table-cell>
          <table:table-cell table:number-columns-repeated="7"/>
        </table:table-row>
        <table:table-row table:style-name="ro1">
          <table:table-cell table:formula="of:=ROUND([.A370]-([.$H$1]-[.A370]*([.$A$2]/100)/[.$C$3]);2)" office:value-type="float" office:value="-2119.59">
            <text:p>-2119.59</text:p>
          </table:table-cell>
          <table:table-cell table:formula="of:=ROUND([.B370]-([.$I$1]-[.B370]*([.$A$2]/(2*100))/[.$C$3]);2)" office:value-type="float" office:value="65648.48">
            <text:p>65648.48</text:p>
          </table:table-cell>
          <table:table-cell table:formula="of:=ROUND([.C370]-([.$J$1]-[.C370]*([.$A$2]/(4*100))/[.$C$3]);2)" office:value-type="float" office:value="85715.12">
            <text:p>85715.12</text:p>
          </table:table-cell>
          <table:table-cell table:formula="of:=[.D370]+1" office:value-type="float" office:value="364">
            <text:p>364</text:p>
          </table:table-cell>
          <table:table-cell table:number-columns-repeated="7"/>
        </table:table-row>
        <table:table-row table:style-name="ro1">
          <table:table-cell table:formula="of:=ROUND([.A371]-([.$H$1]-[.A371]*([.$A$2]/100)/[.$C$3]);2)" office:value-type="float" office:value="-2634.23">
            <text:p>-2634.23</text:p>
          </table:table-cell>
          <table:table-cell table:formula="of:=ROUND([.B371]-([.$I$1]-[.B371]*([.$A$2]/(2*100))/[.$C$3]);2)" office:value-type="float" office:value="65518.22">
            <text:p>65518.22</text:p>
          </table:table-cell>
          <table:table-cell table:formula="of:=ROUND([.C371]-([.$J$1]-[.C371]*([.$A$2]/(4*100))/[.$C$3]);2)" office:value-type="float" office:value="85668.8">
            <text:p>85668.8</text:p>
          </table:table-cell>
          <table:table-cell table:formula="of:=[.D371]+1" office:value-type="float" office:value="365">
            <text:p>365</text:p>
          </table:table-cell>
          <table:table-cell table:number-columns-repeated="7"/>
        </table:table-row>
        <table:table-row table:style-name="ro1">
          <table:table-cell table:formula="of:=ROUND([.A372]-([.$H$1]-[.A372]*([.$A$2]/100)/[.$C$3]);2)" office:value-type="float" office:value="-3150.8">
            <text:p>-3150.8</text:p>
          </table:table-cell>
          <table:table-cell table:formula="of:=ROUND([.B372]-([.$I$1]-[.B372]*([.$A$2]/(2*100))/[.$C$3]);2)" office:value-type="float" office:value="65387.72">
            <text:p>65387.72</text:p>
          </table:table-cell>
          <table:table-cell table:formula="of:=ROUND([.C372]-([.$J$1]-[.C372]*([.$A$2]/(4*100))/[.$C$3]);2)" office:value-type="float" office:value="85622.43">
            <text:p>85622.43</text:p>
          </table:table-cell>
          <table:table-cell table:formula="of:=[.D372]+1" office:value-type="float" office:value="366">
            <text:p>366</text:p>
          </table:table-cell>
          <table:table-cell table:number-columns-repeated="7"/>
        </table:table-row>
        <table:table-row table:style-name="ro1">
          <table:table-cell table:formula="of:=ROUND([.A373]-([.$H$1]-[.A373]*([.$A$2]/100)/[.$C$3]);2)" office:value-type="float" office:value="-3669.31">
            <text:p>-3669.31</text:p>
          </table:table-cell>
          <table:table-cell table:formula="of:=ROUND([.B373]-([.$I$1]-[.B373]*([.$A$2]/(2*100))/[.$C$3]);2)" office:value-type="float" office:value="65256.97">
            <text:p>65256.97</text:p>
          </table:table-cell>
          <table:table-cell table:formula="of:=ROUND([.C373]-([.$J$1]-[.C373]*([.$A$2]/(4*100))/[.$C$3]);2)" office:value-type="float" office:value="85576.02">
            <text:p>85576.02</text:p>
          </table:table-cell>
          <table:table-cell table:formula="of:=[.D373]+1" office:value-type="float" office:value="367">
            <text:p>367</text:p>
          </table:table-cell>
          <table:table-cell table:number-columns-repeated="7"/>
        </table:table-row>
        <table:table-row table:style-name="ro1">
          <table:table-cell table:formula="of:=ROUND([.A374]-([.$H$1]-[.A374]*([.$A$2]/100)/[.$C$3]);2)" office:value-type="float" office:value="-4189.76">
            <text:p>-4189.76</text:p>
          </table:table-cell>
          <table:table-cell table:formula="of:=ROUND([.B374]-([.$I$1]-[.B374]*([.$A$2]/(2*100))/[.$C$3]);2)" office:value-type="float" office:value="65125.98">
            <text:p>65125.98</text:p>
          </table:table-cell>
          <table:table-cell table:formula="of:=ROUND([.C374]-([.$J$1]-[.C374]*([.$A$2]/(4*100))/[.$C$3]);2)" office:value-type="float" office:value="85529.57">
            <text:p>85529.57</text:p>
          </table:table-cell>
          <table:table-cell table:formula="of:=[.D374]+1" office:value-type="float" office:value="368">
            <text:p>368</text:p>
          </table:table-cell>
          <table:table-cell table:number-columns-repeated="7"/>
        </table:table-row>
        <table:table-row table:style-name="ro1">
          <table:table-cell table:formula="of:=ROUND([.A375]-([.$H$1]-[.A375]*([.$A$2]/100)/[.$C$3]);2)" office:value-type="float" office:value="-4712.16">
            <text:p>-4712.16</text:p>
          </table:table-cell>
          <table:table-cell table:formula="of:=ROUND([.B375]-([.$I$1]-[.B375]*([.$A$2]/(2*100))/[.$C$3]);2)" office:value-type="float" office:value="64994.74">
            <text:p>64994.74</text:p>
          </table:table-cell>
          <table:table-cell table:formula="of:=ROUND([.C375]-([.$J$1]-[.C375]*([.$A$2]/(4*100))/[.$C$3]);2)" office:value-type="float" office:value="85483.07">
            <text:p>85483.07</text:p>
          </table:table-cell>
          <table:table-cell table:formula="of:=[.D375]+1" office:value-type="float" office:value="369">
            <text:p>369</text:p>
          </table:table-cell>
          <table:table-cell table:number-columns-repeated="7"/>
        </table:table-row>
        <table:table-row table:style-name="ro1">
          <table:table-cell table:formula="of:=ROUND([.A376]-([.$H$1]-[.A376]*([.$A$2]/100)/[.$C$3]);2)" office:value-type="float" office:value="-5236.52">
            <text:p>-5236.52</text:p>
          </table:table-cell>
          <table:table-cell table:formula="of:=ROUND([.B376]-([.$I$1]-[.B376]*([.$A$2]/(2*100))/[.$C$3]);2)" office:value-type="float" office:value="64863.26">
            <text:p>64863.26</text:p>
          </table:table-cell>
          <table:table-cell table:formula="of:=ROUND([.C376]-([.$J$1]-[.C376]*([.$A$2]/(4*100))/[.$C$3]);2)" office:value-type="float" office:value="85436.53">
            <text:p>85436.53</text:p>
          </table:table-cell>
          <table:table-cell table:formula="of:=[.D376]+1" office:value-type="float" office:value="370">
            <text:p>370</text:p>
          </table:table-cell>
          <table:table-cell table:number-columns-repeated="7"/>
        </table:table-row>
        <table:table-row table:style-name="ro1">
          <table:table-cell table:formula="of:=ROUND([.A377]-([.$H$1]-[.A377]*([.$A$2]/100)/[.$C$3]);2)" office:value-type="float" office:value="-5762.85">
            <text:p>-5762.85</text:p>
          </table:table-cell>
          <table:table-cell table:formula="of:=ROUND([.B377]-([.$I$1]-[.B377]*([.$A$2]/(2*100))/[.$C$3]);2)" office:value-type="float" office:value="64731.53">
            <text:p>64731.53</text:p>
          </table:table-cell>
          <table:table-cell table:formula="of:=ROUND([.C377]-([.$J$1]-[.C377]*([.$A$2]/(4*100))/[.$C$3]);2)" office:value-type="float" office:value="85389.95">
            <text:p>85389.95</text:p>
          </table:table-cell>
          <table:table-cell table:formula="of:=[.D377]+1" office:value-type="float" office:value="371">
            <text:p>371</text:p>
          </table:table-cell>
          <table:table-cell table:number-columns-repeated="7"/>
        </table:table-row>
        <table:table-row table:style-name="ro1">
          <table:table-cell table:formula="of:=ROUND([.A378]-([.$H$1]-[.A378]*([.$A$2]/100)/[.$C$3]);2)" office:value-type="float" office:value="-6291.15">
            <text:p>-6291.15</text:p>
          </table:table-cell>
          <table:table-cell table:formula="of:=ROUND([.B378]-([.$I$1]-[.B378]*([.$A$2]/(2*100))/[.$C$3]);2)" office:value-type="float" office:value="64599.55">
            <text:p>64599.55</text:p>
          </table:table-cell>
          <table:table-cell table:formula="of:=ROUND([.C378]-([.$J$1]-[.C378]*([.$A$2]/(4*100))/[.$C$3]);2)" office:value-type="float" office:value="85343.32">
            <text:p>85343.32</text:p>
          </table:table-cell>
          <table:table-cell table:formula="of:=[.D378]+1" office:value-type="float" office:value="372">
            <text:p>372</text:p>
          </table:table-cell>
          <table:table-cell table:number-columns-repeated="7"/>
        </table:table-row>
        <table:table-row table:style-name="ro1">
          <table:table-cell table:formula="of:=ROUND([.A379]-([.$H$1]-[.A379]*([.$A$2]/100)/[.$C$3]);2)" office:value-type="float" office:value="-6821.43">
            <text:p>-6821.43</text:p>
          </table:table-cell>
          <table:table-cell table:formula="of:=ROUND([.B379]-([.$I$1]-[.B379]*([.$A$2]/(2*100))/[.$C$3]);2)" office:value-type="float" office:value="64467.32">
            <text:p>64467.32</text:p>
          </table:table-cell>
          <table:table-cell table:formula="of:=ROUND([.C379]-([.$J$1]-[.C379]*([.$A$2]/(4*100))/[.$C$3]);2)" office:value-type="float" office:value="85296.65">
            <text:p>85296.65</text:p>
          </table:table-cell>
          <table:table-cell table:formula="of:=[.D379]+1" office:value-type="float" office:value="373">
            <text:p>373</text:p>
          </table:table-cell>
          <table:table-cell table:number-columns-repeated="7"/>
        </table:table-row>
        <table:table-row table:style-name="ro1">
          <table:table-cell table:formula="of:=ROUND([.A380]-([.$H$1]-[.A380]*([.$A$2]/100)/[.$C$3]);2)" office:value-type="float" office:value="-7353.7">
            <text:p>-7353.7</text:p>
          </table:table-cell>
          <table:table-cell table:formula="of:=ROUND([.B380]-([.$I$1]-[.B380]*([.$A$2]/(2*100))/[.$C$3]);2)" office:value-type="float" office:value="64334.85">
            <text:p>64334.85</text:p>
          </table:table-cell>
          <table:table-cell table:formula="of:=ROUND([.C380]-([.$J$1]-[.C380]*([.$A$2]/(4*100))/[.$C$3]);2)" office:value-type="float" office:value="85249.94">
            <text:p>85249.94</text:p>
          </table:table-cell>
          <table:table-cell table:formula="of:=[.D380]+1" office:value-type="float" office:value="374">
            <text:p>374</text:p>
          </table:table-cell>
          <table:table-cell table:number-columns-repeated="7"/>
        </table:table-row>
        <table:table-row table:style-name="ro1">
          <table:table-cell table:formula="of:=ROUND([.A381]-([.$H$1]-[.A381]*([.$A$2]/100)/[.$C$3]);2)" office:value-type="float" office:value="-7887.97">
            <text:p>-7887.97</text:p>
          </table:table-cell>
          <table:table-cell table:formula="of:=ROUND([.B381]-([.$I$1]-[.B381]*([.$A$2]/(2*100))/[.$C$3]);2)" office:value-type="float" office:value="64202.13">
            <text:p>64202.13</text:p>
          </table:table-cell>
          <table:table-cell table:formula="of:=ROUND([.C381]-([.$J$1]-[.C381]*([.$A$2]/(4*100))/[.$C$3]);2)" office:value-type="float" office:value="85203.18">
            <text:p>85203.18</text:p>
          </table:table-cell>
          <table:table-cell table:formula="of:=[.D381]+1" office:value-type="float" office:value="375">
            <text:p>375</text:p>
          </table:table-cell>
          <table:table-cell table:number-columns-repeated="7"/>
        </table:table-row>
        <table:table-row table:style-name="ro1">
          <table:table-cell table:formula="of:=ROUND([.A382]-([.$H$1]-[.A382]*([.$A$2]/100)/[.$C$3]);2)" office:value-type="float" office:value="-8424.24">
            <text:p>-8424.24</text:p>
          </table:table-cell>
          <table:table-cell table:formula="of:=ROUND([.B382]-([.$I$1]-[.B382]*([.$A$2]/(2*100))/[.$C$3]);2)" office:value-type="float" office:value="64069.16">
            <text:p>64069.16</text:p>
          </table:table-cell>
          <table:table-cell table:formula="of:=ROUND([.C382]-([.$J$1]-[.C382]*([.$A$2]/(4*100))/[.$C$3]);2)" office:value-type="float" office:value="85156.38">
            <text:p>85156.38</text:p>
          </table:table-cell>
          <table:table-cell table:formula="of:=[.D382]+1" office:value-type="float" office:value="376">
            <text:p>376</text:p>
          </table:table-cell>
          <table:table-cell table:number-columns-repeated="7"/>
        </table:table-row>
        <table:table-row table:style-name="ro1">
          <table:table-cell table:formula="of:=ROUND([.A383]-([.$H$1]-[.A383]*([.$A$2]/100)/[.$C$3]);2)" office:value-type="float" office:value="-8962.52">
            <text:p>-8962.52</text:p>
          </table:table-cell>
          <table:table-cell table:formula="of:=ROUND([.B383]-([.$I$1]-[.B383]*([.$A$2]/(2*100))/[.$C$3]);2)" office:value-type="float" office:value="63935.94">
            <text:p>63935.94</text:p>
          </table:table-cell>
          <table:table-cell table:formula="of:=ROUND([.C383]-([.$J$1]-[.C383]*([.$A$2]/(4*100))/[.$C$3]);2)" office:value-type="float" office:value="85109.53">
            <text:p>85109.53</text:p>
          </table:table-cell>
          <table:table-cell table:formula="of:=[.D383]+1" office:value-type="float" office:value="377">
            <text:p>377</text:p>
          </table:table-cell>
          <table:table-cell table:number-columns-repeated="7"/>
        </table:table-row>
        <table:table-row table:style-name="ro1">
          <table:table-cell table:formula="of:=ROUND([.A384]-([.$H$1]-[.A384]*([.$A$2]/100)/[.$C$3]);2)" office:value-type="float" office:value="-9502.82">
            <text:p>-9502.82</text:p>
          </table:table-cell>
          <table:table-cell table:formula="of:=ROUND([.B384]-([.$I$1]-[.B384]*([.$A$2]/(2*100))/[.$C$3]);2)" office:value-type="float" office:value="63802.47">
            <text:p>63802.47</text:p>
          </table:table-cell>
          <table:table-cell table:formula="of:=ROUND([.C384]-([.$J$1]-[.C384]*([.$A$2]/(4*100))/[.$C$3]);2)" office:value-type="float" office:value="85062.64">
            <text:p>85062.64</text:p>
          </table:table-cell>
          <table:table-cell table:formula="of:=[.D384]+1" office:value-type="float" office:value="378">
            <text:p>378</text:p>
          </table:table-cell>
          <table:table-cell table:number-columns-repeated="7"/>
        </table:table-row>
        <table:table-row table:style-name="ro1">
          <table:table-cell table:formula="of:=ROUND([.A385]-([.$H$1]-[.A385]*([.$A$2]/100)/[.$C$3]);2)" office:value-type="float" office:value="-10045.15">
            <text:p>-10045.15</text:p>
          </table:table-cell>
          <table:table-cell table:formula="of:=ROUND([.B385]-([.$I$1]-[.B385]*([.$A$2]/(2*100))/[.$C$3]);2)" office:value-type="float" office:value="63668.75">
            <text:p>63668.75</text:p>
          </table:table-cell>
          <table:table-cell table:formula="of:=ROUND([.C385]-([.$J$1]-[.C385]*([.$A$2]/(4*100))/[.$C$3]);2)" office:value-type="float" office:value="85015.71">
            <text:p>85015.71</text:p>
          </table:table-cell>
          <table:table-cell table:formula="of:=[.D385]+1" office:value-type="float" office:value="379">
            <text:p>379</text:p>
          </table:table-cell>
          <table:table-cell table:number-columns-repeated="7"/>
        </table:table-row>
        <table:table-row table:style-name="ro1">
          <table:table-cell table:formula="of:=ROUND([.A386]-([.$H$1]-[.A386]*([.$A$2]/100)/[.$C$3]);2)" office:value-type="float" office:value="-10589.51">
            <text:p>-10589.51</text:p>
          </table:table-cell>
          <table:table-cell table:formula="of:=ROUND([.B386]-([.$I$1]-[.B386]*([.$A$2]/(2*100))/[.$C$3]);2)" office:value-type="float" office:value="63534.78">
            <text:p>63534.78</text:p>
          </table:table-cell>
          <table:table-cell table:formula="of:=ROUND([.C386]-([.$J$1]-[.C386]*([.$A$2]/(4*100))/[.$C$3]);2)" office:value-type="float" office:value="84968.73">
            <text:p>84968.73</text:p>
          </table:table-cell>
          <table:table-cell table:formula="of:=[.D386]+1" office:value-type="float" office:value="380">
            <text:p>380</text:p>
          </table:table-cell>
          <table:table-cell table:number-columns-repeated="7"/>
        </table:table-row>
        <table:table-row table:style-name="ro1">
          <table:table-cell table:formula="of:=ROUND([.A387]-([.$H$1]-[.A387]*([.$A$2]/100)/[.$C$3]);2)" office:value-type="float" office:value="-11135.91">
            <text:p>-11135.91</text:p>
          </table:table-cell>
          <table:table-cell table:formula="of:=ROUND([.B387]-([.$I$1]-[.B387]*([.$A$2]/(2*100))/[.$C$3]);2)" office:value-type="float" office:value="63400.56">
            <text:p>63400.56</text:p>
          </table:table-cell>
          <table:table-cell table:formula="of:=ROUND([.C387]-([.$J$1]-[.C387]*([.$A$2]/(4*100))/[.$C$3]);2)" office:value-type="float" office:value="84921.71">
            <text:p>84921.71</text:p>
          </table:table-cell>
          <table:table-cell table:formula="of:=[.D387]+1" office:value-type="float" office:value="381">
            <text:p>381</text:p>
          </table:table-cell>
          <table:table-cell table:number-columns-repeated="7"/>
        </table:table-row>
        <table:table-row table:style-name="ro1">
          <table:table-cell table:formula="of:=ROUND([.A388]-([.$H$1]-[.A388]*([.$A$2]/100)/[.$C$3]);2)" office:value-type="float" office:value="-11684.36">
            <text:p>-11684.36</text:p>
          </table:table-cell>
          <table:table-cell table:formula="of:=ROUND([.B388]-([.$I$1]-[.B388]*([.$A$2]/(2*100))/[.$C$3]);2)" office:value-type="float" office:value="63266.09">
            <text:p>63266.09</text:p>
          </table:table-cell>
          <table:table-cell table:formula="of:=ROUND([.C388]-([.$J$1]-[.C388]*([.$A$2]/(4*100))/[.$C$3]);2)" office:value-type="float" office:value="84874.64">
            <text:p>84874.64</text:p>
          </table:table-cell>
          <table:table-cell table:formula="of:=[.D388]+1" office:value-type="float" office:value="382">
            <text:p>382</text:p>
          </table:table-cell>
          <table:table-cell table:number-columns-repeated="7"/>
        </table:table-row>
        <table:table-row table:style-name="ro1">
          <table:table-cell table:formula="of:=ROUND([.A389]-([.$H$1]-[.A389]*([.$A$2]/100)/[.$C$3]);2)" office:value-type="float" office:value="-12234.87">
            <text:p>-12234.87</text:p>
          </table:table-cell>
          <table:table-cell table:formula="of:=ROUND([.B389]-([.$I$1]-[.B389]*([.$A$2]/(2*100))/[.$C$3]);2)" office:value-type="float" office:value="63131.36">
            <text:p>63131.36</text:p>
          </table:table-cell>
          <table:table-cell table:formula="of:=ROUND([.C389]-([.$J$1]-[.C389]*([.$A$2]/(4*100))/[.$C$3]);2)" office:value-type="float" office:value="84827.53">
            <text:p>84827.53</text:p>
          </table:table-cell>
          <table:table-cell table:formula="of:=[.D389]+1" office:value-type="float" office:value="383">
            <text:p>383</text:p>
          </table:table-cell>
          <table:table-cell table:number-columns-repeated="7"/>
        </table:table-row>
        <table:table-row table:style-name="ro1">
          <table:table-cell table:formula="of:=ROUND([.A390]-([.$H$1]-[.A390]*([.$A$2]/100)/[.$C$3]);2)" office:value-type="float" office:value="-12787.44">
            <text:p>-12787.44</text:p>
          </table:table-cell>
          <table:table-cell table:formula="of:=ROUND([.B390]-([.$I$1]-[.B390]*([.$A$2]/(2*100))/[.$C$3]);2)" office:value-type="float" office:value="62996.38">
            <text:p>62996.38</text:p>
          </table:table-cell>
          <table:table-cell table:formula="of:=ROUND([.C390]-([.$J$1]-[.C390]*([.$A$2]/(4*100))/[.$C$3]);2)" office:value-type="float" office:value="84780.38">
            <text:p>84780.38</text:p>
          </table:table-cell>
          <table:table-cell table:formula="of:=[.D390]+1" office:value-type="float" office:value="384">
            <text:p>384</text:p>
          </table:table-cell>
          <table:table-cell table:number-columns-repeated="7"/>
        </table:table-row>
        <table:table-row table:style-name="ro1">
          <table:table-cell table:formula="of:=ROUND([.A391]-([.$H$1]-[.A391]*([.$A$2]/100)/[.$C$3]);2)" office:value-type="float" office:value="-13342.08">
            <text:p>-13342.08</text:p>
          </table:table-cell>
          <table:table-cell table:formula="of:=ROUND([.B391]-([.$I$1]-[.B391]*([.$A$2]/(2*100))/[.$C$3]);2)" office:value-type="float" office:value="62861.15">
            <text:p>62861.15</text:p>
          </table:table-cell>
          <table:table-cell table:formula="of:=ROUND([.C391]-([.$J$1]-[.C391]*([.$A$2]/(4*100))/[.$C$3]);2)" office:value-type="float" office:value="84733.18">
            <text:p>84733.18</text:p>
          </table:table-cell>
          <table:table-cell table:formula="of:=[.D391]+1" office:value-type="float" office:value="385">
            <text:p>385</text:p>
          </table:table-cell>
          <table:table-cell table:number-columns-repeated="7"/>
        </table:table-row>
        <table:table-row table:style-name="ro1">
          <table:table-cell table:formula="of:=ROUND([.A392]-([.$H$1]-[.A392]*([.$A$2]/100)/[.$C$3]);2)" office:value-type="float" office:value="-13898.8">
            <text:p>-13898.8</text:p>
          </table:table-cell>
          <table:table-cell table:formula="of:=ROUND([.B392]-([.$I$1]-[.B392]*([.$A$2]/(2*100))/[.$C$3]);2)" office:value-type="float" office:value="62725.66">
            <text:p>62725.66</text:p>
          </table:table-cell>
          <table:table-cell table:formula="of:=ROUND([.C392]-([.$J$1]-[.C392]*([.$A$2]/(4*100))/[.$C$3]);2)" office:value-type="float" office:value="84685.94">
            <text:p>84685.94</text:p>
          </table:table-cell>
          <table:table-cell table:formula="of:=[.D392]+1" office:value-type="float" office:value="386">
            <text:p>386</text:p>
          </table:table-cell>
          <table:table-cell table:number-columns-repeated="7"/>
        </table:table-row>
        <table:table-row table:style-name="ro1">
          <table:table-cell table:formula="of:=ROUND([.A393]-([.$H$1]-[.A393]*([.$A$2]/100)/[.$C$3]);2)" office:value-type="float" office:value="-14457.61">
            <text:p>-14457.61</text:p>
          </table:table-cell>
          <table:table-cell table:formula="of:=ROUND([.B393]-([.$I$1]-[.B393]*([.$A$2]/(2*100))/[.$C$3]);2)" office:value-type="float" office:value="62589.92">
            <text:p>62589.92</text:p>
          </table:table-cell>
          <table:table-cell table:formula="of:=ROUND([.C393]-([.$J$1]-[.C393]*([.$A$2]/(4*100))/[.$C$3]);2)" office:value-type="float" office:value="84638.65">
            <text:p>84638.65</text:p>
          </table:table-cell>
          <table:table-cell table:formula="of:=[.D393]+1" office:value-type="float" office:value="387">
            <text:p>387</text:p>
          </table:table-cell>
          <table:table-cell table:number-columns-repeated="7"/>
        </table:table-row>
        <table:table-row table:style-name="ro1">
          <table:table-cell table:formula="of:=ROUND([.A394]-([.$H$1]-[.A394]*([.$A$2]/100)/[.$C$3]);2)" office:value-type="float" office:value="-15018.52">
            <text:p>-15018.52</text:p>
          </table:table-cell>
          <table:table-cell table:formula="of:=ROUND([.B394]-([.$I$1]-[.B394]*([.$A$2]/(2*100))/[.$C$3]);2)" office:value-type="float" office:value="62453.93">
            <text:p>62453.93</text:p>
          </table:table-cell>
          <table:table-cell table:formula="of:=ROUND([.C394]-([.$J$1]-[.C394]*([.$A$2]/(4*100))/[.$C$3]);2)" office:value-type="float" office:value="84591.32">
            <text:p>84591.32</text:p>
          </table:table-cell>
          <table:table-cell table:formula="of:=[.D394]+1" office:value-type="float" office:value="388">
            <text:p>388</text:p>
          </table:table-cell>
          <table:table-cell table:number-columns-repeated="7"/>
        </table:table-row>
        <table:table-row table:style-name="ro1">
          <table:table-cell table:formula="of:=ROUND([.A395]-([.$H$1]-[.A395]*([.$A$2]/100)/[.$C$3]);2)" office:value-type="float" office:value="-15581.53">
            <text:p>-15581.53</text:p>
          </table:table-cell>
          <table:table-cell table:formula="of:=ROUND([.B395]-([.$I$1]-[.B395]*([.$A$2]/(2*100))/[.$C$3]);2)" office:value-type="float" office:value="62317.68">
            <text:p>62317.68</text:p>
          </table:table-cell>
          <table:table-cell table:formula="of:=ROUND([.C395]-([.$J$1]-[.C395]*([.$A$2]/(4*100))/[.$C$3]);2)" office:value-type="float" office:value="84543.94">
            <text:p>84543.94</text:p>
          </table:table-cell>
          <table:table-cell table:formula="of:=[.D395]+1" office:value-type="float" office:value="389">
            <text:p>389</text:p>
          </table:table-cell>
          <table:table-cell table:number-columns-repeated="7"/>
        </table:table-row>
        <table:table-row table:style-name="ro1">
          <table:table-cell table:formula="of:=ROUND([.A396]-([.$H$1]-[.A396]*([.$A$2]/100)/[.$C$3]);2)" office:value-type="float" office:value="-16146.65">
            <text:p>-16146.65</text:p>
          </table:table-cell>
          <table:table-cell table:formula="of:=ROUND([.B396]-([.$I$1]-[.B396]*([.$A$2]/(2*100))/[.$C$3]);2)" office:value-type="float" office:value="62181.18">
            <text:p>62181.18</text:p>
          </table:table-cell>
          <table:table-cell table:formula="of:=ROUND([.C396]-([.$J$1]-[.C396]*([.$A$2]/(4*100))/[.$C$3]);2)" office:value-type="float" office:value="84496.52">
            <text:p>84496.52</text:p>
          </table:table-cell>
          <table:table-cell table:formula="of:=[.D396]+1" office:value-type="float" office:value="390">
            <text:p>390</text:p>
          </table:table-cell>
          <table:table-cell table:number-columns-repeated="7"/>
        </table:table-row>
        <table:table-row table:style-name="ro1">
          <table:table-cell table:formula="of:=ROUND([.A397]-([.$H$1]-[.A397]*([.$A$2]/100)/[.$C$3]);2)" office:value-type="float" office:value="-16713.89">
            <text:p>-16713.89</text:p>
          </table:table-cell>
          <table:table-cell table:formula="of:=ROUND([.B397]-([.$I$1]-[.B397]*([.$A$2]/(2*100))/[.$C$3]);2)" office:value-type="float" office:value="62044.42">
            <text:p>62044.42</text:p>
          </table:table-cell>
          <table:table-cell table:formula="of:=ROUND([.C397]-([.$J$1]-[.C397]*([.$A$2]/(4*100))/[.$C$3]);2)" office:value-type="float" office:value="84449.06">
            <text:p>84449.06</text:p>
          </table:table-cell>
          <table:table-cell table:formula="of:=[.D397]+1" office:value-type="float" office:value="391">
            <text:p>391</text:p>
          </table:table-cell>
          <table:table-cell table:number-columns-repeated="7"/>
        </table:table-row>
        <table:table-row table:style-name="ro1">
          <table:table-cell table:formula="of:=ROUND([.A398]-([.$H$1]-[.A398]*([.$A$2]/100)/[.$C$3]);2)" office:value-type="float" office:value="-17283.26">
            <text:p>-17283.26</text:p>
          </table:table-cell>
          <table:table-cell table:formula="of:=ROUND([.B398]-([.$I$1]-[.B398]*([.$A$2]/(2*100))/[.$C$3]);2)" office:value-type="float" office:value="61907.4">
            <text:p>61907.4</text:p>
          </table:table-cell>
          <table:table-cell table:formula="of:=ROUND([.C398]-([.$J$1]-[.C398]*([.$A$2]/(4*100))/[.$C$3]);2)" office:value-type="float" office:value="84401.55">
            <text:p>84401.55</text:p>
          </table:table-cell>
          <table:table-cell table:formula="of:=[.D398]+1" office:value-type="float" office:value="392">
            <text:p>392</text:p>
          </table:table-cell>
          <table:table-cell table:number-columns-repeated="7"/>
        </table:table-row>
        <table:table-row table:style-name="ro1">
          <table:table-cell table:formula="of:=ROUND([.A399]-([.$H$1]-[.A399]*([.$A$2]/100)/[.$C$3]);2)" office:value-type="float" office:value="-17854.76">
            <text:p>-17854.76</text:p>
          </table:table-cell>
          <table:table-cell table:formula="of:=ROUND([.B399]-([.$I$1]-[.B399]*([.$A$2]/(2*100))/[.$C$3]);2)" office:value-type="float" office:value="61770.13">
            <text:p>61770.13</text:p>
          </table:table-cell>
          <table:table-cell table:formula="of:=ROUND([.C399]-([.$J$1]-[.C399]*([.$A$2]/(4*100))/[.$C$3]);2)" office:value-type="float" office:value="84354">
            <text:p>84354</text:p>
          </table:table-cell>
          <table:table-cell table:formula="of:=[.D399]+1" office:value-type="float" office:value="393">
            <text:p>393</text:p>
          </table:table-cell>
          <table:table-cell table:number-columns-repeated="7"/>
        </table:table-row>
        <table:table-row table:style-name="ro1">
          <table:table-cell table:formula="of:=ROUND([.A400]-([.$H$1]-[.A400]*([.$A$2]/100)/[.$C$3]);2)" office:value-type="float" office:value="-18428.41">
            <text:p>-18428.41</text:p>
          </table:table-cell>
          <table:table-cell table:formula="of:=ROUND([.B400]-([.$I$1]-[.B400]*([.$A$2]/(2*100))/[.$C$3]);2)" office:value-type="float" office:value="61632.6">
            <text:p>61632.6</text:p>
          </table:table-cell>
          <table:table-cell table:formula="of:=ROUND([.C400]-([.$J$1]-[.C400]*([.$A$2]/(4*100))/[.$C$3]);2)" office:value-type="float" office:value="84306.4">
            <text:p>84306.4</text:p>
          </table:table-cell>
          <table:table-cell table:formula="of:=[.D400]+1" office:value-type="float" office:value="394">
            <text:p>394</text:p>
          </table:table-cell>
          <table:table-cell table:number-columns-repeated="7"/>
        </table:table-row>
        <table:table-row table:style-name="ro1">
          <table:table-cell table:formula="of:=ROUND([.A401]-([.$H$1]-[.A401]*([.$A$2]/100)/[.$C$3]);2)" office:value-type="float" office:value="-19004.21">
            <text:p>-19004.21</text:p>
          </table:table-cell>
          <table:table-cell table:formula="of:=ROUND([.B401]-([.$I$1]-[.B401]*([.$A$2]/(2*100))/[.$C$3]);2)" office:value-type="float" office:value="61494.81">
            <text:p>61494.81</text:p>
          </table:table-cell>
          <table:table-cell table:formula="of:=ROUND([.C401]-([.$J$1]-[.C401]*([.$A$2]/(4*100))/[.$C$3]);2)" office:value-type="float" office:value="84258.76">
            <text:p>84258.76</text:p>
          </table:table-cell>
          <table:table-cell table:formula="of:=[.D401]+1" office:value-type="float" office:value="395">
            <text:p>395</text:p>
          </table:table-cell>
          <table:table-cell table:number-columns-repeated="7"/>
        </table:table-row>
        <table:table-row table:style-name="ro1">
          <table:table-cell table:formula="of:=ROUND([.A402]-([.$H$1]-[.A402]*([.$A$2]/100)/[.$C$3]);2)" office:value-type="float" office:value="-19582.17">
            <text:p>-19582.17</text:p>
          </table:table-cell>
          <table:table-cell table:formula="of:=ROUND([.B402]-([.$I$1]-[.B402]*([.$A$2]/(2*100))/[.$C$3]);2)" office:value-type="float" office:value="61356.76">
            <text:p>61356.76</text:p>
          </table:table-cell>
          <table:table-cell table:formula="of:=ROUND([.C402]-([.$J$1]-[.C402]*([.$A$2]/(4*100))/[.$C$3]);2)" office:value-type="float" office:value="84211.07">
            <text:p>84211.07</text:p>
          </table:table-cell>
          <table:table-cell table:formula="of:=[.D402]+1" office:value-type="float" office:value="396">
            <text:p>396</text:p>
          </table:table-cell>
          <table:table-cell table:number-columns-repeated="7"/>
        </table:table-row>
        <table:table-row table:style-name="ro1">
          <table:table-cell table:formula="of:=ROUND([.A403]-([.$H$1]-[.A403]*([.$A$2]/100)/[.$C$3]);2)" office:value-type="float" office:value="-20162.29">
            <text:p>-20162.29</text:p>
          </table:table-cell>
          <table:table-cell table:formula="of:=ROUND([.B403]-([.$I$1]-[.B403]*([.$A$2]/(2*100))/[.$C$3]);2)" office:value-type="float" office:value="61218.45">
            <text:p>61218.45</text:p>
          </table:table-cell>
          <table:table-cell table:formula="of:=ROUND([.C403]-([.$J$1]-[.C403]*([.$A$2]/(4*100))/[.$C$3]);2)" office:value-type="float" office:value="84163.34">
            <text:p>84163.34</text:p>
          </table:table-cell>
          <table:table-cell table:formula="of:=[.D403]+1" office:value-type="float" office:value="397">
            <text:p>397</text:p>
          </table:table-cell>
          <table:table-cell table:number-columns-repeated="7"/>
        </table:table-row>
        <table:table-row table:style-name="ro1">
          <table:table-cell table:formula="of:=ROUND([.A404]-([.$H$1]-[.A404]*([.$A$2]/100)/[.$C$3]);2)" office:value-type="float" office:value="-20744.59">
            <text:p>-20744.59</text:p>
          </table:table-cell>
          <table:table-cell table:formula="of:=ROUND([.B404]-([.$I$1]-[.B404]*([.$A$2]/(2*100))/[.$C$3]);2)" office:value-type="float" office:value="61079.88">
            <text:p>61079.88</text:p>
          </table:table-cell>
          <table:table-cell table:formula="of:=ROUND([.C404]-([.$J$1]-[.C404]*([.$A$2]/(4*100))/[.$C$3]);2)" office:value-type="float" office:value="84115.56">
            <text:p>84115.56</text:p>
          </table:table-cell>
          <table:table-cell table:formula="of:=[.D404]+1" office:value-type="float" office:value="398">
            <text:p>398</text:p>
          </table:table-cell>
          <table:table-cell table:number-columns-repeated="7"/>
        </table:table-row>
        <table:table-row table:style-name="ro1">
          <table:table-cell table:formula="of:=ROUND([.A405]-([.$H$1]-[.A405]*([.$A$2]/100)/[.$C$3]);2)" office:value-type="float" office:value="-21329.07">
            <text:p>-21329.07</text:p>
          </table:table-cell>
          <table:table-cell table:formula="of:=ROUND([.B405]-([.$I$1]-[.B405]*([.$A$2]/(2*100))/[.$C$3]);2)" office:value-type="float" office:value="60941.05">
            <text:p>60941.05</text:p>
          </table:table-cell>
          <table:table-cell table:formula="of:=ROUND([.C405]-([.$J$1]-[.C405]*([.$A$2]/(4*100))/[.$C$3]);2)" office:value-type="float" office:value="84067.74">
            <text:p>84067.74</text:p>
          </table:table-cell>
          <table:table-cell table:formula="of:=[.D405]+1" office:value-type="float" office:value="399">
            <text:p>399</text:p>
          </table:table-cell>
          <table:table-cell table:number-columns-repeated="7"/>
        </table:table-row>
        <table:table-row table:style-name="ro1">
          <table:table-cell table:formula="of:=ROUND([.A406]-([.$H$1]-[.A406]*([.$A$2]/100)/[.$C$3]);2)" office:value-type="float" office:value="-21915.74">
            <text:p>-21915.74</text:p>
          </table:table-cell>
          <table:table-cell table:formula="of:=ROUND([.B406]-([.$I$1]-[.B406]*([.$A$2]/(2*100))/[.$C$3]);2)" office:value-type="float" office:value="60801.96">
            <text:p>60801.96</text:p>
          </table:table-cell>
          <table:table-cell table:formula="of:=ROUND([.C406]-([.$J$1]-[.C406]*([.$A$2]/(4*100))/[.$C$3]);2)" office:value-type="float" office:value="84019.87">
            <text:p>84019.87</text:p>
          </table:table-cell>
          <table:table-cell table:formula="of:=[.D406]+1" office:value-type="float" office:value="400">
            <text:p>400</text:p>
          </table:table-cell>
          <table:table-cell table:number-columns-repeated="7"/>
        </table:table-row>
        <table:table-row table:style-name="ro1">
          <table:table-cell table:formula="of:=ROUND([.A407]-([.$H$1]-[.A407]*([.$A$2]/100)/[.$C$3]);2)" office:value-type="float" office:value="-22504.61">
            <text:p>-22504.61</text:p>
          </table:table-cell>
          <table:table-cell table:formula="of:=ROUND([.B407]-([.$I$1]-[.B407]*([.$A$2]/(2*100))/[.$C$3]);2)" office:value-type="float" office:value="60662.61">
            <text:p>60662.61</text:p>
          </table:table-cell>
          <table:table-cell table:formula="of:=ROUND([.C407]-([.$J$1]-[.C407]*([.$A$2]/(4*100))/[.$C$3]);2)" office:value-type="float" office:value="83971.96">
            <text:p>83971.96</text:p>
          </table:table-cell>
          <table:table-cell table:formula="of:=[.D407]+1" office:value-type="float" office:value="401">
            <text:p>401</text:p>
          </table:table-cell>
          <table:table-cell table:number-columns-repeated="7"/>
        </table:table-row>
        <table:table-row table:style-name="ro1">
          <table:table-cell table:formula="of:=ROUND([.A408]-([.$H$1]-[.A408]*([.$A$2]/100)/[.$C$3]);2)" office:value-type="float" office:value="-23095.69">
            <text:p>-23095.69</text:p>
          </table:table-cell>
          <table:table-cell table:formula="of:=ROUND([.B408]-([.$I$1]-[.B408]*([.$A$2]/(2*100))/[.$C$3]);2)" office:value-type="float" office:value="60523">
            <text:p>60523</text:p>
          </table:table-cell>
          <table:table-cell table:formula="of:=ROUND([.C408]-([.$J$1]-[.C408]*([.$A$2]/(4*100))/[.$C$3]);2)" office:value-type="float" office:value="83924">
            <text:p>83924</text:p>
          </table:table-cell>
          <table:table-cell table:formula="of:=[.D408]+1" office:value-type="float" office:value="402">
            <text:p>402</text:p>
          </table:table-cell>
          <table:table-cell table:number-columns-repeated="7"/>
        </table:table-row>
        <table:table-row table:style-name="ro1">
          <table:table-cell table:formula="of:=ROUND([.A409]-([.$H$1]-[.A409]*([.$A$2]/100)/[.$C$3]);2)" office:value-type="float" office:value="-23688.99">
            <text:p>-23688.99</text:p>
          </table:table-cell>
          <table:table-cell table:formula="of:=ROUND([.B409]-([.$I$1]-[.B409]*([.$A$2]/(2*100))/[.$C$3]);2)" office:value-type="float" office:value="60383.13">
            <text:p>60383.13</text:p>
          </table:table-cell>
          <table:table-cell table:formula="of:=ROUND([.C409]-([.$J$1]-[.C409]*([.$A$2]/(4*100))/[.$C$3]);2)" office:value-type="float" office:value="83876">
            <text:p>83876</text:p>
          </table:table-cell>
          <table:table-cell table:formula="of:=[.D409]+1" office:value-type="float" office:value="403">
            <text:p>403</text:p>
          </table:table-cell>
          <table:table-cell table:number-columns-repeated="7"/>
        </table:table-row>
        <table:table-row table:style-name="ro1">
          <table:table-cell/>
          <table:table-cell table:formula="of:=ROUND([.B410]-([.$I$1]-[.B410]*([.$A$2]/(2*100))/[.$C$3]);2)" office:value-type="float" office:value="60243">
            <text:p>60243</text:p>
          </table:table-cell>
          <table:table-cell table:formula="of:=ROUND([.C410]-([.$J$1]-[.C410]*([.$A$2]/(4*100))/[.$C$3]);2)" office:value-type="float" office:value="83827.95">
            <text:p>83827.95</text:p>
          </table:table-cell>
          <table:table-cell table:formula="of:=[.D410]+1" office:value-type="float" office:value="404">
            <text:p>404</text:p>
          </table:table-cell>
          <table:table-cell table:number-columns-repeated="7"/>
        </table:table-row>
        <table:table-row table:style-name="ro1">
          <table:table-cell/>
          <table:table-cell table:formula="of:=ROUND([.B411]-([.$I$1]-[.B411]*([.$A$2]/(2*100))/[.$C$3]);2)" office:value-type="float" office:value="60102.61">
            <text:p>60102.61</text:p>
          </table:table-cell>
          <table:table-cell table:formula="of:=ROUND([.C411]-([.$J$1]-[.C411]*([.$A$2]/(4*100))/[.$C$3]);2)" office:value-type="float" office:value="83779.86">
            <text:p>83779.86</text:p>
          </table:table-cell>
          <table:table-cell table:formula="of:=[.D411]+1" office:value-type="float" office:value="405">
            <text:p>405</text:p>
          </table:table-cell>
          <table:table-cell table:number-columns-repeated="7"/>
        </table:table-row>
        <table:table-row table:style-name="ro1">
          <table:table-cell/>
          <table:table-cell table:formula="of:=ROUND([.B412]-([.$I$1]-[.B412]*([.$A$2]/(2*100))/[.$C$3]);2)" office:value-type="float" office:value="59961.95">
            <text:p>59961.95</text:p>
          </table:table-cell>
          <table:table-cell table:formula="of:=ROUND([.C412]-([.$J$1]-[.C412]*([.$A$2]/(4*100))/[.$C$3]);2)" office:value-type="float" office:value="83731.72">
            <text:p>83731.72</text:p>
          </table:table-cell>
          <table:table-cell table:formula="of:=[.D412]+1" office:value-type="float" office:value="406">
            <text:p>406</text:p>
          </table:table-cell>
          <table:table-cell table:number-columns-repeated="7"/>
        </table:table-row>
        <table:table-row table:style-name="ro1">
          <table:table-cell/>
          <table:table-cell table:formula="of:=ROUND([.B413]-([.$I$1]-[.B413]*([.$A$2]/(2*100))/[.$C$3]);2)" office:value-type="float" office:value="59821.03">
            <text:p>59821.03</text:p>
          </table:table-cell>
          <table:table-cell table:formula="of:=ROUND([.C413]-([.$J$1]-[.C413]*([.$A$2]/(4*100))/[.$C$3]);2)" office:value-type="float" office:value="83683.54">
            <text:p>83683.54</text:p>
          </table:table-cell>
          <table:table-cell table:formula="of:=[.D413]+1" office:value-type="float" office:value="407">
            <text:p>407</text:p>
          </table:table-cell>
          <table:table-cell table:number-columns-repeated="7"/>
        </table:table-row>
        <table:table-row table:style-name="ro1">
          <table:table-cell/>
          <table:table-cell table:formula="of:=ROUND([.B414]-([.$I$1]-[.B414]*([.$A$2]/(2*100))/[.$C$3]);2)" office:value-type="float" office:value="59679.84">
            <text:p>59679.84</text:p>
          </table:table-cell>
          <table:table-cell table:formula="of:=ROUND([.C414]-([.$J$1]-[.C414]*([.$A$2]/(4*100))/[.$C$3]);2)" office:value-type="float" office:value="83635.31">
            <text:p>83635.31</text:p>
          </table:table-cell>
          <table:table-cell table:formula="of:=[.D414]+1" office:value-type="float" office:value="408">
            <text:p>408</text:p>
          </table:table-cell>
          <table:table-cell table:number-columns-repeated="7"/>
        </table:table-row>
        <table:table-row table:style-name="ro1">
          <table:table-cell/>
          <table:table-cell table:formula="of:=ROUND([.B415]-([.$I$1]-[.B415]*([.$A$2]/(2*100))/[.$C$3]);2)" office:value-type="float" office:value="59538.39">
            <text:p>59538.39</text:p>
          </table:table-cell>
          <table:table-cell table:formula="of:=ROUND([.C415]-([.$J$1]-[.C415]*([.$A$2]/(4*100))/[.$C$3]);2)" office:value-type="float" office:value="83587.04">
            <text:p>83587.04</text:p>
          </table:table-cell>
          <table:table-cell table:formula="of:=[.D415]+1" office:value-type="float" office:value="409">
            <text:p>409</text:p>
          </table:table-cell>
          <table:table-cell table:number-columns-repeated="7"/>
        </table:table-row>
        <table:table-row table:style-name="ro1">
          <table:table-cell/>
          <table:table-cell table:formula="of:=ROUND([.B416]-([.$I$1]-[.B416]*([.$A$2]/(2*100))/[.$C$3]);2)" office:value-type="float" office:value="59396.67">
            <text:p>59396.67</text:p>
          </table:table-cell>
          <table:table-cell table:formula="of:=ROUND([.C416]-([.$J$1]-[.C416]*([.$A$2]/(4*100))/[.$C$3]);2)" office:value-type="float" office:value="83538.72">
            <text:p>83538.72</text:p>
          </table:table-cell>
          <table:table-cell table:formula="of:=[.D416]+1" office:value-type="float" office:value="410">
            <text:p>410</text:p>
          </table:table-cell>
          <table:table-cell table:number-columns-repeated="7"/>
        </table:table-row>
        <table:table-row table:style-name="ro1">
          <table:table-cell/>
          <table:table-cell table:formula="of:=ROUND([.B417]-([.$I$1]-[.B417]*([.$A$2]/(2*100))/[.$C$3]);2)" office:value-type="float" office:value="59254.69">
            <text:p>59254.69</text:p>
          </table:table-cell>
          <table:table-cell table:formula="of:=ROUND([.C417]-([.$J$1]-[.C417]*([.$A$2]/(4*100))/[.$C$3]);2)" office:value-type="float" office:value="83490.36">
            <text:p>83490.36</text:p>
          </table:table-cell>
          <table:table-cell table:formula="of:=[.D417]+1" office:value-type="float" office:value="411">
            <text:p>411</text:p>
          </table:table-cell>
          <table:table-cell table:number-columns-repeated="7"/>
        </table:table-row>
        <table:table-row table:style-name="ro1">
          <table:table-cell/>
          <table:table-cell table:formula="of:=ROUND([.B418]-([.$I$1]-[.B418]*([.$A$2]/(2*100))/[.$C$3]);2)" office:value-type="float" office:value="59112.44">
            <text:p>59112.44</text:p>
          </table:table-cell>
          <table:table-cell table:formula="of:=ROUND([.C418]-([.$J$1]-[.C418]*([.$A$2]/(4*100))/[.$C$3]);2)" office:value-type="float" office:value="83441.95">
            <text:p>83441.95</text:p>
          </table:table-cell>
          <table:table-cell table:formula="of:=[.D418]+1" office:value-type="float" office:value="412">
            <text:p>412</text:p>
          </table:table-cell>
          <table:table-cell table:number-columns-repeated="7"/>
        </table:table-row>
        <table:table-row table:style-name="ro1">
          <table:table-cell/>
          <table:table-cell table:formula="of:=ROUND([.B419]-([.$I$1]-[.B419]*([.$A$2]/(2*100))/[.$C$3]);2)" office:value-type="float" office:value="58969.93">
            <text:p>58969.93</text:p>
          </table:table-cell>
          <table:table-cell table:formula="of:=ROUND([.C419]-([.$J$1]-[.C419]*([.$A$2]/(4*100))/[.$C$3]);2)" office:value-type="float" office:value="83393.5">
            <text:p>83393.5</text:p>
          </table:table-cell>
          <table:table-cell table:formula="of:=[.D419]+1" office:value-type="float" office:value="413">
            <text:p>413</text:p>
          </table:table-cell>
          <table:table-cell table:number-columns-repeated="7"/>
        </table:table-row>
        <table:table-row table:style-name="ro1">
          <table:table-cell/>
          <table:table-cell table:formula="of:=ROUND([.B420]-([.$I$1]-[.B420]*([.$A$2]/(2*100))/[.$C$3]);2)" office:value-type="float" office:value="58827.15">
            <text:p>58827.15</text:p>
          </table:table-cell>
          <table:table-cell table:formula="of:=ROUND([.C420]-([.$J$1]-[.C420]*([.$A$2]/(4*100))/[.$C$3]);2)" office:value-type="float" office:value="83345">
            <text:p>83345</text:p>
          </table:table-cell>
          <table:table-cell table:formula="of:=[.D420]+1" office:value-type="float" office:value="414">
            <text:p>414</text:p>
          </table:table-cell>
          <table:table-cell table:number-columns-repeated="7"/>
        </table:table-row>
        <table:table-row table:style-name="ro1">
          <table:table-cell/>
          <table:table-cell table:formula="of:=ROUND([.B421]-([.$I$1]-[.B421]*([.$A$2]/(2*100))/[.$C$3]);2)" office:value-type="float" office:value="58684.1">
            <text:p>58684.1</text:p>
          </table:table-cell>
          <table:table-cell table:formula="of:=ROUND([.C421]-([.$J$1]-[.C421]*([.$A$2]/(4*100))/[.$C$3]);2)" office:value-type="float" office:value="83296.46">
            <text:p>83296.46</text:p>
          </table:table-cell>
          <table:table-cell table:formula="of:=[.D421]+1" office:value-type="float" office:value="415">
            <text:p>415</text:p>
          </table:table-cell>
          <table:table-cell table:number-columns-repeated="7"/>
        </table:table-row>
        <table:table-row table:style-name="ro1">
          <table:table-cell/>
          <table:table-cell table:formula="of:=ROUND([.B422]-([.$I$1]-[.B422]*([.$A$2]/(2*100))/[.$C$3]);2)" office:value-type="float" office:value="58540.78">
            <text:p>58540.78</text:p>
          </table:table-cell>
          <table:table-cell table:formula="of:=ROUND([.C422]-([.$J$1]-[.C422]*([.$A$2]/(4*100))/[.$C$3]);2)" office:value-type="float" office:value="83247.87">
            <text:p>83247.87</text:p>
          </table:table-cell>
          <table:table-cell table:formula="of:=[.D422]+1" office:value-type="float" office:value="416">
            <text:p>416</text:p>
          </table:table-cell>
          <table:table-cell table:number-columns-repeated="7"/>
        </table:table-row>
        <table:table-row table:style-name="ro1">
          <table:table-cell/>
          <table:table-cell table:formula="of:=ROUND([.B423]-([.$I$1]-[.B423]*([.$A$2]/(2*100))/[.$C$3]);2)" office:value-type="float" office:value="58397.19">
            <text:p>58397.19</text:p>
          </table:table-cell>
          <table:table-cell table:formula="of:=ROUND([.C423]-([.$J$1]-[.C423]*([.$A$2]/(4*100))/[.$C$3]);2)" office:value-type="float" office:value="83199.23">
            <text:p>83199.23</text:p>
          </table:table-cell>
          <table:table-cell table:formula="of:=[.D423]+1" office:value-type="float" office:value="417">
            <text:p>417</text:p>
          </table:table-cell>
          <table:table-cell table:number-columns-repeated="7"/>
        </table:table-row>
        <table:table-row table:style-name="ro1">
          <table:table-cell/>
          <table:table-cell table:formula="of:=ROUND([.B424]-([.$I$1]-[.B424]*([.$A$2]/(2*100))/[.$C$3]);2)" office:value-type="float" office:value="58253.33">
            <text:p>58253.33</text:p>
          </table:table-cell>
          <table:table-cell table:formula="of:=ROUND([.C424]-([.$J$1]-[.C424]*([.$A$2]/(4*100))/[.$C$3]);2)" office:value-type="float" office:value="83150.55">
            <text:p>83150.55</text:p>
          </table:table-cell>
          <table:table-cell table:formula="of:=[.D424]+1" office:value-type="float" office:value="418">
            <text:p>418</text:p>
          </table:table-cell>
          <table:table-cell table:number-columns-repeated="7"/>
        </table:table-row>
        <table:table-row table:style-name="ro1">
          <table:table-cell/>
          <table:table-cell table:formula="of:=ROUND([.B425]-([.$I$1]-[.B425]*([.$A$2]/(2*100))/[.$C$3]);2)" office:value-type="float" office:value="58109.2">
            <text:p>58109.2</text:p>
          </table:table-cell>
          <table:table-cell table:formula="of:=ROUND([.C425]-([.$J$1]-[.C425]*([.$A$2]/(4*100))/[.$C$3]);2)" office:value-type="float" office:value="83101.82">
            <text:p>83101.82</text:p>
          </table:table-cell>
          <table:table-cell table:formula="of:=[.D425]+1" office:value-type="float" office:value="419">
            <text:p>419</text:p>
          </table:table-cell>
          <table:table-cell table:number-columns-repeated="7"/>
        </table:table-row>
        <table:table-row table:style-name="ro1">
          <table:table-cell/>
          <table:table-cell table:formula="of:=ROUND([.B426]-([.$I$1]-[.B426]*([.$A$2]/(2*100))/[.$C$3]);2)" office:value-type="float" office:value="57964.8">
            <text:p>57964.8</text:p>
          </table:table-cell>
          <table:table-cell table:formula="of:=ROUND([.C426]-([.$J$1]-[.C426]*([.$A$2]/(4*100))/[.$C$3]);2)" office:value-type="float" office:value="83053.05">
            <text:p>83053.05</text:p>
          </table:table-cell>
          <table:table-cell table:formula="of:=[.D426]+1" office:value-type="float" office:value="420">
            <text:p>420</text:p>
          </table:table-cell>
          <table:table-cell table:number-columns-repeated="7"/>
        </table:table-row>
        <table:table-row table:style-name="ro1">
          <table:table-cell/>
          <table:table-cell table:formula="of:=ROUND([.B427]-([.$I$1]-[.B427]*([.$A$2]/(2*100))/[.$C$3]);2)" office:value-type="float" office:value="57820.13">
            <text:p>57820.13</text:p>
          </table:table-cell>
          <table:table-cell table:formula="of:=ROUND([.C427]-([.$J$1]-[.C427]*([.$A$2]/(4*100))/[.$C$3]);2)" office:value-type="float" office:value="83004.23">
            <text:p>83004.23</text:p>
          </table:table-cell>
          <table:table-cell table:formula="of:=[.D427]+1" office:value-type="float" office:value="421">
            <text:p>421</text:p>
          </table:table-cell>
          <table:table-cell table:number-columns-repeated="7"/>
        </table:table-row>
        <table:table-row table:style-name="ro1">
          <table:table-cell/>
          <table:table-cell table:formula="of:=ROUND([.B428]-([.$I$1]-[.B428]*([.$A$2]/(2*100))/[.$C$3]);2)" office:value-type="float" office:value="57675.19">
            <text:p>57675.19</text:p>
          </table:table-cell>
          <table:table-cell table:formula="of:=ROUND([.C428]-([.$J$1]-[.C428]*([.$A$2]/(4*100))/[.$C$3]);2)" office:value-type="float" office:value="82955.37">
            <text:p>82955.37</text:p>
          </table:table-cell>
          <table:table-cell table:formula="of:=[.D428]+1" office:value-type="float" office:value="422">
            <text:p>422</text:p>
          </table:table-cell>
          <table:table-cell table:number-columns-repeated="7"/>
        </table:table-row>
        <table:table-row table:style-name="ro1">
          <table:table-cell/>
          <table:table-cell table:formula="of:=ROUND([.B429]-([.$I$1]-[.B429]*([.$A$2]/(2*100))/[.$C$3]);2)" office:value-type="float" office:value="57529.98">
            <text:p>57529.98</text:p>
          </table:table-cell>
          <table:table-cell table:formula="of:=ROUND([.C429]-([.$J$1]-[.C429]*([.$A$2]/(4*100))/[.$C$3]);2)" office:value-type="float" office:value="82906.46">
            <text:p>82906.46</text:p>
          </table:table-cell>
          <table:table-cell table:formula="of:=[.D429]+1" office:value-type="float" office:value="423">
            <text:p>423</text:p>
          </table:table-cell>
          <table:table-cell table:number-columns-repeated="7"/>
        </table:table-row>
        <table:table-row table:style-name="ro1">
          <table:table-cell/>
          <table:table-cell table:formula="of:=ROUND([.B430]-([.$I$1]-[.B430]*([.$A$2]/(2*100))/[.$C$3]);2)" office:value-type="float" office:value="57384.5">
            <text:p>57384.5</text:p>
          </table:table-cell>
          <table:table-cell table:formula="of:=ROUND([.C430]-([.$J$1]-[.C430]*([.$A$2]/(4*100))/[.$C$3]);2)" office:value-type="float" office:value="82857.5">
            <text:p>82857.5</text:p>
          </table:table-cell>
          <table:table-cell table:formula="of:=[.D430]+1" office:value-type="float" office:value="424">
            <text:p>424</text:p>
          </table:table-cell>
          <table:table-cell table:number-columns-repeated="7"/>
        </table:table-row>
        <table:table-row table:style-name="ro1">
          <table:table-cell/>
          <table:table-cell table:formula="of:=ROUND([.B431]-([.$I$1]-[.B431]*([.$A$2]/(2*100))/[.$C$3]);2)" office:value-type="float" office:value="57238.75">
            <text:p>57238.75</text:p>
          </table:table-cell>
          <table:table-cell table:formula="of:=ROUND([.C431]-([.$J$1]-[.C431]*([.$A$2]/(4*100))/[.$C$3]);2)" office:value-type="float" office:value="82808.5">
            <text:p>82808.5</text:p>
          </table:table-cell>
          <table:table-cell table:formula="of:=[.D431]+1" office:value-type="float" office:value="425">
            <text:p>425</text:p>
          </table:table-cell>
          <table:table-cell table:number-columns-repeated="7"/>
        </table:table-row>
        <table:table-row table:style-name="ro1">
          <table:table-cell/>
          <table:table-cell table:formula="of:=ROUND([.B432]-([.$I$1]-[.B432]*([.$A$2]/(2*100))/[.$C$3]);2)" office:value-type="float" office:value="57092.72">
            <text:p>57092.72</text:p>
          </table:table-cell>
          <table:table-cell table:formula="of:=ROUND([.C432]-([.$J$1]-[.C432]*([.$A$2]/(4*100))/[.$C$3]);2)" office:value-type="float" office:value="82759.45">
            <text:p>82759.45</text:p>
          </table:table-cell>
          <table:table-cell table:formula="of:=[.D432]+1" office:value-type="float" office:value="426">
            <text:p>426</text:p>
          </table:table-cell>
          <table:table-cell table:number-columns-repeated="7"/>
        </table:table-row>
        <table:table-row table:style-name="ro1">
          <table:table-cell/>
          <table:table-cell table:formula="of:=ROUND([.B433]-([.$I$1]-[.B433]*([.$A$2]/(2*100))/[.$C$3]);2)" office:value-type="float" office:value="56946.42">
            <text:p>56946.42</text:p>
          </table:table-cell>
          <table:table-cell table:formula="of:=ROUND([.C433]-([.$J$1]-[.C433]*([.$A$2]/(4*100))/[.$C$3]);2)" office:value-type="float" office:value="82710.36">
            <text:p>82710.36</text:p>
          </table:table-cell>
          <table:table-cell table:formula="of:=[.D433]+1" office:value-type="float" office:value="427">
            <text:p>427</text:p>
          </table:table-cell>
          <table:table-cell table:number-columns-repeated="7"/>
        </table:table-row>
        <table:table-row table:style-name="ro1">
          <table:table-cell/>
          <table:table-cell table:formula="of:=ROUND([.B434]-([.$I$1]-[.B434]*([.$A$2]/(2*100))/[.$C$3]);2)" office:value-type="float" office:value="56799.84">
            <text:p>56799.84</text:p>
          </table:table-cell>
          <table:table-cell table:formula="of:=ROUND([.C434]-([.$J$1]-[.C434]*([.$A$2]/(4*100))/[.$C$3]);2)" office:value-type="float" office:value="82661.22">
            <text:p>82661.22</text:p>
          </table:table-cell>
          <table:table-cell table:formula="of:=[.D434]+1" office:value-type="float" office:value="428">
            <text:p>428</text:p>
          </table:table-cell>
          <table:table-cell table:number-columns-repeated="7"/>
        </table:table-row>
        <table:table-row table:style-name="ro1">
          <table:table-cell/>
          <table:table-cell table:formula="of:=ROUND([.B435]-([.$I$1]-[.B435]*([.$A$2]/(2*100))/[.$C$3]);2)" office:value-type="float" office:value="56652.99">
            <text:p>56652.99</text:p>
          </table:table-cell>
          <table:table-cell table:formula="of:=ROUND([.C435]-([.$J$1]-[.C435]*([.$A$2]/(4*100))/[.$C$3]);2)" office:value-type="float" office:value="82612.03">
            <text:p>82612.03</text:p>
          </table:table-cell>
          <table:table-cell table:formula="of:=[.D435]+1" office:value-type="float" office:value="429">
            <text:p>429</text:p>
          </table:table-cell>
          <table:table-cell table:number-columns-repeated="7"/>
        </table:table-row>
        <table:table-row table:style-name="ro1">
          <table:table-cell/>
          <table:table-cell table:formula="of:=ROUND([.B436]-([.$I$1]-[.B436]*([.$A$2]/(2*100))/[.$C$3]);2)" office:value-type="float" office:value="56505.86">
            <text:p>56505.86</text:p>
          </table:table-cell>
          <table:table-cell table:formula="of:=ROUND([.C436]-([.$J$1]-[.C436]*([.$A$2]/(4*100))/[.$C$3]);2)" office:value-type="float" office:value="82562.8">
            <text:p>82562.8</text:p>
          </table:table-cell>
          <table:table-cell table:formula="of:=[.D436]+1" office:value-type="float" office:value="430">
            <text:p>430</text:p>
          </table:table-cell>
          <table:table-cell table:number-columns-repeated="7"/>
        </table:table-row>
        <table:table-row table:style-name="ro1">
          <table:table-cell/>
          <table:table-cell table:formula="of:=ROUND([.B437]-([.$I$1]-[.B437]*([.$A$2]/(2*100))/[.$C$3]);2)" office:value-type="float" office:value="56358.46">
            <text:p>56358.46</text:p>
          </table:table-cell>
          <table:table-cell table:formula="of:=ROUND([.C437]-([.$J$1]-[.C437]*([.$A$2]/(4*100))/[.$C$3]);2)" office:value-type="float" office:value="82513.52">
            <text:p>82513.52</text:p>
          </table:table-cell>
          <table:table-cell table:formula="of:=[.D437]+1" office:value-type="float" office:value="431">
            <text:p>431</text:p>
          </table:table-cell>
          <table:table-cell table:number-columns-repeated="7"/>
        </table:table-row>
        <table:table-row table:style-name="ro1">
          <table:table-cell/>
          <table:table-cell table:formula="of:=ROUND([.B438]-([.$I$1]-[.B438]*([.$A$2]/(2*100))/[.$C$3]);2)" office:value-type="float" office:value="56210.78">
            <text:p>56210.78</text:p>
          </table:table-cell>
          <table:table-cell table:formula="of:=ROUND([.C438]-([.$J$1]-[.C438]*([.$A$2]/(4*100))/[.$C$3]);2)" office:value-type="float" office:value="82464.2">
            <text:p>82464.2</text:p>
          </table:table-cell>
          <table:table-cell table:formula="of:=[.D438]+1" office:value-type="float" office:value="432">
            <text:p>432</text:p>
          </table:table-cell>
          <table:table-cell table:number-columns-repeated="7"/>
        </table:table-row>
        <table:table-row table:style-name="ro1">
          <table:table-cell/>
          <table:table-cell table:formula="of:=ROUND([.B439]-([.$I$1]-[.B439]*([.$A$2]/(2*100))/[.$C$3]);2)" office:value-type="float" office:value="56062.83">
            <text:p>56062.83</text:p>
          </table:table-cell>
          <table:table-cell table:formula="of:=ROUND([.C439]-([.$J$1]-[.C439]*([.$A$2]/(4*100))/[.$C$3]);2)" office:value-type="float" office:value="82414.83">
            <text:p>82414.83</text:p>
          </table:table-cell>
          <table:table-cell table:formula="of:=[.D439]+1" office:value-type="float" office:value="433">
            <text:p>433</text:p>
          </table:table-cell>
          <table:table-cell table:number-columns-repeated="7"/>
        </table:table-row>
        <table:table-row table:style-name="ro1">
          <table:table-cell/>
          <table:table-cell table:formula="of:=ROUND([.B440]-([.$I$1]-[.B440]*([.$A$2]/(2*100))/[.$C$3]);2)" office:value-type="float" office:value="55914.6">
            <text:p>55914.6</text:p>
          </table:table-cell>
          <table:table-cell table:formula="of:=ROUND([.C440]-([.$J$1]-[.C440]*([.$A$2]/(4*100))/[.$C$3]);2)" office:value-type="float" office:value="82365.41">
            <text:p>82365.41</text:p>
          </table:table-cell>
          <table:table-cell table:formula="of:=[.D440]+1" office:value-type="float" office:value="434">
            <text:p>434</text:p>
          </table:table-cell>
          <table:table-cell table:number-columns-repeated="7"/>
        </table:table-row>
        <table:table-row table:style-name="ro1">
          <table:table-cell/>
          <table:table-cell table:formula="of:=ROUND([.B441]-([.$I$1]-[.B441]*([.$A$2]/(2*100))/[.$C$3]);2)" office:value-type="float" office:value="55766.09">
            <text:p>55766.09</text:p>
          </table:table-cell>
          <table:table-cell table:formula="of:=ROUND([.C441]-([.$J$1]-[.C441]*([.$A$2]/(4*100))/[.$C$3]);2)" office:value-type="float" office:value="82315.95">
            <text:p>82315.95</text:p>
          </table:table-cell>
          <table:table-cell table:formula="of:=[.D441]+1" office:value-type="float" office:value="435">
            <text:p>435</text:p>
          </table:table-cell>
          <table:table-cell table:number-columns-repeated="7"/>
        </table:table-row>
        <table:table-row table:style-name="ro1">
          <table:table-cell/>
          <table:table-cell table:formula="of:=ROUND([.B442]-([.$I$1]-[.B442]*([.$A$2]/(2*100))/[.$C$3]);2)" office:value-type="float" office:value="55617.3">
            <text:p>55617.3</text:p>
          </table:table-cell>
          <table:table-cell table:formula="of:=ROUND([.C442]-([.$J$1]-[.C442]*([.$A$2]/(4*100))/[.$C$3]);2)" office:value-type="float" office:value="82266.44">
            <text:p>82266.44</text:p>
          </table:table-cell>
          <table:table-cell table:formula="of:=[.D442]+1" office:value-type="float" office:value="436">
            <text:p>436</text:p>
          </table:table-cell>
          <table:table-cell table:number-columns-repeated="7"/>
        </table:table-row>
        <table:table-row table:style-name="ro1">
          <table:table-cell/>
          <table:table-cell table:formula="of:=ROUND([.B443]-([.$I$1]-[.B443]*([.$A$2]/(2*100))/[.$C$3]);2)" office:value-type="float" office:value="55468.23">
            <text:p>55468.23</text:p>
          </table:table-cell>
          <table:table-cell table:formula="of:=ROUND([.C443]-([.$J$1]-[.C443]*([.$A$2]/(4*100))/[.$C$3]);2)" office:value-type="float" office:value="82216.88">
            <text:p>82216.88</text:p>
          </table:table-cell>
          <table:table-cell table:formula="of:=[.D443]+1" office:value-type="float" office:value="437">
            <text:p>437</text:p>
          </table:table-cell>
          <table:table-cell table:number-columns-repeated="7"/>
        </table:table-row>
        <table:table-row table:style-name="ro1">
          <table:table-cell/>
          <table:table-cell table:formula="of:=ROUND([.B444]-([.$I$1]-[.B444]*([.$A$2]/(2*100))/[.$C$3]);2)" office:value-type="float" office:value="55318.88">
            <text:p>55318.88</text:p>
          </table:table-cell>
          <table:table-cell table:formula="of:=ROUND([.C444]-([.$J$1]-[.C444]*([.$A$2]/(4*100))/[.$C$3]);2)" office:value-type="float" office:value="82167.28">
            <text:p>82167.28</text:p>
          </table:table-cell>
          <table:table-cell table:formula="of:=[.D444]+1" office:value-type="float" office:value="438">
            <text:p>438</text:p>
          </table:table-cell>
          <table:table-cell table:number-columns-repeated="7"/>
        </table:table-row>
        <table:table-row table:style-name="ro1">
          <table:table-cell/>
          <table:table-cell table:formula="of:=ROUND([.B445]-([.$I$1]-[.B445]*([.$A$2]/(2*100))/[.$C$3]);2)" office:value-type="float" office:value="55169.25">
            <text:p>55169.25</text:p>
          </table:table-cell>
          <table:table-cell table:formula="of:=ROUND([.C445]-([.$J$1]-[.C445]*([.$A$2]/(4*100))/[.$C$3]);2)" office:value-type="float" office:value="82117.63">
            <text:p>82117.63</text:p>
          </table:table-cell>
          <table:table-cell table:formula="of:=[.D445]+1" office:value-type="float" office:value="439">
            <text:p>439</text:p>
          </table:table-cell>
          <table:table-cell table:number-columns-repeated="7"/>
        </table:table-row>
        <table:table-row table:style-name="ro1">
          <table:table-cell/>
          <table:table-cell table:formula="of:=ROUND([.B446]-([.$I$1]-[.B446]*([.$A$2]/(2*100))/[.$C$3]);2)" office:value-type="float" office:value="55019.34">
            <text:p>55019.34</text:p>
          </table:table-cell>
          <table:table-cell table:formula="of:=ROUND([.C446]-([.$J$1]-[.C446]*([.$A$2]/(4*100))/[.$C$3]);2)" office:value-type="float" office:value="82067.94">
            <text:p>82067.94</text:p>
          </table:table-cell>
          <table:table-cell table:formula="of:=[.D446]+1" office:value-type="float" office:value="440">
            <text:p>440</text:p>
          </table:table-cell>
          <table:table-cell table:number-columns-repeated="7"/>
        </table:table-row>
        <table:table-row table:style-name="ro1">
          <table:table-cell/>
          <table:table-cell table:formula="of:=ROUND([.B447]-([.$I$1]-[.B447]*([.$A$2]/(2*100))/[.$C$3]);2)" office:value-type="float" office:value="54869.15">
            <text:p>54869.15</text:p>
          </table:table-cell>
          <table:table-cell table:formula="of:=ROUND([.C447]-([.$J$1]-[.C447]*([.$A$2]/(4*100))/[.$C$3]);2)" office:value-type="float" office:value="82018.2">
            <text:p>82018.2</text:p>
          </table:table-cell>
          <table:table-cell table:formula="of:=[.D447]+1" office:value-type="float" office:value="441">
            <text:p>441</text:p>
          </table:table-cell>
          <table:table-cell table:number-columns-repeated="7"/>
        </table:table-row>
        <table:table-row table:style-name="ro1">
          <table:table-cell/>
          <table:table-cell table:formula="of:=ROUND([.B448]-([.$I$1]-[.B448]*([.$A$2]/(2*100))/[.$C$3]);2)" office:value-type="float" office:value="54718.68">
            <text:p>54718.68</text:p>
          </table:table-cell>
          <table:table-cell table:formula="of:=ROUND([.C448]-([.$J$1]-[.C448]*([.$A$2]/(4*100))/[.$C$3]);2)" office:value-type="float" office:value="81968.41">
            <text:p>81968.41</text:p>
          </table:table-cell>
          <table:table-cell table:formula="of:=[.D448]+1" office:value-type="float" office:value="442">
            <text:p>442</text:p>
          </table:table-cell>
          <table:table-cell table:number-columns-repeated="7"/>
        </table:table-row>
        <table:table-row table:style-name="ro1">
          <table:table-cell/>
          <table:table-cell table:formula="of:=ROUND([.B449]-([.$I$1]-[.B449]*([.$A$2]/(2*100))/[.$C$3]);2)" office:value-type="float" office:value="54567.93">
            <text:p>54567.93</text:p>
          </table:table-cell>
          <table:table-cell table:formula="of:=ROUND([.C449]-([.$J$1]-[.C449]*([.$A$2]/(4*100))/[.$C$3]);2)" office:value-type="float" office:value="81918.58">
            <text:p>81918.58</text:p>
          </table:table-cell>
          <table:table-cell table:formula="of:=[.D449]+1" office:value-type="float" office:value="443">
            <text:p>443</text:p>
          </table:table-cell>
          <table:table-cell table:number-columns-repeated="7"/>
        </table:table-row>
        <table:table-row table:style-name="ro1">
          <table:table-cell/>
          <table:table-cell table:formula="of:=ROUND([.B450]-([.$I$1]-[.B450]*([.$A$2]/(2*100))/[.$C$3]);2)" office:value-type="float" office:value="54416.89">
            <text:p>54416.89</text:p>
          </table:table-cell>
          <table:table-cell table:formula="of:=ROUND([.C450]-([.$J$1]-[.C450]*([.$A$2]/(4*100))/[.$C$3]);2)" office:value-type="float" office:value="81868.7">
            <text:p>81868.7</text:p>
          </table:table-cell>
          <table:table-cell table:formula="of:=[.D450]+1" office:value-type="float" office:value="444">
            <text:p>444</text:p>
          </table:table-cell>
          <table:table-cell table:number-columns-repeated="7"/>
        </table:table-row>
        <table:table-row table:style-name="ro1">
          <table:table-cell/>
          <table:table-cell table:formula="of:=ROUND([.B451]-([.$I$1]-[.B451]*([.$A$2]/(2*100))/[.$C$3]);2)" office:value-type="float" office:value="54265.57">
            <text:p>54265.57</text:p>
          </table:table-cell>
          <table:table-cell table:formula="of:=ROUND([.C451]-([.$J$1]-[.C451]*([.$A$2]/(4*100))/[.$C$3]);2)" office:value-type="float" office:value="81818.77">
            <text:p>81818.77</text:p>
          </table:table-cell>
          <table:table-cell table:formula="of:=[.D451]+1" office:value-type="float" office:value="445">
            <text:p>445</text:p>
          </table:table-cell>
          <table:table-cell table:number-columns-repeated="7"/>
        </table:table-row>
        <table:table-row table:style-name="ro1">
          <table:table-cell/>
          <table:table-cell table:formula="of:=ROUND([.B452]-([.$I$1]-[.B452]*([.$A$2]/(2*100))/[.$C$3]);2)" office:value-type="float" office:value="54113.97">
            <text:p>54113.97</text:p>
          </table:table-cell>
          <table:table-cell table:formula="of:=ROUND([.C452]-([.$J$1]-[.C452]*([.$A$2]/(4*100))/[.$C$3]);2)" office:value-type="float" office:value="81768.8">
            <text:p>81768.8</text:p>
          </table:table-cell>
          <table:table-cell table:formula="of:=[.D452]+1" office:value-type="float" office:value="446">
            <text:p>446</text:p>
          </table:table-cell>
          <table:table-cell table:number-columns-repeated="7"/>
        </table:table-row>
        <table:table-row table:style-name="ro1">
          <table:table-cell/>
          <table:table-cell table:formula="of:=ROUND([.B453]-([.$I$1]-[.B453]*([.$A$2]/(2*100))/[.$C$3]);2)" office:value-type="float" office:value="53962.08">
            <text:p>53962.08</text:p>
          </table:table-cell>
          <table:table-cell table:formula="of:=ROUND([.C453]-([.$J$1]-[.C453]*([.$A$2]/(4*100))/[.$C$3]);2)" office:value-type="float" office:value="81718.78">
            <text:p>81718.78</text:p>
          </table:table-cell>
          <table:table-cell table:formula="of:=[.D453]+1" office:value-type="float" office:value="447">
            <text:p>447</text:p>
          </table:table-cell>
          <table:table-cell table:number-columns-repeated="7"/>
        </table:table-row>
        <table:table-row table:style-name="ro1">
          <table:table-cell/>
          <table:table-cell table:formula="of:=ROUND([.B454]-([.$I$1]-[.B454]*([.$A$2]/(2*100))/[.$C$3]);2)" office:value-type="float" office:value="53809.91">
            <text:p>53809.91</text:p>
          </table:table-cell>
          <table:table-cell table:formula="of:=ROUND([.C454]-([.$J$1]-[.C454]*([.$A$2]/(4*100))/[.$C$3]);2)" office:value-type="float" office:value="81668.71">
            <text:p>81668.71</text:p>
          </table:table-cell>
          <table:table-cell table:formula="of:=[.D454]+1" office:value-type="float" office:value="448">
            <text:p>448</text:p>
          </table:table-cell>
          <table:table-cell table:number-columns-repeated="7"/>
        </table:table-row>
        <table:table-row table:style-name="ro1">
          <table:table-cell/>
          <table:table-cell table:formula="of:=ROUND([.B455]-([.$I$1]-[.B455]*([.$A$2]/(2*100))/[.$C$3]);2)" office:value-type="float" office:value="53657.45">
            <text:p>53657.45</text:p>
          </table:table-cell>
          <table:table-cell table:formula="of:=ROUND([.C455]-([.$J$1]-[.C455]*([.$A$2]/(4*100))/[.$C$3]);2)" office:value-type="float" office:value="81618.59">
            <text:p>81618.59</text:p>
          </table:table-cell>
          <table:table-cell table:formula="of:=[.D455]+1" office:value-type="float" office:value="449">
            <text:p>449</text:p>
          </table:table-cell>
          <table:table-cell table:number-columns-repeated="7"/>
        </table:table-row>
        <table:table-row table:style-name="ro1">
          <table:table-cell/>
          <table:table-cell table:formula="of:=ROUND([.B456]-([.$I$1]-[.B456]*([.$A$2]/(2*100))/[.$C$3]);2)" office:value-type="float" office:value="53504.71">
            <text:p>53504.71</text:p>
          </table:table-cell>
          <table:table-cell table:formula="of:=ROUND([.C456]-([.$J$1]-[.C456]*([.$A$2]/(4*100))/[.$C$3]);2)" office:value-type="float" office:value="81568.43">
            <text:p>81568.43</text:p>
          </table:table-cell>
          <table:table-cell table:formula="of:=[.D456]+1" office:value-type="float" office:value="450">
            <text:p>450</text:p>
          </table:table-cell>
          <table:table-cell table:number-columns-repeated="7"/>
        </table:table-row>
        <table:table-row table:style-name="ro1">
          <table:table-cell/>
          <table:table-cell table:formula="of:=ROUND([.B457]-([.$I$1]-[.B457]*([.$A$2]/(2*100))/[.$C$3]);2)" office:value-type="float" office:value="53351.68">
            <text:p>53351.68</text:p>
          </table:table-cell>
          <table:table-cell table:formula="of:=ROUND([.C457]-([.$J$1]-[.C457]*([.$A$2]/(4*100))/[.$C$3]);2)" office:value-type="float" office:value="81518.22">
            <text:p>81518.22</text:p>
          </table:table-cell>
          <table:table-cell table:formula="of:=[.D457]+1" office:value-type="float" office:value="451">
            <text:p>451</text:p>
          </table:table-cell>
          <table:table-cell table:number-columns-repeated="7"/>
        </table:table-row>
        <table:table-row table:style-name="ro1">
          <table:table-cell/>
          <table:table-cell table:formula="of:=ROUND([.B458]-([.$I$1]-[.B458]*([.$A$2]/(2*100))/[.$C$3]);2)" office:value-type="float" office:value="53198.36">
            <text:p>53198.36</text:p>
          </table:table-cell>
          <table:table-cell table:formula="of:=ROUND([.C458]-([.$J$1]-[.C458]*([.$A$2]/(4*100))/[.$C$3]);2)" office:value-type="float" office:value="81467.96">
            <text:p>81467.96</text:p>
          </table:table-cell>
          <table:table-cell table:formula="of:=[.D458]+1" office:value-type="float" office:value="452">
            <text:p>452</text:p>
          </table:table-cell>
          <table:table-cell table:number-columns-repeated="7"/>
        </table:table-row>
        <table:table-row table:style-name="ro1">
          <table:table-cell/>
          <table:table-cell table:formula="of:=ROUND([.B459]-([.$I$1]-[.B459]*([.$A$2]/(2*100))/[.$C$3]);2)" office:value-type="float" office:value="53044.76">
            <text:p>53044.76</text:p>
          </table:table-cell>
          <table:table-cell table:formula="of:=ROUND([.C459]-([.$J$1]-[.C459]*([.$A$2]/(4*100))/[.$C$3]);2)" office:value-type="float" office:value="81417.66">
            <text:p>81417.66</text:p>
          </table:table-cell>
          <table:table-cell table:formula="of:=[.D459]+1" office:value-type="float" office:value="453">
            <text:p>453</text:p>
          </table:table-cell>
          <table:table-cell table:number-columns-repeated="7"/>
        </table:table-row>
        <table:table-row table:style-name="ro1">
          <table:table-cell/>
          <table:table-cell table:formula="of:=ROUND([.B460]-([.$I$1]-[.B460]*([.$A$2]/(2*100))/[.$C$3]);2)" office:value-type="float" office:value="52890.87">
            <text:p>52890.87</text:p>
          </table:table-cell>
          <table:table-cell table:formula="of:=ROUND([.C460]-([.$J$1]-[.C460]*([.$A$2]/(4*100))/[.$C$3]);2)" office:value-type="float" office:value="81367.31">
            <text:p>81367.31</text:p>
          </table:table-cell>
          <table:table-cell table:formula="of:=[.D460]+1" office:value-type="float" office:value="454">
            <text:p>454</text:p>
          </table:table-cell>
          <table:table-cell table:number-columns-repeated="7"/>
        </table:table-row>
        <table:table-row table:style-name="ro1">
          <table:table-cell/>
          <table:table-cell table:formula="of:=ROUND([.B461]-([.$I$1]-[.B461]*([.$A$2]/(2*100))/[.$C$3]);2)" office:value-type="float" office:value="52736.69">
            <text:p>52736.69</text:p>
          </table:table-cell>
          <table:table-cell table:formula="of:=ROUND([.C461]-([.$J$1]-[.C461]*([.$A$2]/(4*100))/[.$C$3]);2)" office:value-type="float" office:value="81316.91">
            <text:p>81316.91</text:p>
          </table:table-cell>
          <table:table-cell table:formula="of:=[.D461]+1" office:value-type="float" office:value="455">
            <text:p>455</text:p>
          </table:table-cell>
          <table:table-cell table:number-columns-repeated="7"/>
        </table:table-row>
        <table:table-row table:style-name="ro1">
          <table:table-cell/>
          <table:table-cell table:formula="of:=ROUND([.B462]-([.$I$1]-[.B462]*([.$A$2]/(2*100))/[.$C$3]);2)" office:value-type="float" office:value="52582.22">
            <text:p>52582.22</text:p>
          </table:table-cell>
          <table:table-cell table:formula="of:=ROUND([.C462]-([.$J$1]-[.C462]*([.$A$2]/(4*100))/[.$C$3]);2)" office:value-type="float" office:value="81266.46">
            <text:p>81266.46</text:p>
          </table:table-cell>
          <table:table-cell table:formula="of:=[.D462]+1" office:value-type="float" office:value="456">
            <text:p>456</text:p>
          </table:table-cell>
          <table:table-cell table:number-columns-repeated="7"/>
        </table:table-row>
        <table:table-row table:style-name="ro1">
          <table:table-cell/>
          <table:table-cell table:formula="of:=ROUND([.B463]-([.$I$1]-[.B463]*([.$A$2]/(2*100))/[.$C$3]);2)" office:value-type="float" office:value="52427.46">
            <text:p>52427.46</text:p>
          </table:table-cell>
          <table:table-cell table:formula="of:=ROUND([.C463]-([.$J$1]-[.C463]*([.$A$2]/(4*100))/[.$C$3]);2)" office:value-type="float" office:value="81215.97">
            <text:p>81215.97</text:p>
          </table:table-cell>
          <table:table-cell table:formula="of:=[.D463]+1" office:value-type="float" office:value="457">
            <text:p>457</text:p>
          </table:table-cell>
          <table:table-cell table:number-columns-repeated="7"/>
        </table:table-row>
        <table:table-row table:style-name="ro1">
          <table:table-cell/>
          <table:table-cell table:formula="of:=ROUND([.B464]-([.$I$1]-[.B464]*([.$A$2]/(2*100))/[.$C$3]);2)" office:value-type="float" office:value="52272.41">
            <text:p>52272.41</text:p>
          </table:table-cell>
          <table:table-cell table:formula="of:=ROUND([.C464]-([.$J$1]-[.C464]*([.$A$2]/(4*100))/[.$C$3]);2)" office:value-type="float" office:value="81165.43">
            <text:p>81165.43</text:p>
          </table:table-cell>
          <table:table-cell table:formula="of:=[.D464]+1" office:value-type="float" office:value="458">
            <text:p>458</text:p>
          </table:table-cell>
          <table:table-cell table:number-columns-repeated="7"/>
        </table:table-row>
        <table:table-row table:style-name="ro1">
          <table:table-cell/>
          <table:table-cell table:formula="of:=ROUND([.B465]-([.$I$1]-[.B465]*([.$A$2]/(2*100))/[.$C$3]);2)" office:value-type="float" office:value="52117.07">
            <text:p>52117.07</text:p>
          </table:table-cell>
          <table:table-cell table:formula="of:=ROUND([.C465]-([.$J$1]-[.C465]*([.$A$2]/(4*100))/[.$C$3]);2)" office:value-type="float" office:value="81114.84">
            <text:p>81114.84</text:p>
          </table:table-cell>
          <table:table-cell table:formula="of:=[.D465]+1" office:value-type="float" office:value="459">
            <text:p>459</text:p>
          </table:table-cell>
          <table:table-cell table:number-columns-repeated="7"/>
        </table:table-row>
        <table:table-row table:style-name="ro1">
          <table:table-cell/>
          <table:table-cell table:formula="of:=ROUND([.B466]-([.$I$1]-[.B466]*([.$A$2]/(2*100))/[.$C$3]);2)" office:value-type="float" office:value="51961.44">
            <text:p>51961.44</text:p>
          </table:table-cell>
          <table:table-cell table:formula="of:=ROUND([.C466]-([.$J$1]-[.C466]*([.$A$2]/(4*100))/[.$C$3]);2)" office:value-type="float" office:value="81064.21">
            <text:p>81064.21</text:p>
          </table:table-cell>
          <table:table-cell table:formula="of:=[.D466]+1" office:value-type="float" office:value="460">
            <text:p>460</text:p>
          </table:table-cell>
          <table:table-cell table:number-columns-repeated="7"/>
        </table:table-row>
        <table:table-row table:style-name="ro1">
          <table:table-cell/>
          <table:table-cell table:formula="of:=ROUND([.B467]-([.$I$1]-[.B467]*([.$A$2]/(2*100))/[.$C$3]);2)" office:value-type="float" office:value="51805.52">
            <text:p>51805.52</text:p>
          </table:table-cell>
          <table:table-cell table:formula="of:=ROUND([.C467]-([.$J$1]-[.C467]*([.$A$2]/(4*100))/[.$C$3]);2)" office:value-type="float" office:value="81013.53">
            <text:p>81013.53</text:p>
          </table:table-cell>
          <table:table-cell table:formula="of:=[.D467]+1" office:value-type="float" office:value="461">
            <text:p>461</text:p>
          </table:table-cell>
          <table:table-cell table:number-columns-repeated="7"/>
        </table:table-row>
        <table:table-row table:style-name="ro1">
          <table:table-cell/>
          <table:table-cell table:formula="of:=ROUND([.B468]-([.$I$1]-[.B468]*([.$A$2]/(2*100))/[.$C$3]);2)" office:value-type="float" office:value="51649.31">
            <text:p>51649.31</text:p>
          </table:table-cell>
          <table:table-cell table:formula="of:=ROUND([.C468]-([.$J$1]-[.C468]*([.$A$2]/(4*100))/[.$C$3]);2)" office:value-type="float" office:value="80962.8">
            <text:p>80962.8</text:p>
          </table:table-cell>
          <table:table-cell table:formula="of:=[.D468]+1" office:value-type="float" office:value="462">
            <text:p>462</text:p>
          </table:table-cell>
          <table:table-cell table:number-columns-repeated="7"/>
        </table:table-row>
        <table:table-row table:style-name="ro1">
          <table:table-cell/>
          <table:table-cell table:formula="of:=ROUND([.B469]-([.$I$1]-[.B469]*([.$A$2]/(2*100))/[.$C$3]);2)" office:value-type="float" office:value="51492.8">
            <text:p>51492.8</text:p>
          </table:table-cell>
          <table:table-cell table:formula="of:=ROUND([.C469]-([.$J$1]-[.C469]*([.$A$2]/(4*100))/[.$C$3]);2)" office:value-type="float" office:value="80912.02">
            <text:p>80912.02</text:p>
          </table:table-cell>
          <table:table-cell table:formula="of:=[.D469]+1" office:value-type="float" office:value="463">
            <text:p>463</text:p>
          </table:table-cell>
          <table:table-cell table:number-columns-repeated="7"/>
        </table:table-row>
        <table:table-row table:style-name="ro1">
          <table:table-cell/>
          <table:table-cell table:formula="of:=ROUND([.B470]-([.$I$1]-[.B470]*([.$A$2]/(2*100))/[.$C$3]);2)" office:value-type="float" office:value="51336">
            <text:p>51336</text:p>
          </table:table-cell>
          <table:table-cell table:formula="of:=ROUND([.C470]-([.$J$1]-[.C470]*([.$A$2]/(4*100))/[.$C$3]);2)" office:value-type="float" office:value="80861.2">
            <text:p>80861.2</text:p>
          </table:table-cell>
          <table:table-cell table:formula="of:=[.D470]+1" office:value-type="float" office:value="464">
            <text:p>464</text:p>
          </table:table-cell>
          <table:table-cell table:number-columns-repeated="7"/>
        </table:table-row>
        <table:table-row table:style-name="ro1">
          <table:table-cell/>
          <table:table-cell table:formula="of:=ROUND([.B471]-([.$I$1]-[.B471]*([.$A$2]/(2*100))/[.$C$3]);2)" office:value-type="float" office:value="51178.91">
            <text:p>51178.91</text:p>
          </table:table-cell>
          <table:table-cell table:formula="of:=ROUND([.C471]-([.$J$1]-[.C471]*([.$A$2]/(4*100))/[.$C$3]);2)" office:value-type="float" office:value="80810.33">
            <text:p>80810.33</text:p>
          </table:table-cell>
          <table:table-cell table:formula="of:=[.D471]+1" office:value-type="float" office:value="465">
            <text:p>465</text:p>
          </table:table-cell>
          <table:table-cell table:number-columns-repeated="7"/>
        </table:table-row>
        <table:table-row table:style-name="ro1">
          <table:table-cell/>
          <table:table-cell table:formula="of:=ROUND([.B472]-([.$I$1]-[.B472]*([.$A$2]/(2*100))/[.$C$3]);2)" office:value-type="float" office:value="51021.52">
            <text:p>51021.52</text:p>
          </table:table-cell>
          <table:table-cell table:formula="of:=ROUND([.C472]-([.$J$1]-[.C472]*([.$A$2]/(4*100))/[.$C$3]);2)" office:value-type="float" office:value="80759.41">
            <text:p>80759.41</text:p>
          </table:table-cell>
          <table:table-cell table:formula="of:=[.D472]+1" office:value-type="float" office:value="466">
            <text:p>466</text:p>
          </table:table-cell>
          <table:table-cell table:number-columns-repeated="7"/>
        </table:table-row>
        <table:table-row table:style-name="ro1">
          <table:table-cell/>
          <table:table-cell table:formula="of:=ROUND([.B473]-([.$I$1]-[.B473]*([.$A$2]/(2*100))/[.$C$3]);2)" office:value-type="float" office:value="50863.84">
            <text:p>50863.84</text:p>
          </table:table-cell>
          <table:table-cell table:formula="of:=ROUND([.C473]-([.$J$1]-[.C473]*([.$A$2]/(4*100))/[.$C$3]);2)" office:value-type="float" office:value="80708.44">
            <text:p>80708.44</text:p>
          </table:table-cell>
          <table:table-cell table:formula="of:=[.D473]+1" office:value-type="float" office:value="467">
            <text:p>467</text:p>
          </table:table-cell>
          <table:table-cell table:number-columns-repeated="7"/>
        </table:table-row>
        <table:table-row table:style-name="ro1">
          <table:table-cell/>
          <table:table-cell table:formula="of:=ROUND([.B474]-([.$I$1]-[.B474]*([.$A$2]/(2*100))/[.$C$3]);2)" office:value-type="float" office:value="50705.86">
            <text:p>50705.86</text:p>
          </table:table-cell>
          <table:table-cell table:formula="of:=ROUND([.C474]-([.$J$1]-[.C474]*([.$A$2]/(4*100))/[.$C$3]);2)" office:value-type="float" office:value="80657.42">
            <text:p>80657.42</text:p>
          </table:table-cell>
          <table:table-cell table:formula="of:=[.D474]+1" office:value-type="float" office:value="468">
            <text:p>468</text:p>
          </table:table-cell>
          <table:table-cell table:number-columns-repeated="7"/>
        </table:table-row>
        <table:table-row table:style-name="ro1">
          <table:table-cell/>
          <table:table-cell table:formula="of:=ROUND([.B475]-([.$I$1]-[.B475]*([.$A$2]/(2*100))/[.$C$3]);2)" office:value-type="float" office:value="50547.58">
            <text:p>50547.58</text:p>
          </table:table-cell>
          <table:table-cell table:formula="of:=ROUND([.C475]-([.$J$1]-[.C475]*([.$A$2]/(4*100))/[.$C$3]);2)" office:value-type="float" office:value="80606.36">
            <text:p>80606.36</text:p>
          </table:table-cell>
          <table:table-cell table:formula="of:=[.D475]+1" office:value-type="float" office:value="469">
            <text:p>469</text:p>
          </table:table-cell>
          <table:table-cell table:number-columns-repeated="7"/>
        </table:table-row>
        <table:table-row table:style-name="ro1">
          <table:table-cell/>
          <table:table-cell table:formula="of:=ROUND([.B476]-([.$I$1]-[.B476]*([.$A$2]/(2*100))/[.$C$3]);2)" office:value-type="float" office:value="50389.01">
            <text:p>50389.01</text:p>
          </table:table-cell>
          <table:table-cell table:formula="of:=ROUND([.C476]-([.$J$1]-[.C476]*([.$A$2]/(4*100))/[.$C$3]);2)" office:value-type="float" office:value="80555.25">
            <text:p>80555.25</text:p>
          </table:table-cell>
          <table:table-cell table:formula="of:=[.D476]+1" office:value-type="float" office:value="470">
            <text:p>470</text:p>
          </table:table-cell>
          <table:table-cell table:number-columns-repeated="7"/>
        </table:table-row>
        <table:table-row table:style-name="ro1">
          <table:table-cell/>
          <table:table-cell table:formula="of:=ROUND([.B477]-([.$I$1]-[.B477]*([.$A$2]/(2*100))/[.$C$3]);2)" office:value-type="float" office:value="50230.14">
            <text:p>50230.14</text:p>
          </table:table-cell>
          <table:table-cell table:formula="of:=ROUND([.C477]-([.$J$1]-[.C477]*([.$A$2]/(4*100))/[.$C$3]);2)" office:value-type="float" office:value="80504.09">
            <text:p>80504.09</text:p>
          </table:table-cell>
          <table:table-cell table:formula="of:=[.D477]+1" office:value-type="float" office:value="471">
            <text:p>471</text:p>
          </table:table-cell>
          <table:table-cell table:number-columns-repeated="7"/>
        </table:table-row>
        <table:table-row table:style-name="ro1">
          <table:table-cell/>
          <table:table-cell table:formula="of:=ROUND([.B478]-([.$I$1]-[.B478]*([.$A$2]/(2*100))/[.$C$3]);2)" office:value-type="float" office:value="50070.97">
            <text:p>50070.97</text:p>
          </table:table-cell>
          <table:table-cell table:formula="of:=ROUND([.C478]-([.$J$1]-[.C478]*([.$A$2]/(4*100))/[.$C$3]);2)" office:value-type="float" office:value="80452.88">
            <text:p>80452.88</text:p>
          </table:table-cell>
          <table:table-cell table:formula="of:=[.D478]+1" office:value-type="float" office:value="472">
            <text:p>472</text:p>
          </table:table-cell>
          <table:table-cell table:number-columns-repeated="7"/>
        </table:table-row>
        <table:table-row table:style-name="ro1">
          <table:table-cell/>
          <table:table-cell table:formula="of:=ROUND([.B479]-([.$I$1]-[.B479]*([.$A$2]/(2*100))/[.$C$3]);2)" office:value-type="float" office:value="49911.5">
            <text:p>49911.5</text:p>
          </table:table-cell>
          <table:table-cell table:formula="of:=ROUND([.C479]-([.$J$1]-[.C479]*([.$A$2]/(4*100))/[.$C$3]);2)" office:value-type="float" office:value="80401.62">
            <text:p>80401.62</text:p>
          </table:table-cell>
          <table:table-cell table:formula="of:=[.D479]+1" office:value-type="float" office:value="473">
            <text:p>473</text:p>
          </table:table-cell>
          <table:table-cell table:number-columns-repeated="7"/>
        </table:table-row>
        <table:table-row table:style-name="ro1">
          <table:table-cell/>
          <table:table-cell table:formula="of:=ROUND([.B480]-([.$I$1]-[.B480]*([.$A$2]/(2*100))/[.$C$3]);2)" office:value-type="float" office:value="49751.73">
            <text:p>49751.73</text:p>
          </table:table-cell>
          <table:table-cell table:formula="of:=ROUND([.C480]-([.$J$1]-[.C480]*([.$A$2]/(4*100))/[.$C$3]);2)" office:value-type="float" office:value="80350.32">
            <text:p>80350.32</text:p>
          </table:table-cell>
          <table:table-cell table:formula="of:=[.D480]+1" office:value-type="float" office:value="474">
            <text:p>474</text:p>
          </table:table-cell>
          <table:table-cell table:number-columns-repeated="7"/>
        </table:table-row>
        <table:table-row table:style-name="ro1">
          <table:table-cell/>
          <table:table-cell table:formula="of:=ROUND([.B481]-([.$I$1]-[.B481]*([.$A$2]/(2*100))/[.$C$3]);2)" office:value-type="float" office:value="49591.66">
            <text:p>49591.66</text:p>
          </table:table-cell>
          <table:table-cell table:formula="of:=ROUND([.C481]-([.$J$1]-[.C481]*([.$A$2]/(4*100))/[.$C$3]);2)" office:value-type="float" office:value="80298.97">
            <text:p>80298.97</text:p>
          </table:table-cell>
          <table:table-cell table:formula="of:=[.D481]+1" office:value-type="float" office:value="475">
            <text:p>475</text:p>
          </table:table-cell>
          <table:table-cell table:number-columns-repeated="7"/>
        </table:table-row>
        <table:table-row table:style-name="ro1">
          <table:table-cell/>
          <table:table-cell table:formula="of:=ROUND([.B482]-([.$I$1]-[.B482]*([.$A$2]/(2*100))/[.$C$3]);2)" office:value-type="float" office:value="49431.29">
            <text:p>49431.29</text:p>
          </table:table-cell>
          <table:table-cell table:formula="of:=ROUND([.C482]-([.$J$1]-[.C482]*([.$A$2]/(4*100))/[.$C$3]);2)" office:value-type="float" office:value="80247.57">
            <text:p>80247.57</text:p>
          </table:table-cell>
          <table:table-cell table:formula="of:=[.D482]+1" office:value-type="float" office:value="476">
            <text:p>476</text:p>
          </table:table-cell>
          <table:table-cell table:number-columns-repeated="7"/>
        </table:table-row>
        <table:table-row table:style-name="ro1">
          <table:table-cell/>
          <table:table-cell table:formula="of:=ROUND([.B483]-([.$I$1]-[.B483]*([.$A$2]/(2*100))/[.$C$3]);2)" office:value-type="float" office:value="49270.62">
            <text:p>49270.62</text:p>
          </table:table-cell>
          <table:table-cell table:formula="of:=ROUND([.C483]-([.$J$1]-[.C483]*([.$A$2]/(4*100))/[.$C$3]);2)" office:value-type="float" office:value="80196.12">
            <text:p>80196.12</text:p>
          </table:table-cell>
          <table:table-cell table:formula="of:=[.D483]+1" office:value-type="float" office:value="477">
            <text:p>477</text:p>
          </table:table-cell>
          <table:table-cell table:number-columns-repeated="7"/>
        </table:table-row>
        <table:table-row table:style-name="ro1">
          <table:table-cell/>
          <table:table-cell table:formula="of:=ROUND([.B484]-([.$I$1]-[.B484]*([.$A$2]/(2*100))/[.$C$3]);2)" office:value-type="float" office:value="49109.65">
            <text:p>49109.65</text:p>
          </table:table-cell>
          <table:table-cell table:formula="of:=ROUND([.C484]-([.$J$1]-[.C484]*([.$A$2]/(4*100))/[.$C$3]);2)" office:value-type="float" office:value="80144.62">
            <text:p>80144.62</text:p>
          </table:table-cell>
          <table:table-cell table:formula="of:=[.D484]+1" office:value-type="float" office:value="478">
            <text:p>478</text:p>
          </table:table-cell>
          <table:table-cell table:number-columns-repeated="7"/>
        </table:table-row>
        <table:table-row table:style-name="ro1">
          <table:table-cell/>
          <table:table-cell table:formula="of:=ROUND([.B485]-([.$I$1]-[.B485]*([.$A$2]/(2*100))/[.$C$3]);2)" office:value-type="float" office:value="48948.38">
            <text:p>48948.38</text:p>
          </table:table-cell>
          <table:table-cell table:formula="of:=ROUND([.C485]-([.$J$1]-[.C485]*([.$A$2]/(4*100))/[.$C$3]);2)" office:value-type="float" office:value="80093.08">
            <text:p>80093.08</text:p>
          </table:table-cell>
          <table:table-cell table:formula="of:=[.D485]+1" office:value-type="float" office:value="479">
            <text:p>479</text:p>
          </table:table-cell>
          <table:table-cell table:number-columns-repeated="7"/>
        </table:table-row>
        <table:table-row table:style-name="ro1">
          <table:table-cell/>
          <table:table-cell table:formula="of:=ROUND([.B486]-([.$I$1]-[.B486]*([.$A$2]/(2*100))/[.$C$3]);2)" office:value-type="float" office:value="48786.81">
            <text:p>48786.81</text:p>
          </table:table-cell>
          <table:table-cell table:formula="of:=ROUND([.C486]-([.$J$1]-[.C486]*([.$A$2]/(4*100))/[.$C$3]);2)" office:value-type="float" office:value="80041.49">
            <text:p>80041.49</text:p>
          </table:table-cell>
          <table:table-cell table:formula="of:=[.D486]+1" office:value-type="float" office:value="480">
            <text:p>480</text:p>
          </table:table-cell>
          <table:table-cell table:number-columns-repeated="7"/>
        </table:table-row>
        <table:table-row table:style-name="ro1">
          <table:table-cell/>
          <table:table-cell table:formula="of:=ROUND([.B487]-([.$I$1]-[.B487]*([.$A$2]/(2*100))/[.$C$3]);2)" office:value-type="float" office:value="48624.94">
            <text:p>48624.94</text:p>
          </table:table-cell>
          <table:table-cell table:formula="of:=ROUND([.C487]-([.$J$1]-[.C487]*([.$A$2]/(4*100))/[.$C$3]);2)" office:value-type="float" office:value="79989.85">
            <text:p>79989.85</text:p>
          </table:table-cell>
          <table:table-cell table:formula="of:=[.D487]+1" office:value-type="float" office:value="481">
            <text:p>481</text:p>
          </table:table-cell>
          <table:table-cell table:number-columns-repeated="7"/>
        </table:table-row>
        <table:table-row table:style-name="ro1">
          <table:table-cell/>
          <table:table-cell table:formula="of:=ROUND([.B488]-([.$I$1]-[.B488]*([.$A$2]/(2*100))/[.$C$3]);2)" office:value-type="float" office:value="48462.76">
            <text:p>48462.76</text:p>
          </table:table-cell>
          <table:table-cell table:formula="of:=ROUND([.C488]-([.$J$1]-[.C488]*([.$A$2]/(4*100))/[.$C$3]);2)" office:value-type="float" office:value="79938.16">
            <text:p>79938.16</text:p>
          </table:table-cell>
          <table:table-cell table:formula="of:=[.D488]+1" office:value-type="float" office:value="482">
            <text:p>482</text:p>
          </table:table-cell>
          <table:table-cell table:number-columns-repeated="7"/>
        </table:table-row>
        <table:table-row table:style-name="ro1">
          <table:table-cell/>
          <table:table-cell table:formula="of:=ROUND([.B489]-([.$I$1]-[.B489]*([.$A$2]/(2*100))/[.$C$3]);2)" office:value-type="float" office:value="48300.28">
            <text:p>48300.28</text:p>
          </table:table-cell>
          <table:table-cell table:formula="of:=ROUND([.C489]-([.$J$1]-[.C489]*([.$A$2]/(4*100))/[.$C$3]);2)" office:value-type="float" office:value="79886.42">
            <text:p>79886.42</text:p>
          </table:table-cell>
          <table:table-cell table:formula="of:=[.D489]+1" office:value-type="float" office:value="483">
            <text:p>483</text:p>
          </table:table-cell>
          <table:table-cell table:number-columns-repeated="7"/>
        </table:table-row>
        <table:table-row table:style-name="ro1">
          <table:table-cell/>
          <table:table-cell table:formula="of:=ROUND([.B490]-([.$I$1]-[.B490]*([.$A$2]/(2*100))/[.$C$3]);2)" office:value-type="float" office:value="48137.49">
            <text:p>48137.49</text:p>
          </table:table-cell>
          <table:table-cell table:formula="of:=ROUND([.C490]-([.$J$1]-[.C490]*([.$A$2]/(4*100))/[.$C$3]);2)" office:value-type="float" office:value="79834.63">
            <text:p>79834.63</text:p>
          </table:table-cell>
          <table:table-cell table:formula="of:=[.D490]+1" office:value-type="float" office:value="484">
            <text:p>484</text:p>
          </table:table-cell>
          <table:table-cell table:number-columns-repeated="7"/>
        </table:table-row>
        <table:table-row table:style-name="ro1">
          <table:table-cell/>
          <table:table-cell table:formula="of:=ROUND([.B491]-([.$I$1]-[.B491]*([.$A$2]/(2*100))/[.$C$3]);2)" office:value-type="float" office:value="47974.4">
            <text:p>47974.4</text:p>
          </table:table-cell>
          <table:table-cell table:formula="of:=ROUND([.C491]-([.$J$1]-[.C491]*([.$A$2]/(4*100))/[.$C$3]);2)" office:value-type="float" office:value="79782.79">
            <text:p>79782.79</text:p>
          </table:table-cell>
          <table:table-cell table:formula="of:=[.D491]+1" office:value-type="float" office:value="485">
            <text:p>485</text:p>
          </table:table-cell>
          <table:table-cell table:number-columns-repeated="7"/>
        </table:table-row>
        <table:table-row table:style-name="ro1">
          <table:table-cell/>
          <table:table-cell table:formula="of:=ROUND([.B492]-([.$I$1]-[.B492]*([.$A$2]/(2*100))/[.$C$3]);2)" office:value-type="float" office:value="47811">
            <text:p>47811</text:p>
          </table:table-cell>
          <table:table-cell table:formula="of:=ROUND([.C492]-([.$J$1]-[.C492]*([.$A$2]/(4*100))/[.$C$3]);2)" office:value-type="float" office:value="79730.91">
            <text:p>79730.91</text:p>
          </table:table-cell>
          <table:table-cell table:formula="of:=[.D492]+1" office:value-type="float" office:value="486">
            <text:p>486</text:p>
          </table:table-cell>
          <table:table-cell table:number-columns-repeated="7"/>
        </table:table-row>
        <table:table-row table:style-name="ro1">
          <table:table-cell/>
          <table:table-cell table:formula="of:=ROUND([.B493]-([.$I$1]-[.B493]*([.$A$2]/(2*100))/[.$C$3]);2)" office:value-type="float" office:value="47647.3">
            <text:p>47647.3</text:p>
          </table:table-cell>
          <table:table-cell table:formula="of:=ROUND([.C493]-([.$J$1]-[.C493]*([.$A$2]/(4*100))/[.$C$3]);2)" office:value-type="float" office:value="79678.98">
            <text:p>79678.98</text:p>
          </table:table-cell>
          <table:table-cell table:formula="of:=[.D493]+1" office:value-type="float" office:value="487">
            <text:p>487</text:p>
          </table:table-cell>
          <table:table-cell table:number-columns-repeated="7"/>
        </table:table-row>
        <table:table-row table:style-name="ro1">
          <table:table-cell/>
          <table:table-cell table:formula="of:=ROUND([.B494]-([.$I$1]-[.B494]*([.$A$2]/(2*100))/[.$C$3]);2)" office:value-type="float" office:value="47483.29">
            <text:p>47483.29</text:p>
          </table:table-cell>
          <table:table-cell table:formula="of:=ROUND([.C494]-([.$J$1]-[.C494]*([.$A$2]/(4*100))/[.$C$3]);2)" office:value-type="float" office:value="79627">
            <text:p>79627</text:p>
          </table:table-cell>
          <table:table-cell table:formula="of:=[.D494]+1" office:value-type="float" office:value="488">
            <text:p>488</text:p>
          </table:table-cell>
          <table:table-cell table:number-columns-repeated="7"/>
        </table:table-row>
        <table:table-row table:style-name="ro1">
          <table:table-cell/>
          <table:table-cell table:formula="of:=ROUND([.B495]-([.$I$1]-[.B495]*([.$A$2]/(2*100))/[.$C$3]);2)" office:value-type="float" office:value="47318.97">
            <text:p>47318.97</text:p>
          </table:table-cell>
          <table:table-cell table:formula="of:=ROUND([.C495]-([.$J$1]-[.C495]*([.$A$2]/(4*100))/[.$C$3]);2)" office:value-type="float" office:value="79574.97">
            <text:p>79574.97</text:p>
          </table:table-cell>
          <table:table-cell table:formula="of:=[.D495]+1" office:value-type="float" office:value="489">
            <text:p>489</text:p>
          </table:table-cell>
          <table:table-cell table:number-columns-repeated="7"/>
        </table:table-row>
        <table:table-row table:style-name="ro1">
          <table:table-cell/>
          <table:table-cell table:formula="of:=ROUND([.B496]-([.$I$1]-[.B496]*([.$A$2]/(2*100))/[.$C$3]);2)" office:value-type="float" office:value="47154.34">
            <text:p>47154.34</text:p>
          </table:table-cell>
          <table:table-cell table:formula="of:=ROUND([.C496]-([.$J$1]-[.C496]*([.$A$2]/(4*100))/[.$C$3]);2)" office:value-type="float" office:value="79522.89">
            <text:p>79522.89</text:p>
          </table:table-cell>
          <table:table-cell table:formula="of:=[.D496]+1" office:value-type="float" office:value="490">
            <text:p>490</text:p>
          </table:table-cell>
          <table:table-cell table:number-columns-repeated="7"/>
        </table:table-row>
        <table:table-row table:style-name="ro1">
          <table:table-cell/>
          <table:table-cell table:formula="of:=ROUND([.B497]-([.$I$1]-[.B497]*([.$A$2]/(2*100))/[.$C$3]);2)" office:value-type="float" office:value="46989.4">
            <text:p>46989.4</text:p>
          </table:table-cell>
          <table:table-cell table:formula="of:=ROUND([.C497]-([.$J$1]-[.C497]*([.$A$2]/(4*100))/[.$C$3]);2)" office:value-type="float" office:value="79470.76">
            <text:p>79470.76</text:p>
          </table:table-cell>
          <table:table-cell table:formula="of:=[.D497]+1" office:value-type="float" office:value="491">
            <text:p>491</text:p>
          </table:table-cell>
          <table:table-cell table:number-columns-repeated="7"/>
        </table:table-row>
        <table:table-row table:style-name="ro1">
          <table:table-cell/>
          <table:table-cell table:formula="of:=ROUND([.B498]-([.$I$1]-[.B498]*([.$A$2]/(2*100))/[.$C$3]);2)" office:value-type="float" office:value="46824.16">
            <text:p>46824.16</text:p>
          </table:table-cell>
          <table:table-cell table:formula="of:=ROUND([.C498]-([.$J$1]-[.C498]*([.$A$2]/(4*100))/[.$C$3]);2)" office:value-type="float" office:value="79418.58">
            <text:p>79418.58</text:p>
          </table:table-cell>
          <table:table-cell table:formula="of:=[.D498]+1" office:value-type="float" office:value="492">
            <text:p>492</text:p>
          </table:table-cell>
          <table:table-cell table:number-columns-repeated="7"/>
        </table:table-row>
        <table:table-row table:style-name="ro1">
          <table:table-cell/>
          <table:table-cell table:formula="of:=ROUND([.B499]-([.$I$1]-[.B499]*([.$A$2]/(2*100))/[.$C$3]);2)" office:value-type="float" office:value="46658.61">
            <text:p>46658.61</text:p>
          </table:table-cell>
          <table:table-cell table:formula="of:=ROUND([.C499]-([.$J$1]-[.C499]*([.$A$2]/(4*100))/[.$C$3]);2)" office:value-type="float" office:value="79366.35">
            <text:p>79366.35</text:p>
          </table:table-cell>
          <table:table-cell table:formula="of:=[.D499]+1" office:value-type="float" office:value="493">
            <text:p>493</text:p>
          </table:table-cell>
          <table:table-cell table:number-columns-repeated="7"/>
        </table:table-row>
        <table:table-row table:style-name="ro1">
          <table:table-cell/>
          <table:table-cell table:formula="of:=ROUND([.B500]-([.$I$1]-[.B500]*([.$A$2]/(2*100))/[.$C$3]);2)" office:value-type="float" office:value="46492.74">
            <text:p>46492.74</text:p>
          </table:table-cell>
          <table:table-cell table:formula="of:=ROUND([.C500]-([.$J$1]-[.C500]*([.$A$2]/(4*100))/[.$C$3]);2)" office:value-type="float" office:value="79314.08">
            <text:p>79314.08</text:p>
          </table:table-cell>
          <table:table-cell table:formula="of:=[.D500]+1" office:value-type="float" office:value="494">
            <text:p>494</text:p>
          </table:table-cell>
          <table:table-cell table:number-columns-repeated="7"/>
        </table:table-row>
        <table:table-row table:style-name="ro1">
          <table:table-cell/>
          <table:table-cell table:formula="of:=ROUND([.B501]-([.$I$1]-[.B501]*([.$A$2]/(2*100))/[.$C$3]);2)" office:value-type="float" office:value="46326.56">
            <text:p>46326.56</text:p>
          </table:table-cell>
          <table:table-cell table:formula="of:=ROUND([.C501]-([.$J$1]-[.C501]*([.$A$2]/(4*100))/[.$C$3]);2)" office:value-type="float" office:value="79261.76">
            <text:p>79261.76</text:p>
          </table:table-cell>
          <table:table-cell table:formula="of:=[.D501]+1" office:value-type="float" office:value="495">
            <text:p>495</text:p>
          </table:table-cell>
          <table:table-cell table:number-columns-repeated="7"/>
        </table:table-row>
        <table:table-row table:style-name="ro1">
          <table:table-cell/>
          <table:table-cell table:formula="of:=ROUND([.B502]-([.$I$1]-[.B502]*([.$A$2]/(2*100))/[.$C$3]);2)" office:value-type="float" office:value="46160.07">
            <text:p>46160.07</text:p>
          </table:table-cell>
          <table:table-cell table:formula="of:=ROUND([.C502]-([.$J$1]-[.C502]*([.$A$2]/(4*100))/[.$C$3]);2)" office:value-type="float" office:value="79209.39">
            <text:p>79209.39</text:p>
          </table:table-cell>
          <table:table-cell table:formula="of:=[.D502]+1" office:value-type="float" office:value="496">
            <text:p>496</text:p>
          </table:table-cell>
          <table:table-cell table:number-columns-repeated="7"/>
        </table:table-row>
        <table:table-row table:style-name="ro1">
          <table:table-cell/>
          <table:table-cell table:formula="of:=ROUND([.B503]-([.$I$1]-[.B503]*([.$A$2]/(2*100))/[.$C$3]);2)" office:value-type="float" office:value="45993.27">
            <text:p>45993.27</text:p>
          </table:table-cell>
          <table:table-cell table:formula="of:=ROUND([.C503]-([.$J$1]-[.C503]*([.$A$2]/(4*100))/[.$C$3]);2)" office:value-type="float" office:value="79156.97">
            <text:p>79156.97</text:p>
          </table:table-cell>
          <table:table-cell table:formula="of:=[.D503]+1" office:value-type="float" office:value="497">
            <text:p>497</text:p>
          </table:table-cell>
          <table:table-cell table:number-columns-repeated="7"/>
        </table:table-row>
        <table:table-row table:style-name="ro1">
          <table:table-cell/>
          <table:table-cell table:formula="of:=ROUND([.B504]-([.$I$1]-[.B504]*([.$A$2]/(2*100))/[.$C$3]);2)" office:value-type="float" office:value="45826.16">
            <text:p>45826.16</text:p>
          </table:table-cell>
          <table:table-cell table:formula="of:=ROUND([.C504]-([.$J$1]-[.C504]*([.$A$2]/(4*100))/[.$C$3]);2)" office:value-type="float" office:value="79104.5">
            <text:p>79104.5</text:p>
          </table:table-cell>
          <table:table-cell table:formula="of:=[.D504]+1" office:value-type="float" office:value="498">
            <text:p>498</text:p>
          </table:table-cell>
          <table:table-cell table:number-columns-repeated="7"/>
        </table:table-row>
        <table:table-row table:style-name="ro1">
          <table:table-cell/>
          <table:table-cell table:formula="of:=ROUND([.B505]-([.$I$1]-[.B505]*([.$A$2]/(2*100))/[.$C$3]);2)" office:value-type="float" office:value="45658.73">
            <text:p>45658.73</text:p>
          </table:table-cell>
          <table:table-cell table:formula="of:=ROUND([.C505]-([.$J$1]-[.C505]*([.$A$2]/(4*100))/[.$C$3]);2)" office:value-type="float" office:value="79051.98">
            <text:p>79051.98</text:p>
          </table:table-cell>
          <table:table-cell table:formula="of:=[.D505]+1" office:value-type="float" office:value="499">
            <text:p>499</text:p>
          </table:table-cell>
          <table:table-cell table:number-columns-repeated="7"/>
        </table:table-row>
        <table:table-row table:style-name="ro1">
          <table:table-cell/>
          <table:table-cell table:formula="of:=ROUND([.B506]-([.$I$1]-[.B506]*([.$A$2]/(2*100))/[.$C$3]);2)" office:value-type="float" office:value="45490.99">
            <text:p>45490.99</text:p>
          </table:table-cell>
          <table:table-cell table:formula="of:=ROUND([.C506]-([.$J$1]-[.C506]*([.$A$2]/(4*100))/[.$C$3]);2)" office:value-type="float" office:value="78999.41">
            <text:p>78999.41</text:p>
          </table:table-cell>
          <table:table-cell table:formula="of:=[.D506]+1" office:value-type="float" office:value="500">
            <text:p>500</text:p>
          </table:table-cell>
          <table:table-cell table:number-columns-repeated="7"/>
        </table:table-row>
        <table:table-row table:style-name="ro1">
          <table:table-cell/>
          <table:table-cell table:formula="of:=ROUND([.B507]-([.$I$1]-[.B507]*([.$A$2]/(2*100))/[.$C$3]);2)" office:value-type="float" office:value="45322.94">
            <text:p>45322.94</text:p>
          </table:table-cell>
          <table:table-cell table:formula="of:=ROUND([.C507]-([.$J$1]-[.C507]*([.$A$2]/(4*100))/[.$C$3]);2)" office:value-type="float" office:value="78946.79">
            <text:p>78946.79</text:p>
          </table:table-cell>
          <table:table-cell table:formula="of:=[.D507]+1" office:value-type="float" office:value="501">
            <text:p>501</text:p>
          </table:table-cell>
          <table:table-cell table:number-columns-repeated="7"/>
        </table:table-row>
        <table:table-row table:style-name="ro1">
          <table:table-cell/>
          <table:table-cell table:formula="of:=ROUND([.B508]-([.$I$1]-[.B508]*([.$A$2]/(2*100))/[.$C$3]);2)" office:value-type="float" office:value="45154.57">
            <text:p>45154.57</text:p>
          </table:table-cell>
          <table:table-cell table:formula="of:=ROUND([.C508]-([.$J$1]-[.C508]*([.$A$2]/(4*100))/[.$C$3]);2)" office:value-type="float" office:value="78894.12">
            <text:p>78894.12</text:p>
          </table:table-cell>
          <table:table-cell table:formula="of:=[.D508]+1" office:value-type="float" office:value="502">
            <text:p>502</text:p>
          </table:table-cell>
          <table:table-cell table:number-columns-repeated="7"/>
        </table:table-row>
        <table:table-row table:style-name="ro1">
          <table:table-cell/>
          <table:table-cell table:formula="of:=ROUND([.B509]-([.$I$1]-[.B509]*([.$A$2]/(2*100))/[.$C$3]);2)" office:value-type="float" office:value="44985.88">
            <text:p>44985.88</text:p>
          </table:table-cell>
          <table:table-cell table:formula="of:=ROUND([.C509]-([.$J$1]-[.C509]*([.$A$2]/(4*100))/[.$C$3]);2)" office:value-type="float" office:value="78841.4">
            <text:p>78841.4</text:p>
          </table:table-cell>
          <table:table-cell table:formula="of:=[.D509]+1" office:value-type="float" office:value="503">
            <text:p>503</text:p>
          </table:table-cell>
          <table:table-cell table:number-columns-repeated="7"/>
        </table:table-row>
        <table:table-row table:style-name="ro1">
          <table:table-cell/>
          <table:table-cell table:formula="of:=ROUND([.B510]-([.$I$1]-[.B510]*([.$A$2]/(2*100))/[.$C$3]);2)" office:value-type="float" office:value="44816.88">
            <text:p>44816.88</text:p>
          </table:table-cell>
          <table:table-cell table:formula="of:=ROUND([.C510]-([.$J$1]-[.C510]*([.$A$2]/(4*100))/[.$C$3]);2)" office:value-type="float" office:value="78788.63">
            <text:p>78788.63</text:p>
          </table:table-cell>
          <table:table-cell table:formula="of:=[.D510]+1" office:value-type="float" office:value="504">
            <text:p>504</text:p>
          </table:table-cell>
          <table:table-cell table:number-columns-repeated="7"/>
        </table:table-row>
        <table:table-row table:style-name="ro1">
          <table:table-cell/>
          <table:table-cell table:formula="of:=ROUND([.B511]-([.$I$1]-[.B511]*([.$A$2]/(2*100))/[.$C$3]);2)" office:value-type="float" office:value="44647.56">
            <text:p>44647.56</text:p>
          </table:table-cell>
          <table:table-cell table:formula="of:=ROUND([.C511]-([.$J$1]-[.C511]*([.$A$2]/(4*100))/[.$C$3]);2)" office:value-type="float" office:value="78735.81">
            <text:p>78735.81</text:p>
          </table:table-cell>
          <table:table-cell table:formula="of:=[.D511]+1" office:value-type="float" office:value="505">
            <text:p>505</text:p>
          </table:table-cell>
          <table:table-cell table:number-columns-repeated="7"/>
        </table:table-row>
        <table:table-row table:style-name="ro1">
          <table:table-cell/>
          <table:table-cell table:formula="of:=ROUND([.B512]-([.$I$1]-[.B512]*([.$A$2]/(2*100))/[.$C$3]);2)" office:value-type="float" office:value="44477.92">
            <text:p>44477.92</text:p>
          </table:table-cell>
          <table:table-cell table:formula="of:=ROUND([.C512]-([.$J$1]-[.C512]*([.$A$2]/(4*100))/[.$C$3]);2)" office:value-type="float" office:value="78682.94">
            <text:p>78682.94</text:p>
          </table:table-cell>
          <table:table-cell table:formula="of:=[.D512]+1" office:value-type="float" office:value="506">
            <text:p>506</text:p>
          </table:table-cell>
          <table:table-cell table:number-columns-repeated="7"/>
        </table:table-row>
        <table:table-row table:style-name="ro1">
          <table:table-cell/>
          <table:table-cell table:formula="of:=ROUND([.B513]-([.$I$1]-[.B513]*([.$A$2]/(2*100))/[.$C$3]);2)" office:value-type="float" office:value="44307.97">
            <text:p>44307.97</text:p>
          </table:table-cell>
          <table:table-cell table:formula="of:=ROUND([.C513]-([.$J$1]-[.C513]*([.$A$2]/(4*100))/[.$C$3]);2)" office:value-type="float" office:value="78630.03">
            <text:p>78630.03</text:p>
          </table:table-cell>
          <table:table-cell table:formula="of:=[.D513]+1" office:value-type="float" office:value="507">
            <text:p>507</text:p>
          </table:table-cell>
          <table:table-cell table:number-columns-repeated="7"/>
        </table:table-row>
        <table:table-row table:style-name="ro1">
          <table:table-cell/>
          <table:table-cell table:formula="of:=ROUND([.B514]-([.$I$1]-[.B514]*([.$A$2]/(2*100))/[.$C$3]);2)" office:value-type="float" office:value="44137.7">
            <text:p>44137.7</text:p>
          </table:table-cell>
          <table:table-cell table:formula="of:=ROUND([.C514]-([.$J$1]-[.C514]*([.$A$2]/(4*100))/[.$C$3]);2)" office:value-type="float" office:value="78577.07">
            <text:p>78577.07</text:p>
          </table:table-cell>
          <table:table-cell table:formula="of:=[.D514]+1" office:value-type="float" office:value="508">
            <text:p>508</text:p>
          </table:table-cell>
          <table:table-cell table:number-columns-repeated="7"/>
        </table:table-row>
        <table:table-row table:style-name="ro1">
          <table:table-cell/>
          <table:table-cell table:formula="of:=ROUND([.B515]-([.$I$1]-[.B515]*([.$A$2]/(2*100))/[.$C$3]);2)" office:value-type="float" office:value="43967.11">
            <text:p>43967.11</text:p>
          </table:table-cell>
          <table:table-cell table:formula="of:=ROUND([.C515]-([.$J$1]-[.C515]*([.$A$2]/(4*100))/[.$C$3]);2)" office:value-type="float" office:value="78524.06">
            <text:p>78524.06</text:p>
          </table:table-cell>
          <table:table-cell table:formula="of:=[.D515]+1" office:value-type="float" office:value="509">
            <text:p>509</text:p>
          </table:table-cell>
          <table:table-cell table:number-columns-repeated="7"/>
        </table:table-row>
        <table:table-row table:style-name="ro1">
          <table:table-cell/>
          <table:table-cell table:formula="of:=ROUND([.B516]-([.$I$1]-[.B516]*([.$A$2]/(2*100))/[.$C$3]);2)" office:value-type="float" office:value="43796.2">
            <text:p>43796.2</text:p>
          </table:table-cell>
          <table:table-cell table:formula="of:=ROUND([.C516]-([.$J$1]-[.C516]*([.$A$2]/(4*100))/[.$C$3]);2)" office:value-type="float" office:value="78471">
            <text:p>78471</text:p>
          </table:table-cell>
          <table:table-cell table:formula="of:=[.D516]+1" office:value-type="float" office:value="510">
            <text:p>510</text:p>
          </table:table-cell>
          <table:table-cell table:number-columns-repeated="7"/>
        </table:table-row>
        <table:table-row table:style-name="ro1">
          <table:table-cell/>
          <table:table-cell table:formula="of:=ROUND([.B517]-([.$I$1]-[.B517]*([.$A$2]/(2*100))/[.$C$3]);2)" office:value-type="float" office:value="43624.97">
            <text:p>43624.97</text:p>
          </table:table-cell>
          <table:table-cell table:formula="of:=ROUND([.C517]-([.$J$1]-[.C517]*([.$A$2]/(4*100))/[.$C$3]);2)" office:value-type="float" office:value="78417.89">
            <text:p>78417.89</text:p>
          </table:table-cell>
          <table:table-cell table:formula="of:=[.D517]+1" office:value-type="float" office:value="511">
            <text:p>511</text:p>
          </table:table-cell>
          <table:table-cell table:number-columns-repeated="7"/>
        </table:table-row>
        <table:table-row table:style-name="ro1">
          <table:table-cell/>
          <table:table-cell table:formula="of:=ROUND([.B518]-([.$I$1]-[.B518]*([.$A$2]/(2*100))/[.$C$3]);2)" office:value-type="float" office:value="43453.42">
            <text:p>43453.42</text:p>
          </table:table-cell>
          <table:table-cell table:formula="of:=ROUND([.C518]-([.$J$1]-[.C518]*([.$A$2]/(4*100))/[.$C$3]);2)" office:value-type="float" office:value="78364.73">
            <text:p>78364.73</text:p>
          </table:table-cell>
          <table:table-cell table:formula="of:=[.D518]+1" office:value-type="float" office:value="512">
            <text:p>512</text:p>
          </table:table-cell>
          <table:table-cell table:number-columns-repeated="7"/>
        </table:table-row>
        <table:table-row table:style-name="ro1">
          <table:table-cell/>
          <table:table-cell table:formula="of:=ROUND([.B519]-([.$I$1]-[.B519]*([.$A$2]/(2*100))/[.$C$3]);2)" office:value-type="float" office:value="43281.55">
            <text:p>43281.55</text:p>
          </table:table-cell>
          <table:table-cell table:formula="of:=ROUND([.C519]-([.$J$1]-[.C519]*([.$A$2]/(4*100))/[.$C$3]);2)" office:value-type="float" office:value="78311.52">
            <text:p>78311.52</text:p>
          </table:table-cell>
          <table:table-cell table:formula="of:=[.D519]+1" office:value-type="float" office:value="513">
            <text:p>513</text:p>
          </table:table-cell>
          <table:table-cell table:number-columns-repeated="7"/>
        </table:table-row>
        <table:table-row table:style-name="ro1">
          <table:table-cell/>
          <table:table-cell table:formula="of:=ROUND([.B520]-([.$I$1]-[.B520]*([.$A$2]/(2*100))/[.$C$3]);2)" office:value-type="float" office:value="43109.35">
            <text:p>43109.35</text:p>
          </table:table-cell>
          <table:table-cell table:formula="of:=ROUND([.C520]-([.$J$1]-[.C520]*([.$A$2]/(4*100))/[.$C$3]);2)" office:value-type="float" office:value="78258.26">
            <text:p>78258.26</text:p>
          </table:table-cell>
          <table:table-cell table:formula="of:=[.D520]+1" office:value-type="float" office:value="514">
            <text:p>514</text:p>
          </table:table-cell>
          <table:table-cell table:number-columns-repeated="7"/>
        </table:table-row>
        <table:table-row table:style-name="ro1">
          <table:table-cell/>
          <table:table-cell table:formula="of:=ROUND([.B521]-([.$I$1]-[.B521]*([.$A$2]/(2*100))/[.$C$3]);2)" office:value-type="float" office:value="42936.83">
            <text:p>42936.83</text:p>
          </table:table-cell>
          <table:table-cell table:formula="of:=ROUND([.C521]-([.$J$1]-[.C521]*([.$A$2]/(4*100))/[.$C$3]);2)" office:value-type="float" office:value="78204.95">
            <text:p>78204.95</text:p>
          </table:table-cell>
          <table:table-cell table:formula="of:=[.D521]+1" office:value-type="float" office:value="515">
            <text:p>515</text:p>
          </table:table-cell>
          <table:table-cell table:number-columns-repeated="7"/>
        </table:table-row>
        <table:table-row table:style-name="ro1">
          <table:table-cell/>
          <table:table-cell table:formula="of:=ROUND([.B522]-([.$I$1]-[.B522]*([.$A$2]/(2*100))/[.$C$3]);2)" office:value-type="float" office:value="42763.99">
            <text:p>42763.99</text:p>
          </table:table-cell>
          <table:table-cell table:formula="of:=ROUND([.C522]-([.$J$1]-[.C522]*([.$A$2]/(4*100))/[.$C$3]);2)" office:value-type="float" office:value="78151.59">
            <text:p>78151.59</text:p>
          </table:table-cell>
          <table:table-cell table:formula="of:=[.D522]+1" office:value-type="float" office:value="516">
            <text:p>516</text:p>
          </table:table-cell>
          <table:table-cell table:number-columns-repeated="7"/>
        </table:table-row>
        <table:table-row table:style-name="ro1">
          <table:table-cell/>
          <table:table-cell table:formula="of:=ROUND([.B523]-([.$I$1]-[.B523]*([.$A$2]/(2*100))/[.$C$3]);2)" office:value-type="float" office:value="42590.82">
            <text:p>42590.82</text:p>
          </table:table-cell>
          <table:table-cell table:formula="of:=ROUND([.C523]-([.$J$1]-[.C523]*([.$A$2]/(4*100))/[.$C$3]);2)" office:value-type="float" office:value="78098.18">
            <text:p>78098.18</text:p>
          </table:table-cell>
          <table:table-cell table:formula="of:=[.D523]+1" office:value-type="float" office:value="517">
            <text:p>517</text:p>
          </table:table-cell>
          <table:table-cell table:number-columns-repeated="7"/>
        </table:table-row>
        <table:table-row table:style-name="ro1">
          <table:table-cell/>
          <table:table-cell table:formula="of:=ROUND([.B524]-([.$I$1]-[.B524]*([.$A$2]/(2*100))/[.$C$3]);2)" office:value-type="float" office:value="42417.33">
            <text:p>42417.33</text:p>
          </table:table-cell>
          <table:table-cell table:formula="of:=ROUND([.C524]-([.$J$1]-[.C524]*([.$A$2]/(4*100))/[.$C$3]);2)" office:value-type="float" office:value="78044.72">
            <text:p>78044.72</text:p>
          </table:table-cell>
          <table:table-cell table:formula="of:=[.D524]+1" office:value-type="float" office:value="518">
            <text:p>518</text:p>
          </table:table-cell>
          <table:table-cell table:number-columns-repeated="7"/>
        </table:table-row>
        <table:table-row table:style-name="ro1">
          <table:table-cell/>
          <table:table-cell table:formula="of:=ROUND([.B525]-([.$I$1]-[.B525]*([.$A$2]/(2*100))/[.$C$3]);2)" office:value-type="float" office:value="42243.51">
            <text:p>42243.51</text:p>
          </table:table-cell>
          <table:table-cell table:formula="of:=ROUND([.C525]-([.$J$1]-[.C525]*([.$A$2]/(4*100))/[.$C$3]);2)" office:value-type="float" office:value="77991.21">
            <text:p>77991.21</text:p>
          </table:table-cell>
          <table:table-cell table:formula="of:=[.D525]+1" office:value-type="float" office:value="519">
            <text:p>519</text:p>
          </table:table-cell>
          <table:table-cell table:number-columns-repeated="7"/>
        </table:table-row>
        <table:table-row table:style-name="ro1">
          <table:table-cell/>
          <table:table-cell table:formula="of:=ROUND([.B526]-([.$I$1]-[.B526]*([.$A$2]/(2*100))/[.$C$3]);2)" office:value-type="float" office:value="42069.37">
            <text:p>42069.37</text:p>
          </table:table-cell>
          <table:table-cell table:formula="of:=ROUND([.C526]-([.$J$1]-[.C526]*([.$A$2]/(4*100))/[.$C$3]);2)" office:value-type="float" office:value="77937.65">
            <text:p>77937.65</text:p>
          </table:table-cell>
          <table:table-cell table:formula="of:=[.D526]+1" office:value-type="float" office:value="520">
            <text:p>520</text:p>
          </table:table-cell>
          <table:table-cell table:number-columns-repeated="7"/>
        </table:table-row>
        <table:table-row table:style-name="ro1">
          <table:table-cell/>
          <table:table-cell table:formula="of:=ROUND([.B527]-([.$I$1]-[.B527]*([.$A$2]/(2*100))/[.$C$3]);2)" office:value-type="float" office:value="41894.9">
            <text:p>41894.9</text:p>
          </table:table-cell>
          <table:table-cell table:formula="of:=ROUND([.C527]-([.$J$1]-[.C527]*([.$A$2]/(4*100))/[.$C$3]);2)" office:value-type="float" office:value="77884.04">
            <text:p>77884.04</text:p>
          </table:table-cell>
          <table:table-cell table:formula="of:=[.D527]+1" office:value-type="float" office:value="521">
            <text:p>521</text:p>
          </table:table-cell>
          <table:table-cell table:number-columns-repeated="7"/>
        </table:table-row>
        <table:table-row table:style-name="ro1">
          <table:table-cell/>
          <table:table-cell table:formula="of:=ROUND([.B528]-([.$I$1]-[.B528]*([.$A$2]/(2*100))/[.$C$3]);2)" office:value-type="float" office:value="41720.1">
            <text:p>41720.1</text:p>
          </table:table-cell>
          <table:table-cell table:formula="of:=ROUND([.C528]-([.$J$1]-[.C528]*([.$A$2]/(4*100))/[.$C$3]);2)" office:value-type="float" office:value="77830.38">
            <text:p>77830.38</text:p>
          </table:table-cell>
          <table:table-cell table:formula="of:=[.D528]+1" office:value-type="float" office:value="522">
            <text:p>522</text:p>
          </table:table-cell>
          <table:table-cell table:number-columns-repeated="7"/>
        </table:table-row>
        <table:table-row table:style-name="ro1">
          <table:table-cell/>
          <table:table-cell table:formula="of:=ROUND([.B529]-([.$I$1]-[.B529]*([.$A$2]/(2*100))/[.$C$3]);2)" office:value-type="float" office:value="41544.98">
            <text:p>41544.98</text:p>
          </table:table-cell>
          <table:table-cell table:formula="of:=ROUND([.C529]-([.$J$1]-[.C529]*([.$A$2]/(4*100))/[.$C$3]);2)" office:value-type="float" office:value="77776.67">
            <text:p>77776.67</text:p>
          </table:table-cell>
          <table:table-cell table:formula="of:=[.D529]+1" office:value-type="float" office:value="523">
            <text:p>523</text:p>
          </table:table-cell>
          <table:table-cell table:number-columns-repeated="7"/>
        </table:table-row>
        <table:table-row table:style-name="ro1">
          <table:table-cell/>
          <table:table-cell table:formula="of:=ROUND([.B530]-([.$I$1]-[.B530]*([.$A$2]/(2*100))/[.$C$3]);2)" office:value-type="float" office:value="41369.53">
            <text:p>41369.53</text:p>
          </table:table-cell>
          <table:table-cell table:formula="of:=ROUND([.C530]-([.$J$1]-[.C530]*([.$A$2]/(4*100))/[.$C$3]);2)" office:value-type="float" office:value="77722.91">
            <text:p>77722.91</text:p>
          </table:table-cell>
          <table:table-cell table:formula="of:=[.D530]+1" office:value-type="float" office:value="524">
            <text:p>524</text:p>
          </table:table-cell>
          <table:table-cell table:number-columns-repeated="7"/>
        </table:table-row>
        <table:table-row table:style-name="ro1">
          <table:table-cell/>
          <table:table-cell table:formula="of:=ROUND([.B531]-([.$I$1]-[.B531]*([.$A$2]/(2*100))/[.$C$3]);2)" office:value-type="float" office:value="41193.75">
            <text:p>41193.75</text:p>
          </table:table-cell>
          <table:table-cell table:formula="of:=ROUND([.C531]-([.$J$1]-[.C531]*([.$A$2]/(4*100))/[.$C$3]);2)" office:value-type="float" office:value="77669.1">
            <text:p>77669.1</text:p>
          </table:table-cell>
          <table:table-cell table:formula="of:=[.D531]+1" office:value-type="float" office:value="525">
            <text:p>525</text:p>
          </table:table-cell>
          <table:table-cell table:number-columns-repeated="7"/>
        </table:table-row>
        <table:table-row table:style-name="ro1">
          <table:table-cell/>
          <table:table-cell table:formula="of:=ROUND([.B532]-([.$I$1]-[.B532]*([.$A$2]/(2*100))/[.$C$3]);2)" office:value-type="float" office:value="41017.64">
            <text:p>41017.64</text:p>
          </table:table-cell>
          <table:table-cell table:formula="of:=ROUND([.C532]-([.$J$1]-[.C532]*([.$A$2]/(4*100))/[.$C$3]);2)" office:value-type="float" office:value="77615.23">
            <text:p>77615.23</text:p>
          </table:table-cell>
          <table:table-cell table:formula="of:=[.D532]+1" office:value-type="float" office:value="526">
            <text:p>526</text:p>
          </table:table-cell>
          <table:table-cell table:number-columns-repeated="7"/>
        </table:table-row>
        <table:table-row table:style-name="ro1">
          <table:table-cell/>
          <table:table-cell table:formula="of:=ROUND([.B533]-([.$I$1]-[.B533]*([.$A$2]/(2*100))/[.$C$3]);2)" office:value-type="float" office:value="40841.2">
            <text:p>40841.2</text:p>
          </table:table-cell>
          <table:table-cell table:formula="of:=ROUND([.C533]-([.$J$1]-[.C533]*([.$A$2]/(4*100))/[.$C$3]);2)" office:value-type="float" office:value="77561.31">
            <text:p>77561.31</text:p>
          </table:table-cell>
          <table:table-cell table:formula="of:=[.D533]+1" office:value-type="float" office:value="527">
            <text:p>527</text:p>
          </table:table-cell>
          <table:table-cell table:number-columns-repeated="7"/>
        </table:table-row>
        <table:table-row table:style-name="ro1">
          <table:table-cell/>
          <table:table-cell table:formula="of:=ROUND([.B534]-([.$I$1]-[.B534]*([.$A$2]/(2*100))/[.$C$3]);2)" office:value-type="float" office:value="40664.43">
            <text:p>40664.43</text:p>
          </table:table-cell>
          <table:table-cell table:formula="of:=ROUND([.C534]-([.$J$1]-[.C534]*([.$A$2]/(4*100))/[.$C$3]);2)" office:value-type="float" office:value="77507.34">
            <text:p>77507.34</text:p>
          </table:table-cell>
          <table:table-cell table:formula="of:=[.D534]+1" office:value-type="float" office:value="528">
            <text:p>528</text:p>
          </table:table-cell>
          <table:table-cell table:number-columns-repeated="7"/>
        </table:table-row>
        <table:table-row table:style-name="ro1">
          <table:table-cell/>
          <table:table-cell table:formula="of:=ROUND([.B535]-([.$I$1]-[.B535]*([.$A$2]/(2*100))/[.$C$3]);2)" office:value-type="float" office:value="40487.33">
            <text:p>40487.33</text:p>
          </table:table-cell>
          <table:table-cell table:formula="of:=ROUND([.C535]-([.$J$1]-[.C535]*([.$A$2]/(4*100))/[.$C$3]);2)" office:value-type="float" office:value="77453.32">
            <text:p>77453.32</text:p>
          </table:table-cell>
          <table:table-cell table:formula="of:=[.D535]+1" office:value-type="float" office:value="529">
            <text:p>529</text:p>
          </table:table-cell>
          <table:table-cell table:number-columns-repeated="7"/>
        </table:table-row>
        <table:table-row table:style-name="ro1">
          <table:table-cell/>
          <table:table-cell table:formula="of:=ROUND([.B536]-([.$I$1]-[.B536]*([.$A$2]/(2*100))/[.$C$3]);2)" office:value-type="float" office:value="40309.89">
            <text:p>40309.89</text:p>
          </table:table-cell>
          <table:table-cell table:formula="of:=ROUND([.C536]-([.$J$1]-[.C536]*([.$A$2]/(4*100))/[.$C$3]);2)" office:value-type="float" office:value="77399.25">
            <text:p>77399.25</text:p>
          </table:table-cell>
          <table:table-cell table:formula="of:=[.D536]+1" office:value-type="float" office:value="530">
            <text:p>530</text:p>
          </table:table-cell>
          <table:table-cell table:number-columns-repeated="7"/>
        </table:table-row>
        <table:table-row table:style-name="ro1">
          <table:table-cell/>
          <table:table-cell table:formula="of:=ROUND([.B537]-([.$I$1]-[.B537]*([.$A$2]/(2*100))/[.$C$3]);2)" office:value-type="float" office:value="40132.12">
            <text:p>40132.12</text:p>
          </table:table-cell>
          <table:table-cell table:formula="of:=ROUND([.C537]-([.$J$1]-[.C537]*([.$A$2]/(4*100))/[.$C$3]);2)" office:value-type="float" office:value="77345.13">
            <text:p>77345.13</text:p>
          </table:table-cell>
          <table:table-cell table:formula="of:=[.D537]+1" office:value-type="float" office:value="531">
            <text:p>531</text:p>
          </table:table-cell>
          <table:table-cell table:number-columns-repeated="7"/>
        </table:table-row>
        <table:table-row table:style-name="ro1">
          <table:table-cell/>
          <table:table-cell table:formula="of:=ROUND([.B538]-([.$I$1]-[.B538]*([.$A$2]/(2*100))/[.$C$3]);2)" office:value-type="float" office:value="39954.02">
            <text:p>39954.02</text:p>
          </table:table-cell>
          <table:table-cell table:formula="of:=ROUND([.C538]-([.$J$1]-[.C538]*([.$A$2]/(4*100))/[.$C$3]);2)" office:value-type="float" office:value="77290.96">
            <text:p>77290.96</text:p>
          </table:table-cell>
          <table:table-cell table:formula="of:=[.D538]+1" office:value-type="float" office:value="532">
            <text:p>532</text:p>
          </table:table-cell>
          <table:table-cell table:number-columns-repeated="7"/>
        </table:table-row>
        <table:table-row table:style-name="ro1">
          <table:table-cell/>
          <table:table-cell table:formula="of:=ROUND([.B539]-([.$I$1]-[.B539]*([.$A$2]/(2*100))/[.$C$3]);2)" office:value-type="float" office:value="39775.58">
            <text:p>39775.58</text:p>
          </table:table-cell>
          <table:table-cell table:formula="of:=ROUND([.C539]-([.$J$1]-[.C539]*([.$A$2]/(4*100))/[.$C$3]);2)" office:value-type="float" office:value="77236.74">
            <text:p>77236.74</text:p>
          </table:table-cell>
          <table:table-cell table:formula="of:=[.D539]+1" office:value-type="float" office:value="533">
            <text:p>533</text:p>
          </table:table-cell>
          <table:table-cell table:number-columns-repeated="7"/>
        </table:table-row>
        <table:table-row table:style-name="ro1">
          <table:table-cell/>
          <table:table-cell table:formula="of:=ROUND([.B540]-([.$I$1]-[.B540]*([.$A$2]/(2*100))/[.$C$3]);2)" office:value-type="float" office:value="39596.81">
            <text:p>39596.81</text:p>
          </table:table-cell>
          <table:table-cell table:formula="of:=ROUND([.C540]-([.$J$1]-[.C540]*([.$A$2]/(4*100))/[.$C$3]);2)" office:value-type="float" office:value="77182.47">
            <text:p>77182.47</text:p>
          </table:table-cell>
          <table:table-cell table:formula="of:=[.D540]+1" office:value-type="float" office:value="534">
            <text:p>534</text:p>
          </table:table-cell>
          <table:table-cell table:number-columns-repeated="7"/>
        </table:table-row>
        <table:table-row table:style-name="ro1">
          <table:table-cell/>
          <table:table-cell table:formula="of:=ROUND([.B541]-([.$I$1]-[.B541]*([.$A$2]/(2*100))/[.$C$3]);2)" office:value-type="float" office:value="39417.7">
            <text:p>39417.7</text:p>
          </table:table-cell>
          <table:table-cell table:formula="of:=ROUND([.C541]-([.$J$1]-[.C541]*([.$A$2]/(4*100))/[.$C$3]);2)" office:value-type="float" office:value="77128.15">
            <text:p>77128.15</text:p>
          </table:table-cell>
          <table:table-cell table:formula="of:=[.D541]+1" office:value-type="float" office:value="535">
            <text:p>535</text:p>
          </table:table-cell>
          <table:table-cell table:number-columns-repeated="7"/>
        </table:table-row>
        <table:table-row table:style-name="ro1">
          <table:table-cell/>
          <table:table-cell table:formula="of:=ROUND([.B542]-([.$I$1]-[.B542]*([.$A$2]/(2*100))/[.$C$3]);2)" office:value-type="float" office:value="39238.26">
            <text:p>39238.26</text:p>
          </table:table-cell>
          <table:table-cell table:formula="of:=ROUND([.C542]-([.$J$1]-[.C542]*([.$A$2]/(4*100))/[.$C$3]);2)" office:value-type="float" office:value="77073.78">
            <text:p>77073.78</text:p>
          </table:table-cell>
          <table:table-cell table:formula="of:=[.D542]+1" office:value-type="float" office:value="536">
            <text:p>536</text:p>
          </table:table-cell>
          <table:table-cell table:number-columns-repeated="7"/>
        </table:table-row>
        <table:table-row table:style-name="ro1">
          <table:table-cell/>
          <table:table-cell table:formula="of:=ROUND([.B543]-([.$I$1]-[.B543]*([.$A$2]/(2*100))/[.$C$3]);2)" office:value-type="float" office:value="39058.48">
            <text:p>39058.48</text:p>
          </table:table-cell>
          <table:table-cell table:formula="of:=ROUND([.C543]-([.$J$1]-[.C543]*([.$A$2]/(4*100))/[.$C$3]);2)" office:value-type="float" office:value="77019.36">
            <text:p>77019.36</text:p>
          </table:table-cell>
          <table:table-cell table:formula="of:=[.D543]+1" office:value-type="float" office:value="537">
            <text:p>537</text:p>
          </table:table-cell>
          <table:table-cell table:number-columns-repeated="7"/>
        </table:table-row>
        <table:table-row table:style-name="ro1">
          <table:table-cell/>
          <table:table-cell table:formula="of:=ROUND([.B544]-([.$I$1]-[.B544]*([.$A$2]/(2*100))/[.$C$3]);2)" office:value-type="float" office:value="38878.36">
            <text:p>38878.36</text:p>
          </table:table-cell>
          <table:table-cell table:formula="of:=ROUND([.C544]-([.$J$1]-[.C544]*([.$A$2]/(4*100))/[.$C$3]);2)" office:value-type="float" office:value="76964.89">
            <text:p>76964.89</text:p>
          </table:table-cell>
          <table:table-cell table:formula="of:=[.D544]+1" office:value-type="float" office:value="538">
            <text:p>538</text:p>
          </table:table-cell>
          <table:table-cell table:number-columns-repeated="7"/>
        </table:table-row>
        <table:table-row table:style-name="ro1">
          <table:table-cell/>
          <table:table-cell table:formula="of:=ROUND([.B545]-([.$I$1]-[.B545]*([.$A$2]/(2*100))/[.$C$3]);2)" office:value-type="float" office:value="38697.91">
            <text:p>38697.91</text:p>
          </table:table-cell>
          <table:table-cell table:formula="of:=ROUND([.C545]-([.$J$1]-[.C545]*([.$A$2]/(4*100))/[.$C$3]);2)" office:value-type="float" office:value="76910.36">
            <text:p>76910.36</text:p>
          </table:table-cell>
          <table:table-cell table:formula="of:=[.D545]+1" office:value-type="float" office:value="539">
            <text:p>539</text:p>
          </table:table-cell>
          <table:table-cell table:number-columns-repeated="7"/>
        </table:table-row>
        <table:table-row table:style-name="ro1">
          <table:table-cell/>
          <table:table-cell table:formula="of:=ROUND([.B546]-([.$I$1]-[.B546]*([.$A$2]/(2*100))/[.$C$3]);2)" office:value-type="float" office:value="38517.12">
            <text:p>38517.12</text:p>
          </table:table-cell>
          <table:table-cell table:formula="of:=ROUND([.C546]-([.$J$1]-[.C546]*([.$A$2]/(4*100))/[.$C$3]);2)" office:value-type="float" office:value="76855.78">
            <text:p>76855.78</text:p>
          </table:table-cell>
          <table:table-cell table:formula="of:=[.D546]+1" office:value-type="float" office:value="540">
            <text:p>540</text:p>
          </table:table-cell>
          <table:table-cell table:number-columns-repeated="7"/>
        </table:table-row>
        <table:table-row table:style-name="ro1">
          <table:table-cell/>
          <table:table-cell table:formula="of:=ROUND([.B547]-([.$I$1]-[.B547]*([.$A$2]/(2*100))/[.$C$3]);2)" office:value-type="float" office:value="38335.99">
            <text:p>38335.99</text:p>
          </table:table-cell>
          <table:table-cell table:formula="of:=ROUND([.C547]-([.$J$1]-[.C547]*([.$A$2]/(4*100))/[.$C$3]);2)" office:value-type="float" office:value="76801.15">
            <text:p>76801.15</text:p>
          </table:table-cell>
          <table:table-cell table:formula="of:=[.D547]+1" office:value-type="float" office:value="541">
            <text:p>541</text:p>
          </table:table-cell>
          <table:table-cell table:number-columns-repeated="7"/>
        </table:table-row>
        <table:table-row table:style-name="ro1">
          <table:table-cell/>
          <table:table-cell table:formula="of:=ROUND([.B548]-([.$I$1]-[.B548]*([.$A$2]/(2*100))/[.$C$3]);2)" office:value-type="float" office:value="38154.52">
            <text:p>38154.52</text:p>
          </table:table-cell>
          <table:table-cell table:formula="of:=ROUND([.C548]-([.$J$1]-[.C548]*([.$A$2]/(4*100))/[.$C$3]);2)" office:value-type="float" office:value="76746.47">
            <text:p>76746.47</text:p>
          </table:table-cell>
          <table:table-cell table:formula="of:=[.D548]+1" office:value-type="float" office:value="542">
            <text:p>542</text:p>
          </table:table-cell>
          <table:table-cell table:number-columns-repeated="7"/>
        </table:table-row>
        <table:table-row table:style-name="ro1">
          <table:table-cell/>
          <table:table-cell table:formula="of:=ROUND([.B549]-([.$I$1]-[.B549]*([.$A$2]/(2*100))/[.$C$3]);2)" office:value-type="float" office:value="37972.71">
            <text:p>37972.71</text:p>
          </table:table-cell>
          <table:table-cell table:formula="of:=ROUND([.C549]-([.$J$1]-[.C549]*([.$A$2]/(4*100))/[.$C$3]);2)" office:value-type="float" office:value="76691.74">
            <text:p>76691.74</text:p>
          </table:table-cell>
          <table:table-cell table:formula="of:=[.D549]+1" office:value-type="float" office:value="543">
            <text:p>543</text:p>
          </table:table-cell>
          <table:table-cell table:number-columns-repeated="7"/>
        </table:table-row>
        <table:table-row table:style-name="ro1">
          <table:table-cell/>
          <table:table-cell table:formula="of:=ROUND([.B550]-([.$I$1]-[.B550]*([.$A$2]/(2*100))/[.$C$3]);2)" office:value-type="float" office:value="37790.56">
            <text:p>37790.56</text:p>
          </table:table-cell>
          <table:table-cell table:formula="of:=ROUND([.C550]-([.$J$1]-[.C550]*([.$A$2]/(4*100))/[.$C$3]);2)" office:value-type="float" office:value="76636.96">
            <text:p>76636.96</text:p>
          </table:table-cell>
          <table:table-cell table:formula="of:=[.D550]+1" office:value-type="float" office:value="544">
            <text:p>544</text:p>
          </table:table-cell>
          <table:table-cell table:number-columns-repeated="7"/>
        </table:table-row>
        <table:table-row table:style-name="ro1">
          <table:table-cell/>
          <table:table-cell table:formula="of:=ROUND([.B551]-([.$I$1]-[.B551]*([.$A$2]/(2*100))/[.$C$3]);2)" office:value-type="float" office:value="37608.07">
            <text:p>37608.07</text:p>
          </table:table-cell>
          <table:table-cell table:formula="of:=ROUND([.C551]-([.$J$1]-[.C551]*([.$A$2]/(4*100))/[.$C$3]);2)" office:value-type="float" office:value="76582.13">
            <text:p>76582.13</text:p>
          </table:table-cell>
          <table:table-cell table:formula="of:=[.D551]+1" office:value-type="float" office:value="545">
            <text:p>545</text:p>
          </table:table-cell>
          <table:table-cell table:number-columns-repeated="7"/>
        </table:table-row>
        <table:table-row table:style-name="ro1">
          <table:table-cell/>
          <table:table-cell table:formula="of:=ROUND([.B552]-([.$I$1]-[.B552]*([.$A$2]/(2*100))/[.$C$3]);2)" office:value-type="float" office:value="37425.24">
            <text:p>37425.24</text:p>
          </table:table-cell>
          <table:table-cell table:formula="of:=ROUND([.C552]-([.$J$1]-[.C552]*([.$A$2]/(4*100))/[.$C$3]);2)" office:value-type="float" office:value="76527.25">
            <text:p>76527.25</text:p>
          </table:table-cell>
          <table:table-cell table:formula="of:=[.D552]+1" office:value-type="float" office:value="546">
            <text:p>546</text:p>
          </table:table-cell>
          <table:table-cell table:number-columns-repeated="7"/>
        </table:table-row>
        <table:table-row table:style-name="ro1">
          <table:table-cell/>
          <table:table-cell table:formula="of:=ROUND([.B553]-([.$I$1]-[.B553]*([.$A$2]/(2*100))/[.$C$3]);2)" office:value-type="float" office:value="37242.06">
            <text:p>37242.06</text:p>
          </table:table-cell>
          <table:table-cell table:formula="of:=ROUND([.C553]-([.$J$1]-[.C553]*([.$A$2]/(4*100))/[.$C$3]);2)" office:value-type="float" office:value="76472.31">
            <text:p>76472.31</text:p>
          </table:table-cell>
          <table:table-cell table:formula="of:=[.D553]+1" office:value-type="float" office:value="547">
            <text:p>547</text:p>
          </table:table-cell>
          <table:table-cell table:number-columns-repeated="7"/>
        </table:table-row>
        <table:table-row table:style-name="ro1">
          <table:table-cell/>
          <table:table-cell table:formula="of:=ROUND([.B554]-([.$I$1]-[.B554]*([.$A$2]/(2*100))/[.$C$3]);2)" office:value-type="float" office:value="37058.54">
            <text:p>37058.54</text:p>
          </table:table-cell>
          <table:table-cell table:formula="of:=ROUND([.C554]-([.$J$1]-[.C554]*([.$A$2]/(4*100))/[.$C$3]);2)" office:value-type="float" office:value="76417.32">
            <text:p>76417.32</text:p>
          </table:table-cell>
          <table:table-cell table:formula="of:=[.D554]+1" office:value-type="float" office:value="548">
            <text:p>548</text:p>
          </table:table-cell>
          <table:table-cell table:number-columns-repeated="7"/>
        </table:table-row>
        <table:table-row table:style-name="ro1">
          <table:table-cell/>
          <table:table-cell table:formula="of:=ROUND([.B555]-([.$I$1]-[.B555]*([.$A$2]/(2*100))/[.$C$3]);2)" office:value-type="float" office:value="36874.67">
            <text:p>36874.67</text:p>
          </table:table-cell>
          <table:table-cell table:formula="of:=ROUND([.C555]-([.$J$1]-[.C555]*([.$A$2]/(4*100))/[.$C$3]);2)" office:value-type="float" office:value="76362.28">
            <text:p>76362.28</text:p>
          </table:table-cell>
          <table:table-cell table:formula="of:=[.D555]+1" office:value-type="float" office:value="549">
            <text:p>549</text:p>
          </table:table-cell>
          <table:table-cell table:number-columns-repeated="7"/>
        </table:table-row>
        <table:table-row table:style-name="ro1">
          <table:table-cell/>
          <table:table-cell table:formula="of:=ROUND([.B556]-([.$I$1]-[.B556]*([.$A$2]/(2*100))/[.$C$3]);2)" office:value-type="float" office:value="36690.46">
            <text:p>36690.46</text:p>
          </table:table-cell>
          <table:table-cell table:formula="of:=ROUND([.C556]-([.$J$1]-[.C556]*([.$A$2]/(4*100))/[.$C$3]);2)" office:value-type="float" office:value="76307.19">
            <text:p>76307.19</text:p>
          </table:table-cell>
          <table:table-cell table:formula="of:=[.D556]+1" office:value-type="float" office:value="550">
            <text:p>550</text:p>
          </table:table-cell>
          <table:table-cell table:number-columns-repeated="7"/>
        </table:table-row>
        <table:table-row table:style-name="ro1">
          <table:table-cell/>
          <table:table-cell table:formula="of:=ROUND([.B557]-([.$I$1]-[.B557]*([.$A$2]/(2*100))/[.$C$3]);2)" office:value-type="float" office:value="36505.9">
            <text:p>36505.9</text:p>
          </table:table-cell>
          <table:table-cell table:formula="of:=ROUND([.C557]-([.$J$1]-[.C557]*([.$A$2]/(4*100))/[.$C$3]);2)" office:value-type="float" office:value="76252.05">
            <text:p>76252.05</text:p>
          </table:table-cell>
          <table:table-cell table:formula="of:=[.D557]+1" office:value-type="float" office:value="551">
            <text:p>551</text:p>
          </table:table-cell>
          <table:table-cell table:number-columns-repeated="7"/>
        </table:table-row>
        <table:table-row table:style-name="ro1">
          <table:table-cell/>
          <table:table-cell table:formula="of:=ROUND([.B558]-([.$I$1]-[.B558]*([.$A$2]/(2*100))/[.$C$3]);2)" office:value-type="float" office:value="36321">
            <text:p>36321</text:p>
          </table:table-cell>
          <table:table-cell table:formula="of:=ROUND([.C558]-([.$J$1]-[.C558]*([.$A$2]/(4*100))/[.$C$3]);2)" office:value-type="float" office:value="76196.86">
            <text:p>76196.86</text:p>
          </table:table-cell>
          <table:table-cell table:formula="of:=[.D558]+1" office:value-type="float" office:value="552">
            <text:p>552</text:p>
          </table:table-cell>
          <table:table-cell table:number-columns-repeated="7"/>
        </table:table-row>
        <table:table-row table:style-name="ro1">
          <table:table-cell/>
          <table:table-cell table:formula="of:=ROUND([.B559]-([.$I$1]-[.B559]*([.$A$2]/(2*100))/[.$C$3]);2)" office:value-type="float" office:value="36135.75">
            <text:p>36135.75</text:p>
          </table:table-cell>
          <table:table-cell table:formula="of:=ROUND([.C559]-([.$J$1]-[.C559]*([.$A$2]/(4*100))/[.$C$3]);2)" office:value-type="float" office:value="76141.61">
            <text:p>76141.61</text:p>
          </table:table-cell>
          <table:table-cell table:formula="of:=[.D559]+1" office:value-type="float" office:value="553">
            <text:p>553</text:p>
          </table:table-cell>
          <table:table-cell table:number-columns-repeated="7"/>
        </table:table-row>
        <table:table-row table:style-name="ro1">
          <table:table-cell/>
          <table:table-cell table:formula="of:=ROUND([.B560]-([.$I$1]-[.B560]*([.$A$2]/(2*100))/[.$C$3]);2)" office:value-type="float" office:value="35950.15">
            <text:p>35950.15</text:p>
          </table:table-cell>
          <table:table-cell table:formula="of:=ROUND([.C560]-([.$J$1]-[.C560]*([.$A$2]/(4*100))/[.$C$3]);2)" office:value-type="float" office:value="76086.31">
            <text:p>76086.31</text:p>
          </table:table-cell>
          <table:table-cell table:formula="of:=[.D560]+1" office:value-type="float" office:value="554">
            <text:p>554</text:p>
          </table:table-cell>
          <table:table-cell table:number-columns-repeated="7"/>
        </table:table-row>
        <table:table-row table:style-name="ro1">
          <table:table-cell/>
          <table:table-cell table:formula="of:=ROUND([.B561]-([.$I$1]-[.B561]*([.$A$2]/(2*100))/[.$C$3]);2)" office:value-type="float" office:value="35764.21">
            <text:p>35764.21</text:p>
          </table:table-cell>
          <table:table-cell table:formula="of:=ROUND([.C561]-([.$J$1]-[.C561]*([.$A$2]/(4*100))/[.$C$3]);2)" office:value-type="float" office:value="76030.96">
            <text:p>76030.96</text:p>
          </table:table-cell>
          <table:table-cell table:formula="of:=[.D561]+1" office:value-type="float" office:value="555">
            <text:p>555</text:p>
          </table:table-cell>
          <table:table-cell table:number-columns-repeated="7"/>
        </table:table-row>
        <table:table-row table:style-name="ro1">
          <table:table-cell/>
          <table:table-cell table:formula="of:=ROUND([.B562]-([.$I$1]-[.B562]*([.$A$2]/(2*100))/[.$C$3]);2)" office:value-type="float" office:value="35577.92">
            <text:p>35577.92</text:p>
          </table:table-cell>
          <table:table-cell table:formula="of:=ROUND([.C562]-([.$J$1]-[.C562]*([.$A$2]/(4*100))/[.$C$3]);2)" office:value-type="float" office:value="75975.56">
            <text:p>75975.56</text:p>
          </table:table-cell>
          <table:table-cell table:formula="of:=[.D562]+1" office:value-type="float" office:value="556">
            <text:p>556</text:p>
          </table:table-cell>
          <table:table-cell table:number-columns-repeated="7"/>
        </table:table-row>
        <table:table-row table:style-name="ro1">
          <table:table-cell/>
          <table:table-cell table:formula="of:=ROUND([.B563]-([.$I$1]-[.B563]*([.$A$2]/(2*100))/[.$C$3]);2)" office:value-type="float" office:value="35391.28">
            <text:p>35391.28</text:p>
          </table:table-cell>
          <table:table-cell table:formula="of:=ROUND([.C563]-([.$J$1]-[.C563]*([.$A$2]/(4*100))/[.$C$3]);2)" office:value-type="float" office:value="75920.11">
            <text:p>75920.11</text:p>
          </table:table-cell>
          <table:table-cell table:formula="of:=[.D563]+1" office:value-type="float" office:value="557">
            <text:p>557</text:p>
          </table:table-cell>
          <table:table-cell table:number-columns-repeated="7"/>
        </table:table-row>
        <table:table-row table:style-name="ro1">
          <table:table-cell/>
          <table:table-cell table:formula="of:=ROUND([.B564]-([.$I$1]-[.B564]*([.$A$2]/(2*100))/[.$C$3]);2)" office:value-type="float" office:value="35204.29">
            <text:p>35204.29</text:p>
          </table:table-cell>
          <table:table-cell table:formula="of:=ROUND([.C564]-([.$J$1]-[.C564]*([.$A$2]/(4*100))/[.$C$3]);2)" office:value-type="float" office:value="75864.61">
            <text:p>75864.61</text:p>
          </table:table-cell>
          <table:table-cell table:formula="of:=[.D564]+1" office:value-type="float" office:value="558">
            <text:p>558</text:p>
          </table:table-cell>
          <table:table-cell table:number-columns-repeated="7"/>
        </table:table-row>
        <table:table-row table:style-name="ro1">
          <table:table-cell/>
          <table:table-cell table:formula="of:=ROUND([.B565]-([.$I$1]-[.B565]*([.$A$2]/(2*100))/[.$C$3]);2)" office:value-type="float" office:value="35016.95">
            <text:p>35016.95</text:p>
          </table:table-cell>
          <table:table-cell table:formula="of:=ROUND([.C565]-([.$J$1]-[.C565]*([.$A$2]/(4*100))/[.$C$3]);2)" office:value-type="float" office:value="75809.05">
            <text:p>75809.05</text:p>
          </table:table-cell>
          <table:table-cell table:formula="of:=[.D565]+1" office:value-type="float" office:value="559">
            <text:p>559</text:p>
          </table:table-cell>
          <table:table-cell table:number-columns-repeated="7"/>
        </table:table-row>
        <table:table-row table:style-name="ro1">
          <table:table-cell/>
          <table:table-cell table:formula="of:=ROUND([.B566]-([.$I$1]-[.B566]*([.$A$2]/(2*100))/[.$C$3]);2)" office:value-type="float" office:value="34829.26">
            <text:p>34829.26</text:p>
          </table:table-cell>
          <table:table-cell table:formula="of:=ROUND([.C566]-([.$J$1]-[.C566]*([.$A$2]/(4*100))/[.$C$3]);2)" office:value-type="float" office:value="75753.44">
            <text:p>75753.44</text:p>
          </table:table-cell>
          <table:table-cell table:formula="of:=[.D566]+1" office:value-type="float" office:value="560">
            <text:p>560</text:p>
          </table:table-cell>
          <table:table-cell table:number-columns-repeated="7"/>
        </table:table-row>
        <table:table-row table:style-name="ro1">
          <table:table-cell/>
          <table:table-cell table:formula="of:=ROUND([.B567]-([.$I$1]-[.B567]*([.$A$2]/(2*100))/[.$C$3]);2)" office:value-type="float" office:value="34641.21">
            <text:p>34641.21</text:p>
          </table:table-cell>
          <table:table-cell table:formula="of:=ROUND([.C567]-([.$J$1]-[.C567]*([.$A$2]/(4*100))/[.$C$3]);2)" office:value-type="float" office:value="75697.78">
            <text:p>75697.78</text:p>
          </table:table-cell>
          <table:table-cell table:formula="of:=[.D567]+1" office:value-type="float" office:value="561">
            <text:p>561</text:p>
          </table:table-cell>
          <table:table-cell table:number-columns-repeated="7"/>
        </table:table-row>
        <table:table-row table:style-name="ro1">
          <table:table-cell/>
          <table:table-cell table:formula="of:=ROUND([.B568]-([.$I$1]-[.B568]*([.$A$2]/(2*100))/[.$C$3]);2)" office:value-type="float" office:value="34452.81">
            <text:p>34452.81</text:p>
          </table:table-cell>
          <table:table-cell table:formula="of:=ROUND([.C568]-([.$J$1]-[.C568]*([.$A$2]/(4*100))/[.$C$3]);2)" office:value-type="float" office:value="75642.07">
            <text:p>75642.07</text:p>
          </table:table-cell>
          <table:table-cell table:formula="of:=[.D568]+1" office:value-type="float" office:value="562">
            <text:p>562</text:p>
          </table:table-cell>
          <table:table-cell table:number-columns-repeated="7"/>
        </table:table-row>
        <table:table-row table:style-name="ro1">
          <table:table-cell/>
          <table:table-cell table:formula="of:=ROUND([.B569]-([.$I$1]-[.B569]*([.$A$2]/(2*100))/[.$C$3]);2)" office:value-type="float" office:value="34264.06">
            <text:p>34264.06</text:p>
          </table:table-cell>
          <table:table-cell table:formula="of:=ROUND([.C569]-([.$J$1]-[.C569]*([.$A$2]/(4*100))/[.$C$3]);2)" office:value-type="float" office:value="75586.3">
            <text:p>75586.3</text:p>
          </table:table-cell>
          <table:table-cell table:formula="of:=[.D569]+1" office:value-type="float" office:value="563">
            <text:p>563</text:p>
          </table:table-cell>
          <table:table-cell table:number-columns-repeated="7"/>
        </table:table-row>
        <table:table-row table:style-name="ro1">
          <table:table-cell/>
          <table:table-cell table:formula="of:=ROUND([.B570]-([.$I$1]-[.B570]*([.$A$2]/(2*100))/[.$C$3]);2)" office:value-type="float" office:value="34074.96">
            <text:p>34074.96</text:p>
          </table:table-cell>
          <table:table-cell table:formula="of:=ROUND([.C570]-([.$J$1]-[.C570]*([.$A$2]/(4*100))/[.$C$3]);2)" office:value-type="float" office:value="75530.48">
            <text:p>75530.48</text:p>
          </table:table-cell>
          <table:table-cell table:formula="of:=[.D570]+1" office:value-type="float" office:value="564">
            <text:p>564</text:p>
          </table:table-cell>
          <table:table-cell table:number-columns-repeated="7"/>
        </table:table-row>
        <table:table-row table:style-name="ro1">
          <table:table-cell/>
          <table:table-cell table:formula="of:=ROUND([.B571]-([.$I$1]-[.B571]*([.$A$2]/(2*100))/[.$C$3]);2)" office:value-type="float" office:value="33885.5">
            <text:p>33885.5</text:p>
          </table:table-cell>
          <table:table-cell table:formula="of:=ROUND([.C571]-([.$J$1]-[.C571]*([.$A$2]/(4*100))/[.$C$3]);2)" office:value-type="float" office:value="75474.61">
            <text:p>75474.61</text:p>
          </table:table-cell>
          <table:table-cell table:formula="of:=[.D571]+1" office:value-type="float" office:value="565">
            <text:p>565</text:p>
          </table:table-cell>
          <table:table-cell table:number-columns-repeated="7"/>
        </table:table-row>
        <table:table-row table:style-name="ro1">
          <table:table-cell/>
          <table:table-cell table:formula="of:=ROUND([.B572]-([.$I$1]-[.B572]*([.$A$2]/(2*100))/[.$C$3]);2)" office:value-type="float" office:value="33695.69">
            <text:p>33695.69</text:p>
          </table:table-cell>
          <table:table-cell table:formula="of:=ROUND([.C572]-([.$J$1]-[.C572]*([.$A$2]/(4*100))/[.$C$3]);2)" office:value-type="float" office:value="75418.69">
            <text:p>75418.69</text:p>
          </table:table-cell>
          <table:table-cell table:formula="of:=[.D572]+1" office:value-type="float" office:value="566">
            <text:p>566</text:p>
          </table:table-cell>
          <table:table-cell table:number-columns-repeated="7"/>
        </table:table-row>
        <table:table-row table:style-name="ro1">
          <table:table-cell/>
          <table:table-cell table:formula="of:=ROUND([.B573]-([.$I$1]-[.B573]*([.$A$2]/(2*100))/[.$C$3]);2)" office:value-type="float" office:value="33505.52">
            <text:p>33505.52</text:p>
          </table:table-cell>
          <table:table-cell table:formula="of:=ROUND([.C573]-([.$J$1]-[.C573]*([.$A$2]/(4*100))/[.$C$3]);2)" office:value-type="float" office:value="75362.72">
            <text:p>75362.72</text:p>
          </table:table-cell>
          <table:table-cell table:formula="of:=[.D573]+1" office:value-type="float" office:value="567">
            <text:p>567</text:p>
          </table:table-cell>
          <table:table-cell table:number-columns-repeated="7"/>
        </table:table-row>
        <table:table-row table:style-name="ro1">
          <table:table-cell/>
          <table:table-cell table:formula="of:=ROUND([.B574]-([.$I$1]-[.B574]*([.$A$2]/(2*100))/[.$C$3]);2)" office:value-type="float" office:value="33314.99">
            <text:p>33314.99</text:p>
          </table:table-cell>
          <table:table-cell table:formula="of:=ROUND([.C574]-([.$J$1]-[.C574]*([.$A$2]/(4*100))/[.$C$3]);2)" office:value-type="float" office:value="75306.69">
            <text:p>75306.69</text:p>
          </table:table-cell>
          <table:table-cell table:formula="of:=[.D574]+1" office:value-type="float" office:value="568">
            <text:p>568</text:p>
          </table:table-cell>
          <table:table-cell table:number-columns-repeated="7"/>
        </table:table-row>
        <table:table-row table:style-name="ro1">
          <table:table-cell/>
          <table:table-cell table:formula="of:=ROUND([.B575]-([.$I$1]-[.B575]*([.$A$2]/(2*100))/[.$C$3]);2)" office:value-type="float" office:value="33124.11">
            <text:p>33124.11</text:p>
          </table:table-cell>
          <table:table-cell table:formula="of:=ROUND([.C575]-([.$J$1]-[.C575]*([.$A$2]/(4*100))/[.$C$3]);2)" office:value-type="float" office:value="75250.61">
            <text:p>75250.61</text:p>
          </table:table-cell>
          <table:table-cell table:formula="of:=[.D575]+1" office:value-type="float" office:value="569">
            <text:p>569</text:p>
          </table:table-cell>
          <table:table-cell table:number-columns-repeated="7"/>
        </table:table-row>
        <table:table-row table:style-name="ro1">
          <table:table-cell/>
          <table:table-cell table:formula="of:=ROUND([.B576]-([.$I$1]-[.B576]*([.$A$2]/(2*100))/[.$C$3]);2)" office:value-type="float" office:value="32932.87">
            <text:p>32932.87</text:p>
          </table:table-cell>
          <table:table-cell table:formula="of:=ROUND([.C576]-([.$J$1]-[.C576]*([.$A$2]/(4*100))/[.$C$3]);2)" office:value-type="float" office:value="75194.48">
            <text:p>75194.48</text:p>
          </table:table-cell>
          <table:table-cell table:formula="of:=[.D576]+1" office:value-type="float" office:value="570">
            <text:p>570</text:p>
          </table:table-cell>
          <table:table-cell table:number-columns-repeated="7"/>
        </table:table-row>
        <table:table-row table:style-name="ro1">
          <table:table-cell/>
          <table:table-cell table:formula="of:=ROUND([.B577]-([.$I$1]-[.B577]*([.$A$2]/(2*100))/[.$C$3]);2)" office:value-type="float" office:value="32741.27">
            <text:p>32741.27</text:p>
          </table:table-cell>
          <table:table-cell table:formula="of:=ROUND([.C577]-([.$J$1]-[.C577]*([.$A$2]/(4*100))/[.$C$3]);2)" office:value-type="float" office:value="75138.29">
            <text:p>75138.29</text:p>
          </table:table-cell>
          <table:table-cell table:formula="of:=[.D577]+1" office:value-type="float" office:value="571">
            <text:p>571</text:p>
          </table:table-cell>
          <table:table-cell table:number-columns-repeated="7"/>
        </table:table-row>
        <table:table-row table:style-name="ro1">
          <table:table-cell/>
          <table:table-cell table:formula="of:=ROUND([.B578]-([.$I$1]-[.B578]*([.$A$2]/(2*100))/[.$C$3]);2)" office:value-type="float" office:value="32549.31">
            <text:p>32549.31</text:p>
          </table:table-cell>
          <table:table-cell table:formula="of:=ROUND([.C578]-([.$J$1]-[.C578]*([.$A$2]/(4*100))/[.$C$3]);2)" office:value-type="float" office:value="75082.05">
            <text:p>75082.05</text:p>
          </table:table-cell>
          <table:table-cell table:formula="of:=[.D578]+1" office:value-type="float" office:value="572">
            <text:p>572</text:p>
          </table:table-cell>
          <table:table-cell table:number-columns-repeated="7"/>
        </table:table-row>
        <table:table-row table:style-name="ro1">
          <table:table-cell/>
          <table:table-cell table:formula="of:=ROUND([.B579]-([.$I$1]-[.B579]*([.$A$2]/(2*100))/[.$C$3]);2)" office:value-type="float" office:value="32356.99">
            <text:p>32356.99</text:p>
          </table:table-cell>
          <table:table-cell table:formula="of:=ROUND([.C579]-([.$J$1]-[.C579]*([.$A$2]/(4*100))/[.$C$3]);2)" office:value-type="float" office:value="75025.76">
            <text:p>75025.76</text:p>
          </table:table-cell>
          <table:table-cell table:formula="of:=[.D579]+1" office:value-type="float" office:value="573">
            <text:p>573</text:p>
          </table:table-cell>
          <table:table-cell table:number-columns-repeated="7"/>
        </table:table-row>
        <table:table-row table:style-name="ro1">
          <table:table-cell/>
          <table:table-cell table:formula="of:=ROUND([.B580]-([.$I$1]-[.B580]*([.$A$2]/(2*100))/[.$C$3]);2)" office:value-type="float" office:value="32164.31">
            <text:p>32164.31</text:p>
          </table:table-cell>
          <table:table-cell table:formula="of:=ROUND([.C580]-([.$J$1]-[.C580]*([.$A$2]/(4*100))/[.$C$3]);2)" office:value-type="float" office:value="74969.42">
            <text:p>74969.42</text:p>
          </table:table-cell>
          <table:table-cell table:formula="of:=[.D580]+1" office:value-type="float" office:value="574">
            <text:p>574</text:p>
          </table:table-cell>
          <table:table-cell table:number-columns-repeated="7"/>
        </table:table-row>
        <table:table-row table:style-name="ro1">
          <table:table-cell/>
          <table:table-cell table:formula="of:=ROUND([.B581]-([.$I$1]-[.B581]*([.$A$2]/(2*100))/[.$C$3]);2)" office:value-type="float" office:value="31971.27">
            <text:p>31971.27</text:p>
          </table:table-cell>
          <table:table-cell table:formula="of:=ROUND([.C581]-([.$J$1]-[.C581]*([.$A$2]/(4*100))/[.$C$3]);2)" office:value-type="float" office:value="74913.02">
            <text:p>74913.02</text:p>
          </table:table-cell>
          <table:table-cell table:formula="of:=[.D581]+1" office:value-type="float" office:value="575">
            <text:p>575</text:p>
          </table:table-cell>
          <table:table-cell table:number-columns-repeated="7"/>
        </table:table-row>
        <table:table-row table:style-name="ro1">
          <table:table-cell/>
          <table:table-cell table:formula="of:=ROUND([.B582]-([.$I$1]-[.B582]*([.$A$2]/(2*100))/[.$C$3]);2)" office:value-type="float" office:value="31777.87">
            <text:p>31777.87</text:p>
          </table:table-cell>
          <table:table-cell table:formula="of:=ROUND([.C582]-([.$J$1]-[.C582]*([.$A$2]/(4*100))/[.$C$3]);2)" office:value-type="float" office:value="74856.57">
            <text:p>74856.57</text:p>
          </table:table-cell>
          <table:table-cell table:formula="of:=[.D582]+1" office:value-type="float" office:value="576">
            <text:p>576</text:p>
          </table:table-cell>
          <table:table-cell table:number-columns-repeated="7"/>
        </table:table-row>
        <table:table-row table:style-name="ro1">
          <table:table-cell/>
          <table:table-cell table:formula="of:=ROUND([.B583]-([.$I$1]-[.B583]*([.$A$2]/(2*100))/[.$C$3]);2)" office:value-type="float" office:value="31584.1">
            <text:p>31584.1</text:p>
          </table:table-cell>
          <table:table-cell table:formula="of:=ROUND([.C583]-([.$J$1]-[.C583]*([.$A$2]/(4*100))/[.$C$3]);2)" office:value-type="float" office:value="74800.07">
            <text:p>74800.07</text:p>
          </table:table-cell>
          <table:table-cell table:formula="of:=[.D583]+1" office:value-type="float" office:value="577">
            <text:p>577</text:p>
          </table:table-cell>
          <table:table-cell table:number-columns-repeated="7"/>
        </table:table-row>
        <table:table-row table:style-name="ro1">
          <table:table-cell/>
          <table:table-cell table:formula="of:=ROUND([.B584]-([.$I$1]-[.B584]*([.$A$2]/(2*100))/[.$C$3]);2)" office:value-type="float" office:value="31389.97">
            <text:p>31389.97</text:p>
          </table:table-cell>
          <table:table-cell table:formula="of:=ROUND([.C584]-([.$J$1]-[.C584]*([.$A$2]/(4*100))/[.$C$3]);2)" office:value-type="float" office:value="74743.52">
            <text:p>74743.52</text:p>
          </table:table-cell>
          <table:table-cell table:formula="of:=[.D584]+1" office:value-type="float" office:value="578">
            <text:p>578</text:p>
          </table:table-cell>
          <table:table-cell table:number-columns-repeated="7"/>
        </table:table-row>
        <table:table-row table:style-name="ro1">
          <table:table-cell/>
          <table:table-cell table:formula="of:=ROUND([.B585]-([.$I$1]-[.B585]*([.$A$2]/(2*100))/[.$C$3]);2)" office:value-type="float" office:value="31195.48">
            <text:p>31195.48</text:p>
          </table:table-cell>
          <table:table-cell table:formula="of:=ROUND([.C585]-([.$J$1]-[.C585]*([.$A$2]/(4*100))/[.$C$3]);2)" office:value-type="float" office:value="74686.91">
            <text:p>74686.91</text:p>
          </table:table-cell>
          <table:table-cell table:formula="of:=[.D585]+1" office:value-type="float" office:value="579">
            <text:p>579</text:p>
          </table:table-cell>
          <table:table-cell table:number-columns-repeated="7"/>
        </table:table-row>
        <table:table-row table:style-name="ro1">
          <table:table-cell/>
          <table:table-cell table:formula="of:=ROUND([.B586]-([.$I$1]-[.B586]*([.$A$2]/(2*100))/[.$C$3]);2)" office:value-type="float" office:value="31000.62">
            <text:p>31000.62</text:p>
          </table:table-cell>
          <table:table-cell table:formula="of:=ROUND([.C586]-([.$J$1]-[.C586]*([.$A$2]/(4*100))/[.$C$3]);2)" office:value-type="float" office:value="74630.25">
            <text:p>74630.25</text:p>
          </table:table-cell>
          <table:table-cell table:formula="of:=[.D586]+1" office:value-type="float" office:value="580">
            <text:p>580</text:p>
          </table:table-cell>
          <table:table-cell table:number-columns-repeated="7"/>
        </table:table-row>
        <table:table-row table:style-name="ro1">
          <table:table-cell/>
          <table:table-cell table:formula="of:=ROUND([.B587]-([.$I$1]-[.B587]*([.$A$2]/(2*100))/[.$C$3]);2)" office:value-type="float" office:value="30805.4">
            <text:p>30805.4</text:p>
          </table:table-cell>
          <table:table-cell table:formula="of:=ROUND([.C587]-([.$J$1]-[.C587]*([.$A$2]/(4*100))/[.$C$3]);2)" office:value-type="float" office:value="74573.54">
            <text:p>74573.54</text:p>
          </table:table-cell>
          <table:table-cell table:formula="of:=[.D587]+1" office:value-type="float" office:value="581">
            <text:p>581</text:p>
          </table:table-cell>
          <table:table-cell table:number-columns-repeated="7"/>
        </table:table-row>
        <table:table-row table:style-name="ro1">
          <table:table-cell/>
          <table:table-cell table:formula="of:=ROUND([.B588]-([.$I$1]-[.B588]*([.$A$2]/(2*100))/[.$C$3]);2)" office:value-type="float" office:value="30609.81">
            <text:p>30609.81</text:p>
          </table:table-cell>
          <table:table-cell table:formula="of:=ROUND([.C588]-([.$J$1]-[.C588]*([.$A$2]/(4*100))/[.$C$3]);2)" office:value-type="float" office:value="74516.77">
            <text:p>74516.77</text:p>
          </table:table-cell>
          <table:table-cell table:formula="of:=[.D588]+1" office:value-type="float" office:value="582">
            <text:p>582</text:p>
          </table:table-cell>
          <table:table-cell table:number-columns-repeated="7"/>
        </table:table-row>
        <table:table-row table:style-name="ro1">
          <table:table-cell/>
          <table:table-cell table:formula="of:=ROUND([.B589]-([.$I$1]-[.B589]*([.$A$2]/(2*100))/[.$C$3]);2)" office:value-type="float" office:value="30413.85">
            <text:p>30413.85</text:p>
          </table:table-cell>
          <table:table-cell table:formula="of:=ROUND([.C589]-([.$J$1]-[.C589]*([.$A$2]/(4*100))/[.$C$3]);2)" office:value-type="float" office:value="74459.95">
            <text:p>74459.95</text:p>
          </table:table-cell>
          <table:table-cell table:formula="of:=[.D589]+1" office:value-type="float" office:value="583">
            <text:p>583</text:p>
          </table:table-cell>
          <table:table-cell table:number-columns-repeated="7"/>
        </table:table-row>
        <table:table-row table:style-name="ro1">
          <table:table-cell/>
          <table:table-cell table:formula="of:=ROUND([.B590]-([.$I$1]-[.B590]*([.$A$2]/(2*100))/[.$C$3]);2)" office:value-type="float" office:value="30217.53">
            <text:p>30217.53</text:p>
          </table:table-cell>
          <table:table-cell table:formula="of:=ROUND([.C590]-([.$J$1]-[.C590]*([.$A$2]/(4*100))/[.$C$3]);2)" office:value-type="float" office:value="74403.08">
            <text:p>74403.08</text:p>
          </table:table-cell>
          <table:table-cell table:formula="of:=[.D590]+1" office:value-type="float" office:value="584">
            <text:p>584</text:p>
          </table:table-cell>
          <table:table-cell table:number-columns-repeated="7"/>
        </table:table-row>
        <table:table-row table:style-name="ro1">
          <table:table-cell/>
          <table:table-cell table:formula="of:=ROUND([.B591]-([.$I$1]-[.B591]*([.$A$2]/(2*100))/[.$C$3]);2)" office:value-type="float" office:value="30020.84">
            <text:p>30020.84</text:p>
          </table:table-cell>
          <table:table-cell table:formula="of:=ROUND([.C591]-([.$J$1]-[.C591]*([.$A$2]/(4*100))/[.$C$3]);2)" office:value-type="float" office:value="74346.15">
            <text:p>74346.15</text:p>
          </table:table-cell>
          <table:table-cell table:formula="of:=[.D591]+1" office:value-type="float" office:value="585">
            <text:p>585</text:p>
          </table:table-cell>
          <table:table-cell table:number-columns-repeated="7"/>
        </table:table-row>
        <table:table-row table:style-name="ro1">
          <table:table-cell/>
          <table:table-cell table:formula="of:=ROUND([.B592]-([.$I$1]-[.B592]*([.$A$2]/(2*100))/[.$C$3]);2)" office:value-type="float" office:value="29823.78">
            <text:p>29823.78</text:p>
          </table:table-cell>
          <table:table-cell table:formula="of:=ROUND([.C592]-([.$J$1]-[.C592]*([.$A$2]/(4*100))/[.$C$3]);2)" office:value-type="float" office:value="74289.17">
            <text:p>74289.17</text:p>
          </table:table-cell>
          <table:table-cell table:formula="of:=[.D592]+1" office:value-type="float" office:value="586">
            <text:p>586</text:p>
          </table:table-cell>
          <table:table-cell table:number-columns-repeated="7"/>
        </table:table-row>
        <table:table-row table:style-name="ro1">
          <table:table-cell/>
          <table:table-cell table:formula="of:=ROUND([.B593]-([.$I$1]-[.B593]*([.$A$2]/(2*100))/[.$C$3]);2)" office:value-type="float" office:value="29626.35">
            <text:p>29626.35</text:p>
          </table:table-cell>
          <table:table-cell table:formula="of:=ROUND([.C593]-([.$J$1]-[.C593]*([.$A$2]/(4*100))/[.$C$3]);2)" office:value-type="float" office:value="74232.14">
            <text:p>74232.14</text:p>
          </table:table-cell>
          <table:table-cell table:formula="of:=[.D593]+1" office:value-type="float" office:value="587">
            <text:p>587</text:p>
          </table:table-cell>
          <table:table-cell table:number-columns-repeated="7"/>
        </table:table-row>
        <table:table-row table:style-name="ro1">
          <table:table-cell/>
          <table:table-cell table:formula="of:=ROUND([.B594]-([.$I$1]-[.B594]*([.$A$2]/(2*100))/[.$C$3]);2)" office:value-type="float" office:value="29428.55">
            <text:p>29428.55</text:p>
          </table:table-cell>
          <table:table-cell table:formula="of:=ROUND([.C594]-([.$J$1]-[.C594]*([.$A$2]/(4*100))/[.$C$3]);2)" office:value-type="float" office:value="74175.05">
            <text:p>74175.05</text:p>
          </table:table-cell>
          <table:table-cell table:formula="of:=[.D594]+1" office:value-type="float" office:value="588">
            <text:p>588</text:p>
          </table:table-cell>
          <table:table-cell table:number-columns-repeated="7"/>
        </table:table-row>
        <table:table-row table:style-name="ro1">
          <table:table-cell/>
          <table:table-cell table:formula="of:=ROUND([.B595]-([.$I$1]-[.B595]*([.$A$2]/(2*100))/[.$C$3]);2)" office:value-type="float" office:value="29230.38">
            <text:p>29230.38</text:p>
          </table:table-cell>
          <table:table-cell table:formula="of:=ROUND([.C595]-([.$J$1]-[.C595]*([.$A$2]/(4*100))/[.$C$3]);2)" office:value-type="float" office:value="74117.91">
            <text:p>74117.91</text:p>
          </table:table-cell>
          <table:table-cell table:formula="of:=[.D595]+1" office:value-type="float" office:value="589">
            <text:p>589</text:p>
          </table:table-cell>
          <table:table-cell table:number-columns-repeated="7"/>
        </table:table-row>
        <table:table-row table:style-name="ro1">
          <table:table-cell/>
          <table:table-cell table:formula="of:=ROUND([.B596]-([.$I$1]-[.B596]*([.$A$2]/(2*100))/[.$C$3]);2)" office:value-type="float" office:value="29031.84">
            <text:p>29031.84</text:p>
          </table:table-cell>
          <table:table-cell table:formula="of:=ROUND([.C596]-([.$J$1]-[.C596]*([.$A$2]/(4*100))/[.$C$3]);2)" office:value-type="float" office:value="74060.72">
            <text:p>74060.72</text:p>
          </table:table-cell>
          <table:table-cell table:formula="of:=[.D596]+1" office:value-type="float" office:value="590">
            <text:p>590</text:p>
          </table:table-cell>
          <table:table-cell table:number-columns-repeated="7"/>
        </table:table-row>
        <table:table-row table:style-name="ro1">
          <table:table-cell/>
          <table:table-cell table:formula="of:=ROUND([.B597]-([.$I$1]-[.B597]*([.$A$2]/(2*100))/[.$C$3]);2)" office:value-type="float" office:value="28832.92">
            <text:p>28832.92</text:p>
          </table:table-cell>
          <table:table-cell table:formula="of:=ROUND([.C597]-([.$J$1]-[.C597]*([.$A$2]/(4*100))/[.$C$3]);2)" office:value-type="float" office:value="74003.47">
            <text:p>74003.47</text:p>
          </table:table-cell>
          <table:table-cell table:formula="of:=[.D597]+1" office:value-type="float" office:value="591">
            <text:p>591</text:p>
          </table:table-cell>
          <table:table-cell table:number-columns-repeated="7"/>
        </table:table-row>
        <table:table-row table:style-name="ro1">
          <table:table-cell/>
          <table:table-cell table:formula="of:=ROUND([.B598]-([.$I$1]-[.B598]*([.$A$2]/(2*100))/[.$C$3]);2)" office:value-type="float" office:value="28633.63">
            <text:p>28633.63</text:p>
          </table:table-cell>
          <table:table-cell table:formula="of:=ROUND([.C598]-([.$J$1]-[.C598]*([.$A$2]/(4*100))/[.$C$3]);2)" office:value-type="float" office:value="73946.17">
            <text:p>73946.17</text:p>
          </table:table-cell>
          <table:table-cell table:formula="of:=[.D598]+1" office:value-type="float" office:value="592">
            <text:p>592</text:p>
          </table:table-cell>
          <table:table-cell table:number-columns-repeated="7"/>
        </table:table-row>
        <table:table-row table:style-name="ro1">
          <table:table-cell/>
          <table:table-cell table:formula="of:=ROUND([.B599]-([.$I$1]-[.B599]*([.$A$2]/(2*100))/[.$C$3]);2)" office:value-type="float" office:value="28433.97">
            <text:p>28433.97</text:p>
          </table:table-cell>
          <table:table-cell table:formula="of:=ROUND([.C599]-([.$J$1]-[.C599]*([.$A$2]/(4*100))/[.$C$3]);2)" office:value-type="float" office:value="73888.81">
            <text:p>73888.81</text:p>
          </table:table-cell>
          <table:table-cell table:formula="of:=[.D599]+1" office:value-type="float" office:value="593">
            <text:p>593</text:p>
          </table:table-cell>
          <table:table-cell table:number-columns-repeated="7"/>
        </table:table-row>
        <table:table-row table:style-name="ro1">
          <table:table-cell/>
          <table:table-cell table:formula="of:=ROUND([.B600]-([.$I$1]-[.B600]*([.$A$2]/(2*100))/[.$C$3]);2)" office:value-type="float" office:value="28233.93">
            <text:p>28233.93</text:p>
          </table:table-cell>
          <table:table-cell table:formula="of:=ROUND([.C600]-([.$J$1]-[.C600]*([.$A$2]/(4*100))/[.$C$3]);2)" office:value-type="float" office:value="73831.4">
            <text:p>73831.4</text:p>
          </table:table-cell>
          <table:table-cell table:formula="of:=[.D600]+1" office:value-type="float" office:value="594">
            <text:p>594</text:p>
          </table:table-cell>
          <table:table-cell table:number-columns-repeated="7"/>
        </table:table-row>
        <table:table-row table:style-name="ro1">
          <table:table-cell/>
          <table:table-cell table:formula="of:=ROUND([.B601]-([.$I$1]-[.B601]*([.$A$2]/(2*100))/[.$C$3]);2)" office:value-type="float" office:value="28033.52">
            <text:p>28033.52</text:p>
          </table:table-cell>
          <table:table-cell table:formula="of:=ROUND([.C601]-([.$J$1]-[.C601]*([.$A$2]/(4*100))/[.$C$3]);2)" office:value-type="float" office:value="73773.94">
            <text:p>73773.94</text:p>
          </table:table-cell>
          <table:table-cell table:formula="of:=[.D601]+1" office:value-type="float" office:value="595">
            <text:p>595</text:p>
          </table:table-cell>
          <table:table-cell table:number-columns-repeated="7"/>
        </table:table-row>
        <table:table-row table:style-name="ro1">
          <table:table-cell/>
          <table:table-cell table:formula="of:=ROUND([.B602]-([.$I$1]-[.B602]*([.$A$2]/(2*100))/[.$C$3]);2)" office:value-type="float" office:value="27832.73">
            <text:p>27832.73</text:p>
          </table:table-cell>
          <table:table-cell table:formula="of:=ROUND([.C602]-([.$J$1]-[.C602]*([.$A$2]/(4*100))/[.$C$3]);2)" office:value-type="float" office:value="73716.42">
            <text:p>73716.42</text:p>
          </table:table-cell>
          <table:table-cell table:formula="of:=[.D602]+1" office:value-type="float" office:value="596">
            <text:p>596</text:p>
          </table:table-cell>
          <table:table-cell table:number-columns-repeated="7"/>
        </table:table-row>
        <table:table-row table:style-name="ro1">
          <table:table-cell/>
          <table:table-cell table:formula="of:=ROUND([.B603]-([.$I$1]-[.B603]*([.$A$2]/(2*100))/[.$C$3]);2)" office:value-type="float" office:value="27631.57">
            <text:p>27631.57</text:p>
          </table:table-cell>
          <table:table-cell table:formula="of:=ROUND([.C603]-([.$J$1]-[.C603]*([.$A$2]/(4*100))/[.$C$3]);2)" office:value-type="float" office:value="73658.85">
            <text:p>73658.85</text:p>
          </table:table-cell>
          <table:table-cell table:formula="of:=[.D603]+1" office:value-type="float" office:value="597">
            <text:p>597</text:p>
          </table:table-cell>
          <table:table-cell table:number-columns-repeated="7"/>
        </table:table-row>
        <table:table-row table:style-name="ro1">
          <table:table-cell/>
          <table:table-cell table:formula="of:=ROUND([.B604]-([.$I$1]-[.B604]*([.$A$2]/(2*100))/[.$C$3]);2)" office:value-type="float" office:value="27430.03">
            <text:p>27430.03</text:p>
          </table:table-cell>
          <table:table-cell table:formula="of:=ROUND([.C604]-([.$J$1]-[.C604]*([.$A$2]/(4*100))/[.$C$3]);2)" office:value-type="float" office:value="73601.23">
            <text:p>73601.23</text:p>
          </table:table-cell>
          <table:table-cell table:formula="of:=[.D604]+1" office:value-type="float" office:value="598">
            <text:p>598</text:p>
          </table:table-cell>
          <table:table-cell table:number-columns-repeated="7"/>
        </table:table-row>
        <table:table-row table:style-name="ro1">
          <table:table-cell/>
          <table:table-cell table:formula="of:=ROUND([.B605]-([.$I$1]-[.B605]*([.$A$2]/(2*100))/[.$C$3]);2)" office:value-type="float" office:value="27228.11">
            <text:p>27228.11</text:p>
          </table:table-cell>
          <table:table-cell table:formula="of:=ROUND([.C605]-([.$J$1]-[.C605]*([.$A$2]/(4*100))/[.$C$3]);2)" office:value-type="float" office:value="73543.55">
            <text:p>73543.55</text:p>
          </table:table-cell>
          <table:table-cell table:formula="of:=[.D605]+1" office:value-type="float" office:value="599">
            <text:p>599</text:p>
          </table:table-cell>
          <table:table-cell table:number-columns-repeated="7"/>
        </table:table-row>
        <table:table-row table:style-name="ro1">
          <table:table-cell/>
          <table:table-cell table:formula="of:=ROUND([.B606]-([.$I$1]-[.B606]*([.$A$2]/(2*100))/[.$C$3]);2)" office:value-type="float" office:value="27025.81">
            <text:p>27025.81</text:p>
          </table:table-cell>
          <table:table-cell table:formula="of:=ROUND([.C606]-([.$J$1]-[.C606]*([.$A$2]/(4*100))/[.$C$3]);2)" office:value-type="float" office:value="73485.82">
            <text:p>73485.82</text:p>
          </table:table-cell>
          <table:table-cell table:formula="of:=[.D606]+1" office:value-type="float" office:value="600">
            <text:p>600</text:p>
          </table:table-cell>
          <table:table-cell table:number-columns-repeated="7"/>
        </table:table-row>
        <table:table-row table:style-name="ro1">
          <table:table-cell/>
          <table:table-cell table:formula="of:=ROUND([.B607]-([.$I$1]-[.B607]*([.$A$2]/(2*100))/[.$C$3]);2)" office:value-type="float" office:value="26823.13">
            <text:p>26823.13</text:p>
          </table:table-cell>
          <table:table-cell table:formula="of:=ROUND([.C607]-([.$J$1]-[.C607]*([.$A$2]/(4*100))/[.$C$3]);2)" office:value-type="float" office:value="73428.03">
            <text:p>73428.03</text:p>
          </table:table-cell>
          <table:table-cell table:formula="of:=[.D607]+1" office:value-type="float" office:value="601">
            <text:p>601</text:p>
          </table:table-cell>
          <table:table-cell table:number-columns-repeated="7"/>
        </table:table-row>
        <table:table-row table:style-name="ro1">
          <table:table-cell/>
          <table:table-cell table:formula="of:=ROUND([.B608]-([.$I$1]-[.B608]*([.$A$2]/(2*100))/[.$C$3]);2)" office:value-type="float" office:value="26620.07">
            <text:p>26620.07</text:p>
          </table:table-cell>
          <table:table-cell table:formula="of:=ROUND([.C608]-([.$J$1]-[.C608]*([.$A$2]/(4*100))/[.$C$3]);2)" office:value-type="float" office:value="73370.19">
            <text:p>73370.19</text:p>
          </table:table-cell>
          <table:table-cell table:formula="of:=[.D608]+1" office:value-type="float" office:value="602">
            <text:p>602</text:p>
          </table:table-cell>
          <table:table-cell table:number-columns-repeated="7"/>
        </table:table-row>
        <table:table-row table:style-name="ro1">
          <table:table-cell/>
          <table:table-cell table:formula="of:=ROUND([.B609]-([.$I$1]-[.B609]*([.$A$2]/(2*100))/[.$C$3]);2)" office:value-type="float" office:value="26416.63">
            <text:p>26416.63</text:p>
          </table:table-cell>
          <table:table-cell table:formula="of:=ROUND([.C609]-([.$J$1]-[.C609]*([.$A$2]/(4*100))/[.$C$3]);2)" office:value-type="float" office:value="73312.29">
            <text:p>73312.29</text:p>
          </table:table-cell>
          <table:table-cell table:formula="of:=[.D609]+1" office:value-type="float" office:value="603">
            <text:p>603</text:p>
          </table:table-cell>
          <table:table-cell table:number-columns-repeated="7"/>
        </table:table-row>
        <table:table-row table:style-name="ro1">
          <table:table-cell/>
          <table:table-cell table:formula="of:=ROUND([.B610]-([.$I$1]-[.B610]*([.$A$2]/(2*100))/[.$C$3]);2)" office:value-type="float" office:value="26212.81">
            <text:p>26212.81</text:p>
          </table:table-cell>
          <table:table-cell table:formula="of:=ROUND([.C610]-([.$J$1]-[.C610]*([.$A$2]/(4*100))/[.$C$3]);2)" office:value-type="float" office:value="73254.34">
            <text:p>73254.34</text:p>
          </table:table-cell>
          <table:table-cell table:formula="of:=[.D610]+1" office:value-type="float" office:value="604">
            <text:p>604</text:p>
          </table:table-cell>
          <table:table-cell table:number-columns-repeated="7"/>
        </table:table-row>
        <table:table-row table:style-name="ro1">
          <table:table-cell/>
          <table:table-cell table:formula="of:=ROUND([.B611]-([.$I$1]-[.B611]*([.$A$2]/(2*100))/[.$C$3]);2)" office:value-type="float" office:value="26008.61">
            <text:p>26008.61</text:p>
          </table:table-cell>
          <table:table-cell table:formula="of:=ROUND([.C611]-([.$J$1]-[.C611]*([.$A$2]/(4*100))/[.$C$3]);2)" office:value-type="float" office:value="73196.34">
            <text:p>73196.34</text:p>
          </table:table-cell>
          <table:table-cell table:formula="of:=[.D611]+1" office:value-type="float" office:value="605">
            <text:p>605</text:p>
          </table:table-cell>
          <table:table-cell table:number-columns-repeated="7"/>
        </table:table-row>
        <table:table-row table:style-name="ro1">
          <table:table-cell/>
          <table:table-cell table:formula="of:=ROUND([.B612]-([.$I$1]-[.B612]*([.$A$2]/(2*100))/[.$C$3]);2)" office:value-type="float" office:value="25804.03">
            <text:p>25804.03</text:p>
          </table:table-cell>
          <table:table-cell table:formula="of:=ROUND([.C612]-([.$J$1]-[.C612]*([.$A$2]/(4*100))/[.$C$3]);2)" office:value-type="float" office:value="73138.28">
            <text:p>73138.28</text:p>
          </table:table-cell>
          <table:table-cell table:formula="of:=[.D612]+1" office:value-type="float" office:value="606">
            <text:p>606</text:p>
          </table:table-cell>
          <table:table-cell table:number-columns-repeated="7"/>
        </table:table-row>
        <table:table-row table:style-name="ro1">
          <table:table-cell/>
          <table:table-cell table:formula="of:=ROUND([.B613]-([.$I$1]-[.B613]*([.$A$2]/(2*100))/[.$C$3]);2)" office:value-type="float" office:value="25599.06">
            <text:p>25599.06</text:p>
          </table:table-cell>
          <table:table-cell table:formula="of:=ROUND([.C613]-([.$J$1]-[.C613]*([.$A$2]/(4*100))/[.$C$3]);2)" office:value-type="float" office:value="73080.17">
            <text:p>73080.17</text:p>
          </table:table-cell>
          <table:table-cell table:formula="of:=[.D613]+1" office:value-type="float" office:value="607">
            <text:p>607</text:p>
          </table:table-cell>
          <table:table-cell table:number-columns-repeated="7"/>
        </table:table-row>
        <table:table-row table:style-name="ro1">
          <table:table-cell/>
          <table:table-cell table:formula="of:=ROUND([.B614]-([.$I$1]-[.B614]*([.$A$2]/(2*100))/[.$C$3]);2)" office:value-type="float" office:value="25393.71">
            <text:p>25393.71</text:p>
          </table:table-cell>
          <table:table-cell table:formula="of:=ROUND([.C614]-([.$J$1]-[.C614]*([.$A$2]/(4*100))/[.$C$3]);2)" office:value-type="float" office:value="73022">
            <text:p>73022</text:p>
          </table:table-cell>
          <table:table-cell table:formula="of:=[.D614]+1" office:value-type="float" office:value="608">
            <text:p>608</text:p>
          </table:table-cell>
          <table:table-cell table:number-columns-repeated="7"/>
        </table:table-row>
        <table:table-row table:style-name="ro1">
          <table:table-cell/>
          <table:table-cell table:formula="of:=ROUND([.B615]-([.$I$1]-[.B615]*([.$A$2]/(2*100))/[.$C$3]);2)" office:value-type="float" office:value="25187.97">
            <text:p>25187.97</text:p>
          </table:table-cell>
          <table:table-cell table:formula="of:=ROUND([.C615]-([.$J$1]-[.C615]*([.$A$2]/(4*100))/[.$C$3]);2)" office:value-type="float" office:value="72963.78">
            <text:p>72963.78</text:p>
          </table:table-cell>
          <table:table-cell table:formula="of:=[.D615]+1" office:value-type="float" office:value="609">
            <text:p>609</text:p>
          </table:table-cell>
          <table:table-cell table:number-columns-repeated="7"/>
        </table:table-row>
        <table:table-row table:style-name="ro1">
          <table:table-cell/>
          <table:table-cell table:formula="of:=ROUND([.B616]-([.$I$1]-[.B616]*([.$A$2]/(2*100))/[.$C$3]);2)" office:value-type="float" office:value="24981.85">
            <text:p>24981.85</text:p>
          </table:table-cell>
          <table:table-cell table:formula="of:=ROUND([.C616]-([.$J$1]-[.C616]*([.$A$2]/(4*100))/[.$C$3]);2)" office:value-type="float" office:value="72905.5">
            <text:p>72905.5</text:p>
          </table:table-cell>
          <table:table-cell table:formula="of:=[.D616]+1" office:value-type="float" office:value="610">
            <text:p>610</text:p>
          </table:table-cell>
          <table:table-cell table:number-columns-repeated="7"/>
        </table:table-row>
        <table:table-row table:style-name="ro1">
          <table:table-cell/>
          <table:table-cell table:formula="of:=ROUND([.B617]-([.$I$1]-[.B617]*([.$A$2]/(2*100))/[.$C$3]);2)" office:value-type="float" office:value="24775.34">
            <text:p>24775.34</text:p>
          </table:table-cell>
          <table:table-cell table:formula="of:=ROUND([.C617]-([.$J$1]-[.C617]*([.$A$2]/(4*100))/[.$C$3]);2)" office:value-type="float" office:value="72847.17">
            <text:p>72847.17</text:p>
          </table:table-cell>
          <table:table-cell table:formula="of:=[.D617]+1" office:value-type="float" office:value="611">
            <text:p>611</text:p>
          </table:table-cell>
          <table:table-cell table:number-columns-repeated="7"/>
        </table:table-row>
        <table:table-row table:style-name="ro1">
          <table:table-cell/>
          <table:table-cell table:formula="of:=ROUND([.B618]-([.$I$1]-[.B618]*([.$A$2]/(2*100))/[.$C$3]);2)" office:value-type="float" office:value="24568.44">
            <text:p>24568.44</text:p>
          </table:table-cell>
          <table:table-cell table:formula="of:=ROUND([.C618]-([.$J$1]-[.C618]*([.$A$2]/(4*100))/[.$C$3]);2)" office:value-type="float" office:value="72788.78">
            <text:p>72788.78</text:p>
          </table:table-cell>
          <table:table-cell table:formula="of:=[.D618]+1" office:value-type="float" office:value="612">
            <text:p>612</text:p>
          </table:table-cell>
          <table:table-cell table:number-columns-repeated="7"/>
        </table:table-row>
        <table:table-row table:style-name="ro1">
          <table:table-cell/>
          <table:table-cell table:formula="of:=ROUND([.B619]-([.$I$1]-[.B619]*([.$A$2]/(2*100))/[.$C$3]);2)" office:value-type="float" office:value="24361.16">
            <text:p>24361.16</text:p>
          </table:table-cell>
          <table:table-cell table:formula="of:=ROUND([.C619]-([.$J$1]-[.C619]*([.$A$2]/(4*100))/[.$C$3]);2)" office:value-type="float" office:value="72730.34">
            <text:p>72730.34</text:p>
          </table:table-cell>
          <table:table-cell table:formula="of:=[.D619]+1" office:value-type="float" office:value="613">
            <text:p>613</text:p>
          </table:table-cell>
          <table:table-cell table:number-columns-repeated="7"/>
        </table:table-row>
        <table:table-row table:style-name="ro1">
          <table:table-cell/>
          <table:table-cell table:formula="of:=ROUND([.B620]-([.$I$1]-[.B620]*([.$A$2]/(2*100))/[.$C$3]);2)" office:value-type="float" office:value="24153.49">
            <text:p>24153.49</text:p>
          </table:table-cell>
          <table:table-cell table:formula="of:=ROUND([.C620]-([.$J$1]-[.C620]*([.$A$2]/(4*100))/[.$C$3]);2)" office:value-type="float" office:value="72671.84">
            <text:p>72671.84</text:p>
          </table:table-cell>
          <table:table-cell table:formula="of:=[.D620]+1" office:value-type="float" office:value="614">
            <text:p>614</text:p>
          </table:table-cell>
          <table:table-cell table:number-columns-repeated="7"/>
        </table:table-row>
        <table:table-row table:style-name="ro1">
          <table:table-cell/>
          <table:table-cell table:formula="of:=ROUND([.B621]-([.$I$1]-[.B621]*([.$A$2]/(2*100))/[.$C$3]);2)" office:value-type="float" office:value="23945.43">
            <text:p>23945.43</text:p>
          </table:table-cell>
          <table:table-cell table:formula="of:=ROUND([.C621]-([.$J$1]-[.C621]*([.$A$2]/(4*100))/[.$C$3]);2)" office:value-type="float" office:value="72613.29">
            <text:p>72613.29</text:p>
          </table:table-cell>
          <table:table-cell table:formula="of:=[.D621]+1" office:value-type="float" office:value="615">
            <text:p>615</text:p>
          </table:table-cell>
          <table:table-cell table:number-columns-repeated="7"/>
        </table:table-row>
        <table:table-row table:style-name="ro1">
          <table:table-cell/>
          <table:table-cell table:formula="of:=ROUND([.B622]-([.$I$1]-[.B622]*([.$A$2]/(2*100))/[.$C$3]);2)" office:value-type="float" office:value="23736.98">
            <text:p>23736.98</text:p>
          </table:table-cell>
          <table:table-cell table:formula="of:=ROUND([.C622]-([.$J$1]-[.C622]*([.$A$2]/(4*100))/[.$C$3]);2)" office:value-type="float" office:value="72554.68">
            <text:p>72554.68</text:p>
          </table:table-cell>
          <table:table-cell table:formula="of:=[.D622]+1" office:value-type="float" office:value="616">
            <text:p>616</text:p>
          </table:table-cell>
          <table:table-cell table:number-columns-repeated="7"/>
        </table:table-row>
        <table:table-row table:style-name="ro1">
          <table:table-cell/>
          <table:table-cell table:formula="of:=ROUND([.B623]-([.$I$1]-[.B623]*([.$A$2]/(2*100))/[.$C$3]);2)" office:value-type="float" office:value="23528.14">
            <text:p>23528.14</text:p>
          </table:table-cell>
          <table:table-cell table:formula="of:=ROUND([.C623]-([.$J$1]-[.C623]*([.$A$2]/(4*100))/[.$C$3]);2)" office:value-type="float" office:value="72496.02">
            <text:p>72496.02</text:p>
          </table:table-cell>
          <table:table-cell table:formula="of:=[.D623]+1" office:value-type="float" office:value="617">
            <text:p>617</text:p>
          </table:table-cell>
          <table:table-cell table:number-columns-repeated="7"/>
        </table:table-row>
        <table:table-row table:style-name="ro1">
          <table:table-cell/>
          <table:table-cell table:formula="of:=ROUND([.B624]-([.$I$1]-[.B624]*([.$A$2]/(2*100))/[.$C$3]);2)" office:value-type="float" office:value="23318.91">
            <text:p>23318.91</text:p>
          </table:table-cell>
          <table:table-cell table:formula="of:=ROUND([.C624]-([.$J$1]-[.C624]*([.$A$2]/(4*100))/[.$C$3]);2)" office:value-type="float" office:value="72437.31">
            <text:p>72437.31</text:p>
          </table:table-cell>
          <table:table-cell table:formula="of:=[.D624]+1" office:value-type="float" office:value="618">
            <text:p>618</text:p>
          </table:table-cell>
          <table:table-cell table:number-columns-repeated="7"/>
        </table:table-row>
        <table:table-row table:style-name="ro1">
          <table:table-cell/>
          <table:table-cell table:formula="of:=ROUND([.B625]-([.$I$1]-[.B625]*([.$A$2]/(2*100))/[.$C$3]);2)" office:value-type="float" office:value="23109.28">
            <text:p>23109.28</text:p>
          </table:table-cell>
          <table:table-cell table:formula="of:=ROUND([.C625]-([.$J$1]-[.C625]*([.$A$2]/(4*100))/[.$C$3]);2)" office:value-type="float" office:value="72378.54">
            <text:p>72378.54</text:p>
          </table:table-cell>
          <table:table-cell table:formula="of:=[.D625]+1" office:value-type="float" office:value="619">
            <text:p>619</text:p>
          </table:table-cell>
          <table:table-cell table:number-columns-repeated="7"/>
        </table:table-row>
        <table:table-row table:style-name="ro1">
          <table:table-cell/>
          <table:table-cell table:formula="of:=ROUND([.B626]-([.$I$1]-[.B626]*([.$A$2]/(2*100))/[.$C$3]);2)" office:value-type="float" office:value="22899.26">
            <text:p>22899.26</text:p>
          </table:table-cell>
          <table:table-cell table:formula="of:=ROUND([.C626]-([.$J$1]-[.C626]*([.$A$2]/(4*100))/[.$C$3]);2)" office:value-type="float" office:value="72319.71">
            <text:p>72319.71</text:p>
          </table:table-cell>
          <table:table-cell table:formula="of:=[.D626]+1" office:value-type="float" office:value="620">
            <text:p>620</text:p>
          </table:table-cell>
          <table:table-cell table:number-columns-repeated="7"/>
        </table:table-row>
        <table:table-row table:style-name="ro1">
          <table:table-cell/>
          <table:table-cell table:formula="of:=ROUND([.B627]-([.$I$1]-[.B627]*([.$A$2]/(2*100))/[.$C$3]);2)" office:value-type="float" office:value="22688.85">
            <text:p>22688.85</text:p>
          </table:table-cell>
          <table:table-cell table:formula="of:=ROUND([.C627]-([.$J$1]-[.C627]*([.$A$2]/(4*100))/[.$C$3]);2)" office:value-type="float" office:value="72260.83">
            <text:p>72260.83</text:p>
          </table:table-cell>
          <table:table-cell table:formula="of:=[.D627]+1" office:value-type="float" office:value="621">
            <text:p>621</text:p>
          </table:table-cell>
          <table:table-cell table:number-columns-repeated="7"/>
        </table:table-row>
        <table:table-row table:style-name="ro1">
          <table:table-cell/>
          <table:table-cell table:formula="of:=ROUND([.B628]-([.$I$1]-[.B628]*([.$A$2]/(2*100))/[.$C$3]);2)" office:value-type="float" office:value="22478.04">
            <text:p>22478.04</text:p>
          </table:table-cell>
          <table:table-cell table:formula="of:=ROUND([.C628]-([.$J$1]-[.C628]*([.$A$2]/(4*100))/[.$C$3]);2)" office:value-type="float" office:value="72201.89">
            <text:p>72201.89</text:p>
          </table:table-cell>
          <table:table-cell table:formula="of:=[.D628]+1" office:value-type="float" office:value="622">
            <text:p>622</text:p>
          </table:table-cell>
          <table:table-cell table:number-columns-repeated="7"/>
        </table:table-row>
        <table:table-row table:style-name="ro1">
          <table:table-cell/>
          <table:table-cell table:formula="of:=ROUND([.B629]-([.$I$1]-[.B629]*([.$A$2]/(2*100))/[.$C$3]);2)" office:value-type="float" office:value="22266.84">
            <text:p>22266.84</text:p>
          </table:table-cell>
          <table:table-cell table:formula="of:=ROUND([.C629]-([.$J$1]-[.C629]*([.$A$2]/(4*100))/[.$C$3]);2)" office:value-type="float" office:value="72142.9">
            <text:p>72142.9</text:p>
          </table:table-cell>
          <table:table-cell table:formula="of:=[.D629]+1" office:value-type="float" office:value="623">
            <text:p>623</text:p>
          </table:table-cell>
          <table:table-cell table:number-columns-repeated="7"/>
        </table:table-row>
        <table:table-row table:style-name="ro1">
          <table:table-cell/>
          <table:table-cell table:formula="of:=ROUND([.B630]-([.$I$1]-[.B630]*([.$A$2]/(2*100))/[.$C$3]);2)" office:value-type="float" office:value="22055.24">
            <text:p>22055.24</text:p>
          </table:table-cell>
          <table:table-cell table:formula="of:=ROUND([.C630]-([.$J$1]-[.C630]*([.$A$2]/(4*100))/[.$C$3]);2)" office:value-type="float" office:value="72083.85">
            <text:p>72083.85</text:p>
          </table:table-cell>
          <table:table-cell table:formula="of:=[.D630]+1" office:value-type="float" office:value="624">
            <text:p>624</text:p>
          </table:table-cell>
          <table:table-cell table:number-columns-repeated="7"/>
        </table:table-row>
        <table:table-row table:style-name="ro1">
          <table:table-cell/>
          <table:table-cell table:formula="of:=ROUND([.B631]-([.$I$1]-[.B631]*([.$A$2]/(2*100))/[.$C$3]);2)" office:value-type="float" office:value="21843.24">
            <text:p>21843.24</text:p>
          </table:table-cell>
          <table:table-cell table:formula="of:=ROUND([.C631]-([.$J$1]-[.C631]*([.$A$2]/(4*100))/[.$C$3]);2)" office:value-type="float" office:value="72024.75">
            <text:p>72024.75</text:p>
          </table:table-cell>
          <table:table-cell table:formula="of:=[.D631]+1" office:value-type="float" office:value="625">
            <text:p>625</text:p>
          </table:table-cell>
          <table:table-cell table:number-columns-repeated="7"/>
        </table:table-row>
        <table:table-row table:style-name="ro1">
          <table:table-cell/>
          <table:table-cell table:formula="of:=ROUND([.B632]-([.$I$1]-[.B632]*([.$A$2]/(2*100))/[.$C$3]);2)" office:value-type="float" office:value="21630.85">
            <text:p>21630.85</text:p>
          </table:table-cell>
          <table:table-cell table:formula="of:=ROUND([.C632]-([.$J$1]-[.C632]*([.$A$2]/(4*100))/[.$C$3]);2)" office:value-type="float" office:value="71965.59">
            <text:p>71965.59</text:p>
          </table:table-cell>
          <table:table-cell table:formula="of:=[.D632]+1" office:value-type="float" office:value="626">
            <text:p>626</text:p>
          </table:table-cell>
          <table:table-cell table:number-columns-repeated="7"/>
        </table:table-row>
        <table:table-row table:style-name="ro1">
          <table:table-cell/>
          <table:table-cell table:formula="of:=ROUND([.B633]-([.$I$1]-[.B633]*([.$A$2]/(2*100))/[.$C$3]);2)" office:value-type="float" office:value="21418.06">
            <text:p>21418.06</text:p>
          </table:table-cell>
          <table:table-cell table:formula="of:=ROUND([.C633]-([.$J$1]-[.C633]*([.$A$2]/(4*100))/[.$C$3]);2)" office:value-type="float" office:value="71906.38">
            <text:p>71906.38</text:p>
          </table:table-cell>
          <table:table-cell table:formula="of:=[.D633]+1" office:value-type="float" office:value="627">
            <text:p>627</text:p>
          </table:table-cell>
          <table:table-cell table:number-columns-repeated="7"/>
        </table:table-row>
        <table:table-row table:style-name="ro1">
          <table:table-cell/>
          <table:table-cell table:formula="of:=ROUND([.B634]-([.$I$1]-[.B634]*([.$A$2]/(2*100))/[.$C$3]);2)" office:value-type="float" office:value="21204.87">
            <text:p>21204.87</text:p>
          </table:table-cell>
          <table:table-cell table:formula="of:=ROUND([.C634]-([.$J$1]-[.C634]*([.$A$2]/(4*100))/[.$C$3]);2)" office:value-type="float" office:value="71847.11">
            <text:p>71847.11</text:p>
          </table:table-cell>
          <table:table-cell table:formula="of:=[.D634]+1" office:value-type="float" office:value="628">
            <text:p>628</text:p>
          </table:table-cell>
          <table:table-cell table:number-columns-repeated="7"/>
        </table:table-row>
        <table:table-row table:style-name="ro1">
          <table:table-cell/>
          <table:table-cell table:formula="of:=ROUND([.B635]-([.$I$1]-[.B635]*([.$A$2]/(2*100))/[.$C$3]);2)" office:value-type="float" office:value="20991.28">
            <text:p>20991.28</text:p>
          </table:table-cell>
          <table:table-cell table:formula="of:=ROUND([.C635]-([.$J$1]-[.C635]*([.$A$2]/(4*100))/[.$C$3]);2)" office:value-type="float" office:value="71787.79">
            <text:p>71787.79</text:p>
          </table:table-cell>
          <table:table-cell table:formula="of:=[.D635]+1" office:value-type="float" office:value="629">
            <text:p>629</text:p>
          </table:table-cell>
          <table:table-cell table:number-columns-repeated="7"/>
        </table:table-row>
        <table:table-row table:style-name="ro1">
          <table:table-cell/>
          <table:table-cell table:formula="of:=ROUND([.B636]-([.$I$1]-[.B636]*([.$A$2]/(2*100))/[.$C$3]);2)" office:value-type="float" office:value="20777.29">
            <text:p>20777.29</text:p>
          </table:table-cell>
          <table:table-cell table:formula="of:=ROUND([.C636]-([.$J$1]-[.C636]*([.$A$2]/(4*100))/[.$C$3]);2)" office:value-type="float" office:value="71728.41">
            <text:p>71728.41</text:p>
          </table:table-cell>
          <table:table-cell table:formula="of:=[.D636]+1" office:value-type="float" office:value="630">
            <text:p>630</text:p>
          </table:table-cell>
          <table:table-cell table:number-columns-repeated="7"/>
        </table:table-row>
        <table:table-row table:style-name="ro1">
          <table:table-cell/>
          <table:table-cell table:formula="of:=ROUND([.B637]-([.$I$1]-[.B637]*([.$A$2]/(2*100))/[.$C$3]);2)" office:value-type="float" office:value="20562.9">
            <text:p>20562.9</text:p>
          </table:table-cell>
          <table:table-cell table:formula="of:=ROUND([.C637]-([.$J$1]-[.C637]*([.$A$2]/(4*100))/[.$C$3]);2)" office:value-type="float" office:value="71668.98">
            <text:p>71668.98</text:p>
          </table:table-cell>
          <table:table-cell table:formula="of:=[.D637]+1" office:value-type="float" office:value="631">
            <text:p>631</text:p>
          </table:table-cell>
          <table:table-cell table:number-columns-repeated="7"/>
        </table:table-row>
        <table:table-row table:style-name="ro1">
          <table:table-cell/>
          <table:table-cell table:formula="of:=ROUND([.B638]-([.$I$1]-[.B638]*([.$A$2]/(2*100))/[.$C$3]);2)" office:value-type="float" office:value="20348.11">
            <text:p>20348.11</text:p>
          </table:table-cell>
          <table:table-cell table:formula="of:=ROUND([.C638]-([.$J$1]-[.C638]*([.$A$2]/(4*100))/[.$C$3]);2)" office:value-type="float" office:value="71609.49">
            <text:p>71609.49</text:p>
          </table:table-cell>
          <table:table-cell table:formula="of:=[.D638]+1" office:value-type="float" office:value="632">
            <text:p>632</text:p>
          </table:table-cell>
          <table:table-cell table:number-columns-repeated="7"/>
        </table:table-row>
        <table:table-row table:style-name="ro1">
          <table:table-cell/>
          <table:table-cell table:formula="of:=ROUND([.B639]-([.$I$1]-[.B639]*([.$A$2]/(2*100))/[.$C$3]);2)" office:value-type="float" office:value="20132.91">
            <text:p>20132.91</text:p>
          </table:table-cell>
          <table:table-cell table:formula="of:=ROUND([.C639]-([.$J$1]-[.C639]*([.$A$2]/(4*100))/[.$C$3]);2)" office:value-type="float" office:value="71549.94">
            <text:p>71549.94</text:p>
          </table:table-cell>
          <table:table-cell table:formula="of:=[.D639]+1" office:value-type="float" office:value="633">
            <text:p>633</text:p>
          </table:table-cell>
          <table:table-cell table:number-columns-repeated="7"/>
        </table:table-row>
        <table:table-row table:style-name="ro1">
          <table:table-cell/>
          <table:table-cell table:formula="of:=ROUND([.B640]-([.$I$1]-[.B640]*([.$A$2]/(2*100))/[.$C$3]);2)" office:value-type="float" office:value="19917.31">
            <text:p>19917.31</text:p>
          </table:table-cell>
          <table:table-cell table:formula="of:=ROUND([.C640]-([.$J$1]-[.C640]*([.$A$2]/(4*100))/[.$C$3]);2)" office:value-type="float" office:value="71490.34">
            <text:p>71490.34</text:p>
          </table:table-cell>
          <table:table-cell table:formula="of:=[.D640]+1" office:value-type="float" office:value="634">
            <text:p>634</text:p>
          </table:table-cell>
          <table:table-cell table:number-columns-repeated="7"/>
        </table:table-row>
        <table:table-row table:style-name="ro1">
          <table:table-cell/>
          <table:table-cell table:formula="of:=ROUND([.B641]-([.$I$1]-[.B641]*([.$A$2]/(2*100))/[.$C$3]);2)" office:value-type="float" office:value="19701.3">
            <text:p>19701.3</text:p>
          </table:table-cell>
          <table:table-cell table:formula="of:=ROUND([.C641]-([.$J$1]-[.C641]*([.$A$2]/(4*100))/[.$C$3]);2)" office:value-type="float" office:value="71430.68">
            <text:p>71430.68</text:p>
          </table:table-cell>
          <table:table-cell table:formula="of:=[.D641]+1" office:value-type="float" office:value="635">
            <text:p>635</text:p>
          </table:table-cell>
          <table:table-cell table:number-columns-repeated="7"/>
        </table:table-row>
        <table:table-row table:style-name="ro1">
          <table:table-cell/>
          <table:table-cell table:formula="of:=ROUND([.B642]-([.$I$1]-[.B642]*([.$A$2]/(2*100))/[.$C$3]);2)" office:value-type="float" office:value="19484.89">
            <text:p>19484.89</text:p>
          </table:table-cell>
          <table:table-cell table:formula="of:=ROUND([.C642]-([.$J$1]-[.C642]*([.$A$2]/(4*100))/[.$C$3]);2)" office:value-type="float" office:value="71370.97">
            <text:p>71370.97</text:p>
          </table:table-cell>
          <table:table-cell table:formula="of:=[.D642]+1" office:value-type="float" office:value="636">
            <text:p>636</text:p>
          </table:table-cell>
          <table:table-cell table:number-columns-repeated="7"/>
        </table:table-row>
        <table:table-row table:style-name="ro1">
          <table:table-cell/>
          <table:table-cell table:formula="of:=ROUND([.B643]-([.$I$1]-[.B643]*([.$A$2]/(2*100))/[.$C$3]);2)" office:value-type="float" office:value="19268.07">
            <text:p>19268.07</text:p>
          </table:table-cell>
          <table:table-cell table:formula="of:=ROUND([.C643]-([.$J$1]-[.C643]*([.$A$2]/(4*100))/[.$C$3]);2)" office:value-type="float" office:value="71311.2">
            <text:p>71311.2</text:p>
          </table:table-cell>
          <table:table-cell table:formula="of:=[.D643]+1" office:value-type="float" office:value="637">
            <text:p>637</text:p>
          </table:table-cell>
          <table:table-cell table:number-columns-repeated="7"/>
        </table:table-row>
        <table:table-row table:style-name="ro1">
          <table:table-cell/>
          <table:table-cell table:formula="of:=ROUND([.B644]-([.$I$1]-[.B644]*([.$A$2]/(2*100))/[.$C$3]);2)" office:value-type="float" office:value="19050.85">
            <text:p>19050.85</text:p>
          </table:table-cell>
          <table:table-cell table:formula="of:=ROUND([.C644]-([.$J$1]-[.C644]*([.$A$2]/(4*100))/[.$C$3]);2)" office:value-type="float" office:value="71251.37">
            <text:p>71251.37</text:p>
          </table:table-cell>
          <table:table-cell table:formula="of:=[.D644]+1" office:value-type="float" office:value="638">
            <text:p>638</text:p>
          </table:table-cell>
          <table:table-cell table:number-columns-repeated="7"/>
        </table:table-row>
        <table:table-row table:style-name="ro1">
          <table:table-cell/>
          <table:table-cell table:formula="of:=ROUND([.B645]-([.$I$1]-[.B645]*([.$A$2]/(2*100))/[.$C$3]);2)" office:value-type="float" office:value="18833.22">
            <text:p>18833.22</text:p>
          </table:table-cell>
          <table:table-cell table:formula="of:=ROUND([.C645]-([.$J$1]-[.C645]*([.$A$2]/(4*100))/[.$C$3]);2)" office:value-type="float" office:value="71191.49">
            <text:p>71191.49</text:p>
          </table:table-cell>
          <table:table-cell table:formula="of:=[.D645]+1" office:value-type="float" office:value="639">
            <text:p>639</text:p>
          </table:table-cell>
          <table:table-cell table:number-columns-repeated="7"/>
        </table:table-row>
        <table:table-row table:style-name="ro1">
          <table:table-cell/>
          <table:table-cell table:formula="of:=ROUND([.B646]-([.$I$1]-[.B646]*([.$A$2]/(2*100))/[.$C$3]);2)" office:value-type="float" office:value="18615.18">
            <text:p>18615.18</text:p>
          </table:table-cell>
          <table:table-cell table:formula="of:=ROUND([.C646]-([.$J$1]-[.C646]*([.$A$2]/(4*100))/[.$C$3]);2)" office:value-type="float" office:value="71131.55">
            <text:p>71131.55</text:p>
          </table:table-cell>
          <table:table-cell table:formula="of:=[.D646]+1" office:value-type="float" office:value="640">
            <text:p>640</text:p>
          </table:table-cell>
          <table:table-cell table:number-columns-repeated="7"/>
        </table:table-row>
        <table:table-row table:style-name="ro1">
          <table:table-cell/>
          <table:table-cell table:formula="of:=ROUND([.B647]-([.$I$1]-[.B647]*([.$A$2]/(2*100))/[.$C$3]);2)" office:value-type="float" office:value="18396.73">
            <text:p>18396.73</text:p>
          </table:table-cell>
          <table:table-cell table:formula="of:=ROUND([.C647]-([.$J$1]-[.C647]*([.$A$2]/(4*100))/[.$C$3]);2)" office:value-type="float" office:value="71071.56">
            <text:p>71071.56</text:p>
          </table:table-cell>
          <table:table-cell table:formula="of:=[.D647]+1" office:value-type="float" office:value="641">
            <text:p>641</text:p>
          </table:table-cell>
          <table:table-cell table:number-columns-repeated="7"/>
        </table:table-row>
        <table:table-row table:style-name="ro1">
          <table:table-cell/>
          <table:table-cell table:formula="of:=ROUND([.B648]-([.$I$1]-[.B648]*([.$A$2]/(2*100))/[.$C$3]);2)" office:value-type="float" office:value="18177.87">
            <text:p>18177.87</text:p>
          </table:table-cell>
          <table:table-cell table:formula="of:=ROUND([.C648]-([.$J$1]-[.C648]*([.$A$2]/(4*100))/[.$C$3]);2)" office:value-type="float" office:value="71011.51">
            <text:p>71011.51</text:p>
          </table:table-cell>
          <table:table-cell table:formula="of:=[.D648]+1" office:value-type="float" office:value="642">
            <text:p>642</text:p>
          </table:table-cell>
          <table:table-cell table:number-columns-repeated="7"/>
        </table:table-row>
        <table:table-row table:style-name="ro1">
          <table:table-cell/>
          <table:table-cell table:formula="of:=ROUND([.B649]-([.$I$1]-[.B649]*([.$A$2]/(2*100))/[.$C$3]);2)" office:value-type="float" office:value="17958.6">
            <text:p>17958.6</text:p>
          </table:table-cell>
          <table:table-cell table:formula="of:=ROUND([.C649]-([.$J$1]-[.C649]*([.$A$2]/(4*100))/[.$C$3]);2)" office:value-type="float" office:value="70951.4">
            <text:p>70951.4</text:p>
          </table:table-cell>
          <table:table-cell table:formula="of:=[.D649]+1" office:value-type="float" office:value="643">
            <text:p>643</text:p>
          </table:table-cell>
          <table:table-cell table:number-columns-repeated="7"/>
        </table:table-row>
        <table:table-row table:style-name="ro1">
          <table:table-cell/>
          <table:table-cell table:formula="of:=ROUND([.B650]-([.$I$1]-[.B650]*([.$A$2]/(2*100))/[.$C$3]);2)" office:value-type="float" office:value="17738.92">
            <text:p>17738.92</text:p>
          </table:table-cell>
          <table:table-cell table:formula="of:=ROUND([.C650]-([.$J$1]-[.C650]*([.$A$2]/(4*100))/[.$C$3]);2)" office:value-type="float" office:value="70891.24">
            <text:p>70891.24</text:p>
          </table:table-cell>
          <table:table-cell table:formula="of:=[.D650]+1" office:value-type="float" office:value="644">
            <text:p>644</text:p>
          </table:table-cell>
          <table:table-cell table:number-columns-repeated="7"/>
        </table:table-row>
        <table:table-row table:style-name="ro1">
          <table:table-cell/>
          <table:table-cell table:formula="of:=ROUND([.B651]-([.$I$1]-[.B651]*([.$A$2]/(2*100))/[.$C$3]);2)" office:value-type="float" office:value="17518.83">
            <text:p>17518.83</text:p>
          </table:table-cell>
          <table:table-cell table:formula="of:=ROUND([.C651]-([.$J$1]-[.C651]*([.$A$2]/(4*100))/[.$C$3]);2)" office:value-type="float" office:value="70831.02">
            <text:p>70831.02</text:p>
          </table:table-cell>
          <table:table-cell table:formula="of:=[.D651]+1" office:value-type="float" office:value="645">
            <text:p>645</text:p>
          </table:table-cell>
          <table:table-cell table:number-columns-repeated="7"/>
        </table:table-row>
        <table:table-row table:style-name="ro1">
          <table:table-cell/>
          <table:table-cell table:formula="of:=ROUND([.B652]-([.$I$1]-[.B652]*([.$A$2]/(2*100))/[.$C$3]);2)" office:value-type="float" office:value="17298.33">
            <text:p>17298.33</text:p>
          </table:table-cell>
          <table:table-cell table:formula="of:=ROUND([.C652]-([.$J$1]-[.C652]*([.$A$2]/(4*100))/[.$C$3]);2)" office:value-type="float" office:value="70770.74">
            <text:p>70770.74</text:p>
          </table:table-cell>
          <table:table-cell table:formula="of:=[.D652]+1" office:value-type="float" office:value="646">
            <text:p>646</text:p>
          </table:table-cell>
          <table:table-cell table:number-columns-repeated="7"/>
        </table:table-row>
        <table:table-row table:style-name="ro1">
          <table:table-cell/>
          <table:table-cell table:formula="of:=ROUND([.B653]-([.$I$1]-[.B653]*([.$A$2]/(2*100))/[.$C$3]);2)" office:value-type="float" office:value="17077.41">
            <text:p>17077.41</text:p>
          </table:table-cell>
          <table:table-cell table:formula="of:=ROUND([.C653]-([.$J$1]-[.C653]*([.$A$2]/(4*100))/[.$C$3]);2)" office:value-type="float" office:value="70710.41">
            <text:p>70710.41</text:p>
          </table:table-cell>
          <table:table-cell table:formula="of:=[.D653]+1" office:value-type="float" office:value="647">
            <text:p>647</text:p>
          </table:table-cell>
          <table:table-cell table:number-columns-repeated="7"/>
        </table:table-row>
        <table:table-row table:style-name="ro1">
          <table:table-cell/>
          <table:table-cell table:formula="of:=ROUND([.B654]-([.$I$1]-[.B654]*([.$A$2]/(2*100))/[.$C$3]);2)" office:value-type="float" office:value="16856.08">
            <text:p>16856.08</text:p>
          </table:table-cell>
          <table:table-cell table:formula="of:=ROUND([.C654]-([.$J$1]-[.C654]*([.$A$2]/(4*100))/[.$C$3]);2)" office:value-type="float" office:value="70650.02">
            <text:p>70650.02</text:p>
          </table:table-cell>
          <table:table-cell table:formula="of:=[.D654]+1" office:value-type="float" office:value="648">
            <text:p>648</text:p>
          </table:table-cell>
          <table:table-cell table:number-columns-repeated="7"/>
        </table:table-row>
        <table:table-row table:style-name="ro1">
          <table:table-cell/>
          <table:table-cell table:formula="of:=ROUND([.B655]-([.$I$1]-[.B655]*([.$A$2]/(2*100))/[.$C$3]);2)" office:value-type="float" office:value="16634.34">
            <text:p>16634.34</text:p>
          </table:table-cell>
          <table:table-cell table:formula="of:=ROUND([.C655]-([.$J$1]-[.C655]*([.$A$2]/(4*100))/[.$C$3]);2)" office:value-type="float" office:value="70589.57">
            <text:p>70589.57</text:p>
          </table:table-cell>
          <table:table-cell table:formula="of:=[.D655]+1" office:value-type="float" office:value="649">
            <text:p>649</text:p>
          </table:table-cell>
          <table:table-cell table:number-columns-repeated="7"/>
        </table:table-row>
        <table:table-row table:style-name="ro1">
          <table:table-cell/>
          <table:table-cell table:formula="of:=ROUND([.B656]-([.$I$1]-[.B656]*([.$A$2]/(2*100))/[.$C$3]);2)" office:value-type="float" office:value="16412.18">
            <text:p>16412.18</text:p>
          </table:table-cell>
          <table:table-cell table:formula="of:=ROUND([.C656]-([.$J$1]-[.C656]*([.$A$2]/(4*100))/[.$C$3]);2)" office:value-type="float" office:value="70529.07">
            <text:p>70529.07</text:p>
          </table:table-cell>
          <table:table-cell table:formula="of:=[.D656]+1" office:value-type="float" office:value="650">
            <text:p>650</text:p>
          </table:table-cell>
          <table:table-cell table:number-columns-repeated="7"/>
        </table:table-row>
        <table:table-row table:style-name="ro1">
          <table:table-cell/>
          <table:table-cell table:formula="of:=ROUND([.B657]-([.$I$1]-[.B657]*([.$A$2]/(2*100))/[.$C$3]);2)" office:value-type="float" office:value="16189.6">
            <text:p>16189.6</text:p>
          </table:table-cell>
          <table:table-cell table:formula="of:=ROUND([.C657]-([.$J$1]-[.C657]*([.$A$2]/(4*100))/[.$C$3]);2)" office:value-type="float" office:value="70468.51">
            <text:p>70468.51</text:p>
          </table:table-cell>
          <table:table-cell table:formula="of:=[.D657]+1" office:value-type="float" office:value="651">
            <text:p>651</text:p>
          </table:table-cell>
          <table:table-cell table:number-columns-repeated="7"/>
        </table:table-row>
        <table:table-row table:style-name="ro1">
          <table:table-cell/>
          <table:table-cell table:formula="of:=ROUND([.B658]-([.$I$1]-[.B658]*([.$A$2]/(2*100))/[.$C$3]);2)" office:value-type="float" office:value="15966.61">
            <text:p>15966.61</text:p>
          </table:table-cell>
          <table:table-cell table:formula="of:=ROUND([.C658]-([.$J$1]-[.C658]*([.$A$2]/(4*100))/[.$C$3]);2)" office:value-type="float" office:value="70407.89">
            <text:p>70407.89</text:p>
          </table:table-cell>
          <table:table-cell table:formula="of:=[.D658]+1" office:value-type="float" office:value="652">
            <text:p>652</text:p>
          </table:table-cell>
          <table:table-cell table:number-columns-repeated="7"/>
        </table:table-row>
        <table:table-row table:style-name="ro1">
          <table:table-cell/>
          <table:table-cell table:formula="of:=ROUND([.B659]-([.$I$1]-[.B659]*([.$A$2]/(2*100))/[.$C$3]);2)" office:value-type="float" office:value="15743.2">
            <text:p>15743.2</text:p>
          </table:table-cell>
          <table:table-cell table:formula="of:=ROUND([.C659]-([.$J$1]-[.C659]*([.$A$2]/(4*100))/[.$C$3]);2)" office:value-type="float" office:value="70347.22">
            <text:p>70347.22</text:p>
          </table:table-cell>
          <table:table-cell table:formula="of:=[.D659]+1" office:value-type="float" office:value="653">
            <text:p>653</text:p>
          </table:table-cell>
          <table:table-cell table:number-columns-repeated="7"/>
        </table:table-row>
        <table:table-row table:style-name="ro1">
          <table:table-cell/>
          <table:table-cell table:formula="of:=ROUND([.B660]-([.$I$1]-[.B660]*([.$A$2]/(2*100))/[.$C$3]);2)" office:value-type="float" office:value="15519.37">
            <text:p>15519.37</text:p>
          </table:table-cell>
          <table:table-cell table:formula="of:=ROUND([.C660]-([.$J$1]-[.C660]*([.$A$2]/(4*100))/[.$C$3]);2)" office:value-type="float" office:value="70286.49">
            <text:p>70286.49</text:p>
          </table:table-cell>
          <table:table-cell table:formula="of:=[.D660]+1" office:value-type="float" office:value="654">
            <text:p>654</text:p>
          </table:table-cell>
          <table:table-cell table:number-columns-repeated="7"/>
        </table:table-row>
        <table:table-row table:style-name="ro1">
          <table:table-cell/>
          <table:table-cell table:formula="of:=ROUND([.B661]-([.$I$1]-[.B661]*([.$A$2]/(2*100))/[.$C$3]);2)" office:value-type="float" office:value="15295.12">
            <text:p>15295.12</text:p>
          </table:table-cell>
          <table:table-cell table:formula="of:=ROUND([.C661]-([.$J$1]-[.C661]*([.$A$2]/(4*100))/[.$C$3]);2)" office:value-type="float" office:value="70225.7">
            <text:p>70225.7</text:p>
          </table:table-cell>
          <table:table-cell table:formula="of:=[.D661]+1" office:value-type="float" office:value="655">
            <text:p>655</text:p>
          </table:table-cell>
          <table:table-cell table:number-columns-repeated="7"/>
        </table:table-row>
        <table:table-row table:style-name="ro1">
          <table:table-cell/>
          <table:table-cell table:formula="of:=ROUND([.B662]-([.$I$1]-[.B662]*([.$A$2]/(2*100))/[.$C$3]);2)" office:value-type="float" office:value="15070.45">
            <text:p>15070.45</text:p>
          </table:table-cell>
          <table:table-cell table:formula="of:=ROUND([.C662]-([.$J$1]-[.C662]*([.$A$2]/(4*100))/[.$C$3]);2)" office:value-type="float" office:value="70164.86">
            <text:p>70164.86</text:p>
          </table:table-cell>
          <table:table-cell table:formula="of:=[.D662]+1" office:value-type="float" office:value="656">
            <text:p>656</text:p>
          </table:table-cell>
          <table:table-cell table:number-columns-repeated="7"/>
        </table:table-row>
        <table:table-row table:style-name="ro1">
          <table:table-cell/>
          <table:table-cell table:formula="of:=ROUND([.B663]-([.$I$1]-[.B663]*([.$A$2]/(2*100))/[.$C$3]);2)" office:value-type="float" office:value="14845.36">
            <text:p>14845.36</text:p>
          </table:table-cell>
          <table:table-cell table:formula="of:=ROUND([.C663]-([.$J$1]-[.C663]*([.$A$2]/(4*100))/[.$C$3]);2)" office:value-type="float" office:value="70103.96">
            <text:p>70103.96</text:p>
          </table:table-cell>
          <table:table-cell table:formula="of:=[.D663]+1" office:value-type="float" office:value="657">
            <text:p>657</text:p>
          </table:table-cell>
          <table:table-cell table:number-columns-repeated="7"/>
        </table:table-row>
        <table:table-row table:style-name="ro1">
          <table:table-cell/>
          <table:table-cell table:formula="of:=ROUND([.B664]-([.$I$1]-[.B664]*([.$A$2]/(2*100))/[.$C$3]);2)" office:value-type="float" office:value="14619.85">
            <text:p>14619.85</text:p>
          </table:table-cell>
          <table:table-cell table:formula="of:=ROUND([.C664]-([.$J$1]-[.C664]*([.$A$2]/(4*100))/[.$C$3]);2)" office:value-type="float" office:value="70043">
            <text:p>70043</text:p>
          </table:table-cell>
          <table:table-cell table:formula="of:=[.D664]+1" office:value-type="float" office:value="658">
            <text:p>658</text:p>
          </table:table-cell>
          <table:table-cell table:number-columns-repeated="7"/>
        </table:table-row>
        <table:table-row table:style-name="ro1">
          <table:table-cell/>
          <table:table-cell table:formula="of:=ROUND([.B665]-([.$I$1]-[.B665]*([.$A$2]/(2*100))/[.$C$3]);2)" office:value-type="float" office:value="14393.91">
            <text:p>14393.91</text:p>
          </table:table-cell>
          <table:table-cell table:formula="of:=ROUND([.C665]-([.$J$1]-[.C665]*([.$A$2]/(4*100))/[.$C$3]);2)" office:value-type="float" office:value="69981.99">
            <text:p>69981.99</text:p>
          </table:table-cell>
          <table:table-cell table:formula="of:=[.D665]+1" office:value-type="float" office:value="659">
            <text:p>659</text:p>
          </table:table-cell>
          <table:table-cell table:number-columns-repeated="7"/>
        </table:table-row>
        <table:table-row table:style-name="ro1">
          <table:table-cell/>
          <table:table-cell table:formula="of:=ROUND([.B666]-([.$I$1]-[.B666]*([.$A$2]/(2*100))/[.$C$3]);2)" office:value-type="float" office:value="14167.55">
            <text:p>14167.55</text:p>
          </table:table-cell>
          <table:table-cell table:formula="of:=ROUND([.C666]-([.$J$1]-[.C666]*([.$A$2]/(4*100))/[.$C$3]);2)" office:value-type="float" office:value="69920.92">
            <text:p>69920.92</text:p>
          </table:table-cell>
          <table:table-cell table:formula="of:=[.D666]+1" office:value-type="float" office:value="660">
            <text:p>660</text:p>
          </table:table-cell>
          <table:table-cell table:number-columns-repeated="7"/>
        </table:table-row>
        <table:table-row table:style-name="ro1">
          <table:table-cell/>
          <table:table-cell table:formula="of:=ROUND([.B667]-([.$I$1]-[.B667]*([.$A$2]/(2*100))/[.$C$3]);2)" office:value-type="float" office:value="13940.76">
            <text:p>13940.76</text:p>
          </table:table-cell>
          <table:table-cell table:formula="of:=ROUND([.C667]-([.$J$1]-[.C667]*([.$A$2]/(4*100))/[.$C$3]);2)" office:value-type="float" office:value="69859.79">
            <text:p>69859.79</text:p>
          </table:table-cell>
          <table:table-cell table:formula="of:=[.D667]+1" office:value-type="float" office:value="661">
            <text:p>661</text:p>
          </table:table-cell>
          <table:table-cell table:number-columns-repeated="7"/>
        </table:table-row>
        <table:table-row table:style-name="ro1">
          <table:table-cell/>
          <table:table-cell table:formula="of:=ROUND([.B668]-([.$I$1]-[.B668]*([.$A$2]/(2*100))/[.$C$3]);2)" office:value-type="float" office:value="13713.55">
            <text:p>13713.55</text:p>
          </table:table-cell>
          <table:table-cell table:formula="of:=ROUND([.C668]-([.$J$1]-[.C668]*([.$A$2]/(4*100))/[.$C$3]);2)" office:value-type="float" office:value="69798.6">
            <text:p>69798.6</text:p>
          </table:table-cell>
          <table:table-cell table:formula="of:=[.D668]+1" office:value-type="float" office:value="662">
            <text:p>662</text:p>
          </table:table-cell>
          <table:table-cell table:number-columns-repeated="7"/>
        </table:table-row>
        <table:table-row table:style-name="ro1">
          <table:table-cell/>
          <table:table-cell table:formula="of:=ROUND([.B669]-([.$I$1]-[.B669]*([.$A$2]/(2*100))/[.$C$3]);2)" office:value-type="float" office:value="13485.91">
            <text:p>13485.91</text:p>
          </table:table-cell>
          <table:table-cell table:formula="of:=ROUND([.C669]-([.$J$1]-[.C669]*([.$A$2]/(4*100))/[.$C$3]);2)" office:value-type="float" office:value="69737.36">
            <text:p>69737.36</text:p>
          </table:table-cell>
          <table:table-cell table:formula="of:=[.D669]+1" office:value-type="float" office:value="663">
            <text:p>663</text:p>
          </table:table-cell>
          <table:table-cell table:number-columns-repeated="7"/>
        </table:table-row>
        <table:table-row table:style-name="ro1">
          <table:table-cell/>
          <table:table-cell table:formula="of:=ROUND([.B670]-([.$I$1]-[.B670]*([.$A$2]/(2*100))/[.$C$3]);2)" office:value-type="float" office:value="13257.85">
            <text:p>13257.85</text:p>
          </table:table-cell>
          <table:table-cell table:formula="of:=ROUND([.C670]-([.$J$1]-[.C670]*([.$A$2]/(4*100))/[.$C$3]);2)" office:value-type="float" office:value="69676.06">
            <text:p>69676.06</text:p>
          </table:table-cell>
          <table:table-cell table:formula="of:=[.D670]+1" office:value-type="float" office:value="664">
            <text:p>664</text:p>
          </table:table-cell>
          <table:table-cell table:number-columns-repeated="7"/>
        </table:table-row>
        <table:table-row table:style-name="ro1">
          <table:table-cell/>
          <table:table-cell table:formula="of:=ROUND([.B671]-([.$I$1]-[.B671]*([.$A$2]/(2*100))/[.$C$3]);2)" office:value-type="float" office:value="13029.36">
            <text:p>13029.36</text:p>
          </table:table-cell>
          <table:table-cell table:formula="of:=ROUND([.C671]-([.$J$1]-[.C671]*([.$A$2]/(4*100))/[.$C$3]);2)" office:value-type="float" office:value="69614.7">
            <text:p>69614.7</text:p>
          </table:table-cell>
          <table:table-cell table:formula="of:=[.D671]+1" office:value-type="float" office:value="665">
            <text:p>665</text:p>
          </table:table-cell>
          <table:table-cell table:number-columns-repeated="7"/>
        </table:table-row>
        <table:table-row table:style-name="ro1">
          <table:table-cell/>
          <table:table-cell table:formula="of:=ROUND([.B672]-([.$I$1]-[.B672]*([.$A$2]/(2*100))/[.$C$3]);2)" office:value-type="float" office:value="12800.44">
            <text:p>12800.44</text:p>
          </table:table-cell>
          <table:table-cell table:formula="of:=ROUND([.C672]-([.$J$1]-[.C672]*([.$A$2]/(4*100))/[.$C$3]);2)" office:value-type="float" office:value="69553.28">
            <text:p>69553.28</text:p>
          </table:table-cell>
          <table:table-cell table:formula="of:=[.D672]+1" office:value-type="float" office:value="666">
            <text:p>666</text:p>
          </table:table-cell>
          <table:table-cell table:number-columns-repeated="7"/>
        </table:table-row>
        <table:table-row table:style-name="ro1">
          <table:table-cell/>
          <table:table-cell table:formula="of:=ROUND([.B673]-([.$I$1]-[.B673]*([.$A$2]/(2*100))/[.$C$3]);2)" office:value-type="float" office:value="12571.09">
            <text:p>12571.09</text:p>
          </table:table-cell>
          <table:table-cell table:formula="of:=ROUND([.C673]-([.$J$1]-[.C673]*([.$A$2]/(4*100))/[.$C$3]);2)" office:value-type="float" office:value="69491.81">
            <text:p>69491.81</text:p>
          </table:table-cell>
          <table:table-cell table:formula="of:=[.D673]+1" office:value-type="float" office:value="667">
            <text:p>667</text:p>
          </table:table-cell>
          <table:table-cell table:number-columns-repeated="7"/>
        </table:table-row>
        <table:table-row table:style-name="ro1">
          <table:table-cell/>
          <table:table-cell table:formula="of:=ROUND([.B674]-([.$I$1]-[.B674]*([.$A$2]/(2*100))/[.$C$3]);2)" office:value-type="float" office:value="12341.31">
            <text:p>12341.31</text:p>
          </table:table-cell>
          <table:table-cell table:formula="of:=ROUND([.C674]-([.$J$1]-[.C674]*([.$A$2]/(4*100))/[.$C$3]);2)" office:value-type="float" office:value="69430.28">
            <text:p>69430.28</text:p>
          </table:table-cell>
          <table:table-cell table:formula="of:=[.D674]+1" office:value-type="float" office:value="668">
            <text:p>668</text:p>
          </table:table-cell>
          <table:table-cell table:number-columns-repeated="7"/>
        </table:table-row>
        <table:table-row table:style-name="ro1">
          <table:table-cell/>
          <table:table-cell table:formula="of:=ROUND([.B675]-([.$I$1]-[.B675]*([.$A$2]/(2*100))/[.$C$3]);2)" office:value-type="float" office:value="12111.1">
            <text:p>12111.1</text:p>
          </table:table-cell>
          <table:table-cell table:formula="of:=ROUND([.C675]-([.$J$1]-[.C675]*([.$A$2]/(4*100))/[.$C$3]);2)" office:value-type="float" office:value="69368.69">
            <text:p>69368.69</text:p>
          </table:table-cell>
          <table:table-cell table:formula="of:=[.D675]+1" office:value-type="float" office:value="669">
            <text:p>669</text:p>
          </table:table-cell>
          <table:table-cell table:number-columns-repeated="7"/>
        </table:table-row>
        <table:table-row table:style-name="ro1">
          <table:table-cell/>
          <table:table-cell table:formula="of:=ROUND([.B676]-([.$I$1]-[.B676]*([.$A$2]/(2*100))/[.$C$3]);2)" office:value-type="float" office:value="11880.46">
            <text:p>11880.46</text:p>
          </table:table-cell>
          <table:table-cell table:formula="of:=ROUND([.C676]-([.$J$1]-[.C676]*([.$A$2]/(4*100))/[.$C$3]);2)" office:value-type="float" office:value="69307.04">
            <text:p>69307.04</text:p>
          </table:table-cell>
          <table:table-cell table:formula="of:=[.D676]+1" office:value-type="float" office:value="670">
            <text:p>670</text:p>
          </table:table-cell>
          <table:table-cell table:number-columns-repeated="7"/>
        </table:table-row>
        <table:table-row table:style-name="ro1">
          <table:table-cell/>
          <table:table-cell table:formula="of:=ROUND([.B677]-([.$I$1]-[.B677]*([.$A$2]/(2*100))/[.$C$3]);2)" office:value-type="float" office:value="11649.39">
            <text:p>11649.39</text:p>
          </table:table-cell>
          <table:table-cell table:formula="of:=ROUND([.C677]-([.$J$1]-[.C677]*([.$A$2]/(4*100))/[.$C$3]);2)" office:value-type="float" office:value="69245.34">
            <text:p>69245.34</text:p>
          </table:table-cell>
          <table:table-cell table:formula="of:=[.D677]+1" office:value-type="float" office:value="671">
            <text:p>671</text:p>
          </table:table-cell>
          <table:table-cell table:number-columns-repeated="7"/>
        </table:table-row>
        <table:table-row table:style-name="ro1">
          <table:table-cell/>
          <table:table-cell table:formula="of:=ROUND([.B678]-([.$I$1]-[.B678]*([.$A$2]/(2*100))/[.$C$3]);2)" office:value-type="float" office:value="11417.88">
            <text:p>11417.88</text:p>
          </table:table-cell>
          <table:table-cell table:formula="of:=ROUND([.C678]-([.$J$1]-[.C678]*([.$A$2]/(4*100))/[.$C$3]);2)" office:value-type="float" office:value="69183.58">
            <text:p>69183.58</text:p>
          </table:table-cell>
          <table:table-cell table:formula="of:=[.D678]+1" office:value-type="float" office:value="672">
            <text:p>672</text:p>
          </table:table-cell>
          <table:table-cell table:number-columns-repeated="7"/>
        </table:table-row>
        <table:table-row table:style-name="ro1">
          <table:table-cell/>
          <table:table-cell table:formula="of:=ROUND([.B679]-([.$I$1]-[.B679]*([.$A$2]/(2*100))/[.$C$3]);2)" office:value-type="float" office:value="11185.94">
            <text:p>11185.94</text:p>
          </table:table-cell>
          <table:table-cell table:formula="of:=ROUND([.C679]-([.$J$1]-[.C679]*([.$A$2]/(4*100))/[.$C$3]);2)" office:value-type="float" office:value="69121.76">
            <text:p>69121.76</text:p>
          </table:table-cell>
          <table:table-cell table:formula="of:=[.D679]+1" office:value-type="float" office:value="673">
            <text:p>673</text:p>
          </table:table-cell>
          <table:table-cell table:number-columns-repeated="7"/>
        </table:table-row>
        <table:table-row table:style-name="ro1">
          <table:table-cell/>
          <table:table-cell table:formula="of:=ROUND([.B680]-([.$I$1]-[.B680]*([.$A$2]/(2*100))/[.$C$3]);2)" office:value-type="float" office:value="10953.56">
            <text:p>10953.56</text:p>
          </table:table-cell>
          <table:table-cell table:formula="of:=ROUND([.C680]-([.$J$1]-[.C680]*([.$A$2]/(4*100))/[.$C$3]);2)" office:value-type="float" office:value="69059.88">
            <text:p>69059.88</text:p>
          </table:table-cell>
          <table:table-cell table:formula="of:=[.D680]+1" office:value-type="float" office:value="674">
            <text:p>674</text:p>
          </table:table-cell>
          <table:table-cell table:number-columns-repeated="7"/>
        </table:table-row>
        <table:table-row table:style-name="ro1">
          <table:table-cell/>
          <table:table-cell table:formula="of:=ROUND([.B681]-([.$I$1]-[.B681]*([.$A$2]/(2*100))/[.$C$3]);2)" office:value-type="float" office:value="10720.75">
            <text:p>10720.75</text:p>
          </table:table-cell>
          <table:table-cell table:formula="of:=ROUND([.C681]-([.$J$1]-[.C681]*([.$A$2]/(4*100))/[.$C$3]);2)" office:value-type="float" office:value="68997.94">
            <text:p>68997.94</text:p>
          </table:table-cell>
          <table:table-cell table:formula="of:=[.D681]+1" office:value-type="float" office:value="675">
            <text:p>675</text:p>
          </table:table-cell>
          <table:table-cell table:number-columns-repeated="7"/>
        </table:table-row>
        <table:table-row table:style-name="ro1">
          <table:table-cell/>
          <table:table-cell table:formula="of:=ROUND([.B682]-([.$I$1]-[.B682]*([.$A$2]/(2*100))/[.$C$3]);2)" office:value-type="float" office:value="10487.5">
            <text:p>10487.5</text:p>
          </table:table-cell>
          <table:table-cell table:formula="of:=ROUND([.C682]-([.$J$1]-[.C682]*([.$A$2]/(4*100))/[.$C$3]);2)" office:value-type="float" office:value="68935.95">
            <text:p>68935.95</text:p>
          </table:table-cell>
          <table:table-cell table:formula="of:=[.D682]+1" office:value-type="float" office:value="676">
            <text:p>676</text:p>
          </table:table-cell>
          <table:table-cell table:number-columns-repeated="7"/>
        </table:table-row>
        <table:table-row table:style-name="ro1">
          <table:table-cell/>
          <table:table-cell table:formula="of:=ROUND([.B683]-([.$I$1]-[.B683]*([.$A$2]/(2*100))/[.$C$3]);2)" office:value-type="float" office:value="10253.81">
            <text:p>10253.81</text:p>
          </table:table-cell>
          <table:table-cell table:formula="of:=ROUND([.C683]-([.$J$1]-[.C683]*([.$A$2]/(4*100))/[.$C$3]);2)" office:value-type="float" office:value="68873.9">
            <text:p>68873.9</text:p>
          </table:table-cell>
          <table:table-cell table:formula="of:=[.D683]+1" office:value-type="float" office:value="677">
            <text:p>677</text:p>
          </table:table-cell>
          <table:table-cell table:number-columns-repeated="7"/>
        </table:table-row>
        <table:table-row table:style-name="ro1">
          <table:table-cell/>
          <table:table-cell table:formula="of:=ROUND([.B684]-([.$I$1]-[.B684]*([.$A$2]/(2*100))/[.$C$3]);2)" office:value-type="float" office:value="10019.69">
            <text:p>10019.69</text:p>
          </table:table-cell>
          <table:table-cell table:formula="of:=ROUND([.C684]-([.$J$1]-[.C684]*([.$A$2]/(4*100))/[.$C$3]);2)" office:value-type="float" office:value="68811.79">
            <text:p>68811.79</text:p>
          </table:table-cell>
          <table:table-cell table:formula="of:=[.D684]+1" office:value-type="float" office:value="678">
            <text:p>678</text:p>
          </table:table-cell>
          <table:table-cell table:number-columns-repeated="7"/>
        </table:table-row>
        <table:table-row table:style-name="ro1">
          <table:table-cell/>
          <table:table-cell table:formula="of:=ROUND([.B685]-([.$I$1]-[.B685]*([.$A$2]/(2*100))/[.$C$3]);2)" office:value-type="float" office:value="9785.13">
            <text:p>9785.13</text:p>
          </table:table-cell>
          <table:table-cell table:formula="of:=ROUND([.C685]-([.$J$1]-[.C685]*([.$A$2]/(4*100))/[.$C$3]);2)" office:value-type="float" office:value="68749.62">
            <text:p>68749.62</text:p>
          </table:table-cell>
          <table:table-cell table:formula="of:=[.D685]+1" office:value-type="float" office:value="679">
            <text:p>679</text:p>
          </table:table-cell>
          <table:table-cell table:number-columns-repeated="7"/>
        </table:table-row>
        <table:table-row table:style-name="ro1">
          <table:table-cell/>
          <table:table-cell table:formula="of:=ROUND([.B686]-([.$I$1]-[.B686]*([.$A$2]/(2*100))/[.$C$3]);2)" office:value-type="float" office:value="9550.13">
            <text:p>9550.13</text:p>
          </table:table-cell>
          <table:table-cell table:formula="of:=ROUND([.C686]-([.$J$1]-[.C686]*([.$A$2]/(4*100))/[.$C$3]);2)" office:value-type="float" office:value="68687.39">
            <text:p>68687.39</text:p>
          </table:table-cell>
          <table:table-cell table:formula="of:=[.D686]+1" office:value-type="float" office:value="680">
            <text:p>680</text:p>
          </table:table-cell>
          <table:table-cell table:number-columns-repeated="7"/>
        </table:table-row>
        <table:table-row table:style-name="ro1">
          <table:table-cell/>
          <table:table-cell table:formula="of:=ROUND([.B687]-([.$I$1]-[.B687]*([.$A$2]/(2*100))/[.$C$3]);2)" office:value-type="float" office:value="9314.69">
            <text:p>9314.69</text:p>
          </table:table-cell>
          <table:table-cell table:formula="of:=ROUND([.C687]-([.$J$1]-[.C687]*([.$A$2]/(4*100))/[.$C$3]);2)" office:value-type="float" office:value="68625.1">
            <text:p>68625.1</text:p>
          </table:table-cell>
          <table:table-cell table:formula="of:=[.D687]+1" office:value-type="float" office:value="681">
            <text:p>681</text:p>
          </table:table-cell>
          <table:table-cell table:number-columns-repeated="7"/>
        </table:table-row>
        <table:table-row table:style-name="ro1">
          <table:table-cell/>
          <table:table-cell table:formula="of:=ROUND([.B688]-([.$I$1]-[.B688]*([.$A$2]/(2*100))/[.$C$3]);2)" office:value-type="float" office:value="9078.81">
            <text:p>9078.81</text:p>
          </table:table-cell>
          <table:table-cell table:formula="of:=ROUND([.C688]-([.$J$1]-[.C688]*([.$A$2]/(4*100))/[.$C$3]);2)" office:value-type="float" office:value="68562.76">
            <text:p>68562.76</text:p>
          </table:table-cell>
          <table:table-cell table:formula="of:=[.D688]+1" office:value-type="float" office:value="682">
            <text:p>682</text:p>
          </table:table-cell>
          <table:table-cell table:number-columns-repeated="7"/>
        </table:table-row>
        <table:table-row table:style-name="ro1">
          <table:table-cell/>
          <table:table-cell table:formula="of:=ROUND([.B689]-([.$I$1]-[.B689]*([.$A$2]/(2*100))/[.$C$3]);2)" office:value-type="float" office:value="8842.48">
            <text:p>8842.48</text:p>
          </table:table-cell>
          <table:table-cell table:formula="of:=ROUND([.C689]-([.$J$1]-[.C689]*([.$A$2]/(4*100))/[.$C$3]);2)" office:value-type="float" office:value="68500.36">
            <text:p>68500.36</text:p>
          </table:table-cell>
          <table:table-cell table:formula="of:=[.D689]+1" office:value-type="float" office:value="683">
            <text:p>683</text:p>
          </table:table-cell>
          <table:table-cell table:number-columns-repeated="7"/>
        </table:table-row>
        <table:table-row table:style-name="ro1">
          <table:table-cell/>
          <table:table-cell table:formula="of:=ROUND([.B690]-([.$I$1]-[.B690]*([.$A$2]/(2*100))/[.$C$3]);2)" office:value-type="float" office:value="8605.71">
            <text:p>8605.71</text:p>
          </table:table-cell>
          <table:table-cell table:formula="of:=ROUND([.C690]-([.$J$1]-[.C690]*([.$A$2]/(4*100))/[.$C$3]);2)" office:value-type="float" office:value="68437.9">
            <text:p>68437.9</text:p>
          </table:table-cell>
          <table:table-cell table:formula="of:=[.D690]+1" office:value-type="float" office:value="684">
            <text:p>684</text:p>
          </table:table-cell>
          <table:table-cell table:number-columns-repeated="7"/>
        </table:table-row>
        <table:table-row table:style-name="ro1">
          <table:table-cell/>
          <table:table-cell table:formula="of:=ROUND([.B691]-([.$I$1]-[.B691]*([.$A$2]/(2*100))/[.$C$3]);2)" office:value-type="float" office:value="8368.5">
            <text:p>8368.5</text:p>
          </table:table-cell>
          <table:table-cell table:formula="of:=ROUND([.C691]-([.$J$1]-[.C691]*([.$A$2]/(4*100))/[.$C$3]);2)" office:value-type="float" office:value="68375.38">
            <text:p>68375.38</text:p>
          </table:table-cell>
          <table:table-cell table:formula="of:=[.D691]+1" office:value-type="float" office:value="685">
            <text:p>685</text:p>
          </table:table-cell>
          <table:table-cell table:number-columns-repeated="7"/>
        </table:table-row>
        <table:table-row table:style-name="ro1">
          <table:table-cell/>
          <table:table-cell table:formula="of:=ROUND([.B692]-([.$I$1]-[.B692]*([.$A$2]/(2*100))/[.$C$3]);2)" office:value-type="float" office:value="8130.84">
            <text:p>8130.84</text:p>
          </table:table-cell>
          <table:table-cell table:formula="of:=ROUND([.C692]-([.$J$1]-[.C692]*([.$A$2]/(4*100))/[.$C$3]);2)" office:value-type="float" office:value="68312.8">
            <text:p>68312.8</text:p>
          </table:table-cell>
          <table:table-cell table:formula="of:=[.D692]+1" office:value-type="float" office:value="686">
            <text:p>686</text:p>
          </table:table-cell>
          <table:table-cell table:number-columns-repeated="7"/>
        </table:table-row>
        <table:table-row table:style-name="ro1">
          <table:table-cell/>
          <table:table-cell table:formula="of:=ROUND([.B693]-([.$I$1]-[.B693]*([.$A$2]/(2*100))/[.$C$3]);2)" office:value-type="float" office:value="7892.74">
            <text:p>7892.74</text:p>
          </table:table-cell>
          <table:table-cell table:formula="of:=ROUND([.C693]-([.$J$1]-[.C693]*([.$A$2]/(4*100))/[.$C$3]);2)" office:value-type="float" office:value="68250.16">
            <text:p>68250.16</text:p>
          </table:table-cell>
          <table:table-cell table:formula="of:=[.D693]+1" office:value-type="float" office:value="687">
            <text:p>687</text:p>
          </table:table-cell>
          <table:table-cell table:number-columns-repeated="7"/>
        </table:table-row>
        <table:table-row table:style-name="ro1">
          <table:table-cell/>
          <table:table-cell table:formula="of:=ROUND([.B694]-([.$I$1]-[.B694]*([.$A$2]/(2*100))/[.$C$3]);2)" office:value-type="float" office:value="7654.19">
            <text:p>7654.19</text:p>
          </table:table-cell>
          <table:table-cell table:formula="of:=ROUND([.C694]-([.$J$1]-[.C694]*([.$A$2]/(4*100))/[.$C$3]);2)" office:value-type="float" office:value="68187.46">
            <text:p>68187.46</text:p>
          </table:table-cell>
          <table:table-cell table:formula="of:=[.D694]+1" office:value-type="float" office:value="688">
            <text:p>688</text:p>
          </table:table-cell>
          <table:table-cell table:number-columns-repeated="7"/>
        </table:table-row>
        <table:table-row table:style-name="ro1">
          <table:table-cell/>
          <table:table-cell table:formula="of:=ROUND([.B695]-([.$I$1]-[.B695]*([.$A$2]/(2*100))/[.$C$3]);2)" office:value-type="float" office:value="7415.19">
            <text:p>7415.19</text:p>
          </table:table-cell>
          <table:table-cell table:formula="of:=ROUND([.C695]-([.$J$1]-[.C695]*([.$A$2]/(4*100))/[.$C$3]);2)" office:value-type="float" office:value="68124.71">
            <text:p>68124.71</text:p>
          </table:table-cell>
          <table:table-cell table:formula="of:=[.D695]+1" office:value-type="float" office:value="689">
            <text:p>689</text:p>
          </table:table-cell>
          <table:table-cell table:number-columns-repeated="7"/>
        </table:table-row>
        <table:table-row table:style-name="ro1">
          <table:table-cell/>
          <table:table-cell table:formula="of:=ROUND([.B696]-([.$I$1]-[.B696]*([.$A$2]/(2*100))/[.$C$3]);2)" office:value-type="float" office:value="7175.74">
            <text:p>7175.74</text:p>
          </table:table-cell>
          <table:table-cell table:formula="of:=ROUND([.C696]-([.$J$1]-[.C696]*([.$A$2]/(4*100))/[.$C$3]);2)" office:value-type="float" office:value="68061.9">
            <text:p>68061.9</text:p>
          </table:table-cell>
          <table:table-cell table:formula="of:=[.D696]+1" office:value-type="float" office:value="690">
            <text:p>690</text:p>
          </table:table-cell>
          <table:table-cell table:number-columns-repeated="7"/>
        </table:table-row>
        <table:table-row table:style-name="ro1">
          <table:table-cell/>
          <table:table-cell table:formula="of:=ROUND([.B697]-([.$I$1]-[.B697]*([.$A$2]/(2*100))/[.$C$3]);2)" office:value-type="float" office:value="6935.84">
            <text:p>6935.84</text:p>
          </table:table-cell>
          <table:table-cell table:formula="of:=ROUND([.C697]-([.$J$1]-[.C697]*([.$A$2]/(4*100))/[.$C$3]);2)" office:value-type="float" office:value="67999.03">
            <text:p>67999.03</text:p>
          </table:table-cell>
          <table:table-cell table:formula="of:=[.D697]+1" office:value-type="float" office:value="691">
            <text:p>691</text:p>
          </table:table-cell>
          <table:table-cell table:number-columns-repeated="7"/>
        </table:table-row>
        <table:table-row table:style-name="ro1">
          <table:table-cell/>
          <table:table-cell table:formula="of:=ROUND([.B698]-([.$I$1]-[.B698]*([.$A$2]/(2*100))/[.$C$3]);2)" office:value-type="float" office:value="6695.49">
            <text:p>6695.49</text:p>
          </table:table-cell>
          <table:table-cell table:formula="of:=ROUND([.C698]-([.$J$1]-[.C698]*([.$A$2]/(4*100))/[.$C$3]);2)" office:value-type="float" office:value="67936.1">
            <text:p>67936.1</text:p>
          </table:table-cell>
          <table:table-cell table:formula="of:=[.D698]+1" office:value-type="float" office:value="692">
            <text:p>692</text:p>
          </table:table-cell>
          <table:table-cell table:number-columns-repeated="7"/>
        </table:table-row>
        <table:table-row table:style-name="ro1">
          <table:table-cell/>
          <table:table-cell table:formula="of:=ROUND([.B699]-([.$I$1]-[.B699]*([.$A$2]/(2*100))/[.$C$3]);2)" office:value-type="float" office:value="6454.69">
            <text:p>6454.69</text:p>
          </table:table-cell>
          <table:table-cell table:formula="of:=ROUND([.C699]-([.$J$1]-[.C699]*([.$A$2]/(4*100))/[.$C$3]);2)" office:value-type="float" office:value="67873.11">
            <text:p>67873.11</text:p>
          </table:table-cell>
          <table:table-cell table:formula="of:=[.D699]+1" office:value-type="float" office:value="693">
            <text:p>693</text:p>
          </table:table-cell>
          <table:table-cell table:number-columns-repeated="7"/>
        </table:table-row>
        <table:table-row table:style-name="ro1">
          <table:table-cell/>
          <table:table-cell table:formula="of:=ROUND([.B700]-([.$I$1]-[.B700]*([.$A$2]/(2*100))/[.$C$3]);2)" office:value-type="float" office:value="6213.44">
            <text:p>6213.44</text:p>
          </table:table-cell>
          <table:table-cell table:formula="of:=ROUND([.C700]-([.$J$1]-[.C700]*([.$A$2]/(4*100))/[.$C$3]);2)" office:value-type="float" office:value="67810.06">
            <text:p>67810.06</text:p>
          </table:table-cell>
          <table:table-cell table:formula="of:=[.D700]+1" office:value-type="float" office:value="694">
            <text:p>694</text:p>
          </table:table-cell>
          <table:table-cell table:number-columns-repeated="7"/>
        </table:table-row>
        <table:table-row table:style-name="ro1">
          <table:table-cell/>
          <table:table-cell table:formula="of:=ROUND([.B701]-([.$I$1]-[.B701]*([.$A$2]/(2*100))/[.$C$3]);2)" office:value-type="float" office:value="5971.74">
            <text:p>5971.74</text:p>
          </table:table-cell>
          <table:table-cell table:formula="of:=ROUND([.C701]-([.$J$1]-[.C701]*([.$A$2]/(4*100))/[.$C$3]);2)" office:value-type="float" office:value="67746.95">
            <text:p>67746.95</text:p>
          </table:table-cell>
          <table:table-cell table:formula="of:=[.D701]+1" office:value-type="float" office:value="695">
            <text:p>695</text:p>
          </table:table-cell>
          <table:table-cell table:number-columns-repeated="7"/>
        </table:table-row>
        <table:table-row table:style-name="ro1">
          <table:table-cell/>
          <table:table-cell table:formula="of:=ROUND([.B702]-([.$I$1]-[.B702]*([.$A$2]/(2*100))/[.$C$3]);2)" office:value-type="float" office:value="5729.59">
            <text:p>5729.59</text:p>
          </table:table-cell>
          <table:table-cell table:formula="of:=ROUND([.C702]-([.$J$1]-[.C702]*([.$A$2]/(4*100))/[.$C$3]);2)" office:value-type="float" office:value="67683.78">
            <text:p>67683.78</text:p>
          </table:table-cell>
          <table:table-cell table:formula="of:=[.D702]+1" office:value-type="float" office:value="696">
            <text:p>696</text:p>
          </table:table-cell>
          <table:table-cell table:number-columns-repeated="7"/>
        </table:table-row>
        <table:table-row table:style-name="ro1">
          <table:table-cell/>
          <table:table-cell table:formula="of:=ROUND([.B703]-([.$I$1]-[.B703]*([.$A$2]/(2*100))/[.$C$3]);2)" office:value-type="float" office:value="5486.98">
            <text:p>5486.98</text:p>
          </table:table-cell>
          <table:table-cell table:formula="of:=ROUND([.C703]-([.$J$1]-[.C703]*([.$A$2]/(4*100))/[.$C$3]);2)" office:value-type="float" office:value="67620.55">
            <text:p>67620.55</text:p>
          </table:table-cell>
          <table:table-cell table:formula="of:=[.D703]+1" office:value-type="float" office:value="697">
            <text:p>697</text:p>
          </table:table-cell>
          <table:table-cell table:number-columns-repeated="7"/>
        </table:table-row>
        <table:table-row table:style-name="ro1">
          <table:table-cell/>
          <table:table-cell table:formula="of:=ROUND([.B704]-([.$I$1]-[.B704]*([.$A$2]/(2*100))/[.$C$3]);2)" office:value-type="float" office:value="5243.92">
            <text:p>5243.92</text:p>
          </table:table-cell>
          <table:table-cell table:formula="of:=ROUND([.C704]-([.$J$1]-[.C704]*([.$A$2]/(4*100))/[.$C$3]);2)" office:value-type="float" office:value="67557.26">
            <text:p>67557.26</text:p>
          </table:table-cell>
          <table:table-cell table:formula="of:=[.D704]+1" office:value-type="float" office:value="698">
            <text:p>698</text:p>
          </table:table-cell>
          <table:table-cell table:number-columns-repeated="7"/>
        </table:table-row>
        <table:table-row table:style-name="ro1">
          <table:table-cell/>
          <table:table-cell table:formula="of:=ROUND([.B705]-([.$I$1]-[.B705]*([.$A$2]/(2*100))/[.$C$3]);2)" office:value-type="float" office:value="5000.4">
            <text:p>5000.4</text:p>
          </table:table-cell>
          <table:table-cell table:formula="of:=ROUND([.C705]-([.$J$1]-[.C705]*([.$A$2]/(4*100))/[.$C$3]);2)" office:value-type="float" office:value="67493.91">
            <text:p>67493.91</text:p>
          </table:table-cell>
          <table:table-cell table:formula="of:=[.D705]+1" office:value-type="float" office:value="699">
            <text:p>699</text:p>
          </table:table-cell>
          <table:table-cell table:number-columns-repeated="7"/>
        </table:table-row>
        <table:table-row table:style-name="ro1">
          <table:table-cell/>
          <table:table-cell table:formula="of:=ROUND([.B706]-([.$I$1]-[.B706]*([.$A$2]/(2*100))/[.$C$3]);2)" office:value-type="float" office:value="4756.43">
            <text:p>4756.43</text:p>
          </table:table-cell>
          <table:table-cell table:formula="of:=ROUND([.C706]-([.$J$1]-[.C706]*([.$A$2]/(4*100))/[.$C$3]);2)" office:value-type="float" office:value="67430.51">
            <text:p>67430.51</text:p>
          </table:table-cell>
          <table:table-cell table:formula="of:=[.D706]+1" office:value-type="float" office:value="700">
            <text:p>700</text:p>
          </table:table-cell>
          <table:table-cell table:number-columns-repeated="7"/>
        </table:table-row>
        <table:table-row table:style-name="ro1">
          <table:table-cell/>
          <table:table-cell table:formula="of:=ROUND([.B707]-([.$I$1]-[.B707]*([.$A$2]/(2*100))/[.$C$3]);2)" office:value-type="float" office:value="4512">
            <text:p>4512</text:p>
          </table:table-cell>
          <table:table-cell table:formula="of:=ROUND([.C707]-([.$J$1]-[.C707]*([.$A$2]/(4*100))/[.$C$3]);2)" office:value-type="float" office:value="67367.05">
            <text:p>67367.05</text:p>
          </table:table-cell>
          <table:table-cell table:formula="of:=[.D707]+1" office:value-type="float" office:value="701">
            <text:p>701</text:p>
          </table:table-cell>
          <table:table-cell table:number-columns-repeated="7"/>
        </table:table-row>
        <table:table-row table:style-name="ro1">
          <table:table-cell/>
          <table:table-cell table:formula="of:=ROUND([.B708]-([.$I$1]-[.B708]*([.$A$2]/(2*100))/[.$C$3]);2)" office:value-type="float" office:value="4267.11">
            <text:p>4267.11</text:p>
          </table:table-cell>
          <table:table-cell table:formula="of:=ROUND([.C708]-([.$J$1]-[.C708]*([.$A$2]/(4*100))/[.$C$3]);2)" office:value-type="float" office:value="67303.53">
            <text:p>67303.53</text:p>
          </table:table-cell>
          <table:table-cell table:formula="of:=[.D708]+1" office:value-type="float" office:value="702">
            <text:p>702</text:p>
          </table:table-cell>
          <table:table-cell table:number-columns-repeated="7"/>
        </table:table-row>
        <table:table-row table:style-name="ro1">
          <table:table-cell/>
          <table:table-cell table:formula="of:=ROUND([.B709]-([.$I$1]-[.B709]*([.$A$2]/(2*100))/[.$C$3]);2)" office:value-type="float" office:value="4021.76">
            <text:p>4021.76</text:p>
          </table:table-cell>
          <table:table-cell table:formula="of:=ROUND([.C709]-([.$J$1]-[.C709]*([.$A$2]/(4*100))/[.$C$3]);2)" office:value-type="float" office:value="67239.95">
            <text:p>67239.95</text:p>
          </table:table-cell>
          <table:table-cell table:formula="of:=[.D709]+1" office:value-type="float" office:value="703">
            <text:p>703</text:p>
          </table:table-cell>
          <table:table-cell table:number-columns-repeated="7"/>
        </table:table-row>
        <table:table-row table:style-name="ro1">
          <table:table-cell/>
          <table:table-cell table:formula="of:=ROUND([.B710]-([.$I$1]-[.B710]*([.$A$2]/(2*100))/[.$C$3]);2)" office:value-type="float" office:value="3775.95">
            <text:p>3775.95</text:p>
          </table:table-cell>
          <table:table-cell table:formula="of:=ROUND([.C710]-([.$J$1]-[.C710]*([.$A$2]/(4*100))/[.$C$3]);2)" office:value-type="float" office:value="67176.31">
            <text:p>67176.31</text:p>
          </table:table-cell>
          <table:table-cell table:formula="of:=[.D710]+1" office:value-type="float" office:value="704">
            <text:p>704</text:p>
          </table:table-cell>
          <table:table-cell table:number-columns-repeated="7"/>
        </table:table-row>
        <table:table-row table:style-name="ro1">
          <table:table-cell/>
          <table:table-cell table:formula="of:=ROUND([.B711]-([.$I$1]-[.B711]*([.$A$2]/(2*100))/[.$C$3]);2)" office:value-type="float" office:value="3529.68">
            <text:p>3529.68</text:p>
          </table:table-cell>
          <table:table-cell table:formula="of:=ROUND([.C711]-([.$J$1]-[.C711]*([.$A$2]/(4*100))/[.$C$3]);2)" office:value-type="float" office:value="67112.61">
            <text:p>67112.61</text:p>
          </table:table-cell>
          <table:table-cell table:formula="of:=[.D711]+1" office:value-type="float" office:value="705">
            <text:p>705</text:p>
          </table:table-cell>
          <table:table-cell table:number-columns-repeated="7"/>
        </table:table-row>
        <table:table-row table:style-name="ro1">
          <table:table-cell/>
          <table:table-cell table:formula="of:=ROUND([.B712]-([.$I$1]-[.B712]*([.$A$2]/(2*100))/[.$C$3]);2)" office:value-type="float" office:value="3282.95">
            <text:p>3282.95</text:p>
          </table:table-cell>
          <table:table-cell table:formula="of:=ROUND([.C712]-([.$J$1]-[.C712]*([.$A$2]/(4*100))/[.$C$3]);2)" office:value-type="float" office:value="67048.85">
            <text:p>67048.85</text:p>
          </table:table-cell>
          <table:table-cell table:formula="of:=[.D712]+1" office:value-type="float" office:value="706">
            <text:p>706</text:p>
          </table:table-cell>
          <table:table-cell table:number-columns-repeated="7"/>
        </table:table-row>
        <table:table-row table:style-name="ro1">
          <table:table-cell/>
          <table:table-cell table:formula="of:=ROUND([.B713]-([.$I$1]-[.B713]*([.$A$2]/(2*100))/[.$C$3]);2)" office:value-type="float" office:value="3035.76">
            <text:p>3035.76</text:p>
          </table:table-cell>
          <table:table-cell table:formula="of:=ROUND([.C713]-([.$J$1]-[.C713]*([.$A$2]/(4*100))/[.$C$3]);2)" office:value-type="float" office:value="66985.03">
            <text:p>66985.03</text:p>
          </table:table-cell>
          <table:table-cell table:formula="of:=[.D713]+1" office:value-type="float" office:value="707">
            <text:p>707</text:p>
          </table:table-cell>
          <table:table-cell table:number-columns-repeated="7"/>
        </table:table-row>
        <table:table-row table:style-name="ro1">
          <table:table-cell/>
          <table:table-cell table:formula="of:=ROUND([.B714]-([.$I$1]-[.B714]*([.$A$2]/(2*100))/[.$C$3]);2)" office:value-type="float" office:value="2788.1">
            <text:p>2788.1</text:p>
          </table:table-cell>
          <table:table-cell table:formula="of:=ROUND([.C714]-([.$J$1]-[.C714]*([.$A$2]/(4*100))/[.$C$3]);2)" office:value-type="float" office:value="66921.15">
            <text:p>66921.15</text:p>
          </table:table-cell>
          <table:table-cell table:formula="of:=[.D714]+1" office:value-type="float" office:value="708">
            <text:p>708</text:p>
          </table:table-cell>
          <table:table-cell table:number-columns-repeated="7"/>
        </table:table-row>
        <table:table-row table:style-name="ro1">
          <table:table-cell/>
          <table:table-cell table:formula="of:=ROUND([.B715]-([.$I$1]-[.B715]*([.$A$2]/(2*100))/[.$C$3]);2)" office:value-type="float" office:value="2539.98">
            <text:p>2539.98</text:p>
          </table:table-cell>
          <table:table-cell table:formula="of:=ROUND([.C715]-([.$J$1]-[.C715]*([.$A$2]/(4*100))/[.$C$3]);2)" office:value-type="float" office:value="66857.21">
            <text:p>66857.21</text:p>
          </table:table-cell>
          <table:table-cell table:formula="of:=[.D715]+1" office:value-type="float" office:value="709">
            <text:p>709</text:p>
          </table:table-cell>
          <table:table-cell table:number-columns-repeated="7"/>
        </table:table-row>
        <table:table-row table:style-name="ro1">
          <table:table-cell/>
          <table:table-cell table:formula="of:=ROUND([.B716]-([.$I$1]-[.B716]*([.$A$2]/(2*100))/[.$C$3]);2)" office:value-type="float" office:value="2291.39">
            <text:p>2291.39</text:p>
          </table:table-cell>
          <table:table-cell table:formula="of:=ROUND([.C716]-([.$J$1]-[.C716]*([.$A$2]/(4*100))/[.$C$3]);2)" office:value-type="float" office:value="66793.21">
            <text:p>66793.21</text:p>
          </table:table-cell>
          <table:table-cell table:formula="of:=[.D716]+1" office:value-type="float" office:value="710">
            <text:p>710</text:p>
          </table:table-cell>
          <table:table-cell table:number-columns-repeated="7"/>
        </table:table-row>
        <table:table-row table:style-name="ro1">
          <table:table-cell/>
          <table:table-cell table:formula="of:=ROUND([.B717]-([.$I$1]-[.B717]*([.$A$2]/(2*100))/[.$C$3]);2)" office:value-type="float" office:value="2042.34">
            <text:p>2042.34</text:p>
          </table:table-cell>
          <table:table-cell table:formula="of:=ROUND([.C717]-([.$J$1]-[.C717]*([.$A$2]/(4*100))/[.$C$3]);2)" office:value-type="float" office:value="66729.15">
            <text:p>66729.15</text:p>
          </table:table-cell>
          <table:table-cell table:formula="of:=[.D717]+1" office:value-type="float" office:value="711">
            <text:p>711</text:p>
          </table:table-cell>
          <table:table-cell table:number-columns-repeated="7"/>
        </table:table-row>
        <table:table-row table:style-name="ro1">
          <table:table-cell/>
          <table:table-cell table:formula="of:=ROUND([.B718]-([.$I$1]-[.B718]*([.$A$2]/(2*100))/[.$C$3]);2)" office:value-type="float" office:value="1792.82">
            <text:p>1792.82</text:p>
          </table:table-cell>
          <table:table-cell table:formula="of:=ROUND([.C718]-([.$J$1]-[.C718]*([.$A$2]/(4*100))/[.$C$3]);2)" office:value-type="float" office:value="66665.03">
            <text:p>66665.03</text:p>
          </table:table-cell>
          <table:table-cell table:formula="of:=[.D718]+1" office:value-type="float" office:value="712">
            <text:p>712</text:p>
          </table:table-cell>
          <table:table-cell table:number-columns-repeated="7"/>
        </table:table-row>
        <table:table-row table:style-name="ro1">
          <table:table-cell/>
          <table:table-cell table:formula="of:=ROUND([.B719]-([.$I$1]-[.B719]*([.$A$2]/(2*100))/[.$C$3]);2)" office:value-type="float" office:value="1542.83">
            <text:p>1542.83</text:p>
          </table:table-cell>
          <table:table-cell table:formula="of:=ROUND([.C719]-([.$J$1]-[.C719]*([.$A$2]/(4*100))/[.$C$3]);2)" office:value-type="float" office:value="66600.85">
            <text:p>66600.85</text:p>
          </table:table-cell>
          <table:table-cell table:formula="of:=[.D719]+1" office:value-type="float" office:value="713">
            <text:p>713</text:p>
          </table:table-cell>
          <table:table-cell table:number-columns-repeated="7"/>
        </table:table-row>
        <table:table-row table:style-name="ro1">
          <table:table-cell/>
          <table:table-cell table:formula="of:=ROUND([.B720]-([.$I$1]-[.B720]*([.$A$2]/(2*100))/[.$C$3]);2)" office:value-type="float" office:value="1292.37">
            <text:p>1292.37</text:p>
          </table:table-cell>
          <table:table-cell table:formula="of:=ROUND([.C720]-([.$J$1]-[.C720]*([.$A$2]/(4*100))/[.$C$3]);2)" office:value-type="float" office:value="66536.61">
            <text:p>66536.61</text:p>
          </table:table-cell>
          <table:table-cell table:formula="of:=[.D720]+1" office:value-type="float" office:value="714">
            <text:p>714</text:p>
          </table:table-cell>
          <table:table-cell table:number-columns-repeated="7"/>
        </table:table-row>
        <table:table-row table:style-name="ro1">
          <table:table-cell/>
          <table:table-cell table:formula="of:=ROUND([.B721]-([.$I$1]-[.B721]*([.$A$2]/(2*100))/[.$C$3]);2)" office:value-type="float" office:value="1041.44">
            <text:p>1041.44</text:p>
          </table:table-cell>
          <table:table-cell table:formula="of:=ROUND([.C721]-([.$J$1]-[.C721]*([.$A$2]/(4*100))/[.$C$3]);2)" office:value-type="float" office:value="66472.31">
            <text:p>66472.31</text:p>
          </table:table-cell>
          <table:table-cell table:formula="of:=[.D721]+1" office:value-type="float" office:value="715">
            <text:p>715</text:p>
          </table:table-cell>
          <table:table-cell table:number-columns-repeated="7"/>
        </table:table-row>
        <table:table-row table:style-name="ro1">
          <table:table-cell/>
          <table:table-cell table:formula="of:=ROUND([.B722]-([.$I$1]-[.B722]*([.$A$2]/(2*100))/[.$C$3]);2)" office:value-type="float" office:value="790.04">
            <text:p>790.04</text:p>
          </table:table-cell>
          <table:table-cell table:formula="of:=ROUND([.C722]-([.$J$1]-[.C722]*([.$A$2]/(4*100))/[.$C$3]);2)" office:value-type="float" office:value="66407.95">
            <text:p>66407.95</text:p>
          </table:table-cell>
          <table:table-cell table:formula="of:=[.D722]+1" office:value-type="float" office:value="716">
            <text:p>716</text:p>
          </table:table-cell>
          <table:table-cell table:number-columns-repeated="7"/>
        </table:table-row>
        <table:table-row table:style-name="ro1">
          <table:table-cell/>
          <table:table-cell table:formula="of:=ROUND([.B723]-([.$I$1]-[.B723]*([.$A$2]/(2*100))/[.$C$3]);2)" office:value-type="float" office:value="538.17">
            <text:p>538.17</text:p>
          </table:table-cell>
          <table:table-cell table:formula="of:=ROUND([.C723]-([.$J$1]-[.C723]*([.$A$2]/(4*100))/[.$C$3]);2)" office:value-type="float" office:value="66343.53">
            <text:p>66343.53</text:p>
          </table:table-cell>
          <table:table-cell table:formula="of:=[.D723]+1" office:value-type="float" office:value="717">
            <text:p>717</text:p>
          </table:table-cell>
          <table:table-cell table:number-columns-repeated="7"/>
        </table:table-row>
        <table:table-row table:style-name="ro1">
          <table:table-cell/>
          <table:table-cell table:formula="of:=ROUND([.B724]-([.$I$1]-[.B724]*([.$A$2]/(2*100))/[.$C$3]);2)" office:value-type="float" office:value="285.83">
            <text:p>285.83</text:p>
          </table:table-cell>
          <table:table-cell table:formula="of:=ROUND([.C724]-([.$J$1]-[.C724]*([.$A$2]/(4*100))/[.$C$3]);2)" office:value-type="float" office:value="66279.05">
            <text:p>66279.05</text:p>
          </table:table-cell>
          <table:table-cell table:formula="of:=[.D724]+1" office:value-type="float" office:value="718">
            <text:p>718</text:p>
          </table:table-cell>
          <table:table-cell table:number-columns-repeated="7"/>
        </table:table-row>
        <table:table-row table:style-name="ro1">
          <table:table-cell/>
          <table:table-cell table:formula="of:=ROUND([.B725]-([.$I$1]-[.B725]*([.$A$2]/(2*100))/[.$C$3]);2)" office:value-type="float" office:value="33.02">
            <text:p>33.02</text:p>
          </table:table-cell>
          <table:table-cell table:formula="of:=ROUND([.C725]-([.$J$1]-[.C725]*([.$A$2]/(4*100))/[.$C$3]);2)" office:value-type="float" office:value="66214.51">
            <text:p>66214.51</text:p>
          </table:table-cell>
          <table:table-cell table:formula="of:=[.D725]+1" office:value-type="float" office:value="719">
            <text:p>719</text:p>
          </table:table-cell>
          <table:table-cell table:number-columns-repeated="7"/>
        </table:table-row>
        <table:table-row table:style-name="ro1">
          <table:table-cell/>
          <table:table-cell table:formula="of:=ROUND([.B726]-([.$I$1]-[.B726]*([.$A$2]/(2*100))/[.$C$3]);2)" office:value-type="float" office:value="-220.27">
            <text:p>-220.27</text:p>
          </table:table-cell>
          <table:table-cell table:formula="of:=ROUND([.C726]-([.$J$1]-[.C726]*([.$A$2]/(4*100))/[.$C$3]);2)" office:value-type="float" office:value="66149.91">
            <text:p>66149.91</text:p>
          </table:table-cell>
          <table:table-cell table:formula="of:=[.D726]+1" office:value-type="float" office:value="720">
            <text:p>720</text:p>
          </table:table-cell>
          <table:table-cell table:number-columns-repeated="7"/>
        </table:table-row>
        <table:table-row table:style-name="ro1">
          <table:table-cell/>
          <table:table-cell table:formula="of:=ROUND([.B727]-([.$I$1]-[.B727]*([.$A$2]/(2*100))/[.$C$3]);2)" office:value-type="float" office:value="-474.03">
            <text:p>-474.03</text:p>
          </table:table-cell>
          <table:table-cell table:formula="of:=ROUND([.C727]-([.$J$1]-[.C727]*([.$A$2]/(4*100))/[.$C$3]);2)" office:value-type="float" office:value="66085.25">
            <text:p>66085.25</text:p>
          </table:table-cell>
          <table:table-cell table:formula="of:=[.D727]+1" office:value-type="float" office:value="721">
            <text:p>721</text:p>
          </table:table-cell>
          <table:table-cell table:number-columns-repeated="7"/>
        </table:table-row>
        <table:table-row table:style-name="ro1">
          <table:table-cell/>
          <table:table-cell table:formula="of:=ROUND([.B728]-([.$I$1]-[.B728]*([.$A$2]/(2*100))/[.$C$3]);2)" office:value-type="float" office:value="-728.27">
            <text:p>-728.27</text:p>
          </table:table-cell>
          <table:table-cell table:formula="of:=ROUND([.C728]-([.$J$1]-[.C728]*([.$A$2]/(4*100))/[.$C$3]);2)" office:value-type="float" office:value="66020.52">
            <text:p>66020.52</text:p>
          </table:table-cell>
          <table:table-cell table:formula="of:=[.D728]+1" office:value-type="float" office:value="722">
            <text:p>722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729]-([.$J$1]-[.C729]*([.$A$2]/(4*100))/[.$C$3]);2)" office:value-type="float" office:value="65955.73">
            <text:p>65955.73</text:p>
          </table:table-cell>
          <table:table-cell table:formula="of:=[.D729]+1" office:value-type="float" office:value="723">
            <text:p>723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730]-([.$J$1]-[.C730]*([.$A$2]/(4*100))/[.$C$3]);2)" office:value-type="float" office:value="65890.88">
            <text:p>65890.88</text:p>
          </table:table-cell>
          <table:table-cell table:formula="of:=[.D730]+1" office:value-type="float" office:value="724">
            <text:p>724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731]-([.$J$1]-[.C731]*([.$A$2]/(4*100))/[.$C$3]);2)" office:value-type="float" office:value="65825.97">
            <text:p>65825.97</text:p>
          </table:table-cell>
          <table:table-cell table:formula="of:=[.D731]+1" office:value-type="float" office:value="725">
            <text:p>72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732]-([.$J$1]-[.C732]*([.$A$2]/(4*100))/[.$C$3]);2)" office:value-type="float" office:value="65761">
            <text:p>65761</text:p>
          </table:table-cell>
          <table:table-cell table:formula="of:=[.D732]+1" office:value-type="float" office:value="726">
            <text:p>726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733]-([.$J$1]-[.C733]*([.$A$2]/(4*100))/[.$C$3]);2)" office:value-type="float" office:value="65695.97">
            <text:p>65695.97</text:p>
          </table:table-cell>
          <table:table-cell table:formula="of:=[.D733]+1" office:value-type="float" office:value="727">
            <text:p>727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734]-([.$J$1]-[.C734]*([.$A$2]/(4*100))/[.$C$3]);2)" office:value-type="float" office:value="65630.88">
            <text:p>65630.88</text:p>
          </table:table-cell>
          <table:table-cell table:formula="of:=[.D734]+1" office:value-type="float" office:value="728">
            <text:p>728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735]-([.$J$1]-[.C735]*([.$A$2]/(4*100))/[.$C$3]);2)" office:value-type="float" office:value="65565.73">
            <text:p>65565.73</text:p>
          </table:table-cell>
          <table:table-cell table:formula="of:=[.D735]+1" office:value-type="float" office:value="729">
            <text:p>729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736]-([.$J$1]-[.C736]*([.$A$2]/(4*100))/[.$C$3]);2)" office:value-type="float" office:value="65500.52">
            <text:p>65500.52</text:p>
          </table:table-cell>
          <table:table-cell table:formula="of:=[.D736]+1" office:value-type="float" office:value="730">
            <text:p>730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737]-([.$J$1]-[.C737]*([.$A$2]/(4*100))/[.$C$3]);2)" office:value-type="float" office:value="65435.25">
            <text:p>65435.25</text:p>
          </table:table-cell>
          <table:table-cell table:formula="of:=[.D737]+1" office:value-type="float" office:value="731">
            <text:p>73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738]-([.$J$1]-[.C738]*([.$A$2]/(4*100))/[.$C$3]);2)" office:value-type="float" office:value="65369.92">
            <text:p>65369.92</text:p>
          </table:table-cell>
          <table:table-cell table:formula="of:=[.D738]+1" office:value-type="float" office:value="732">
            <text:p>732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739]-([.$J$1]-[.C739]*([.$A$2]/(4*100))/[.$C$3]);2)" office:value-type="float" office:value="65304.52">
            <text:p>65304.52</text:p>
          </table:table-cell>
          <table:table-cell table:formula="of:=[.D739]+1" office:value-type="float" office:value="733">
            <text:p>733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740]-([.$J$1]-[.C740]*([.$A$2]/(4*100))/[.$C$3]);2)" office:value-type="float" office:value="65239.06">
            <text:p>65239.06</text:p>
          </table:table-cell>
          <table:table-cell table:formula="of:=[.D740]+1" office:value-type="float" office:value="734">
            <text:p>734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741]-([.$J$1]-[.C741]*([.$A$2]/(4*100))/[.$C$3]);2)" office:value-type="float" office:value="65173.54">
            <text:p>65173.54</text:p>
          </table:table-cell>
          <table:table-cell table:formula="of:=[.D741]+1" office:value-type="float" office:value="735">
            <text:p>73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742]-([.$J$1]-[.C742]*([.$A$2]/(4*100))/[.$C$3]);2)" office:value-type="float" office:value="65107.96">
            <text:p>65107.96</text:p>
          </table:table-cell>
          <table:table-cell table:formula="of:=[.D742]+1" office:value-type="float" office:value="736">
            <text:p>736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743]-([.$J$1]-[.C743]*([.$A$2]/(4*100))/[.$C$3]);2)" office:value-type="float" office:value="65042.32">
            <text:p>65042.32</text:p>
          </table:table-cell>
          <table:table-cell table:formula="of:=[.D743]+1" office:value-type="float" office:value="737">
            <text:p>737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744]-([.$J$1]-[.C744]*([.$A$2]/(4*100))/[.$C$3]);2)" office:value-type="float" office:value="64976.62">
            <text:p>64976.62</text:p>
          </table:table-cell>
          <table:table-cell table:formula="of:=[.D744]+1" office:value-type="float" office:value="738">
            <text:p>738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745]-([.$J$1]-[.C745]*([.$A$2]/(4*100))/[.$C$3]);2)" office:value-type="float" office:value="64910.86">
            <text:p>64910.86</text:p>
          </table:table-cell>
          <table:table-cell table:formula="of:=[.D745]+1" office:value-type="float" office:value="739">
            <text:p>739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746]-([.$J$1]-[.C746]*([.$A$2]/(4*100))/[.$C$3]);2)" office:value-type="float" office:value="64845.03">
            <text:p>64845.03</text:p>
          </table:table-cell>
          <table:table-cell table:formula="of:=[.D746]+1" office:value-type="float" office:value="740">
            <text:p>740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747]-([.$J$1]-[.C747]*([.$A$2]/(4*100))/[.$C$3]);2)" office:value-type="float" office:value="64779.14">
            <text:p>64779.14</text:p>
          </table:table-cell>
          <table:table-cell table:formula="of:=[.D747]+1" office:value-type="float" office:value="741">
            <text:p>74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748]-([.$J$1]-[.C748]*([.$A$2]/(4*100))/[.$C$3]);2)" office:value-type="float" office:value="64713.19">
            <text:p>64713.19</text:p>
          </table:table-cell>
          <table:table-cell table:formula="of:=[.D748]+1" office:value-type="float" office:value="742">
            <text:p>742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749]-([.$J$1]-[.C749]*([.$A$2]/(4*100))/[.$C$3]);2)" office:value-type="float" office:value="64647.18">
            <text:p>64647.18</text:p>
          </table:table-cell>
          <table:table-cell table:formula="of:=[.D749]+1" office:value-type="float" office:value="743">
            <text:p>743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750]-([.$J$1]-[.C750]*([.$A$2]/(4*100))/[.$C$3]);2)" office:value-type="float" office:value="64581.11">
            <text:p>64581.11</text:p>
          </table:table-cell>
          <table:table-cell table:formula="of:=[.D750]+1" office:value-type="float" office:value="744">
            <text:p>744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751]-([.$J$1]-[.C751]*([.$A$2]/(4*100))/[.$C$3]);2)" office:value-type="float" office:value="64514.97">
            <text:p>64514.97</text:p>
          </table:table-cell>
          <table:table-cell table:formula="of:=[.D751]+1" office:value-type="float" office:value="745">
            <text:p>74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752]-([.$J$1]-[.C752]*([.$A$2]/(4*100))/[.$C$3]);2)" office:value-type="float" office:value="64448.77">
            <text:p>64448.77</text:p>
          </table:table-cell>
          <table:table-cell table:formula="of:=[.D752]+1" office:value-type="float" office:value="746">
            <text:p>746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753]-([.$J$1]-[.C753]*([.$A$2]/(4*100))/[.$C$3]);2)" office:value-type="float" office:value="64382.51">
            <text:p>64382.51</text:p>
          </table:table-cell>
          <table:table-cell table:formula="of:=[.D753]+1" office:value-type="float" office:value="747">
            <text:p>747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754]-([.$J$1]-[.C754]*([.$A$2]/(4*100))/[.$C$3]);2)" office:value-type="float" office:value="64316.19">
            <text:p>64316.19</text:p>
          </table:table-cell>
          <table:table-cell table:formula="of:=[.D754]+1" office:value-type="float" office:value="748">
            <text:p>748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755]-([.$J$1]-[.C755]*([.$A$2]/(4*100))/[.$C$3]);2)" office:value-type="float" office:value="64249.81">
            <text:p>64249.81</text:p>
          </table:table-cell>
          <table:table-cell table:formula="of:=[.D755]+1" office:value-type="float" office:value="749">
            <text:p>749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756]-([.$J$1]-[.C756]*([.$A$2]/(4*100))/[.$C$3]);2)" office:value-type="float" office:value="64183.36">
            <text:p>64183.36</text:p>
          </table:table-cell>
          <table:table-cell table:formula="of:=[.D756]+1" office:value-type="float" office:value="750">
            <text:p>750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757]-([.$J$1]-[.C757]*([.$A$2]/(4*100))/[.$C$3]);2)" office:value-type="float" office:value="64116.85">
            <text:p>64116.85</text:p>
          </table:table-cell>
          <table:table-cell table:formula="of:=[.D757]+1" office:value-type="float" office:value="751">
            <text:p>75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758]-([.$J$1]-[.C758]*([.$A$2]/(4*100))/[.$C$3]);2)" office:value-type="float" office:value="64050.28">
            <text:p>64050.28</text:p>
          </table:table-cell>
          <table:table-cell table:formula="of:=[.D758]+1" office:value-type="float" office:value="752">
            <text:p>752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759]-([.$J$1]-[.C759]*([.$A$2]/(4*100))/[.$C$3]);2)" office:value-type="float" office:value="63983.65">
            <text:p>63983.65</text:p>
          </table:table-cell>
          <table:table-cell table:formula="of:=[.D759]+1" office:value-type="float" office:value="753">
            <text:p>753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760]-([.$J$1]-[.C760]*([.$A$2]/(4*100))/[.$C$3]);2)" office:value-type="float" office:value="63916.95">
            <text:p>63916.95</text:p>
          </table:table-cell>
          <table:table-cell table:formula="of:=[.D760]+1" office:value-type="float" office:value="754">
            <text:p>754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761]-([.$J$1]-[.C761]*([.$A$2]/(4*100))/[.$C$3]);2)" office:value-type="float" office:value="63850.19">
            <text:p>63850.19</text:p>
          </table:table-cell>
          <table:table-cell table:formula="of:=[.D761]+1" office:value-type="float" office:value="755">
            <text:p>75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762]-([.$J$1]-[.C762]*([.$A$2]/(4*100))/[.$C$3]);2)" office:value-type="float" office:value="63783.37">
            <text:p>63783.37</text:p>
          </table:table-cell>
          <table:table-cell table:formula="of:=[.D762]+1" office:value-type="float" office:value="756">
            <text:p>756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763]-([.$J$1]-[.C763]*([.$A$2]/(4*100))/[.$C$3]);2)" office:value-type="float" office:value="63716.49">
            <text:p>63716.49</text:p>
          </table:table-cell>
          <table:table-cell table:formula="of:=[.D763]+1" office:value-type="float" office:value="757">
            <text:p>757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764]-([.$J$1]-[.C764]*([.$A$2]/(4*100))/[.$C$3]);2)" office:value-type="float" office:value="63649.54">
            <text:p>63649.54</text:p>
          </table:table-cell>
          <table:table-cell table:formula="of:=[.D764]+1" office:value-type="float" office:value="758">
            <text:p>758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765]-([.$J$1]-[.C765]*([.$A$2]/(4*100))/[.$C$3]);2)" office:value-type="float" office:value="63582.53">
            <text:p>63582.53</text:p>
          </table:table-cell>
          <table:table-cell table:formula="of:=[.D765]+1" office:value-type="float" office:value="759">
            <text:p>759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766]-([.$J$1]-[.C766]*([.$A$2]/(4*100))/[.$C$3]);2)" office:value-type="float" office:value="63515.46">
            <text:p>63515.46</text:p>
          </table:table-cell>
          <table:table-cell table:formula="of:=[.D766]+1" office:value-type="float" office:value="760">
            <text:p>760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767]-([.$J$1]-[.C767]*([.$A$2]/(4*100))/[.$C$3]);2)" office:value-type="float" office:value="63448.33">
            <text:p>63448.33</text:p>
          </table:table-cell>
          <table:table-cell table:formula="of:=[.D767]+1" office:value-type="float" office:value="761">
            <text:p>76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768]-([.$J$1]-[.C768]*([.$A$2]/(4*100))/[.$C$3]);2)" office:value-type="float" office:value="63381.13">
            <text:p>63381.13</text:p>
          </table:table-cell>
          <table:table-cell table:formula="of:=[.D768]+1" office:value-type="float" office:value="762">
            <text:p>762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769]-([.$J$1]-[.C769]*([.$A$2]/(4*100))/[.$C$3]);2)" office:value-type="float" office:value="63313.87">
            <text:p>63313.87</text:p>
          </table:table-cell>
          <table:table-cell table:formula="of:=[.D769]+1" office:value-type="float" office:value="763">
            <text:p>763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770]-([.$J$1]-[.C770]*([.$A$2]/(4*100))/[.$C$3]);2)" office:value-type="float" office:value="63246.55">
            <text:p>63246.55</text:p>
          </table:table-cell>
          <table:table-cell table:formula="of:=[.D770]+1" office:value-type="float" office:value="764">
            <text:p>764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771]-([.$J$1]-[.C771]*([.$A$2]/(4*100))/[.$C$3]);2)" office:value-type="float" office:value="63179.16">
            <text:p>63179.16</text:p>
          </table:table-cell>
          <table:table-cell table:formula="of:=[.D771]+1" office:value-type="float" office:value="765">
            <text:p>76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772]-([.$J$1]-[.C772]*([.$A$2]/(4*100))/[.$C$3]);2)" office:value-type="float" office:value="63111.71">
            <text:p>63111.71</text:p>
          </table:table-cell>
          <table:table-cell table:formula="of:=[.D772]+1" office:value-type="float" office:value="766">
            <text:p>766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773]-([.$J$1]-[.C773]*([.$A$2]/(4*100))/[.$C$3]);2)" office:value-type="float" office:value="63044.2">
            <text:p>63044.2</text:p>
          </table:table-cell>
          <table:table-cell table:formula="of:=[.D773]+1" office:value-type="float" office:value="767">
            <text:p>767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774]-([.$J$1]-[.C774]*([.$A$2]/(4*100))/[.$C$3]);2)" office:value-type="float" office:value="62976.62">
            <text:p>62976.62</text:p>
          </table:table-cell>
          <table:table-cell table:formula="of:=[.D774]+1" office:value-type="float" office:value="768">
            <text:p>768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775]-([.$J$1]-[.C775]*([.$A$2]/(4*100))/[.$C$3]);2)" office:value-type="float" office:value="62908.98">
            <text:p>62908.98</text:p>
          </table:table-cell>
          <table:table-cell table:formula="of:=[.D775]+1" office:value-type="float" office:value="769">
            <text:p>769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776]-([.$J$1]-[.C776]*([.$A$2]/(4*100))/[.$C$3]);2)" office:value-type="float" office:value="62841.28">
            <text:p>62841.28</text:p>
          </table:table-cell>
          <table:table-cell table:formula="of:=[.D776]+1" office:value-type="float" office:value="770">
            <text:p>770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777]-([.$J$1]-[.C777]*([.$A$2]/(4*100))/[.$C$3]);2)" office:value-type="float" office:value="62773.51">
            <text:p>62773.51</text:p>
          </table:table-cell>
          <table:table-cell table:formula="of:=[.D777]+1" office:value-type="float" office:value="771">
            <text:p>77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778]-([.$J$1]-[.C778]*([.$A$2]/(4*100))/[.$C$3]);2)" office:value-type="float" office:value="62705.68">
            <text:p>62705.68</text:p>
          </table:table-cell>
          <table:table-cell table:formula="of:=[.D778]+1" office:value-type="float" office:value="772">
            <text:p>772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779]-([.$J$1]-[.C779]*([.$A$2]/(4*100))/[.$C$3]);2)" office:value-type="float" office:value="62637.79">
            <text:p>62637.79</text:p>
          </table:table-cell>
          <table:table-cell table:formula="of:=[.D779]+1" office:value-type="float" office:value="773">
            <text:p>773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780]-([.$J$1]-[.C780]*([.$A$2]/(4*100))/[.$C$3]);2)" office:value-type="float" office:value="62569.83">
            <text:p>62569.83</text:p>
          </table:table-cell>
          <table:table-cell table:formula="of:=[.D780]+1" office:value-type="float" office:value="774">
            <text:p>774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781]-([.$J$1]-[.C781]*([.$A$2]/(4*100))/[.$C$3]);2)" office:value-type="float" office:value="62501.81">
            <text:p>62501.81</text:p>
          </table:table-cell>
          <table:table-cell table:formula="of:=[.D781]+1" office:value-type="float" office:value="775">
            <text:p>77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782]-([.$J$1]-[.C782]*([.$A$2]/(4*100))/[.$C$3]);2)" office:value-type="float" office:value="62433.73">
            <text:p>62433.73</text:p>
          </table:table-cell>
          <table:table-cell table:formula="of:=[.D782]+1" office:value-type="float" office:value="776">
            <text:p>776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783]-([.$J$1]-[.C783]*([.$A$2]/(4*100))/[.$C$3]);2)" office:value-type="float" office:value="62365.58">
            <text:p>62365.58</text:p>
          </table:table-cell>
          <table:table-cell table:formula="of:=[.D783]+1" office:value-type="float" office:value="777">
            <text:p>777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784]-([.$J$1]-[.C784]*([.$A$2]/(4*100))/[.$C$3]);2)" office:value-type="float" office:value="62297.37">
            <text:p>62297.37</text:p>
          </table:table-cell>
          <table:table-cell table:formula="of:=[.D784]+1" office:value-type="float" office:value="778">
            <text:p>778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785]-([.$J$1]-[.C785]*([.$A$2]/(4*100))/[.$C$3]);2)" office:value-type="float" office:value="62229.09">
            <text:p>62229.09</text:p>
          </table:table-cell>
          <table:table-cell table:formula="of:=[.D785]+1" office:value-type="float" office:value="779">
            <text:p>779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786]-([.$J$1]-[.C786]*([.$A$2]/(4*100))/[.$C$3]);2)" office:value-type="float" office:value="62160.75">
            <text:p>62160.75</text:p>
          </table:table-cell>
          <table:table-cell table:formula="of:=[.D786]+1" office:value-type="float" office:value="780">
            <text:p>780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787]-([.$J$1]-[.C787]*([.$A$2]/(4*100))/[.$C$3]);2)" office:value-type="float" office:value="62092.35">
            <text:p>62092.35</text:p>
          </table:table-cell>
          <table:table-cell table:formula="of:=[.D787]+1" office:value-type="float" office:value="781">
            <text:p>78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788]-([.$J$1]-[.C788]*([.$A$2]/(4*100))/[.$C$3]);2)" office:value-type="float" office:value="62023.88">
            <text:p>62023.88</text:p>
          </table:table-cell>
          <table:table-cell table:formula="of:=[.D788]+1" office:value-type="float" office:value="782">
            <text:p>782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789]-([.$J$1]-[.C789]*([.$A$2]/(4*100))/[.$C$3]);2)" office:value-type="float" office:value="61955.35">
            <text:p>61955.35</text:p>
          </table:table-cell>
          <table:table-cell table:formula="of:=[.D789]+1" office:value-type="float" office:value="783">
            <text:p>783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790]-([.$J$1]-[.C790]*([.$A$2]/(4*100))/[.$C$3]);2)" office:value-type="float" office:value="61886.75">
            <text:p>61886.75</text:p>
          </table:table-cell>
          <table:table-cell table:formula="of:=[.D790]+1" office:value-type="float" office:value="784">
            <text:p>784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791]-([.$J$1]-[.C791]*([.$A$2]/(4*100))/[.$C$3]);2)" office:value-type="float" office:value="61818.09">
            <text:p>61818.09</text:p>
          </table:table-cell>
          <table:table-cell table:formula="of:=[.D791]+1" office:value-type="float" office:value="785">
            <text:p>78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792]-([.$J$1]-[.C792]*([.$A$2]/(4*100))/[.$C$3]);2)" office:value-type="float" office:value="61749.36">
            <text:p>61749.36</text:p>
          </table:table-cell>
          <table:table-cell table:formula="of:=[.D792]+1" office:value-type="float" office:value="786">
            <text:p>786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793]-([.$J$1]-[.C793]*([.$A$2]/(4*100))/[.$C$3]);2)" office:value-type="float" office:value="61680.57">
            <text:p>61680.57</text:p>
          </table:table-cell>
          <table:table-cell table:formula="of:=[.D793]+1" office:value-type="float" office:value="787">
            <text:p>787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794]-([.$J$1]-[.C794]*([.$A$2]/(4*100))/[.$C$3]);2)" office:value-type="float" office:value="61611.72">
            <text:p>61611.72</text:p>
          </table:table-cell>
          <table:table-cell table:formula="of:=[.D794]+1" office:value-type="float" office:value="788">
            <text:p>788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795]-([.$J$1]-[.C795]*([.$A$2]/(4*100))/[.$C$3]);2)" office:value-type="float" office:value="61542.8">
            <text:p>61542.8</text:p>
          </table:table-cell>
          <table:table-cell table:formula="of:=[.D795]+1" office:value-type="float" office:value="789">
            <text:p>789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796]-([.$J$1]-[.C796]*([.$A$2]/(4*100))/[.$C$3]);2)" office:value-type="float" office:value="61473.82">
            <text:p>61473.82</text:p>
          </table:table-cell>
          <table:table-cell table:formula="of:=[.D796]+1" office:value-type="float" office:value="790">
            <text:p>790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797]-([.$J$1]-[.C797]*([.$A$2]/(4*100))/[.$C$3]);2)" office:value-type="float" office:value="61404.77">
            <text:p>61404.77</text:p>
          </table:table-cell>
          <table:table-cell table:formula="of:=[.D797]+1" office:value-type="float" office:value="791">
            <text:p>79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798]-([.$J$1]-[.C798]*([.$A$2]/(4*100))/[.$C$3]);2)" office:value-type="float" office:value="61335.66">
            <text:p>61335.66</text:p>
          </table:table-cell>
          <table:table-cell table:formula="of:=[.D798]+1" office:value-type="float" office:value="792">
            <text:p>792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799]-([.$J$1]-[.C799]*([.$A$2]/(4*100))/[.$C$3]);2)" office:value-type="float" office:value="61266.48">
            <text:p>61266.48</text:p>
          </table:table-cell>
          <table:table-cell table:formula="of:=[.D799]+1" office:value-type="float" office:value="793">
            <text:p>793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800]-([.$J$1]-[.C800]*([.$A$2]/(4*100))/[.$C$3]);2)" office:value-type="float" office:value="61197.24">
            <text:p>61197.24</text:p>
          </table:table-cell>
          <table:table-cell table:formula="of:=[.D800]+1" office:value-type="float" office:value="794">
            <text:p>794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801]-([.$J$1]-[.C801]*([.$A$2]/(4*100))/[.$C$3]);2)" office:value-type="float" office:value="61127.93">
            <text:p>61127.93</text:p>
          </table:table-cell>
          <table:table-cell table:formula="of:=[.D801]+1" office:value-type="float" office:value="795">
            <text:p>79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802]-([.$J$1]-[.C802]*([.$A$2]/(4*100))/[.$C$3]);2)" office:value-type="float" office:value="61058.56">
            <text:p>61058.56</text:p>
          </table:table-cell>
          <table:table-cell table:formula="of:=[.D802]+1" office:value-type="float" office:value="796">
            <text:p>796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803]-([.$J$1]-[.C803]*([.$A$2]/(4*100))/[.$C$3]);2)" office:value-type="float" office:value="60989.12">
            <text:p>60989.12</text:p>
          </table:table-cell>
          <table:table-cell table:formula="of:=[.D803]+1" office:value-type="float" office:value="797">
            <text:p>797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804]-([.$J$1]-[.C804]*([.$A$2]/(4*100))/[.$C$3]);2)" office:value-type="float" office:value="60919.62">
            <text:p>60919.62</text:p>
          </table:table-cell>
          <table:table-cell table:formula="of:=[.D804]+1" office:value-type="float" office:value="798">
            <text:p>798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805]-([.$J$1]-[.C805]*([.$A$2]/(4*100))/[.$C$3]);2)" office:value-type="float" office:value="60850.05">
            <text:p>60850.05</text:p>
          </table:table-cell>
          <table:table-cell table:formula="of:=[.D805]+1" office:value-type="float" office:value="799">
            <text:p>799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806]-([.$J$1]-[.C806]*([.$A$2]/(4*100))/[.$C$3]);2)" office:value-type="float" office:value="60780.42">
            <text:p>60780.42</text:p>
          </table:table-cell>
          <table:table-cell table:formula="of:=[.D806]+1" office:value-type="float" office:value="800">
            <text:p>800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807]-([.$J$1]-[.C807]*([.$A$2]/(4*100))/[.$C$3]);2)" office:value-type="float" office:value="60710.72">
            <text:p>60710.72</text:p>
          </table:table-cell>
          <table:table-cell table:formula="of:=[.D807]+1" office:value-type="float" office:value="801">
            <text:p>80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808]-([.$J$1]-[.C808]*([.$A$2]/(4*100))/[.$C$3]);2)" office:value-type="float" office:value="60640.96">
            <text:p>60640.96</text:p>
          </table:table-cell>
          <table:table-cell table:formula="of:=[.D808]+1" office:value-type="float" office:value="802">
            <text:p>802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809]-([.$J$1]-[.C809]*([.$A$2]/(4*100))/[.$C$3]);2)" office:value-type="float" office:value="60571.13">
            <text:p>60571.13</text:p>
          </table:table-cell>
          <table:table-cell table:formula="of:=[.D809]+1" office:value-type="float" office:value="803">
            <text:p>803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810]-([.$J$1]-[.C810]*([.$A$2]/(4*100))/[.$C$3]);2)" office:value-type="float" office:value="60501.24">
            <text:p>60501.24</text:p>
          </table:table-cell>
          <table:table-cell table:formula="of:=[.D810]+1" office:value-type="float" office:value="804">
            <text:p>804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811]-([.$J$1]-[.C811]*([.$A$2]/(4*100))/[.$C$3]);2)" office:value-type="float" office:value="60431.28">
            <text:p>60431.28</text:p>
          </table:table-cell>
          <table:table-cell table:formula="of:=[.D811]+1" office:value-type="float" office:value="805">
            <text:p>80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812]-([.$J$1]-[.C812]*([.$A$2]/(4*100))/[.$C$3]);2)" office:value-type="float" office:value="60361.25">
            <text:p>60361.25</text:p>
          </table:table-cell>
          <table:table-cell table:formula="of:=[.D812]+1" office:value-type="float" office:value="806">
            <text:p>806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813]-([.$J$1]-[.C813]*([.$A$2]/(4*100))/[.$C$3]);2)" office:value-type="float" office:value="60291.16">
            <text:p>60291.16</text:p>
          </table:table-cell>
          <table:table-cell table:formula="of:=[.D813]+1" office:value-type="float" office:value="807">
            <text:p>807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814]-([.$J$1]-[.C814]*([.$A$2]/(4*100))/[.$C$3]);2)" office:value-type="float" office:value="60221">
            <text:p>60221</text:p>
          </table:table-cell>
          <table:table-cell table:formula="of:=[.D814]+1" office:value-type="float" office:value="808">
            <text:p>808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815]-([.$J$1]-[.C815]*([.$A$2]/(4*100))/[.$C$3]);2)" office:value-type="float" office:value="60150.78">
            <text:p>60150.78</text:p>
          </table:table-cell>
          <table:table-cell table:formula="of:=[.D815]+1" office:value-type="float" office:value="809">
            <text:p>809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816]-([.$J$1]-[.C816]*([.$A$2]/(4*100))/[.$C$3]);2)" office:value-type="float" office:value="60080.49">
            <text:p>60080.49</text:p>
          </table:table-cell>
          <table:table-cell table:formula="of:=[.D816]+1" office:value-type="float" office:value="810">
            <text:p>810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817]-([.$J$1]-[.C817]*([.$A$2]/(4*100))/[.$C$3]);2)" office:value-type="float" office:value="60010.14">
            <text:p>60010.14</text:p>
          </table:table-cell>
          <table:table-cell table:formula="of:=[.D817]+1" office:value-type="float" office:value="811">
            <text:p>81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818]-([.$J$1]-[.C818]*([.$A$2]/(4*100))/[.$C$3]);2)" office:value-type="float" office:value="59939.72">
            <text:p>59939.72</text:p>
          </table:table-cell>
          <table:table-cell table:formula="of:=[.D818]+1" office:value-type="float" office:value="812">
            <text:p>812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819]-([.$J$1]-[.C819]*([.$A$2]/(4*100))/[.$C$3]);2)" office:value-type="float" office:value="59869.23">
            <text:p>59869.23</text:p>
          </table:table-cell>
          <table:table-cell table:formula="of:=[.D819]+1" office:value-type="float" office:value="813">
            <text:p>813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820]-([.$J$1]-[.C820]*([.$A$2]/(4*100))/[.$C$3]);2)" office:value-type="float" office:value="59798.68">
            <text:p>59798.68</text:p>
          </table:table-cell>
          <table:table-cell table:formula="of:=[.D820]+1" office:value-type="float" office:value="814">
            <text:p>814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821]-([.$J$1]-[.C821]*([.$A$2]/(4*100))/[.$C$3]);2)" office:value-type="float" office:value="59728.06">
            <text:p>59728.06</text:p>
          </table:table-cell>
          <table:table-cell table:formula="of:=[.D821]+1" office:value-type="float" office:value="815">
            <text:p>81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822]-([.$J$1]-[.C822]*([.$A$2]/(4*100))/[.$C$3]);2)" office:value-type="float" office:value="59657.38">
            <text:p>59657.38</text:p>
          </table:table-cell>
          <table:table-cell table:formula="of:=[.D822]+1" office:value-type="float" office:value="816">
            <text:p>816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823]-([.$J$1]-[.C823]*([.$A$2]/(4*100))/[.$C$3]);2)" office:value-type="float" office:value="59586.63">
            <text:p>59586.63</text:p>
          </table:table-cell>
          <table:table-cell table:formula="of:=[.D823]+1" office:value-type="float" office:value="817">
            <text:p>817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824]-([.$J$1]-[.C824]*([.$A$2]/(4*100))/[.$C$3]);2)" office:value-type="float" office:value="59515.81">
            <text:p>59515.81</text:p>
          </table:table-cell>
          <table:table-cell table:formula="of:=[.D824]+1" office:value-type="float" office:value="818">
            <text:p>818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825]-([.$J$1]-[.C825]*([.$A$2]/(4*100))/[.$C$3]);2)" office:value-type="float" office:value="59444.93">
            <text:p>59444.93</text:p>
          </table:table-cell>
          <table:table-cell table:formula="of:=[.D825]+1" office:value-type="float" office:value="819">
            <text:p>819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826]-([.$J$1]-[.C826]*([.$A$2]/(4*100))/[.$C$3]);2)" office:value-type="float" office:value="59373.98">
            <text:p>59373.98</text:p>
          </table:table-cell>
          <table:table-cell table:formula="of:=[.D826]+1" office:value-type="float" office:value="820">
            <text:p>820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827]-([.$J$1]-[.C827]*([.$A$2]/(4*100))/[.$C$3]);2)" office:value-type="float" office:value="59302.96">
            <text:p>59302.96</text:p>
          </table:table-cell>
          <table:table-cell table:formula="of:=[.D827]+1" office:value-type="float" office:value="821">
            <text:p>82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828]-([.$J$1]-[.C828]*([.$A$2]/(4*100))/[.$C$3]);2)" office:value-type="float" office:value="59231.88">
            <text:p>59231.88</text:p>
          </table:table-cell>
          <table:table-cell table:formula="of:=[.D828]+1" office:value-type="float" office:value="822">
            <text:p>822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829]-([.$J$1]-[.C829]*([.$A$2]/(4*100))/[.$C$3]);2)" office:value-type="float" office:value="59160.73">
            <text:p>59160.73</text:p>
          </table:table-cell>
          <table:table-cell table:formula="of:=[.D829]+1" office:value-type="float" office:value="823">
            <text:p>823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830]-([.$J$1]-[.C830]*([.$A$2]/(4*100))/[.$C$3]);2)" office:value-type="float" office:value="59089.51">
            <text:p>59089.51</text:p>
          </table:table-cell>
          <table:table-cell table:formula="of:=[.D830]+1" office:value-type="float" office:value="824">
            <text:p>824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831]-([.$J$1]-[.C831]*([.$A$2]/(4*100))/[.$C$3]);2)" office:value-type="float" office:value="59018.23">
            <text:p>59018.23</text:p>
          </table:table-cell>
          <table:table-cell table:formula="of:=[.D831]+1" office:value-type="float" office:value="825">
            <text:p>82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832]-([.$J$1]-[.C832]*([.$A$2]/(4*100))/[.$C$3]);2)" office:value-type="float" office:value="58946.88">
            <text:p>58946.88</text:p>
          </table:table-cell>
          <table:table-cell table:formula="of:=[.D832]+1" office:value-type="float" office:value="826">
            <text:p>826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833]-([.$J$1]-[.C833]*([.$A$2]/(4*100))/[.$C$3]);2)" office:value-type="float" office:value="58875.46">
            <text:p>58875.46</text:p>
          </table:table-cell>
          <table:table-cell table:formula="of:=[.D833]+1" office:value-type="float" office:value="827">
            <text:p>827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834]-([.$J$1]-[.C834]*([.$A$2]/(4*100))/[.$C$3]);2)" office:value-type="float" office:value="58803.98">
            <text:p>58803.98</text:p>
          </table:table-cell>
          <table:table-cell table:formula="of:=[.D834]+1" office:value-type="float" office:value="828">
            <text:p>828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835]-([.$J$1]-[.C835]*([.$A$2]/(4*100))/[.$C$3]);2)" office:value-type="float" office:value="58732.43">
            <text:p>58732.43</text:p>
          </table:table-cell>
          <table:table-cell table:formula="of:=[.D835]+1" office:value-type="float" office:value="829">
            <text:p>829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836]-([.$J$1]-[.C836]*([.$A$2]/(4*100))/[.$C$3]);2)" office:value-type="float" office:value="58660.81">
            <text:p>58660.81</text:p>
          </table:table-cell>
          <table:table-cell table:formula="of:=[.D836]+1" office:value-type="float" office:value="830">
            <text:p>830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837]-([.$J$1]-[.C837]*([.$A$2]/(4*100))/[.$C$3]);2)" office:value-type="float" office:value="58589.12">
            <text:p>58589.12</text:p>
          </table:table-cell>
          <table:table-cell table:formula="of:=[.D837]+1" office:value-type="float" office:value="831">
            <text:p>83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838]-([.$J$1]-[.C838]*([.$A$2]/(4*100))/[.$C$3]);2)" office:value-type="float" office:value="58517.37">
            <text:p>58517.37</text:p>
          </table:table-cell>
          <table:table-cell table:formula="of:=[.D838]+1" office:value-type="float" office:value="832">
            <text:p>832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839]-([.$J$1]-[.C839]*([.$A$2]/(4*100))/[.$C$3]);2)" office:value-type="float" office:value="58445.55">
            <text:p>58445.55</text:p>
          </table:table-cell>
          <table:table-cell table:formula="of:=[.D839]+1" office:value-type="float" office:value="833">
            <text:p>833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840]-([.$J$1]-[.C840]*([.$A$2]/(4*100))/[.$C$3]);2)" office:value-type="float" office:value="58373.66">
            <text:p>58373.66</text:p>
          </table:table-cell>
          <table:table-cell table:formula="of:=[.D840]+1" office:value-type="float" office:value="834">
            <text:p>834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841]-([.$J$1]-[.C841]*([.$A$2]/(4*100))/[.$C$3]);2)" office:value-type="float" office:value="58301.71">
            <text:p>58301.71</text:p>
          </table:table-cell>
          <table:table-cell table:formula="of:=[.D841]+1" office:value-type="float" office:value="835">
            <text:p>83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842]-([.$J$1]-[.C842]*([.$A$2]/(4*100))/[.$C$3]);2)" office:value-type="float" office:value="58229.69">
            <text:p>58229.69</text:p>
          </table:table-cell>
          <table:table-cell table:formula="of:=[.D842]+1" office:value-type="float" office:value="836">
            <text:p>836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843]-([.$J$1]-[.C843]*([.$A$2]/(4*100))/[.$C$3]);2)" office:value-type="float" office:value="58157.6">
            <text:p>58157.6</text:p>
          </table:table-cell>
          <table:table-cell table:formula="of:=[.D843]+1" office:value-type="float" office:value="837">
            <text:p>837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844]-([.$J$1]-[.C844]*([.$A$2]/(4*100))/[.$C$3]);2)" office:value-type="float" office:value="58085.44">
            <text:p>58085.44</text:p>
          </table:table-cell>
          <table:table-cell table:formula="of:=[.D844]+1" office:value-type="float" office:value="838">
            <text:p>838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845]-([.$J$1]-[.C845]*([.$A$2]/(4*100))/[.$C$3]);2)" office:value-type="float" office:value="58013.22">
            <text:p>58013.22</text:p>
          </table:table-cell>
          <table:table-cell table:formula="of:=[.D845]+1" office:value-type="float" office:value="839">
            <text:p>839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846]-([.$J$1]-[.C846]*([.$A$2]/(4*100))/[.$C$3]);2)" office:value-type="float" office:value="57940.93">
            <text:p>57940.93</text:p>
          </table:table-cell>
          <table:table-cell table:formula="of:=[.D846]+1" office:value-type="float" office:value="840">
            <text:p>840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847]-([.$J$1]-[.C847]*([.$A$2]/(4*100))/[.$C$3]);2)" office:value-type="float" office:value="57868.57">
            <text:p>57868.57</text:p>
          </table:table-cell>
          <table:table-cell table:formula="of:=[.D847]+1" office:value-type="float" office:value="841">
            <text:p>84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848]-([.$J$1]-[.C848]*([.$A$2]/(4*100))/[.$C$3]);2)" office:value-type="float" office:value="57796.14">
            <text:p>57796.14</text:p>
          </table:table-cell>
          <table:table-cell table:formula="of:=[.D848]+1" office:value-type="float" office:value="842">
            <text:p>842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849]-([.$J$1]-[.C849]*([.$A$2]/(4*100))/[.$C$3]);2)" office:value-type="float" office:value="57723.64">
            <text:p>57723.64</text:p>
          </table:table-cell>
          <table:table-cell table:formula="of:=[.D849]+1" office:value-type="float" office:value="843">
            <text:p>843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850]-([.$J$1]-[.C850]*([.$A$2]/(4*100))/[.$C$3]);2)" office:value-type="float" office:value="57651.08">
            <text:p>57651.08</text:p>
          </table:table-cell>
          <table:table-cell table:formula="of:=[.D850]+1" office:value-type="float" office:value="844">
            <text:p>844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851]-([.$J$1]-[.C851]*([.$A$2]/(4*100))/[.$C$3]);2)" office:value-type="float" office:value="57578.45">
            <text:p>57578.45</text:p>
          </table:table-cell>
          <table:table-cell table:formula="of:=[.D851]+1" office:value-type="float" office:value="845">
            <text:p>84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852]-([.$J$1]-[.C852]*([.$A$2]/(4*100))/[.$C$3]);2)" office:value-type="float" office:value="57505.75">
            <text:p>57505.75</text:p>
          </table:table-cell>
          <table:table-cell table:formula="of:=[.D852]+1" office:value-type="float" office:value="846">
            <text:p>846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853]-([.$J$1]-[.C853]*([.$A$2]/(4*100))/[.$C$3]);2)" office:value-type="float" office:value="57432.98">
            <text:p>57432.98</text:p>
          </table:table-cell>
          <table:table-cell table:formula="of:=[.D853]+1" office:value-type="float" office:value="847">
            <text:p>847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854]-([.$J$1]-[.C854]*([.$A$2]/(4*100))/[.$C$3]);2)" office:value-type="float" office:value="57360.14">
            <text:p>57360.14</text:p>
          </table:table-cell>
          <table:table-cell table:formula="of:=[.D854]+1" office:value-type="float" office:value="848">
            <text:p>848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855]-([.$J$1]-[.C855]*([.$A$2]/(4*100))/[.$C$3]);2)" office:value-type="float" office:value="57287.24">
            <text:p>57287.24</text:p>
          </table:table-cell>
          <table:table-cell table:formula="of:=[.D855]+1" office:value-type="float" office:value="849">
            <text:p>849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856]-([.$J$1]-[.C856]*([.$A$2]/(4*100))/[.$C$3]);2)" office:value-type="float" office:value="57214.27">
            <text:p>57214.27</text:p>
          </table:table-cell>
          <table:table-cell table:formula="of:=[.D856]+1" office:value-type="float" office:value="850">
            <text:p>850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857]-([.$J$1]-[.C857]*([.$A$2]/(4*100))/[.$C$3]);2)" office:value-type="float" office:value="57141.23">
            <text:p>57141.23</text:p>
          </table:table-cell>
          <table:table-cell table:formula="of:=[.D857]+1" office:value-type="float" office:value="851">
            <text:p>85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858]-([.$J$1]-[.C858]*([.$A$2]/(4*100))/[.$C$3]);2)" office:value-type="float" office:value="57068.12">
            <text:p>57068.12</text:p>
          </table:table-cell>
          <table:table-cell table:formula="of:=[.D858]+1" office:value-type="float" office:value="852">
            <text:p>852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859]-([.$J$1]-[.C859]*([.$A$2]/(4*100))/[.$C$3]);2)" office:value-type="float" office:value="56994.94">
            <text:p>56994.94</text:p>
          </table:table-cell>
          <table:table-cell table:formula="of:=[.D859]+1" office:value-type="float" office:value="853">
            <text:p>853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860]-([.$J$1]-[.C860]*([.$A$2]/(4*100))/[.$C$3]);2)" office:value-type="float" office:value="56921.69">
            <text:p>56921.69</text:p>
          </table:table-cell>
          <table:table-cell table:formula="of:=[.D860]+1" office:value-type="float" office:value="854">
            <text:p>854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861]-([.$J$1]-[.C861]*([.$A$2]/(4*100))/[.$C$3]);2)" office:value-type="float" office:value="56848.37">
            <text:p>56848.37</text:p>
          </table:table-cell>
          <table:table-cell table:formula="of:=[.D861]+1" office:value-type="float" office:value="855">
            <text:p>85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862]-([.$J$1]-[.C862]*([.$A$2]/(4*100))/[.$C$3]);2)" office:value-type="float" office:value="56774.99">
            <text:p>56774.99</text:p>
          </table:table-cell>
          <table:table-cell table:formula="of:=[.D862]+1" office:value-type="float" office:value="856">
            <text:p>856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863]-([.$J$1]-[.C863]*([.$A$2]/(4*100))/[.$C$3]);2)" office:value-type="float" office:value="56701.54">
            <text:p>56701.54</text:p>
          </table:table-cell>
          <table:table-cell table:formula="of:=[.D863]+1" office:value-type="float" office:value="857">
            <text:p>857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864]-([.$J$1]-[.C864]*([.$A$2]/(4*100))/[.$C$3]);2)" office:value-type="float" office:value="56628.02">
            <text:p>56628.02</text:p>
          </table:table-cell>
          <table:table-cell table:formula="of:=[.D864]+1" office:value-type="float" office:value="858">
            <text:p>858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865]-([.$J$1]-[.C865]*([.$A$2]/(4*100))/[.$C$3]);2)" office:value-type="float" office:value="56554.43">
            <text:p>56554.43</text:p>
          </table:table-cell>
          <table:table-cell table:formula="of:=[.D865]+1" office:value-type="float" office:value="859">
            <text:p>859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866]-([.$J$1]-[.C866]*([.$A$2]/(4*100))/[.$C$3]);2)" office:value-type="float" office:value="56480.77">
            <text:p>56480.77</text:p>
          </table:table-cell>
          <table:table-cell table:formula="of:=[.D866]+1" office:value-type="float" office:value="860">
            <text:p>860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867]-([.$J$1]-[.C867]*([.$A$2]/(4*100))/[.$C$3]);2)" office:value-type="float" office:value="56407.04">
            <text:p>56407.04</text:p>
          </table:table-cell>
          <table:table-cell table:formula="of:=[.D867]+1" office:value-type="float" office:value="861">
            <text:p>86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868]-([.$J$1]-[.C868]*([.$A$2]/(4*100))/[.$C$3]);2)" office:value-type="float" office:value="56333.24">
            <text:p>56333.24</text:p>
          </table:table-cell>
          <table:table-cell table:formula="of:=[.D868]+1" office:value-type="float" office:value="862">
            <text:p>862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869]-([.$J$1]-[.C869]*([.$A$2]/(4*100))/[.$C$3]);2)" office:value-type="float" office:value="56259.37">
            <text:p>56259.37</text:p>
          </table:table-cell>
          <table:table-cell table:formula="of:=[.D869]+1" office:value-type="float" office:value="863">
            <text:p>863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870]-([.$J$1]-[.C870]*([.$A$2]/(4*100))/[.$C$3]);2)" office:value-type="float" office:value="56185.43">
            <text:p>56185.43</text:p>
          </table:table-cell>
          <table:table-cell table:formula="of:=[.D870]+1" office:value-type="float" office:value="864">
            <text:p>864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871]-([.$J$1]-[.C871]*([.$A$2]/(4*100))/[.$C$3]);2)" office:value-type="float" office:value="56111.42">
            <text:p>56111.42</text:p>
          </table:table-cell>
          <table:table-cell table:formula="of:=[.D871]+1" office:value-type="float" office:value="865">
            <text:p>86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872]-([.$J$1]-[.C872]*([.$A$2]/(4*100))/[.$C$3]);2)" office:value-type="float" office:value="56037.34">
            <text:p>56037.34</text:p>
          </table:table-cell>
          <table:table-cell table:formula="of:=[.D872]+1" office:value-type="float" office:value="866">
            <text:p>866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873]-([.$J$1]-[.C873]*([.$A$2]/(4*100))/[.$C$3]);2)" office:value-type="float" office:value="55963.2">
            <text:p>55963.2</text:p>
          </table:table-cell>
          <table:table-cell table:formula="of:=[.D873]+1" office:value-type="float" office:value="867">
            <text:p>867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874]-([.$J$1]-[.C874]*([.$A$2]/(4*100))/[.$C$3]);2)" office:value-type="float" office:value="55888.99">
            <text:p>55888.99</text:p>
          </table:table-cell>
          <table:table-cell table:formula="of:=[.D874]+1" office:value-type="float" office:value="868">
            <text:p>868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875]-([.$J$1]-[.C875]*([.$A$2]/(4*100))/[.$C$3]);2)" office:value-type="float" office:value="55814.71">
            <text:p>55814.71</text:p>
          </table:table-cell>
          <table:table-cell table:formula="of:=[.D875]+1" office:value-type="float" office:value="869">
            <text:p>869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876]-([.$J$1]-[.C876]*([.$A$2]/(4*100))/[.$C$3]);2)" office:value-type="float" office:value="55740.36">
            <text:p>55740.36</text:p>
          </table:table-cell>
          <table:table-cell table:formula="of:=[.D876]+1" office:value-type="float" office:value="870">
            <text:p>870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877]-([.$J$1]-[.C877]*([.$A$2]/(4*100))/[.$C$3]);2)" office:value-type="float" office:value="55665.94">
            <text:p>55665.94</text:p>
          </table:table-cell>
          <table:table-cell table:formula="of:=[.D877]+1" office:value-type="float" office:value="871">
            <text:p>87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878]-([.$J$1]-[.C878]*([.$A$2]/(4*100))/[.$C$3]);2)" office:value-type="float" office:value="55591.45">
            <text:p>55591.45</text:p>
          </table:table-cell>
          <table:table-cell table:formula="of:=[.D878]+1" office:value-type="float" office:value="872">
            <text:p>872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879]-([.$J$1]-[.C879]*([.$A$2]/(4*100))/[.$C$3]);2)" office:value-type="float" office:value="55516.89">
            <text:p>55516.89</text:p>
          </table:table-cell>
          <table:table-cell table:formula="of:=[.D879]+1" office:value-type="float" office:value="873">
            <text:p>873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880]-([.$J$1]-[.C880]*([.$A$2]/(4*100))/[.$C$3]);2)" office:value-type="float" office:value="55442.26">
            <text:p>55442.26</text:p>
          </table:table-cell>
          <table:table-cell table:formula="of:=[.D880]+1" office:value-type="float" office:value="874">
            <text:p>874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881]-([.$J$1]-[.C881]*([.$A$2]/(4*100))/[.$C$3]);2)" office:value-type="float" office:value="55367.56">
            <text:p>55367.56</text:p>
          </table:table-cell>
          <table:table-cell table:formula="of:=[.D881]+1" office:value-type="float" office:value="875">
            <text:p>87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882]-([.$J$1]-[.C882]*([.$A$2]/(4*100))/[.$C$3]);2)" office:value-type="float" office:value="55292.79">
            <text:p>55292.79</text:p>
          </table:table-cell>
          <table:table-cell table:formula="of:=[.D882]+1" office:value-type="float" office:value="876">
            <text:p>876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883]-([.$J$1]-[.C883]*([.$A$2]/(4*100))/[.$C$3]);2)" office:value-type="float" office:value="55217.95">
            <text:p>55217.95</text:p>
          </table:table-cell>
          <table:table-cell table:formula="of:=[.D883]+1" office:value-type="float" office:value="877">
            <text:p>877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884]-([.$J$1]-[.C884]*([.$A$2]/(4*100))/[.$C$3]);2)" office:value-type="float" office:value="55143.04">
            <text:p>55143.04</text:p>
          </table:table-cell>
          <table:table-cell table:formula="of:=[.D884]+1" office:value-type="float" office:value="878">
            <text:p>878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885]-([.$J$1]-[.C885]*([.$A$2]/(4*100))/[.$C$3]);2)" office:value-type="float" office:value="55068.06">
            <text:p>55068.06</text:p>
          </table:table-cell>
          <table:table-cell table:formula="of:=[.D885]+1" office:value-type="float" office:value="879">
            <text:p>879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886]-([.$J$1]-[.C886]*([.$A$2]/(4*100))/[.$C$3]);2)" office:value-type="float" office:value="54993.01">
            <text:p>54993.01</text:p>
          </table:table-cell>
          <table:table-cell table:formula="of:=[.D886]+1" office:value-type="float" office:value="880">
            <text:p>880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887]-([.$J$1]-[.C887]*([.$A$2]/(4*100))/[.$C$3]);2)" office:value-type="float" office:value="54917.89">
            <text:p>54917.89</text:p>
          </table:table-cell>
          <table:table-cell table:formula="of:=[.D887]+1" office:value-type="float" office:value="881">
            <text:p>88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888]-([.$J$1]-[.C888]*([.$A$2]/(4*100))/[.$C$3]);2)" office:value-type="float" office:value="54842.7">
            <text:p>54842.7</text:p>
          </table:table-cell>
          <table:table-cell table:formula="of:=[.D888]+1" office:value-type="float" office:value="882">
            <text:p>882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889]-([.$J$1]-[.C889]*([.$A$2]/(4*100))/[.$C$3]);2)" office:value-type="float" office:value="54767.44">
            <text:p>54767.44</text:p>
          </table:table-cell>
          <table:table-cell table:formula="of:=[.D889]+1" office:value-type="float" office:value="883">
            <text:p>883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890]-([.$J$1]-[.C890]*([.$A$2]/(4*100))/[.$C$3]);2)" office:value-type="float" office:value="54692.1">
            <text:p>54692.1</text:p>
          </table:table-cell>
          <table:table-cell table:formula="of:=[.D890]+1" office:value-type="float" office:value="884">
            <text:p>884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891]-([.$J$1]-[.C891]*([.$A$2]/(4*100))/[.$C$3]);2)" office:value-type="float" office:value="54616.69">
            <text:p>54616.69</text:p>
          </table:table-cell>
          <table:table-cell table:formula="of:=[.D891]+1" office:value-type="float" office:value="885">
            <text:p>88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892]-([.$J$1]-[.C892]*([.$A$2]/(4*100))/[.$C$3]);2)" office:value-type="float" office:value="54541.21">
            <text:p>54541.21</text:p>
          </table:table-cell>
          <table:table-cell table:formula="of:=[.D892]+1" office:value-type="float" office:value="886">
            <text:p>886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893]-([.$J$1]-[.C893]*([.$A$2]/(4*100))/[.$C$3]);2)" office:value-type="float" office:value="54465.66">
            <text:p>54465.66</text:p>
          </table:table-cell>
          <table:table-cell table:formula="of:=[.D893]+1" office:value-type="float" office:value="887">
            <text:p>887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894]-([.$J$1]-[.C894]*([.$A$2]/(4*100))/[.$C$3]);2)" office:value-type="float" office:value="54390.04">
            <text:p>54390.04</text:p>
          </table:table-cell>
          <table:table-cell table:formula="of:=[.D894]+1" office:value-type="float" office:value="888">
            <text:p>888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895]-([.$J$1]-[.C895]*([.$A$2]/(4*100))/[.$C$3]);2)" office:value-type="float" office:value="54314.35">
            <text:p>54314.35</text:p>
          </table:table-cell>
          <table:table-cell table:formula="of:=[.D895]+1" office:value-type="float" office:value="889">
            <text:p>889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896]-([.$J$1]-[.C896]*([.$A$2]/(4*100))/[.$C$3]);2)" office:value-type="float" office:value="54238.59">
            <text:p>54238.59</text:p>
          </table:table-cell>
          <table:table-cell table:formula="of:=[.D896]+1" office:value-type="float" office:value="890">
            <text:p>890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897]-([.$J$1]-[.C897]*([.$A$2]/(4*100))/[.$C$3]);2)" office:value-type="float" office:value="54162.76">
            <text:p>54162.76</text:p>
          </table:table-cell>
          <table:table-cell table:formula="of:=[.D897]+1" office:value-type="float" office:value="891">
            <text:p>89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898]-([.$J$1]-[.C898]*([.$A$2]/(4*100))/[.$C$3]);2)" office:value-type="float" office:value="54086.86">
            <text:p>54086.86</text:p>
          </table:table-cell>
          <table:table-cell table:formula="of:=[.D898]+1" office:value-type="float" office:value="892">
            <text:p>892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899]-([.$J$1]-[.C899]*([.$A$2]/(4*100))/[.$C$3]);2)" office:value-type="float" office:value="54010.89">
            <text:p>54010.89</text:p>
          </table:table-cell>
          <table:table-cell table:formula="of:=[.D899]+1" office:value-type="float" office:value="893">
            <text:p>893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900]-([.$J$1]-[.C900]*([.$A$2]/(4*100))/[.$C$3]);2)" office:value-type="float" office:value="53934.85">
            <text:p>53934.85</text:p>
          </table:table-cell>
          <table:table-cell table:formula="of:=[.D900]+1" office:value-type="float" office:value="894">
            <text:p>894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901]-([.$J$1]-[.C901]*([.$A$2]/(4*100))/[.$C$3]);2)" office:value-type="float" office:value="53858.73">
            <text:p>53858.73</text:p>
          </table:table-cell>
          <table:table-cell table:formula="of:=[.D901]+1" office:value-type="float" office:value="895">
            <text:p>89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902]-([.$J$1]-[.C902]*([.$A$2]/(4*100))/[.$C$3]);2)" office:value-type="float" office:value="53782.54">
            <text:p>53782.54</text:p>
          </table:table-cell>
          <table:table-cell table:formula="of:=[.D902]+1" office:value-type="float" office:value="896">
            <text:p>896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903]-([.$J$1]-[.C903]*([.$A$2]/(4*100))/[.$C$3]);2)" office:value-type="float" office:value="53706.28">
            <text:p>53706.28</text:p>
          </table:table-cell>
          <table:table-cell table:formula="of:=[.D903]+1" office:value-type="float" office:value="897">
            <text:p>897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904]-([.$J$1]-[.C904]*([.$A$2]/(4*100))/[.$C$3]);2)" office:value-type="float" office:value="53629.95">
            <text:p>53629.95</text:p>
          </table:table-cell>
          <table:table-cell table:formula="of:=[.D904]+1" office:value-type="float" office:value="898">
            <text:p>898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905]-([.$J$1]-[.C905]*([.$A$2]/(4*100))/[.$C$3]);2)" office:value-type="float" office:value="53553.55">
            <text:p>53553.55</text:p>
          </table:table-cell>
          <table:table-cell table:formula="of:=[.D905]+1" office:value-type="float" office:value="899">
            <text:p>899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906]-([.$J$1]-[.C906]*([.$A$2]/(4*100))/[.$C$3]);2)" office:value-type="float" office:value="53477.08">
            <text:p>53477.08</text:p>
          </table:table-cell>
          <table:table-cell table:formula="of:=[.D906]+1" office:value-type="float" office:value="900">
            <text:p>900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907]-([.$J$1]-[.C907]*([.$A$2]/(4*100))/[.$C$3]);2)" office:value-type="float" office:value="53400.53">
            <text:p>53400.53</text:p>
          </table:table-cell>
          <table:table-cell table:formula="of:=[.D907]+1" office:value-type="float" office:value="901">
            <text:p>90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908]-([.$J$1]-[.C908]*([.$A$2]/(4*100))/[.$C$3]);2)" office:value-type="float" office:value="53323.91">
            <text:p>53323.91</text:p>
          </table:table-cell>
          <table:table-cell table:formula="of:=[.D908]+1" office:value-type="float" office:value="902">
            <text:p>902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909]-([.$J$1]-[.C909]*([.$A$2]/(4*100))/[.$C$3]);2)" office:value-type="float" office:value="53247.22">
            <text:p>53247.22</text:p>
          </table:table-cell>
          <table:table-cell table:formula="of:=[.D909]+1" office:value-type="float" office:value="903">
            <text:p>903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910]-([.$J$1]-[.C910]*([.$A$2]/(4*100))/[.$C$3]);2)" office:value-type="float" office:value="53170.46">
            <text:p>53170.46</text:p>
          </table:table-cell>
          <table:table-cell table:formula="of:=[.D910]+1" office:value-type="float" office:value="904">
            <text:p>904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911]-([.$J$1]-[.C911]*([.$A$2]/(4*100))/[.$C$3]);2)" office:value-type="float" office:value="53093.63">
            <text:p>53093.63</text:p>
          </table:table-cell>
          <table:table-cell table:formula="of:=[.D911]+1" office:value-type="float" office:value="905">
            <text:p>90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912]-([.$J$1]-[.C912]*([.$A$2]/(4*100))/[.$C$3]);2)" office:value-type="float" office:value="53016.73">
            <text:p>53016.73</text:p>
          </table:table-cell>
          <table:table-cell table:formula="of:=[.D912]+1" office:value-type="float" office:value="906">
            <text:p>906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913]-([.$J$1]-[.C913]*([.$A$2]/(4*100))/[.$C$3]);2)" office:value-type="float" office:value="52939.75">
            <text:p>52939.75</text:p>
          </table:table-cell>
          <table:table-cell table:formula="of:=[.D913]+1" office:value-type="float" office:value="907">
            <text:p>907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914]-([.$J$1]-[.C914]*([.$A$2]/(4*100))/[.$C$3]);2)" office:value-type="float" office:value="52862.7">
            <text:p>52862.7</text:p>
          </table:table-cell>
          <table:table-cell table:formula="of:=[.D914]+1" office:value-type="float" office:value="908">
            <text:p>908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915]-([.$J$1]-[.C915]*([.$A$2]/(4*100))/[.$C$3]);2)" office:value-type="float" office:value="52785.58">
            <text:p>52785.58</text:p>
          </table:table-cell>
          <table:table-cell table:formula="of:=[.D915]+1" office:value-type="float" office:value="909">
            <text:p>909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916]-([.$J$1]-[.C916]*([.$A$2]/(4*100))/[.$C$3]);2)" office:value-type="float" office:value="52708.39">
            <text:p>52708.39</text:p>
          </table:table-cell>
          <table:table-cell table:formula="of:=[.D916]+1" office:value-type="float" office:value="910">
            <text:p>910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917]-([.$J$1]-[.C917]*([.$A$2]/(4*100))/[.$C$3]);2)" office:value-type="float" office:value="52631.12">
            <text:p>52631.12</text:p>
          </table:table-cell>
          <table:table-cell table:formula="of:=[.D917]+1" office:value-type="float" office:value="911">
            <text:p>91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918]-([.$J$1]-[.C918]*([.$A$2]/(4*100))/[.$C$3]);2)" office:value-type="float" office:value="52553.78">
            <text:p>52553.78</text:p>
          </table:table-cell>
          <table:table-cell table:formula="of:=[.D918]+1" office:value-type="float" office:value="912">
            <text:p>912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919]-([.$J$1]-[.C919]*([.$A$2]/(4*100))/[.$C$3]);2)" office:value-type="float" office:value="52476.37">
            <text:p>52476.37</text:p>
          </table:table-cell>
          <table:table-cell table:formula="of:=[.D919]+1" office:value-type="float" office:value="913">
            <text:p>913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920]-([.$J$1]-[.C920]*([.$A$2]/(4*100))/[.$C$3]);2)" office:value-type="float" office:value="52398.89">
            <text:p>52398.89</text:p>
          </table:table-cell>
          <table:table-cell table:formula="of:=[.D920]+1" office:value-type="float" office:value="914">
            <text:p>914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921]-([.$J$1]-[.C921]*([.$A$2]/(4*100))/[.$C$3]);2)" office:value-type="float" office:value="52321.33">
            <text:p>52321.33</text:p>
          </table:table-cell>
          <table:table-cell table:formula="of:=[.D921]+1" office:value-type="float" office:value="915">
            <text:p>91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922]-([.$J$1]-[.C922]*([.$A$2]/(4*100))/[.$C$3]);2)" office:value-type="float" office:value="52243.7">
            <text:p>52243.7</text:p>
          </table:table-cell>
          <table:table-cell table:formula="of:=[.D922]+1" office:value-type="float" office:value="916">
            <text:p>916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923]-([.$J$1]-[.C923]*([.$A$2]/(4*100))/[.$C$3]);2)" office:value-type="float" office:value="52166">
            <text:p>52166</text:p>
          </table:table-cell>
          <table:table-cell table:formula="of:=[.D923]+1" office:value-type="float" office:value="917">
            <text:p>917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924]-([.$J$1]-[.C924]*([.$A$2]/(4*100))/[.$C$3]);2)" office:value-type="float" office:value="52088.23">
            <text:p>52088.23</text:p>
          </table:table-cell>
          <table:table-cell table:formula="of:=[.D924]+1" office:value-type="float" office:value="918">
            <text:p>918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925]-([.$J$1]-[.C925]*([.$A$2]/(4*100))/[.$C$3]);2)" office:value-type="float" office:value="52010.38">
            <text:p>52010.38</text:p>
          </table:table-cell>
          <table:table-cell table:formula="of:=[.D925]+1" office:value-type="float" office:value="919">
            <text:p>919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926]-([.$J$1]-[.C926]*([.$A$2]/(4*100))/[.$C$3]);2)" office:value-type="float" office:value="51932.46">
            <text:p>51932.46</text:p>
          </table:table-cell>
          <table:table-cell table:formula="of:=[.D926]+1" office:value-type="float" office:value="920">
            <text:p>920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927]-([.$J$1]-[.C927]*([.$A$2]/(4*100))/[.$C$3]);2)" office:value-type="float" office:value="51854.47">
            <text:p>51854.47</text:p>
          </table:table-cell>
          <table:table-cell table:formula="of:=[.D927]+1" office:value-type="float" office:value="921">
            <text:p>92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928]-([.$J$1]-[.C928]*([.$A$2]/(4*100))/[.$C$3]);2)" office:value-type="float" office:value="51776.4">
            <text:p>51776.4</text:p>
          </table:table-cell>
          <table:table-cell table:formula="of:=[.D928]+1" office:value-type="float" office:value="922">
            <text:p>922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929]-([.$J$1]-[.C929]*([.$A$2]/(4*100))/[.$C$3]);2)" office:value-type="float" office:value="51698.26">
            <text:p>51698.26</text:p>
          </table:table-cell>
          <table:table-cell table:formula="of:=[.D929]+1" office:value-type="float" office:value="923">
            <text:p>923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930]-([.$J$1]-[.C930]*([.$A$2]/(4*100))/[.$C$3]);2)" office:value-type="float" office:value="51620.05">
            <text:p>51620.05</text:p>
          </table:table-cell>
          <table:table-cell table:formula="of:=[.D930]+1" office:value-type="float" office:value="924">
            <text:p>924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931]-([.$J$1]-[.C931]*([.$A$2]/(4*100))/[.$C$3]);2)" office:value-type="float" office:value="51541.76">
            <text:p>51541.76</text:p>
          </table:table-cell>
          <table:table-cell table:formula="of:=[.D931]+1" office:value-type="float" office:value="925">
            <text:p>92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932]-([.$J$1]-[.C932]*([.$A$2]/(4*100))/[.$C$3]);2)" office:value-type="float" office:value="51463.4">
            <text:p>51463.4</text:p>
          </table:table-cell>
          <table:table-cell table:formula="of:=[.D932]+1" office:value-type="float" office:value="926">
            <text:p>926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933]-([.$J$1]-[.C933]*([.$A$2]/(4*100))/[.$C$3]);2)" office:value-type="float" office:value="51384.97">
            <text:p>51384.97</text:p>
          </table:table-cell>
          <table:table-cell table:formula="of:=[.D933]+1" office:value-type="float" office:value="927">
            <text:p>927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934]-([.$J$1]-[.C934]*([.$A$2]/(4*100))/[.$C$3]);2)" office:value-type="float" office:value="51306.46">
            <text:p>51306.46</text:p>
          </table:table-cell>
          <table:table-cell table:formula="of:=[.D934]+1" office:value-type="float" office:value="928">
            <text:p>928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935]-([.$J$1]-[.C935]*([.$A$2]/(4*100))/[.$C$3]);2)" office:value-type="float" office:value="51227.88">
            <text:p>51227.88</text:p>
          </table:table-cell>
          <table:table-cell table:formula="of:=[.D935]+1" office:value-type="float" office:value="929">
            <text:p>929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936]-([.$J$1]-[.C936]*([.$A$2]/(4*100))/[.$C$3]);2)" office:value-type="float" office:value="51149.23">
            <text:p>51149.23</text:p>
          </table:table-cell>
          <table:table-cell table:formula="of:=[.D936]+1" office:value-type="float" office:value="930">
            <text:p>930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937]-([.$J$1]-[.C937]*([.$A$2]/(4*100))/[.$C$3]);2)" office:value-type="float" office:value="51070.5">
            <text:p>51070.5</text:p>
          </table:table-cell>
          <table:table-cell table:formula="of:=[.D937]+1" office:value-type="float" office:value="931">
            <text:p>93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938]-([.$J$1]-[.C938]*([.$A$2]/(4*100))/[.$C$3]);2)" office:value-type="float" office:value="50991.7">
            <text:p>50991.7</text:p>
          </table:table-cell>
          <table:table-cell table:formula="of:=[.D938]+1" office:value-type="float" office:value="932">
            <text:p>932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939]-([.$J$1]-[.C939]*([.$A$2]/(4*100))/[.$C$3]);2)" office:value-type="float" office:value="50912.82">
            <text:p>50912.82</text:p>
          </table:table-cell>
          <table:table-cell table:formula="of:=[.D939]+1" office:value-type="float" office:value="933">
            <text:p>933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940]-([.$J$1]-[.C940]*([.$A$2]/(4*100))/[.$C$3]);2)" office:value-type="float" office:value="50833.87">
            <text:p>50833.87</text:p>
          </table:table-cell>
          <table:table-cell table:formula="of:=[.D940]+1" office:value-type="float" office:value="934">
            <text:p>934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941]-([.$J$1]-[.C941]*([.$A$2]/(4*100))/[.$C$3]);2)" office:value-type="float" office:value="50754.85">
            <text:p>50754.85</text:p>
          </table:table-cell>
          <table:table-cell table:formula="of:=[.D941]+1" office:value-type="float" office:value="935">
            <text:p>93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942]-([.$J$1]-[.C942]*([.$A$2]/(4*100))/[.$C$3]);2)" office:value-type="float" office:value="50675.75">
            <text:p>50675.75</text:p>
          </table:table-cell>
          <table:table-cell table:formula="of:=[.D942]+1" office:value-type="float" office:value="936">
            <text:p>936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943]-([.$J$1]-[.C943]*([.$A$2]/(4*100))/[.$C$3]);2)" office:value-type="float" office:value="50596.58">
            <text:p>50596.58</text:p>
          </table:table-cell>
          <table:table-cell table:formula="of:=[.D943]+1" office:value-type="float" office:value="937">
            <text:p>937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944]-([.$J$1]-[.C944]*([.$A$2]/(4*100))/[.$C$3]);2)" office:value-type="float" office:value="50517.33">
            <text:p>50517.33</text:p>
          </table:table-cell>
          <table:table-cell table:formula="of:=[.D944]+1" office:value-type="float" office:value="938">
            <text:p>938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945]-([.$J$1]-[.C945]*([.$A$2]/(4*100))/[.$C$3]);2)" office:value-type="float" office:value="50438.01">
            <text:p>50438.01</text:p>
          </table:table-cell>
          <table:table-cell table:formula="of:=[.D945]+1" office:value-type="float" office:value="939">
            <text:p>939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946]-([.$J$1]-[.C946]*([.$A$2]/(4*100))/[.$C$3]);2)" office:value-type="float" office:value="50358.62">
            <text:p>50358.62</text:p>
          </table:table-cell>
          <table:table-cell table:formula="of:=[.D946]+1" office:value-type="float" office:value="940">
            <text:p>940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947]-([.$J$1]-[.C947]*([.$A$2]/(4*100))/[.$C$3]);2)" office:value-type="float" office:value="50279.15">
            <text:p>50279.15</text:p>
          </table:table-cell>
          <table:table-cell table:formula="of:=[.D947]+1" office:value-type="float" office:value="941">
            <text:p>94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948]-([.$J$1]-[.C948]*([.$A$2]/(4*100))/[.$C$3]);2)" office:value-type="float" office:value="50199.61">
            <text:p>50199.61</text:p>
          </table:table-cell>
          <table:table-cell table:formula="of:=[.D948]+1" office:value-type="float" office:value="942">
            <text:p>942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949]-([.$J$1]-[.C949]*([.$A$2]/(4*100))/[.$C$3]);2)" office:value-type="float" office:value="50119.99">
            <text:p>50119.99</text:p>
          </table:table-cell>
          <table:table-cell table:formula="of:=[.D949]+1" office:value-type="float" office:value="943">
            <text:p>943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950]-([.$J$1]-[.C950]*([.$A$2]/(4*100))/[.$C$3]);2)" office:value-type="float" office:value="50040.3">
            <text:p>50040.3</text:p>
          </table:table-cell>
          <table:table-cell table:formula="of:=[.D950]+1" office:value-type="float" office:value="944">
            <text:p>944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951]-([.$J$1]-[.C951]*([.$A$2]/(4*100))/[.$C$3]);2)" office:value-type="float" office:value="49960.53">
            <text:p>49960.53</text:p>
          </table:table-cell>
          <table:table-cell table:formula="of:=[.D951]+1" office:value-type="float" office:value="945">
            <text:p>94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952]-([.$J$1]-[.C952]*([.$A$2]/(4*100))/[.$C$3]);2)" office:value-type="float" office:value="49880.69">
            <text:p>49880.69</text:p>
          </table:table-cell>
          <table:table-cell table:formula="of:=[.D952]+1" office:value-type="float" office:value="946">
            <text:p>946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953]-([.$J$1]-[.C953]*([.$A$2]/(4*100))/[.$C$3]);2)" office:value-type="float" office:value="49800.77">
            <text:p>49800.77</text:p>
          </table:table-cell>
          <table:table-cell table:formula="of:=[.D953]+1" office:value-type="float" office:value="947">
            <text:p>947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954]-([.$J$1]-[.C954]*([.$A$2]/(4*100))/[.$C$3]);2)" office:value-type="float" office:value="49720.78">
            <text:p>49720.78</text:p>
          </table:table-cell>
          <table:table-cell table:formula="of:=[.D954]+1" office:value-type="float" office:value="948">
            <text:p>948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955]-([.$J$1]-[.C955]*([.$A$2]/(4*100))/[.$C$3]);2)" office:value-type="float" office:value="49640.71">
            <text:p>49640.71</text:p>
          </table:table-cell>
          <table:table-cell table:formula="of:=[.D955]+1" office:value-type="float" office:value="949">
            <text:p>949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956]-([.$J$1]-[.C956]*([.$A$2]/(4*100))/[.$C$3]);2)" office:value-type="float" office:value="49560.57">
            <text:p>49560.57</text:p>
          </table:table-cell>
          <table:table-cell table:formula="of:=[.D956]+1" office:value-type="float" office:value="950">
            <text:p>950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957]-([.$J$1]-[.C957]*([.$A$2]/(4*100))/[.$C$3]);2)" office:value-type="float" office:value="49480.35">
            <text:p>49480.35</text:p>
          </table:table-cell>
          <table:table-cell table:formula="of:=[.D957]+1" office:value-type="float" office:value="951">
            <text:p>95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958]-([.$J$1]-[.C958]*([.$A$2]/(4*100))/[.$C$3]);2)" office:value-type="float" office:value="49400.06">
            <text:p>49400.06</text:p>
          </table:table-cell>
          <table:table-cell table:formula="of:=[.D958]+1" office:value-type="float" office:value="952">
            <text:p>952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959]-([.$J$1]-[.C959]*([.$A$2]/(4*100))/[.$C$3]);2)" office:value-type="float" office:value="49319.69">
            <text:p>49319.69</text:p>
          </table:table-cell>
          <table:table-cell table:formula="of:=[.D959]+1" office:value-type="float" office:value="953">
            <text:p>953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960]-([.$J$1]-[.C960]*([.$A$2]/(4*100))/[.$C$3]);2)" office:value-type="float" office:value="49239.25">
            <text:p>49239.25</text:p>
          </table:table-cell>
          <table:table-cell table:formula="of:=[.D960]+1" office:value-type="float" office:value="954">
            <text:p>954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961]-([.$J$1]-[.C961]*([.$A$2]/(4*100))/[.$C$3]);2)" office:value-type="float" office:value="49158.73">
            <text:p>49158.73</text:p>
          </table:table-cell>
          <table:table-cell table:formula="of:=[.D961]+1" office:value-type="float" office:value="955">
            <text:p>95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962]-([.$J$1]-[.C962]*([.$A$2]/(4*100))/[.$C$3]);2)" office:value-type="float" office:value="49078.14">
            <text:p>49078.14</text:p>
          </table:table-cell>
          <table:table-cell table:formula="of:=[.D962]+1" office:value-type="float" office:value="956">
            <text:p>956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963]-([.$J$1]-[.C963]*([.$A$2]/(4*100))/[.$C$3]);2)" office:value-type="float" office:value="48997.47">
            <text:p>48997.47</text:p>
          </table:table-cell>
          <table:table-cell table:formula="of:=[.D963]+1" office:value-type="float" office:value="957">
            <text:p>957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964]-([.$J$1]-[.C964]*([.$A$2]/(4*100))/[.$C$3]);2)" office:value-type="float" office:value="48916.73">
            <text:p>48916.73</text:p>
          </table:table-cell>
          <table:table-cell table:formula="of:=[.D964]+1" office:value-type="float" office:value="958">
            <text:p>958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965]-([.$J$1]-[.C965]*([.$A$2]/(4*100))/[.$C$3]);2)" office:value-type="float" office:value="48835.91">
            <text:p>48835.91</text:p>
          </table:table-cell>
          <table:table-cell table:formula="of:=[.D965]+1" office:value-type="float" office:value="959">
            <text:p>959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966]-([.$J$1]-[.C966]*([.$A$2]/(4*100))/[.$C$3]);2)" office:value-type="float" office:value="48755.01">
            <text:p>48755.01</text:p>
          </table:table-cell>
          <table:table-cell table:formula="of:=[.D966]+1" office:value-type="float" office:value="960">
            <text:p>960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967]-([.$J$1]-[.C967]*([.$A$2]/(4*100))/[.$C$3]);2)" office:value-type="float" office:value="48674.04">
            <text:p>48674.04</text:p>
          </table:table-cell>
          <table:table-cell table:formula="of:=[.D967]+1" office:value-type="float" office:value="961">
            <text:p>96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968]-([.$J$1]-[.C968]*([.$A$2]/(4*100))/[.$C$3]);2)" office:value-type="float" office:value="48592.99">
            <text:p>48592.99</text:p>
          </table:table-cell>
          <table:table-cell table:formula="of:=[.D968]+1" office:value-type="float" office:value="962">
            <text:p>962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969]-([.$J$1]-[.C969]*([.$A$2]/(4*100))/[.$C$3]);2)" office:value-type="float" office:value="48511.87">
            <text:p>48511.87</text:p>
          </table:table-cell>
          <table:table-cell table:formula="of:=[.D969]+1" office:value-type="float" office:value="963">
            <text:p>963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970]-([.$J$1]-[.C970]*([.$A$2]/(4*100))/[.$C$3]);2)" office:value-type="float" office:value="48430.67">
            <text:p>48430.67</text:p>
          </table:table-cell>
          <table:table-cell table:formula="of:=[.D970]+1" office:value-type="float" office:value="964">
            <text:p>964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971]-([.$J$1]-[.C971]*([.$A$2]/(4*100))/[.$C$3]);2)" office:value-type="float" office:value="48349.39">
            <text:p>48349.39</text:p>
          </table:table-cell>
          <table:table-cell table:formula="of:=[.D971]+1" office:value-type="float" office:value="965">
            <text:p>96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972]-([.$J$1]-[.C972]*([.$A$2]/(4*100))/[.$C$3]);2)" office:value-type="float" office:value="48268.04">
            <text:p>48268.04</text:p>
          </table:table-cell>
          <table:table-cell table:formula="of:=[.D972]+1" office:value-type="float" office:value="966">
            <text:p>966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973]-([.$J$1]-[.C973]*([.$A$2]/(4*100))/[.$C$3]);2)" office:value-type="float" office:value="48186.61">
            <text:p>48186.61</text:p>
          </table:table-cell>
          <table:table-cell table:formula="of:=[.D973]+1" office:value-type="float" office:value="967">
            <text:p>967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974]-([.$J$1]-[.C974]*([.$A$2]/(4*100))/[.$C$3]);2)" office:value-type="float" office:value="48105.1">
            <text:p>48105.1</text:p>
          </table:table-cell>
          <table:table-cell table:formula="of:=[.D974]+1" office:value-type="float" office:value="968">
            <text:p>968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975]-([.$J$1]-[.C975]*([.$A$2]/(4*100))/[.$C$3]);2)" office:value-type="float" office:value="48023.52">
            <text:p>48023.52</text:p>
          </table:table-cell>
          <table:table-cell table:formula="of:=[.D975]+1" office:value-type="float" office:value="969">
            <text:p>969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976]-([.$J$1]-[.C976]*([.$A$2]/(4*100))/[.$C$3]);2)" office:value-type="float" office:value="47941.86">
            <text:p>47941.86</text:p>
          </table:table-cell>
          <table:table-cell table:formula="of:=[.D976]+1" office:value-type="float" office:value="970">
            <text:p>970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977]-([.$J$1]-[.C977]*([.$A$2]/(4*100))/[.$C$3]);2)" office:value-type="float" office:value="47860.13">
            <text:p>47860.13</text:p>
          </table:table-cell>
          <table:table-cell table:formula="of:=[.D977]+1" office:value-type="float" office:value="971">
            <text:p>97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978]-([.$J$1]-[.C978]*([.$A$2]/(4*100))/[.$C$3]);2)" office:value-type="float" office:value="47778.32">
            <text:p>47778.32</text:p>
          </table:table-cell>
          <table:table-cell table:formula="of:=[.D978]+1" office:value-type="float" office:value="972">
            <text:p>972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979]-([.$J$1]-[.C979]*([.$A$2]/(4*100))/[.$C$3]);2)" office:value-type="float" office:value="47696.43">
            <text:p>47696.43</text:p>
          </table:table-cell>
          <table:table-cell table:formula="of:=[.D979]+1" office:value-type="float" office:value="973">
            <text:p>973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980]-([.$J$1]-[.C980]*([.$A$2]/(4*100))/[.$C$3]);2)" office:value-type="float" office:value="47614.47">
            <text:p>47614.47</text:p>
          </table:table-cell>
          <table:table-cell table:formula="of:=[.D980]+1" office:value-type="float" office:value="974">
            <text:p>974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981]-([.$J$1]-[.C981]*([.$A$2]/(4*100))/[.$C$3]);2)" office:value-type="float" office:value="47532.43">
            <text:p>47532.43</text:p>
          </table:table-cell>
          <table:table-cell table:formula="of:=[.D981]+1" office:value-type="float" office:value="975">
            <text:p>97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982]-([.$J$1]-[.C982]*([.$A$2]/(4*100))/[.$C$3]);2)" office:value-type="float" office:value="47450.31">
            <text:p>47450.31</text:p>
          </table:table-cell>
          <table:table-cell table:formula="of:=[.D982]+1" office:value-type="float" office:value="976">
            <text:p>976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983]-([.$J$1]-[.C983]*([.$A$2]/(4*100))/[.$C$3]);2)" office:value-type="float" office:value="47368.11">
            <text:p>47368.11</text:p>
          </table:table-cell>
          <table:table-cell table:formula="of:=[.D983]+1" office:value-type="float" office:value="977">
            <text:p>977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984]-([.$J$1]-[.C984]*([.$A$2]/(4*100))/[.$C$3]);2)" office:value-type="float" office:value="47285.84">
            <text:p>47285.84</text:p>
          </table:table-cell>
          <table:table-cell table:formula="of:=[.D984]+1" office:value-type="float" office:value="978">
            <text:p>978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985]-([.$J$1]-[.C985]*([.$A$2]/(4*100))/[.$C$3]);2)" office:value-type="float" office:value="47203.49">
            <text:p>47203.49</text:p>
          </table:table-cell>
          <table:table-cell table:formula="of:=[.D985]+1" office:value-type="float" office:value="979">
            <text:p>979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986]-([.$J$1]-[.C986]*([.$A$2]/(4*100))/[.$C$3]);2)" office:value-type="float" office:value="47121.06">
            <text:p>47121.06</text:p>
          </table:table-cell>
          <table:table-cell table:formula="of:=[.D986]+1" office:value-type="float" office:value="980">
            <text:p>980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987]-([.$J$1]-[.C987]*([.$A$2]/(4*100))/[.$C$3]);2)" office:value-type="float" office:value="47038.56">
            <text:p>47038.56</text:p>
          </table:table-cell>
          <table:table-cell table:formula="of:=[.D987]+1" office:value-type="float" office:value="981">
            <text:p>98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988]-([.$J$1]-[.C988]*([.$A$2]/(4*100))/[.$C$3]);2)" office:value-type="float" office:value="46955.98">
            <text:p>46955.98</text:p>
          </table:table-cell>
          <table:table-cell table:formula="of:=[.D988]+1" office:value-type="float" office:value="982">
            <text:p>982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989]-([.$J$1]-[.C989]*([.$A$2]/(4*100))/[.$C$3]);2)" office:value-type="float" office:value="46873.32">
            <text:p>46873.32</text:p>
          </table:table-cell>
          <table:table-cell table:formula="of:=[.D989]+1" office:value-type="float" office:value="983">
            <text:p>983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990]-([.$J$1]-[.C990]*([.$A$2]/(4*100))/[.$C$3]);2)" office:value-type="float" office:value="46790.58">
            <text:p>46790.58</text:p>
          </table:table-cell>
          <table:table-cell table:formula="of:=[.D990]+1" office:value-type="float" office:value="984">
            <text:p>984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991]-([.$J$1]-[.C991]*([.$A$2]/(4*100))/[.$C$3]);2)" office:value-type="float" office:value="46707.77">
            <text:p>46707.77</text:p>
          </table:table-cell>
          <table:table-cell table:formula="of:=[.D991]+1" office:value-type="float" office:value="985">
            <text:p>98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992]-([.$J$1]-[.C992]*([.$A$2]/(4*100))/[.$C$3]);2)" office:value-type="float" office:value="46624.88">
            <text:p>46624.88</text:p>
          </table:table-cell>
          <table:table-cell table:formula="of:=[.D992]+1" office:value-type="float" office:value="986">
            <text:p>986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993]-([.$J$1]-[.C993]*([.$A$2]/(4*100))/[.$C$3]);2)" office:value-type="float" office:value="46541.91">
            <text:p>46541.91</text:p>
          </table:table-cell>
          <table:table-cell table:formula="of:=[.D993]+1" office:value-type="float" office:value="987">
            <text:p>987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994]-([.$J$1]-[.C994]*([.$A$2]/(4*100))/[.$C$3]);2)" office:value-type="float" office:value="46458.86">
            <text:p>46458.86</text:p>
          </table:table-cell>
          <table:table-cell table:formula="of:=[.D994]+1" office:value-type="float" office:value="988">
            <text:p>988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995]-([.$J$1]-[.C995]*([.$A$2]/(4*100))/[.$C$3]);2)" office:value-type="float" office:value="46375.74">
            <text:p>46375.74</text:p>
          </table:table-cell>
          <table:table-cell table:formula="of:=[.D995]+1" office:value-type="float" office:value="989">
            <text:p>989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996]-([.$J$1]-[.C996]*([.$A$2]/(4*100))/[.$C$3]);2)" office:value-type="float" office:value="46292.54">
            <text:p>46292.54</text:p>
          </table:table-cell>
          <table:table-cell table:formula="of:=[.D996]+1" office:value-type="float" office:value="990">
            <text:p>990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997]-([.$J$1]-[.C997]*([.$A$2]/(4*100))/[.$C$3]);2)" office:value-type="float" office:value="46209.26">
            <text:p>46209.26</text:p>
          </table:table-cell>
          <table:table-cell table:formula="of:=[.D997]+1" office:value-type="float" office:value="991">
            <text:p>99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998]-([.$J$1]-[.C998]*([.$A$2]/(4*100))/[.$C$3]);2)" office:value-type="float" office:value="46125.9">
            <text:p>46125.9</text:p>
          </table:table-cell>
          <table:table-cell table:formula="of:=[.D998]+1" office:value-type="float" office:value="992">
            <text:p>992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999]-([.$J$1]-[.C999]*([.$A$2]/(4*100))/[.$C$3]);2)" office:value-type="float" office:value="46042.46">
            <text:p>46042.46</text:p>
          </table:table-cell>
          <table:table-cell table:formula="of:=[.D999]+1" office:value-type="float" office:value="993">
            <text:p>993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000]-([.$J$1]-[.C1000]*([.$A$2]/(4*100))/[.$C$3]);2)" office:value-type="float" office:value="45958.94">
            <text:p>45958.94</text:p>
          </table:table-cell>
          <table:table-cell table:formula="of:=[.D1000]+1" office:value-type="float" office:value="994">
            <text:p>994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001]-([.$J$1]-[.C1001]*([.$A$2]/(4*100))/[.$C$3]);2)" office:value-type="float" office:value="45875.35">
            <text:p>45875.35</text:p>
          </table:table-cell>
          <table:table-cell table:formula="of:=[.D1001]+1" office:value-type="float" office:value="995">
            <text:p>99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002]-([.$J$1]-[.C1002]*([.$A$2]/(4*100))/[.$C$3]);2)" office:value-type="float" office:value="45791.68">
            <text:p>45791.68</text:p>
          </table:table-cell>
          <table:table-cell table:formula="of:=[.D1002]+1" office:value-type="float" office:value="996">
            <text:p>996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003]-([.$J$1]-[.C1003]*([.$A$2]/(4*100))/[.$C$3]);2)" office:value-type="float" office:value="45707.93">
            <text:p>45707.93</text:p>
          </table:table-cell>
          <table:table-cell table:formula="of:=[.D1003]+1" office:value-type="float" office:value="997">
            <text:p>997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004]-([.$J$1]-[.C1004]*([.$A$2]/(4*100))/[.$C$3]);2)" office:value-type="float" office:value="45624.1">
            <text:p>45624.1</text:p>
          </table:table-cell>
          <table:table-cell table:formula="of:=[.D1004]+1" office:value-type="float" office:value="998">
            <text:p>998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005]-([.$J$1]-[.C1005]*([.$A$2]/(4*100))/[.$C$3]);2)" office:value-type="float" office:value="45540.19">
            <text:p>45540.19</text:p>
          </table:table-cell>
          <table:table-cell table:formula="of:=[.D1005]+1" office:value-type="float" office:value="999">
            <text:p>999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006]-([.$J$1]-[.C1006]*([.$A$2]/(4*100))/[.$C$3]);2)" office:value-type="float" office:value="45456.2">
            <text:p>45456.2</text:p>
          </table:table-cell>
          <table:table-cell table:formula="of:=[.D1006]+1" office:value-type="float" office:value="1000">
            <text:p>1000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007]-([.$J$1]-[.C1007]*([.$A$2]/(4*100))/[.$C$3]);2)" office:value-type="float" office:value="45372.14">
            <text:p>45372.14</text:p>
          </table:table-cell>
          <table:table-cell table:formula="of:=[.D1007]+1" office:value-type="float" office:value="1001">
            <text:p>100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008]-([.$J$1]-[.C1008]*([.$A$2]/(4*100))/[.$C$3]);2)" office:value-type="float" office:value="45288">
            <text:p>45288</text:p>
          </table:table-cell>
          <table:table-cell table:formula="of:=[.D1008]+1" office:value-type="float" office:value="1002">
            <text:p>1002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009]-([.$J$1]-[.C1009]*([.$A$2]/(4*100))/[.$C$3]);2)" office:value-type="float" office:value="45203.78">
            <text:p>45203.78</text:p>
          </table:table-cell>
          <table:table-cell table:formula="of:=[.D1009]+1" office:value-type="float" office:value="1003">
            <text:p>1003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010]-([.$J$1]-[.C1010]*([.$A$2]/(4*100))/[.$C$3]);2)" office:value-type="float" office:value="45119.48">
            <text:p>45119.48</text:p>
          </table:table-cell>
          <table:table-cell table:formula="of:=[.D1010]+1" office:value-type="float" office:value="1004">
            <text:p>1004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011]-([.$J$1]-[.C1011]*([.$A$2]/(4*100))/[.$C$3]);2)" office:value-type="float" office:value="45035.1">
            <text:p>45035.1</text:p>
          </table:table-cell>
          <table:table-cell table:formula="of:=[.D1011]+1" office:value-type="float" office:value="1005">
            <text:p>100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012]-([.$J$1]-[.C1012]*([.$A$2]/(4*100))/[.$C$3]);2)" office:value-type="float" office:value="44950.64">
            <text:p>44950.64</text:p>
          </table:table-cell>
          <table:table-cell table:formula="of:=[.D1012]+1" office:value-type="float" office:value="1006">
            <text:p>1006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013]-([.$J$1]-[.C1013]*([.$A$2]/(4*100))/[.$C$3]);2)" office:value-type="float" office:value="44866.1">
            <text:p>44866.1</text:p>
          </table:table-cell>
          <table:table-cell table:formula="of:=[.D1013]+1" office:value-type="float" office:value="1007">
            <text:p>1007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014]-([.$J$1]-[.C1014]*([.$A$2]/(4*100))/[.$C$3]);2)" office:value-type="float" office:value="44781.48">
            <text:p>44781.48</text:p>
          </table:table-cell>
          <table:table-cell table:formula="of:=[.D1014]+1" office:value-type="float" office:value="1008">
            <text:p>1008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015]-([.$J$1]-[.C1015]*([.$A$2]/(4*100))/[.$C$3]);2)" office:value-type="float" office:value="44696.78">
            <text:p>44696.78</text:p>
          </table:table-cell>
          <table:table-cell table:formula="of:=[.D1015]+1" office:value-type="float" office:value="1009">
            <text:p>1009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016]-([.$J$1]-[.C1016]*([.$A$2]/(4*100))/[.$C$3]);2)" office:value-type="float" office:value="44612">
            <text:p>44612</text:p>
          </table:table-cell>
          <table:table-cell table:formula="of:=[.D1016]+1" office:value-type="float" office:value="1010">
            <text:p>1010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017]-([.$J$1]-[.C1017]*([.$A$2]/(4*100))/[.$C$3]);2)" office:value-type="float" office:value="44527.14">
            <text:p>44527.14</text:p>
          </table:table-cell>
          <table:table-cell table:formula="of:=[.D1017]+1" office:value-type="float" office:value="1011">
            <text:p>101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018]-([.$J$1]-[.C1018]*([.$A$2]/(4*100))/[.$C$3]);2)" office:value-type="float" office:value="44442.2">
            <text:p>44442.2</text:p>
          </table:table-cell>
          <table:table-cell table:formula="of:=[.D1018]+1" office:value-type="float" office:value="1012">
            <text:p>1012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019]-([.$J$1]-[.C1019]*([.$A$2]/(4*100))/[.$C$3]);2)" office:value-type="float" office:value="44357.18">
            <text:p>44357.18</text:p>
          </table:table-cell>
          <table:table-cell table:formula="of:=[.D1019]+1" office:value-type="float" office:value="1013">
            <text:p>1013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020]-([.$J$1]-[.C1020]*([.$A$2]/(4*100))/[.$C$3]);2)" office:value-type="float" office:value="44272.08">
            <text:p>44272.08</text:p>
          </table:table-cell>
          <table:table-cell table:formula="of:=[.D1020]+1" office:value-type="float" office:value="1014">
            <text:p>1014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021]-([.$J$1]-[.C1021]*([.$A$2]/(4*100))/[.$C$3]);2)" office:value-type="float" office:value="44186.91">
            <text:p>44186.91</text:p>
          </table:table-cell>
          <table:table-cell table:formula="of:=[.D1021]+1" office:value-type="float" office:value="1015">
            <text:p>101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022]-([.$J$1]-[.C1022]*([.$A$2]/(4*100))/[.$C$3]);2)" office:value-type="float" office:value="44101.66">
            <text:p>44101.66</text:p>
          </table:table-cell>
          <table:table-cell table:formula="of:=[.D1022]+1" office:value-type="float" office:value="1016">
            <text:p>1016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023]-([.$J$1]-[.C1023]*([.$A$2]/(4*100))/[.$C$3]);2)" office:value-type="float" office:value="44016.33">
            <text:p>44016.33</text:p>
          </table:table-cell>
          <table:table-cell table:formula="of:=[.D1023]+1" office:value-type="float" office:value="1017">
            <text:p>1017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024]-([.$J$1]-[.C1024]*([.$A$2]/(4*100))/[.$C$3]);2)" office:value-type="float" office:value="43930.92">
            <text:p>43930.92</text:p>
          </table:table-cell>
          <table:table-cell table:formula="of:=[.D1024]+1" office:value-type="float" office:value="1018">
            <text:p>1018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025]-([.$J$1]-[.C1025]*([.$A$2]/(4*100))/[.$C$3]);2)" office:value-type="float" office:value="43845.43">
            <text:p>43845.43</text:p>
          </table:table-cell>
          <table:table-cell table:formula="of:=[.D1025]+1" office:value-type="float" office:value="1019">
            <text:p>1019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026]-([.$J$1]-[.C1026]*([.$A$2]/(4*100))/[.$C$3]);2)" office:value-type="float" office:value="43759.86">
            <text:p>43759.86</text:p>
          </table:table-cell>
          <table:table-cell table:formula="of:=[.D1026]+1" office:value-type="float" office:value="1020">
            <text:p>1020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027]-([.$J$1]-[.C1027]*([.$A$2]/(4*100))/[.$C$3]);2)" office:value-type="float" office:value="43674.2">
            <text:p>43674.2</text:p>
          </table:table-cell>
          <table:table-cell table:formula="of:=[.D1027]+1" office:value-type="float" office:value="1021">
            <text:p>102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028]-([.$J$1]-[.C1028]*([.$A$2]/(4*100))/[.$C$3]);2)" office:value-type="float" office:value="43588.46">
            <text:p>43588.46</text:p>
          </table:table-cell>
          <table:table-cell table:formula="of:=[.D1028]+1" office:value-type="float" office:value="1022">
            <text:p>1022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029]-([.$J$1]-[.C1029]*([.$A$2]/(4*100))/[.$C$3]);2)" office:value-type="float" office:value="43502.64">
            <text:p>43502.64</text:p>
          </table:table-cell>
          <table:table-cell table:formula="of:=[.D1029]+1" office:value-type="float" office:value="1023">
            <text:p>1023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030]-([.$J$1]-[.C1030]*([.$A$2]/(4*100))/[.$C$3]);2)" office:value-type="float" office:value="43416.74">
            <text:p>43416.74</text:p>
          </table:table-cell>
          <table:table-cell table:formula="of:=[.D1030]+1" office:value-type="float" office:value="1024">
            <text:p>1024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031]-([.$J$1]-[.C1031]*([.$A$2]/(4*100))/[.$C$3]);2)" office:value-type="float" office:value="43330.76">
            <text:p>43330.76</text:p>
          </table:table-cell>
          <table:table-cell table:formula="of:=[.D1031]+1" office:value-type="float" office:value="1025">
            <text:p>102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032]-([.$J$1]-[.C1032]*([.$A$2]/(4*100))/[.$C$3]);2)" office:value-type="float" office:value="43244.7">
            <text:p>43244.7</text:p>
          </table:table-cell>
          <table:table-cell table:formula="of:=[.D1032]+1" office:value-type="float" office:value="1026">
            <text:p>1026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033]-([.$J$1]-[.C1033]*([.$A$2]/(4*100))/[.$C$3]);2)" office:value-type="float" office:value="43158.56">
            <text:p>43158.56</text:p>
          </table:table-cell>
          <table:table-cell table:formula="of:=[.D1033]+1" office:value-type="float" office:value="1027">
            <text:p>1027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034]-([.$J$1]-[.C1034]*([.$A$2]/(4*100))/[.$C$3]);2)" office:value-type="float" office:value="43072.34">
            <text:p>43072.34</text:p>
          </table:table-cell>
          <table:table-cell table:formula="of:=[.D1034]+1" office:value-type="float" office:value="1028">
            <text:p>1028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035]-([.$J$1]-[.C1035]*([.$A$2]/(4*100))/[.$C$3]);2)" office:value-type="float" office:value="42986.04">
            <text:p>42986.04</text:p>
          </table:table-cell>
          <table:table-cell table:formula="of:=[.D1035]+1" office:value-type="float" office:value="1029">
            <text:p>1029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036]-([.$J$1]-[.C1036]*([.$A$2]/(4*100))/[.$C$3]);2)" office:value-type="float" office:value="42899.66">
            <text:p>42899.66</text:p>
          </table:table-cell>
          <table:table-cell table:formula="of:=[.D1036]+1" office:value-type="float" office:value="1030">
            <text:p>1030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037]-([.$J$1]-[.C1037]*([.$A$2]/(4*100))/[.$C$3]);2)" office:value-type="float" office:value="42813.2">
            <text:p>42813.2</text:p>
          </table:table-cell>
          <table:table-cell table:formula="of:=[.D1037]+1" office:value-type="float" office:value="1031">
            <text:p>103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038]-([.$J$1]-[.C1038]*([.$A$2]/(4*100))/[.$C$3]);2)" office:value-type="float" office:value="42726.66">
            <text:p>42726.66</text:p>
          </table:table-cell>
          <table:table-cell table:formula="of:=[.D1038]+1" office:value-type="float" office:value="1032">
            <text:p>1032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039]-([.$J$1]-[.C1039]*([.$A$2]/(4*100))/[.$C$3]);2)" office:value-type="float" office:value="42640.04">
            <text:p>42640.04</text:p>
          </table:table-cell>
          <table:table-cell table:formula="of:=[.D1039]+1" office:value-type="float" office:value="1033">
            <text:p>1033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040]-([.$J$1]-[.C1040]*([.$A$2]/(4*100))/[.$C$3]);2)" office:value-type="float" office:value="42553.34">
            <text:p>42553.34</text:p>
          </table:table-cell>
          <table:table-cell table:formula="of:=[.D1040]+1" office:value-type="float" office:value="1034">
            <text:p>1034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041]-([.$J$1]-[.C1041]*([.$A$2]/(4*100))/[.$C$3]);2)" office:value-type="float" office:value="42466.55">
            <text:p>42466.55</text:p>
          </table:table-cell>
          <table:table-cell table:formula="of:=[.D1041]+1" office:value-type="float" office:value="1035">
            <text:p>103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042]-([.$J$1]-[.C1042]*([.$A$2]/(4*100))/[.$C$3]);2)" office:value-type="float" office:value="42379.68">
            <text:p>42379.68</text:p>
          </table:table-cell>
          <table:table-cell table:formula="of:=[.D1042]+1" office:value-type="float" office:value="1036">
            <text:p>1036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043]-([.$J$1]-[.C1043]*([.$A$2]/(4*100))/[.$C$3]);2)" office:value-type="float" office:value="42292.73">
            <text:p>42292.73</text:p>
          </table:table-cell>
          <table:table-cell table:formula="of:=[.D1043]+1" office:value-type="float" office:value="1037">
            <text:p>1037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044]-([.$J$1]-[.C1044]*([.$A$2]/(4*100))/[.$C$3]);2)" office:value-type="float" office:value="42205.7">
            <text:p>42205.7</text:p>
          </table:table-cell>
          <table:table-cell table:formula="of:=[.D1044]+1" office:value-type="float" office:value="1038">
            <text:p>1038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045]-([.$J$1]-[.C1045]*([.$A$2]/(4*100))/[.$C$3]);2)" office:value-type="float" office:value="42118.59">
            <text:p>42118.59</text:p>
          </table:table-cell>
          <table:table-cell table:formula="of:=[.D1045]+1" office:value-type="float" office:value="1039">
            <text:p>1039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046]-([.$J$1]-[.C1046]*([.$A$2]/(4*100))/[.$C$3]);2)" office:value-type="float" office:value="42031.4">
            <text:p>42031.4</text:p>
          </table:table-cell>
          <table:table-cell table:formula="of:=[.D1046]+1" office:value-type="float" office:value="1040">
            <text:p>1040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047]-([.$J$1]-[.C1047]*([.$A$2]/(4*100))/[.$C$3]);2)" office:value-type="float" office:value="41944.12">
            <text:p>41944.12</text:p>
          </table:table-cell>
          <table:table-cell table:formula="of:=[.D1047]+1" office:value-type="float" office:value="1041">
            <text:p>104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048]-([.$J$1]-[.C1048]*([.$A$2]/(4*100))/[.$C$3]);2)" office:value-type="float" office:value="41856.76">
            <text:p>41856.76</text:p>
          </table:table-cell>
          <table:table-cell table:formula="of:=[.D1048]+1" office:value-type="float" office:value="1042">
            <text:p>1042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049]-([.$J$1]-[.C1049]*([.$A$2]/(4*100))/[.$C$3]);2)" office:value-type="float" office:value="41769.32">
            <text:p>41769.32</text:p>
          </table:table-cell>
          <table:table-cell table:formula="of:=[.D1049]+1" office:value-type="float" office:value="1043">
            <text:p>1043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050]-([.$J$1]-[.C1050]*([.$A$2]/(4*100))/[.$C$3]);2)" office:value-type="float" office:value="41681.8">
            <text:p>41681.8</text:p>
          </table:table-cell>
          <table:table-cell table:formula="of:=[.D1050]+1" office:value-type="float" office:value="1044">
            <text:p>1044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051]-([.$J$1]-[.C1051]*([.$A$2]/(4*100))/[.$C$3]);2)" office:value-type="float" office:value="41594.2">
            <text:p>41594.2</text:p>
          </table:table-cell>
          <table:table-cell table:formula="of:=[.D1051]+1" office:value-type="float" office:value="1045">
            <text:p>104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052]-([.$J$1]-[.C1052]*([.$A$2]/(4*100))/[.$C$3]);2)" office:value-type="float" office:value="41506.51">
            <text:p>41506.51</text:p>
          </table:table-cell>
          <table:table-cell table:formula="of:=[.D1052]+1" office:value-type="float" office:value="1046">
            <text:p>1046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053]-([.$J$1]-[.C1053]*([.$A$2]/(4*100))/[.$C$3]);2)" office:value-type="float" office:value="41418.74">
            <text:p>41418.74</text:p>
          </table:table-cell>
          <table:table-cell table:formula="of:=[.D1053]+1" office:value-type="float" office:value="1047">
            <text:p>1047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054]-([.$J$1]-[.C1054]*([.$A$2]/(4*100))/[.$C$3]);2)" office:value-type="float" office:value="41330.89">
            <text:p>41330.89</text:p>
          </table:table-cell>
          <table:table-cell table:formula="of:=[.D1054]+1" office:value-type="float" office:value="1048">
            <text:p>1048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055]-([.$J$1]-[.C1055]*([.$A$2]/(4*100))/[.$C$3]);2)" office:value-type="float" office:value="41242.96">
            <text:p>41242.96</text:p>
          </table:table-cell>
          <table:table-cell table:formula="of:=[.D1055]+1" office:value-type="float" office:value="1049">
            <text:p>1049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056]-([.$J$1]-[.C1056]*([.$A$2]/(4*100))/[.$C$3]);2)" office:value-type="float" office:value="41154.95">
            <text:p>41154.95</text:p>
          </table:table-cell>
          <table:table-cell table:formula="of:=[.D1056]+1" office:value-type="float" office:value="1050">
            <text:p>1050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057]-([.$J$1]-[.C1057]*([.$A$2]/(4*100))/[.$C$3]);2)" office:value-type="float" office:value="41066.85">
            <text:p>41066.85</text:p>
          </table:table-cell>
          <table:table-cell table:formula="of:=[.D1057]+1" office:value-type="float" office:value="1051">
            <text:p>105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058]-([.$J$1]-[.C1058]*([.$A$2]/(4*100))/[.$C$3]);2)" office:value-type="float" office:value="40978.67">
            <text:p>40978.67</text:p>
          </table:table-cell>
          <table:table-cell table:formula="of:=[.D1058]+1" office:value-type="float" office:value="1052">
            <text:p>1052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059]-([.$J$1]-[.C1059]*([.$A$2]/(4*100))/[.$C$3]);2)" office:value-type="float" office:value="40890.41">
            <text:p>40890.41</text:p>
          </table:table-cell>
          <table:table-cell table:formula="of:=[.D1059]+1" office:value-type="float" office:value="1053">
            <text:p>1053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060]-([.$J$1]-[.C1060]*([.$A$2]/(4*100))/[.$C$3]);2)" office:value-type="float" office:value="40802.06">
            <text:p>40802.06</text:p>
          </table:table-cell>
          <table:table-cell table:formula="of:=[.D1060]+1" office:value-type="float" office:value="1054">
            <text:p>1054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061]-([.$J$1]-[.C1061]*([.$A$2]/(4*100))/[.$C$3]);2)" office:value-type="float" office:value="40713.63">
            <text:p>40713.63</text:p>
          </table:table-cell>
          <table:table-cell table:formula="of:=[.D1061]+1" office:value-type="float" office:value="1055">
            <text:p>105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062]-([.$J$1]-[.C1062]*([.$A$2]/(4*100))/[.$C$3]);2)" office:value-type="float" office:value="40625.12">
            <text:p>40625.12</text:p>
          </table:table-cell>
          <table:table-cell table:formula="of:=[.D1062]+1" office:value-type="float" office:value="1056">
            <text:p>1056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063]-([.$J$1]-[.C1063]*([.$A$2]/(4*100))/[.$C$3]);2)" office:value-type="float" office:value="40536.53">
            <text:p>40536.53</text:p>
          </table:table-cell>
          <table:table-cell table:formula="of:=[.D1063]+1" office:value-type="float" office:value="1057">
            <text:p>1057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064]-([.$J$1]-[.C1064]*([.$A$2]/(4*100))/[.$C$3]);2)" office:value-type="float" office:value="40447.85">
            <text:p>40447.85</text:p>
          </table:table-cell>
          <table:table-cell table:formula="of:=[.D1064]+1" office:value-type="float" office:value="1058">
            <text:p>1058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065]-([.$J$1]-[.C1065]*([.$A$2]/(4*100))/[.$C$3]);2)" office:value-type="float" office:value="40359.09">
            <text:p>40359.09</text:p>
          </table:table-cell>
          <table:table-cell table:formula="of:=[.D1065]+1" office:value-type="float" office:value="1059">
            <text:p>1059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066]-([.$J$1]-[.C1066]*([.$A$2]/(4*100))/[.$C$3]);2)" office:value-type="float" office:value="40270.25">
            <text:p>40270.25</text:p>
          </table:table-cell>
          <table:table-cell table:formula="of:=[.D1066]+1" office:value-type="float" office:value="1060">
            <text:p>1060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067]-([.$J$1]-[.C1067]*([.$A$2]/(4*100))/[.$C$3]);2)" office:value-type="float" office:value="40181.32">
            <text:p>40181.32</text:p>
          </table:table-cell>
          <table:table-cell table:formula="of:=[.D1067]+1" office:value-type="float" office:value="1061">
            <text:p>106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068]-([.$J$1]-[.C1068]*([.$A$2]/(4*100))/[.$C$3]);2)" office:value-type="float" office:value="40092.31">
            <text:p>40092.31</text:p>
          </table:table-cell>
          <table:table-cell table:formula="of:=[.D1068]+1" office:value-type="float" office:value="1062">
            <text:p>1062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069]-([.$J$1]-[.C1069]*([.$A$2]/(4*100))/[.$C$3]);2)" office:value-type="float" office:value="40003.22">
            <text:p>40003.22</text:p>
          </table:table-cell>
          <table:table-cell table:formula="of:=[.D1069]+1" office:value-type="float" office:value="1063">
            <text:p>1063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070]-([.$J$1]-[.C1070]*([.$A$2]/(4*100))/[.$C$3]);2)" office:value-type="float" office:value="39914.04">
            <text:p>39914.04</text:p>
          </table:table-cell>
          <table:table-cell table:formula="of:=[.D1070]+1" office:value-type="float" office:value="1064">
            <text:p>1064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071]-([.$J$1]-[.C1071]*([.$A$2]/(4*100))/[.$C$3]);2)" office:value-type="float" office:value="39824.78">
            <text:p>39824.78</text:p>
          </table:table-cell>
          <table:table-cell table:formula="of:=[.D1071]+1" office:value-type="float" office:value="1065">
            <text:p>106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072]-([.$J$1]-[.C1072]*([.$A$2]/(4*100))/[.$C$3]);2)" office:value-type="float" office:value="39735.44">
            <text:p>39735.44</text:p>
          </table:table-cell>
          <table:table-cell table:formula="of:=[.D1072]+1" office:value-type="float" office:value="1066">
            <text:p>1066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073]-([.$J$1]-[.C1073]*([.$A$2]/(4*100))/[.$C$3]);2)" office:value-type="float" office:value="39646.01">
            <text:p>39646.01</text:p>
          </table:table-cell>
          <table:table-cell table:formula="of:=[.D1073]+1" office:value-type="float" office:value="1067">
            <text:p>1067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074]-([.$J$1]-[.C1074]*([.$A$2]/(4*100))/[.$C$3]);2)" office:value-type="float" office:value="39556.5">
            <text:p>39556.5</text:p>
          </table:table-cell>
          <table:table-cell table:formula="of:=[.D1074]+1" office:value-type="float" office:value="1068">
            <text:p>1068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075]-([.$J$1]-[.C1075]*([.$A$2]/(4*100))/[.$C$3]);2)" office:value-type="float" office:value="39466.9">
            <text:p>39466.9</text:p>
          </table:table-cell>
          <table:table-cell table:formula="of:=[.D1075]+1" office:value-type="float" office:value="1069">
            <text:p>1069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076]-([.$J$1]-[.C1076]*([.$A$2]/(4*100))/[.$C$3]);2)" office:value-type="float" office:value="39377.22">
            <text:p>39377.22</text:p>
          </table:table-cell>
          <table:table-cell table:formula="of:=[.D1076]+1" office:value-type="float" office:value="1070">
            <text:p>1070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077]-([.$J$1]-[.C1077]*([.$A$2]/(4*100))/[.$C$3]);2)" office:value-type="float" office:value="39287.46">
            <text:p>39287.46</text:p>
          </table:table-cell>
          <table:table-cell table:formula="of:=[.D1077]+1" office:value-type="float" office:value="1071">
            <text:p>107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078]-([.$J$1]-[.C1078]*([.$A$2]/(4*100))/[.$C$3]);2)" office:value-type="float" office:value="39197.61">
            <text:p>39197.61</text:p>
          </table:table-cell>
          <table:table-cell table:formula="of:=[.D1078]+1" office:value-type="float" office:value="1072">
            <text:p>1072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079]-([.$J$1]-[.C1079]*([.$A$2]/(4*100))/[.$C$3]);2)" office:value-type="float" office:value="39107.68">
            <text:p>39107.68</text:p>
          </table:table-cell>
          <table:table-cell table:formula="of:=[.D1079]+1" office:value-type="float" office:value="1073">
            <text:p>1073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080]-([.$J$1]-[.C1080]*([.$A$2]/(4*100))/[.$C$3]);2)" office:value-type="float" office:value="39017.66">
            <text:p>39017.66</text:p>
          </table:table-cell>
          <table:table-cell table:formula="of:=[.D1080]+1" office:value-type="float" office:value="1074">
            <text:p>1074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081]-([.$J$1]-[.C1081]*([.$A$2]/(4*100))/[.$C$3]);2)" office:value-type="float" office:value="38927.56">
            <text:p>38927.56</text:p>
          </table:table-cell>
          <table:table-cell table:formula="of:=[.D1081]+1" office:value-type="float" office:value="1075">
            <text:p>107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082]-([.$J$1]-[.C1082]*([.$A$2]/(4*100))/[.$C$3]);2)" office:value-type="float" office:value="38837.37">
            <text:p>38837.37</text:p>
          </table:table-cell>
          <table:table-cell table:formula="of:=[.D1082]+1" office:value-type="float" office:value="1076">
            <text:p>1076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083]-([.$J$1]-[.C1083]*([.$A$2]/(4*100))/[.$C$3]);2)" office:value-type="float" office:value="38747.1">
            <text:p>38747.1</text:p>
          </table:table-cell>
          <table:table-cell table:formula="of:=[.D1083]+1" office:value-type="float" office:value="1077">
            <text:p>1077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084]-([.$J$1]-[.C1084]*([.$A$2]/(4*100))/[.$C$3]);2)" office:value-type="float" office:value="38656.75">
            <text:p>38656.75</text:p>
          </table:table-cell>
          <table:table-cell table:formula="of:=[.D1084]+1" office:value-type="float" office:value="1078">
            <text:p>1078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085]-([.$J$1]-[.C1085]*([.$A$2]/(4*100))/[.$C$3]);2)" office:value-type="float" office:value="38566.31">
            <text:p>38566.31</text:p>
          </table:table-cell>
          <table:table-cell table:formula="of:=[.D1085]+1" office:value-type="float" office:value="1079">
            <text:p>1079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086]-([.$J$1]-[.C1086]*([.$A$2]/(4*100))/[.$C$3]);2)" office:value-type="float" office:value="38475.79">
            <text:p>38475.79</text:p>
          </table:table-cell>
          <table:table-cell table:formula="of:=[.D1086]+1" office:value-type="float" office:value="1080">
            <text:p>1080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087]-([.$J$1]-[.C1087]*([.$A$2]/(4*100))/[.$C$3]);2)" office:value-type="float" office:value="38385.18">
            <text:p>38385.18</text:p>
          </table:table-cell>
          <table:table-cell table:formula="of:=[.D1087]+1" office:value-type="float" office:value="1081">
            <text:p>108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088]-([.$J$1]-[.C1088]*([.$A$2]/(4*100))/[.$C$3]);2)" office:value-type="float" office:value="38294.49">
            <text:p>38294.49</text:p>
          </table:table-cell>
          <table:table-cell table:formula="of:=[.D1088]+1" office:value-type="float" office:value="1082">
            <text:p>1082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089]-([.$J$1]-[.C1089]*([.$A$2]/(4*100))/[.$C$3]);2)" office:value-type="float" office:value="38203.71">
            <text:p>38203.71</text:p>
          </table:table-cell>
          <table:table-cell table:formula="of:=[.D1089]+1" office:value-type="float" office:value="1083">
            <text:p>1083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090]-([.$J$1]-[.C1090]*([.$A$2]/(4*100))/[.$C$3]);2)" office:value-type="float" office:value="38112.85">
            <text:p>38112.85</text:p>
          </table:table-cell>
          <table:table-cell table:formula="of:=[.D1090]+1" office:value-type="float" office:value="1084">
            <text:p>1084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091]-([.$J$1]-[.C1091]*([.$A$2]/(4*100))/[.$C$3]);2)" office:value-type="float" office:value="38021.9">
            <text:p>38021.9</text:p>
          </table:table-cell>
          <table:table-cell table:formula="of:=[.D1091]+1" office:value-type="float" office:value="1085">
            <text:p>108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092]-([.$J$1]-[.C1092]*([.$A$2]/(4*100))/[.$C$3]);2)" office:value-type="float" office:value="37930.87">
            <text:p>37930.87</text:p>
          </table:table-cell>
          <table:table-cell table:formula="of:=[.D1092]+1" office:value-type="float" office:value="1086">
            <text:p>1086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093]-([.$J$1]-[.C1093]*([.$A$2]/(4*100))/[.$C$3]);2)" office:value-type="float" office:value="37839.75">
            <text:p>37839.75</text:p>
          </table:table-cell>
          <table:table-cell table:formula="of:=[.D1093]+1" office:value-type="float" office:value="1087">
            <text:p>1087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094]-([.$J$1]-[.C1094]*([.$A$2]/(4*100))/[.$C$3]);2)" office:value-type="float" office:value="37748.54">
            <text:p>37748.54</text:p>
          </table:table-cell>
          <table:table-cell table:formula="of:=[.D1094]+1" office:value-type="float" office:value="1088">
            <text:p>1088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095]-([.$J$1]-[.C1095]*([.$A$2]/(4*100))/[.$C$3]);2)" office:value-type="float" office:value="37657.25">
            <text:p>37657.25</text:p>
          </table:table-cell>
          <table:table-cell table:formula="of:=[.D1095]+1" office:value-type="float" office:value="1089">
            <text:p>1089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096]-([.$J$1]-[.C1096]*([.$A$2]/(4*100))/[.$C$3]);2)" office:value-type="float" office:value="37565.87">
            <text:p>37565.87</text:p>
          </table:table-cell>
          <table:table-cell table:formula="of:=[.D1096]+1" office:value-type="float" office:value="1090">
            <text:p>1090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097]-([.$J$1]-[.C1097]*([.$A$2]/(4*100))/[.$C$3]);2)" office:value-type="float" office:value="37474.41">
            <text:p>37474.41</text:p>
          </table:table-cell>
          <table:table-cell table:formula="of:=[.D1097]+1" office:value-type="float" office:value="1091">
            <text:p>109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098]-([.$J$1]-[.C1098]*([.$A$2]/(4*100))/[.$C$3]);2)" office:value-type="float" office:value="37382.86">
            <text:p>37382.86</text:p>
          </table:table-cell>
          <table:table-cell table:formula="of:=[.D1098]+1" office:value-type="float" office:value="1092">
            <text:p>1092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099]-([.$J$1]-[.C1099]*([.$A$2]/(4*100))/[.$C$3]);2)" office:value-type="float" office:value="37291.23">
            <text:p>37291.23</text:p>
          </table:table-cell>
          <table:table-cell table:formula="of:=[.D1099]+1" office:value-type="float" office:value="1093">
            <text:p>1093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100]-([.$J$1]-[.C1100]*([.$A$2]/(4*100))/[.$C$3]);2)" office:value-type="float" office:value="37199.51">
            <text:p>37199.51</text:p>
          </table:table-cell>
          <table:table-cell table:formula="of:=[.D1100]+1" office:value-type="float" office:value="1094">
            <text:p>1094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101]-([.$J$1]-[.C1101]*([.$A$2]/(4*100))/[.$C$3]);2)" office:value-type="float" office:value="37107.7">
            <text:p>37107.7</text:p>
          </table:table-cell>
          <table:table-cell table:formula="of:=[.D1101]+1" office:value-type="float" office:value="1095">
            <text:p>109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102]-([.$J$1]-[.C1102]*([.$A$2]/(4*100))/[.$C$3]);2)" office:value-type="float" office:value="37015.81">
            <text:p>37015.81</text:p>
          </table:table-cell>
          <table:table-cell table:formula="of:=[.D1102]+1" office:value-type="float" office:value="1096">
            <text:p>1096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103]-([.$J$1]-[.C1103]*([.$A$2]/(4*100))/[.$C$3]);2)" office:value-type="float" office:value="36923.83">
            <text:p>36923.83</text:p>
          </table:table-cell>
          <table:table-cell table:formula="of:=[.D1103]+1" office:value-type="float" office:value="1097">
            <text:p>1097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104]-([.$J$1]-[.C1104]*([.$A$2]/(4*100))/[.$C$3]);2)" office:value-type="float" office:value="36831.77">
            <text:p>36831.77</text:p>
          </table:table-cell>
          <table:table-cell table:formula="of:=[.D1104]+1" office:value-type="float" office:value="1098">
            <text:p>1098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105]-([.$J$1]-[.C1105]*([.$A$2]/(4*100))/[.$C$3]);2)" office:value-type="float" office:value="36739.62">
            <text:p>36739.62</text:p>
          </table:table-cell>
          <table:table-cell table:formula="of:=[.D1105]+1" office:value-type="float" office:value="1099">
            <text:p>1099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106]-([.$J$1]-[.C1106]*([.$A$2]/(4*100))/[.$C$3]);2)" office:value-type="float" office:value="36647.38">
            <text:p>36647.38</text:p>
          </table:table-cell>
          <table:table-cell table:formula="of:=[.D1106]+1" office:value-type="float" office:value="1100">
            <text:p>1100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107]-([.$J$1]-[.C1107]*([.$A$2]/(4*100))/[.$C$3]);2)" office:value-type="float" office:value="36555.06">
            <text:p>36555.06</text:p>
          </table:table-cell>
          <table:table-cell table:formula="of:=[.D1107]+1" office:value-type="float" office:value="1101">
            <text:p>110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108]-([.$J$1]-[.C1108]*([.$A$2]/(4*100))/[.$C$3]);2)" office:value-type="float" office:value="36462.65">
            <text:p>36462.65</text:p>
          </table:table-cell>
          <table:table-cell table:formula="of:=[.D1108]+1" office:value-type="float" office:value="1102">
            <text:p>1102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109]-([.$J$1]-[.C1109]*([.$A$2]/(4*100))/[.$C$3]);2)" office:value-type="float" office:value="36370.15">
            <text:p>36370.15</text:p>
          </table:table-cell>
          <table:table-cell table:formula="of:=[.D1109]+1" office:value-type="float" office:value="1103">
            <text:p>1103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110]-([.$J$1]-[.C1110]*([.$A$2]/(4*100))/[.$C$3]);2)" office:value-type="float" office:value="36277.57">
            <text:p>36277.57</text:p>
          </table:table-cell>
          <table:table-cell table:formula="of:=[.D1110]+1" office:value-type="float" office:value="1104">
            <text:p>1104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111]-([.$J$1]-[.C1111]*([.$A$2]/(4*100))/[.$C$3]);2)" office:value-type="float" office:value="36184.9">
            <text:p>36184.9</text:p>
          </table:table-cell>
          <table:table-cell table:formula="of:=[.D1111]+1" office:value-type="float" office:value="1105">
            <text:p>110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112]-([.$J$1]-[.C1112]*([.$A$2]/(4*100))/[.$C$3]);2)" office:value-type="float" office:value="36092.14">
            <text:p>36092.14</text:p>
          </table:table-cell>
          <table:table-cell table:formula="of:=[.D1112]+1" office:value-type="float" office:value="1106">
            <text:p>1106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113]-([.$J$1]-[.C1113]*([.$A$2]/(4*100))/[.$C$3]);2)" office:value-type="float" office:value="35999.3">
            <text:p>35999.3</text:p>
          </table:table-cell>
          <table:table-cell table:formula="of:=[.D1113]+1" office:value-type="float" office:value="1107">
            <text:p>1107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114]-([.$J$1]-[.C1114]*([.$A$2]/(4*100))/[.$C$3]);2)" office:value-type="float" office:value="35906.37">
            <text:p>35906.37</text:p>
          </table:table-cell>
          <table:table-cell table:formula="of:=[.D1114]+1" office:value-type="float" office:value="1108">
            <text:p>1108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115]-([.$J$1]-[.C1115]*([.$A$2]/(4*100))/[.$C$3]);2)" office:value-type="float" office:value="35813.35">
            <text:p>35813.35</text:p>
          </table:table-cell>
          <table:table-cell table:formula="of:=[.D1115]+1" office:value-type="float" office:value="1109">
            <text:p>1109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116]-([.$J$1]-[.C1116]*([.$A$2]/(4*100))/[.$C$3]);2)" office:value-type="float" office:value="35720.25">
            <text:p>35720.25</text:p>
          </table:table-cell>
          <table:table-cell table:formula="of:=[.D1116]+1" office:value-type="float" office:value="1110">
            <text:p>1110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117]-([.$J$1]-[.C1117]*([.$A$2]/(4*100))/[.$C$3]);2)" office:value-type="float" office:value="35627.06">
            <text:p>35627.06</text:p>
          </table:table-cell>
          <table:table-cell table:formula="of:=[.D1117]+1" office:value-type="float" office:value="1111">
            <text:p>111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118]-([.$J$1]-[.C1118]*([.$A$2]/(4*100))/[.$C$3]);2)" office:value-type="float" office:value="35533.78">
            <text:p>35533.78</text:p>
          </table:table-cell>
          <table:table-cell table:formula="of:=[.D1118]+1" office:value-type="float" office:value="1112">
            <text:p>1112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119]-([.$J$1]-[.C1119]*([.$A$2]/(4*100))/[.$C$3]);2)" office:value-type="float" office:value="35440.41">
            <text:p>35440.41</text:p>
          </table:table-cell>
          <table:table-cell table:formula="of:=[.D1119]+1" office:value-type="float" office:value="1113">
            <text:p>1113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120]-([.$J$1]-[.C1120]*([.$A$2]/(4*100))/[.$C$3]);2)" office:value-type="float" office:value="35346.96">
            <text:p>35346.96</text:p>
          </table:table-cell>
          <table:table-cell table:formula="of:=[.D1120]+1" office:value-type="float" office:value="1114">
            <text:p>1114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121]-([.$J$1]-[.C1121]*([.$A$2]/(4*100))/[.$C$3]);2)" office:value-type="float" office:value="35253.42">
            <text:p>35253.42</text:p>
          </table:table-cell>
          <table:table-cell table:formula="of:=[.D1121]+1" office:value-type="float" office:value="1115">
            <text:p>111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122]-([.$J$1]-[.C1122]*([.$A$2]/(4*100))/[.$C$3]);2)" office:value-type="float" office:value="35159.79">
            <text:p>35159.79</text:p>
          </table:table-cell>
          <table:table-cell table:formula="of:=[.D1122]+1" office:value-type="float" office:value="1116">
            <text:p>1116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123]-([.$J$1]-[.C1123]*([.$A$2]/(4*100))/[.$C$3]);2)" office:value-type="float" office:value="35066.07">
            <text:p>35066.07</text:p>
          </table:table-cell>
          <table:table-cell table:formula="of:=[.D1123]+1" office:value-type="float" office:value="1117">
            <text:p>1117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124]-([.$J$1]-[.C1124]*([.$A$2]/(4*100))/[.$C$3]);2)" office:value-type="float" office:value="34972.26">
            <text:p>34972.26</text:p>
          </table:table-cell>
          <table:table-cell table:formula="of:=[.D1124]+1" office:value-type="float" office:value="1118">
            <text:p>1118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125]-([.$J$1]-[.C1125]*([.$A$2]/(4*100))/[.$C$3]);2)" office:value-type="float" office:value="34878.37">
            <text:p>34878.37</text:p>
          </table:table-cell>
          <table:table-cell table:formula="of:=[.D1125]+1" office:value-type="float" office:value="1119">
            <text:p>1119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126]-([.$J$1]-[.C1126]*([.$A$2]/(4*100))/[.$C$3]);2)" office:value-type="float" office:value="34784.39">
            <text:p>34784.39</text:p>
          </table:table-cell>
          <table:table-cell table:formula="of:=[.D1126]+1" office:value-type="float" office:value="1120">
            <text:p>1120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127]-([.$J$1]-[.C1127]*([.$A$2]/(4*100))/[.$C$3]);2)" office:value-type="float" office:value="34690.32">
            <text:p>34690.32</text:p>
          </table:table-cell>
          <table:table-cell table:formula="of:=[.D1127]+1" office:value-type="float" office:value="1121">
            <text:p>112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128]-([.$J$1]-[.C1128]*([.$A$2]/(4*100))/[.$C$3]);2)" office:value-type="float" office:value="34596.16">
            <text:p>34596.16</text:p>
          </table:table-cell>
          <table:table-cell table:formula="of:=[.D1128]+1" office:value-type="float" office:value="1122">
            <text:p>1122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129]-([.$J$1]-[.C1129]*([.$A$2]/(4*100))/[.$C$3]);2)" office:value-type="float" office:value="34501.91">
            <text:p>34501.91</text:p>
          </table:table-cell>
          <table:table-cell table:formula="of:=[.D1129]+1" office:value-type="float" office:value="1123">
            <text:p>1123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130]-([.$J$1]-[.C1130]*([.$A$2]/(4*100))/[.$C$3]);2)" office:value-type="float" office:value="34407.58">
            <text:p>34407.58</text:p>
          </table:table-cell>
          <table:table-cell table:formula="of:=[.D1130]+1" office:value-type="float" office:value="1124">
            <text:p>1124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131]-([.$J$1]-[.C1131]*([.$A$2]/(4*100))/[.$C$3]);2)" office:value-type="float" office:value="34313.16">
            <text:p>34313.16</text:p>
          </table:table-cell>
          <table:table-cell table:formula="of:=[.D1131]+1" office:value-type="float" office:value="1125">
            <text:p>112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132]-([.$J$1]-[.C1132]*([.$A$2]/(4*100))/[.$C$3]);2)" office:value-type="float" office:value="34218.65">
            <text:p>34218.65</text:p>
          </table:table-cell>
          <table:table-cell table:formula="of:=[.D1132]+1" office:value-type="float" office:value="1126">
            <text:p>1126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133]-([.$J$1]-[.C1133]*([.$A$2]/(4*100))/[.$C$3]);2)" office:value-type="float" office:value="34124.05">
            <text:p>34124.05</text:p>
          </table:table-cell>
          <table:table-cell table:formula="of:=[.D1133]+1" office:value-type="float" office:value="1127">
            <text:p>1127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134]-([.$J$1]-[.C1134]*([.$A$2]/(4*100))/[.$C$3]);2)" office:value-type="float" office:value="34029.36">
            <text:p>34029.36</text:p>
          </table:table-cell>
          <table:table-cell table:formula="of:=[.D1134]+1" office:value-type="float" office:value="1128">
            <text:p>1128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135]-([.$J$1]-[.C1135]*([.$A$2]/(4*100))/[.$C$3]);2)" office:value-type="float" office:value="33934.58">
            <text:p>33934.58</text:p>
          </table:table-cell>
          <table:table-cell table:formula="of:=[.D1135]+1" office:value-type="float" office:value="1129">
            <text:p>1129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136]-([.$J$1]-[.C1136]*([.$A$2]/(4*100))/[.$C$3]);2)" office:value-type="float" office:value="33839.71">
            <text:p>33839.71</text:p>
          </table:table-cell>
          <table:table-cell table:formula="of:=[.D1136]+1" office:value-type="float" office:value="1130">
            <text:p>1130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137]-([.$J$1]-[.C1137]*([.$A$2]/(4*100))/[.$C$3]);2)" office:value-type="float" office:value="33744.75">
            <text:p>33744.75</text:p>
          </table:table-cell>
          <table:table-cell table:formula="of:=[.D1137]+1" office:value-type="float" office:value="1131">
            <text:p>113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138]-([.$J$1]-[.C1138]*([.$A$2]/(4*100))/[.$C$3]);2)" office:value-type="float" office:value="33649.71">
            <text:p>33649.71</text:p>
          </table:table-cell>
          <table:table-cell table:formula="of:=[.D1138]+1" office:value-type="float" office:value="1132">
            <text:p>1132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139]-([.$J$1]-[.C1139]*([.$A$2]/(4*100))/[.$C$3]);2)" office:value-type="float" office:value="33554.58">
            <text:p>33554.58</text:p>
          </table:table-cell>
          <table:table-cell table:formula="of:=[.D1139]+1" office:value-type="float" office:value="1133">
            <text:p>1133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140]-([.$J$1]-[.C1140]*([.$A$2]/(4*100))/[.$C$3]);2)" office:value-type="float" office:value="33459.36">
            <text:p>33459.36</text:p>
          </table:table-cell>
          <table:table-cell table:formula="of:=[.D1140]+1" office:value-type="float" office:value="1134">
            <text:p>1134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141]-([.$J$1]-[.C1141]*([.$A$2]/(4*100))/[.$C$3]);2)" office:value-type="float" office:value="33364.05">
            <text:p>33364.05</text:p>
          </table:table-cell>
          <table:table-cell table:formula="of:=[.D1141]+1" office:value-type="float" office:value="1135">
            <text:p>113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142]-([.$J$1]-[.C1142]*([.$A$2]/(4*100))/[.$C$3]);2)" office:value-type="float" office:value="33268.65">
            <text:p>33268.65</text:p>
          </table:table-cell>
          <table:table-cell table:formula="of:=[.D1142]+1" office:value-type="float" office:value="1136">
            <text:p>1136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143]-([.$J$1]-[.C1143]*([.$A$2]/(4*100))/[.$C$3]);2)" office:value-type="float" office:value="33173.16">
            <text:p>33173.16</text:p>
          </table:table-cell>
          <table:table-cell table:formula="of:=[.D1143]+1" office:value-type="float" office:value="1137">
            <text:p>1137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144]-([.$J$1]-[.C1144]*([.$A$2]/(4*100))/[.$C$3]);2)" office:value-type="float" office:value="33077.58">
            <text:p>33077.58</text:p>
          </table:table-cell>
          <table:table-cell table:formula="of:=[.D1144]+1" office:value-type="float" office:value="1138">
            <text:p>1138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145]-([.$J$1]-[.C1145]*([.$A$2]/(4*100))/[.$C$3]);2)" office:value-type="float" office:value="32981.91">
            <text:p>32981.91</text:p>
          </table:table-cell>
          <table:table-cell table:formula="of:=[.D1145]+1" office:value-type="float" office:value="1139">
            <text:p>1139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146]-([.$J$1]-[.C1146]*([.$A$2]/(4*100))/[.$C$3]);2)" office:value-type="float" office:value="32886.15">
            <text:p>32886.15</text:p>
          </table:table-cell>
          <table:table-cell table:formula="of:=[.D1146]+1" office:value-type="float" office:value="1140">
            <text:p>1140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147]-([.$J$1]-[.C1147]*([.$A$2]/(4*100))/[.$C$3]);2)" office:value-type="float" office:value="32790.3">
            <text:p>32790.3</text:p>
          </table:table-cell>
          <table:table-cell table:formula="of:=[.D1147]+1" office:value-type="float" office:value="1141">
            <text:p>114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148]-([.$J$1]-[.C1148]*([.$A$2]/(4*100))/[.$C$3]);2)" office:value-type="float" office:value="32694.36">
            <text:p>32694.36</text:p>
          </table:table-cell>
          <table:table-cell table:formula="of:=[.D1148]+1" office:value-type="float" office:value="1142">
            <text:p>1142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149]-([.$J$1]-[.C1149]*([.$A$2]/(4*100))/[.$C$3]);2)" office:value-type="float" office:value="32598.33">
            <text:p>32598.33</text:p>
          </table:table-cell>
          <table:table-cell table:formula="of:=[.D1149]+1" office:value-type="float" office:value="1143">
            <text:p>1143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150]-([.$J$1]-[.C1150]*([.$A$2]/(4*100))/[.$C$3]);2)" office:value-type="float" office:value="32502.21">
            <text:p>32502.21</text:p>
          </table:table-cell>
          <table:table-cell table:formula="of:=[.D1150]+1" office:value-type="float" office:value="1144">
            <text:p>1144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151]-([.$J$1]-[.C1151]*([.$A$2]/(4*100))/[.$C$3]);2)" office:value-type="float" office:value="32406">
            <text:p>32406</text:p>
          </table:table-cell>
          <table:table-cell table:formula="of:=[.D1151]+1" office:value-type="float" office:value="1145">
            <text:p>114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152]-([.$J$1]-[.C1152]*([.$A$2]/(4*100))/[.$C$3]);2)" office:value-type="float" office:value="32309.7">
            <text:p>32309.7</text:p>
          </table:table-cell>
          <table:table-cell table:formula="of:=[.D1152]+1" office:value-type="float" office:value="1146">
            <text:p>1146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153]-([.$J$1]-[.C1153]*([.$A$2]/(4*100))/[.$C$3]);2)" office:value-type="float" office:value="32213.31">
            <text:p>32213.31</text:p>
          </table:table-cell>
          <table:table-cell table:formula="of:=[.D1153]+1" office:value-type="float" office:value="1147">
            <text:p>1147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154]-([.$J$1]-[.C1154]*([.$A$2]/(4*100))/[.$C$3]);2)" office:value-type="float" office:value="32116.83">
            <text:p>32116.83</text:p>
          </table:table-cell>
          <table:table-cell table:formula="of:=[.D1154]+1" office:value-type="float" office:value="1148">
            <text:p>1148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155]-([.$J$1]-[.C1155]*([.$A$2]/(4*100))/[.$C$3]);2)" office:value-type="float" office:value="32020.26">
            <text:p>32020.26</text:p>
          </table:table-cell>
          <table:table-cell table:formula="of:=[.D1155]+1" office:value-type="float" office:value="1149">
            <text:p>1149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156]-([.$J$1]-[.C1156]*([.$A$2]/(4*100))/[.$C$3]);2)" office:value-type="float" office:value="31923.6">
            <text:p>31923.6</text:p>
          </table:table-cell>
          <table:table-cell table:formula="of:=[.D1156]+1" office:value-type="float" office:value="1150">
            <text:p>1150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157]-([.$J$1]-[.C1157]*([.$A$2]/(4*100))/[.$C$3]);2)" office:value-type="float" office:value="31826.85">
            <text:p>31826.85</text:p>
          </table:table-cell>
          <table:table-cell table:formula="of:=[.D1157]+1" office:value-type="float" office:value="1151">
            <text:p>115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158]-([.$J$1]-[.C1158]*([.$A$2]/(4*100))/[.$C$3]);2)" office:value-type="float" office:value="31730.01">
            <text:p>31730.01</text:p>
          </table:table-cell>
          <table:table-cell table:formula="of:=[.D1158]+1" office:value-type="float" office:value="1152">
            <text:p>1152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159]-([.$J$1]-[.C1159]*([.$A$2]/(4*100))/[.$C$3]);2)" office:value-type="float" office:value="31633.08">
            <text:p>31633.08</text:p>
          </table:table-cell>
          <table:table-cell table:formula="of:=[.D1159]+1" office:value-type="float" office:value="1153">
            <text:p>1153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160]-([.$J$1]-[.C1160]*([.$A$2]/(4*100))/[.$C$3]);2)" office:value-type="float" office:value="31536.06">
            <text:p>31536.06</text:p>
          </table:table-cell>
          <table:table-cell table:formula="of:=[.D1160]+1" office:value-type="float" office:value="1154">
            <text:p>1154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161]-([.$J$1]-[.C1161]*([.$A$2]/(4*100))/[.$C$3]);2)" office:value-type="float" office:value="31438.95">
            <text:p>31438.95</text:p>
          </table:table-cell>
          <table:table-cell table:formula="of:=[.D1161]+1" office:value-type="float" office:value="1155">
            <text:p>115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162]-([.$J$1]-[.C1162]*([.$A$2]/(4*100))/[.$C$3]);2)" office:value-type="float" office:value="31341.74">
            <text:p>31341.74</text:p>
          </table:table-cell>
          <table:table-cell table:formula="of:=[.D1162]+1" office:value-type="float" office:value="1156">
            <text:p>1156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163]-([.$J$1]-[.C1163]*([.$A$2]/(4*100))/[.$C$3]);2)" office:value-type="float" office:value="31244.44">
            <text:p>31244.44</text:p>
          </table:table-cell>
          <table:table-cell table:formula="of:=[.D1163]+1" office:value-type="float" office:value="1157">
            <text:p>1157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164]-([.$J$1]-[.C1164]*([.$A$2]/(4*100))/[.$C$3]);2)" office:value-type="float" office:value="31147.05">
            <text:p>31147.05</text:p>
          </table:table-cell>
          <table:table-cell table:formula="of:=[.D1164]+1" office:value-type="float" office:value="1158">
            <text:p>1158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165]-([.$J$1]-[.C1165]*([.$A$2]/(4*100))/[.$C$3]);2)" office:value-type="float" office:value="31049.57">
            <text:p>31049.57</text:p>
          </table:table-cell>
          <table:table-cell table:formula="of:=[.D1165]+1" office:value-type="float" office:value="1159">
            <text:p>1159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166]-([.$J$1]-[.C1166]*([.$A$2]/(4*100))/[.$C$3]);2)" office:value-type="float" office:value="30952">
            <text:p>30952</text:p>
          </table:table-cell>
          <table:table-cell table:formula="of:=[.D1166]+1" office:value-type="float" office:value="1160">
            <text:p>1160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167]-([.$J$1]-[.C1167]*([.$A$2]/(4*100))/[.$C$3]);2)" office:value-type="float" office:value="30854.34">
            <text:p>30854.34</text:p>
          </table:table-cell>
          <table:table-cell table:formula="of:=[.D1167]+1" office:value-type="float" office:value="1161">
            <text:p>116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168]-([.$J$1]-[.C1168]*([.$A$2]/(4*100))/[.$C$3]);2)" office:value-type="float" office:value="30756.59">
            <text:p>30756.59</text:p>
          </table:table-cell>
          <table:table-cell table:formula="of:=[.D1168]+1" office:value-type="float" office:value="1162">
            <text:p>1162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169]-([.$J$1]-[.C1169]*([.$A$2]/(4*100))/[.$C$3]);2)" office:value-type="float" office:value="30658.74">
            <text:p>30658.74</text:p>
          </table:table-cell>
          <table:table-cell table:formula="of:=[.D1169]+1" office:value-type="float" office:value="1163">
            <text:p>1163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170]-([.$J$1]-[.C1170]*([.$A$2]/(4*100))/[.$C$3]);2)" office:value-type="float" office:value="30560.8">
            <text:p>30560.8</text:p>
          </table:table-cell>
          <table:table-cell table:formula="of:=[.D1170]+1" office:value-type="float" office:value="1164">
            <text:p>1164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171]-([.$J$1]-[.C1171]*([.$A$2]/(4*100))/[.$C$3]);2)" office:value-type="float" office:value="30462.77">
            <text:p>30462.77</text:p>
          </table:table-cell>
          <table:table-cell table:formula="of:=[.D1171]+1" office:value-type="float" office:value="1165">
            <text:p>116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172]-([.$J$1]-[.C1172]*([.$A$2]/(4*100))/[.$C$3]);2)" office:value-type="float" office:value="30364.65">
            <text:p>30364.65</text:p>
          </table:table-cell>
          <table:table-cell table:formula="of:=[.D1172]+1" office:value-type="float" office:value="1166">
            <text:p>1166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173]-([.$J$1]-[.C1173]*([.$A$2]/(4*100))/[.$C$3]);2)" office:value-type="float" office:value="30266.44">
            <text:p>30266.44</text:p>
          </table:table-cell>
          <table:table-cell table:formula="of:=[.D1173]+1" office:value-type="float" office:value="1167">
            <text:p>1167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174]-([.$J$1]-[.C1174]*([.$A$2]/(4*100))/[.$C$3]);2)" office:value-type="float" office:value="30168.13">
            <text:p>30168.13</text:p>
          </table:table-cell>
          <table:table-cell table:formula="of:=[.D1174]+1" office:value-type="float" office:value="1168">
            <text:p>1168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175]-([.$J$1]-[.C1175]*([.$A$2]/(4*100))/[.$C$3]);2)" office:value-type="float" office:value="30069.73">
            <text:p>30069.73</text:p>
          </table:table-cell>
          <table:table-cell table:formula="of:=[.D1175]+1" office:value-type="float" office:value="1169">
            <text:p>1169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176]-([.$J$1]-[.C1176]*([.$A$2]/(4*100))/[.$C$3]);2)" office:value-type="float" office:value="29971.24">
            <text:p>29971.24</text:p>
          </table:table-cell>
          <table:table-cell table:formula="of:=[.D1176]+1" office:value-type="float" office:value="1170">
            <text:p>1170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177]-([.$J$1]-[.C1177]*([.$A$2]/(4*100))/[.$C$3]);2)" office:value-type="float" office:value="29872.66">
            <text:p>29872.66</text:p>
          </table:table-cell>
          <table:table-cell table:formula="of:=[.D1177]+1" office:value-type="float" office:value="1171">
            <text:p>117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178]-([.$J$1]-[.C1178]*([.$A$2]/(4*100))/[.$C$3]);2)" office:value-type="float" office:value="29773.99">
            <text:p>29773.99</text:p>
          </table:table-cell>
          <table:table-cell table:formula="of:=[.D1178]+1" office:value-type="float" office:value="1172">
            <text:p>1172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179]-([.$J$1]-[.C1179]*([.$A$2]/(4*100))/[.$C$3]);2)" office:value-type="float" office:value="29675.22">
            <text:p>29675.22</text:p>
          </table:table-cell>
          <table:table-cell table:formula="of:=[.D1179]+1" office:value-type="float" office:value="1173">
            <text:p>1173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180]-([.$J$1]-[.C1180]*([.$A$2]/(4*100))/[.$C$3]);2)" office:value-type="float" office:value="29576.36">
            <text:p>29576.36</text:p>
          </table:table-cell>
          <table:table-cell table:formula="of:=[.D1180]+1" office:value-type="float" office:value="1174">
            <text:p>1174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181]-([.$J$1]-[.C1181]*([.$A$2]/(4*100))/[.$C$3]);2)" office:value-type="float" office:value="29477.41">
            <text:p>29477.41</text:p>
          </table:table-cell>
          <table:table-cell table:formula="of:=[.D1181]+1" office:value-type="float" office:value="1175">
            <text:p>117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182]-([.$J$1]-[.C1182]*([.$A$2]/(4*100))/[.$C$3]);2)" office:value-type="float" office:value="29378.37">
            <text:p>29378.37</text:p>
          </table:table-cell>
          <table:table-cell table:formula="of:=[.D1182]+1" office:value-type="float" office:value="1176">
            <text:p>1176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183]-([.$J$1]-[.C1183]*([.$A$2]/(4*100))/[.$C$3]);2)" office:value-type="float" office:value="29279.23">
            <text:p>29279.23</text:p>
          </table:table-cell>
          <table:table-cell table:formula="of:=[.D1183]+1" office:value-type="float" office:value="1177">
            <text:p>1177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184]-([.$J$1]-[.C1184]*([.$A$2]/(4*100))/[.$C$3]);2)" office:value-type="float" office:value="29180">
            <text:p>29180</text:p>
          </table:table-cell>
          <table:table-cell table:formula="of:=[.D1184]+1" office:value-type="float" office:value="1178">
            <text:p>1178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185]-([.$J$1]-[.C1185]*([.$A$2]/(4*100))/[.$C$3]);2)" office:value-type="float" office:value="29080.68">
            <text:p>29080.68</text:p>
          </table:table-cell>
          <table:table-cell table:formula="of:=[.D1185]+1" office:value-type="float" office:value="1179">
            <text:p>1179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186]-([.$J$1]-[.C1186]*([.$A$2]/(4*100))/[.$C$3]);2)" office:value-type="float" office:value="28981.26">
            <text:p>28981.26</text:p>
          </table:table-cell>
          <table:table-cell table:formula="of:=[.D1186]+1" office:value-type="float" office:value="1180">
            <text:p>1180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187]-([.$J$1]-[.C1187]*([.$A$2]/(4*100))/[.$C$3]);2)" office:value-type="float" office:value="28881.75">
            <text:p>28881.75</text:p>
          </table:table-cell>
          <table:table-cell table:formula="of:=[.D1187]+1" office:value-type="float" office:value="1181">
            <text:p>118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188]-([.$J$1]-[.C1188]*([.$A$2]/(4*100))/[.$C$3]);2)" office:value-type="float" office:value="28782.15">
            <text:p>28782.15</text:p>
          </table:table-cell>
          <table:table-cell table:formula="of:=[.D1188]+1" office:value-type="float" office:value="1182">
            <text:p>1182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189]-([.$J$1]-[.C1189]*([.$A$2]/(4*100))/[.$C$3]);2)" office:value-type="float" office:value="28682.45">
            <text:p>28682.45</text:p>
          </table:table-cell>
          <table:table-cell table:formula="of:=[.D1189]+1" office:value-type="float" office:value="1183">
            <text:p>1183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190]-([.$J$1]-[.C1190]*([.$A$2]/(4*100))/[.$C$3]);2)" office:value-type="float" office:value="28582.66">
            <text:p>28582.66</text:p>
          </table:table-cell>
          <table:table-cell table:formula="of:=[.D1190]+1" office:value-type="float" office:value="1184">
            <text:p>1184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191]-([.$J$1]-[.C1191]*([.$A$2]/(4*100))/[.$C$3]);2)" office:value-type="float" office:value="28482.78">
            <text:p>28482.78</text:p>
          </table:table-cell>
          <table:table-cell table:formula="of:=[.D1191]+1" office:value-type="float" office:value="1185">
            <text:p>118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192]-([.$J$1]-[.C1192]*([.$A$2]/(4*100))/[.$C$3]);2)" office:value-type="float" office:value="28382.8">
            <text:p>28382.8</text:p>
          </table:table-cell>
          <table:table-cell table:formula="of:=[.D1192]+1" office:value-type="float" office:value="1186">
            <text:p>1186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193]-([.$J$1]-[.C1193]*([.$A$2]/(4*100))/[.$C$3]);2)" office:value-type="float" office:value="28282.73">
            <text:p>28282.73</text:p>
          </table:table-cell>
          <table:table-cell table:formula="of:=[.D1193]+1" office:value-type="float" office:value="1187">
            <text:p>1187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194]-([.$J$1]-[.C1194]*([.$A$2]/(4*100))/[.$C$3]);2)" office:value-type="float" office:value="28182.57">
            <text:p>28182.57</text:p>
          </table:table-cell>
          <table:table-cell table:formula="of:=[.D1194]+1" office:value-type="float" office:value="1188">
            <text:p>1188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195]-([.$J$1]-[.C1195]*([.$A$2]/(4*100))/[.$C$3]);2)" office:value-type="float" office:value="28082.31">
            <text:p>28082.31</text:p>
          </table:table-cell>
          <table:table-cell table:formula="of:=[.D1195]+1" office:value-type="float" office:value="1189">
            <text:p>1189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196]-([.$J$1]-[.C1196]*([.$A$2]/(4*100))/[.$C$3]);2)" office:value-type="float" office:value="27981.96">
            <text:p>27981.96</text:p>
          </table:table-cell>
          <table:table-cell table:formula="of:=[.D1196]+1" office:value-type="float" office:value="1190">
            <text:p>1190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197]-([.$J$1]-[.C1197]*([.$A$2]/(4*100))/[.$C$3]);2)" office:value-type="float" office:value="27881.51">
            <text:p>27881.51</text:p>
          </table:table-cell>
          <table:table-cell table:formula="of:=[.D1197]+1" office:value-type="float" office:value="1191">
            <text:p>119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198]-([.$J$1]-[.C1198]*([.$A$2]/(4*100))/[.$C$3]);2)" office:value-type="float" office:value="27780.97">
            <text:p>27780.97</text:p>
          </table:table-cell>
          <table:table-cell table:formula="of:=[.D1198]+1" office:value-type="float" office:value="1192">
            <text:p>1192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199]-([.$J$1]-[.C1199]*([.$A$2]/(4*100))/[.$C$3]);2)" office:value-type="float" office:value="27680.33">
            <text:p>27680.33</text:p>
          </table:table-cell>
          <table:table-cell table:formula="of:=[.D1199]+1" office:value-type="float" office:value="1193">
            <text:p>1193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200]-([.$J$1]-[.C1200]*([.$A$2]/(4*100))/[.$C$3]);2)" office:value-type="float" office:value="27579.6">
            <text:p>27579.6</text:p>
          </table:table-cell>
          <table:table-cell table:formula="of:=[.D1200]+1" office:value-type="float" office:value="1194">
            <text:p>1194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201]-([.$J$1]-[.C1201]*([.$A$2]/(4*100))/[.$C$3]);2)" office:value-type="float" office:value="27478.78">
            <text:p>27478.78</text:p>
          </table:table-cell>
          <table:table-cell table:formula="of:=[.D1201]+1" office:value-type="float" office:value="1195">
            <text:p>119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202]-([.$J$1]-[.C1202]*([.$A$2]/(4*100))/[.$C$3]);2)" office:value-type="float" office:value="27377.86">
            <text:p>27377.86</text:p>
          </table:table-cell>
          <table:table-cell table:formula="of:=[.D1202]+1" office:value-type="float" office:value="1196">
            <text:p>1196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203]-([.$J$1]-[.C1203]*([.$A$2]/(4*100))/[.$C$3]);2)" office:value-type="float" office:value="27276.85">
            <text:p>27276.85</text:p>
          </table:table-cell>
          <table:table-cell table:formula="of:=[.D1203]+1" office:value-type="float" office:value="1197">
            <text:p>1197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204]-([.$J$1]-[.C1204]*([.$A$2]/(4*100))/[.$C$3]);2)" office:value-type="float" office:value="27175.74">
            <text:p>27175.74</text:p>
          </table:table-cell>
          <table:table-cell table:formula="of:=[.D1204]+1" office:value-type="float" office:value="1198">
            <text:p>1198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205]-([.$J$1]-[.C1205]*([.$A$2]/(4*100))/[.$C$3]);2)" office:value-type="float" office:value="27074.54">
            <text:p>27074.54</text:p>
          </table:table-cell>
          <table:table-cell table:formula="of:=[.D1205]+1" office:value-type="float" office:value="1199">
            <text:p>1199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206]-([.$J$1]-[.C1206]*([.$A$2]/(4*100))/[.$C$3]);2)" office:value-type="float" office:value="26973.24">
            <text:p>26973.24</text:p>
          </table:table-cell>
          <table:table-cell table:formula="of:=[.D1206]+1" office:value-type="float" office:value="1200">
            <text:p>1200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207]-([.$J$1]-[.C1207]*([.$A$2]/(4*100))/[.$C$3]);2)" office:value-type="float" office:value="26871.85">
            <text:p>26871.85</text:p>
          </table:table-cell>
          <table:table-cell table:formula="of:=[.D1207]+1" office:value-type="float" office:value="1201">
            <text:p>120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208]-([.$J$1]-[.C1208]*([.$A$2]/(4*100))/[.$C$3]);2)" office:value-type="float" office:value="26770.36">
            <text:p>26770.36</text:p>
          </table:table-cell>
          <table:table-cell table:formula="of:=[.D1208]+1" office:value-type="float" office:value="1202">
            <text:p>1202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209]-([.$J$1]-[.C1209]*([.$A$2]/(4*100))/[.$C$3]);2)" office:value-type="float" office:value="26668.78">
            <text:p>26668.78</text:p>
          </table:table-cell>
          <table:table-cell table:formula="of:=[.D1209]+1" office:value-type="float" office:value="1203">
            <text:p>1203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210]-([.$J$1]-[.C1210]*([.$A$2]/(4*100))/[.$C$3]);2)" office:value-type="float" office:value="26567.1">
            <text:p>26567.1</text:p>
          </table:table-cell>
          <table:table-cell table:formula="of:=[.D1210]+1" office:value-type="float" office:value="1204">
            <text:p>1204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211]-([.$J$1]-[.C1211]*([.$A$2]/(4*100))/[.$C$3]);2)" office:value-type="float" office:value="26465.33">
            <text:p>26465.33</text:p>
          </table:table-cell>
          <table:table-cell table:formula="of:=[.D1211]+1" office:value-type="float" office:value="1205">
            <text:p>120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212]-([.$J$1]-[.C1212]*([.$A$2]/(4*100))/[.$C$3]);2)" office:value-type="float" office:value="26363.46">
            <text:p>26363.46</text:p>
          </table:table-cell>
          <table:table-cell table:formula="of:=[.D1212]+1" office:value-type="float" office:value="1206">
            <text:p>1206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213]-([.$J$1]-[.C1213]*([.$A$2]/(4*100))/[.$C$3]);2)" office:value-type="float" office:value="26261.5">
            <text:p>26261.5</text:p>
          </table:table-cell>
          <table:table-cell table:formula="of:=[.D1213]+1" office:value-type="float" office:value="1207">
            <text:p>1207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214]-([.$J$1]-[.C1214]*([.$A$2]/(4*100))/[.$C$3]);2)" office:value-type="float" office:value="26159.44">
            <text:p>26159.44</text:p>
          </table:table-cell>
          <table:table-cell table:formula="of:=[.D1214]+1" office:value-type="float" office:value="1208">
            <text:p>1208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215]-([.$J$1]-[.C1215]*([.$A$2]/(4*100))/[.$C$3]);2)" office:value-type="float" office:value="26057.28">
            <text:p>26057.28</text:p>
          </table:table-cell>
          <table:table-cell table:formula="of:=[.D1215]+1" office:value-type="float" office:value="1209">
            <text:p>1209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216]-([.$J$1]-[.C1216]*([.$A$2]/(4*100))/[.$C$3]);2)" office:value-type="float" office:value="25955.03">
            <text:p>25955.03</text:p>
          </table:table-cell>
          <table:table-cell table:formula="of:=[.D1216]+1" office:value-type="float" office:value="1210">
            <text:p>1210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217]-([.$J$1]-[.C1217]*([.$A$2]/(4*100))/[.$C$3]);2)" office:value-type="float" office:value="25852.68">
            <text:p>25852.68</text:p>
          </table:table-cell>
          <table:table-cell table:formula="of:=[.D1217]+1" office:value-type="float" office:value="1211">
            <text:p>121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218]-([.$J$1]-[.C1218]*([.$A$2]/(4*100))/[.$C$3]);2)" office:value-type="float" office:value="25750.24">
            <text:p>25750.24</text:p>
          </table:table-cell>
          <table:table-cell table:formula="of:=[.D1218]+1" office:value-type="float" office:value="1212">
            <text:p>1212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219]-([.$J$1]-[.C1219]*([.$A$2]/(4*100))/[.$C$3]);2)" office:value-type="float" office:value="25647.7">
            <text:p>25647.7</text:p>
          </table:table-cell>
          <table:table-cell table:formula="of:=[.D1219]+1" office:value-type="float" office:value="1213">
            <text:p>1213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220]-([.$J$1]-[.C1220]*([.$A$2]/(4*100))/[.$C$3]);2)" office:value-type="float" office:value="25545.06">
            <text:p>25545.06</text:p>
          </table:table-cell>
          <table:table-cell table:formula="of:=[.D1220]+1" office:value-type="float" office:value="1214">
            <text:p>1214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221]-([.$J$1]-[.C1221]*([.$A$2]/(4*100))/[.$C$3]);2)" office:value-type="float" office:value="25442.33">
            <text:p>25442.33</text:p>
          </table:table-cell>
          <table:table-cell table:formula="of:=[.D1221]+1" office:value-type="float" office:value="1215">
            <text:p>121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222]-([.$J$1]-[.C1222]*([.$A$2]/(4*100))/[.$C$3]);2)" office:value-type="float" office:value="25339.5">
            <text:p>25339.5</text:p>
          </table:table-cell>
          <table:table-cell table:formula="of:=[.D1222]+1" office:value-type="float" office:value="1216">
            <text:p>1216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223]-([.$J$1]-[.C1223]*([.$A$2]/(4*100))/[.$C$3]);2)" office:value-type="float" office:value="25236.58">
            <text:p>25236.58</text:p>
          </table:table-cell>
          <table:table-cell table:formula="of:=[.D1223]+1" office:value-type="float" office:value="1217">
            <text:p>1217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224]-([.$J$1]-[.C1224]*([.$A$2]/(4*100))/[.$C$3]);2)" office:value-type="float" office:value="25133.56">
            <text:p>25133.56</text:p>
          </table:table-cell>
          <table:table-cell table:formula="of:=[.D1224]+1" office:value-type="float" office:value="1218">
            <text:p>1218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225]-([.$J$1]-[.C1225]*([.$A$2]/(4*100))/[.$C$3]);2)" office:value-type="float" office:value="25030.44">
            <text:p>25030.44</text:p>
          </table:table-cell>
          <table:table-cell table:formula="of:=[.D1225]+1" office:value-type="float" office:value="1219">
            <text:p>1219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226]-([.$J$1]-[.C1226]*([.$A$2]/(4*100))/[.$C$3]);2)" office:value-type="float" office:value="24927.23">
            <text:p>24927.23</text:p>
          </table:table-cell>
          <table:table-cell table:formula="of:=[.D1226]+1" office:value-type="float" office:value="1220">
            <text:p>1220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227]-([.$J$1]-[.C1227]*([.$A$2]/(4*100))/[.$C$3]);2)" office:value-type="float" office:value="24823.92">
            <text:p>24823.92</text:p>
          </table:table-cell>
          <table:table-cell table:formula="of:=[.D1227]+1" office:value-type="float" office:value="1221">
            <text:p>122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228]-([.$J$1]-[.C1228]*([.$A$2]/(4*100))/[.$C$3]);2)" office:value-type="float" office:value="24720.51">
            <text:p>24720.51</text:p>
          </table:table-cell>
          <table:table-cell table:formula="of:=[.D1228]+1" office:value-type="float" office:value="1222">
            <text:p>1222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229]-([.$J$1]-[.C1229]*([.$A$2]/(4*100))/[.$C$3]);2)" office:value-type="float" office:value="24617.01">
            <text:p>24617.01</text:p>
          </table:table-cell>
          <table:table-cell table:formula="of:=[.D1229]+1" office:value-type="float" office:value="1223">
            <text:p>1223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230]-([.$J$1]-[.C1230]*([.$A$2]/(4*100))/[.$C$3]);2)" office:value-type="float" office:value="24513.41">
            <text:p>24513.41</text:p>
          </table:table-cell>
          <table:table-cell table:formula="of:=[.D1230]+1" office:value-type="float" office:value="1224">
            <text:p>1224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231]-([.$J$1]-[.C1231]*([.$A$2]/(4*100))/[.$C$3]);2)" office:value-type="float" office:value="24409.71">
            <text:p>24409.71</text:p>
          </table:table-cell>
          <table:table-cell table:formula="of:=[.D1231]+1" office:value-type="float" office:value="1225">
            <text:p>122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232]-([.$J$1]-[.C1232]*([.$A$2]/(4*100))/[.$C$3]);2)" office:value-type="float" office:value="24305.91">
            <text:p>24305.91</text:p>
          </table:table-cell>
          <table:table-cell table:formula="of:=[.D1232]+1" office:value-type="float" office:value="1226">
            <text:p>1226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233]-([.$J$1]-[.C1233]*([.$A$2]/(4*100))/[.$C$3]);2)" office:value-type="float" office:value="24202.02">
            <text:p>24202.02</text:p>
          </table:table-cell>
          <table:table-cell table:formula="of:=[.D1233]+1" office:value-type="float" office:value="1227">
            <text:p>1227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234]-([.$J$1]-[.C1234]*([.$A$2]/(4*100))/[.$C$3]);2)" office:value-type="float" office:value="24098.03">
            <text:p>24098.03</text:p>
          </table:table-cell>
          <table:table-cell table:formula="of:=[.D1234]+1" office:value-type="float" office:value="1228">
            <text:p>1228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235]-([.$J$1]-[.C1235]*([.$A$2]/(4*100))/[.$C$3]);2)" office:value-type="float" office:value="23993.94">
            <text:p>23993.94</text:p>
          </table:table-cell>
          <table:table-cell table:formula="of:=[.D1235]+1" office:value-type="float" office:value="1229">
            <text:p>1229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236]-([.$J$1]-[.C1236]*([.$A$2]/(4*100))/[.$C$3]);2)" office:value-type="float" office:value="23889.75">
            <text:p>23889.75</text:p>
          </table:table-cell>
          <table:table-cell table:formula="of:=[.D1236]+1" office:value-type="float" office:value="1230">
            <text:p>1230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237]-([.$J$1]-[.C1237]*([.$A$2]/(4*100))/[.$C$3]);2)" office:value-type="float" office:value="23785.47">
            <text:p>23785.47</text:p>
          </table:table-cell>
          <table:table-cell table:formula="of:=[.D1237]+1" office:value-type="float" office:value="1231">
            <text:p>123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238]-([.$J$1]-[.C1238]*([.$A$2]/(4*100))/[.$C$3]);2)" office:value-type="float" office:value="23681.09">
            <text:p>23681.09</text:p>
          </table:table-cell>
          <table:table-cell table:formula="of:=[.D1238]+1" office:value-type="float" office:value="1232">
            <text:p>1232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239]-([.$J$1]-[.C1239]*([.$A$2]/(4*100))/[.$C$3]);2)" office:value-type="float" office:value="23576.61">
            <text:p>23576.61</text:p>
          </table:table-cell>
          <table:table-cell table:formula="of:=[.D1239]+1" office:value-type="float" office:value="1233">
            <text:p>1233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240]-([.$J$1]-[.C1240]*([.$A$2]/(4*100))/[.$C$3]);2)" office:value-type="float" office:value="23472.03">
            <text:p>23472.03</text:p>
          </table:table-cell>
          <table:table-cell table:formula="of:=[.D1240]+1" office:value-type="float" office:value="1234">
            <text:p>1234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241]-([.$J$1]-[.C1241]*([.$A$2]/(4*100))/[.$C$3]);2)" office:value-type="float" office:value="23367.36">
            <text:p>23367.36</text:p>
          </table:table-cell>
          <table:table-cell table:formula="of:=[.D1241]+1" office:value-type="float" office:value="1235">
            <text:p>123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242]-([.$J$1]-[.C1242]*([.$A$2]/(4*100))/[.$C$3]);2)" office:value-type="float" office:value="23262.59">
            <text:p>23262.59</text:p>
          </table:table-cell>
          <table:table-cell table:formula="of:=[.D1242]+1" office:value-type="float" office:value="1236">
            <text:p>1236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243]-([.$J$1]-[.C1243]*([.$A$2]/(4*100))/[.$C$3]);2)" office:value-type="float" office:value="23157.72">
            <text:p>23157.72</text:p>
          </table:table-cell>
          <table:table-cell table:formula="of:=[.D1243]+1" office:value-type="float" office:value="1237">
            <text:p>1237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244]-([.$J$1]-[.C1244]*([.$A$2]/(4*100))/[.$C$3]);2)" office:value-type="float" office:value="23052.75">
            <text:p>23052.75</text:p>
          </table:table-cell>
          <table:table-cell table:formula="of:=[.D1244]+1" office:value-type="float" office:value="1238">
            <text:p>1238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245]-([.$J$1]-[.C1245]*([.$A$2]/(4*100))/[.$C$3]);2)" office:value-type="float" office:value="22947.68">
            <text:p>22947.68</text:p>
          </table:table-cell>
          <table:table-cell table:formula="of:=[.D1245]+1" office:value-type="float" office:value="1239">
            <text:p>1239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246]-([.$J$1]-[.C1246]*([.$A$2]/(4*100))/[.$C$3]);2)" office:value-type="float" office:value="22842.51">
            <text:p>22842.51</text:p>
          </table:table-cell>
          <table:table-cell table:formula="of:=[.D1246]+1" office:value-type="float" office:value="1240">
            <text:p>1240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247]-([.$J$1]-[.C1247]*([.$A$2]/(4*100))/[.$C$3]);2)" office:value-type="float" office:value="22737.24">
            <text:p>22737.24</text:p>
          </table:table-cell>
          <table:table-cell table:formula="of:=[.D1247]+1" office:value-type="float" office:value="1241">
            <text:p>124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248]-([.$J$1]-[.C1248]*([.$A$2]/(4*100))/[.$C$3]);2)" office:value-type="float" office:value="22631.88">
            <text:p>22631.88</text:p>
          </table:table-cell>
          <table:table-cell table:formula="of:=[.D1248]+1" office:value-type="float" office:value="1242">
            <text:p>1242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249]-([.$J$1]-[.C1249]*([.$A$2]/(4*100))/[.$C$3]);2)" office:value-type="float" office:value="22526.42">
            <text:p>22526.42</text:p>
          </table:table-cell>
          <table:table-cell table:formula="of:=[.D1249]+1" office:value-type="float" office:value="1243">
            <text:p>1243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250]-([.$J$1]-[.C1250]*([.$A$2]/(4*100))/[.$C$3]);2)" office:value-type="float" office:value="22420.86">
            <text:p>22420.86</text:p>
          </table:table-cell>
          <table:table-cell table:formula="of:=[.D1250]+1" office:value-type="float" office:value="1244">
            <text:p>1244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251]-([.$J$1]-[.C1251]*([.$A$2]/(4*100))/[.$C$3]);2)" office:value-type="float" office:value="22315.2">
            <text:p>22315.2</text:p>
          </table:table-cell>
          <table:table-cell table:formula="of:=[.D1251]+1" office:value-type="float" office:value="1245">
            <text:p>124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252]-([.$J$1]-[.C1252]*([.$A$2]/(4*100))/[.$C$3]);2)" office:value-type="float" office:value="22209.44">
            <text:p>22209.44</text:p>
          </table:table-cell>
          <table:table-cell table:formula="of:=[.D1252]+1" office:value-type="float" office:value="1246">
            <text:p>1246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253]-([.$J$1]-[.C1253]*([.$A$2]/(4*100))/[.$C$3]);2)" office:value-type="float" office:value="22103.58">
            <text:p>22103.58</text:p>
          </table:table-cell>
          <table:table-cell table:formula="of:=[.D1253]+1" office:value-type="float" office:value="1247">
            <text:p>1247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254]-([.$J$1]-[.C1254]*([.$A$2]/(4*100))/[.$C$3]);2)" office:value-type="float" office:value="21997.62">
            <text:p>21997.62</text:p>
          </table:table-cell>
          <table:table-cell table:formula="of:=[.D1254]+1" office:value-type="float" office:value="1248">
            <text:p>1248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255]-([.$J$1]-[.C1255]*([.$A$2]/(4*100))/[.$C$3]);2)" office:value-type="float" office:value="21891.56">
            <text:p>21891.56</text:p>
          </table:table-cell>
          <table:table-cell table:formula="of:=[.D1255]+1" office:value-type="float" office:value="1249">
            <text:p>1249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256]-([.$J$1]-[.C1256]*([.$A$2]/(4*100))/[.$C$3]);2)" office:value-type="float" office:value="21785.4">
            <text:p>21785.4</text:p>
          </table:table-cell>
          <table:table-cell table:formula="of:=[.D1256]+1" office:value-type="float" office:value="1250">
            <text:p>1250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257]-([.$J$1]-[.C1257]*([.$A$2]/(4*100))/[.$C$3]);2)" office:value-type="float" office:value="21679.14">
            <text:p>21679.14</text:p>
          </table:table-cell>
          <table:table-cell table:formula="of:=[.D1257]+1" office:value-type="float" office:value="1251">
            <text:p>125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258]-([.$J$1]-[.C1258]*([.$A$2]/(4*100))/[.$C$3]);2)" office:value-type="float" office:value="21572.78">
            <text:p>21572.78</text:p>
          </table:table-cell>
          <table:table-cell table:formula="of:=[.D1258]+1" office:value-type="float" office:value="1252">
            <text:p>1252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259]-([.$J$1]-[.C1259]*([.$A$2]/(4*100))/[.$C$3]);2)" office:value-type="float" office:value="21466.32">
            <text:p>21466.32</text:p>
          </table:table-cell>
          <table:table-cell table:formula="of:=[.D1259]+1" office:value-type="float" office:value="1253">
            <text:p>1253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260]-([.$J$1]-[.C1260]*([.$A$2]/(4*100))/[.$C$3]);2)" office:value-type="float" office:value="21359.76">
            <text:p>21359.76</text:p>
          </table:table-cell>
          <table:table-cell table:formula="of:=[.D1260]+1" office:value-type="float" office:value="1254">
            <text:p>1254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261]-([.$J$1]-[.C1261]*([.$A$2]/(4*100))/[.$C$3]);2)" office:value-type="float" office:value="21253.1">
            <text:p>21253.1</text:p>
          </table:table-cell>
          <table:table-cell table:formula="of:=[.D1261]+1" office:value-type="float" office:value="1255">
            <text:p>125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262]-([.$J$1]-[.C1262]*([.$A$2]/(4*100))/[.$C$3]);2)" office:value-type="float" office:value="21146.34">
            <text:p>21146.34</text:p>
          </table:table-cell>
          <table:table-cell table:formula="of:=[.D1262]+1" office:value-type="float" office:value="1256">
            <text:p>1256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263]-([.$J$1]-[.C1263]*([.$A$2]/(4*100))/[.$C$3]);2)" office:value-type="float" office:value="21039.48">
            <text:p>21039.48</text:p>
          </table:table-cell>
          <table:table-cell table:formula="of:=[.D1263]+1" office:value-type="float" office:value="1257">
            <text:p>1257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264]-([.$J$1]-[.C1264]*([.$A$2]/(4*100))/[.$C$3]);2)" office:value-type="float" office:value="20932.52">
            <text:p>20932.52</text:p>
          </table:table-cell>
          <table:table-cell table:formula="of:=[.D1264]+1" office:value-type="float" office:value="1258">
            <text:p>1258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265]-([.$J$1]-[.C1265]*([.$A$2]/(4*100))/[.$C$3]);2)" office:value-type="float" office:value="20825.46">
            <text:p>20825.46</text:p>
          </table:table-cell>
          <table:table-cell table:formula="of:=[.D1265]+1" office:value-type="float" office:value="1259">
            <text:p>1259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266]-([.$J$1]-[.C1266]*([.$A$2]/(4*100))/[.$C$3]);2)" office:value-type="float" office:value="20718.3">
            <text:p>20718.3</text:p>
          </table:table-cell>
          <table:table-cell table:formula="of:=[.D1266]+1" office:value-type="float" office:value="1260">
            <text:p>1260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267]-([.$J$1]-[.C1267]*([.$A$2]/(4*100))/[.$C$3]);2)" office:value-type="float" office:value="20611.04">
            <text:p>20611.04</text:p>
          </table:table-cell>
          <table:table-cell table:formula="of:=[.D1267]+1" office:value-type="float" office:value="1261">
            <text:p>126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268]-([.$J$1]-[.C1268]*([.$A$2]/(4*100))/[.$C$3]);2)" office:value-type="float" office:value="20503.68">
            <text:p>20503.68</text:p>
          </table:table-cell>
          <table:table-cell table:formula="of:=[.D1268]+1" office:value-type="float" office:value="1262">
            <text:p>1262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269]-([.$J$1]-[.C1269]*([.$A$2]/(4*100))/[.$C$3]);2)" office:value-type="float" office:value="20396.22">
            <text:p>20396.22</text:p>
          </table:table-cell>
          <table:table-cell table:formula="of:=[.D1269]+1" office:value-type="float" office:value="1263">
            <text:p>1263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270]-([.$J$1]-[.C1270]*([.$A$2]/(4*100))/[.$C$3]);2)" office:value-type="float" office:value="20288.66">
            <text:p>20288.66</text:p>
          </table:table-cell>
          <table:table-cell table:formula="of:=[.D1270]+1" office:value-type="float" office:value="1264">
            <text:p>1264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271]-([.$J$1]-[.C1271]*([.$A$2]/(4*100))/[.$C$3]);2)" office:value-type="float" office:value="20181">
            <text:p>20181</text:p>
          </table:table-cell>
          <table:table-cell table:formula="of:=[.D1271]+1" office:value-type="float" office:value="1265">
            <text:p>126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272]-([.$J$1]-[.C1272]*([.$A$2]/(4*100))/[.$C$3]);2)" office:value-type="float" office:value="20073.24">
            <text:p>20073.24</text:p>
          </table:table-cell>
          <table:table-cell table:formula="of:=[.D1272]+1" office:value-type="float" office:value="1266">
            <text:p>1266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273]-([.$J$1]-[.C1273]*([.$A$2]/(4*100))/[.$C$3]);2)" office:value-type="float" office:value="19965.38">
            <text:p>19965.38</text:p>
          </table:table-cell>
          <table:table-cell table:formula="of:=[.D1273]+1" office:value-type="float" office:value="1267">
            <text:p>1267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274]-([.$J$1]-[.C1274]*([.$A$2]/(4*100))/[.$C$3]);2)" office:value-type="float" office:value="19857.42">
            <text:p>19857.42</text:p>
          </table:table-cell>
          <table:table-cell table:formula="of:=[.D1274]+1" office:value-type="float" office:value="1268">
            <text:p>1268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275]-([.$J$1]-[.C1275]*([.$A$2]/(4*100))/[.$C$3]);2)" office:value-type="float" office:value="19749.36">
            <text:p>19749.36</text:p>
          </table:table-cell>
          <table:table-cell table:formula="of:=[.D1275]+1" office:value-type="float" office:value="1269">
            <text:p>1269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276]-([.$J$1]-[.C1276]*([.$A$2]/(4*100))/[.$C$3]);2)" office:value-type="float" office:value="19641.2">
            <text:p>19641.2</text:p>
          </table:table-cell>
          <table:table-cell table:formula="of:=[.D1276]+1" office:value-type="float" office:value="1270">
            <text:p>1270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277]-([.$J$1]-[.C1277]*([.$A$2]/(4*100))/[.$C$3]);2)" office:value-type="float" office:value="19532.93">
            <text:p>19532.93</text:p>
          </table:table-cell>
          <table:table-cell table:formula="of:=[.D1277]+1" office:value-type="float" office:value="1271">
            <text:p>127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278]-([.$J$1]-[.C1278]*([.$A$2]/(4*100))/[.$C$3]);2)" office:value-type="float" office:value="19424.56">
            <text:p>19424.56</text:p>
          </table:table-cell>
          <table:table-cell table:formula="of:=[.D1278]+1" office:value-type="float" office:value="1272">
            <text:p>1272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279]-([.$J$1]-[.C1279]*([.$A$2]/(4*100))/[.$C$3]);2)" office:value-type="float" office:value="19316.09">
            <text:p>19316.09</text:p>
          </table:table-cell>
          <table:table-cell table:formula="of:=[.D1279]+1" office:value-type="float" office:value="1273">
            <text:p>1273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280]-([.$J$1]-[.C1280]*([.$A$2]/(4*100))/[.$C$3]);2)" office:value-type="float" office:value="19207.52">
            <text:p>19207.52</text:p>
          </table:table-cell>
          <table:table-cell table:formula="of:=[.D1280]+1" office:value-type="float" office:value="1274">
            <text:p>1274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281]-([.$J$1]-[.C1281]*([.$A$2]/(4*100))/[.$C$3]);2)" office:value-type="float" office:value="19098.85">
            <text:p>19098.85</text:p>
          </table:table-cell>
          <table:table-cell table:formula="of:=[.D1281]+1" office:value-type="float" office:value="1275">
            <text:p>127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282]-([.$J$1]-[.C1282]*([.$A$2]/(4*100))/[.$C$3]);2)" office:value-type="float" office:value="18990.08">
            <text:p>18990.08</text:p>
          </table:table-cell>
          <table:table-cell table:formula="of:=[.D1282]+1" office:value-type="float" office:value="1276">
            <text:p>1276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283]-([.$J$1]-[.C1283]*([.$A$2]/(4*100))/[.$C$3]);2)" office:value-type="float" office:value="18881.2">
            <text:p>18881.2</text:p>
          </table:table-cell>
          <table:table-cell table:formula="of:=[.D1283]+1" office:value-type="float" office:value="1277">
            <text:p>1277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284]-([.$J$1]-[.C1284]*([.$A$2]/(4*100))/[.$C$3]);2)" office:value-type="float" office:value="18772.22">
            <text:p>18772.22</text:p>
          </table:table-cell>
          <table:table-cell table:formula="of:=[.D1284]+1" office:value-type="float" office:value="1278">
            <text:p>1278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285]-([.$J$1]-[.C1285]*([.$A$2]/(4*100))/[.$C$3]);2)" office:value-type="float" office:value="18663.14">
            <text:p>18663.14</text:p>
          </table:table-cell>
          <table:table-cell table:formula="of:=[.D1285]+1" office:value-type="float" office:value="1279">
            <text:p>1279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286]-([.$J$1]-[.C1286]*([.$A$2]/(4*100))/[.$C$3]);2)" office:value-type="float" office:value="18553.96">
            <text:p>18553.96</text:p>
          </table:table-cell>
          <table:table-cell table:formula="of:=[.D1286]+1" office:value-type="float" office:value="1280">
            <text:p>1280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287]-([.$J$1]-[.C1287]*([.$A$2]/(4*100))/[.$C$3]);2)" office:value-type="float" office:value="18444.67">
            <text:p>18444.67</text:p>
          </table:table-cell>
          <table:table-cell table:formula="of:=[.D1287]+1" office:value-type="float" office:value="1281">
            <text:p>128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288]-([.$J$1]-[.C1288]*([.$A$2]/(4*100))/[.$C$3]);2)" office:value-type="float" office:value="18335.28">
            <text:p>18335.28</text:p>
          </table:table-cell>
          <table:table-cell table:formula="of:=[.D1288]+1" office:value-type="float" office:value="1282">
            <text:p>1282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289]-([.$J$1]-[.C1289]*([.$A$2]/(4*100))/[.$C$3]);2)" office:value-type="float" office:value="18225.79">
            <text:p>18225.79</text:p>
          </table:table-cell>
          <table:table-cell table:formula="of:=[.D1289]+1" office:value-type="float" office:value="1283">
            <text:p>1283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290]-([.$J$1]-[.C1290]*([.$A$2]/(4*100))/[.$C$3]);2)" office:value-type="float" office:value="18116.2">
            <text:p>18116.2</text:p>
          </table:table-cell>
          <table:table-cell table:formula="of:=[.D1290]+1" office:value-type="float" office:value="1284">
            <text:p>1284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291]-([.$J$1]-[.C1291]*([.$A$2]/(4*100))/[.$C$3]);2)" office:value-type="float" office:value="18006.5">
            <text:p>18006.5</text:p>
          </table:table-cell>
          <table:table-cell table:formula="of:=[.D1291]+1" office:value-type="float" office:value="1285">
            <text:p>128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292]-([.$J$1]-[.C1292]*([.$A$2]/(4*100))/[.$C$3]);2)" office:value-type="float" office:value="17896.7">
            <text:p>17896.7</text:p>
          </table:table-cell>
          <table:table-cell table:formula="of:=[.D1292]+1" office:value-type="float" office:value="1286">
            <text:p>1286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293]-([.$J$1]-[.C1293]*([.$A$2]/(4*100))/[.$C$3]);2)" office:value-type="float" office:value="17786.8">
            <text:p>17786.8</text:p>
          </table:table-cell>
          <table:table-cell table:formula="of:=[.D1293]+1" office:value-type="float" office:value="1287">
            <text:p>1287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294]-([.$J$1]-[.C1294]*([.$A$2]/(4*100))/[.$C$3]);2)" office:value-type="float" office:value="17676.8">
            <text:p>17676.8</text:p>
          </table:table-cell>
          <table:table-cell table:formula="of:=[.D1294]+1" office:value-type="float" office:value="1288">
            <text:p>1288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295]-([.$J$1]-[.C1295]*([.$A$2]/(4*100))/[.$C$3]);2)" office:value-type="float" office:value="17566.69">
            <text:p>17566.69</text:p>
          </table:table-cell>
          <table:table-cell table:formula="of:=[.D1295]+1" office:value-type="float" office:value="1289">
            <text:p>1289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296]-([.$J$1]-[.C1296]*([.$A$2]/(4*100))/[.$C$3]);2)" office:value-type="float" office:value="17456.48">
            <text:p>17456.48</text:p>
          </table:table-cell>
          <table:table-cell table:formula="of:=[.D1296]+1" office:value-type="float" office:value="1290">
            <text:p>1290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297]-([.$J$1]-[.C1297]*([.$A$2]/(4*100))/[.$C$3]);2)" office:value-type="float" office:value="17346.17">
            <text:p>17346.17</text:p>
          </table:table-cell>
          <table:table-cell table:formula="of:=[.D1297]+1" office:value-type="float" office:value="1291">
            <text:p>129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298]-([.$J$1]-[.C1298]*([.$A$2]/(4*100))/[.$C$3]);2)" office:value-type="float" office:value="17235.75">
            <text:p>17235.75</text:p>
          </table:table-cell>
          <table:table-cell table:formula="of:=[.D1298]+1" office:value-type="float" office:value="1292">
            <text:p>1292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299]-([.$J$1]-[.C1299]*([.$A$2]/(4*100))/[.$C$3]);2)" office:value-type="float" office:value="17125.23">
            <text:p>17125.23</text:p>
          </table:table-cell>
          <table:table-cell table:formula="of:=[.D1299]+1" office:value-type="float" office:value="1293">
            <text:p>1293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300]-([.$J$1]-[.C1300]*([.$A$2]/(4*100))/[.$C$3]);2)" office:value-type="float" office:value="17014.6">
            <text:p>17014.6</text:p>
          </table:table-cell>
          <table:table-cell table:formula="of:=[.D1300]+1" office:value-type="float" office:value="1294">
            <text:p>1294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301]-([.$J$1]-[.C1301]*([.$A$2]/(4*100))/[.$C$3]);2)" office:value-type="float" office:value="16903.87">
            <text:p>16903.87</text:p>
          </table:table-cell>
          <table:table-cell table:formula="of:=[.D1301]+1" office:value-type="float" office:value="1295">
            <text:p>129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302]-([.$J$1]-[.C1302]*([.$A$2]/(4*100))/[.$C$3]);2)" office:value-type="float" office:value="16793.04">
            <text:p>16793.04</text:p>
          </table:table-cell>
          <table:table-cell table:formula="of:=[.D1302]+1" office:value-type="float" office:value="1296">
            <text:p>1296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303]-([.$J$1]-[.C1303]*([.$A$2]/(4*100))/[.$C$3]);2)" office:value-type="float" office:value="16682.1">
            <text:p>16682.1</text:p>
          </table:table-cell>
          <table:table-cell table:formula="of:=[.D1303]+1" office:value-type="float" office:value="1297">
            <text:p>1297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304]-([.$J$1]-[.C1304]*([.$A$2]/(4*100))/[.$C$3]);2)" office:value-type="float" office:value="16571.06">
            <text:p>16571.06</text:p>
          </table:table-cell>
          <table:table-cell table:formula="of:=[.D1304]+1" office:value-type="float" office:value="1298">
            <text:p>1298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305]-([.$J$1]-[.C1305]*([.$A$2]/(4*100))/[.$C$3]);2)" office:value-type="float" office:value="16459.92">
            <text:p>16459.92</text:p>
          </table:table-cell>
          <table:table-cell table:formula="of:=[.D1305]+1" office:value-type="float" office:value="1299">
            <text:p>1299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306]-([.$J$1]-[.C1306]*([.$A$2]/(4*100))/[.$C$3]);2)" office:value-type="float" office:value="16348.67">
            <text:p>16348.67</text:p>
          </table:table-cell>
          <table:table-cell table:formula="of:=[.D1306]+1" office:value-type="float" office:value="1300">
            <text:p>1300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307]-([.$J$1]-[.C1307]*([.$A$2]/(4*100))/[.$C$3]);2)" office:value-type="float" office:value="16237.32">
            <text:p>16237.32</text:p>
          </table:table-cell>
          <table:table-cell table:formula="of:=[.D1307]+1" office:value-type="float" office:value="1301">
            <text:p>130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308]-([.$J$1]-[.C1308]*([.$A$2]/(4*100))/[.$C$3]);2)" office:value-type="float" office:value="16125.86">
            <text:p>16125.86</text:p>
          </table:table-cell>
          <table:table-cell table:formula="of:=[.D1308]+1" office:value-type="float" office:value="1302">
            <text:p>1302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309]-([.$J$1]-[.C1309]*([.$A$2]/(4*100))/[.$C$3]);2)" office:value-type="float" office:value="16014.3">
            <text:p>16014.3</text:p>
          </table:table-cell>
          <table:table-cell table:formula="of:=[.D1309]+1" office:value-type="float" office:value="1303">
            <text:p>1303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310]-([.$J$1]-[.C1310]*([.$A$2]/(4*100))/[.$C$3]);2)" office:value-type="float" office:value="15902.63">
            <text:p>15902.63</text:p>
          </table:table-cell>
          <table:table-cell table:formula="of:=[.D1310]+1" office:value-type="float" office:value="1304">
            <text:p>1304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311]-([.$J$1]-[.C1311]*([.$A$2]/(4*100))/[.$C$3]);2)" office:value-type="float" office:value="15790.86">
            <text:p>15790.86</text:p>
          </table:table-cell>
          <table:table-cell table:formula="of:=[.D1311]+1" office:value-type="float" office:value="1305">
            <text:p>130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312]-([.$J$1]-[.C1312]*([.$A$2]/(4*100))/[.$C$3]);2)" office:value-type="float" office:value="15678.98">
            <text:p>15678.98</text:p>
          </table:table-cell>
          <table:table-cell table:formula="of:=[.D1312]+1" office:value-type="float" office:value="1306">
            <text:p>1306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313]-([.$J$1]-[.C1313]*([.$A$2]/(4*100))/[.$C$3]);2)" office:value-type="float" office:value="15567">
            <text:p>15567</text:p>
          </table:table-cell>
          <table:table-cell table:formula="of:=[.D1313]+1" office:value-type="float" office:value="1307">
            <text:p>1307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314]-([.$J$1]-[.C1314]*([.$A$2]/(4*100))/[.$C$3]);2)" office:value-type="float" office:value="15454.91">
            <text:p>15454.91</text:p>
          </table:table-cell>
          <table:table-cell table:formula="of:=[.D1314]+1" office:value-type="float" office:value="1308">
            <text:p>1308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315]-([.$J$1]-[.C1315]*([.$A$2]/(4*100))/[.$C$3]);2)" office:value-type="float" office:value="15342.72">
            <text:p>15342.72</text:p>
          </table:table-cell>
          <table:table-cell table:formula="of:=[.D1315]+1" office:value-type="float" office:value="1309">
            <text:p>1309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316]-([.$J$1]-[.C1316]*([.$A$2]/(4*100))/[.$C$3]);2)" office:value-type="float" office:value="15230.42">
            <text:p>15230.42</text:p>
          </table:table-cell>
          <table:table-cell table:formula="of:=[.D1316]+1" office:value-type="float" office:value="1310">
            <text:p>1310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317]-([.$J$1]-[.C1317]*([.$A$2]/(4*100))/[.$C$3]);2)" office:value-type="float" office:value="15118.02">
            <text:p>15118.02</text:p>
          </table:table-cell>
          <table:table-cell table:formula="of:=[.D1317]+1" office:value-type="float" office:value="1311">
            <text:p>131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318]-([.$J$1]-[.C1318]*([.$A$2]/(4*100))/[.$C$3]);2)" office:value-type="float" office:value="15005.51">
            <text:p>15005.51</text:p>
          </table:table-cell>
          <table:table-cell table:formula="of:=[.D1318]+1" office:value-type="float" office:value="1312">
            <text:p>1312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319]-([.$J$1]-[.C1319]*([.$A$2]/(4*100))/[.$C$3]);2)" office:value-type="float" office:value="14892.9">
            <text:p>14892.9</text:p>
          </table:table-cell>
          <table:table-cell table:formula="of:=[.D1319]+1" office:value-type="float" office:value="1313">
            <text:p>1313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320]-([.$J$1]-[.C1320]*([.$A$2]/(4*100))/[.$C$3]);2)" office:value-type="float" office:value="14780.18">
            <text:p>14780.18</text:p>
          </table:table-cell>
          <table:table-cell table:formula="of:=[.D1320]+1" office:value-type="float" office:value="1314">
            <text:p>1314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321]-([.$J$1]-[.C1321]*([.$A$2]/(4*100))/[.$C$3]);2)" office:value-type="float" office:value="14667.36">
            <text:p>14667.36</text:p>
          </table:table-cell>
          <table:table-cell table:formula="of:=[.D1321]+1" office:value-type="float" office:value="1315">
            <text:p>131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322]-([.$J$1]-[.C1322]*([.$A$2]/(4*100))/[.$C$3]);2)" office:value-type="float" office:value="14554.43">
            <text:p>14554.43</text:p>
          </table:table-cell>
          <table:table-cell table:formula="of:=[.D1322]+1" office:value-type="float" office:value="1316">
            <text:p>1316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323]-([.$J$1]-[.C1323]*([.$A$2]/(4*100))/[.$C$3]);2)" office:value-type="float" office:value="14441.39">
            <text:p>14441.39</text:p>
          </table:table-cell>
          <table:table-cell table:formula="of:=[.D1323]+1" office:value-type="float" office:value="1317">
            <text:p>1317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324]-([.$J$1]-[.C1324]*([.$A$2]/(4*100))/[.$C$3]);2)" office:value-type="float" office:value="14328.25">
            <text:p>14328.25</text:p>
          </table:table-cell>
          <table:table-cell table:formula="of:=[.D1324]+1" office:value-type="float" office:value="1318">
            <text:p>1318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325]-([.$J$1]-[.C1325]*([.$A$2]/(4*100))/[.$C$3]);2)" office:value-type="float" office:value="14215">
            <text:p>14215</text:p>
          </table:table-cell>
          <table:table-cell table:formula="of:=[.D1325]+1" office:value-type="float" office:value="1319">
            <text:p>1319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326]-([.$J$1]-[.C1326]*([.$A$2]/(4*100))/[.$C$3]);2)" office:value-type="float" office:value="14101.65">
            <text:p>14101.65</text:p>
          </table:table-cell>
          <table:table-cell table:formula="of:=[.D1326]+1" office:value-type="float" office:value="1320">
            <text:p>1320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327]-([.$J$1]-[.C1327]*([.$A$2]/(4*100))/[.$C$3]);2)" office:value-type="float" office:value="13988.19">
            <text:p>13988.19</text:p>
          </table:table-cell>
          <table:table-cell table:formula="of:=[.D1327]+1" office:value-type="float" office:value="1321">
            <text:p>132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328]-([.$J$1]-[.C1328]*([.$A$2]/(4*100))/[.$C$3]);2)" office:value-type="float" office:value="13874.62">
            <text:p>13874.62</text:p>
          </table:table-cell>
          <table:table-cell table:formula="of:=[.D1328]+1" office:value-type="float" office:value="1322">
            <text:p>1322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329]-([.$J$1]-[.C1329]*([.$A$2]/(4*100))/[.$C$3]);2)" office:value-type="float" office:value="13760.95">
            <text:p>13760.95</text:p>
          </table:table-cell>
          <table:table-cell table:formula="of:=[.D1329]+1" office:value-type="float" office:value="1323">
            <text:p>1323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330]-([.$J$1]-[.C1330]*([.$A$2]/(4*100))/[.$C$3]);2)" office:value-type="float" office:value="13647.17">
            <text:p>13647.17</text:p>
          </table:table-cell>
          <table:table-cell table:formula="of:=[.D1330]+1" office:value-type="float" office:value="1324">
            <text:p>1324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331]-([.$J$1]-[.C1331]*([.$A$2]/(4*100))/[.$C$3]);2)" office:value-type="float" office:value="13533.28">
            <text:p>13533.28</text:p>
          </table:table-cell>
          <table:table-cell table:formula="of:=[.D1331]+1" office:value-type="float" office:value="1325">
            <text:p>132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332]-([.$J$1]-[.C1332]*([.$A$2]/(4*100))/[.$C$3]);2)" office:value-type="float" office:value="13419.29">
            <text:p>13419.29</text:p>
          </table:table-cell>
          <table:table-cell table:formula="of:=[.D1332]+1" office:value-type="float" office:value="1326">
            <text:p>1326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333]-([.$J$1]-[.C1333]*([.$A$2]/(4*100))/[.$C$3]);2)" office:value-type="float" office:value="13305.19">
            <text:p>13305.19</text:p>
          </table:table-cell>
          <table:table-cell table:formula="of:=[.D1333]+1" office:value-type="float" office:value="1327">
            <text:p>1327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334]-([.$J$1]-[.C1334]*([.$A$2]/(4*100))/[.$C$3]);2)" office:value-type="float" office:value="13190.98">
            <text:p>13190.98</text:p>
          </table:table-cell>
          <table:table-cell table:formula="of:=[.D1334]+1" office:value-type="float" office:value="1328">
            <text:p>1328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335]-([.$J$1]-[.C1335]*([.$A$2]/(4*100))/[.$C$3]);2)" office:value-type="float" office:value="13076.67">
            <text:p>13076.67</text:p>
          </table:table-cell>
          <table:table-cell table:formula="of:=[.D1335]+1" office:value-type="float" office:value="1329">
            <text:p>1329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336]-([.$J$1]-[.C1336]*([.$A$2]/(4*100))/[.$C$3]);2)" office:value-type="float" office:value="12962.25">
            <text:p>12962.25</text:p>
          </table:table-cell>
          <table:table-cell table:formula="of:=[.D1336]+1" office:value-type="float" office:value="1330">
            <text:p>1330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337]-([.$J$1]-[.C1337]*([.$A$2]/(4*100))/[.$C$3]);2)" office:value-type="float" office:value="12847.72">
            <text:p>12847.72</text:p>
          </table:table-cell>
          <table:table-cell table:formula="of:=[.D1337]+1" office:value-type="float" office:value="1331">
            <text:p>133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338]-([.$J$1]-[.C1338]*([.$A$2]/(4*100))/[.$C$3]);2)" office:value-type="float" office:value="12733.08">
            <text:p>12733.08</text:p>
          </table:table-cell>
          <table:table-cell table:formula="of:=[.D1338]+1" office:value-type="float" office:value="1332">
            <text:p>1332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339]-([.$J$1]-[.C1339]*([.$A$2]/(4*100))/[.$C$3]);2)" office:value-type="float" office:value="12618.34">
            <text:p>12618.34</text:p>
          </table:table-cell>
          <table:table-cell table:formula="of:=[.D1339]+1" office:value-type="float" office:value="1333">
            <text:p>1333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340]-([.$J$1]-[.C1340]*([.$A$2]/(4*100))/[.$C$3]);2)" office:value-type="float" office:value="12503.49">
            <text:p>12503.49</text:p>
          </table:table-cell>
          <table:table-cell table:formula="of:=[.D1340]+1" office:value-type="float" office:value="1334">
            <text:p>1334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341]-([.$J$1]-[.C1341]*([.$A$2]/(4*100))/[.$C$3]);2)" office:value-type="float" office:value="12388.53">
            <text:p>12388.53</text:p>
          </table:table-cell>
          <table:table-cell table:formula="of:=[.D1341]+1" office:value-type="float" office:value="1335">
            <text:p>133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342]-([.$J$1]-[.C1342]*([.$A$2]/(4*100))/[.$C$3]);2)" office:value-type="float" office:value="12273.46">
            <text:p>12273.46</text:p>
          </table:table-cell>
          <table:table-cell table:formula="of:=[.D1342]+1" office:value-type="float" office:value="1336">
            <text:p>1336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343]-([.$J$1]-[.C1343]*([.$A$2]/(4*100))/[.$C$3]);2)" office:value-type="float" office:value="12158.29">
            <text:p>12158.29</text:p>
          </table:table-cell>
          <table:table-cell table:formula="of:=[.D1343]+1" office:value-type="float" office:value="1337">
            <text:p>1337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344]-([.$J$1]-[.C1344]*([.$A$2]/(4*100))/[.$C$3]);2)" office:value-type="float" office:value="12043.01">
            <text:p>12043.01</text:p>
          </table:table-cell>
          <table:table-cell table:formula="of:=[.D1344]+1" office:value-type="float" office:value="1338">
            <text:p>1338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345]-([.$J$1]-[.C1345]*([.$A$2]/(4*100))/[.$C$3]);2)" office:value-type="float" office:value="11927.62">
            <text:p>11927.62</text:p>
          </table:table-cell>
          <table:table-cell table:formula="of:=[.D1345]+1" office:value-type="float" office:value="1339">
            <text:p>1339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346]-([.$J$1]-[.C1346]*([.$A$2]/(4*100))/[.$C$3]);2)" office:value-type="float" office:value="11812.12">
            <text:p>11812.12</text:p>
          </table:table-cell>
          <table:table-cell table:formula="of:=[.D1346]+1" office:value-type="float" office:value="1340">
            <text:p>1340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347]-([.$J$1]-[.C1347]*([.$A$2]/(4*100))/[.$C$3]);2)" office:value-type="float" office:value="11696.51">
            <text:p>11696.51</text:p>
          </table:table-cell>
          <table:table-cell table:formula="of:=[.D1347]+1" office:value-type="float" office:value="1341">
            <text:p>134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348]-([.$J$1]-[.C1348]*([.$A$2]/(4*100))/[.$C$3]);2)" office:value-type="float" office:value="11580.8">
            <text:p>11580.8</text:p>
          </table:table-cell>
          <table:table-cell table:formula="of:=[.D1348]+1" office:value-type="float" office:value="1342">
            <text:p>1342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349]-([.$J$1]-[.C1349]*([.$A$2]/(4*100))/[.$C$3]);2)" office:value-type="float" office:value="11464.98">
            <text:p>11464.98</text:p>
          </table:table-cell>
          <table:table-cell table:formula="of:=[.D1349]+1" office:value-type="float" office:value="1343">
            <text:p>1343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350]-([.$J$1]-[.C1350]*([.$A$2]/(4*100))/[.$C$3]);2)" office:value-type="float" office:value="11349.05">
            <text:p>11349.05</text:p>
          </table:table-cell>
          <table:table-cell table:formula="of:=[.D1350]+1" office:value-type="float" office:value="1344">
            <text:p>1344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351]-([.$J$1]-[.C1351]*([.$A$2]/(4*100))/[.$C$3]);2)" office:value-type="float" office:value="11233.01">
            <text:p>11233.01</text:p>
          </table:table-cell>
          <table:table-cell table:formula="of:=[.D1351]+1" office:value-type="float" office:value="1345">
            <text:p>134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352]-([.$J$1]-[.C1352]*([.$A$2]/(4*100))/[.$C$3]);2)" office:value-type="float" office:value="11116.86">
            <text:p>11116.86</text:p>
          </table:table-cell>
          <table:table-cell table:formula="of:=[.D1352]+1" office:value-type="float" office:value="1346">
            <text:p>1346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353]-([.$J$1]-[.C1353]*([.$A$2]/(4*100))/[.$C$3]);2)" office:value-type="float" office:value="11000.6">
            <text:p>11000.6</text:p>
          </table:table-cell>
          <table:table-cell table:formula="of:=[.D1353]+1" office:value-type="float" office:value="1347">
            <text:p>1347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354]-([.$J$1]-[.C1354]*([.$A$2]/(4*100))/[.$C$3]);2)" office:value-type="float" office:value="10884.23">
            <text:p>10884.23</text:p>
          </table:table-cell>
          <table:table-cell table:formula="of:=[.D1354]+1" office:value-type="float" office:value="1348">
            <text:p>1348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355]-([.$J$1]-[.C1355]*([.$A$2]/(4*100))/[.$C$3]);2)" office:value-type="float" office:value="10767.75">
            <text:p>10767.75</text:p>
          </table:table-cell>
          <table:table-cell table:formula="of:=[.D1355]+1" office:value-type="float" office:value="1349">
            <text:p>1349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356]-([.$J$1]-[.C1356]*([.$A$2]/(4*100))/[.$C$3]);2)" office:value-type="float" office:value="10651.16">
            <text:p>10651.16</text:p>
          </table:table-cell>
          <table:table-cell table:formula="of:=[.D1356]+1" office:value-type="float" office:value="1350">
            <text:p>1350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357]-([.$J$1]-[.C1357]*([.$A$2]/(4*100))/[.$C$3]);2)" office:value-type="float" office:value="10534.47">
            <text:p>10534.47</text:p>
          </table:table-cell>
          <table:table-cell table:formula="of:=[.D1357]+1" office:value-type="float" office:value="1351">
            <text:p>135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358]-([.$J$1]-[.C1358]*([.$A$2]/(4*100))/[.$C$3]);2)" office:value-type="float" office:value="10417.67">
            <text:p>10417.67</text:p>
          </table:table-cell>
          <table:table-cell table:formula="of:=[.D1358]+1" office:value-type="float" office:value="1352">
            <text:p>1352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359]-([.$J$1]-[.C1359]*([.$A$2]/(4*100))/[.$C$3]);2)" office:value-type="float" office:value="10300.76">
            <text:p>10300.76</text:p>
          </table:table-cell>
          <table:table-cell table:formula="of:=[.D1359]+1" office:value-type="float" office:value="1353">
            <text:p>1353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360]-([.$J$1]-[.C1360]*([.$A$2]/(4*100))/[.$C$3]);2)" office:value-type="float" office:value="10183.74">
            <text:p>10183.74</text:p>
          </table:table-cell>
          <table:table-cell table:formula="of:=[.D1360]+1" office:value-type="float" office:value="1354">
            <text:p>1354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361]-([.$J$1]-[.C1361]*([.$A$2]/(4*100))/[.$C$3]);2)" office:value-type="float" office:value="10066.61">
            <text:p>10066.61</text:p>
          </table:table-cell>
          <table:table-cell table:formula="of:=[.D1361]+1" office:value-type="float" office:value="1355">
            <text:p>135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362]-([.$J$1]-[.C1362]*([.$A$2]/(4*100))/[.$C$3]);2)" office:value-type="float" office:value="9949.37">
            <text:p>9949.37</text:p>
          </table:table-cell>
          <table:table-cell table:formula="of:=[.D1362]+1" office:value-type="float" office:value="1356">
            <text:p>1356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363]-([.$J$1]-[.C1363]*([.$A$2]/(4*100))/[.$C$3]);2)" office:value-type="float" office:value="9832.02">
            <text:p>9832.02</text:p>
          </table:table-cell>
          <table:table-cell table:formula="of:=[.D1363]+1" office:value-type="float" office:value="1357">
            <text:p>1357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364]-([.$J$1]-[.C1364]*([.$A$2]/(4*100))/[.$C$3]);2)" office:value-type="float" office:value="9714.56">
            <text:p>9714.56</text:p>
          </table:table-cell>
          <table:table-cell table:formula="of:=[.D1364]+1" office:value-type="float" office:value="1358">
            <text:p>1358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365]-([.$J$1]-[.C1365]*([.$A$2]/(4*100))/[.$C$3]);2)" office:value-type="float" office:value="9596.99">
            <text:p>9596.99</text:p>
          </table:table-cell>
          <table:table-cell table:formula="of:=[.D1365]+1" office:value-type="float" office:value="1359">
            <text:p>1359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366]-([.$J$1]-[.C1366]*([.$A$2]/(4*100))/[.$C$3]);2)" office:value-type="float" office:value="9479.31">
            <text:p>9479.31</text:p>
          </table:table-cell>
          <table:table-cell table:formula="of:=[.D1366]+1" office:value-type="float" office:value="1360">
            <text:p>1360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367]-([.$J$1]-[.C1367]*([.$A$2]/(4*100))/[.$C$3]);2)" office:value-type="float" office:value="9361.52">
            <text:p>9361.52</text:p>
          </table:table-cell>
          <table:table-cell table:formula="of:=[.D1367]+1" office:value-type="float" office:value="1361">
            <text:p>136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368]-([.$J$1]-[.C1368]*([.$A$2]/(4*100))/[.$C$3]);2)" office:value-type="float" office:value="9243.62">
            <text:p>9243.62</text:p>
          </table:table-cell>
          <table:table-cell table:formula="of:=[.D1368]+1" office:value-type="float" office:value="1362">
            <text:p>1362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369]-([.$J$1]-[.C1369]*([.$A$2]/(4*100))/[.$C$3]);2)" office:value-type="float" office:value="9125.61">
            <text:p>9125.61</text:p>
          </table:table-cell>
          <table:table-cell table:formula="of:=[.D1369]+1" office:value-type="float" office:value="1363">
            <text:p>1363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370]-([.$J$1]-[.C1370]*([.$A$2]/(4*100))/[.$C$3]);2)" office:value-type="float" office:value="9007.49">
            <text:p>9007.49</text:p>
          </table:table-cell>
          <table:table-cell table:formula="of:=[.D1370]+1" office:value-type="float" office:value="1364">
            <text:p>1364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371]-([.$J$1]-[.C1371]*([.$A$2]/(4*100))/[.$C$3]);2)" office:value-type="float" office:value="8889.25">
            <text:p>8889.25</text:p>
          </table:table-cell>
          <table:table-cell table:formula="of:=[.D1371]+1" office:value-type="float" office:value="1365">
            <text:p>136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372]-([.$J$1]-[.C1372]*([.$A$2]/(4*100))/[.$C$3]);2)" office:value-type="float" office:value="8770.9">
            <text:p>8770.9</text:p>
          </table:table-cell>
          <table:table-cell table:formula="of:=[.D1372]+1" office:value-type="float" office:value="1366">
            <text:p>1366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373]-([.$J$1]-[.C1373]*([.$A$2]/(4*100))/[.$C$3]);2)" office:value-type="float" office:value="8652.44">
            <text:p>8652.44</text:p>
          </table:table-cell>
          <table:table-cell table:formula="of:=[.D1373]+1" office:value-type="float" office:value="1367">
            <text:p>1367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374]-([.$J$1]-[.C1374]*([.$A$2]/(4*100))/[.$C$3]);2)" office:value-type="float" office:value="8533.87">
            <text:p>8533.87</text:p>
          </table:table-cell>
          <table:table-cell table:formula="of:=[.D1374]+1" office:value-type="float" office:value="1368">
            <text:p>1368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375]-([.$J$1]-[.C1375]*([.$A$2]/(4*100))/[.$C$3]);2)" office:value-type="float" office:value="8415.19">
            <text:p>8415.19</text:p>
          </table:table-cell>
          <table:table-cell table:formula="of:=[.D1375]+1" office:value-type="float" office:value="1369">
            <text:p>1369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376]-([.$J$1]-[.C1376]*([.$A$2]/(4*100))/[.$C$3]);2)" office:value-type="float" office:value="8296.4">
            <text:p>8296.4</text:p>
          </table:table-cell>
          <table:table-cell table:formula="of:=[.D1376]+1" office:value-type="float" office:value="1370">
            <text:p>1370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377]-([.$J$1]-[.C1377]*([.$A$2]/(4*100))/[.$C$3]);2)" office:value-type="float" office:value="8177.5">
            <text:p>8177.5</text:p>
          </table:table-cell>
          <table:table-cell table:formula="of:=[.D1377]+1" office:value-type="float" office:value="1371">
            <text:p>137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378]-([.$J$1]-[.C1378]*([.$A$2]/(4*100))/[.$C$3]);2)" office:value-type="float" office:value="8058.49">
            <text:p>8058.49</text:p>
          </table:table-cell>
          <table:table-cell table:formula="of:=[.D1378]+1" office:value-type="float" office:value="1372">
            <text:p>1372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379]-([.$J$1]-[.C1379]*([.$A$2]/(4*100))/[.$C$3]);2)" office:value-type="float" office:value="7939.36">
            <text:p>7939.36</text:p>
          </table:table-cell>
          <table:table-cell table:formula="of:=[.D1379]+1" office:value-type="float" office:value="1373">
            <text:p>1373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380]-([.$J$1]-[.C1380]*([.$A$2]/(4*100))/[.$C$3]);2)" office:value-type="float" office:value="7820.12">
            <text:p>7820.12</text:p>
          </table:table-cell>
          <table:table-cell table:formula="of:=[.D1380]+1" office:value-type="float" office:value="1374">
            <text:p>1374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381]-([.$J$1]-[.C1381]*([.$A$2]/(4*100))/[.$C$3]);2)" office:value-type="float" office:value="7700.77">
            <text:p>7700.77</text:p>
          </table:table-cell>
          <table:table-cell table:formula="of:=[.D1381]+1" office:value-type="float" office:value="1375">
            <text:p>137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382]-([.$J$1]-[.C1382]*([.$A$2]/(4*100))/[.$C$3]);2)" office:value-type="float" office:value="7581.31">
            <text:p>7581.31</text:p>
          </table:table-cell>
          <table:table-cell table:formula="of:=[.D1382]+1" office:value-type="float" office:value="1376">
            <text:p>1376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383]-([.$J$1]-[.C1383]*([.$A$2]/(4*100))/[.$C$3]);2)" office:value-type="float" office:value="7461.74">
            <text:p>7461.74</text:p>
          </table:table-cell>
          <table:table-cell table:formula="of:=[.D1383]+1" office:value-type="float" office:value="1377">
            <text:p>1377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384]-([.$J$1]-[.C1384]*([.$A$2]/(4*100))/[.$C$3]);2)" office:value-type="float" office:value="7342.06">
            <text:p>7342.06</text:p>
          </table:table-cell>
          <table:table-cell table:formula="of:=[.D1384]+1" office:value-type="float" office:value="1378">
            <text:p>1378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385]-([.$J$1]-[.C1385]*([.$A$2]/(4*100))/[.$C$3]);2)" office:value-type="float" office:value="7222.26">
            <text:p>7222.26</text:p>
          </table:table-cell>
          <table:table-cell table:formula="of:=[.D1385]+1" office:value-type="float" office:value="1379">
            <text:p>1379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386]-([.$J$1]-[.C1386]*([.$A$2]/(4*100))/[.$C$3]);2)" office:value-type="float" office:value="7102.35">
            <text:p>7102.35</text:p>
          </table:table-cell>
          <table:table-cell table:formula="of:=[.D1386]+1" office:value-type="float" office:value="1380">
            <text:p>1380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387]-([.$J$1]-[.C1387]*([.$A$2]/(4*100))/[.$C$3]);2)" office:value-type="float" office:value="6982.33">
            <text:p>6982.33</text:p>
          </table:table-cell>
          <table:table-cell table:formula="of:=[.D1387]+1" office:value-type="float" office:value="1381">
            <text:p>138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388]-([.$J$1]-[.C1388]*([.$A$2]/(4*100))/[.$C$3]);2)" office:value-type="float" office:value="6862.2">
            <text:p>6862.2</text:p>
          </table:table-cell>
          <table:table-cell table:formula="of:=[.D1388]+1" office:value-type="float" office:value="1382">
            <text:p>1382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389]-([.$J$1]-[.C1389]*([.$A$2]/(4*100))/[.$C$3]);2)" office:value-type="float" office:value="6741.95">
            <text:p>6741.95</text:p>
          </table:table-cell>
          <table:table-cell table:formula="of:=[.D1389]+1" office:value-type="float" office:value="1383">
            <text:p>1383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390]-([.$J$1]-[.C1390]*([.$A$2]/(4*100))/[.$C$3]);2)" office:value-type="float" office:value="6621.59">
            <text:p>6621.59</text:p>
          </table:table-cell>
          <table:table-cell table:formula="of:=[.D1390]+1" office:value-type="float" office:value="1384">
            <text:p>1384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391]-([.$J$1]-[.C1391]*([.$A$2]/(4*100))/[.$C$3]);2)" office:value-type="float" office:value="6501.12">
            <text:p>6501.12</text:p>
          </table:table-cell>
          <table:table-cell table:formula="of:=[.D1391]+1" office:value-type="float" office:value="1385">
            <text:p>138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392]-([.$J$1]-[.C1392]*([.$A$2]/(4*100))/[.$C$3]);2)" office:value-type="float" office:value="6380.53">
            <text:p>6380.53</text:p>
          </table:table-cell>
          <table:table-cell table:formula="of:=[.D1392]+1" office:value-type="float" office:value="1386">
            <text:p>1386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393]-([.$J$1]-[.C1393]*([.$A$2]/(4*100))/[.$C$3]);2)" office:value-type="float" office:value="6259.83">
            <text:p>6259.83</text:p>
          </table:table-cell>
          <table:table-cell table:formula="of:=[.D1393]+1" office:value-type="float" office:value="1387">
            <text:p>1387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394]-([.$J$1]-[.C1394]*([.$A$2]/(4*100))/[.$C$3]);2)" office:value-type="float" office:value="6139.02">
            <text:p>6139.02</text:p>
          </table:table-cell>
          <table:table-cell table:formula="of:=[.D1394]+1" office:value-type="float" office:value="1388">
            <text:p>1388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395]-([.$J$1]-[.C1395]*([.$A$2]/(4*100))/[.$C$3]);2)" office:value-type="float" office:value="6018.1">
            <text:p>6018.1</text:p>
          </table:table-cell>
          <table:table-cell table:formula="of:=[.D1395]+1" office:value-type="float" office:value="1389">
            <text:p>1389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396]-([.$J$1]-[.C1396]*([.$A$2]/(4*100))/[.$C$3]);2)" office:value-type="float" office:value="5897.06">
            <text:p>5897.06</text:p>
          </table:table-cell>
          <table:table-cell table:formula="of:=[.D1396]+1" office:value-type="float" office:value="1390">
            <text:p>1390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397]-([.$J$1]-[.C1397]*([.$A$2]/(4*100))/[.$C$3]);2)" office:value-type="float" office:value="5775.91">
            <text:p>5775.91</text:p>
          </table:table-cell>
          <table:table-cell table:formula="of:=[.D1397]+1" office:value-type="float" office:value="1391">
            <text:p>139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398]-([.$J$1]-[.C1398]*([.$A$2]/(4*100))/[.$C$3]);2)" office:value-type="float" office:value="5654.64">
            <text:p>5654.64</text:p>
          </table:table-cell>
          <table:table-cell table:formula="of:=[.D1398]+1" office:value-type="float" office:value="1392">
            <text:p>1392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399]-([.$J$1]-[.C1399]*([.$A$2]/(4*100))/[.$C$3]);2)" office:value-type="float" office:value="5533.26">
            <text:p>5533.26</text:p>
          </table:table-cell>
          <table:table-cell table:formula="of:=[.D1399]+1" office:value-type="float" office:value="1393">
            <text:p>1393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400]-([.$J$1]-[.C1400]*([.$A$2]/(4*100))/[.$C$3]);2)" office:value-type="float" office:value="5411.77">
            <text:p>5411.77</text:p>
          </table:table-cell>
          <table:table-cell table:formula="of:=[.D1400]+1" office:value-type="float" office:value="1394">
            <text:p>1394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401]-([.$J$1]-[.C1401]*([.$A$2]/(4*100))/[.$C$3]);2)" office:value-type="float" office:value="5290.16">
            <text:p>5290.16</text:p>
          </table:table-cell>
          <table:table-cell table:formula="of:=[.D1401]+1" office:value-type="float" office:value="1395">
            <text:p>139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402]-([.$J$1]-[.C1402]*([.$A$2]/(4*100))/[.$C$3]);2)" office:value-type="float" office:value="5168.44">
            <text:p>5168.44</text:p>
          </table:table-cell>
          <table:table-cell table:formula="of:=[.D1402]+1" office:value-type="float" office:value="1396">
            <text:p>1396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403]-([.$J$1]-[.C1403]*([.$A$2]/(4*100))/[.$C$3]);2)" office:value-type="float" office:value="5046.61">
            <text:p>5046.61</text:p>
          </table:table-cell>
          <table:table-cell table:formula="of:=[.D1403]+1" office:value-type="float" office:value="1397">
            <text:p>1397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404]-([.$J$1]-[.C1404]*([.$A$2]/(4*100))/[.$C$3]);2)" office:value-type="float" office:value="4924.66">
            <text:p>4924.66</text:p>
          </table:table-cell>
          <table:table-cell table:formula="of:=[.D1404]+1" office:value-type="float" office:value="1398">
            <text:p>1398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405]-([.$J$1]-[.C1405]*([.$A$2]/(4*100))/[.$C$3]);2)" office:value-type="float" office:value="4802.6">
            <text:p>4802.6</text:p>
          </table:table-cell>
          <table:table-cell table:formula="of:=[.D1405]+1" office:value-type="float" office:value="1399">
            <text:p>1399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406]-([.$J$1]-[.C1406]*([.$A$2]/(4*100))/[.$C$3]);2)" office:value-type="float" office:value="4680.42">
            <text:p>4680.42</text:p>
          </table:table-cell>
          <table:table-cell table:formula="of:=[.D1406]+1" office:value-type="float" office:value="1400">
            <text:p>1400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407]-([.$J$1]-[.C1407]*([.$A$2]/(4*100))/[.$C$3]);2)" office:value-type="float" office:value="4558.13">
            <text:p>4558.13</text:p>
          </table:table-cell>
          <table:table-cell table:formula="of:=[.D1407]+1" office:value-type="float" office:value="1401">
            <text:p>140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408]-([.$J$1]-[.C1408]*([.$A$2]/(4*100))/[.$C$3]);2)" office:value-type="float" office:value="4435.72">
            <text:p>4435.72</text:p>
          </table:table-cell>
          <table:table-cell table:formula="of:=[.D1408]+1" office:value-type="float" office:value="1402">
            <text:p>1402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409]-([.$J$1]-[.C1409]*([.$A$2]/(4*100))/[.$C$3]);2)" office:value-type="float" office:value="4313.2">
            <text:p>4313.2</text:p>
          </table:table-cell>
          <table:table-cell table:formula="of:=[.D1409]+1" office:value-type="float" office:value="1403">
            <text:p>1403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410]-([.$J$1]-[.C1410]*([.$A$2]/(4*100))/[.$C$3]);2)" office:value-type="float" office:value="4190.56">
            <text:p>4190.56</text:p>
          </table:table-cell>
          <table:table-cell table:formula="of:=[.D1410]+1" office:value-type="float" office:value="1404">
            <text:p>1404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411]-([.$J$1]-[.C1411]*([.$A$2]/(4*100))/[.$C$3]);2)" office:value-type="float" office:value="4067.81">
            <text:p>4067.81</text:p>
          </table:table-cell>
          <table:table-cell table:formula="of:=[.D1411]+1" office:value-type="float" office:value="1405">
            <text:p>140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412]-([.$J$1]-[.C1412]*([.$A$2]/(4*100))/[.$C$3]);2)" office:value-type="float" office:value="3944.94">
            <text:p>3944.94</text:p>
          </table:table-cell>
          <table:table-cell table:formula="of:=[.D1412]+1" office:value-type="float" office:value="1406">
            <text:p>1406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413]-([.$J$1]-[.C1413]*([.$A$2]/(4*100))/[.$C$3]);2)" office:value-type="float" office:value="3821.96">
            <text:p>3821.96</text:p>
          </table:table-cell>
          <table:table-cell table:formula="of:=[.D1413]+1" office:value-type="float" office:value="1407">
            <text:p>1407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414]-([.$J$1]-[.C1414]*([.$A$2]/(4*100))/[.$C$3]);2)" office:value-type="float" office:value="3698.86">
            <text:p>3698.86</text:p>
          </table:table-cell>
          <table:table-cell table:formula="of:=[.D1414]+1" office:value-type="float" office:value="1408">
            <text:p>1408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415]-([.$J$1]-[.C1415]*([.$A$2]/(4*100))/[.$C$3]);2)" office:value-type="float" office:value="3575.65">
            <text:p>3575.65</text:p>
          </table:table-cell>
          <table:table-cell table:formula="of:=[.D1415]+1" office:value-type="float" office:value="1409">
            <text:p>1409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416]-([.$J$1]-[.C1416]*([.$A$2]/(4*100))/[.$C$3]);2)" office:value-type="float" office:value="3452.32">
            <text:p>3452.32</text:p>
          </table:table-cell>
          <table:table-cell table:formula="of:=[.D1416]+1" office:value-type="float" office:value="1410">
            <text:p>1410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417]-([.$J$1]-[.C1417]*([.$A$2]/(4*100))/[.$C$3]);2)" office:value-type="float" office:value="3328.88">
            <text:p>3328.88</text:p>
          </table:table-cell>
          <table:table-cell table:formula="of:=[.D1417]+1" office:value-type="float" office:value="1411">
            <text:p>141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418]-([.$J$1]-[.C1418]*([.$A$2]/(4*100))/[.$C$3]);2)" office:value-type="float" office:value="3205.32">
            <text:p>3205.32</text:p>
          </table:table-cell>
          <table:table-cell table:formula="of:=[.D1418]+1" office:value-type="float" office:value="1412">
            <text:p>1412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419]-([.$J$1]-[.C1419]*([.$A$2]/(4*100))/[.$C$3]);2)" office:value-type="float" office:value="3081.64">
            <text:p>3081.64</text:p>
          </table:table-cell>
          <table:table-cell table:formula="of:=[.D1419]+1" office:value-type="float" office:value="1413">
            <text:p>1413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420]-([.$J$1]-[.C1420]*([.$A$2]/(4*100))/[.$C$3]);2)" office:value-type="float" office:value="2957.85">
            <text:p>2957.85</text:p>
          </table:table-cell>
          <table:table-cell table:formula="of:=[.D1420]+1" office:value-type="float" office:value="1414">
            <text:p>1414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421]-([.$J$1]-[.C1421]*([.$A$2]/(4*100))/[.$C$3]);2)" office:value-type="float" office:value="2833.94">
            <text:p>2833.94</text:p>
          </table:table-cell>
          <table:table-cell table:formula="of:=[.D1421]+1" office:value-type="float" office:value="1415">
            <text:p>141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422]-([.$J$1]-[.C1422]*([.$A$2]/(4*100))/[.$C$3]);2)" office:value-type="float" office:value="2709.92">
            <text:p>2709.92</text:p>
          </table:table-cell>
          <table:table-cell table:formula="of:=[.D1422]+1" office:value-type="float" office:value="1416">
            <text:p>1416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423]-([.$J$1]-[.C1423]*([.$A$2]/(4*100))/[.$C$3]);2)" office:value-type="float" office:value="2585.78">
            <text:p>2585.78</text:p>
          </table:table-cell>
          <table:table-cell table:formula="of:=[.D1423]+1" office:value-type="float" office:value="1417">
            <text:p>1417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424]-([.$J$1]-[.C1424]*([.$A$2]/(4*100))/[.$C$3]);2)" office:value-type="float" office:value="2461.52">
            <text:p>2461.52</text:p>
          </table:table-cell>
          <table:table-cell table:formula="of:=[.D1424]+1" office:value-type="float" office:value="1418">
            <text:p>1418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425]-([.$J$1]-[.C1425]*([.$A$2]/(4*100))/[.$C$3]);2)" office:value-type="float" office:value="2337.15">
            <text:p>2337.15</text:p>
          </table:table-cell>
          <table:table-cell table:formula="of:=[.D1425]+1" office:value-type="float" office:value="1419">
            <text:p>1419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426]-([.$J$1]-[.C1426]*([.$A$2]/(4*100))/[.$C$3]);2)" office:value-type="float" office:value="2212.66">
            <text:p>2212.66</text:p>
          </table:table-cell>
          <table:table-cell table:formula="of:=[.D1426]+1" office:value-type="float" office:value="1420">
            <text:p>1420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427]-([.$J$1]-[.C1427]*([.$A$2]/(4*100))/[.$C$3]);2)" office:value-type="float" office:value="2088.05">
            <text:p>2088.05</text:p>
          </table:table-cell>
          <table:table-cell table:formula="of:=[.D1427]+1" office:value-type="float" office:value="1421">
            <text:p>142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428]-([.$J$1]-[.C1428]*([.$A$2]/(4*100))/[.$C$3]);2)" office:value-type="float" office:value="1963.33">
            <text:p>1963.33</text:p>
          </table:table-cell>
          <table:table-cell table:formula="of:=[.D1428]+1" office:value-type="float" office:value="1422">
            <text:p>1422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429]-([.$J$1]-[.C1429]*([.$A$2]/(4*100))/[.$C$3]);2)" office:value-type="float" office:value="1838.49">
            <text:p>1838.49</text:p>
          </table:table-cell>
          <table:table-cell table:formula="of:=[.D1429]+1" office:value-type="float" office:value="1423">
            <text:p>1423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430]-([.$J$1]-[.C1430]*([.$A$2]/(4*100))/[.$C$3]);2)" office:value-type="float" office:value="1713.53">
            <text:p>1713.53</text:p>
          </table:table-cell>
          <table:table-cell table:formula="of:=[.D1430]+1" office:value-type="float" office:value="1424">
            <text:p>1424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431]-([.$J$1]-[.C1431]*([.$A$2]/(4*100))/[.$C$3]);2)" office:value-type="float" office:value="1588.46">
            <text:p>1588.46</text:p>
          </table:table-cell>
          <table:table-cell table:formula="of:=[.D1431]+1" office:value-type="float" office:value="1425">
            <text:p>142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432]-([.$J$1]-[.C1432]*([.$A$2]/(4*100))/[.$C$3]);2)" office:value-type="float" office:value="1463.27">
            <text:p>1463.27</text:p>
          </table:table-cell>
          <table:table-cell table:formula="of:=[.D1432]+1" office:value-type="float" office:value="1426">
            <text:p>1426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433]-([.$J$1]-[.C1433]*([.$A$2]/(4*100))/[.$C$3]);2)" office:value-type="float" office:value="1337.96">
            <text:p>1337.96</text:p>
          </table:table-cell>
          <table:table-cell table:formula="of:=[.D1433]+1" office:value-type="float" office:value="1427">
            <text:p>1427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434]-([.$J$1]-[.C1434]*([.$A$2]/(4*100))/[.$C$3]);2)" office:value-type="float" office:value="1212.53">
            <text:p>1212.53</text:p>
          </table:table-cell>
          <table:table-cell table:formula="of:=[.D1434]+1" office:value-type="float" office:value="1428">
            <text:p>1428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435]-([.$J$1]-[.C1435]*([.$A$2]/(4*100))/[.$C$3]);2)" office:value-type="float" office:value="1086.99">
            <text:p>1086.99</text:p>
          </table:table-cell>
          <table:table-cell table:formula="of:=[.D1435]+1" office:value-type="float" office:value="1429">
            <text:p>1429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436]-([.$J$1]-[.C1436]*([.$A$2]/(4*100))/[.$C$3]);2)" office:value-type="float" office:value="961.33">
            <text:p>961.33</text:p>
          </table:table-cell>
          <table:table-cell table:formula="of:=[.D1436]+1" office:value-type="float" office:value="1430">
            <text:p>1430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437]-([.$J$1]-[.C1437]*([.$A$2]/(4*100))/[.$C$3]);2)" office:value-type="float" office:value="835.55">
            <text:p>835.55</text:p>
          </table:table-cell>
          <table:table-cell table:formula="of:=[.D1437]+1" office:value-type="float" office:value="1431">
            <text:p>143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438]-([.$J$1]-[.C1438]*([.$A$2]/(4*100))/[.$C$3]);2)" office:value-type="float" office:value="709.65">
            <text:p>709.65</text:p>
          </table:table-cell>
          <table:table-cell table:formula="of:=[.D1438]+1" office:value-type="float" office:value="1432">
            <text:p>1432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439]-([.$J$1]-[.C1439]*([.$A$2]/(4*100))/[.$C$3]);2)" office:value-type="float" office:value="583.64">
            <text:p>583.64</text:p>
          </table:table-cell>
          <table:table-cell table:formula="of:=[.D1439]+1" office:value-type="float" office:value="1433">
            <text:p>1433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440]-([.$J$1]-[.C1440]*([.$A$2]/(4*100))/[.$C$3]);2)" office:value-type="float" office:value="457.51">
            <text:p>457.51</text:p>
          </table:table-cell>
          <table:table-cell table:formula="of:=[.D1440]+1" office:value-type="float" office:value="1434">
            <text:p>1434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441]-([.$J$1]-[.C1441]*([.$A$2]/(4*100))/[.$C$3]);2)" office:value-type="float" office:value="331.26">
            <text:p>331.26</text:p>
          </table:table-cell>
          <table:table-cell table:formula="of:=[.D1441]+1" office:value-type="float" office:value="1435">
            <text:p>143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442]-([.$J$1]-[.C1442]*([.$A$2]/(4*100))/[.$C$3]);2)" office:value-type="float" office:value="204.89">
            <text:p>204.89</text:p>
          </table:table-cell>
          <table:table-cell table:formula="of:=[.D1442]+1" office:value-type="float" office:value="1436">
            <text:p>1436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443]-([.$J$1]-[.C1443]*([.$A$2]/(4*100))/[.$C$3]);2)" office:value-type="float" office:value="78.4">
            <text:p>78.4</text:p>
          </table:table-cell>
          <table:table-cell table:formula="of:=[.D1443]+1" office:value-type="float" office:value="1437">
            <text:p>1437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ROUND([.C1444]-([.$J$1]-[.C1444]*([.$A$2]/(4*100))/[.$C$3]);2)" office:value-type="float" office:value="-48.21">
            <text:p>-48.21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ROUND([.C1445]-([.$J$1]-[.C1445]*([.$A$2]/(4*100))/[.$C$3]);2)" office:value-type="float" office:value="-174.94">
            <text:p>-174.94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ROUND([.C1446]-([.$J$1]-[.C1446]*([.$A$2]/(4*100))/[.$C$3]);2)" office:value-type="float" office:value="-301.78">
            <text:p>-301.78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ROUND([.C1447]-([.$J$1]-[.C1447]*([.$A$2]/(4*100))/[.$C$3]);2)" office:value-type="float" office:value="-428.74">
            <text:p>-428.74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ROUND([.C1448]-([.$J$1]-[.C1448]*([.$A$2]/(4*100))/[.$C$3]);2)" office:value-type="float" office:value="-555.82">
            <text:p>-555.82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ROUND([.C1449]-([.$J$1]-[.C1449]*([.$A$2]/(4*100))/[.$C$3]);2)" office:value-type="float" office:value="-683.02">
            <text:p>-683.02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5">05/25/2012</text:date>, <text:time>21:1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5-25T18:53:20</meta:creation-date>
    <dc:date>2012-05-25T21:18:00</dc:date>
    <meta:editing-duration>PT01H50M37S</meta:editing-duration>
    <meta:editing-cycles>4</meta:editing-cycles>
    <meta:generator>OpenOffice.org/3.2$Linux OpenOffice.org_project/320m19$Build-9505</meta:generator>
    <meta:document-statistic meta:table-count="3" meta:cell-count="4041" meta:object-count="0"/>
  </office:meta>
</office:document-meta>
</file>